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1.75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15.999cm" svg:height="8.999cm" svg:x="1.108cm" svg:y="2.576cm">
            <draw:object draw:notify-on-update-of-ranges="Sheet1.B3:Sheet1.B1171 Sheet1.E3:Sheet1.E11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edian</text:p>
          </table:table-cell>
          <table:table-cell office:value-type="string">
            <text:p>Average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string">
            <text:p>CompactStream Latency:</text:p>
          </table:table-cell>
          <table:table-cell table:formula="of:=[$Sheet1.$B$1173]" office:value-type="float" office:value="13.163">
            <text:p>13.163</text:p>
          </table:table-cell>
          <table:table-cell table:formula="of:=[$Sheet1.$B$1174]" office:value-type="float" office:value="19.1007619863014">
            <text:p>19.1007619863</text:p>
          </table:table-cell>
          <table:table-cell table:formula="of:=[$Sheet1.$B$1175]" office:value-type="float" office:value="914.817">
            <text:p>914.817</text:p>
          </table:table-cell>
          <table:table-cell table:formula="of:=[$Sheet1.$B$1176]" office:value-type="float" office:value="10.37">
            <text:p>10.37</text:p>
          </table:table-cell>
          <table:table-cell table:formula="of:=[$Sheet1.$B$1177]" office:value-type="float" office:value="40.2086160606316">
            <text:p>40.2086160606</text:p>
          </table:table-cell>
        </table:table-row>
        <table:table-row table:style-name="ro1">
          <table:table-cell office:value-type="string">
            <text:p>HttpStream Latency :</text:p>
          </table:table-cell>
          <table:table-cell table:formula="of:=[$Sheet1.$E$1173]" office:value-type="float" office:value="15.285">
            <text:p>15.285</text:p>
          </table:table-cell>
          <table:table-cell table:formula="of:=[$Sheet1.$E$1174]" office:value-type="float" office:value="79.8303253424658">
            <text:p>79.8303253425</text:p>
          </table:table-cell>
          <table:table-cell table:formula="of:=[$Sheet1.$E$1175]" office:value-type="float" office:value="3488.155">
            <text:p>3488.155</text:p>
          </table:table-cell>
          <table:table-cell table:formula="of:=[$Sheet1.$E$1176]" office:value-type="float" office:value="10.464">
            <text:p>10.464</text:p>
          </table:table-cell>
          <table:table-cell table:formula="of:=[$Sheet1.$E$1177]" office:value-type="float" office:value="240.669677471845">
            <text:p>240.66967747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table:number-columns-spanned="3" table:number-rows-spanned="1">
            <text:p>Compact Stream</text:p>
          </table:table-cell>
          <table:covered-table-cell table:number-columns-repeated="2"/>
          <table:table-cell table:style-name="ce1" office:value-type="string" table:number-columns-spanned="3" table:number-rows-spanned="1">
            <text:p>HTTP Stream</text:p>
          </table:table-cell>
          <table:covered-table-cell table:number-columns-repeated="2"/>
          <table:table-cell/>
          <table:table-cell office:value-type="string">
            <text:p>Httpstream / compactstream</text:p>
          </table:table-cell>
          <table:table-cell/>
        </table:table-row>
        <table:table-row table:style-name="ro1">
          <table:table-cell office:value-type="string">
            <text:p>Timestamp on Tick</text:p>
          </table:table-cell>
          <table:table-cell office:value-type="string">
            <text:p>Latency (ms)</text:p>
          </table:table-cell>
          <table:table-cell office:value-type="string">
            <text:p>Bid</text:p>
          </table:table-cell>
          <table:table-cell office:value-type="string">
            <text:p>Ask</text:p>
          </table:table-cell>
          <table:table-cell office:value-type="string">
            <text:p>Latency (ms)</text:p>
          </table:table-cell>
          <table:table-cell office:value-type="string">
            <text:p>Bid</text:p>
          </table:table-cell>
          <table:table-cell office:value-type="string">
            <text:p>Ask</text:p>
          </table:table-cell>
          <table:table-cell/>
          <table:table-cell table:style-name="ce2" table:formula="of:=MEDIAN([.I3:.I1171])" office:value-type="float" office:value="1.09499874340287">
            <text:p>1.0949987434</text:p>
          </table:table-cell>
          <table:table-cell table:formula="of:=MEDIAN([.J3:.J1171])" office:value-type="float" office:value="1.266">
            <text:p>1.266</text:p>
          </table:table-cell>
        </table:table-row>
        <table:table-row table:style-name="ro1">
          <table:table-cell office:value-type="float" office:value="1396635413.626">
            <text:p>1396635413.626</text:p>
          </table:table-cell>
          <table:table-cell office:value-type="float" office:value="13.879">
            <text:p>13.879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343.603">
            <text:p>343.603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3]/[.B3]" office:value-type="float" office:value="24.7570430146264">
            <text:p>24.7570430146</text:p>
          </table:table-cell>
          <table:table-cell table:formula="of:=[.E3]-[.B3]" office:value-type="float" office:value="329.724">
            <text:p>329.724</text:p>
          </table:table-cell>
        </table:table-row>
        <table:table-row table:style-name="ro1">
          <table:table-cell office:value-type="float" office:value="1396635417.619">
            <text:p>1396635417.619</text:p>
          </table:table-cell>
          <table:table-cell office:value-type="float" office:value="13.293">
            <text:p>13.293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 office:value-type="float" office:value="14.947">
            <text:p>14.947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/>
          <table:table-cell table:formula="of:=[.E4]/[.B4]" office:value-type="float" office:value="1.12442638982923">
            <text:p>1.1244263898</text:p>
          </table:table-cell>
          <table:table-cell table:formula="of:=[.E4]-[.B4]" office:value-type="float" office:value="1.654">
            <text:p>1.654</text:p>
          </table:table-cell>
        </table:table-row>
        <table:table-row table:style-name="ro1">
          <table:table-cell office:value-type="float" office:value="1396635418.022">
            <text:p>1396635418.022</text:p>
          </table:table-cell>
          <table:table-cell office:value-type="float" office:value="11.674">
            <text:p>11.674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12.71">
            <text:p>12.71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5]/[.B5]" office:value-type="float" office:value="1.08874421792016">
            <text:p>1.0887442179</text:p>
          </table:table-cell>
          <table:table-cell table:formula="of:=[.E5]-[.B5]" office:value-type="float" office:value="1.036">
            <text:p>1.036</text:p>
          </table:table-cell>
        </table:table-row>
        <table:table-row table:style-name="ro1">
          <table:table-cell office:value-type="float" office:value="1396635419.031">
            <text:p>1396635419.031</text:p>
          </table:table-cell>
          <table:table-cell office:value-type="float" office:value="10.7">
            <text:p>10.7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1.876">
            <text:p>11.876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6]/[.B6]" office:value-type="float" office:value="1.10990654205607">
            <text:p>1.1099065421</text:p>
          </table:table-cell>
          <table:table-cell table:formula="of:=[.E6]-[.B6]" office:value-type="float" office:value="1.176">
            <text:p>1.176</text:p>
          </table:table-cell>
        </table:table-row>
        <table:table-row table:style-name="ro1">
          <table:table-cell office:value-type="float" office:value="1396635419.211">
            <text:p>1396635419.211</text:p>
          </table:table-cell>
          <table:table-cell office:value-type="float" office:value="13.815">
            <text:p>13.815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4.457">
            <text:p>14.457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7]/[.B7]" office:value-type="float" office:value="1.04647122692725">
            <text:p>1.0464712269</text:p>
          </table:table-cell>
          <table:table-cell table:formula="of:=[.E7]-[.B7]" office:value-type="float" office:value="0.642000000000001">
            <text:p>0.642</text:p>
          </table:table-cell>
        </table:table-row>
        <table:table-row table:style-name="ro1">
          <table:table-cell office:value-type="float" office:value="1396635422.654">
            <text:p>1396635422.654</text:p>
          </table:table-cell>
          <table:table-cell office:value-type="float" office:value="212.71">
            <text:p>212.71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212.561">
            <text:p>1212.561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8]/[.B8]" office:value-type="float" office:value="5.70053594095247">
            <text:p>5.700535941</text:p>
          </table:table-cell>
          <table:table-cell table:formula="of:=[.E8]-[.B8]" office:value-type="float" office:value="999.851">
            <text:p>999.851</text:p>
          </table:table-cell>
        </table:table-row>
        <table:table-row table:style-name="ro1">
          <table:table-cell office:value-type="float" office:value="1396635424.149">
            <text:p>1396635424.149</text:p>
          </table:table-cell>
          <table:table-cell office:value-type="float" office:value="16.026">
            <text:p>16.026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7.448">
            <text:p>17.44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9]/[.B9]" office:value-type="float" office:value="1.0887308124298">
            <text:p>1.0887308124</text:p>
          </table:table-cell>
          <table:table-cell table:formula="of:=[.E9]-[.B9]" office:value-type="float" office:value="1.422">
            <text:p>1.422</text:p>
          </table:table-cell>
        </table:table-row>
        <table:table-row table:style-name="ro1">
          <table:table-cell office:value-type="float" office:value="1396635424.201">
            <text:p>1396635424.201</text:p>
          </table:table-cell>
          <table:table-cell office:value-type="float" office:value="19.565">
            <text:p>19.56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64.905">
            <text:p>64.90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10]/[.B10]" office:value-type="float" office:value="3.31740352670585">
            <text:p>3.3174035267</text:p>
          </table:table-cell>
          <table:table-cell table:formula="of:=[.E10]-[.B10]" office:value-type="float" office:value="45.34">
            <text:p>45.34</text:p>
          </table:table-cell>
        </table:table-row>
        <table:table-row table:style-name="ro1">
          <table:table-cell office:value-type="float" office:value="1396635424.23">
            <text:p>1396635424.23</text:p>
          </table:table-cell>
          <table:table-cell office:value-type="float" office:value="15.108">
            <text:p>15.108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32.652">
            <text:p>132.652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11]/[.B11]" office:value-type="float" office:value="8.78024887476833">
            <text:p>8.7802488748</text:p>
          </table:table-cell>
          <table:table-cell table:formula="of:=[.E11]-[.B11]" office:value-type="float" office:value="117.544">
            <text:p>117.544</text:p>
          </table:table-cell>
        </table:table-row>
        <table:table-row table:style-name="ro1">
          <table:table-cell office:value-type="float" office:value="1396635424.302">
            <text:p>1396635424.302</text:p>
          </table:table-cell>
          <table:table-cell office:value-type="float" office:value="15.948">
            <text:p>15.948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61.371">
            <text:p>61.371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12]/[.B12]" office:value-type="float" office:value="3.84819413092551">
            <text:p>3.8481941309</text:p>
          </table:table-cell>
          <table:table-cell table:formula="of:=[.E12]-[.B12]" office:value-type="float" office:value="45.423">
            <text:p>45.423</text:p>
          </table:table-cell>
        </table:table-row>
        <table:table-row table:style-name="ro1">
          <table:table-cell office:value-type="float" office:value="1396635424.913">
            <text:p>1396635424.913</text:p>
          </table:table-cell>
          <table:table-cell office:value-type="float" office:value="13.001">
            <text:p>13.001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 office:value-type="float" office:value="18.993">
            <text:p>18.993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/>
          <table:table-cell table:formula="of:=[.E13]/[.B13]" office:value-type="float" office:value="1.46088762402892">
            <text:p>1.460887624</text:p>
          </table:table-cell>
          <table:table-cell table:formula="of:=[.E13]-[.B13]" office:value-type="float" office:value="5.992">
            <text:p>5.992</text:p>
          </table:table-cell>
        </table:table-row>
        <table:table-row table:style-name="ro1">
          <table:table-cell office:value-type="float" office:value="1396635431.838">
            <text:p>1396635431.838</text:p>
          </table:table-cell>
          <table:table-cell office:value-type="float" office:value="11.742">
            <text:p>11.742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3.162">
            <text:p>13.162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14]/[.B14]" office:value-type="float" office:value="1.12093340146483">
            <text:p>1.1209334015</text:p>
          </table:table-cell>
          <table:table-cell table:formula="of:=[.E14]-[.B14]" office:value-type="float" office:value="1.42">
            <text:p>1.42</text:p>
          </table:table-cell>
        </table:table-row>
        <table:table-row table:style-name="ro1">
          <table:table-cell office:value-type="float" office:value="1396635454.119">
            <text:p>1396635454.119</text:p>
          </table:table-cell>
          <table:table-cell office:value-type="float" office:value="11.3">
            <text:p>11.3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 office:value-type="float" office:value="12.189">
            <text:p>12.189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/>
          <table:table-cell table:formula="of:=[.E15]/[.B15]" office:value-type="float" office:value="1.07867256637168">
            <text:p>1.0786725664</text:p>
          </table:table-cell>
          <table:table-cell table:formula="of:=[.E15]-[.B15]" office:value-type="float" office:value="0.888999999999999">
            <text:p>0.889</text:p>
          </table:table-cell>
        </table:table-row>
        <table:table-row table:style-name="ro1">
          <table:table-cell office:value-type="float" office:value="1396635487.918">
            <text:p>1396635487.918</text:p>
          </table:table-cell>
          <table:table-cell office:value-type="float" office:value="11.457">
            <text:p>11.457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 office:value-type="float" office:value="12.523">
            <text:p>12.523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/>
          <table:table-cell table:formula="of:=[.E16]/[.B16]" office:value-type="float" office:value="1.09304355415903">
            <text:p>1.0930435542</text:p>
          </table:table-cell>
          <table:table-cell table:formula="of:=[.E16]-[.B16]" office:value-type="float" office:value="1.066">
            <text:p>1.066</text:p>
          </table:table-cell>
        </table:table-row>
        <table:table-row table:style-name="ro1">
          <table:table-cell office:value-type="float" office:value="1396635499.135">
            <text:p>1396635499.135</text:p>
          </table:table-cell>
          <table:table-cell office:value-type="float" office:value="14.424">
            <text:p>14.424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5.383">
            <text:p>15.383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17]/[.B17]" office:value-type="float" office:value="1.06648641153633">
            <text:p>1.0664864115</text:p>
          </table:table-cell>
          <table:table-cell table:formula="of:=[.E17]-[.B17]" office:value-type="float" office:value="0.959">
            <text:p>0.959</text:p>
          </table:table-cell>
        </table:table-row>
        <table:table-row table:style-name="ro1">
          <table:table-cell office:value-type="float" office:value="1396635508.158">
            <text:p>1396635508.158</text:p>
          </table:table-cell>
          <table:table-cell office:value-type="float" office:value="10.629">
            <text:p>10.629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 office:value-type="float" office:value="11.987">
            <text:p>11.987</text:p>
          </table:table-cell>
          <table:table-cell office:value-type="float" office:value="1.36981">
            <text:p>1.36981</text:p>
          </table:table-cell>
          <table:table-cell office:value-type="float" office:value="1.3699">
            <text:p>1.3699</text:p>
          </table:table-cell>
          <table:table-cell/>
          <table:table-cell table:formula="of:=[.E18]/[.B18]" office:value-type="float" office:value="1.1277636654436">
            <text:p>1.1277636654</text:p>
          </table:table-cell>
          <table:table-cell table:formula="of:=[.E18]-[.B18]" office:value-type="float" office:value="1.358">
            <text:p>1.358</text:p>
          </table:table-cell>
        </table:table-row>
        <table:table-row table:style-name="ro1">
          <table:table-cell office:value-type="float" office:value="1396635511.825">
            <text:p>1396635511.825</text:p>
          </table:table-cell>
          <table:table-cell office:value-type="float" office:value="12.605">
            <text:p>12.60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3.407">
            <text:p>13.407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19]/[.B19]" office:value-type="float" office:value="1.06362554541848">
            <text:p>1.0636255454</text:p>
          </table:table-cell>
          <table:table-cell table:formula="of:=[.E19]-[.B19]" office:value-type="float" office:value="0.802">
            <text:p>0.802</text:p>
          </table:table-cell>
        </table:table-row>
        <table:table-row table:style-name="ro1">
          <table:table-cell office:value-type="float" office:value="1396635511.894">
            <text:p>1396635511.894</text:p>
          </table:table-cell>
          <table:table-cell office:value-type="float" office:value="17.761">
            <text:p>17.761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45.117">
            <text:p>45.117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20]/[.B20]" office:value-type="float" office:value="2.5402285907325">
            <text:p>2.5402285907</text:p>
          </table:table-cell>
          <table:table-cell table:formula="of:=[.E20]-[.B20]" office:value-type="float" office:value="27.356">
            <text:p>27.356</text:p>
          </table:table-cell>
        </table:table-row>
        <table:table-row table:style-name="ro1">
          <table:table-cell office:value-type="float" office:value="1396635511.925">
            <text:p>1396635511.925</text:p>
          </table:table-cell>
          <table:table-cell office:value-type="float" office:value="42.86">
            <text:p>42.86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 office:value-type="float" office:value="113.529">
            <text:p>113.529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/>
          <table:table-cell table:formula="of:=[.E21]/[.B21]" office:value-type="float" office:value="2.64883341110593">
            <text:p>2.6488334111</text:p>
          </table:table-cell>
          <table:table-cell table:formula="of:=[.E21]-[.B21]" office:value-type="float" office:value="70.669">
            <text:p>70.669</text:p>
          </table:table-cell>
        </table:table-row>
        <table:table-row table:style-name="ro1">
          <table:table-cell office:value-type="float" office:value="1396635512.323">
            <text:p>1396635512.323</text:p>
          </table:table-cell>
          <table:table-cell office:value-type="float" office:value="12.42">
            <text:p>12.42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989">
            <text:p>13.989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22]/[.B22]" office:value-type="float" office:value="1.12632850241546">
            <text:p>1.1263285024</text:p>
          </table:table-cell>
          <table:table-cell table:formula="of:=[.E22]-[.B22]" office:value-type="float" office:value="1.569">
            <text:p>1.569</text:p>
          </table:table-cell>
        </table:table-row>
        <table:table-row table:style-name="ro1">
          <table:table-cell office:value-type="float" office:value="1396635531.902">
            <text:p>1396635531.902</text:p>
          </table:table-cell>
          <table:table-cell office:value-type="float" office:value="13.535">
            <text:p>13.53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4.126">
            <text:p>14.12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23]/[.B23]" office:value-type="float" office:value="1.04366457332841">
            <text:p>1.0436645733</text:p>
          </table:table-cell>
          <table:table-cell table:formula="of:=[.E23]-[.B23]" office:value-type="float" office:value="0.590999999999999">
            <text:p>0.591</text:p>
          </table:table-cell>
        </table:table-row>
        <table:table-row table:style-name="ro1">
          <table:table-cell office:value-type="float" office:value="1396635531.94">
            <text:p>1396635531.94</text:p>
          </table:table-cell>
          <table:table-cell office:value-type="float" office:value="14.371">
            <text:p>14.371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77.211">
            <text:p>77.211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24]/[.B24]" office:value-type="float" office:value="5.37269501078561">
            <text:p>5.3726950108</text:p>
          </table:table-cell>
          <table:table-cell table:formula="of:=[.E24]-[.B24]" office:value-type="float" office:value="62.84">
            <text:p>62.84</text:p>
          </table:table-cell>
        </table:table-row>
        <table:table-row table:style-name="ro1">
          <table:table-cell office:value-type="float" office:value="1396635533.931">
            <text:p>1396635533.931</text:p>
          </table:table-cell>
          <table:table-cell office:value-type="float" office:value="17.379">
            <text:p>17.379</text:p>
          </table:table-cell>
          <table:table-cell office:value-type="float" office:value="1.36982">
            <text:p>1.36982</text:p>
          </table:table-cell>
          <table:table-cell office:value-type="float" office:value="1.3699">
            <text:p>1.3699</text:p>
          </table:table-cell>
          <table:table-cell office:value-type="float" office:value="18.601">
            <text:p>18.601</text:p>
          </table:table-cell>
          <table:table-cell office:value-type="float" office:value="1.36982">
            <text:p>1.36982</text:p>
          </table:table-cell>
          <table:table-cell office:value-type="float" office:value="1.3699">
            <text:p>1.3699</text:p>
          </table:table-cell>
          <table:table-cell/>
          <table:table-cell table:formula="of:=[.E25]/[.B25]" office:value-type="float" office:value="1.07031474768399">
            <text:p>1.0703147477</text:p>
          </table:table-cell>
          <table:table-cell table:formula="of:=[.E25]-[.B25]" office:value-type="float" office:value="1.222">
            <text:p>1.222</text:p>
          </table:table-cell>
        </table:table-row>
        <table:table-row table:style-name="ro1">
          <table:table-cell office:value-type="float" office:value="1396635537.837">
            <text:p>1396635537.837</text:p>
          </table:table-cell>
          <table:table-cell office:value-type="float" office:value="11.996">
            <text:p>11.996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2.494">
            <text:p>12.494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26]/[.B26]" office:value-type="float" office:value="1.04151383794598">
            <text:p>1.0415138379</text:p>
          </table:table-cell>
          <table:table-cell table:formula="of:=[.E26]-[.B26]" office:value-type="float" office:value="0.497999999999999">
            <text:p>0.498</text:p>
          </table:table-cell>
        </table:table-row>
        <table:table-row table:style-name="ro1">
          <table:table-cell office:value-type="float" office:value="1396635544.323">
            <text:p>1396635544.323</text:p>
          </table:table-cell>
          <table:table-cell office:value-type="float" office:value="15.996">
            <text:p>15.996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3.705">
            <text:p>13.70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27]/[.B27]" office:value-type="float" office:value="0.856776694173543">
            <text:p>0.8567766942</text:p>
          </table:table-cell>
          <table:table-cell table:formula="of:=[.E27]-[.B27]" office:value-type="float" office:value="-2.291">
            <text:p>-2.291</text:p>
          </table:table-cell>
        </table:table-row>
        <table:table-row table:style-name="ro1">
          <table:table-cell office:value-type="float" office:value="1396635551.014">
            <text:p>1396635551.014</text:p>
          </table:table-cell>
          <table:table-cell office:value-type="float" office:value="15.751">
            <text:p>15.751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16.935">
            <text:p>16.935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28]/[.B28]" office:value-type="float" office:value="1.07516983048695">
            <text:p>1.0751698305</text:p>
          </table:table-cell>
          <table:table-cell table:formula="of:=[.E28]-[.B28]" office:value-type="float" office:value="1.184">
            <text:p>1.184</text:p>
          </table:table-cell>
        </table:table-row>
        <table:table-row table:style-name="ro1">
          <table:table-cell office:value-type="float" office:value="1396635552.613">
            <text:p>1396635552.613</text:p>
          </table:table-cell>
          <table:table-cell office:value-type="float" office:value="40.502">
            <text:p>40.502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588.125">
            <text:p>588.125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29]/[.B29]" office:value-type="float" office:value="14.5208878573898">
            <text:p>14.5208878574</text:p>
          </table:table-cell>
          <table:table-cell table:formula="of:=[.E29]-[.B29]" office:value-type="float" office:value="547.623">
            <text:p>547.623</text:p>
          </table:table-cell>
        </table:table-row>
        <table:table-row table:style-name="ro1">
          <table:table-cell office:value-type="float" office:value="1396635552.714">
            <text:p>1396635552.714</text:p>
          </table:table-cell>
          <table:table-cell office:value-type="float" office:value="12.445">
            <text:p>12.445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489.423">
            <text:p>489.423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30]/[.B30]" office:value-type="float" office:value="39.3268782643632">
            <text:p>39.3268782644</text:p>
          </table:table-cell>
          <table:table-cell table:formula="of:=[.E30]-[.B30]" office:value-type="float" office:value="476.978">
            <text:p>476.978</text:p>
          </table:table-cell>
        </table:table-row>
        <table:table-row table:style-name="ro1">
          <table:table-cell office:value-type="float" office:value="1396635552.921">
            <text:p>1396635552.921</text:p>
          </table:table-cell>
          <table:table-cell office:value-type="float" office:value="12.286">
            <text:p>12.286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283.468">
            <text:p>283.468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31]/[.B31]" office:value-type="float" office:value="23.0724401758099">
            <text:p>23.0724401758</text:p>
          </table:table-cell>
          <table:table-cell table:formula="of:=[.E31]-[.B31]" office:value-type="float" office:value="271.182">
            <text:p>271.182</text:p>
          </table:table-cell>
        </table:table-row>
        <table:table-row table:style-name="ro1">
          <table:table-cell office:value-type="float" office:value="1396635563.02">
            <text:p>1396635563.02</text:p>
          </table:table-cell>
          <table:table-cell office:value-type="float" office:value="11.587">
            <text:p>11.587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2.593">
            <text:p>12.593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2]/[.B32]" office:value-type="float" office:value="1.08682143781824">
            <text:p>1.0868214378</text:p>
          </table:table-cell>
          <table:table-cell table:formula="of:=[.E32]-[.B32]" office:value-type="float" office:value="1.006">
            <text:p>1.006</text:p>
          </table:table-cell>
        </table:table-row>
        <table:table-row table:style-name="ro1">
          <table:table-cell office:value-type="float" office:value="1396635567.411">
            <text:p>1396635567.411</text:p>
          </table:table-cell>
          <table:table-cell office:value-type="float" office:value="12.655">
            <text:p>12.655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3.447">
            <text:p>13.447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33]/[.B33]" office:value-type="float" office:value="1.06258395890952">
            <text:p>1.0625839589</text:p>
          </table:table-cell>
          <table:table-cell table:formula="of:=[.E33]-[.B33]" office:value-type="float" office:value="0.792">
            <text:p>0.792</text:p>
          </table:table-cell>
        </table:table-row>
        <table:table-row table:style-name="ro1">
          <table:table-cell office:value-type="float" office:value="1396635569.12">
            <text:p>1396635569.12</text:p>
          </table:table-cell>
          <table:table-cell office:value-type="float" office:value="19.724">
            <text:p>19.724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21.116">
            <text:p>21.116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4]/[.B34]" office:value-type="float" office:value="1.07057392009734">
            <text:p>1.0705739201</text:p>
          </table:table-cell>
          <table:table-cell table:formula="of:=[.E34]-[.B34]" office:value-type="float" office:value="1.392">
            <text:p>1.392</text:p>
          </table:table-cell>
        </table:table-row>
        <table:table-row table:style-name="ro1">
          <table:table-cell office:value-type="float" office:value="1396635577.132">
            <text:p>1396635577.132</text:p>
          </table:table-cell>
          <table:table-cell office:value-type="float" office:value="11.866">
            <text:p>11.86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4.548">
            <text:p>14.54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35]/[.B35]" office:value-type="float" office:value="1.22602393392887">
            <text:p>1.2260239339</text:p>
          </table:table-cell>
          <table:table-cell table:formula="of:=[.E35]-[.B35]" office:value-type="float" office:value="2.682">
            <text:p>2.682</text:p>
          </table:table-cell>
        </table:table-row>
        <table:table-row table:style-name="ro1">
          <table:table-cell office:value-type="float" office:value="1396635577.223">
            <text:p>1396635577.223</text:p>
          </table:table-cell>
          <table:table-cell office:value-type="float" office:value="17.246">
            <text:p>17.246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24.548">
            <text:p>24.54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36]/[.B36]" office:value-type="float" office:value="1.42340252812246">
            <text:p>1.4234025281</text:p>
          </table:table-cell>
          <table:table-cell table:formula="of:=[.E36]-[.B36]" office:value-type="float" office:value="7.302">
            <text:p>7.302</text:p>
          </table:table-cell>
        </table:table-row>
        <table:table-row table:style-name="ro1">
          <table:table-cell office:value-type="float" office:value="1396635577.623">
            <text:p>1396635577.623</text:p>
          </table:table-cell>
          <table:table-cell office:value-type="float" office:value="11.417">
            <text:p>11.41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1.857">
            <text:p>11.85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37]/[.B37]" office:value-type="float" office:value="1.03853902075852">
            <text:p>1.0385390208</text:p>
          </table:table-cell>
          <table:table-cell table:formula="of:=[.E37]-[.B37]" office:value-type="float" office:value="0.44">
            <text:p>0.44</text:p>
          </table:table-cell>
        </table:table-row>
        <table:table-row table:style-name="ro1">
          <table:table-cell office:value-type="float" office:value="1396635578.712">
            <text:p>1396635578.712</text:p>
          </table:table-cell>
          <table:table-cell office:value-type="float" office:value="11.532">
            <text:p>11.532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2.269">
            <text:p>12.26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8]/[.B38]" office:value-type="float" office:value="1.0639091224419">
            <text:p>1.0639091224</text:p>
          </table:table-cell>
          <table:table-cell table:formula="of:=[.E38]-[.B38]" office:value-type="float" office:value="0.737">
            <text:p>0.737</text:p>
          </table:table-cell>
        </table:table-row>
        <table:table-row table:style-name="ro1">
          <table:table-cell office:value-type="float" office:value="1396635590.615">
            <text:p>1396635590.615</text:p>
          </table:table-cell>
          <table:table-cell office:value-type="float" office:value="10.872">
            <text:p>10.872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11.427">
            <text:p>11.427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39]/[.B39]" office:value-type="float" office:value="1.05104856512141">
            <text:p>1.0510485651</text:p>
          </table:table-cell>
          <table:table-cell table:formula="of:=[.E39]-[.B39]" office:value-type="float" office:value="0.555">
            <text:p>0.555</text:p>
          </table:table-cell>
        </table:table-row>
        <table:table-row table:style-name="ro1">
          <table:table-cell office:value-type="float" office:value="1396635590.697">
            <text:p>1396635590.697</text:p>
          </table:table-cell>
          <table:table-cell office:value-type="float" office:value="11.101">
            <text:p>11.101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30.425">
            <text:p>30.425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40]/[.B40]" office:value-type="float" office:value="2.74074407711017">
            <text:p>2.7407440771</text:p>
          </table:table-cell>
          <table:table-cell table:formula="of:=[.E40]-[.B40]" office:value-type="float" office:value="19.324">
            <text:p>19.324</text:p>
          </table:table-cell>
        </table:table-row>
        <table:table-row table:style-name="ro1">
          <table:table-cell office:value-type="float" office:value="1396635590.722">
            <text:p>1396635590.722</text:p>
          </table:table-cell>
          <table:table-cell office:value-type="float" office:value="11.615">
            <text:p>11.61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08.266">
            <text:p>108.266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41]/[.B41]" office:value-type="float" office:value="9.32122255703831">
            <text:p>9.321222557</text:p>
          </table:table-cell>
          <table:table-cell table:formula="of:=[.E41]-[.B41]" office:value-type="float" office:value="96.651">
            <text:p>96.651</text:p>
          </table:table-cell>
        </table:table-row>
        <table:table-row table:style-name="ro1">
          <table:table-cell office:value-type="float" office:value="1396635590.731">
            <text:p>1396635590.731</text:p>
          </table:table-cell>
          <table:table-cell office:value-type="float" office:value="17.783">
            <text:p>17.78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01.327">
            <text:p>101.32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2]/[.B42]" office:value-type="float" office:value="5.69796997132092">
            <text:p>5.6979699713</text:p>
          </table:table-cell>
          <table:table-cell table:formula="of:=[.E42]-[.B42]" office:value-type="float" office:value="83.544">
            <text:p>83.544</text:p>
          </table:table-cell>
        </table:table-row>
        <table:table-row table:style-name="ro1">
          <table:table-cell office:value-type="float" office:value="1396635595.712">
            <text:p>1396635595.712</text:p>
          </table:table-cell>
          <table:table-cell office:value-type="float" office:value="11.178">
            <text:p>11.17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1.656">
            <text:p>11.65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3]/[.B43]" office:value-type="float" office:value="1.04276256933262">
            <text:p>1.0427625693</text:p>
          </table:table-cell>
          <table:table-cell table:formula="of:=[.E43]-[.B43]" office:value-type="float" office:value="0.478">
            <text:p>0.478</text:p>
          </table:table-cell>
        </table:table-row>
        <table:table-row table:style-name="ro1">
          <table:table-cell office:value-type="float" office:value="1396635596.12">
            <text:p>1396635596.12</text:p>
          </table:table-cell>
          <table:table-cell office:value-type="float" office:value="15.845">
            <text:p>15.845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6.408">
            <text:p>16.40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4]/[.B44]" office:value-type="float" office:value="1.03553171347428">
            <text:p>1.0355317135</text:p>
          </table:table-cell>
          <table:table-cell table:formula="of:=[.E44]-[.B44]" office:value-type="float" office:value="0.563000000000001">
            <text:p>0.563</text:p>
          </table:table-cell>
        </table:table-row>
        <table:table-row table:style-name="ro1">
          <table:table-cell office:value-type="float" office:value="1396635600.623">
            <text:p>1396635600.623</text:p>
          </table:table-cell>
          <table:table-cell office:value-type="float" office:value="12.134">
            <text:p>12.134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407">
            <text:p>13.40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5]/[.B45]" office:value-type="float" office:value="1.10491181803198">
            <text:p>1.104911818</text:p>
          </table:table-cell>
          <table:table-cell table:formula="of:=[.E45]-[.B45]" office:value-type="float" office:value="1.273">
            <text:p>1.273</text:p>
          </table:table-cell>
        </table:table-row>
        <table:table-row table:style-name="ro1">
          <table:table-cell office:value-type="float" office:value="1396635600.921">
            <text:p>1396635600.921</text:p>
          </table:table-cell>
          <table:table-cell office:value-type="float" office:value="11.896">
            <text:p>11.89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461">
            <text:p>13.461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6]/[.B46]" office:value-type="float" office:value="1.13155682582381">
            <text:p>1.1315568258</text:p>
          </table:table-cell>
          <table:table-cell table:formula="of:=[.E46]-[.B46]" office:value-type="float" office:value="1.565">
            <text:p>1.565</text:p>
          </table:table-cell>
        </table:table-row>
        <table:table-row table:style-name="ro1">
          <table:table-cell office:value-type="float" office:value="1396635602.909">
            <text:p>1396635602.909</text:p>
          </table:table-cell>
          <table:table-cell office:value-type="float" office:value="10.512">
            <text:p>10.512</text:p>
          </table:table-cell>
          <table:table-cell office:value-type="float" office:value="1.36987">
            <text:p>1.36987</text:p>
          </table:table-cell>
          <table:table-cell office:value-type="float" office:value="1.36996">
            <text:p>1.36996</text:p>
          </table:table-cell>
          <table:table-cell office:value-type="float" office:value="12.002">
            <text:p>12.002</text:p>
          </table:table-cell>
          <table:table-cell office:value-type="float" office:value="1.36987">
            <text:p>1.36987</text:p>
          </table:table-cell>
          <table:table-cell office:value-type="float" office:value="1.36996">
            <text:p>1.36996</text:p>
          </table:table-cell>
          <table:table-cell/>
          <table:table-cell table:formula="of:=[.E47]/[.B47]" office:value-type="float" office:value="1.14174277016743">
            <text:p>1.1417427702</text:p>
          </table:table-cell>
          <table:table-cell table:formula="of:=[.E47]-[.B47]" office:value-type="float" office:value="1.49">
            <text:p>1.49</text:p>
          </table:table-cell>
        </table:table-row>
        <table:table-row table:style-name="ro1">
          <table:table-cell office:value-type="float" office:value="1396635605.678">
            <text:p>1396635605.678</text:p>
          </table:table-cell>
          <table:table-cell office:value-type="float" office:value="10.37">
            <text:p>10.3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1.872">
            <text:p>11.872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8]/[.B48]" office:value-type="float" office:value="1.14484088717454">
            <text:p>1.1448408872</text:p>
          </table:table-cell>
          <table:table-cell table:formula="of:=[.E48]-[.B48]" office:value-type="float" office:value="1.502">
            <text:p>1.502</text:p>
          </table:table-cell>
        </table:table-row>
        <table:table-row table:style-name="ro1">
          <table:table-cell office:value-type="float" office:value="1396635605.813">
            <text:p>1396635605.813</text:p>
          </table:table-cell>
          <table:table-cell office:value-type="float" office:value="12.448">
            <text:p>12.44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421">
            <text:p>13.421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9]/[.B49]" office:value-type="float" office:value="1.07816516709512">
            <text:p>1.0781651671</text:p>
          </table:table-cell>
          <table:table-cell table:formula="of:=[.E49]-[.B49]" office:value-type="float" office:value="0.972999999999999">
            <text:p>0.973</text:p>
          </table:table-cell>
        </table:table-row>
        <table:table-row table:style-name="ro1">
          <table:table-cell office:value-type="float" office:value="1396635606.224">
            <text:p>1396635606.224</text:p>
          </table:table-cell>
          <table:table-cell office:value-type="float" office:value="11.314">
            <text:p>11.314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1.838">
            <text:p>11.83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50]/[.B50]" office:value-type="float" office:value="1.04631430086618">
            <text:p>1.0463143009</text:p>
          </table:table-cell>
          <table:table-cell table:formula="of:=[.E50]-[.B50]" office:value-type="float" office:value="0.523999999999999">
            <text:p>0.524</text:p>
          </table:table-cell>
        </table:table-row>
        <table:table-row table:style-name="ro1">
          <table:table-cell office:value-type="float" office:value="1396635606.573">
            <text:p>1396635606.573</text:p>
          </table:table-cell>
          <table:table-cell office:value-type="float" office:value="13.624">
            <text:p>13.62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4.509">
            <text:p>14.509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51]/[.B51]" office:value-type="float" office:value="1.06495889606577">
            <text:p>1.0649588961</text:p>
          </table:table-cell>
          <table:table-cell table:formula="of:=[.E51]-[.B51]" office:value-type="float" office:value="0.885">
            <text:p>0.885</text:p>
          </table:table-cell>
        </table:table-row>
        <table:table-row table:style-name="ro1">
          <table:table-cell office:value-type="float" office:value="1396635606.68">
            <text:p>1396635606.68</text:p>
          </table:table-cell>
          <table:table-cell office:value-type="float" office:value="11.767">
            <text:p>11.76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2.57">
            <text:p>12.5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2]/[.B52]" office:value-type="float" office:value="1.06824169286989">
            <text:p>1.0682416929</text:p>
          </table:table-cell>
          <table:table-cell table:formula="of:=[.E52]-[.B52]" office:value-type="float" office:value="0.803000000000001">
            <text:p>0.803</text:p>
          </table:table-cell>
        </table:table-row>
        <table:table-row table:style-name="ro1">
          <table:table-cell office:value-type="float" office:value="1396635610.791">
            <text:p>1396635610.791</text:p>
          </table:table-cell>
          <table:table-cell office:value-type="float" office:value="10.507">
            <text:p>10.50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1.818">
            <text:p>11.81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53]/[.B53]" office:value-type="float" office:value="1.124773960217">
            <text:p>1.1247739602</text:p>
          </table:table-cell>
          <table:table-cell table:formula="of:=[.E53]-[.B53]" office:value-type="float" office:value="1.311">
            <text:p>1.311</text:p>
          </table:table-cell>
        </table:table-row>
        <table:table-row table:style-name="ro1">
          <table:table-cell office:value-type="float" office:value="1396635610.921">
            <text:p>1396635610.921</text:p>
          </table:table-cell>
          <table:table-cell office:value-type="float" office:value="22.506">
            <text:p>22.50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24.133">
            <text:p>24.13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4]/[.B54]" office:value-type="float" office:value="1.0722918332889">
            <text:p>1.0722918333</text:p>
          </table:table-cell>
          <table:table-cell table:formula="of:=[.E54]-[.B54]" office:value-type="float" office:value="1.627">
            <text:p>1.627</text:p>
          </table:table-cell>
        </table:table-row>
        <table:table-row table:style-name="ro1">
          <table:table-cell office:value-type="float" office:value="1396635615.679">
            <text:p>1396635615.679</text:p>
          </table:table-cell>
          <table:table-cell office:value-type="float" office:value="11.297">
            <text:p>11.297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 office:value-type="float" office:value="12.484">
            <text:p>12.484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/>
          <table:table-cell table:formula="of:=[.E55]/[.B55]" office:value-type="float" office:value="1.10507214304683">
            <text:p>1.105072143</text:p>
          </table:table-cell>
          <table:table-cell table:formula="of:=[.E55]-[.B55]" office:value-type="float" office:value="1.187">
            <text:p>1.187</text:p>
          </table:table-cell>
        </table:table-row>
        <table:table-row table:style-name="ro1">
          <table:table-cell office:value-type="float" office:value="1396635615.814">
            <text:p>1396635615.814</text:p>
          </table:table-cell>
          <table:table-cell office:value-type="float" office:value="10.686">
            <text:p>10.686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1.928">
            <text:p>11.92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56]/[.B56]" office:value-type="float" office:value="1.11622683885458">
            <text:p>1.1162268389</text:p>
          </table:table-cell>
          <table:table-cell table:formula="of:=[.E56]-[.B56]" office:value-type="float" office:value="1.242">
            <text:p>1.242</text:p>
          </table:table-cell>
        </table:table-row>
        <table:table-row table:style-name="ro1">
          <table:table-cell office:value-type="float" office:value="1396635616.004">
            <text:p>1396635616.004</text:p>
          </table:table-cell>
          <table:table-cell office:value-type="float" office:value="13.639">
            <text:p>13.639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5.066">
            <text:p>15.06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7]/[.B57]" office:value-type="float" office:value="1.10462643888848">
            <text:p>1.1046264389</text:p>
          </table:table-cell>
          <table:table-cell table:formula="of:=[.E57]-[.B57]" office:value-type="float" office:value="1.427">
            <text:p>1.427</text:p>
          </table:table-cell>
        </table:table-row>
        <table:table-row table:style-name="ro1">
          <table:table-cell office:value-type="float" office:value="1396635729.512">
            <text:p>1396635729.512</text:p>
          </table:table-cell>
          <table:table-cell office:value-type="float" office:value="13.196">
            <text:p>13.196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41.029">
            <text:p>41.029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58]/[.B58]" office:value-type="float" office:value="3.10919975750227">
            <text:p>3.1091997575</text:p>
          </table:table-cell>
          <table:table-cell table:formula="of:=[.E58]-[.B58]" office:value-type="float" office:value="27.833">
            <text:p>27.833</text:p>
          </table:table-cell>
        </table:table-row>
        <table:table-row table:style-name="ro1">
          <table:table-cell office:value-type="float" office:value="1396635729.624">
            <text:p>1396635729.624</text:p>
          </table:table-cell>
          <table:table-cell office:value-type="float" office:value="21.283">
            <text:p>21.283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33.792">
            <text:p>33.792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59]/[.B59]" office:value-type="float" office:value="1.58774608842738">
            <text:p>1.5877460884</text:p>
          </table:table-cell>
          <table:table-cell table:formula="of:=[.E59]-[.B59]" office:value-type="float" office:value="12.509">
            <text:p>12.509</text:p>
          </table:table-cell>
        </table:table-row>
        <table:table-row table:style-name="ro1">
          <table:table-cell office:value-type="float" office:value="1396635729.716">
            <text:p>1396635729.716</text:p>
          </table:table-cell>
          <table:table-cell office:value-type="float" office:value="14.491">
            <text:p>14.491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37.329">
            <text:p>37.329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60]/[.B60]" office:value-type="float" office:value="2.5760126975364">
            <text:p>2.5760126975</text:p>
          </table:table-cell>
          <table:table-cell table:formula="of:=[.E60]-[.B60]" office:value-type="float" office:value="22.838">
            <text:p>22.838</text:p>
          </table:table-cell>
        </table:table-row>
        <table:table-row table:style-name="ro1">
          <table:table-cell office:value-type="float" office:value="1396635729.813">
            <text:p>1396635729.813</text:p>
          </table:table-cell>
          <table:table-cell office:value-type="float" office:value="12.953">
            <text:p>12.953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41.859">
            <text:p>41.859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61]/[.B61]" office:value-type="float" office:value="3.2316065776268">
            <text:p>3.2316065776</text:p>
          </table:table-cell>
          <table:table-cell table:formula="of:=[.E61]-[.B61]" office:value-type="float" office:value="28.906">
            <text:p>28.906</text:p>
          </table:table-cell>
        </table:table-row>
        <table:table-row table:style-name="ro1">
          <table:table-cell office:value-type="float" office:value="1396635730.783">
            <text:p>1396635730.783</text:p>
          </table:table-cell>
          <table:table-cell office:value-type="float" office:value="15.857">
            <text:p>15.857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16.712">
            <text:p>16.712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62]/[.B62]" office:value-type="float" office:value="1.05391940467932">
            <text:p>1.0539194047</text:p>
          </table:table-cell>
          <table:table-cell table:formula="of:=[.E62]-[.B62]" office:value-type="float" office:value="0.855">
            <text:p>0.855</text:p>
          </table:table-cell>
        </table:table-row>
        <table:table-row table:style-name="ro1">
          <table:table-cell office:value-type="float" office:value="1396635730.79">
            <text:p>1396635730.79</text:p>
          </table:table-cell>
          <table:table-cell office:value-type="float" office:value="31.858">
            <text:p>31.858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05.165">
            <text:p>105.165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63]/[.B63]" office:value-type="float" office:value="3.30105468014314">
            <text:p>3.3010546801</text:p>
          </table:table-cell>
          <table:table-cell table:formula="of:=[.E63]-[.B63]" office:value-type="float" office:value="73.307">
            <text:p>73.307</text:p>
          </table:table-cell>
        </table:table-row>
        <table:table-row table:style-name="ro1">
          <table:table-cell office:value-type="float" office:value="1396635732.131">
            <text:p>1396635732.131</text:p>
          </table:table-cell>
          <table:table-cell office:value-type="float" office:value="20.73">
            <text:p>20.73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 office:value-type="float" office:value="21.608">
            <text:p>21.608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table:formula="of:=[.E64]/[.B64]" office:value-type="float" office:value="1.04235407621804">
            <text:p>1.0423540762</text:p>
          </table:table-cell>
          <table:table-cell table:formula="of:=[.E64]-[.B64]" office:value-type="float" office:value="0.878">
            <text:p>0.878</text:p>
          </table:table-cell>
        </table:table-row>
        <table:table-row table:style-name="ro1">
          <table:table-cell office:value-type="float" office:value="1396635732.22">
            <text:p>1396635732.22</text:p>
          </table:table-cell>
          <table:table-cell office:value-type="float" office:value="11.825">
            <text:p>11.825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32.428">
            <text:p>32.428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65]/[.B65]" office:value-type="float" office:value="2.74232558139535">
            <text:p>2.7423255814</text:p>
          </table:table-cell>
          <table:table-cell table:formula="of:=[.E65]-[.B65]" office:value-type="float" office:value="20.603">
            <text:p>20.603</text:p>
          </table:table-cell>
        </table:table-row>
        <table:table-row table:style-name="ro1">
          <table:table-cell office:value-type="float" office:value="1396635733.434">
            <text:p>1396635733.434</text:p>
          </table:table-cell>
          <table:table-cell office:value-type="float" office:value="12.209">
            <text:p>12.209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2.402">
            <text:p>12.402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66]/[.B66]" office:value-type="float" office:value="1.01580801048407">
            <text:p>1.0158080105</text:p>
          </table:table-cell>
          <table:table-cell table:formula="of:=[.E66]-[.B66]" office:value-type="float" office:value="0.193">
            <text:p>0.193</text:p>
          </table:table-cell>
        </table:table-row>
        <table:table-row table:style-name="ro1">
          <table:table-cell office:value-type="float" office:value="1396635742.411">
            <text:p>1396635742.411</text:p>
          </table:table-cell>
          <table:table-cell office:value-type="float" office:value="11.657">
            <text:p>11.657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1.434">
            <text:p>11.434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67]/[.B67]" office:value-type="float" office:value="0.980869863601269">
            <text:p>0.9808698636</text:p>
          </table:table-cell>
          <table:table-cell table:formula="of:=[.E67]-[.B67]" office:value-type="float" office:value="-0.223000000000001">
            <text:p>-0.223</text:p>
          </table:table-cell>
        </table:table-row>
        <table:table-row table:style-name="ro1">
          <table:table-cell office:value-type="float" office:value="1396635742.413">
            <text:p>1396635742.413</text:p>
          </table:table-cell>
          <table:table-cell office:value-type="float" office:value="31.112">
            <text:p>31.11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16.342">
            <text:p>116.34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68]/[.B68]" office:value-type="float" office:value="3.73945744407303">
            <text:p>3.7394574441</text:p>
          </table:table-cell>
          <table:table-cell table:formula="of:=[.E68]-[.B68]" office:value-type="float" office:value="85.23">
            <text:p>85.23</text:p>
          </table:table-cell>
        </table:table-row>
        <table:table-row table:style-name="ro1">
          <table:table-cell office:value-type="float" office:value="1396635742.435">
            <text:p>1396635742.435</text:p>
          </table:table-cell>
          <table:table-cell office:value-type="float" office:value="32.01">
            <text:p>32.01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95.58">
            <text:p>95.58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69]/[.B69]" office:value-type="float" office:value="2.98594189315839">
            <text:p>2.9859418932</text:p>
          </table:table-cell>
          <table:table-cell table:formula="of:=[.E69]-[.B69]" office:value-type="float" office:value="63.57">
            <text:p>63.57</text:p>
          </table:table-cell>
        </table:table-row>
        <table:table-row table:style-name="ro1">
          <table:table-cell office:value-type="float" office:value="1396635742.475">
            <text:p>1396635742.475</text:p>
          </table:table-cell>
          <table:table-cell office:value-type="float" office:value="11.289">
            <text:p>11.289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49.665">
            <text:p>149.665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70]/[.B70]" office:value-type="float" office:value="13.2575958898042">
            <text:p>13.2575958898</text:p>
          </table:table-cell>
          <table:table-cell table:formula="of:=[.E70]-[.B70]" office:value-type="float" office:value="138.376">
            <text:p>138.376</text:p>
          </table:table-cell>
        </table:table-row>
        <table:table-row table:style-name="ro1">
          <table:table-cell office:value-type="float" office:value="1396635742.614">
            <text:p>1396635742.614</text:p>
          </table:table-cell>
          <table:table-cell office:value-type="float" office:value="11.172">
            <text:p>11.172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09.167">
            <text:p>109.167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71]/[.B71]" office:value-type="float" office:value="9.77148227712137">
            <text:p>9.7714822771</text:p>
          </table:table-cell>
          <table:table-cell table:formula="of:=[.E71]-[.B71]" office:value-type="float" office:value="97.995">
            <text:p>97.995</text:p>
          </table:table-cell>
        </table:table-row>
        <table:table-row table:style-name="ro1">
          <table:table-cell office:value-type="float" office:value="1396635744.611">
            <text:p>1396635744.611</text:p>
          </table:table-cell>
          <table:table-cell office:value-type="float" office:value="14.891">
            <text:p>14.891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5.962">
            <text:p>15.962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72]/[.B72]" office:value-type="float" office:value="1.07192263783493">
            <text:p>1.0719226378</text:p>
          </table:table-cell>
          <table:table-cell table:formula="of:=[.E72]-[.B72]" office:value-type="float" office:value="1.071">
            <text:p>1.071</text:p>
          </table:table-cell>
        </table:table-row>
        <table:table-row table:style-name="ro1">
          <table:table-cell office:value-type="float" office:value="1396635745.311">
            <text:p>1396635745.311</text:p>
          </table:table-cell>
          <table:table-cell office:value-type="float" office:value="16.431">
            <text:p>16.431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6.407">
            <text:p>16.407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73]/[.B73]" office:value-type="float" office:value="0.998539346357495">
            <text:p>0.9985393464</text:p>
          </table:table-cell>
          <table:table-cell table:formula="of:=[.E73]-[.B73]" office:value-type="float" office:value="-0.0240000000000009">
            <text:p>-0.024</text:p>
          </table:table-cell>
        </table:table-row>
        <table:table-row table:style-name="ro1">
          <table:table-cell office:value-type="float" office:value="1396635749.732">
            <text:p>1396635749.732</text:p>
          </table:table-cell>
          <table:table-cell office:value-type="float" office:value="14.493">
            <text:p>14.493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5.575">
            <text:p>15.575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74]/[.B74]" office:value-type="float" office:value="1.07465673083558">
            <text:p>1.0746567308</text:p>
          </table:table-cell>
          <table:table-cell table:formula="of:=[.E74]-[.B74]" office:value-type="float" office:value="1.082">
            <text:p>1.082</text:p>
          </table:table-cell>
        </table:table-row>
        <table:table-row table:style-name="ro1">
          <table:table-cell office:value-type="float" office:value="1396635753.31">
            <text:p>1396635753.31</text:p>
          </table:table-cell>
          <table:table-cell office:value-type="float" office:value="11.966">
            <text:p>11.96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06">
            <text:p>13.0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75]/[.B75]" office:value-type="float" office:value="1.09142570616747">
            <text:p>1.0914257062</text:p>
          </table:table-cell>
          <table:table-cell table:formula="of:=[.E75]-[.B75]" office:value-type="float" office:value="1.094">
            <text:p>1.094</text:p>
          </table:table-cell>
        </table:table-row>
        <table:table-row table:style-name="ro1">
          <table:table-cell office:value-type="float" office:value="1396635753.512">
            <text:p>1396635753.512</text:p>
          </table:table-cell>
          <table:table-cell office:value-type="float" office:value="15.786">
            <text:p>15.786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7.156">
            <text:p>17.156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76]/[.B76]" office:value-type="float" office:value="1.08678575953376">
            <text:p>1.0867857595</text:p>
          </table:table-cell>
          <table:table-cell table:formula="of:=[.E76]-[.B76]" office:value-type="float" office:value="1.37">
            <text:p>1.37</text:p>
          </table:table-cell>
        </table:table-row>
        <table:table-row table:style-name="ro1">
          <table:table-cell office:value-type="float" office:value="1396635762.212">
            <text:p>1396635762.212</text:p>
          </table:table-cell>
          <table:table-cell office:value-type="float" office:value="15.688">
            <text:p>15.68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3.19">
            <text:p>13.19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77]/[.B77]" office:value-type="float" office:value="0.840770015298317">
            <text:p>0.8407700153</text:p>
          </table:table-cell>
          <table:table-cell table:formula="of:=[.E77]-[.B77]" office:value-type="float" office:value="-2.498">
            <text:p>-2.498</text:p>
          </table:table-cell>
        </table:table-row>
        <table:table-row table:style-name="ro1">
          <table:table-cell office:value-type="float" office:value="1396635762.313">
            <text:p>1396635762.313</text:p>
          </table:table-cell>
          <table:table-cell office:value-type="float" office:value="11.594">
            <text:p>11.59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458">
            <text:p>13.458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78]/[.B78]" office:value-type="float" office:value="1.16077281352424">
            <text:p>1.1607728135</text:p>
          </table:table-cell>
          <table:table-cell table:formula="of:=[.E78]-[.B78]" office:value-type="float" office:value="1.864">
            <text:p>1.864</text:p>
          </table:table-cell>
        </table:table-row>
        <table:table-row table:style-name="ro1">
          <table:table-cell office:value-type="float" office:value="1396635762.611">
            <text:p>1396635762.611</text:p>
          </table:table-cell>
          <table:table-cell office:value-type="float" office:value="12.969">
            <text:p>12.969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3.751">
            <text:p>13.75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79]/[.B79]" office:value-type="float" office:value="1.06029763281672">
            <text:p>1.0602976328</text:p>
          </table:table-cell>
          <table:table-cell table:formula="of:=[.E79]-[.B79]" office:value-type="float" office:value="0.782">
            <text:p>0.782</text:p>
          </table:table-cell>
        </table:table-row>
        <table:table-row table:style-name="ro1">
          <table:table-cell office:value-type="float" office:value="1396635762.713">
            <text:p>1396635762.713</text:p>
          </table:table-cell>
          <table:table-cell office:value-type="float" office:value="12.385">
            <text:p>12.385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4.082">
            <text:p>14.082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80]/[.B80]" office:value-type="float" office:value="1.13702058942269">
            <text:p>1.1370205894</text:p>
          </table:table-cell>
          <table:table-cell table:formula="of:=[.E80]-[.B80]" office:value-type="float" office:value="1.697">
            <text:p>1.697</text:p>
          </table:table-cell>
        </table:table-row>
        <table:table-row table:style-name="ro1">
          <table:table-cell office:value-type="float" office:value="1396635779.13">
            <text:p>1396635779.13</text:p>
          </table:table-cell>
          <table:table-cell office:value-type="float" office:value="34.56">
            <text:p>34.56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 office:value-type="float" office:value="36.079">
            <text:p>36.079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/>
          <table:table-cell table:formula="of:=[.E81]/[.B81]" office:value-type="float" office:value="1.0439525462963">
            <text:p>1.0439525463</text:p>
          </table:table-cell>
          <table:table-cell table:formula="of:=[.E81]-[.B81]" office:value-type="float" office:value="1.519">
            <text:p>1.519</text:p>
          </table:table-cell>
        </table:table-row>
        <table:table-row table:style-name="ro1">
          <table:table-cell office:value-type="float" office:value="1396635780.056">
            <text:p>1396635780.056</text:p>
          </table:table-cell>
          <table:table-cell office:value-type="float" office:value="12.997">
            <text:p>12.997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4.635">
            <text:p>14.635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82]/[.B82]" office:value-type="float" office:value="1.12602908363469">
            <text:p>1.1260290836</text:p>
          </table:table-cell>
          <table:table-cell table:formula="of:=[.E82]-[.B82]" office:value-type="float" office:value="1.638">
            <text:p>1.638</text:p>
          </table:table-cell>
        </table:table-row>
        <table:table-row table:style-name="ro1">
          <table:table-cell office:value-type="float" office:value="1396635782.714">
            <text:p>1396635782.714</text:p>
          </table:table-cell>
          <table:table-cell office:value-type="float" office:value="457.733">
            <text:p>457.733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 office:value-type="float" office:value="538.078">
            <text:p>538.078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/>
          <table:table-cell table:formula="of:=[.E83]/[.B83]" office:value-type="float" office:value="1.17552809170412">
            <text:p>1.1755280917</text:p>
          </table:table-cell>
          <table:table-cell table:formula="of:=[.E83]-[.B83]" office:value-type="float" office:value="80.345">
            <text:p>80.345</text:p>
          </table:table-cell>
        </table:table-row>
        <table:table-row table:style-name="ro1">
          <table:table-cell office:value-type="float" office:value="1396635785.979">
            <text:p>1396635785.979</text:p>
          </table:table-cell>
          <table:table-cell office:value-type="float" office:value="24.329">
            <text:p>24.32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26.068">
            <text:p>26.068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84]/[.B84]" office:value-type="float" office:value="1.07147848246948">
            <text:p>1.0714784825</text:p>
          </table:table-cell>
          <table:table-cell table:formula="of:=[.E84]-[.B84]" office:value-type="float" office:value="1.739">
            <text:p>1.739</text:p>
          </table:table-cell>
        </table:table-row>
        <table:table-row table:style-name="ro1">
          <table:table-cell office:value-type="float" office:value="1396635790.121">
            <text:p>1396635790.121</text:p>
          </table:table-cell>
          <table:table-cell office:value-type="float" office:value="22.244">
            <text:p>22.244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22.856">
            <text:p>22.856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85]/[.B85]" office:value-type="float" office:value="1.02751303722352">
            <text:p>1.0275130372</text:p>
          </table:table-cell>
          <table:table-cell table:formula="of:=[.E85]-[.B85]" office:value-type="float" office:value="0.612000000000002">
            <text:p>0.612</text:p>
          </table:table-cell>
        </table:table-row>
        <table:table-row table:style-name="ro1">
          <table:table-cell office:value-type="float" office:value="1396635794.514">
            <text:p>1396635794.514</text:p>
          </table:table-cell>
          <table:table-cell office:value-type="float" office:value="11.138">
            <text:p>11.138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74.75">
            <text:p>74.75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86]/[.B86]" office:value-type="float" office:value="6.71125875381577">
            <text:p>6.7112587538</text:p>
          </table:table-cell>
          <table:table-cell table:formula="of:=[.E86]-[.B86]" office:value-type="float" office:value="63.612">
            <text:p>63.612</text:p>
          </table:table-cell>
        </table:table-row>
        <table:table-row table:style-name="ro1">
          <table:table-cell office:value-type="float" office:value="1396635801.022">
            <text:p>1396635801.022</text:p>
          </table:table-cell>
          <table:table-cell office:value-type="float" office:value="14.174">
            <text:p>14.17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5.634">
            <text:p>15.63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87]/[.B87]" office:value-type="float" office:value="1.10300550303372">
            <text:p>1.103005503</text:p>
          </table:table-cell>
          <table:table-cell table:formula="of:=[.E87]-[.B87]" office:value-type="float" office:value="1.46">
            <text:p>1.46</text:p>
          </table:table-cell>
        </table:table-row>
        <table:table-row table:style-name="ro1">
          <table:table-cell office:value-type="float" office:value="1396635805.783">
            <text:p>1396635805.783</text:p>
          </table:table-cell>
          <table:table-cell office:value-type="float" office:value="25.696">
            <text:p>25.696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26.989">
            <text:p>26.98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88]/[.B88]" office:value-type="float" office:value="1.05031911581569">
            <text:p>1.0503191158</text:p>
          </table:table-cell>
          <table:table-cell table:formula="of:=[.E88]-[.B88]" office:value-type="float" office:value="1.293">
            <text:p>1.293</text:p>
          </table:table-cell>
        </table:table-row>
        <table:table-row table:style-name="ro1">
          <table:table-cell office:value-type="float" office:value="1396635805.944">
            <text:p>1396635805.944</text:p>
          </table:table-cell>
          <table:table-cell office:value-type="float" office:value="21.233">
            <text:p>21.233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21.601">
            <text:p>21.601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89]/[.B89]" office:value-type="float" office:value="1.01733151226864">
            <text:p>1.0173315123</text:p>
          </table:table-cell>
          <table:table-cell table:formula="of:=[.E89]-[.B89]" office:value-type="float" office:value="0.367999999999999">
            <text:p>0.368</text:p>
          </table:table-cell>
        </table:table-row>
        <table:table-row table:style-name="ro1">
          <table:table-cell office:value-type="float" office:value="1396635808.003">
            <text:p>1396635808.003</text:p>
          </table:table-cell>
          <table:table-cell office:value-type="float" office:value="26.509">
            <text:p>26.509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27.636">
            <text:p>27.63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90]/[.B90]" office:value-type="float" office:value="1.04251386321627">
            <text:p>1.0425138632</text:p>
          </table:table-cell>
          <table:table-cell table:formula="of:=[.E90]-[.B90]" office:value-type="float" office:value="1.127">
            <text:p>1.127</text:p>
          </table:table-cell>
        </table:table-row>
        <table:table-row table:style-name="ro1">
          <table:table-cell office:value-type="float" office:value="1396635809.823">
            <text:p>1396635809.823</text:p>
          </table:table-cell>
          <table:table-cell office:value-type="float" office:value="24.842">
            <text:p>24.842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24.302">
            <text:p>24.302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91]/[.B91]" office:value-type="float" office:value="0.978262619756863">
            <text:p>0.9782626198</text:p>
          </table:table-cell>
          <table:table-cell table:formula="of:=[.E91]-[.B91]" office:value-type="float" office:value="-0.539999999999999">
            <text:p>-0.54</text:p>
          </table:table-cell>
        </table:table-row>
        <table:table-row table:style-name="ro1">
          <table:table-cell office:value-type="float" office:value="1396635810.438">
            <text:p>1396635810.438</text:p>
          </table:table-cell>
          <table:table-cell office:value-type="float" office:value="22.868">
            <text:p>22.86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24.01">
            <text:p>24.0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92]/[.B92]" office:value-type="float" office:value="1.04993877907994">
            <text:p>1.0499387791</text:p>
          </table:table-cell>
          <table:table-cell table:formula="of:=[.E92]-[.B92]" office:value-type="float" office:value="1.142">
            <text:p>1.142</text:p>
          </table:table-cell>
        </table:table-row>
        <table:table-row table:style-name="ro1">
          <table:table-cell office:value-type="float" office:value="1396635810.445">
            <text:p>1396635810.445</text:p>
          </table:table-cell>
          <table:table-cell office:value-type="float" office:value="52.518">
            <text:p>52.518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122.805">
            <text:p>122.805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93]/[.B93]" office:value-type="float" office:value="2.33834114018051">
            <text:p>2.3383411402</text:p>
          </table:table-cell>
          <table:table-cell table:formula="of:=[.E93]-[.B93]" office:value-type="float" office:value="70.287">
            <text:p>70.287</text:p>
          </table:table-cell>
        </table:table-row>
        <table:table-row table:style-name="ro1">
          <table:table-cell office:value-type="float" office:value="1396635810.86">
            <text:p>1396635810.86</text:p>
          </table:table-cell>
          <table:table-cell office:value-type="float" office:value="11.405">
            <text:p>11.40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3.001">
            <text:p>13.00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94]/[.B94]" office:value-type="float" office:value="1.13993862341078">
            <text:p>1.1399386234</text:p>
          </table:table-cell>
          <table:table-cell table:formula="of:=[.E94]-[.B94]" office:value-type="float" office:value="1.596">
            <text:p>1.596</text:p>
          </table:table-cell>
        </table:table-row>
        <table:table-row table:style-name="ro1">
          <table:table-cell office:value-type="float" office:value="1396635810.904">
            <text:p>1396635810.904</text:p>
          </table:table-cell>
          <table:table-cell office:value-type="float" office:value="10.944">
            <text:p>10.944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72.174">
            <text:p>72.174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95]/[.B95]" office:value-type="float" office:value="6.59484649122807">
            <text:p>6.5948464912</text:p>
          </table:table-cell>
          <table:table-cell table:formula="of:=[.E95]-[.B95]" office:value-type="float" office:value="61.23">
            <text:p>61.23</text:p>
          </table:table-cell>
        </table:table-row>
        <table:table-row table:style-name="ro1">
          <table:table-cell office:value-type="float" office:value="1396635812.611">
            <text:p>1396635812.611</text:p>
          </table:table-cell>
          <table:table-cell office:value-type="float" office:value="14.811">
            <text:p>14.81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4.475">
            <text:p>14.47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96]/[.B96]" office:value-type="float" office:value="0.977314158395787">
            <text:p>0.9773141584</text:p>
          </table:table-cell>
          <table:table-cell table:formula="of:=[.E96]-[.B96]" office:value-type="float" office:value="-0.336">
            <text:p>-0.336</text:p>
          </table:table-cell>
        </table:table-row>
        <table:table-row table:style-name="ro1">
          <table:table-cell office:value-type="float" office:value="1396635813.65">
            <text:p>1396635813.65</text:p>
          </table:table-cell>
          <table:table-cell office:value-type="float" office:value="13.154">
            <text:p>13.154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 office:value-type="float" office:value="14.813">
            <text:p>14.813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/>
          <table:table-cell table:formula="of:=[.E97]/[.B97]" office:value-type="float" office:value="1.12612133191425">
            <text:p>1.1261213319</text:p>
          </table:table-cell>
          <table:table-cell table:formula="of:=[.E97]-[.B97]" office:value-type="float" office:value="1.659">
            <text:p>1.659</text:p>
          </table:table-cell>
        </table:table-row>
        <table:table-row table:style-name="ro1">
          <table:table-cell office:value-type="float" office:value="1396635813.923">
            <text:p>1396635813.923</text:p>
          </table:table-cell>
          <table:table-cell office:value-type="float" office:value="18.175">
            <text:p>18.175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9.877">
            <text:p>19.87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98]/[.B98]" office:value-type="float" office:value="1.09364511691884">
            <text:p>1.0936451169</text:p>
          </table:table-cell>
          <table:table-cell table:formula="of:=[.E98]-[.B98]" office:value-type="float" office:value="1.702">
            <text:p>1.702</text:p>
          </table:table-cell>
        </table:table-row>
        <table:table-row table:style-name="ro1">
          <table:table-cell office:value-type="float" office:value="1396635814.013">
            <text:p>1396635814.013</text:p>
          </table:table-cell>
          <table:table-cell office:value-type="float" office:value="23.025">
            <text:p>23.025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34.542">
            <text:p>34.542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99]/[.B99]" office:value-type="float" office:value="1.50019543973941">
            <text:p>1.5001954397</text:p>
          </table:table-cell>
          <table:table-cell table:formula="of:=[.E99]-[.B99]" office:value-type="float" office:value="11.517">
            <text:p>11.517</text:p>
          </table:table-cell>
        </table:table-row>
        <table:table-row table:style-name="ro1">
          <table:table-cell office:value-type="float" office:value="1396635814.113">
            <text:p>1396635814.113</text:p>
          </table:table-cell>
          <table:table-cell office:value-type="float" office:value="33.38">
            <text:p>33.38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226.72">
            <text:p>1226.72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100]/[.B100]" office:value-type="float" office:value="36.7501497902936">
            <text:p>36.7501497903</text:p>
          </table:table-cell>
          <table:table-cell table:formula="of:=[.E100]-[.B100]" office:value-type="float" office:value="1193.34">
            <text:p>1193.34</text:p>
          </table:table-cell>
        </table:table-row>
        <table:table-row table:style-name="ro1">
          <table:table-cell office:value-type="float" office:value="1396635814.719">
            <text:p>1396635814.719</text:p>
          </table:table-cell>
          <table:table-cell office:value-type="float" office:value="16.248">
            <text:p>16.248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644.267">
            <text:p>644.267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101]/[.B101]" office:value-type="float" office:value="39.6520802560315">
            <text:p>39.652080256</text:p>
          </table:table-cell>
          <table:table-cell table:formula="of:=[.E101]-[.B101]" office:value-type="float" office:value="628.019">
            <text:p>628.019</text:p>
          </table:table-cell>
        </table:table-row>
        <table:table-row table:style-name="ro1">
          <table:table-cell office:value-type="float" office:value="1396635814.802">
            <text:p>1396635814.802</text:p>
          </table:table-cell>
          <table:table-cell office:value-type="float" office:value="221.201">
            <text:p>221.201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562.862">
            <text:p>562.862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102]/[.B102]" office:value-type="float" office:value="2.54457258330659">
            <text:p>2.5445725833</text:p>
          </table:table-cell>
          <table:table-cell table:formula="of:=[.E102]-[.B102]" office:value-type="float" office:value="341.661">
            <text:p>341.661</text:p>
          </table:table-cell>
        </table:table-row>
        <table:table-row table:style-name="ro1">
          <table:table-cell office:value-type="float" office:value="1396635819.498">
            <text:p>1396635819.498</text:p>
          </table:table-cell>
          <table:table-cell office:value-type="float" office:value="27.221">
            <text:p>27.221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00.785">
            <text:p>100.785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103]/[.B103]" office:value-type="float" office:value="3.70247235590169">
            <text:p>3.7024723559</text:p>
          </table:table-cell>
          <table:table-cell table:formula="of:=[.E103]-[.B103]" office:value-type="float" office:value="73.564">
            <text:p>73.564</text:p>
          </table:table-cell>
        </table:table-row>
        <table:table-row table:style-name="ro1">
          <table:table-cell office:value-type="float" office:value="1396635820.865">
            <text:p>1396635820.865</text:p>
          </table:table-cell>
          <table:table-cell office:value-type="float" office:value="13.739">
            <text:p>13.739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4.592">
            <text:p>14.592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104]/[.B104]" office:value-type="float" office:value="1.06208603246233">
            <text:p>1.0620860325</text:p>
          </table:table-cell>
          <table:table-cell table:formula="of:=[.E104]-[.B104]" office:value-type="float" office:value="0.853">
            <text:p>0.853</text:p>
          </table:table-cell>
        </table:table-row>
        <table:table-row table:style-name="ro1">
          <table:table-cell office:value-type="float" office:value="1396635823.013">
            <text:p>1396635823.013</text:p>
          </table:table-cell>
          <table:table-cell office:value-type="float" office:value="26.53">
            <text:p>26.53</text:p>
          </table:table-cell>
          <table:table-cell office:value-type="float" office:value="1.36983">
            <text:p>1.36983</text:p>
          </table:table-cell>
          <table:table-cell office:value-type="float" office:value="1.36991">
            <text:p>1.36991</text:p>
          </table:table-cell>
          <table:table-cell office:value-type="float" office:value="27.647">
            <text:p>27.647</text:p>
          </table:table-cell>
          <table:table-cell office:value-type="float" office:value="1.36983">
            <text:p>1.36983</text:p>
          </table:table-cell>
          <table:table-cell office:value-type="float" office:value="1.36991">
            <text:p>1.36991</text:p>
          </table:table-cell>
          <table:table-cell/>
          <table:table-cell table:formula="of:=[.E105]/[.B105]" office:value-type="float" office:value="1.04210327930645">
            <text:p>1.0421032793</text:p>
          </table:table-cell>
          <table:table-cell table:formula="of:=[.E105]-[.B105]" office:value-type="float" office:value="1.117">
            <text:p>1.117</text:p>
          </table:table-cell>
        </table:table-row>
        <table:table-row table:style-name="ro1">
          <table:table-cell office:value-type="float" office:value="1396635823.021">
            <text:p>1396635823.021</text:p>
          </table:table-cell>
          <table:table-cell office:value-type="float" office:value="66.121">
            <text:p>66.121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19.479">
            <text:p>119.479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106]/[.B106]" office:value-type="float" office:value="1.80697509112082">
            <text:p>1.8069750911</text:p>
          </table:table-cell>
          <table:table-cell table:formula="of:=[.E106]-[.B106]" office:value-type="float" office:value="53.358">
            <text:p>53.358</text:p>
          </table:table-cell>
        </table:table-row>
        <table:table-row table:style-name="ro1">
          <table:table-cell office:value-type="float" office:value="1396635823.116">
            <text:p>1396635823.116</text:p>
          </table:table-cell>
          <table:table-cell office:value-type="float" office:value="25.359">
            <text:p>25.359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  <table:table-cell office:value-type="float" office:value="118.86">
            <text:p>118.86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  <table:table-cell/>
          <table:table-cell table:formula="of:=[.E107]/[.B107]" office:value-type="float" office:value="4.68709333964273">
            <text:p>4.6870933396</text:p>
          </table:table-cell>
          <table:table-cell table:formula="of:=[.E107]-[.B107]" office:value-type="float" office:value="93.501">
            <text:p>93.501</text:p>
          </table:table-cell>
        </table:table-row>
        <table:table-row table:style-name="ro1">
          <table:table-cell office:value-type="float" office:value="1396635823.15">
            <text:p>1396635823.15</text:p>
          </table:table-cell>
          <table:table-cell office:value-type="float" office:value="17.287">
            <text:p>17.287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 office:value-type="float" office:value="86.312">
            <text:p>86.312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/>
          <table:table-cell table:formula="of:=[.E108]/[.B108]" office:value-type="float" office:value="4.99288482674842">
            <text:p>4.9928848267</text:p>
          </table:table-cell>
          <table:table-cell table:formula="of:=[.E108]-[.B108]" office:value-type="float" office:value="69.025">
            <text:p>69.025</text:p>
          </table:table-cell>
        </table:table-row>
        <table:table-row table:style-name="ro1">
          <table:table-cell office:value-type="float" office:value="1396635823.181">
            <text:p>1396635823.181</text:p>
          </table:table-cell>
          <table:table-cell office:value-type="float" office:value="17.168">
            <text:p>17.168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57.436">
            <text:p>57.436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109]/[.B109]" office:value-type="float" office:value="3.3455265610438">
            <text:p>3.345526561</text:p>
          </table:table-cell>
          <table:table-cell table:formula="of:=[.E109]-[.B109]" office:value-type="float" office:value="40.268">
            <text:p>40.268</text:p>
          </table:table-cell>
        </table:table-row>
        <table:table-row table:style-name="ro1">
          <table:table-cell office:value-type="float" office:value="1396635823.413">
            <text:p>1396635823.413</text:p>
          </table:table-cell>
          <table:table-cell office:value-type="float" office:value="27.462">
            <text:p>27.462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 office:value-type="float" office:value="28.46">
            <text:p>28.46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/>
          <table:table-cell table:formula="of:=[.E110]/[.B110]" office:value-type="float" office:value="1.03634112591945">
            <text:p>1.0363411259</text:p>
          </table:table-cell>
          <table:table-cell table:formula="of:=[.E110]-[.B110]" office:value-type="float" office:value="0.998000000000001">
            <text:p>0.998</text:p>
          </table:table-cell>
        </table:table-row>
        <table:table-row table:style-name="ro1">
          <table:table-cell office:value-type="float" office:value="1396635824.119">
            <text:p>1396635824.119</text:p>
          </table:table-cell>
          <table:table-cell office:value-type="float" office:value="23.484">
            <text:p>23.484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24.701">
            <text:p>24.701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111]/[.B111]" office:value-type="float" office:value="1.0518225174587">
            <text:p>1.0518225175</text:p>
          </table:table-cell>
          <table:table-cell table:formula="of:=[.E111]-[.B111]" office:value-type="float" office:value="1.217">
            <text:p>1.217</text:p>
          </table:table-cell>
        </table:table-row>
        <table:table-row table:style-name="ro1">
          <table:table-cell office:value-type="float" office:value="1396635824.149">
            <text:p>1396635824.149</text:p>
          </table:table-cell>
          <table:table-cell office:value-type="float" office:value="39.627">
            <text:p>39.627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00.008">
            <text:p>100.008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112]/[.B112]" office:value-type="float" office:value="2.52373381785146">
            <text:p>2.5237338179</text:p>
          </table:table-cell>
          <table:table-cell table:formula="of:=[.E112]-[.B112]" office:value-type="float" office:value="60.381">
            <text:p>60.381</text:p>
          </table:table-cell>
        </table:table-row>
        <table:table-row table:style-name="ro1">
          <table:table-cell office:value-type="float" office:value="1396635824.536">
            <text:p>1396635824.536</text:p>
          </table:table-cell>
          <table:table-cell office:value-type="float" office:value="18.454">
            <text:p>18.454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61.22">
            <text:p>61.22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113]/[.B113]" office:value-type="float" office:value="3.31743795383115">
            <text:p>3.3174379538</text:p>
          </table:table-cell>
          <table:table-cell table:formula="of:=[.E113]-[.B113]" office:value-type="float" office:value="42.766">
            <text:p>42.766</text:p>
          </table:table-cell>
        </table:table-row>
        <table:table-row table:style-name="ro1">
          <table:table-cell office:value-type="float" office:value="1396635824.612">
            <text:p>1396635824.612</text:p>
          </table:table-cell>
          <table:table-cell office:value-type="float" office:value="15.077">
            <text:p>15.077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 office:value-type="float" office:value="87.316">
            <text:p>87.316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/>
          <table:table-cell table:formula="of:=[.E114]/[.B114]" office:value-type="float" office:value="5.79133779929694">
            <text:p>5.7913377993</text:p>
          </table:table-cell>
          <table:table-cell table:formula="of:=[.E114]-[.B114]" office:value-type="float" office:value="72.239">
            <text:p>72.239</text:p>
          </table:table-cell>
        </table:table-row>
        <table:table-row table:style-name="ro1">
          <table:table-cell office:value-type="float" office:value="1396635824.62">
            <text:p>1396635824.62</text:p>
          </table:table-cell>
          <table:table-cell office:value-type="float" office:value="40.68">
            <text:p>40.68</text:p>
          </table:table-cell>
          <table:table-cell office:value-type="float" office:value="1.36975">
            <text:p>1.36975</text:p>
          </table:table-cell>
          <table:table-cell office:value-type="float" office:value="1.3699">
            <text:p>1.3699</text:p>
          </table:table-cell>
          <table:table-cell office:value-type="float" office:value="81.914">
            <text:p>81.914</text:p>
          </table:table-cell>
          <table:table-cell office:value-type="float" office:value="1.36975">
            <text:p>1.36975</text:p>
          </table:table-cell>
          <table:table-cell office:value-type="float" office:value="1.3699">
            <text:p>1.3699</text:p>
          </table:table-cell>
          <table:table-cell/>
          <table:table-cell table:formula="of:=[.E115]/[.B115]" office:value-type="float" office:value="2.01361848574238">
            <text:p>2.0136184857</text:p>
          </table:table-cell>
          <table:table-cell table:formula="of:=[.E115]-[.B115]" office:value-type="float" office:value="41.234">
            <text:p>41.234</text:p>
          </table:table-cell>
        </table:table-row>
        <table:table-row table:style-name="ro1">
          <table:table-cell office:value-type="float" office:value="1396635825.111">
            <text:p>1396635825.111</text:p>
          </table:table-cell>
          <table:table-cell office:value-type="float" office:value="21.203">
            <text:p>21.203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 office:value-type="float" office:value="22.598">
            <text:p>22.598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/>
          <table:table-cell table:formula="of:=[.E116]/[.B116]" office:value-type="float" office:value="1.06579257652219">
            <text:p>1.0657925765</text:p>
          </table:table-cell>
          <table:table-cell table:formula="of:=[.E116]-[.B116]" office:value-type="float" office:value="1.395">
            <text:p>1.395</text:p>
          </table:table-cell>
        </table:table-row>
        <table:table-row table:style-name="ro1">
          <table:table-cell office:value-type="float" office:value="1396635835.252">
            <text:p>1396635835.252</text:p>
          </table:table-cell>
          <table:table-cell office:value-type="float" office:value="12.138">
            <text:p>12.138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3.935">
            <text:p>13.935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117]/[.B117]" office:value-type="float" office:value="1.14804745427583">
            <text:p>1.1480474543</text:p>
          </table:table-cell>
          <table:table-cell table:formula="of:=[.E117]-[.B117]" office:value-type="float" office:value="1.797">
            <text:p>1.797</text:p>
          </table:table-cell>
        </table:table-row>
        <table:table-row table:style-name="ro1">
          <table:table-cell office:value-type="float" office:value="1396635836.016">
            <text:p>1396635836.016</text:p>
          </table:table-cell>
          <table:table-cell office:value-type="float" office:value="27.337">
            <text:p>27.337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28.002">
            <text:p>28.002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118]/[.B118]" office:value-type="float" office:value="1.0243260050481">
            <text:p>1.024326005</text:p>
          </table:table-cell>
          <table:table-cell table:formula="of:=[.E118]-[.B118]" office:value-type="float" office:value="0.664999999999999">
            <text:p>0.665</text:p>
          </table:table-cell>
        </table:table-row>
        <table:table-row table:style-name="ro1">
          <table:table-cell office:value-type="float" office:value="1396635836.058">
            <text:p>1396635836.058</text:p>
          </table:table-cell>
          <table:table-cell office:value-type="float" office:value="21.672">
            <text:p>21.672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 office:value-type="float" office:value="72.803">
            <text:p>72.803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/>
          <table:table-cell table:formula="of:=[.E119]/[.B119]" office:value-type="float" office:value="3.359311554079">
            <text:p>3.3593115541</text:p>
          </table:table-cell>
          <table:table-cell table:formula="of:=[.E119]-[.B119]" office:value-type="float" office:value="51.131">
            <text:p>51.131</text:p>
          </table:table-cell>
        </table:table-row>
        <table:table-row table:style-name="ro1">
          <table:table-cell office:value-type="float" office:value="1396635836.643">
            <text:p>1396635836.643</text:p>
          </table:table-cell>
          <table:table-cell office:value-type="float" office:value="100.373">
            <text:p>100.373</text:p>
          </table:table-cell>
          <table:table-cell office:value-type="float" office:value="1.3697">
            <text:p>1.3697</text:p>
          </table:table-cell>
          <table:table-cell office:value-type="float" office:value="1.36982">
            <text:p>1.36982</text:p>
          </table:table-cell>
          <table:table-cell office:value-type="float" office:value="817.023">
            <text:p>817.023</text:p>
          </table:table-cell>
          <table:table-cell office:value-type="float" office:value="1.3697">
            <text:p>1.3697</text:p>
          </table:table-cell>
          <table:table-cell office:value-type="float" office:value="1.36982">
            <text:p>1.36982</text:p>
          </table:table-cell>
          <table:table-cell/>
          <table:table-cell table:formula="of:=[.E120]/[.B120]" office:value-type="float" office:value="8.13986829127355">
            <text:p>8.1398682913</text:p>
          </table:table-cell>
          <table:table-cell table:formula="of:=[.E120]-[.B120]" office:value-type="float" office:value="716.65">
            <text:p>716.65</text:p>
          </table:table-cell>
        </table:table-row>
        <table:table-row table:style-name="ro1">
          <table:table-cell office:value-type="float" office:value="1396635838.063">
            <text:p>1396635838.063</text:p>
          </table:table-cell>
          <table:table-cell office:value-type="float" office:value="25.187">
            <text:p>25.187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26.445">
            <text:p>26.445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121]/[.B121]" office:value-type="float" office:value="1.04994640092111">
            <text:p>1.0499464009</text:p>
          </table:table-cell>
          <table:table-cell table:formula="of:=[.E121]-[.B121]" office:value-type="float" office:value="1.258">
            <text:p>1.258</text:p>
          </table:table-cell>
        </table:table-row>
        <table:table-row table:style-name="ro1">
          <table:table-cell office:value-type="float" office:value="1396635838.119">
            <text:p>1396635838.119</text:p>
          </table:table-cell>
          <table:table-cell office:value-type="float" office:value="30.257">
            <text:p>30.257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 office:value-type="float" office:value="68.431">
            <text:p>68.431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/>
          <table:table-cell table:formula="of:=[.E122]/[.B122]" office:value-type="float" office:value="2.26165845919952">
            <text:p>2.2616584592</text:p>
          </table:table-cell>
          <table:table-cell table:formula="of:=[.E122]-[.B122]" office:value-type="float" office:value="38.174">
            <text:p>38.174</text:p>
          </table:table-cell>
        </table:table-row>
        <table:table-row table:style-name="ro1">
          <table:table-cell office:value-type="float" office:value="1396635838.121">
            <text:p>1396635838.121</text:p>
          </table:table-cell>
          <table:table-cell office:value-type="float" office:value="55.009">
            <text:p>55.009</text:p>
          </table:table-cell>
          <table:table-cell office:value-type="float" office:value="1.36972">
            <text:p>1.36972</text:p>
          </table:table-cell>
          <table:table-cell office:value-type="float" office:value="1.36985">
            <text:p>1.36985</text:p>
          </table:table-cell>
          <table:table-cell office:value-type="float" office:value="163.256">
            <text:p>163.256</text:p>
          </table:table-cell>
          <table:table-cell office:value-type="float" office:value="1.36972">
            <text:p>1.36972</text:p>
          </table:table-cell>
          <table:table-cell office:value-type="float" office:value="1.36985">
            <text:p>1.36985</text:p>
          </table:table-cell>
          <table:table-cell/>
          <table:table-cell table:formula="of:=[.E123]/[.B123]" office:value-type="float" office:value="2.96780526822884">
            <text:p>2.9678052682</text:p>
          </table:table-cell>
          <table:table-cell table:formula="of:=[.E123]-[.B123]" office:value-type="float" office:value="108.247">
            <text:p>108.247</text:p>
          </table:table-cell>
        </table:table-row>
        <table:table-row table:style-name="ro1">
          <table:table-cell office:value-type="float" office:value="1396635838.215">
            <text:p>1396635838.215</text:p>
          </table:table-cell>
          <table:table-cell office:value-type="float" office:value="22.694">
            <text:p>22.694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 office:value-type="float" office:value="70.729">
            <text:p>70.729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/>
          <table:table-cell table:formula="of:=[.E124]/[.B124]" office:value-type="float" office:value="3.11663875914339">
            <text:p>3.1166387591</text:p>
          </table:table-cell>
          <table:table-cell table:formula="of:=[.E124]-[.B124]" office:value-type="float" office:value="48.035">
            <text:p>48.035</text:p>
          </table:table-cell>
        </table:table-row>
        <table:table-row table:style-name="ro1">
          <table:table-cell office:value-type="float" office:value="1396635838.421">
            <text:p>1396635838.421</text:p>
          </table:table-cell>
          <table:table-cell office:value-type="float" office:value="22.576">
            <text:p>22.576</text:p>
          </table:table-cell>
          <table:table-cell office:value-type="float" office:value="1.36973">
            <text:p>1.36973</text:p>
          </table:table-cell>
          <table:table-cell office:value-type="float" office:value="1.36983">
            <text:p>1.36983</text:p>
          </table:table-cell>
          <table:table-cell office:value-type="float" office:value="23.585">
            <text:p>23.585</text:p>
          </table:table-cell>
          <table:table-cell office:value-type="float" office:value="1.36973">
            <text:p>1.36973</text:p>
          </table:table-cell>
          <table:table-cell office:value-type="float" office:value="1.36983">
            <text:p>1.36983</text:p>
          </table:table-cell>
          <table:table-cell/>
          <table:table-cell table:formula="of:=[.E125]/[.B125]" office:value-type="float" office:value="1.04469347980156">
            <text:p>1.0446934798</text:p>
          </table:table-cell>
          <table:table-cell table:formula="of:=[.E125]-[.B125]" office:value-type="float" office:value="1.009">
            <text:p>1.009</text:p>
          </table:table-cell>
        </table:table-row>
        <table:table-row table:style-name="ro1">
          <table:table-cell office:value-type="float" office:value="1396635840.122">
            <text:p>1396635840.122</text:p>
          </table:table-cell>
          <table:table-cell office:value-type="float" office:value="41.467">
            <text:p>41.467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  <table:table-cell office:value-type="float" office:value="16.773">
            <text:p>16.773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26]/[.B126]" office:value-type="float" office:value="0.404490317601949">
            <text:p>0.4044903176</text:p>
          </table:table-cell>
          <table:table-cell table:formula="of:=[.E126]-[.B126]" office:value-type="float" office:value="-24.694">
            <text:p>-24.694</text:p>
          </table:table-cell>
        </table:table-row>
        <table:table-row table:style-name="ro1">
          <table:table-cell office:value-type="float" office:value="1396635840.122">
            <text:p>1396635840.122</text:p>
          </table:table-cell>
          <table:table-cell office:value-type="float" office:value="41.467">
            <text:p>41.467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  <table:table-cell office:value-type="float" office:value="16.773">
            <text:p>16.773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21.317">
            <text:p>121.317</text:p>
          </table:table-cell>
          <table:table-cell table:formula="of:=[.E127]/[.B127]" office:value-type="float" office:value="0.404490317601949">
            <text:p>0.4044903176</text:p>
          </table:table-cell>
          <table:table-cell table:formula="of:=[.E127]-[.B127]" office:value-type="float" office:value="-24.694">
            <text:p>-24.694</text:p>
          </table:table-cell>
        </table:table-row>
        <table:table-row table:style-name="ro1">
          <table:table-cell office:value-type="float" office:value="1396635842.626">
            <text:p>1396635842.626</text:p>
          </table:table-cell>
          <table:table-cell office:value-type="float" office:value="29.423">
            <text:p>29.423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30.689">
            <text:p>30.689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128]/[.B128]" office:value-type="float" office:value="1.04302756347075">
            <text:p>1.0430275635</text:p>
          </table:table-cell>
          <table:table-cell table:formula="of:=[.E128]-[.B128]" office:value-type="float" office:value="1.266">
            <text:p>1.266</text:p>
          </table:table-cell>
        </table:table-row>
        <table:table-row table:style-name="ro1">
          <table:table-cell office:value-type="float" office:value="1396635842.72">
            <text:p>1396635842.72</text:p>
          </table:table-cell>
          <table:table-cell office:value-type="float" office:value="19.772">
            <text:p>19.772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32.634">
            <text:p>32.634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129]/[.B129]" office:value-type="float" office:value="1.6505158810439">
            <text:p>1.650515881</text:p>
          </table:table-cell>
          <table:table-cell table:formula="of:=[.E129]-[.B129]" office:value-type="float" office:value="12.862">
            <text:p>12.862</text:p>
          </table:table-cell>
        </table:table-row>
        <table:table-row table:style-name="ro1">
          <table:table-cell office:value-type="float" office:value="1396635844.619">
            <text:p>1396635844.619</text:p>
          </table:table-cell>
          <table:table-cell office:value-type="float" office:value="23.713">
            <text:p>23.713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 office:value-type="float" office:value="25.331">
            <text:p>25.331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/>
          <table:table-cell table:formula="of:=[.E130]/[.B130]" office:value-type="float" office:value="1.0682326150213">
            <text:p>1.068232615</text:p>
          </table:table-cell>
          <table:table-cell table:formula="of:=[.E130]-[.B130]" office:value-type="float" office:value="1.618">
            <text:p>1.618</text:p>
          </table:table-cell>
        </table:table-row>
        <table:table-row table:style-name="ro1">
          <table:table-cell office:value-type="float" office:value="1396635847.425">
            <text:p>1396635847.425</text:p>
          </table:table-cell>
          <table:table-cell office:value-type="float" office:value="19.244">
            <text:p>19.244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9.389">
            <text:p>19.389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131]/[.B131]" office:value-type="float" office:value="1.00753481604656">
            <text:p>1.007534816</text:p>
          </table:table-cell>
          <table:table-cell table:formula="of:=[.E131]-[.B131]" office:value-type="float" office:value="0.145">
            <text:p>0.145</text:p>
          </table:table-cell>
        </table:table-row>
        <table:table-row table:style-name="ro1">
          <table:table-cell office:value-type="float" office:value="1396635850.847">
            <text:p>1396635850.847</text:p>
          </table:table-cell>
          <table:table-cell office:value-type="float" office:value="18.824">
            <text:p>18.824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9.825">
            <text:p>19.825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32]/[.B132]" office:value-type="float" office:value="1.05317679558011">
            <text:p>1.0531767956</text:p>
          </table:table-cell>
          <table:table-cell table:formula="of:=[.E132]-[.B132]" office:value-type="float" office:value="1.001">
            <text:p>1.001</text:p>
          </table:table-cell>
        </table:table-row>
        <table:table-row table:style-name="ro1">
          <table:table-cell office:value-type="float" office:value="1396635855.306">
            <text:p>1396635855.306</text:p>
          </table:table-cell>
          <table:table-cell office:value-type="float" office:value="12.734">
            <text:p>12.734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13.51">
            <text:p>13.51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133]/[.B133]" office:value-type="float" office:value="1.060939217842">
            <text:p>1.0609392178</text:p>
          </table:table-cell>
          <table:table-cell table:formula="of:=[.E133]-[.B133]" office:value-type="float" office:value="0.776">
            <text:p>0.776</text:p>
          </table:table-cell>
        </table:table-row>
        <table:table-row table:style-name="ro1">
          <table:table-cell office:value-type="float" office:value="1396635857.427">
            <text:p>1396635857.427</text:p>
          </table:table-cell>
          <table:table-cell office:value-type="float" office:value="10.449">
            <text:p>10.449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1.775">
            <text:p>11.775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34]/[.B134]" office:value-type="float" office:value="1.12690209589434">
            <text:p>1.1269020959</text:p>
          </table:table-cell>
          <table:table-cell table:formula="of:=[.E134]-[.B134]" office:value-type="float" office:value="1.326">
            <text:p>1.326</text:p>
          </table:table-cell>
        </table:table-row>
        <table:table-row table:style-name="ro1">
          <table:table-cell office:value-type="float" office:value="1396635858.732">
            <text:p>1396635858.732</text:p>
          </table:table-cell>
          <table:table-cell office:value-type="float" office:value="11.478">
            <text:p>11.478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2.136">
            <text:p>12.136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135]/[.B135]" office:value-type="float" office:value="1.0573270604635">
            <text:p>1.0573270605</text:p>
          </table:table-cell>
          <table:table-cell table:formula="of:=[.E135]-[.B135]" office:value-type="float" office:value="0.658">
            <text:p>0.658</text:p>
          </table:table-cell>
        </table:table-row>
        <table:table-row table:style-name="ro1">
          <table:table-cell office:value-type="float" office:value="1396635870.72">
            <text:p>1396635870.72</text:p>
          </table:table-cell>
          <table:table-cell office:value-type="float" office:value="12.676">
            <text:p>12.676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3.935">
            <text:p>13.935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136]/[.B136]" office:value-type="float" office:value="1.09932155254023">
            <text:p>1.0993215525</text:p>
          </table:table-cell>
          <table:table-cell table:formula="of:=[.E136]-[.B136]" office:value-type="float" office:value="1.259">
            <text:p>1.259</text:p>
          </table:table-cell>
        </table:table-row>
        <table:table-row table:style-name="ro1">
          <table:table-cell office:value-type="float" office:value="1396635873.314">
            <text:p>1396635873.314</text:p>
          </table:table-cell>
          <table:table-cell office:value-type="float" office:value="11.852">
            <text:p>11.852</text:p>
          </table:table-cell>
          <table:table-cell office:value-type="float" office:value="1.36973">
            <text:p>1.36973</text:p>
          </table:table-cell>
          <table:table-cell office:value-type="float" office:value="1.36987">
            <text:p>1.36987</text:p>
          </table:table-cell>
          <table:table-cell office:value-type="float" office:value="12.28">
            <text:p>12.28</text:p>
          </table:table-cell>
          <table:table-cell office:value-type="float" office:value="1.36973">
            <text:p>1.36973</text:p>
          </table:table-cell>
          <table:table-cell office:value-type="float" office:value="1.36987">
            <text:p>1.36987</text:p>
          </table:table-cell>
          <table:table-cell/>
          <table:table-cell table:formula="of:=[.E137]/[.B137]" office:value-type="float" office:value="1.03611204859939">
            <text:p>1.0361120486</text:p>
          </table:table-cell>
          <table:table-cell table:formula="of:=[.E137]-[.B137]" office:value-type="float" office:value="0.427999999999999">
            <text:p>0.428</text:p>
          </table:table-cell>
        </table:table-row>
        <table:table-row table:style-name="ro1">
          <table:table-cell office:value-type="float" office:value="1396635873.512">
            <text:p>1396635873.512</text:p>
          </table:table-cell>
          <table:table-cell office:value-type="float" office:value="11.247">
            <text:p>11.247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11.883">
            <text:p>11.883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138]/[.B138]" office:value-type="float" office:value="1.05654841291011">
            <text:p>1.0565484129</text:p>
          </table:table-cell>
          <table:table-cell table:formula="of:=[.E138]-[.B138]" office:value-type="float" office:value="0.635999999999999">
            <text:p>0.636</text:p>
          </table:table-cell>
        </table:table-row>
        <table:table-row table:style-name="ro1">
          <table:table-cell office:value-type="float" office:value="1396635877.57">
            <text:p>1396635877.57</text:p>
          </table:table-cell>
          <table:table-cell office:value-type="float" office:value="12.313">
            <text:p>12.313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2.679">
            <text:p>12.679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139]/[.B139]" office:value-type="float" office:value="1.02972468123122">
            <text:p>1.0297246812</text:p>
          </table:table-cell>
          <table:table-cell table:formula="of:=[.E139]-[.B139]" office:value-type="float" office:value="0.366">
            <text:p>0.366</text:p>
          </table:table-cell>
        </table:table-row>
        <table:table-row table:style-name="ro1">
          <table:table-cell office:value-type="float" office:value="1396635877.712">
            <text:p>1396635877.712</text:p>
          </table:table-cell>
          <table:table-cell office:value-type="float" office:value="10.861">
            <text:p>10.861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11.912">
            <text:p>11.912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140]/[.B140]" office:value-type="float" office:value="1.09676825338367">
            <text:p>1.0967682534</text:p>
          </table:table-cell>
          <table:table-cell table:formula="of:=[.E140]-[.B140]" office:value-type="float" office:value="1.051">
            <text:p>1.051</text:p>
          </table:table-cell>
        </table:table-row>
        <table:table-row table:style-name="ro1">
          <table:table-cell office:value-type="float" office:value="1396635877.812">
            <text:p>1396635877.812</text:p>
          </table:table-cell>
          <table:table-cell office:value-type="float" office:value="11.575">
            <text:p>11.575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3.898">
            <text:p>13.898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41]/[.B141]" office:value-type="float" office:value="1.20069114470842">
            <text:p>1.2006911447</text:p>
          </table:table-cell>
          <table:table-cell table:formula="of:=[.E141]-[.B141]" office:value-type="float" office:value="2.323">
            <text:p>2.323</text:p>
          </table:table-cell>
        </table:table-row>
        <table:table-row table:style-name="ro1">
          <table:table-cell office:value-type="float" office:value="1396635881.064">
            <text:p>1396635881.064</text:p>
          </table:table-cell>
          <table:table-cell office:value-type="float" office:value="15.897">
            <text:p>15.897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 office:value-type="float" office:value="11.841">
            <text:p>11.841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table:formula="of:=[.E142]/[.B142]" office:value-type="float" office:value="0.744857520286846">
            <text:p>0.7448575203</text:p>
          </table:table-cell>
          <table:table-cell table:formula="of:=[.E142]-[.B142]" office:value-type="float" office:value="-4.056">
            <text:p>-4.056</text:p>
          </table:table-cell>
        </table:table-row>
        <table:table-row table:style-name="ro1">
          <table:table-cell office:value-type="float" office:value="1396635881.113">
            <text:p>1396635881.113</text:p>
          </table:table-cell>
          <table:table-cell office:value-type="float" office:value="11.327">
            <text:p>11.327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 office:value-type="float" office:value="63.87">
            <text:p>63.87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/>
          <table:table-cell table:formula="of:=[.E143]/[.B143]" office:value-type="float" office:value="5.63873929548866">
            <text:p>5.6387392955</text:p>
          </table:table-cell>
          <table:table-cell table:formula="of:=[.E143]-[.B143]" office:value-type="float" office:value="52.543">
            <text:p>52.543</text:p>
          </table:table-cell>
        </table:table-row>
        <table:table-row table:style-name="ro1">
          <table:table-cell office:value-type="float" office:value="1396635883.412">
            <text:p>1396635883.412</text:p>
          </table:table-cell>
          <table:table-cell office:value-type="float" office:value="11.146">
            <text:p>11.146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1.996">
            <text:p>11.996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44]/[.B144]" office:value-type="float" office:value="1.07626054189844">
            <text:p>1.0762605419</text:p>
          </table:table-cell>
          <table:table-cell table:formula="of:=[.E144]-[.B144]" office:value-type="float" office:value="0.85">
            <text:p>0.85</text:p>
          </table:table-cell>
        </table:table-row>
        <table:table-row table:style-name="ro1">
          <table:table-cell office:value-type="float" office:value="1396635885.712">
            <text:p>1396635885.712</text:p>
          </table:table-cell>
          <table:table-cell office:value-type="float" office:value="12.282">
            <text:p>12.282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2.919">
            <text:p>12.919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145]/[.B145]" office:value-type="float" office:value="1.05186451717961">
            <text:p>1.0518645172</text:p>
          </table:table-cell>
          <table:table-cell table:formula="of:=[.E145]-[.B145]" office:value-type="float" office:value="0.637">
            <text:p>0.637</text:p>
          </table:table-cell>
        </table:table-row>
        <table:table-row table:style-name="ro1">
          <table:table-cell office:value-type="float" office:value="1396635885.811">
            <text:p>1396635885.811</text:p>
          </table:table-cell>
          <table:table-cell office:value-type="float" office:value="11.389">
            <text:p>11.389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4.32">
            <text:p>14.32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46]/[.B146]" office:value-type="float" office:value="1.25735358679428">
            <text:p>1.2573535868</text:p>
          </table:table-cell>
          <table:table-cell table:formula="of:=[.E146]-[.B146]" office:value-type="float" office:value="2.931">
            <text:p>2.931</text:p>
          </table:table-cell>
        </table:table-row>
        <table:table-row table:style-name="ro1">
          <table:table-cell office:value-type="float" office:value="1396635896.068">
            <text:p>1396635896.068</text:p>
          </table:table-cell>
          <table:table-cell office:value-type="float" office:value="13.653">
            <text:p>13.653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4.412">
            <text:p>14.412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147]/[.B147]" office:value-type="float" office:value="1.0555921775434">
            <text:p>1.0555921775</text:p>
          </table:table-cell>
          <table:table-cell table:formula="of:=[.E147]-[.B147]" office:value-type="float" office:value="0.759">
            <text:p>0.759</text:p>
          </table:table-cell>
        </table:table-row>
        <table:table-row table:style-name="ro1">
          <table:table-cell office:value-type="float" office:value="1396635899.419">
            <text:p>1396635899.419</text:p>
          </table:table-cell>
          <table:table-cell office:value-type="float" office:value="11.034">
            <text:p>11.034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 office:value-type="float" office:value="12.517">
            <text:p>12.517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/>
          <table:table-cell table:formula="of:=[.E148]/[.B148]" office:value-type="float" office:value="1.13440275512054">
            <text:p>1.1344027551</text:p>
          </table:table-cell>
          <table:table-cell table:formula="of:=[.E148]-[.B148]" office:value-type="float" office:value="1.483">
            <text:p>1.483</text:p>
          </table:table-cell>
        </table:table-row>
        <table:table-row table:style-name="ro1">
          <table:table-cell office:value-type="float" office:value="1396635899.491">
            <text:p>1396635899.491</text:p>
          </table:table-cell>
          <table:table-cell office:value-type="float" office:value="11.601">
            <text:p>11.601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39.682">
            <text:p>39.682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149]/[.B149]" office:value-type="float" office:value="3.42056719248341">
            <text:p>3.4205671925</text:p>
          </table:table-cell>
          <table:table-cell table:formula="of:=[.E149]-[.B149]" office:value-type="float" office:value="28.081">
            <text:p>28.081</text:p>
          </table:table-cell>
        </table:table-row>
        <table:table-row table:style-name="ro1">
          <table:table-cell office:value-type="float" office:value="1396635899.523">
            <text:p>1396635899.523</text:p>
          </table:table-cell>
          <table:table-cell office:value-type="float" office:value="11.683">
            <text:p>11.683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09.478">
            <text:p>109.478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150]/[.B150]" office:value-type="float" office:value="9.37070957801934">
            <text:p>9.370709578</text:p>
          </table:table-cell>
          <table:table-cell table:formula="of:=[.E150]-[.B150]" office:value-type="float" office:value="97.795">
            <text:p>97.795</text:p>
          </table:table-cell>
        </table:table-row>
        <table:table-row table:style-name="ro1">
          <table:table-cell office:value-type="float" office:value="1396635899.555">
            <text:p>1396635899.555</text:p>
          </table:table-cell>
          <table:table-cell office:value-type="float" office:value="16.201">
            <text:p>16.201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79.699">
            <text:p>79.699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51]/[.B151]" office:value-type="float" office:value="4.91938769211777">
            <text:p>4.9193876921</text:p>
          </table:table-cell>
          <table:table-cell table:formula="of:=[.E151]-[.B151]" office:value-type="float" office:value="63.498">
            <text:p>63.498</text:p>
          </table:table-cell>
        </table:table-row>
        <table:table-row table:style-name="ro1">
          <table:table-cell office:value-type="float" office:value="1396635899.612">
            <text:p>1396635899.612</text:p>
          </table:table-cell>
          <table:table-cell office:value-type="float" office:value="11.214">
            <text:p>11.214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23.629">
            <text:p>123.629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152]/[.B152]" office:value-type="float" office:value="11.0245229177813">
            <text:p>11.0245229178</text:p>
          </table:table-cell>
          <table:table-cell table:formula="of:=[.E152]-[.B152]" office:value-type="float" office:value="112.415">
            <text:p>112.415</text:p>
          </table:table-cell>
        </table:table-row>
        <table:table-row table:style-name="ro1">
          <table:table-cell office:value-type="float" office:value="1396635901.242">
            <text:p>1396635901.242</text:p>
          </table:table-cell>
          <table:table-cell office:value-type="float" office:value="12.28">
            <text:p>12.28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2.681">
            <text:p>12.681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153]/[.B153]" office:value-type="float" office:value="1.03265472312704">
            <text:p>1.0326547231</text:p>
          </table:table-cell>
          <table:table-cell table:formula="of:=[.E153]-[.B153]" office:value-type="float" office:value="0.401000000000002">
            <text:p>0.401</text:p>
          </table:table-cell>
        </table:table-row>
        <table:table-row table:style-name="ro1">
          <table:table-cell office:value-type="float" office:value="1396635901.616">
            <text:p>1396635901.616</text:p>
          </table:table-cell>
          <table:table-cell office:value-type="float" office:value="19.95">
            <text:p>19.9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22.035">
            <text:p>22.03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154]/[.B154]" office:value-type="float" office:value="1.10451127819549">
            <text:p>1.1045112782</text:p>
          </table:table-cell>
          <table:table-cell table:formula="of:=[.E154]-[.B154]" office:value-type="float" office:value="2.085">
            <text:p>2.085</text:p>
          </table:table-cell>
        </table:table-row>
        <table:table-row table:style-name="ro1">
          <table:table-cell office:value-type="float" office:value="1396635901.676">
            <text:p>1396635901.676</text:p>
          </table:table-cell>
          <table:table-cell office:value-type="float" office:value="12.544">
            <text:p>12.544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64.106">
            <text:p>64.106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155]/[.B155]" office:value-type="float" office:value="5.11049107142857">
            <text:p>5.1104910714</text:p>
          </table:table-cell>
          <table:table-cell table:formula="of:=[.E155]-[.B155]" office:value-type="float" office:value="51.562">
            <text:p>51.562</text:p>
          </table:table-cell>
        </table:table-row>
        <table:table-row table:style-name="ro1">
          <table:table-cell office:value-type="float" office:value="1396635906.813">
            <text:p>1396635906.813</text:p>
          </table:table-cell>
          <table:table-cell office:value-type="float" office:value="12.309">
            <text:p>12.309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12.468">
            <text:p>12.468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156]/[.B156]" office:value-type="float" office:value="1.01291737752864">
            <text:p>1.0129173775</text:p>
          </table:table-cell>
          <table:table-cell table:formula="of:=[.E156]-[.B156]" office:value-type="float" office:value="0.159000000000001">
            <text:p>0.159</text:p>
          </table:table-cell>
        </table:table-row>
        <table:table-row table:style-name="ro1">
          <table:table-cell office:value-type="float" office:value="1396635906.831">
            <text:p>1396635906.831</text:p>
          </table:table-cell>
          <table:table-cell office:value-type="float" office:value="11.179">
            <text:p>11.179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 office:value-type="float" office:value="94.844">
            <text:p>94.844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/>
          <table:table-cell table:formula="of:=[.E157]/[.B157]" office:value-type="float" office:value="8.48412201449146">
            <text:p>8.4841220145</text:p>
          </table:table-cell>
          <table:table-cell table:formula="of:=[.E157]-[.B157]" office:value-type="float" office:value="83.665">
            <text:p>83.665</text:p>
          </table:table-cell>
        </table:table-row>
        <table:table-row table:style-name="ro1">
          <table:table-cell office:value-type="float" office:value="1396635906.915">
            <text:p>1396635906.915</text:p>
          </table:table-cell>
          <table:table-cell office:value-type="float" office:value="12.888">
            <text:p>12.888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 office:value-type="float" office:value="112.044">
            <text:p>112.044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/>
          <table:table-cell table:formula="of:=[.E158]/[.B158]" office:value-type="float" office:value="8.69366852886406">
            <text:p>8.6936685289</text:p>
          </table:table-cell>
          <table:table-cell table:formula="of:=[.E158]-[.B158]" office:value-type="float" office:value="99.156">
            <text:p>99.156</text:p>
          </table:table-cell>
        </table:table-row>
        <table:table-row table:style-name="ro1">
          <table:table-cell office:value-type="float" office:value="1396635907.121">
            <text:p>1396635907.121</text:p>
          </table:table-cell>
          <table:table-cell office:value-type="float" office:value="13.587">
            <text:p>13.587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3.924">
            <text:p>13.924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159]/[.B159]" office:value-type="float" office:value="1.02480312063001">
            <text:p>1.0248031206</text:p>
          </table:table-cell>
          <table:table-cell table:formula="of:=[.E159]-[.B159]" office:value-type="float" office:value="0.337">
            <text:p>0.337</text:p>
          </table:table-cell>
        </table:table-row>
        <table:table-row table:style-name="ro1">
          <table:table-cell office:value-type="float" office:value="1396635908.811">
            <text:p>1396635908.811</text:p>
          </table:table-cell>
          <table:table-cell office:value-type="float" office:value="14.774">
            <text:p>14.774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 office:value-type="float" office:value="14.893">
            <text:p>14.893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/>
          <table:table-cell table:formula="of:=[.E160]/[.B160]" office:value-type="float" office:value="1.0080546906728">
            <text:p>1.0080546907</text:p>
          </table:table-cell>
          <table:table-cell table:formula="of:=[.E160]-[.B160]" office:value-type="float" office:value="0.119">
            <text:p>0.119</text:p>
          </table:table-cell>
        </table:table-row>
        <table:table-row table:style-name="ro1">
          <table:table-cell office:value-type="float" office:value="1396635908.934">
            <text:p>1396635908.934</text:p>
          </table:table-cell>
          <table:table-cell office:value-type="float" office:value="13.042">
            <text:p>13.042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4.035">
            <text:p>14.03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161]/[.B161]" office:value-type="float" office:value="1.07613862904463">
            <text:p>1.076138629</text:p>
          </table:table-cell>
          <table:table-cell table:formula="of:=[.E161]-[.B161]" office:value-type="float" office:value="0.993">
            <text:p>0.993</text:p>
          </table:table-cell>
        </table:table-row>
        <table:table-row table:style-name="ro1">
          <table:table-cell office:value-type="float" office:value="1396635909.112">
            <text:p>1396635909.112</text:p>
          </table:table-cell>
          <table:table-cell office:value-type="float" office:value="12.53">
            <text:p>12.5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383">
            <text:p>13.38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162]/[.B162]" office:value-type="float" office:value="1.06807661612131">
            <text:p>1.0680766161</text:p>
          </table:table-cell>
          <table:table-cell table:formula="of:=[.E162]-[.B162]" office:value-type="float" office:value="0.853">
            <text:p>0.853</text:p>
          </table:table-cell>
        </table:table-row>
        <table:table-row table:style-name="ro1">
          <table:table-cell office:value-type="float" office:value="1396635909.96">
            <text:p>1396635909.96</text:p>
          </table:table-cell>
          <table:table-cell office:value-type="float" office:value="11.723">
            <text:p>11.72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2.587">
            <text:p>12.58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163]/[.B163]" office:value-type="float" office:value="1.07370127100572">
            <text:p>1.073701271</text:p>
          </table:table-cell>
          <table:table-cell table:formula="of:=[.E163]-[.B163]" office:value-type="float" office:value="0.863999999999999">
            <text:p>0.864</text:p>
          </table:table-cell>
        </table:table-row>
        <table:table-row table:style-name="ro1">
          <table:table-cell office:value-type="float" office:value="1396635920.413">
            <text:p>1396635920.413</text:p>
          </table:table-cell>
          <table:table-cell office:value-type="float" office:value="11.147">
            <text:p>11.147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2.038">
            <text:p>12.03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164]/[.B164]" office:value-type="float" office:value="1.07993182022069">
            <text:p>1.0799318202</text:p>
          </table:table-cell>
          <table:table-cell table:formula="of:=[.E164]-[.B164]" office:value-type="float" office:value="0.891">
            <text:p>0.891</text:p>
          </table:table-cell>
        </table:table-row>
        <table:table-row table:style-name="ro1">
          <table:table-cell office:value-type="float" office:value="1396635920.524">
            <text:p>1396635920.524</text:p>
          </table:table-cell>
          <table:table-cell office:value-type="float" office:value="12.05">
            <text:p>12.0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3.449">
            <text:p>13.449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165]/[.B165]" office:value-type="float" office:value="1.11609958506224">
            <text:p>1.1160995851</text:p>
          </table:table-cell>
          <table:table-cell table:formula="of:=[.E165]-[.B165]" office:value-type="float" office:value="1.399">
            <text:p>1.399</text:p>
          </table:table-cell>
        </table:table-row>
        <table:table-row table:style-name="ro1">
          <table:table-cell office:value-type="float" office:value="1396635920.718">
            <text:p>1396635920.718</text:p>
          </table:table-cell>
          <table:table-cell office:value-type="float" office:value="11.46">
            <text:p>11.46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1.845">
            <text:p>11.845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166]/[.B166]" office:value-type="float" office:value="1.03359511343805">
            <text:p>1.0335951134</text:p>
          </table:table-cell>
          <table:table-cell table:formula="of:=[.E166]-[.B166]" office:value-type="float" office:value="0.385">
            <text:p>0.385</text:p>
          </table:table-cell>
        </table:table-row>
        <table:table-row table:style-name="ro1">
          <table:table-cell office:value-type="float" office:value="1396635920.814">
            <text:p>1396635920.814</text:p>
          </table:table-cell>
          <table:table-cell office:value-type="float" office:value="15.863">
            <text:p>15.863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 office:value-type="float" office:value="17.268">
            <text:p>17.268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/>
          <table:table-cell table:formula="of:=[.E167]/[.B167]" office:value-type="float" office:value="1.08857088823047">
            <text:p>1.0885708882</text:p>
          </table:table-cell>
          <table:table-cell table:formula="of:=[.E167]-[.B167]" office:value-type="float" office:value="1.405">
            <text:p>1.405</text:p>
          </table:table-cell>
        </table:table-row>
        <table:table-row table:style-name="ro1">
          <table:table-cell office:value-type="float" office:value="1396635920.918">
            <text:p>1396635920.918</text:p>
          </table:table-cell>
          <table:table-cell office:value-type="float" office:value="11.732">
            <text:p>11.732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3.389">
            <text:p>13.389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168]/[.B168]" office:value-type="float" office:value="1.14123764064098">
            <text:p>1.1412376406</text:p>
          </table:table-cell>
          <table:table-cell table:formula="of:=[.E168]-[.B168]" office:value-type="float" office:value="1.657">
            <text:p>1.657</text:p>
          </table:table-cell>
        </table:table-row>
        <table:table-row table:style-name="ro1">
          <table:table-cell office:value-type="float" office:value="1396635921.008">
            <text:p>1396635921.008</text:p>
          </table:table-cell>
          <table:table-cell office:value-type="float" office:value="14.052">
            <text:p>14.052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22.219">
            <text:p>22.219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169]/[.B169]" office:value-type="float" office:value="1.58119840592087">
            <text:p>1.5811984059</text:p>
          </table:table-cell>
          <table:table-cell table:formula="of:=[.E169]-[.B169]" office:value-type="float" office:value="8.167">
            <text:p>8.167</text:p>
          </table:table-cell>
        </table:table-row>
        <table:table-row table:style-name="ro1">
          <table:table-cell office:value-type="float" office:value="1396635921.122">
            <text:p>1396635921.122</text:p>
          </table:table-cell>
          <table:table-cell office:value-type="float" office:value="11.714">
            <text:p>11.714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 office:value-type="float" office:value="12.717">
            <text:p>12.717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/>
          <table:table-cell table:formula="of:=[.E170]/[.B170]" office:value-type="float" office:value="1.08562403961072">
            <text:p>1.0856240396</text:p>
          </table:table-cell>
          <table:table-cell table:formula="of:=[.E170]-[.B170]" office:value-type="float" office:value="1.003">
            <text:p>1.003</text:p>
          </table:table-cell>
        </table:table-row>
        <table:table-row table:style-name="ro1">
          <table:table-cell office:value-type="float" office:value="1396635921.461">
            <text:p>1396635921.461</text:p>
          </table:table-cell>
          <table:table-cell office:value-type="float" office:value="11.484">
            <text:p>11.484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1.783">
            <text:p>11.783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171]/[.B171]" office:value-type="float" office:value="1.02603622431209">
            <text:p>1.0260362243</text:p>
          </table:table-cell>
          <table:table-cell table:formula="of:=[.E171]-[.B171]" office:value-type="float" office:value="0.298999999999999">
            <text:p>0.299</text:p>
          </table:table-cell>
        </table:table-row>
        <table:table-row table:style-name="ro1">
          <table:table-cell office:value-type="float" office:value="1396635923.88">
            <text:p>1396635923.88</text:p>
          </table:table-cell>
          <table:table-cell office:value-type="float" office:value="11.56">
            <text:p>11.56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2.715">
            <text:p>12.715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172]/[.B172]" office:value-type="float" office:value="1.09991349480969">
            <text:p>1.0999134948</text:p>
          </table:table-cell>
          <table:table-cell table:formula="of:=[.E172]-[.B172]" office:value-type="float" office:value="1.155">
            <text:p>1.155</text:p>
          </table:table-cell>
        </table:table-row>
        <table:table-row table:style-name="ro1">
          <table:table-cell office:value-type="float" office:value="1396635926.538">
            <text:p>1396635926.538</text:p>
          </table:table-cell>
          <table:table-cell office:value-type="float" office:value="14.972">
            <text:p>14.972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6.523">
            <text:p>16.523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173]/[.B173]" office:value-type="float" office:value="1.10359337429869">
            <text:p>1.1035933743</text:p>
          </table:table-cell>
          <table:table-cell table:formula="of:=[.E173]-[.B173]" office:value-type="float" office:value="1.551">
            <text:p>1.551</text:p>
          </table:table-cell>
        </table:table-row>
        <table:table-row table:style-name="ro1">
          <table:table-cell office:value-type="float" office:value="1396635931.217">
            <text:p>1396635931.217</text:p>
          </table:table-cell>
          <table:table-cell office:value-type="float" office:value="21.632">
            <text:p>21.632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21.086">
            <text:p>21.086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174]/[.B174]" office:value-type="float" office:value="0.974759615384615">
            <text:p>0.9747596154</text:p>
          </table:table-cell>
          <table:table-cell table:formula="of:=[.E174]-[.B174]" office:value-type="float" office:value="-0.546000000000003">
            <text:p>-0.546</text:p>
          </table:table-cell>
        </table:table-row>
        <table:table-row table:style-name="ro1">
          <table:table-cell office:value-type="float" office:value="1396635931.518">
            <text:p>1396635931.518</text:p>
          </table:table-cell>
          <table:table-cell office:value-type="float" office:value="18.96">
            <text:p>18.96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 office:value-type="float" office:value="19.108">
            <text:p>19.108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/>
          <table:table-cell table:formula="of:=[.E175]/[.B175]" office:value-type="float" office:value="1.007805907173">
            <text:p>1.0078059072</text:p>
          </table:table-cell>
          <table:table-cell table:formula="of:=[.E175]-[.B175]" office:value-type="float" office:value="0.148">
            <text:p>0.148</text:p>
          </table:table-cell>
        </table:table-row>
        <table:table-row table:style-name="ro1">
          <table:table-cell office:value-type="float" office:value="1396635931.721">
            <text:p>1396635931.721</text:p>
          </table:table-cell>
          <table:table-cell office:value-type="float" office:value="11.228">
            <text:p>11.22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1.065">
            <text:p>11.065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176]/[.B176]" office:value-type="float" office:value="0.985482721767011">
            <text:p>0.9854827218</text:p>
          </table:table-cell>
          <table:table-cell table:formula="of:=[.E176]-[.B176]" office:value-type="float" office:value="-0.163">
            <text:p>-0.163</text:p>
          </table:table-cell>
        </table:table-row>
        <table:table-row table:style-name="ro1">
          <table:table-cell office:value-type="float" office:value="1396635936.623">
            <text:p>1396635936.623</text:p>
          </table:table-cell>
          <table:table-cell office:value-type="float" office:value="15.288">
            <text:p>15.28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5.207">
            <text:p>15.20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177]/[.B177]" office:value-type="float" office:value="0.994701726844584">
            <text:p>0.9947017268</text:p>
          </table:table-cell>
          <table:table-cell table:formula="of:=[.E177]-[.B177]" office:value-type="float" office:value="-0.0809999999999995">
            <text:p>-0.081</text:p>
          </table:table-cell>
        </table:table-row>
        <table:table-row table:style-name="ro1">
          <table:table-cell office:value-type="float" office:value="1396635936.715">
            <text:p>1396635936.715</text:p>
          </table:table-cell>
          <table:table-cell office:value-type="float" office:value="12.425">
            <text:p>12.425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20.932">
            <text:p>20.932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178]/[.B178]" office:value-type="float" office:value="1.68466800804829">
            <text:p>1.684668008</text:p>
          </table:table-cell>
          <table:table-cell table:formula="of:=[.E178]-[.B178]" office:value-type="float" office:value="8.507">
            <text:p>8.507</text:p>
          </table:table-cell>
        </table:table-row>
        <table:table-row table:style-name="ro1">
          <table:table-cell office:value-type="float" office:value="1396635936.727">
            <text:p>1396635936.727</text:p>
          </table:table-cell>
          <table:table-cell office:value-type="float" office:value="20.518">
            <text:p>20.518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110.033">
            <text:p>110.033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179]/[.B179]" office:value-type="float" office:value="5.36275465444975">
            <text:p>5.3627546544</text:p>
          </table:table-cell>
          <table:table-cell table:formula="of:=[.E179]-[.B179]" office:value-type="float" office:value="89.515">
            <text:p>89.515</text:p>
          </table:table-cell>
        </table:table-row>
        <table:table-row table:style-name="ro1">
          <table:table-cell office:value-type="float" office:value="1396635936.802">
            <text:p>1396635936.802</text:p>
          </table:table-cell>
          <table:table-cell office:value-type="float" office:value="12.42">
            <text:p>12.42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133.947">
            <text:p>133.947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180]/[.B180]" office:value-type="float" office:value="10.7847826086957">
            <text:p>10.7847826087</text:p>
          </table:table-cell>
          <table:table-cell table:formula="of:=[.E180]-[.B180]" office:value-type="float" office:value="121.527">
            <text:p>121.527</text:p>
          </table:table-cell>
        </table:table-row>
        <table:table-row table:style-name="ro1">
          <table:table-cell office:value-type="float" office:value="1396635937.013">
            <text:p>1396635937.013</text:p>
          </table:table-cell>
          <table:table-cell office:value-type="float" office:value="11.659">
            <text:p>11.659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26.044">
            <text:p>26.044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181]/[.B181]" office:value-type="float" office:value="2.23381078994768">
            <text:p>2.2338107899</text:p>
          </table:table-cell>
          <table:table-cell table:formula="of:=[.E181]-[.B181]" office:value-type="float" office:value="14.385">
            <text:p>14.385</text:p>
          </table:table-cell>
        </table:table-row>
        <table:table-row table:style-name="ro1">
          <table:table-cell office:value-type="float" office:value="1396635937.311">
            <text:p>1396635937.311</text:p>
          </table:table-cell>
          <table:table-cell office:value-type="float" office:value="11.552">
            <text:p>11.55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1.901">
            <text:p>11.901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82]/[.B182]" office:value-type="float" office:value="1.03021121883657">
            <text:p>1.0302112188</text:p>
          </table:table-cell>
          <table:table-cell table:formula="of:=[.E182]-[.B182]" office:value-type="float" office:value="0.349">
            <text:p>0.349</text:p>
          </table:table-cell>
        </table:table-row>
        <table:table-row table:style-name="ro1">
          <table:table-cell office:value-type="float" office:value="1396635937.611">
            <text:p>1396635937.611</text:p>
          </table:table-cell>
          <table:table-cell office:value-type="float" office:value="11.028">
            <text:p>11.02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2.153">
            <text:p>12.153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183]/[.B183]" office:value-type="float" office:value="1.10201305767138">
            <text:p>1.1020130577</text:p>
          </table:table-cell>
          <table:table-cell table:formula="of:=[.E183]-[.B183]" office:value-type="float" office:value="1.125">
            <text:p>1.125</text:p>
          </table:table-cell>
        </table:table-row>
        <table:table-row table:style-name="ro1">
          <table:table-cell office:value-type="float" office:value="1396635939.111">
            <text:p>1396635939.111</text:p>
          </table:table-cell>
          <table:table-cell office:value-type="float" office:value="12.315">
            <text:p>12.315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2.872">
            <text:p>12.87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84]/[.B184]" office:value-type="float" office:value="1.04522939504669">
            <text:p>1.045229395</text:p>
          </table:table-cell>
          <table:table-cell table:formula="of:=[.E184]-[.B184]" office:value-type="float" office:value="0.557">
            <text:p>0.557</text:p>
          </table:table-cell>
        </table:table-row>
        <table:table-row table:style-name="ro1">
          <table:table-cell office:value-type="float" office:value="1396635942.411">
            <text:p>1396635942.411</text:p>
          </table:table-cell>
          <table:table-cell office:value-type="float" office:value="12.823">
            <text:p>12.823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 office:value-type="float" office:value="11.178">
            <text:p>11.178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/>
          <table:table-cell table:formula="of:=[.E185]/[.B185]" office:value-type="float" office:value="0.871714887311862">
            <text:p>0.8717148873</text:p>
          </table:table-cell>
          <table:table-cell table:formula="of:=[.E185]-[.B185]" office:value-type="float" office:value="-1.645">
            <text:p>-1.645</text:p>
          </table:table-cell>
        </table:table-row>
        <table:table-row table:style-name="ro1">
          <table:table-cell office:value-type="float" office:value="1396635943.311">
            <text:p>1396635943.311</text:p>
          </table:table-cell>
          <table:table-cell office:value-type="float" office:value="11.376">
            <text:p>11.37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1.328">
            <text:p>11.328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86]/[.B186]" office:value-type="float" office:value="0.9957805907173">
            <text:p>0.9957805907</text:p>
          </table:table-cell>
          <table:table-cell table:formula="of:=[.E186]-[.B186]" office:value-type="float" office:value="-0.048">
            <text:p>-0.048</text:p>
          </table:table-cell>
        </table:table-row>
        <table:table-row table:style-name="ro1">
          <table:table-cell office:value-type="float" office:value="1396635945.811">
            <text:p>1396635945.811</text:p>
          </table:table-cell>
          <table:table-cell office:value-type="float" office:value="11.301">
            <text:p>11.301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 office:value-type="float" office:value="12.344">
            <text:p>12.344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/>
          <table:table-cell table:formula="of:=[.E187]/[.B187]" office:value-type="float" office:value="1.09229271745863">
            <text:p>1.0922927175</text:p>
          </table:table-cell>
          <table:table-cell table:formula="of:=[.E187]-[.B187]" office:value-type="float" office:value="1.043">
            <text:p>1.043</text:p>
          </table:table-cell>
        </table:table-row>
        <table:table-row table:style-name="ro1">
          <table:table-cell office:value-type="float" office:value="1396635956.012">
            <text:p>1396635956.012</text:p>
          </table:table-cell>
          <table:table-cell office:value-type="float" office:value="13.217">
            <text:p>13.217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2.706">
            <text:p>12.70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188]/[.B188]" office:value-type="float" office:value="0.961337671181055">
            <text:p>0.9613376712</text:p>
          </table:table-cell>
          <table:table-cell table:formula="of:=[.E188]-[.B188]" office:value-type="float" office:value="-0.511000000000001">
            <text:p>-0.511</text:p>
          </table:table-cell>
        </table:table-row>
        <table:table-row table:style-name="ro1">
          <table:table-cell office:value-type="float" office:value="1396635963.718">
            <text:p>1396635963.718</text:p>
          </table:table-cell>
          <table:table-cell office:value-type="float" office:value="12.984">
            <text:p>12.984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 office:value-type="float" office:value="12.993">
            <text:p>12.993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/>
          <table:table-cell table:formula="of:=[.E189]/[.B189]" office:value-type="float" office:value="1.00069316081331">
            <text:p>1.0006931608</text:p>
          </table:table-cell>
          <table:table-cell table:formula="of:=[.E189]-[.B189]" office:value-type="float" office:value="0.00900000000000034">
            <text:p>0.009</text:p>
          </table:table-cell>
        </table:table-row>
        <table:table-row table:style-name="ro1">
          <table:table-cell office:value-type="float" office:value="1396635963.86">
            <text:p>1396635963.86</text:p>
          </table:table-cell>
          <table:table-cell office:value-type="float" office:value="11.665">
            <text:p>11.665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2.457">
            <text:p>12.457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190]/[.B190]" office:value-type="float" office:value="1.06789541363052">
            <text:p>1.0678954136</text:p>
          </table:table-cell>
          <table:table-cell table:formula="of:=[.E190]-[.B190]" office:value-type="float" office:value="0.792000000000002">
            <text:p>0.792</text:p>
          </table:table-cell>
        </table:table-row>
        <table:table-row table:style-name="ro1">
          <table:table-cell office:value-type="float" office:value="1396635964.334">
            <text:p>1396635964.334</text:p>
          </table:table-cell>
          <table:table-cell office:value-type="float" office:value="13.543">
            <text:p>13.543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3.964">
            <text:p>13.964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191]/[.B191]" office:value-type="float" office:value="1.03108616997711">
            <text:p>1.03108617</text:p>
          </table:table-cell>
          <table:table-cell table:formula="of:=[.E191]-[.B191]" office:value-type="float" office:value="0.421000000000001">
            <text:p>0.421</text:p>
          </table:table-cell>
        </table:table-row>
        <table:table-row table:style-name="ro1">
          <table:table-cell office:value-type="float" office:value="1396635964.983">
            <text:p>1396635964.983</text:p>
          </table:table-cell>
          <table:table-cell office:value-type="float" office:value="12.318">
            <text:p>12.318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 office:value-type="float" office:value="12.412">
            <text:p>12.412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/>
          <table:table-cell table:formula="of:=[.E192]/[.B192]" office:value-type="float" office:value="1.00763110894626">
            <text:p>1.0076311089</text:p>
          </table:table-cell>
          <table:table-cell table:formula="of:=[.E192]-[.B192]" office:value-type="float" office:value="0.0940000000000012">
            <text:p>0.094</text:p>
          </table:table-cell>
        </table:table-row>
        <table:table-row table:style-name="ro1">
          <table:table-cell office:value-type="float" office:value="1396635980.712">
            <text:p>1396635980.712</text:p>
          </table:table-cell>
          <table:table-cell office:value-type="float" office:value="12.931">
            <text:p>12.931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3.713">
            <text:p>13.713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193]/[.B193]" office:value-type="float" office:value="1.06047482793287">
            <text:p>1.0604748279</text:p>
          </table:table-cell>
          <table:table-cell table:formula="of:=[.E193]-[.B193]" office:value-type="float" office:value="0.781999999999998">
            <text:p>0.782</text:p>
          </table:table-cell>
        </table:table-row>
        <table:table-row table:style-name="ro1">
          <table:table-cell office:value-type="float" office:value="1396636023.071">
            <text:p>1396636023.071</text:p>
          </table:table-cell>
          <table:table-cell office:value-type="float" office:value="15.005">
            <text:p>15.005</text:p>
          </table:table-cell>
          <table:table-cell office:value-type="float" office:value="1.36974">
            <text:p>1.36974</text:p>
          </table:table-cell>
          <table:table-cell office:value-type="float" office:value="1.36984">
            <text:p>1.36984</text:p>
          </table:table-cell>
          <table:table-cell office:value-type="float" office:value="16.442">
            <text:p>16.442</text:p>
          </table:table-cell>
          <table:table-cell office:value-type="float" office:value="1.36974">
            <text:p>1.36974</text:p>
          </table:table-cell>
          <table:table-cell office:value-type="float" office:value="1.36984">
            <text:p>1.36984</text:p>
          </table:table-cell>
          <table:table-cell/>
          <table:table-cell table:formula="of:=[.E194]/[.B194]" office:value-type="float" office:value="1.09576807730756">
            <text:p>1.0957680773</text:p>
          </table:table-cell>
          <table:table-cell table:formula="of:=[.E194]-[.B194]" office:value-type="float" office:value="1.437">
            <text:p>1.437</text:p>
          </table:table-cell>
        </table:table-row>
        <table:table-row table:style-name="ro1">
          <table:table-cell office:value-type="float" office:value="1396636028.067">
            <text:p>1396636028.067</text:p>
          </table:table-cell>
          <table:table-cell office:value-type="float" office:value="11.937">
            <text:p>11.937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3.071">
            <text:p>13.071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195]/[.B195]" office:value-type="float" office:value="1.09499874340287">
            <text:p>1.0949987434</text:p>
          </table:table-cell>
          <table:table-cell table:formula="of:=[.E195]-[.B195]" office:value-type="float" office:value="1.134">
            <text:p>1.134</text:p>
          </table:table-cell>
        </table:table-row>
        <table:table-row table:style-name="ro1">
          <table:table-cell office:value-type="float" office:value="1396636031.305">
            <text:p>1396636031.305</text:p>
          </table:table-cell>
          <table:table-cell office:value-type="float" office:value="11.92">
            <text:p>11.92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12.469">
            <text:p>12.469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196]/[.B196]" office:value-type="float" office:value="1.04605704697987">
            <text:p>1.046057047</text:p>
          </table:table-cell>
          <table:table-cell table:formula="of:=[.E196]-[.B196]" office:value-type="float" office:value="0.549">
            <text:p>0.549</text:p>
          </table:table-cell>
        </table:table-row>
        <table:table-row table:style-name="ro1">
          <table:table-cell office:value-type="float" office:value="1396636031.413">
            <text:p>1396636031.413</text:p>
          </table:table-cell>
          <table:table-cell office:value-type="float" office:value="12.728">
            <text:p>12.728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 office:value-type="float" office:value="13.178">
            <text:p>13.178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/>
          <table:table-cell table:formula="of:=[.E197]/[.B197]" office:value-type="float" office:value="1.03535512256443">
            <text:p>1.0353551226</text:p>
          </table:table-cell>
          <table:table-cell table:formula="of:=[.E197]-[.B197]" office:value-type="float" office:value="0.450000000000001">
            <text:p>0.45</text:p>
          </table:table-cell>
        </table:table-row>
        <table:table-row table:style-name="ro1">
          <table:table-cell office:value-type="float" office:value="1396636031.909">
            <text:p>1396636031.909</text:p>
          </table:table-cell>
          <table:table-cell office:value-type="float" office:value="13.246">
            <text:p>13.246</text:p>
          </table:table-cell>
          <table:table-cell office:value-type="float" office:value="1.36975">
            <text:p>1.36975</text:p>
          </table:table-cell>
          <table:table-cell office:value-type="float" office:value="1.36984">
            <text:p>1.36984</text:p>
          </table:table-cell>
          <table:table-cell office:value-type="float" office:value="12.689">
            <text:p>12.689</text:p>
          </table:table-cell>
          <table:table-cell office:value-type="float" office:value="1.36975">
            <text:p>1.36975</text:p>
          </table:table-cell>
          <table:table-cell office:value-type="float" office:value="1.36984">
            <text:p>1.36984</text:p>
          </table:table-cell>
          <table:table-cell/>
          <table:table-cell table:formula="of:=[.E198]/[.B198]" office:value-type="float" office:value="0.957949569681413">
            <text:p>0.9579495697</text:p>
          </table:table-cell>
          <table:table-cell table:formula="of:=[.E198]-[.B198]" office:value-type="float" office:value="-0.557">
            <text:p>-0.557</text:p>
          </table:table-cell>
        </table:table-row>
        <table:table-row table:style-name="ro1">
          <table:table-cell office:value-type="float" office:value="1396636032">
            <text:p>1396636032</text:p>
          </table:table-cell>
          <table:table-cell office:value-type="float" office:value="11.669">
            <text:p>11.669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 office:value-type="float" office:value="21.381">
            <text:p>21.381</text:p>
          </table:table-cell>
          <table:table-cell office:value-type="float" office:value="1.36973">
            <text:p>1.36973</text:p>
          </table:table-cell>
          <table:table-cell office:value-type="float" office:value="1.36984">
            <text:p>1.36984</text:p>
          </table:table-cell>
          <table:table-cell/>
          <table:table-cell table:formula="of:=[.E199]/[.B199]" office:value-type="float" office:value="1.8322906847202">
            <text:p>1.8322906847</text:p>
          </table:table-cell>
          <table:table-cell table:formula="of:=[.E199]-[.B199]" office:value-type="float" office:value="9.712">
            <text:p>9.712</text:p>
          </table:table-cell>
        </table:table-row>
        <table:table-row table:style-name="ro1">
          <table:table-cell office:value-type="float" office:value="1396636032.211">
            <text:p>1396636032.211</text:p>
          </table:table-cell>
          <table:table-cell office:value-type="float" office:value="12.277">
            <text:p>12.277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3.245">
            <text:p>13.245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00]/[.B200]" office:value-type="float" office:value="1.07884662376802">
            <text:p>1.0788466238</text:p>
          </table:table-cell>
          <table:table-cell table:formula="of:=[.E200]-[.B200]" office:value-type="float" office:value="0.968">
            <text:p>0.968</text:p>
          </table:table-cell>
        </table:table-row>
        <table:table-row table:style-name="ro1">
          <table:table-cell office:value-type="float" office:value="1396636045.337">
            <text:p>1396636045.337</text:p>
          </table:table-cell>
          <table:table-cell office:value-type="float" office:value="12.041">
            <text:p>12.041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13.074">
            <text:p>13.074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01]/[.B201]" office:value-type="float" office:value="1.08579021675941">
            <text:p>1.0857902168</text:p>
          </table:table-cell>
          <table:table-cell table:formula="of:=[.E201]-[.B201]" office:value-type="float" office:value="1.033">
            <text:p>1.033</text:p>
          </table:table-cell>
        </table:table-row>
        <table:table-row table:style-name="ro1">
          <table:table-cell office:value-type="float" office:value="1396636045.452">
            <text:p>1396636045.452</text:p>
          </table:table-cell>
          <table:table-cell office:value-type="float" office:value="14.89">
            <text:p>14.89</text:p>
          </table:table-cell>
          <table:table-cell office:value-type="float" office:value="1.36971">
            <text:p>1.36971</text:p>
          </table:table-cell>
          <table:table-cell office:value-type="float" office:value="1.36981">
            <text:p>1.36981</text:p>
          </table:table-cell>
          <table:table-cell office:value-type="float" office:value="16.46">
            <text:p>16.46</text:p>
          </table:table-cell>
          <table:table-cell office:value-type="float" office:value="1.36971">
            <text:p>1.36971</text:p>
          </table:table-cell>
          <table:table-cell office:value-type="float" office:value="1.36981">
            <text:p>1.36981</text:p>
          </table:table-cell>
          <table:table-cell/>
          <table:table-cell table:formula="of:=[.E202]/[.B202]" office:value-type="float" office:value="1.10543989254533">
            <text:p>1.1054398925</text:p>
          </table:table-cell>
          <table:table-cell table:formula="of:=[.E202]-[.B202]" office:value-type="float" office:value="1.57">
            <text:p>1.57</text:p>
          </table:table-cell>
        </table:table-row>
        <table:table-row table:style-name="ro1">
          <table:table-cell office:value-type="float" office:value="1396636045.721">
            <text:p>1396636045.721</text:p>
          </table:table-cell>
          <table:table-cell office:value-type="float" office:value="12.17">
            <text:p>12.17</text:p>
          </table:table-cell>
          <table:table-cell office:value-type="float" office:value="1.36972">
            <text:p>1.36972</text:p>
          </table:table-cell>
          <table:table-cell office:value-type="float" office:value="1.36981">
            <text:p>1.36981</text:p>
          </table:table-cell>
          <table:table-cell office:value-type="float" office:value="12.748">
            <text:p>12.748</text:p>
          </table:table-cell>
          <table:table-cell office:value-type="float" office:value="1.36972">
            <text:p>1.36972</text:p>
          </table:table-cell>
          <table:table-cell office:value-type="float" office:value="1.36981">
            <text:p>1.36981</text:p>
          </table:table-cell>
          <table:table-cell/>
          <table:table-cell table:formula="of:=[.E203]/[.B203]" office:value-type="float" office:value="1.04749383730485">
            <text:p>1.0474938373</text:p>
          </table:table-cell>
          <table:table-cell table:formula="of:=[.E203]-[.B203]" office:value-type="float" office:value="0.577999999999999">
            <text:p>0.578</text:p>
          </table:table-cell>
        </table:table-row>
        <table:table-row table:style-name="ro1">
          <table:table-cell office:value-type="float" office:value="1396636045.722">
            <text:p>1396636045.722</text:p>
          </table:table-cell>
          <table:table-cell office:value-type="float" office:value="26.692">
            <text:p>26.692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111.72">
            <text:p>111.72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04]/[.B204]" office:value-type="float" office:value="4.18552375243519">
            <text:p>4.1855237524</text:p>
          </table:table-cell>
          <table:table-cell table:formula="of:=[.E204]-[.B204]" office:value-type="float" office:value="85.028">
            <text:p>85.028</text:p>
          </table:table-cell>
        </table:table-row>
        <table:table-row table:style-name="ro1">
          <table:table-cell office:value-type="float" office:value="1396636048.725">
            <text:p>1396636048.725</text:p>
          </table:table-cell>
          <table:table-cell office:value-type="float" office:value="12.965">
            <text:p>12.965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 office:value-type="float" office:value="13.937">
            <text:p>13.937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table:formula="of:=[.E205]/[.B205]" office:value-type="float" office:value="1.07497107597378">
            <text:p>1.074971076</text:p>
          </table:table-cell>
          <table:table-cell table:formula="of:=[.E205]-[.B205]" office:value-type="float" office:value="0.972">
            <text:p>0.972</text:p>
          </table:table-cell>
        </table:table-row>
        <table:table-row table:style-name="ro1">
          <table:table-cell office:value-type="float" office:value="1396636048.952">
            <text:p>1396636048.952</text:p>
          </table:table-cell>
          <table:table-cell office:value-type="float" office:value="20.318">
            <text:p>20.318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 office:value-type="float" office:value="19.011">
            <text:p>19.011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/>
          <table:table-cell table:formula="of:=[.E206]/[.B206]" office:value-type="float" office:value="0.935672802441185">
            <text:p>0.9356728024</text:p>
          </table:table-cell>
          <table:table-cell table:formula="of:=[.E206]-[.B206]" office:value-type="float" office:value="-1.307">
            <text:p>-1.307</text:p>
          </table:table-cell>
        </table:table-row>
        <table:table-row table:style-name="ro1">
          <table:table-cell office:value-type="float" office:value="1396636049.113">
            <text:p>1396636049.113</text:p>
          </table:table-cell>
          <table:table-cell office:value-type="float" office:value="11.224">
            <text:p>11.224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2.302">
            <text:p>12.302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07]/[.B207]" office:value-type="float" office:value="1.09604419101924">
            <text:p>1.096044191</text:p>
          </table:table-cell>
          <table:table-cell table:formula="of:=[.E207]-[.B207]" office:value-type="float" office:value="1.078">
            <text:p>1.078</text:p>
          </table:table-cell>
        </table:table-row>
        <table:table-row table:style-name="ro1">
          <table:table-cell office:value-type="float" office:value="1396636049.194">
            <text:p>1396636049.194</text:p>
          </table:table-cell>
          <table:table-cell office:value-type="float" office:value="13.394">
            <text:p>13.394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 office:value-type="float" office:value="31.581">
            <text:p>31.581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/>
          <table:table-cell table:formula="of:=[.E208]/[.B208]" office:value-type="float" office:value="2.35784679707332">
            <text:p>2.3578467971</text:p>
          </table:table-cell>
          <table:table-cell table:formula="of:=[.E208]-[.B208]" office:value-type="float" office:value="18.187">
            <text:p>18.187</text:p>
          </table:table-cell>
        </table:table-row>
        <table:table-row table:style-name="ro1">
          <table:table-cell office:value-type="float" office:value="1396636049.926">
            <text:p>1396636049.926</text:p>
          </table:table-cell>
          <table:table-cell office:value-type="float" office:value="11.38">
            <text:p>11.38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 office:value-type="float" office:value="13.044">
            <text:p>13.044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/>
          <table:table-cell table:formula="of:=[.E209]/[.B209]" office:value-type="float" office:value="1.14622144112478">
            <text:p>1.1462214411</text:p>
          </table:table-cell>
          <table:table-cell table:formula="of:=[.E209]-[.B209]" office:value-type="float" office:value="1.664">
            <text:p>1.664</text:p>
          </table:table-cell>
        </table:table-row>
        <table:table-row table:style-name="ro1">
          <table:table-cell office:value-type="float" office:value="1396636050.041">
            <text:p>1396636050.041</text:p>
          </table:table-cell>
          <table:table-cell office:value-type="float" office:value="13.163">
            <text:p>13.163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4.319">
            <text:p>14.319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10]/[.B210]" office:value-type="float" office:value="1.08782192509306">
            <text:p>1.0878219251</text:p>
          </table:table-cell>
          <table:table-cell table:formula="of:=[.E210]-[.B210]" office:value-type="float" office:value="1.156">
            <text:p>1.156</text:p>
          </table:table-cell>
        </table:table-row>
        <table:table-row table:style-name="ro1">
          <table:table-cell office:value-type="float" office:value="1396636052.803">
            <text:p>1396636052.803</text:p>
          </table:table-cell>
          <table:table-cell office:value-type="float" office:value="12.424">
            <text:p>12.424</text:p>
          </table:table-cell>
          <table:table-cell office:value-type="float" office:value="1.36972">
            <text:p>1.36972</text:p>
          </table:table-cell>
          <table:table-cell office:value-type="float" office:value="1.36981">
            <text:p>1.36981</text:p>
          </table:table-cell>
          <table:table-cell office:value-type="float" office:value="12.412">
            <text:p>12.412</text:p>
          </table:table-cell>
          <table:table-cell office:value-type="float" office:value="1.36972">
            <text:p>1.36972</text:p>
          </table:table-cell>
          <table:table-cell office:value-type="float" office:value="1.36981">
            <text:p>1.36981</text:p>
          </table:table-cell>
          <table:table-cell/>
          <table:table-cell table:formula="of:=[.E211]/[.B211]" office:value-type="float" office:value="0.999034127495171">
            <text:p>0.9990341275</text:p>
          </table:table-cell>
          <table:table-cell table:formula="of:=[.E211]-[.B211]" office:value-type="float" office:value="-0.0119999999999987">
            <text:p>-0.012</text:p>
          </table:table-cell>
        </table:table-row>
        <table:table-row table:style-name="ro1">
          <table:table-cell office:value-type="float" office:value="1396636053.414">
            <text:p>1396636053.414</text:p>
          </table:table-cell>
          <table:table-cell office:value-type="float" office:value="16.847">
            <text:p>16.847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7.934">
            <text:p>17.934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12]/[.B212]" office:value-type="float" office:value="1.06452187333056">
            <text:p>1.0645218733</text:p>
          </table:table-cell>
          <table:table-cell table:formula="of:=[.E212]-[.B212]" office:value-type="float" office:value="1.087">
            <text:p>1.087</text:p>
          </table:table-cell>
        </table:table-row>
        <table:table-row table:style-name="ro1">
          <table:table-cell office:value-type="float" office:value="1396636061.948">
            <text:p>1396636061.948</text:p>
          </table:table-cell>
          <table:table-cell office:value-type="float" office:value="11.973">
            <text:p>11.973</text:p>
          </table:table-cell>
          <table:table-cell office:value-type="float" office:value="1.36971">
            <text:p>1.36971</text:p>
          </table:table-cell>
          <table:table-cell office:value-type="float" office:value="1.36984">
            <text:p>1.36984</text:p>
          </table:table-cell>
          <table:table-cell office:value-type="float" office:value="12.742">
            <text:p>12.742</text:p>
          </table:table-cell>
          <table:table-cell office:value-type="float" office:value="1.36971">
            <text:p>1.36971</text:p>
          </table:table-cell>
          <table:table-cell office:value-type="float" office:value="1.36984">
            <text:p>1.36984</text:p>
          </table:table-cell>
          <table:table-cell/>
          <table:table-cell table:formula="of:=[.E213]/[.B213]" office:value-type="float" office:value="1.0642278459868">
            <text:p>1.064227846</text:p>
          </table:table-cell>
          <table:table-cell table:formula="of:=[.E213]-[.B213]" office:value-type="float" office:value="0.769">
            <text:p>0.769</text:p>
          </table:table-cell>
        </table:table-row>
        <table:table-row table:style-name="ro1">
          <table:table-cell office:value-type="float" office:value="1396636062.013">
            <text:p>1396636062.013</text:p>
          </table:table-cell>
          <table:table-cell office:value-type="float" office:value="11.52">
            <text:p>11.52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 office:value-type="float" office:value="50.18">
            <text:p>50.18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/>
          <table:table-cell table:formula="of:=[.E214]/[.B214]" office:value-type="float" office:value="4.35590277777778">
            <text:p>4.3559027778</text:p>
          </table:table-cell>
          <table:table-cell table:formula="of:=[.E214]-[.B214]" office:value-type="float" office:value="38.66">
            <text:p>38.66</text:p>
          </table:table-cell>
        </table:table-row>
        <table:table-row table:style-name="ro1">
          <table:table-cell office:value-type="float" office:value="1396636062.312">
            <text:p>1396636062.312</text:p>
          </table:table-cell>
          <table:table-cell office:value-type="float" office:value="11.633">
            <text:p>11.633</text:p>
          </table:table-cell>
          <table:table-cell office:value-type="float" office:value="1.36973">
            <text:p>1.36973</text:p>
          </table:table-cell>
          <table:table-cell office:value-type="float" office:value="1.36982">
            <text:p>1.36982</text:p>
          </table:table-cell>
          <table:table-cell office:value-type="float" office:value="12.178">
            <text:p>12.178</text:p>
          </table:table-cell>
          <table:table-cell office:value-type="float" office:value="1.36973">
            <text:p>1.36973</text:p>
          </table:table-cell>
          <table:table-cell office:value-type="float" office:value="1.36982">
            <text:p>1.36982</text:p>
          </table:table-cell>
          <table:table-cell/>
          <table:table-cell table:formula="of:=[.E215]/[.B215]" office:value-type="float" office:value="1.04684947992779">
            <text:p>1.0468494799</text:p>
          </table:table-cell>
          <table:table-cell table:formula="of:=[.E215]-[.B215]" office:value-type="float" office:value="0.545000000000002">
            <text:p>0.545</text:p>
          </table:table-cell>
        </table:table-row>
        <table:table-row table:style-name="ro1">
          <table:table-cell office:value-type="float" office:value="1396636070.978">
            <text:p>1396636070.978</text:p>
          </table:table-cell>
          <table:table-cell office:value-type="float" office:value="12.089">
            <text:p>12.089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13.705">
            <text:p>13.705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16]/[.B216]" office:value-type="float" office:value="1.1336752419555">
            <text:p>1.133675242</text:p>
          </table:table-cell>
          <table:table-cell table:formula="of:=[.E216]-[.B216]" office:value-type="float" office:value="1.616">
            <text:p>1.616</text:p>
          </table:table-cell>
        </table:table-row>
        <table:table-row table:style-name="ro1">
          <table:table-cell office:value-type="float" office:value="1396636079.737">
            <text:p>1396636079.737</text:p>
          </table:table-cell>
          <table:table-cell office:value-type="float" office:value="11.894">
            <text:p>11.894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12.7">
            <text:p>12.7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17]/[.B217]" office:value-type="float" office:value="1.06776525979485">
            <text:p>1.0677652598</text:p>
          </table:table-cell>
          <table:table-cell table:formula="of:=[.E217]-[.B217]" office:value-type="float" office:value="0.805999999999999">
            <text:p>0.806</text:p>
          </table:table-cell>
        </table:table-row>
        <table:table-row table:style-name="ro1">
          <table:table-cell office:value-type="float" office:value="1396636089.411">
            <text:p>1396636089.411</text:p>
          </table:table-cell>
          <table:table-cell office:value-type="float" office:value="13.241">
            <text:p>13.241</text:p>
          </table:table-cell>
          <table:table-cell office:value-type="float" office:value="1.36973">
            <text:p>1.36973</text:p>
          </table:table-cell>
          <table:table-cell office:value-type="float" office:value="1.36982">
            <text:p>1.36982</text:p>
          </table:table-cell>
          <table:table-cell office:value-type="float" office:value="14.085">
            <text:p>14.085</text:p>
          </table:table-cell>
          <table:table-cell office:value-type="float" office:value="1.36973">
            <text:p>1.36973</text:p>
          </table:table-cell>
          <table:table-cell office:value-type="float" office:value="1.36982">
            <text:p>1.36982</text:p>
          </table:table-cell>
          <table:table-cell/>
          <table:table-cell table:formula="of:=[.E218]/[.B218]" office:value-type="float" office:value="1.06374140925912">
            <text:p>1.0637414093</text:p>
          </table:table-cell>
          <table:table-cell table:formula="of:=[.E218]-[.B218]" office:value-type="float" office:value="0.844000000000001">
            <text:p>0.844</text:p>
          </table:table-cell>
        </table:table-row>
        <table:table-row table:style-name="ro1">
          <table:table-cell office:value-type="float" office:value="1396636097.287">
            <text:p>1396636097.287</text:p>
          </table:table-cell>
          <table:table-cell office:value-type="float" office:value="14.367">
            <text:p>14.367</text:p>
          </table:table-cell>
          <table:table-cell office:value-type="float" office:value="1.36973">
            <text:p>1.36973</text:p>
          </table:table-cell>
          <table:table-cell office:value-type="float" office:value="1.36981">
            <text:p>1.36981</text:p>
          </table:table-cell>
          <table:table-cell office:value-type="float" office:value="15.304">
            <text:p>15.304</text:p>
          </table:table-cell>
          <table:table-cell office:value-type="float" office:value="1.36973">
            <text:p>1.36973</text:p>
          </table:table-cell>
          <table:table-cell office:value-type="float" office:value="1.36981">
            <text:p>1.36981</text:p>
          </table:table-cell>
          <table:table-cell/>
          <table:table-cell table:formula="of:=[.E219]/[.B219]" office:value-type="float" office:value="1.06521890443377">
            <text:p>1.0652189044</text:p>
          </table:table-cell>
          <table:table-cell table:formula="of:=[.E219]-[.B219]" office:value-type="float" office:value="0.936999999999999">
            <text:p>0.937</text:p>
          </table:table-cell>
        </table:table-row>
        <table:table-row table:style-name="ro1">
          <table:table-cell office:value-type="float" office:value="1396636097.993">
            <text:p>1396636097.993</text:p>
          </table:table-cell>
          <table:table-cell office:value-type="float" office:value="11.977">
            <text:p>11.977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 office:value-type="float" office:value="12.535">
            <text:p>12.535</text:p>
          </table:table-cell>
          <table:table-cell office:value-type="float" office:value="1.36972">
            <text:p>1.36972</text:p>
          </table:table-cell>
          <table:table-cell office:value-type="float" office:value="1.36982">
            <text:p>1.36982</text:p>
          </table:table-cell>
          <table:table-cell/>
          <table:table-cell table:formula="of:=[.E220]/[.B220]" office:value-type="float" office:value="1.04658929615096">
            <text:p>1.0465892962</text:p>
          </table:table-cell>
          <table:table-cell table:formula="of:=[.E220]-[.B220]" office:value-type="float" office:value="0.558">
            <text:p>0.558</text:p>
          </table:table-cell>
        </table:table-row>
        <table:table-row table:style-name="ro1">
          <table:table-cell office:value-type="float" office:value="1396636097.999">
            <text:p>1396636097.999</text:p>
          </table:table-cell>
          <table:table-cell office:value-type="float" office:value="26.052">
            <text:p>26.052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 office:value-type="float" office:value="107.659">
            <text:p>107.659</text:p>
          </table:table-cell>
          <table:table-cell office:value-type="float" office:value="1.36971">
            <text:p>1.36971</text:p>
          </table:table-cell>
          <table:table-cell office:value-type="float" office:value="1.36983">
            <text:p>1.36983</text:p>
          </table:table-cell>
          <table:table-cell/>
          <table:table-cell table:formula="of:=[.E221]/[.B221]" office:value-type="float" office:value="4.13246583755566">
            <text:p>4.1324658376</text:p>
          </table:table-cell>
          <table:table-cell table:formula="of:=[.E221]-[.B221]" office:value-type="float" office:value="81.607">
            <text:p>81.607</text:p>
          </table:table-cell>
        </table:table-row>
        <table:table-row table:style-name="ro1">
          <table:table-cell office:value-type="float" office:value="1396636098.111">
            <text:p>1396636098.111</text:p>
          </table:table-cell>
          <table:table-cell office:value-type="float" office:value="12.219">
            <text:p>12.219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 office:value-type="float" office:value="96.386">
            <text:p>96.386</text:p>
          </table:table-cell>
          <table:table-cell office:value-type="float" office:value="1.36971">
            <text:p>1.36971</text:p>
          </table:table-cell>
          <table:table-cell office:value-type="float" office:value="1.36982">
            <text:p>1.36982</text:p>
          </table:table-cell>
          <table:table-cell/>
          <table:table-cell table:formula="of:=[.E222]/[.B222]" office:value-type="float" office:value="7.8882068909076">
            <text:p>7.8882068909</text:p>
          </table:table-cell>
          <table:table-cell table:formula="of:=[.E222]-[.B222]" office:value-type="float" office:value="84.167">
            <text:p>84.167</text:p>
          </table:table-cell>
        </table:table-row>
        <table:table-row table:style-name="ro1">
          <table:table-cell office:value-type="float" office:value="1396636102.779">
            <text:p>1396636102.779</text:p>
          </table:table-cell>
          <table:table-cell office:value-type="float" office:value="11.778">
            <text:p>11.778</text:p>
          </table:table-cell>
          <table:table-cell office:value-type="float" office:value="1.3697">
            <text:p>1.3697</text:p>
          </table:table-cell>
          <table:table-cell office:value-type="float" office:value="1.36982">
            <text:p>1.36982</text:p>
          </table:table-cell>
          <table:table-cell office:value-type="float" office:value="13.285">
            <text:p>13.285</text:p>
          </table:table-cell>
          <table:table-cell office:value-type="float" office:value="1.3697">
            <text:p>1.3697</text:p>
          </table:table-cell>
          <table:table-cell office:value-type="float" office:value="1.36982">
            <text:p>1.36982</text:p>
          </table:table-cell>
          <table:table-cell/>
          <table:table-cell table:formula="of:=[.E223]/[.B223]" office:value-type="float" office:value="1.12795041602989">
            <text:p>1.127950416</text:p>
          </table:table-cell>
          <table:table-cell table:formula="of:=[.E223]-[.B223]" office:value-type="float" office:value="1.507">
            <text:p>1.507</text:p>
          </table:table-cell>
        </table:table-row>
        <table:table-row table:style-name="ro1">
          <table:table-cell office:value-type="float" office:value="1396636114.713">
            <text:p>1396636114.713</text:p>
          </table:table-cell>
          <table:table-cell office:value-type="float" office:value="11.357">
            <text:p>11.357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 office:value-type="float" office:value="12.788">
            <text:p>12.788</text:p>
          </table:table-cell>
          <table:table-cell office:value-type="float" office:value="1.36972">
            <text:p>1.36972</text:p>
          </table:table-cell>
          <table:table-cell office:value-type="float" office:value="1.36983">
            <text:p>1.36983</text:p>
          </table:table-cell>
          <table:table-cell/>
          <table:table-cell table:formula="of:=[.E224]/[.B224]" office:value-type="float" office:value="1.1260015849256">
            <text:p>1.1260015849</text:p>
          </table:table-cell>
          <table:table-cell table:formula="of:=[.E224]-[.B224]" office:value-type="float" office:value="1.431">
            <text:p>1.431</text:p>
          </table:table-cell>
        </table:table-row>
        <table:table-row table:style-name="ro1">
          <table:table-cell office:value-type="float" office:value="1396636115.222">
            <text:p>1396636115.222</text:p>
          </table:table-cell>
          <table:table-cell office:value-type="float" office:value="12.619">
            <text:p>12.619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13.48">
            <text:p>13.48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225]/[.B225]" office:value-type="float" office:value="1.06823044615263">
            <text:p>1.0682304462</text:p>
          </table:table-cell>
          <table:table-cell table:formula="of:=[.E225]-[.B225]" office:value-type="float" office:value="0.861000000000001">
            <text:p>0.861</text:p>
          </table:table-cell>
        </table:table-row>
        <table:table-row table:style-name="ro1">
          <table:table-cell office:value-type="float" office:value="1396636122.415">
            <text:p>1396636122.415</text:p>
          </table:table-cell>
          <table:table-cell office:value-type="float" office:value="13.756">
            <text:p>13.756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 office:value-type="float" office:value="14.577">
            <text:p>14.577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/>
          <table:table-cell table:formula="of:=[.E226]/[.B226]" office:value-type="float" office:value="1.0596830473975">
            <text:p>1.0596830474</text:p>
          </table:table-cell>
          <table:table-cell table:formula="of:=[.E226]-[.B226]" office:value-type="float" office:value="0.821">
            <text:p>0.821</text:p>
          </table:table-cell>
        </table:table-row>
        <table:table-row table:style-name="ro1">
          <table:table-cell office:value-type="float" office:value="1396636122.467">
            <text:p>1396636122.467</text:p>
          </table:table-cell>
          <table:table-cell office:value-type="float" office:value="12.041">
            <text:p>12.041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  <table:table-cell office:value-type="float" office:value="61.406">
            <text:p>61.406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  <table:table-cell/>
          <table:table-cell table:formula="of:=[.E227]/[.B227]" office:value-type="float" office:value="5.09974254630014">
            <text:p>5.0997425463</text:p>
          </table:table-cell>
          <table:table-cell table:formula="of:=[.E227]-[.B227]" office:value-type="float" office:value="49.365">
            <text:p>49.365</text:p>
          </table:table-cell>
        </table:table-row>
        <table:table-row table:style-name="ro1">
          <table:table-cell office:value-type="float" office:value="1396636122.515">
            <text:p>1396636122.515</text:p>
          </table:table-cell>
          <table:table-cell office:value-type="float" office:value="11.943">
            <text:p>11.943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13.804">
            <text:p>113.804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28]/[.B228]" office:value-type="float" office:value="9.5289290797957">
            <text:p>9.5289290798</text:p>
          </table:table-cell>
          <table:table-cell table:formula="of:=[.E228]-[.B228]" office:value-type="float" office:value="101.861">
            <text:p>101.861</text:p>
          </table:table-cell>
        </table:table-row>
        <table:table-row table:style-name="ro1">
          <table:table-cell office:value-type="float" office:value="1396636123.657">
            <text:p>1396636123.657</text:p>
          </table:table-cell>
          <table:table-cell office:value-type="float" office:value="11.684">
            <text:p>11.684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 office:value-type="float" office:value="12.485">
            <text:p>12.485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/>
          <table:table-cell table:formula="of:=[.E229]/[.B229]" office:value-type="float" office:value="1.06855528928449">
            <text:p>1.0685552893</text:p>
          </table:table-cell>
          <table:table-cell table:formula="of:=[.E229]-[.B229]" office:value-type="float" office:value="0.801">
            <text:p>0.801</text:p>
          </table:table-cell>
        </table:table-row>
        <table:table-row table:style-name="ro1">
          <table:table-cell office:value-type="float" office:value="1396636133.03">
            <text:p>1396636133.03</text:p>
          </table:table-cell>
          <table:table-cell office:value-type="float" office:value="12.439">
            <text:p>12.439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3.985">
            <text:p>13.985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30]/[.B230]" office:value-type="float" office:value="1.12428651820886">
            <text:p>1.1242865182</text:p>
          </table:table-cell>
          <table:table-cell table:formula="of:=[.E230]-[.B230]" office:value-type="float" office:value="1.546">
            <text:p>1.546</text:p>
          </table:table-cell>
        </table:table-row>
        <table:table-row table:style-name="ro1">
          <table:table-cell office:value-type="float" office:value="1396636133.113">
            <text:p>1396636133.113</text:p>
          </table:table-cell>
          <table:table-cell office:value-type="float" office:value="11.725">
            <text:p>11.725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28.437">
            <text:p>28.437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31]/[.B231]" office:value-type="float" office:value="2.42533049040512">
            <text:p>2.4253304904</text:p>
          </table:table-cell>
          <table:table-cell table:formula="of:=[.E231]-[.B231]" office:value-type="float" office:value="16.712">
            <text:p>16.712</text:p>
          </table:table-cell>
        </table:table-row>
        <table:table-row table:style-name="ro1">
          <table:table-cell office:value-type="float" office:value="1396636133.307">
            <text:p>1396636133.307</text:p>
          </table:table-cell>
          <table:table-cell office:value-type="float" office:value="12.59">
            <text:p>12.59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2.102">
            <text:p>12.102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32]/[.B232]" office:value-type="float" office:value="0.961239078633836">
            <text:p>0.9612390786</text:p>
          </table:table-cell>
          <table:table-cell table:formula="of:=[.E232]-[.B232]" office:value-type="float" office:value="-0.488">
            <text:p>-0.488</text:p>
          </table:table-cell>
        </table:table-row>
        <table:table-row table:style-name="ro1">
          <table:table-cell office:value-type="float" office:value="1396636133.329">
            <text:p>1396636133.329</text:p>
          </table:table-cell>
          <table:table-cell office:value-type="float" office:value="13.294">
            <text:p>13.294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91.4">
            <text:p>91.4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33]/[.B233]" office:value-type="float" office:value="6.87528208214232">
            <text:p>6.8752820821</text:p>
          </table:table-cell>
          <table:table-cell table:formula="of:=[.E233]-[.B233]" office:value-type="float" office:value="78.106">
            <text:p>78.106</text:p>
          </table:table-cell>
        </table:table-row>
        <table:table-row table:style-name="ro1">
          <table:table-cell office:value-type="float" office:value="1396636135.113">
            <text:p>1396636135.113</text:p>
          </table:table-cell>
          <table:table-cell office:value-type="float" office:value="13.303">
            <text:p>13.303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2.86">
            <text:p>12.86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34]/[.B234]" office:value-type="float" office:value="0.966699240772758">
            <text:p>0.9666992408</text:p>
          </table:table-cell>
          <table:table-cell table:formula="of:=[.E234]-[.B234]" office:value-type="float" office:value="-0.443000000000001">
            <text:p>-0.443</text:p>
          </table:table-cell>
        </table:table-row>
        <table:table-row table:style-name="ro1">
          <table:table-cell office:value-type="float" office:value="1396636135.522">
            <text:p>1396636135.522</text:p>
          </table:table-cell>
          <table:table-cell office:value-type="float" office:value="18.946">
            <text:p>18.946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4.881">
            <text:p>14.881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35]/[.B235]" office:value-type="float" office:value="0.785442837538267">
            <text:p>0.7854428375</text:p>
          </table:table-cell>
          <table:table-cell table:formula="of:=[.E235]-[.B235]" office:value-type="float" office:value="-4.065">
            <text:p>-4.065</text:p>
          </table:table-cell>
        </table:table-row>
        <table:table-row table:style-name="ro1">
          <table:table-cell office:value-type="float" office:value="1396636136.311">
            <text:p>1396636136.311</text:p>
          </table:table-cell>
          <table:table-cell office:value-type="float" office:value="11.62">
            <text:p>11.6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2.833">
            <text:p>12.833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36]/[.B236]" office:value-type="float" office:value="1.10438898450947">
            <text:p>1.1043889845</text:p>
          </table:table-cell>
          <table:table-cell table:formula="of:=[.E236]-[.B236]" office:value-type="float" office:value="1.213">
            <text:p>1.213</text:p>
          </table:table-cell>
        </table:table-row>
        <table:table-row table:style-name="ro1">
          <table:table-cell office:value-type="float" office:value="1396636153.555">
            <text:p>1396636153.555</text:p>
          </table:table-cell>
          <table:table-cell office:value-type="float" office:value="13.185">
            <text:p>13.185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4.49">
            <text:p>14.49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37]/[.B237]" office:value-type="float" office:value="1.09897610921502">
            <text:p>1.0989761092</text:p>
          </table:table-cell>
          <table:table-cell table:formula="of:=[.E237]-[.B237]" office:value-type="float" office:value="1.305">
            <text:p>1.305</text:p>
          </table:table-cell>
        </table:table-row>
        <table:table-row table:style-name="ro1">
          <table:table-cell office:value-type="float" office:value="1396636153.623">
            <text:p>1396636153.623</text:p>
          </table:table-cell>
          <table:table-cell office:value-type="float" office:value="17.691">
            <text:p>17.691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44.49">
            <text:p>44.49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238]/[.B238]" office:value-type="float" office:value="2.51483805324741">
            <text:p>2.5148380532</text:p>
          </table:table-cell>
          <table:table-cell table:formula="of:=[.E238]-[.B238]" office:value-type="float" office:value="26.799">
            <text:p>26.799</text:p>
          </table:table-cell>
        </table:table-row>
        <table:table-row table:style-name="ro1">
          <table:table-cell office:value-type="float" office:value="1396636154.914">
            <text:p>1396636154.914</text:p>
          </table:table-cell>
          <table:table-cell office:value-type="float" office:value="14.559">
            <text:p>14.559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4.776">
            <text:p>14.776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39]/[.B239]" office:value-type="float" office:value="1.01490486983996">
            <text:p>1.0149048698</text:p>
          </table:table-cell>
          <table:table-cell table:formula="of:=[.E239]-[.B239]" office:value-type="float" office:value="0.217000000000001">
            <text:p>0.217</text:p>
          </table:table-cell>
        </table:table-row>
        <table:table-row table:style-name="ro1">
          <table:table-cell office:value-type="float" office:value="1396636155.223">
            <text:p>1396636155.223</text:p>
          </table:table-cell>
          <table:table-cell office:value-type="float" office:value="16.409">
            <text:p>16.409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7.264">
            <text:p>17.264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240]/[.B240]" office:value-type="float" office:value="1.05210555183131">
            <text:p>1.0521055518</text:p>
          </table:table-cell>
          <table:table-cell table:formula="of:=[.E240]-[.B240]" office:value-type="float" office:value="0.855">
            <text:p>0.855</text:p>
          </table:table-cell>
        </table:table-row>
        <table:table-row table:style-name="ro1">
          <table:table-cell office:value-type="float" office:value="1396636158.093">
            <text:p>1396636158.093</text:p>
          </table:table-cell>
          <table:table-cell office:value-type="float" office:value="20.82">
            <text:p>20.82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21.813">
            <text:p>21.813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241]/[.B241]" office:value-type="float" office:value="1.04769452449568">
            <text:p>1.0476945245</text:p>
          </table:table-cell>
          <table:table-cell table:formula="of:=[.E241]-[.B241]" office:value-type="float" office:value="0.992999999999999">
            <text:p>0.993</text:p>
          </table:table-cell>
        </table:table-row>
        <table:table-row table:style-name="ro1">
          <table:table-cell office:value-type="float" office:value="1396636158.115">
            <text:p>1396636158.115</text:p>
          </table:table-cell>
          <table:table-cell office:value-type="float" office:value="37.902">
            <text:p>37.902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93.791">
            <text:p>93.791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242]/[.B242]" office:value-type="float" office:value="2.4745659859638">
            <text:p>2.474565986</text:p>
          </table:table-cell>
          <table:table-cell table:formula="of:=[.E242]-[.B242]" office:value-type="float" office:value="55.889">
            <text:p>55.889</text:p>
          </table:table-cell>
        </table:table-row>
        <table:table-row table:style-name="ro1">
          <table:table-cell office:value-type="float" office:value="1396636158.257">
            <text:p>1396636158.257</text:p>
          </table:table-cell>
          <table:table-cell office:value-type="float" office:value="12.423">
            <text:p>12.423</text:p>
          </table:table-cell>
          <table:table-cell office:value-type="float" office:value="1.36973">
            <text:p>1.36973</text:p>
          </table:table-cell>
          <table:table-cell office:value-type="float" office:value="1.36986">
            <text:p>1.36986</text:p>
          </table:table-cell>
          <table:table-cell office:value-type="float" office:value="53.446">
            <text:p>53.446</text:p>
          </table:table-cell>
          <table:table-cell office:value-type="float" office:value="1.36973">
            <text:p>1.36973</text:p>
          </table:table-cell>
          <table:table-cell office:value-type="float" office:value="1.36986">
            <text:p>1.36986</text:p>
          </table:table-cell>
          <table:table-cell/>
          <table:table-cell table:formula="of:=[.E243]/[.B243]" office:value-type="float" office:value="4.30218143765596">
            <text:p>4.3021814377</text:p>
          </table:table-cell>
          <table:table-cell table:formula="of:=[.E243]-[.B243]" office:value-type="float" office:value="41.023">
            <text:p>41.023</text:p>
          </table:table-cell>
        </table:table-row>
        <table:table-row table:style-name="ro1">
          <table:table-cell office:value-type="float" office:value="1396636158.33">
            <text:p>1396636158.33</text:p>
          </table:table-cell>
          <table:table-cell office:value-type="float" office:value="11.575">
            <text:p>11.575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 office:value-type="float" office:value="78.073">
            <text:p>78.073</text:p>
          </table:table-cell>
          <table:table-cell office:value-type="float" office:value="1.36974">
            <text:p>1.36974</text:p>
          </table:table-cell>
          <table:table-cell office:value-type="float" office:value="1.36986">
            <text:p>1.36986</text:p>
          </table:table-cell>
          <table:table-cell/>
          <table:table-cell table:formula="of:=[.E244]/[.B244]" office:value-type="float" office:value="6.74496760259179">
            <text:p>6.7449676026</text:p>
          </table:table-cell>
          <table:table-cell table:formula="of:=[.E244]-[.B244]" office:value-type="float" office:value="66.498">
            <text:p>66.498</text:p>
          </table:table-cell>
        </table:table-row>
        <table:table-row table:style-name="ro1">
          <table:table-cell office:value-type="float" office:value="1396636158.526">
            <text:p>1396636158.526</text:p>
          </table:table-cell>
          <table:table-cell office:value-type="float" office:value="12.651">
            <text:p>12.651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13.399">
            <text:p>13.399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245]/[.B245]" office:value-type="float" office:value="1.05912576080942">
            <text:p>1.0591257608</text:p>
          </table:table-cell>
          <table:table-cell table:formula="of:=[.E245]-[.B245]" office:value-type="float" office:value="0.748000000000001">
            <text:p>0.748</text:p>
          </table:table-cell>
        </table:table-row>
        <table:table-row table:style-name="ro1">
          <table:table-cell office:value-type="float" office:value="1396636159.446">
            <text:p>1396636159.446</text:p>
          </table:table-cell>
          <table:table-cell office:value-type="float" office:value="13.301">
            <text:p>13.301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3.67">
            <text:p>13.67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246]/[.B246]" office:value-type="float" office:value="1.02774227501692">
            <text:p>1.027742275</text:p>
          </table:table-cell>
          <table:table-cell table:formula="of:=[.E246]-[.B246]" office:value-type="float" office:value="0.369">
            <text:p>0.369</text:p>
          </table:table-cell>
        </table:table-row>
        <table:table-row table:style-name="ro1">
          <table:table-cell office:value-type="float" office:value="1396636159.515">
            <text:p>1396636159.515</text:p>
          </table:table-cell>
          <table:table-cell office:value-type="float" office:value="12.533">
            <text:p>12.533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47.057">
            <text:p>47.057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247]/[.B247]" office:value-type="float" office:value="3.75464772999282">
            <text:p>3.75464773</text:p>
          </table:table-cell>
          <table:table-cell table:formula="of:=[.E247]-[.B247]" office:value-type="float" office:value="34.524">
            <text:p>34.524</text:p>
          </table:table-cell>
        </table:table-row>
        <table:table-row table:style-name="ro1">
          <table:table-cell office:value-type="float" office:value="1396636159.518">
            <text:p>1396636159.518</text:p>
          </table:table-cell>
          <table:table-cell office:value-type="float" office:value="31.747">
            <text:p>31.747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 office:value-type="float" office:value="143.281">
            <text:p>143.281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/>
          <table:table-cell table:formula="of:=[.E248]/[.B248]" office:value-type="float" office:value="4.51321384697767">
            <text:p>4.513213847</text:p>
          </table:table-cell>
          <table:table-cell table:formula="of:=[.E248]-[.B248]" office:value-type="float" office:value="111.534">
            <text:p>111.534</text:p>
          </table:table-cell>
        </table:table-row>
        <table:table-row table:style-name="ro1">
          <table:table-cell office:value-type="float" office:value="1396636159.615">
            <text:p>1396636159.615</text:p>
          </table:table-cell>
          <table:table-cell office:value-type="float" office:value="12.048">
            <text:p>12.048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48.657">
            <text:p>48.657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49]/[.B249]" office:value-type="float" office:value="4.03859561752988">
            <text:p>4.0385956175</text:p>
          </table:table-cell>
          <table:table-cell table:formula="of:=[.E249]-[.B249]" office:value-type="float" office:value="36.609">
            <text:p>36.609</text:p>
          </table:table-cell>
        </table:table-row>
        <table:table-row table:style-name="ro1">
          <table:table-cell office:value-type="float" office:value="1396636159.805">
            <text:p>1396636159.805</text:p>
          </table:table-cell>
          <table:table-cell office:value-type="float" office:value="12.54">
            <text:p>12.54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 office:value-type="float" office:value="12.665">
            <text:p>12.665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/>
          <table:table-cell table:formula="of:=[.E250]/[.B250]" office:value-type="float" office:value="1.00996810207337">
            <text:p>1.0099681021</text:p>
          </table:table-cell>
          <table:table-cell table:formula="of:=[.E250]-[.B250]" office:value-type="float" office:value="0.125">
            <text:p>0.125</text:p>
          </table:table-cell>
        </table:table-row>
        <table:table-row table:style-name="ro1">
          <table:table-cell office:value-type="float" office:value="1396636160.119">
            <text:p>1396636160.119</text:p>
          </table:table-cell>
          <table:table-cell office:value-type="float" office:value="11.906">
            <text:p>11.906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2.423">
            <text:p>12.423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51]/[.B251]" office:value-type="float" office:value="1.04342348395767">
            <text:p>1.043423484</text:p>
          </table:table-cell>
          <table:table-cell table:formula="of:=[.E251]-[.B251]" office:value-type="float" office:value="0.516999999999999">
            <text:p>0.517</text:p>
          </table:table-cell>
        </table:table-row>
        <table:table-row table:style-name="ro1">
          <table:table-cell office:value-type="float" office:value="1396636162.012">
            <text:p>1396636162.012</text:p>
          </table:table-cell>
          <table:table-cell office:value-type="float" office:value="20.233">
            <text:p>20.233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9.128">
            <text:p>19.128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52]/[.B252]" office:value-type="float" office:value="0.945386250185341">
            <text:p>0.9453862502</text:p>
          </table:table-cell>
          <table:table-cell table:formula="of:=[.E252]-[.B252]" office:value-type="float" office:value="-1.105">
            <text:p>-1.105</text:p>
          </table:table-cell>
        </table:table-row>
        <table:table-row table:style-name="ro1">
          <table:table-cell office:value-type="float" office:value="1396636163.421">
            <text:p>1396636163.421</text:p>
          </table:table-cell>
          <table:table-cell office:value-type="float" office:value="15.538">
            <text:p>15.538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16.962">
            <text:p>16.962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253]/[.B253]" office:value-type="float" office:value="1.09164628652336">
            <text:p>1.0916462865</text:p>
          </table:table-cell>
          <table:table-cell table:formula="of:=[.E253]-[.B253]" office:value-type="float" office:value="1.424">
            <text:p>1.424</text:p>
          </table:table-cell>
        </table:table-row>
        <table:table-row table:style-name="ro1">
          <table:table-cell office:value-type="float" office:value="1396636165.115">
            <text:p>1396636165.115</text:p>
          </table:table-cell>
          <table:table-cell office:value-type="float" office:value="30.362">
            <text:p>30.362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 office:value-type="float" office:value="13.725">
            <text:p>13.725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54]/[.B254]" office:value-type="float" office:value="0.452045319807654">
            <text:p>0.4520453198</text:p>
          </table:table-cell>
          <table:table-cell table:formula="of:=[.E254]-[.B254]" office:value-type="float" office:value="-16.637">
            <text:p>-16.637</text:p>
          </table:table-cell>
        </table:table-row>
        <table:table-row table:style-name="ro1">
          <table:table-cell office:value-type="float" office:value="1396636165.115">
            <text:p>1396636165.115</text:p>
          </table:table-cell>
          <table:table-cell office:value-type="float" office:value="30.362">
            <text:p>30.362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 office:value-type="float" office:value="13.725">
            <text:p>13.725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12.075">
            <text:p>112.075</text:p>
          </table:table-cell>
          <table:table-cell table:formula="of:=[.E255]/[.B255]" office:value-type="float" office:value="0.452045319807654">
            <text:p>0.4520453198</text:p>
          </table:table-cell>
          <table:table-cell table:formula="of:=[.E255]-[.B255]" office:value-type="float" office:value="-16.637">
            <text:p>-16.637</text:p>
          </table:table-cell>
        </table:table-row>
        <table:table-row table:style-name="ro1">
          <table:table-cell office:value-type="float" office:value="1396636165.214">
            <text:p>1396636165.214</text:p>
          </table:table-cell>
          <table:table-cell office:value-type="float" office:value="11.866">
            <text:p>11.866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14.183">
            <text:p>114.183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56]/[.B256]" office:value-type="float" office:value="9.62270352266981">
            <text:p>9.6227035227</text:p>
          </table:table-cell>
          <table:table-cell table:formula="of:=[.E256]-[.B256]" office:value-type="float" office:value="102.317">
            <text:p>102.317</text:p>
          </table:table-cell>
        </table:table-row>
        <table:table-row table:style-name="ro1">
          <table:table-cell office:value-type="float" office:value="1396636165.412">
            <text:p>1396636165.412</text:p>
          </table:table-cell>
          <table:table-cell office:value-type="float" office:value="12.985">
            <text:p>12.985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6.757">
            <text:p>16.757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57]/[.B257]" office:value-type="float" office:value="1.290489025799">
            <text:p>1.2904890258</text:p>
          </table:table-cell>
          <table:table-cell table:formula="of:=[.E257]-[.B257]" office:value-type="float" office:value="3.772">
            <text:p>3.772</text:p>
          </table:table-cell>
        </table:table-row>
        <table:table-row table:style-name="ro1">
          <table:table-cell office:value-type="float" office:value="1396636175.381">
            <text:p>1396636175.381</text:p>
          </table:table-cell>
          <table:table-cell office:value-type="float" office:value="13.838">
            <text:p>13.83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4.797">
            <text:p>14.797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58]/[.B258]" office:value-type="float" office:value="1.0693019222431">
            <text:p>1.0693019222</text:p>
          </table:table-cell>
          <table:table-cell table:formula="of:=[.E258]-[.B258]" office:value-type="float" office:value="0.959000000000001">
            <text:p>0.959</text:p>
          </table:table-cell>
        </table:table-row>
        <table:table-row table:style-name="ro1">
          <table:table-cell office:value-type="float" office:value="1396636194.007">
            <text:p>1396636194.007</text:p>
          </table:table-cell>
          <table:table-cell office:value-type="float" office:value="12.696">
            <text:p>12.69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3.342">
            <text:p>13.34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59]/[.B259]" office:value-type="float" office:value="1.05088216761185">
            <text:p>1.0508821676</text:p>
          </table:table-cell>
          <table:table-cell table:formula="of:=[.E259]-[.B259]" office:value-type="float" office:value="0.646000000000001">
            <text:p>0.646</text:p>
          </table:table-cell>
        </table:table-row>
        <table:table-row table:style-name="ro1">
          <table:table-cell office:value-type="float" office:value="1396636210.056">
            <text:p>1396636210.056</text:p>
          </table:table-cell>
          <table:table-cell office:value-type="float" office:value="11.792">
            <text:p>11.79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2.936">
            <text:p>12.93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60]/[.B260]" office:value-type="float" office:value="1.09701492537313">
            <text:p>1.0970149254</text:p>
          </table:table-cell>
          <table:table-cell table:formula="of:=[.E260]-[.B260]" office:value-type="float" office:value="1.144">
            <text:p>1.144</text:p>
          </table:table-cell>
        </table:table-row>
        <table:table-row table:style-name="ro1">
          <table:table-cell office:value-type="float" office:value="1396636212.189">
            <text:p>1396636212.189</text:p>
          </table:table-cell>
          <table:table-cell office:value-type="float" office:value="11.85">
            <text:p>11.85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 office:value-type="float" office:value="28.238">
            <text:p>28.238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/>
          <table:table-cell table:formula="of:=[.E261]/[.B261]" office:value-type="float" office:value="2.38295358649789">
            <text:p>2.3829535865</text:p>
          </table:table-cell>
          <table:table-cell table:formula="of:=[.E261]-[.B261]" office:value-type="float" office:value="16.388">
            <text:p>16.388</text:p>
          </table:table-cell>
        </table:table-row>
        <table:table-row table:style-name="ro1">
          <table:table-cell office:value-type="float" office:value="1396636216.473">
            <text:p>1396636216.473</text:p>
          </table:table-cell>
          <table:table-cell office:value-type="float" office:value="14.054">
            <text:p>14.05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5.141">
            <text:p>15.141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262]/[.B262]" office:value-type="float" office:value="1.07734452824819">
            <text:p>1.0773445282</text:p>
          </table:table-cell>
          <table:table-cell table:formula="of:=[.E262]-[.B262]" office:value-type="float" office:value="1.087">
            <text:p>1.087</text:p>
          </table:table-cell>
        </table:table-row>
        <table:table-row table:style-name="ro1">
          <table:table-cell office:value-type="float" office:value="1396636216.715">
            <text:p>1396636216.715</text:p>
          </table:table-cell>
          <table:table-cell office:value-type="float" office:value="12.93">
            <text:p>12.93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3.28">
            <text:p>13.28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63]/[.B263]" office:value-type="float" office:value="1.02706883217324">
            <text:p>1.0270688322</text:p>
          </table:table-cell>
          <table:table-cell table:formula="of:=[.E263]-[.B263]" office:value-type="float" office:value="0.35">
            <text:p>0.35</text:p>
          </table:table-cell>
        </table:table-row>
        <table:table-row table:style-name="ro1">
          <table:table-cell office:value-type="float" office:value="1396636216.722">
            <text:p>1396636216.722</text:p>
          </table:table-cell>
          <table:table-cell office:value-type="float" office:value="21.809">
            <text:p>21.809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06.966">
            <text:p>106.966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264]/[.B264]" office:value-type="float" office:value="4.90467238296116">
            <text:p>4.904672383</text:p>
          </table:table-cell>
          <table:table-cell table:formula="of:=[.E264]-[.B264]" office:value-type="float" office:value="85.157">
            <text:p>85.157</text:p>
          </table:table-cell>
        </table:table-row>
        <table:table-row table:style-name="ro1">
          <table:table-cell office:value-type="float" office:value="1396636219.635">
            <text:p>1396636219.635</text:p>
          </table:table-cell>
          <table:table-cell office:value-type="float" office:value="12.197">
            <text:p>12.197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3.003">
            <text:p>13.003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265]/[.B265]" office:value-type="float" office:value="1.0660818233992">
            <text:p>1.0660818234</text:p>
          </table:table-cell>
          <table:table-cell table:formula="of:=[.E265]-[.B265]" office:value-type="float" office:value="0.806000000000001">
            <text:p>0.806</text:p>
          </table:table-cell>
        </table:table-row>
        <table:table-row table:style-name="ro1">
          <table:table-cell office:value-type="float" office:value="1396636220.52">
            <text:p>1396636220.52</text:p>
          </table:table-cell>
          <table:table-cell office:value-type="float" office:value="12.072">
            <text:p>12.072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2.022">
            <text:p>12.022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266]/[.B266]" office:value-type="float" office:value="0.995858184227966">
            <text:p>0.9958581842</text:p>
          </table:table-cell>
          <table:table-cell table:formula="of:=[.E266]-[.B266]" office:value-type="float" office:value="-0.0499999999999989">
            <text:p>-0.05</text:p>
          </table:table-cell>
        </table:table-row>
        <table:table-row table:style-name="ro1">
          <table:table-cell office:value-type="float" office:value="1396636220.82">
            <text:p>1396636220.82</text:p>
          </table:table-cell>
          <table:table-cell office:value-type="float" office:value="12.243">
            <text:p>12.243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 office:value-type="float" office:value="13.161">
            <text:p>13.161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/>
          <table:table-cell table:formula="of:=[.E267]/[.B267]" office:value-type="float" office:value="1.07498162215143">
            <text:p>1.0749816222</text:p>
          </table:table-cell>
          <table:table-cell table:formula="of:=[.E267]-[.B267]" office:value-type="float" office:value="0.917999999999999">
            <text:p>0.918</text:p>
          </table:table-cell>
        </table:table-row>
        <table:table-row table:style-name="ro1">
          <table:table-cell office:value-type="float" office:value="1396636221.952">
            <text:p>1396636221.952</text:p>
          </table:table-cell>
          <table:table-cell office:value-type="float" office:value="12.425">
            <text:p>12.425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2.656">
            <text:p>12.656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68]/[.B268]" office:value-type="float" office:value="1.01859154929577">
            <text:p>1.0185915493</text:p>
          </table:table-cell>
          <table:table-cell table:formula="of:=[.E268]-[.B268]" office:value-type="float" office:value="0.231">
            <text:p>0.231</text:p>
          </table:table-cell>
        </table:table-row>
        <table:table-row table:style-name="ro1">
          <table:table-cell office:value-type="float" office:value="1396636222.784">
            <text:p>1396636222.784</text:p>
          </table:table-cell>
          <table:table-cell office:value-type="float" office:value="11.163">
            <text:p>11.163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2.617">
            <text:p>12.617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69]/[.B269]" office:value-type="float" office:value="1.13025172444683">
            <text:p>1.1302517244</text:p>
          </table:table-cell>
          <table:table-cell table:formula="of:=[.E269]-[.B269]" office:value-type="float" office:value="1.454">
            <text:p>1.454</text:p>
          </table:table-cell>
        </table:table-row>
        <table:table-row table:style-name="ro1">
          <table:table-cell office:value-type="float" office:value="1396636225.614">
            <text:p>1396636225.614</text:p>
          </table:table-cell>
          <table:table-cell office:value-type="float" office:value="11.634">
            <text:p>11.634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2.525">
            <text:p>12.525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270]/[.B270]" office:value-type="float" office:value="1.07658586900464">
            <text:p>1.076585869</text:p>
          </table:table-cell>
          <table:table-cell table:formula="of:=[.E270]-[.B270]" office:value-type="float" office:value="0.891">
            <text:p>0.891</text:p>
          </table:table-cell>
        </table:table-row>
        <table:table-row table:style-name="ro1">
          <table:table-cell office:value-type="float" office:value="1396636225.62">
            <text:p>1396636225.62</text:p>
          </table:table-cell>
          <table:table-cell office:value-type="float" office:value="22.055">
            <text:p>22.055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06.73">
            <text:p>106.73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271]/[.B271]" office:value-type="float" office:value="4.83926547268193">
            <text:p>4.8392654727</text:p>
          </table:table-cell>
          <table:table-cell table:formula="of:=[.E271]-[.B271]" office:value-type="float" office:value="84.675">
            <text:p>84.675</text:p>
          </table:table-cell>
        </table:table-row>
        <table:table-row table:style-name="ro1">
          <table:table-cell office:value-type="float" office:value="1396636225.812">
            <text:p>1396636225.812</text:p>
          </table:table-cell>
          <table:table-cell office:value-type="float" office:value="11.539">
            <text:p>11.539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6.014">
            <text:p>16.014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272]/[.B272]" office:value-type="float" office:value="1.38781523528902">
            <text:p>1.3878152353</text:p>
          </table:table-cell>
          <table:table-cell table:formula="of:=[.E272]-[.B272]" office:value-type="float" office:value="4.475">
            <text:p>4.475</text:p>
          </table:table-cell>
        </table:table-row>
        <table:table-row table:style-name="ro1">
          <table:table-cell office:value-type="float" office:value="1396636227.515">
            <text:p>1396636227.515</text:p>
          </table:table-cell>
          <table:table-cell office:value-type="float" office:value="17.098">
            <text:p>17.098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18.667">
            <text:p>18.667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273]/[.B273]" office:value-type="float" office:value="1.09176511872734">
            <text:p>1.0917651187</text:p>
          </table:table-cell>
          <table:table-cell table:formula="of:=[.E273]-[.B273]" office:value-type="float" office:value="1.569">
            <text:p>1.569</text:p>
          </table:table-cell>
        </table:table-row>
        <table:table-row table:style-name="ro1">
          <table:table-cell office:value-type="float" office:value="1396636227.613">
            <text:p>1396636227.613</text:p>
          </table:table-cell>
          <table:table-cell office:value-type="float" office:value="13.784">
            <text:p>13.784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5.878">
            <text:p>15.878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274]/[.B274]" office:value-type="float" office:value="1.15191526407429">
            <text:p>1.1519152641</text:p>
          </table:table-cell>
          <table:table-cell table:formula="of:=[.E274]-[.B274]" office:value-type="float" office:value="2.094">
            <text:p>2.094</text:p>
          </table:table-cell>
        </table:table-row>
        <table:table-row table:style-name="ro1">
          <table:table-cell office:value-type="float" office:value="1396636230.322">
            <text:p>1396636230.322</text:p>
          </table:table-cell>
          <table:table-cell office:value-type="float" office:value="15.282">
            <text:p>15.282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2.538">
            <text:p>12.538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75]/[.B275]" office:value-type="float" office:value="0.820442350477686">
            <text:p>0.8204423505</text:p>
          </table:table-cell>
          <table:table-cell table:formula="of:=[.E275]-[.B275]" office:value-type="float" office:value="-2.744">
            <text:p>-2.744</text:p>
          </table:table-cell>
        </table:table-row>
        <table:table-row table:style-name="ro1">
          <table:table-cell office:value-type="float" office:value="1396636230.411">
            <text:p>1396636230.411</text:p>
          </table:table-cell>
          <table:table-cell office:value-type="float" office:value="12.303">
            <text:p>12.303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 office:value-type="float" office:value="24.291">
            <text:p>24.291</text:p>
          </table:table-cell>
          <table:table-cell office:value-type="float" office:value="1.36978">
            <text:p>1.36978</text:p>
          </table:table-cell>
          <table:table-cell office:value-type="float" office:value="1.36988">
            <text:p>1.36988</text:p>
          </table:table-cell>
          <table:table-cell/>
          <table:table-cell table:formula="of:=[.E276]/[.B276]" office:value-type="float" office:value="1.9743964886613">
            <text:p>1.9743964887</text:p>
          </table:table-cell>
          <table:table-cell table:formula="of:=[.E276]-[.B276]" office:value-type="float" office:value="11.988">
            <text:p>11.988</text:p>
          </table:table-cell>
        </table:table-row>
        <table:table-row table:style-name="ro1">
          <table:table-cell office:value-type="float" office:value="1396636233.722">
            <text:p>1396636233.722</text:p>
          </table:table-cell>
          <table:table-cell office:value-type="float" office:value="14.309">
            <text:p>14.309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 office:value-type="float" office:value="12.884">
            <text:p>12.884</text:p>
          </table:table-cell>
          <table:table-cell office:value-type="float" office:value="1.36979">
            <text:p>1.36979</text:p>
          </table:table-cell>
          <table:table-cell office:value-type="float" office:value="1.36988">
            <text:p>1.36988</text:p>
          </table:table-cell>
          <table:table-cell/>
          <table:table-cell table:formula="of:=[.E277]/[.B277]" office:value-type="float" office:value="0.900412327905514">
            <text:p>0.9004123279</text:p>
          </table:table-cell>
          <table:table-cell table:formula="of:=[.E277]-[.B277]" office:value-type="float" office:value="-1.425">
            <text:p>-1.425</text:p>
          </table:table-cell>
        </table:table-row>
        <table:table-row table:style-name="ro1">
          <table:table-cell office:value-type="float" office:value="1396636239.558">
            <text:p>1396636239.558</text:p>
          </table:table-cell>
          <table:table-cell office:value-type="float" office:value="15.509">
            <text:p>15.509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101.63">
            <text:p>101.63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278]/[.B278]" office:value-type="float" office:value="6.55296924366497">
            <text:p>6.5529692437</text:p>
          </table:table-cell>
          <table:table-cell table:formula="of:=[.E278]-[.B278]" office:value-type="float" office:value="86.121">
            <text:p>86.121</text:p>
          </table:table-cell>
        </table:table-row>
        <table:table-row table:style-name="ro1">
          <table:table-cell office:value-type="float" office:value="1396636239.808">
            <text:p>1396636239.808</text:p>
          </table:table-cell>
          <table:table-cell office:value-type="float" office:value="11.922">
            <text:p>11.922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3.495">
            <text:p>13.495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279]/[.B279]" office:value-type="float" office:value="1.13194094950512">
            <text:p>1.1319409495</text:p>
          </table:table-cell>
          <table:table-cell table:formula="of:=[.E279]-[.B279]" office:value-type="float" office:value="1.573">
            <text:p>1.573</text:p>
          </table:table-cell>
        </table:table-row>
        <table:table-row table:style-name="ro1">
          <table:table-cell office:value-type="float" office:value="1396636239.811">
            <text:p>1396636239.811</text:p>
          </table:table-cell>
          <table:table-cell office:value-type="float" office:value="25.701">
            <text:p>25.701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 office:value-type="float" office:value="110.348">
            <text:p>110.348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table:formula="of:=[.E280]/[.B280]" office:value-type="float" office:value="4.29352943465235">
            <text:p>4.2935294347</text:p>
          </table:table-cell>
          <table:table-cell table:formula="of:=[.E280]-[.B280]" office:value-type="float" office:value="84.647">
            <text:p>84.647</text:p>
          </table:table-cell>
        </table:table-row>
        <table:table-row table:style-name="ro1">
          <table:table-cell office:value-type="float" office:value="1396636239.853">
            <text:p>1396636239.853</text:p>
          </table:table-cell>
          <table:table-cell office:value-type="float" office:value="11.986">
            <text:p>11.986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70.865">
            <text:p>70.865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281]/[.B281]" office:value-type="float" office:value="5.91231436676122">
            <text:p>5.9123143668</text:p>
          </table:table-cell>
          <table:table-cell table:formula="of:=[.E281]-[.B281]" office:value-type="float" office:value="58.879">
            <text:p>58.879</text:p>
          </table:table-cell>
        </table:table-row>
        <table:table-row table:style-name="ro1">
          <table:table-cell office:value-type="float" office:value="1396636244.527">
            <text:p>1396636244.527</text:p>
          </table:table-cell>
          <table:table-cell office:value-type="float" office:value="14.485">
            <text:p>14.485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6.14">
            <text:p>16.1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282]/[.B282]" office:value-type="float" office:value="1.11425612702796">
            <text:p>1.114256127</text:p>
          </table:table-cell>
          <table:table-cell table:formula="of:=[.E282]-[.B282]" office:value-type="float" office:value="1.655">
            <text:p>1.655</text:p>
          </table:table-cell>
        </table:table-row>
        <table:table-row table:style-name="ro1">
          <table:table-cell office:value-type="float" office:value="1396636247.516">
            <text:p>1396636247.516</text:p>
          </table:table-cell>
          <table:table-cell office:value-type="float" office:value="12.486">
            <text:p>12.486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3.708">
            <text:p>13.708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83]/[.B283]" office:value-type="float" office:value="1.09786961396764">
            <text:p>1.097869614</text:p>
          </table:table-cell>
          <table:table-cell table:formula="of:=[.E283]-[.B283]" office:value-type="float" office:value="1.222">
            <text:p>1.222</text:p>
          </table:table-cell>
        </table:table-row>
        <table:table-row table:style-name="ro1">
          <table:table-cell office:value-type="float" office:value="1396636247.523">
            <text:p>1396636247.523</text:p>
          </table:table-cell>
          <table:table-cell office:value-type="float" office:value="20.641">
            <text:p>20.641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105.927">
            <text:p>105.927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284]/[.B284]" office:value-type="float" office:value="5.13187345574342">
            <text:p>5.1318734557</text:p>
          </table:table-cell>
          <table:table-cell table:formula="of:=[.E284]-[.B284]" office:value-type="float" office:value="85.286">
            <text:p>85.286</text:p>
          </table:table-cell>
        </table:table-row>
        <table:table-row table:style-name="ro1">
          <table:table-cell office:value-type="float" office:value="1396636247.547">
            <text:p>1396636247.547</text:p>
          </table:table-cell>
          <table:table-cell office:value-type="float" office:value="12.675">
            <text:p>12.675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83.702">
            <text:p>83.70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285]/[.B285]" office:value-type="float" office:value="6.60370808678501">
            <text:p>6.6037080868</text:p>
          </table:table-cell>
          <table:table-cell table:formula="of:=[.E285]-[.B285]" office:value-type="float" office:value="71.027">
            <text:p>71.027</text:p>
          </table:table-cell>
        </table:table-row>
        <table:table-row table:style-name="ro1">
          <table:table-cell office:value-type="float" office:value="1396636248.056">
            <text:p>1396636248.056</text:p>
          </table:table-cell>
          <table:table-cell office:value-type="float" office:value="13.094">
            <text:p>13.094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3.718">
            <text:p>13.71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86]/[.B286]" office:value-type="float" office:value="1.04765541469375">
            <text:p>1.0476554147</text:p>
          </table:table-cell>
          <table:table-cell table:formula="of:=[.E286]-[.B286]" office:value-type="float" office:value="0.624000000000001">
            <text:p>0.624</text:p>
          </table:table-cell>
        </table:table-row>
        <table:table-row table:style-name="ro1">
          <table:table-cell office:value-type="float" office:value="1396636248.062">
            <text:p>1396636248.062</text:p>
          </table:table-cell>
          <table:table-cell office:value-type="float" office:value="24.523">
            <text:p>24.523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107.499">
            <text:p>107.499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287]/[.B287]" office:value-type="float" office:value="4.38359907026057">
            <text:p>4.3835990703</text:p>
          </table:table-cell>
          <table:table-cell table:formula="of:=[.E287]-[.B287]" office:value-type="float" office:value="82.976">
            <text:p>82.976</text:p>
          </table:table-cell>
        </table:table-row>
        <table:table-row table:style-name="ro1">
          <table:table-cell office:value-type="float" office:value="1396636248.353">
            <text:p>1396636248.353</text:p>
          </table:table-cell>
          <table:table-cell office:value-type="float" office:value="13.728">
            <text:p>13.72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5.098">
            <text:p>15.09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288]/[.B288]" office:value-type="float" office:value="1.09979603729604">
            <text:p>1.0997960373</text:p>
          </table:table-cell>
          <table:table-cell table:formula="of:=[.E288]-[.B288]" office:value-type="float" office:value="1.37">
            <text:p>1.37</text:p>
          </table:table-cell>
        </table:table-row>
        <table:table-row table:style-name="ro1">
          <table:table-cell office:value-type="float" office:value="1396636248.513">
            <text:p>1396636248.513</text:p>
          </table:table-cell>
          <table:table-cell office:value-type="float" office:value="12.353">
            <text:p>12.353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4.476">
            <text:p>14.476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289]/[.B289]" office:value-type="float" office:value="1.17186108637578">
            <text:p>1.1718610864</text:p>
          </table:table-cell>
          <table:table-cell table:formula="of:=[.E289]-[.B289]" office:value-type="float" office:value="2.123">
            <text:p>2.123</text:p>
          </table:table-cell>
        </table:table-row>
        <table:table-row table:style-name="ro1">
          <table:table-cell office:value-type="float" office:value="1396636248.525">
            <text:p>1396636248.525</text:p>
          </table:table-cell>
          <table:table-cell office:value-type="float" office:value="15.825">
            <text:p>15.825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02.636">
            <text:p>102.636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290]/[.B290]" office:value-type="float" office:value="6.48568720379147">
            <text:p>6.4856872038</text:p>
          </table:table-cell>
          <table:table-cell table:formula="of:=[.E290]-[.B290]" office:value-type="float" office:value="86.811">
            <text:p>86.811</text:p>
          </table:table-cell>
        </table:table-row>
        <table:table-row table:style-name="ro1">
          <table:table-cell office:value-type="float" office:value="1396636259.832">
            <text:p>1396636259.832</text:p>
          </table:table-cell>
          <table:table-cell office:value-type="float" office:value="15.481">
            <text:p>15.481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6.955">
            <text:p>16.955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291]/[.B291]" office:value-type="float" office:value="1.09521348750081">
            <text:p>1.0952134875</text:p>
          </table:table-cell>
          <table:table-cell table:formula="of:=[.E291]-[.B291]" office:value-type="float" office:value="1.474">
            <text:p>1.474</text:p>
          </table:table-cell>
        </table:table-row>
        <table:table-row table:style-name="ro1">
          <table:table-cell office:value-type="float" office:value="1396636260.054">
            <text:p>1396636260.054</text:p>
          </table:table-cell>
          <table:table-cell office:value-type="float" office:value="12.052">
            <text:p>12.052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2.86">
            <text:p>12.86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292]/[.B292]" office:value-type="float" office:value="1.06704281447063">
            <text:p>1.0670428145</text:p>
          </table:table-cell>
          <table:table-cell table:formula="of:=[.E292]-[.B292]" office:value-type="float" office:value="0.808">
            <text:p>0.808</text:p>
          </table:table-cell>
        </table:table-row>
        <table:table-row table:style-name="ro1">
          <table:table-cell office:value-type="float" office:value="1396636260.112">
            <text:p>1396636260.112</text:p>
          </table:table-cell>
          <table:table-cell office:value-type="float" office:value="12.994">
            <text:p>12.994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 office:value-type="float" office:value="54.821">
            <text:p>54.821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/>
          <table:table-cell table:formula="of:=[.E293]/[.B293]" office:value-type="float" office:value="4.21894720640296">
            <text:p>4.2189472064</text:p>
          </table:table-cell>
          <table:table-cell table:formula="of:=[.E293]-[.B293]" office:value-type="float" office:value="41.827">
            <text:p>41.827</text:p>
          </table:table-cell>
        </table:table-row>
        <table:table-row table:style-name="ro1">
          <table:table-cell office:value-type="float" office:value="1396636261.016">
            <text:p>1396636261.016</text:p>
          </table:table-cell>
          <table:table-cell office:value-type="float" office:value="12.033">
            <text:p>12.033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 office:value-type="float" office:value="13.209">
            <text:p>13.209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table:formula="of:=[.E294]/[.B294]" office:value-type="float" office:value="1.0977312390925">
            <text:p>1.0977312391</text:p>
          </table:table-cell>
          <table:table-cell table:formula="of:=[.E294]-[.B294]" office:value-type="float" office:value="1.176">
            <text:p>1.176</text:p>
          </table:table-cell>
        </table:table-row>
        <table:table-row table:style-name="ro1">
          <table:table-cell office:value-type="float" office:value="1396636299.069">
            <text:p>1396636299.069</text:p>
          </table:table-cell>
          <table:table-cell office:value-type="float" office:value="17.114">
            <text:p>17.114</text:p>
          </table:table-cell>
          <table:table-cell office:value-type="float" office:value="1.36977">
            <text:p>1.36977</text:p>
          </table:table-cell>
          <table:table-cell office:value-type="float" office:value="1.36986">
            <text:p>1.36986</text:p>
          </table:table-cell>
          <table:table-cell office:value-type="float" office:value="18.639">
            <text:p>18.639</text:p>
          </table:table-cell>
          <table:table-cell office:value-type="float" office:value="1.36977">
            <text:p>1.36977</text:p>
          </table:table-cell>
          <table:table-cell office:value-type="float" office:value="1.36986">
            <text:p>1.36986</text:p>
          </table:table-cell>
          <table:table-cell/>
          <table:table-cell table:formula="of:=[.E295]/[.B295]" office:value-type="float" office:value="1.08910833235947">
            <text:p>1.0891083324</text:p>
          </table:table-cell>
          <table:table-cell table:formula="of:=[.E295]-[.B295]" office:value-type="float" office:value="1.525">
            <text:p>1.525</text:p>
          </table:table-cell>
        </table:table-row>
        <table:table-row table:style-name="ro1">
          <table:table-cell office:value-type="float" office:value="1396636299.072">
            <text:p>1396636299.072</text:p>
          </table:table-cell>
          <table:table-cell office:value-type="float" office:value="243.643">
            <text:p>243.643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09.53">
            <text:p>109.53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296]/[.B296]" office:value-type="float" office:value="0.449551187598248">
            <text:p>0.4495511876</text:p>
          </table:table-cell>
          <table:table-cell table:formula="of:=[.E296]-[.B296]" office:value-type="float" office:value="-134.113">
            <text:p>-134.113</text:p>
          </table:table-cell>
        </table:table-row>
        <table:table-row table:style-name="ro1">
          <table:table-cell office:value-type="float" office:value="1396636304.821">
            <text:p>1396636304.821</text:p>
          </table:table-cell>
          <table:table-cell office:value-type="float" office:value="11.419">
            <text:p>11.419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12.552">
            <text:p>12.552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297]/[.B297]" office:value-type="float" office:value="1.0992205972502">
            <text:p>1.0992205973</text:p>
          </table:table-cell>
          <table:table-cell table:formula="of:=[.E297]-[.B297]" office:value-type="float" office:value="1.133">
            <text:p>1.133</text:p>
          </table:table-cell>
        </table:table-row>
        <table:table-row table:style-name="ro1">
          <table:table-cell office:value-type="float" office:value="1396636305.911">
            <text:p>1396636305.911</text:p>
          </table:table-cell>
          <table:table-cell office:value-type="float" office:value="13.258">
            <text:p>13.258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4.168">
            <text:p>14.168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298]/[.B298]" office:value-type="float" office:value="1.06863780359029">
            <text:p>1.0686378036</text:p>
          </table:table-cell>
          <table:table-cell table:formula="of:=[.E298]-[.B298]" office:value-type="float" office:value="0.91">
            <text:p>0.91</text:p>
          </table:table-cell>
        </table:table-row>
        <table:table-row table:style-name="ro1">
          <table:table-cell office:value-type="float" office:value="1396636345.811">
            <text:p>1396636345.811</text:p>
          </table:table-cell>
          <table:table-cell office:value-type="float" office:value="12.087">
            <text:p>12.087</text:p>
          </table:table-cell>
          <table:table-cell office:value-type="float" office:value="1.36978">
            <text:p>1.36978</text:p>
          </table:table-cell>
          <table:table-cell office:value-type="float" office:value="1.36986">
            <text:p>1.36986</text:p>
          </table:table-cell>
          <table:table-cell office:value-type="float" office:value="12.124">
            <text:p>12.124</text:p>
          </table:table-cell>
          <table:table-cell office:value-type="float" office:value="1.36978">
            <text:p>1.36978</text:p>
          </table:table-cell>
          <table:table-cell office:value-type="float" office:value="1.36986">
            <text:p>1.36986</text:p>
          </table:table-cell>
          <table:table-cell/>
          <table:table-cell table:formula="of:=[.E299]/[.B299]" office:value-type="float" office:value="1.00306114006784">
            <text:p>1.0030611401</text:p>
          </table:table-cell>
          <table:table-cell table:formula="of:=[.E299]-[.B299]" office:value-type="float" office:value="0.0370000000000008">
            <text:p>0.037</text:p>
          </table:table-cell>
        </table:table-row>
        <table:table-row table:style-name="ro1">
          <table:table-cell office:value-type="float" office:value="1396636347.212">
            <text:p>1396636347.212</text:p>
          </table:table-cell>
          <table:table-cell office:value-type="float" office:value="12.886">
            <text:p>12.886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3.503">
            <text:p>13.503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300]/[.B300]" office:value-type="float" office:value="1.04788142169797">
            <text:p>1.0478814217</text:p>
          </table:table-cell>
          <table:table-cell table:formula="of:=[.E300]-[.B300]" office:value-type="float" office:value="0.617000000000001">
            <text:p>0.617</text:p>
          </table:table-cell>
        </table:table-row>
        <table:table-row table:style-name="ro1">
          <table:table-cell office:value-type="float" office:value="1396636352.111">
            <text:p>1396636352.111</text:p>
          </table:table-cell>
          <table:table-cell office:value-type="float" office:value="18.912">
            <text:p>18.912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104.486">
            <text:p>104.486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301]/[.B301]" office:value-type="float" office:value="5.52485194585448">
            <text:p>5.5248519459</text:p>
          </table:table-cell>
          <table:table-cell table:formula="of:=[.E301]-[.B301]" office:value-type="float" office:value="85.574">
            <text:p>85.574</text:p>
          </table:table-cell>
        </table:table-row>
        <table:table-row table:style-name="ro1">
          <table:table-cell office:value-type="float" office:value="1396636354.623">
            <text:p>1396636354.623</text:p>
          </table:table-cell>
          <table:table-cell office:value-type="float" office:value="11.28">
            <text:p>11.28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49.143">
            <text:p>49.143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302]/[.B302]" office:value-type="float" office:value="4.35664893617021">
            <text:p>4.3566489362</text:p>
          </table:table-cell>
          <table:table-cell table:formula="of:=[.E302]-[.B302]" office:value-type="float" office:value="37.863">
            <text:p>37.863</text:p>
          </table:table-cell>
        </table:table-row>
        <table:table-row table:style-name="ro1">
          <table:table-cell office:value-type="float" office:value="1396636359.016">
            <text:p>1396636359.016</text:p>
          </table:table-cell>
          <table:table-cell office:value-type="float" office:value="12.093">
            <text:p>12.093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2.93">
            <text:p>12.93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303]/[.B303]" office:value-type="float" office:value="1.06921359464153">
            <text:p>1.0692135946</text:p>
          </table:table-cell>
          <table:table-cell table:formula="of:=[.E303]-[.B303]" office:value-type="float" office:value="0.837">
            <text:p>0.837</text:p>
          </table:table-cell>
        </table:table-row>
        <table:table-row table:style-name="ro1">
          <table:table-cell office:value-type="float" office:value="1396636359.029">
            <text:p>1396636359.029</text:p>
          </table:table-cell>
          <table:table-cell office:value-type="float" office:value="15.921">
            <text:p>15.921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99.76">
            <text:p>99.76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304]/[.B304]" office:value-type="float" office:value="6.26593806921676">
            <text:p>6.2659380692</text:p>
          </table:table-cell>
          <table:table-cell table:formula="of:=[.E304]-[.B304]" office:value-type="float" office:value="83.839">
            <text:p>83.839</text:p>
          </table:table-cell>
        </table:table-row>
        <table:table-row table:style-name="ro1">
          <table:table-cell office:value-type="float" office:value="1396636359.725">
            <text:p>1396636359.725</text:p>
          </table:table-cell>
          <table:table-cell office:value-type="float" office:value="14.062">
            <text:p>14.062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12.606">
            <text:p>12.606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305]/[.B305]" office:value-type="float" office:value="0.896458540748115">
            <text:p>0.8964585407</text:p>
          </table:table-cell>
          <table:table-cell table:formula="of:=[.E305]-[.B305]" office:value-type="float" office:value="-1.456">
            <text:p>-1.456</text:p>
          </table:table-cell>
        </table:table-row>
        <table:table-row table:style-name="ro1">
          <table:table-cell office:value-type="float" office:value="1396636364.434">
            <text:p>1396636364.434</text:p>
          </table:table-cell>
          <table:table-cell office:value-type="float" office:value="11.979">
            <text:p>11.979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 office:value-type="float" office:value="12.139">
            <text:p>12.139</text:p>
          </table:table-cell>
          <table:table-cell office:value-type="float" office:value="1.36977">
            <text:p>1.36977</text:p>
          </table:table-cell>
          <table:table-cell office:value-type="float" office:value="1.36987">
            <text:p>1.36987</text:p>
          </table:table-cell>
          <table:table-cell/>
          <table:table-cell table:formula="of:=[.E306]/[.B306]" office:value-type="float" office:value="1.01335670757158">
            <text:p>1.0133567076</text:p>
          </table:table-cell>
          <table:table-cell table:formula="of:=[.E306]-[.B306]" office:value-type="float" office:value="0.16">
            <text:p>0.16</text:p>
          </table:table-cell>
        </table:table-row>
        <table:table-row table:style-name="ro1">
          <table:table-cell office:value-type="float" office:value="1396636367.552">
            <text:p>1396636367.552</text:p>
          </table:table-cell>
          <table:table-cell office:value-type="float" office:value="13.424">
            <text:p>13.424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 office:value-type="float" office:value="13.001">
            <text:p>13.001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table:formula="of:=[.E307]/[.B307]" office:value-type="float" office:value="0.968489272943981">
            <text:p>0.9684892729</text:p>
          </table:table-cell>
          <table:table-cell table:formula="of:=[.E307]-[.B307]" office:value-type="float" office:value="-0.423">
            <text:p>-0.423</text:p>
          </table:table-cell>
        </table:table-row>
        <table:table-row table:style-name="ro1">
          <table:table-cell office:value-type="float" office:value="1396636371.875">
            <text:p>1396636371.875</text:p>
          </table:table-cell>
          <table:table-cell office:value-type="float" office:value="13.711">
            <text:p>13.711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 office:value-type="float" office:value="14.462">
            <text:p>14.462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table:formula="of:=[.E308]/[.B308]" office:value-type="float" office:value="1.05477353949384">
            <text:p>1.0547735395</text:p>
          </table:table-cell>
          <table:table-cell table:formula="of:=[.E308]-[.B308]" office:value-type="float" office:value="0.750999999999999">
            <text:p>0.751</text:p>
          </table:table-cell>
        </table:table-row>
        <table:table-row table:style-name="ro1">
          <table:table-cell office:value-type="float" office:value="1396636371.913">
            <text:p>1396636371.913</text:p>
          </table:table-cell>
          <table:table-cell office:value-type="float" office:value="15.377">
            <text:p>15.377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76.637">
            <text:p>76.637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309]/[.B309]" office:value-type="float" office:value="4.98387201664824">
            <text:p>4.9838720166</text:p>
          </table:table-cell>
          <table:table-cell table:formula="of:=[.E309]-[.B309]" office:value-type="float" office:value="61.26">
            <text:p>61.26</text:p>
          </table:table-cell>
        </table:table-row>
        <table:table-row table:style-name="ro1">
          <table:table-cell office:value-type="float" office:value="1396636372.025">
            <text:p>1396636372.025</text:p>
          </table:table-cell>
          <table:table-cell office:value-type="float" office:value="12.636">
            <text:p>12.636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63.598">
            <text:p>63.598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310]/[.B310]" office:value-type="float" office:value="5.03308008863564">
            <text:p>5.0330800886</text:p>
          </table:table-cell>
          <table:table-cell table:formula="of:=[.E310]-[.B310]" office:value-type="float" office:value="50.962">
            <text:p>50.962</text:p>
          </table:table-cell>
        </table:table-row>
        <table:table-row table:style-name="ro1">
          <table:table-cell office:value-type="float" office:value="1396636372.216">
            <text:p>1396636372.216</text:p>
          </table:table-cell>
          <table:table-cell office:value-type="float" office:value="12.723">
            <text:p>12.723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85.596">
            <text:p>85.59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311]/[.B311]" office:value-type="float" office:value="6.72765857109172">
            <text:p>6.7276585711</text:p>
          </table:table-cell>
          <table:table-cell table:formula="of:=[.E311]-[.B311]" office:value-type="float" office:value="72.873">
            <text:p>72.873</text:p>
          </table:table-cell>
        </table:table-row>
        <table:table-row table:style-name="ro1">
          <table:table-cell office:value-type="float" office:value="1396636372.622">
            <text:p>1396636372.622</text:p>
          </table:table-cell>
          <table:table-cell office:value-type="float" office:value="12.418">
            <text:p>12.41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2.869">
            <text:p>12.869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312]/[.B312]" office:value-type="float" office:value="1.03631824770494">
            <text:p>1.0363182477</text:p>
          </table:table-cell>
          <table:table-cell table:formula="of:=[.E312]-[.B312]" office:value-type="float" office:value="0.451000000000001">
            <text:p>0.451</text:p>
          </table:table-cell>
        </table:table-row>
        <table:table-row table:style-name="ro1">
          <table:table-cell office:value-type="float" office:value="1396636372.741">
            <text:p>1396636372.741</text:p>
          </table:table-cell>
          <table:table-cell office:value-type="float" office:value="11.546">
            <text:p>11.546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3.145">
            <text:p>13.14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13]/[.B313]" office:value-type="float" office:value="1.13848952018015">
            <text:p>1.1384895202</text:p>
          </table:table-cell>
          <table:table-cell table:formula="of:=[.E313]-[.B313]" office:value-type="float" office:value="1.599">
            <text:p>1.599</text:p>
          </table:table-cell>
        </table:table-row>
        <table:table-row table:style-name="ro1">
          <table:table-cell office:value-type="float" office:value="1396636372.883">
            <text:p>1396636372.883</text:p>
          </table:table-cell>
          <table:table-cell office:value-type="float" office:value="12.263">
            <text:p>12.26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1.821">
            <text:p>11.821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14]/[.B314]" office:value-type="float" office:value="0.963956617467178">
            <text:p>0.9639566175</text:p>
          </table:table-cell>
          <table:table-cell table:formula="of:=[.E314]-[.B314]" office:value-type="float" office:value="-0.442">
            <text:p>-0.442</text:p>
          </table:table-cell>
        </table:table-row>
        <table:table-row table:style-name="ro1">
          <table:table-cell office:value-type="float" office:value="1396636373.222">
            <text:p>1396636373.222</text:p>
          </table:table-cell>
          <table:table-cell office:value-type="float" office:value="14.285">
            <text:p>14.28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5.284">
            <text:p>15.28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15]/[.B315]" office:value-type="float" office:value="1.06993349667483">
            <text:p>1.0699334967</text:p>
          </table:table-cell>
          <table:table-cell table:formula="of:=[.E315]-[.B315]" office:value-type="float" office:value="0.999000000000001">
            <text:p>0.999</text:p>
          </table:table-cell>
        </table:table-row>
        <table:table-row table:style-name="ro1">
          <table:table-cell office:value-type="float" office:value="1396636374.614">
            <text:p>1396636374.614</text:p>
          </table:table-cell>
          <table:table-cell office:value-type="float" office:value="12.729">
            <text:p>12.729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62.236">
            <text:p>62.236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316]/[.B316]" office:value-type="float" office:value="4.88930787964491">
            <text:p>4.8893078796</text:p>
          </table:table-cell>
          <table:table-cell table:formula="of:=[.E316]-[.B316]" office:value-type="float" office:value="49.507">
            <text:p>49.507</text:p>
          </table:table-cell>
        </table:table-row>
        <table:table-row table:style-name="ro1">
          <table:table-cell office:value-type="float" office:value="1396636374.616">
            <text:p>1396636374.616</text:p>
          </table:table-cell>
          <table:table-cell office:value-type="float" office:value="28.772">
            <text:p>28.772</text:p>
          </table:table-cell>
          <table:table-cell office:value-type="float" office:value="1.36985">
            <text:p>1.36985</text:p>
          </table:table-cell>
          <table:table-cell office:value-type="float" office:value="1.37">
            <text:p>1.37</text:p>
          </table:table-cell>
          <table:table-cell office:value-type="float" office:value="62.435">
            <text:p>62.435</text:p>
          </table:table-cell>
          <table:table-cell office:value-type="float" office:value="1.36985">
            <text:p>1.36985</text:p>
          </table:table-cell>
          <table:table-cell office:value-type="float" office:value="1.37">
            <text:p>1.37</text:p>
          </table:table-cell>
          <table:table-cell/>
          <table:table-cell table:formula="of:=[.E317]/[.B317]" office:value-type="float" office:value="2.16999165855693">
            <text:p>2.1699916586</text:p>
          </table:table-cell>
          <table:table-cell table:formula="of:=[.E317]-[.B317]" office:value-type="float" office:value="33.663">
            <text:p>33.663</text:p>
          </table:table-cell>
        </table:table-row>
        <table:table-row table:style-name="ro1">
          <table:table-cell office:value-type="float" office:value="1396636374.656">
            <text:p>1396636374.656</text:p>
          </table:table-cell>
          <table:table-cell office:value-type="float" office:value="21.726">
            <text:p>21.726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 office:value-type="float" office:value="127.251">
            <text:p>127.251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/>
          <table:table-cell table:formula="of:=[.E318]/[.B318]" office:value-type="float" office:value="5.85708367854184">
            <text:p>5.8570836785</text:p>
          </table:table-cell>
          <table:table-cell table:formula="of:=[.E318]-[.B318]" office:value-type="float" office:value="105.525">
            <text:p>105.525</text:p>
          </table:table-cell>
        </table:table-row>
        <table:table-row table:style-name="ro1">
          <table:table-cell office:value-type="float" office:value="1396636374.986">
            <text:p>1396636374.986</text:p>
          </table:table-cell>
          <table:table-cell office:value-type="float" office:value="11.979">
            <text:p>11.979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 office:value-type="float" office:value="13.206">
            <text:p>13.206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/>
          <table:table-cell table:formula="of:=[.E319]/[.B319]" office:value-type="float" office:value="1.10242925118958">
            <text:p>1.1024292512</text:p>
          </table:table-cell>
          <table:table-cell table:formula="of:=[.E319]-[.B319]" office:value-type="float" office:value="1.227">
            <text:p>1.227</text:p>
          </table:table-cell>
        </table:table-row>
        <table:table-row table:style-name="ro1">
          <table:table-cell office:value-type="float" office:value="1396636375.211">
            <text:p>1396636375.211</text:p>
          </table:table-cell>
          <table:table-cell office:value-type="float" office:value="12.362">
            <text:p>12.362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13.093">
            <text:p>13.093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320]/[.B320]" office:value-type="float" office:value="1.05913282640349">
            <text:p>1.0591328264</text:p>
          </table:table-cell>
          <table:table-cell table:formula="of:=[.E320]-[.B320]" office:value-type="float" office:value="0.731">
            <text:p>0.731</text:p>
          </table:table-cell>
        </table:table-row>
        <table:table-row table:style-name="ro1">
          <table:table-cell office:value-type="float" office:value="1396636375.636">
            <text:p>1396636375.636</text:p>
          </table:table-cell>
          <table:table-cell office:value-type="float" office:value="12.899">
            <text:p>12.899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177">
            <text:p>13.177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321]/[.B321]" office:value-type="float" office:value="1.02155205829909">
            <text:p>1.0215520583</text:p>
          </table:table-cell>
          <table:table-cell table:formula="of:=[.E321]-[.B321]" office:value-type="float" office:value="0.277999999999999">
            <text:p>0.278</text:p>
          </table:table-cell>
        </table:table-row>
        <table:table-row table:style-name="ro1">
          <table:table-cell office:value-type="float" office:value="1396636375.714">
            <text:p>1396636375.714</text:p>
          </table:table-cell>
          <table:table-cell office:value-type="float" office:value="12.494">
            <text:p>12.49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35.234">
            <text:p>35.23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322]/[.B322]" office:value-type="float" office:value="2.82007363534497">
            <text:p>2.8200736353</text:p>
          </table:table-cell>
          <table:table-cell table:formula="of:=[.E322]-[.B322]" office:value-type="float" office:value="22.74">
            <text:p>22.74</text:p>
          </table:table-cell>
        </table:table-row>
        <table:table-row table:style-name="ro1">
          <table:table-cell office:value-type="float" office:value="1396636382.024">
            <text:p>1396636382.024</text:p>
          </table:table-cell>
          <table:table-cell office:value-type="float" office:value="12.343">
            <text:p>12.343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3.797">
            <text:p>13.797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323]/[.B323]" office:value-type="float" office:value="1.11779956250506">
            <text:p>1.1177995625</text:p>
          </table:table-cell>
          <table:table-cell table:formula="of:=[.E323]-[.B323]" office:value-type="float" office:value="1.454">
            <text:p>1.454</text:p>
          </table:table-cell>
        </table:table-row>
        <table:table-row table:style-name="ro1">
          <table:table-cell office:value-type="float" office:value="1396636386.818">
            <text:p>1396636386.818</text:p>
          </table:table-cell>
          <table:table-cell office:value-type="float" office:value="12.188">
            <text:p>12.188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936">
            <text:p>13.936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324]/[.B324]" office:value-type="float" office:value="1.14341975713817">
            <text:p>1.1434197571</text:p>
          </table:table-cell>
          <table:table-cell table:formula="of:=[.E324]-[.B324]" office:value-type="float" office:value="1.748">
            <text:p>1.748</text:p>
          </table:table-cell>
        </table:table-row>
        <table:table-row table:style-name="ro1">
          <table:table-cell office:value-type="float" office:value="1396636390.805">
            <text:p>1396636390.805</text:p>
          </table:table-cell>
          <table:table-cell office:value-type="float" office:value="12.275">
            <text:p>12.275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3.961">
            <text:p>13.961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25]/[.B325]" office:value-type="float" office:value="1.13735234215886">
            <text:p>1.1373523422</text:p>
          </table:table-cell>
          <table:table-cell table:formula="of:=[.E325]-[.B325]" office:value-type="float" office:value="1.686">
            <text:p>1.686</text:p>
          </table:table-cell>
        </table:table-row>
        <table:table-row table:style-name="ro1">
          <table:table-cell office:value-type="float" office:value="1396636390.837">
            <text:p>1396636390.837</text:p>
          </table:table-cell>
          <table:table-cell office:value-type="float" office:value="12.946">
            <text:p>12.946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81.591">
            <text:p>81.591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326]/[.B326]" office:value-type="float" office:value="6.30241001081415">
            <text:p>6.3024100108</text:p>
          </table:table-cell>
          <table:table-cell table:formula="of:=[.E326]-[.B326]" office:value-type="float" office:value="68.645">
            <text:p>68.645</text:p>
          </table:table-cell>
        </table:table-row>
        <table:table-row table:style-name="ro1">
          <table:table-cell office:value-type="float" office:value="1396636390.893">
            <text:p>1396636390.893</text:p>
          </table:table-cell>
          <table:table-cell office:value-type="float" office:value="12.329">
            <text:p>12.329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25.244">
            <text:p>125.244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327]/[.B327]" office:value-type="float" office:value="10.1584881174467">
            <text:p>10.1584881174</text:p>
          </table:table-cell>
          <table:table-cell table:formula="of:=[.E327]-[.B327]" office:value-type="float" office:value="112.915">
            <text:p>112.915</text:p>
          </table:table-cell>
        </table:table-row>
        <table:table-row table:style-name="ro1">
          <table:table-cell office:value-type="float" office:value="1396636391.935">
            <text:p>1396636391.935</text:p>
          </table:table-cell>
          <table:table-cell office:value-type="float" office:value="14.7">
            <text:p>14.7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5.665">
            <text:p>15.665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328]/[.B328]" office:value-type="float" office:value="1.0656462585034">
            <text:p>1.0656462585</text:p>
          </table:table-cell>
          <table:table-cell table:formula="of:=[.E328]-[.B328]" office:value-type="float" office:value="0.965">
            <text:p>0.965</text:p>
          </table:table-cell>
        </table:table-row>
        <table:table-row table:style-name="ro1">
          <table:table-cell office:value-type="float" office:value="1396636392.312">
            <text:p>1396636392.312</text:p>
          </table:table-cell>
          <table:table-cell office:value-type="float" office:value="914.817">
            <text:p>914.817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 office:value-type="float" office:value="16.191">
            <text:p>16.191</text:p>
          </table:table-cell>
          <table:table-cell office:value-type="float" office:value="1.36979">
            <text:p>1.36979</text:p>
          </table:table-cell>
          <table:table-cell office:value-type="float" office:value="1.36989">
            <text:p>1.36989</text:p>
          </table:table-cell>
          <table:table-cell/>
          <table:table-cell table:formula="of:=[.E329]/[.B329]" office:value-type="float" office:value="0.0176986216915514">
            <text:p>0.0176986217</text:p>
          </table:table-cell>
          <table:table-cell table:formula="of:=[.E329]-[.B329]" office:value-type="float" office:value="-898.626">
            <text:p>-898.626</text:p>
          </table:table-cell>
        </table:table-row>
        <table:table-row table:style-name="ro1">
          <table:table-cell office:value-type="float" office:value="1396636410.771">
            <text:p>1396636410.771</text:p>
          </table:table-cell>
          <table:table-cell office:value-type="float" office:value="14.839">
            <text:p>14.839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6.446">
            <text:p>16.446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330]/[.B330]" office:value-type="float" office:value="1.1082957072579">
            <text:p>1.1082957073</text:p>
          </table:table-cell>
          <table:table-cell table:formula="of:=[.E330]-[.B330]" office:value-type="float" office:value="1.607">
            <text:p>1.607</text:p>
          </table:table-cell>
        </table:table-row>
        <table:table-row table:style-name="ro1">
          <table:table-cell office:value-type="float" office:value="1396636411.043">
            <text:p>1396636411.043</text:p>
          </table:table-cell>
          <table:table-cell office:value-type="float" office:value="19.186">
            <text:p>19.186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8.587">
            <text:p>18.58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331]/[.B331]" office:value-type="float" office:value="0.968779318252893">
            <text:p>0.9687793183</text:p>
          </table:table-cell>
          <table:table-cell table:formula="of:=[.E331]-[.B331]" office:value-type="float" office:value="-0.599">
            <text:p>-0.599</text:p>
          </table:table-cell>
        </table:table-row>
        <table:table-row table:style-name="ro1">
          <table:table-cell office:value-type="float" office:value="1396636411.513">
            <text:p>1396636411.513</text:p>
          </table:table-cell>
          <table:table-cell office:value-type="float" office:value="12.834">
            <text:p>12.834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3.531">
            <text:p>13.531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332]/[.B332]" office:value-type="float" office:value="1.05430886707184">
            <text:p>1.0543088671</text:p>
          </table:table-cell>
          <table:table-cell table:formula="of:=[.E332]-[.B332]" office:value-type="float" office:value="0.697000000000001">
            <text:p>0.697</text:p>
          </table:table-cell>
        </table:table-row>
        <table:table-row table:style-name="ro1">
          <table:table-cell office:value-type="float" office:value="1396636412.595">
            <text:p>1396636412.595</text:p>
          </table:table-cell>
          <table:table-cell office:value-type="float" office:value="13.382">
            <text:p>13.382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4.89">
            <text:p>14.89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333]/[.B333]" office:value-type="float" office:value="1.11268868629502">
            <text:p>1.1126886863</text:p>
          </table:table-cell>
          <table:table-cell table:formula="of:=[.E333]-[.B333]" office:value-type="float" office:value="1.508">
            <text:p>1.508</text:p>
          </table:table-cell>
        </table:table-row>
        <table:table-row table:style-name="ro1">
          <table:table-cell office:value-type="float" office:value="1396636412.807">
            <text:p>1396636412.807</text:p>
          </table:table-cell>
          <table:table-cell office:value-type="float" office:value="12.807">
            <text:p>12.807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13.588">
            <text:p>13.588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334]/[.B334]" office:value-type="float" office:value="1.06098227531819">
            <text:p>1.0609822753</text:p>
          </table:table-cell>
          <table:table-cell table:formula="of:=[.E334]-[.B334]" office:value-type="float" office:value="0.780999999999999">
            <text:p>0.781</text:p>
          </table:table-cell>
        </table:table-row>
        <table:table-row table:style-name="ro1">
          <table:table-cell office:value-type="float" office:value="1396636412.858">
            <text:p>1396636412.858</text:p>
          </table:table-cell>
          <table:table-cell office:value-type="float" office:value="12.182">
            <text:p>12.182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  <table:table-cell office:value-type="float" office:value="62.213">
            <text:p>62.213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  <table:table-cell/>
          <table:table-cell table:formula="of:=[.E335]/[.B335]" office:value-type="float" office:value="5.10696109013298">
            <text:p>5.1069610901</text:p>
          </table:table-cell>
          <table:table-cell table:formula="of:=[.E335]-[.B335]" office:value-type="float" office:value="50.031">
            <text:p>50.031</text:p>
          </table:table-cell>
        </table:table-row>
        <table:table-row table:style-name="ro1">
          <table:table-cell office:value-type="float" office:value="1396636413.079">
            <text:p>1396636413.079</text:p>
          </table:table-cell>
          <table:table-cell office:value-type="float" office:value="14.979">
            <text:p>14.97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5.819">
            <text:p>15.81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336]/[.B336]" office:value-type="float" office:value="1.05607850991388">
            <text:p>1.0560785099</text:p>
          </table:table-cell>
          <table:table-cell table:formula="of:=[.E336]-[.B336]" office:value-type="float" office:value="0.840000000000002">
            <text:p>0.84</text:p>
          </table:table-cell>
        </table:table-row>
        <table:table-row table:style-name="ro1">
          <table:table-cell office:value-type="float" office:value="1396636414.424">
            <text:p>1396636414.424</text:p>
          </table:table-cell>
          <table:table-cell office:value-type="float" office:value="13.448">
            <text:p>13.448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14.993">
            <text:p>14.993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337]/[.B337]" office:value-type="float" office:value="1.11488697204045">
            <text:p>1.114886972</text:p>
          </table:table-cell>
          <table:table-cell table:formula="of:=[.E337]-[.B337]" office:value-type="float" office:value="1.545">
            <text:p>1.545</text:p>
          </table:table-cell>
        </table:table-row>
        <table:table-row table:style-name="ro1">
          <table:table-cell office:value-type="float" office:value="1396636414.605">
            <text:p>1396636414.605</text:p>
          </table:table-cell>
          <table:table-cell office:value-type="float" office:value="11.941">
            <text:p>11.941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73.919">
            <text:p>73.919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338]/[.B338]" office:value-type="float" office:value="6.1903525667867">
            <text:p>6.1903525668</text:p>
          </table:table-cell>
          <table:table-cell table:formula="of:=[.E338]-[.B338]" office:value-type="float" office:value="61.978">
            <text:p>61.978</text:p>
          </table:table-cell>
        </table:table-row>
        <table:table-row table:style-name="ro1">
          <table:table-cell office:value-type="float" office:value="1396636414.911">
            <text:p>1396636414.911</text:p>
          </table:table-cell>
          <table:table-cell office:value-type="float" office:value="12.304">
            <text:p>12.304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 office:value-type="float" office:value="12.88">
            <text:p>12.88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/>
          <table:table-cell table:formula="of:=[.E339]/[.B339]" office:value-type="float" office:value="1.04681404421326">
            <text:p>1.0468140442</text:p>
          </table:table-cell>
          <table:table-cell table:formula="of:=[.E339]-[.B339]" office:value-type="float" office:value="0.576000000000001">
            <text:p>0.576</text:p>
          </table:table-cell>
        </table:table-row>
        <table:table-row table:style-name="ro1">
          <table:table-cell office:value-type="float" office:value="1396636415.083">
            <text:p>1396636415.083</text:p>
          </table:table-cell>
          <table:table-cell office:value-type="float" office:value="13.881">
            <text:p>13.881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13.417">
            <text:p>13.417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340]/[.B340]" office:value-type="float" office:value="0.966573013471652">
            <text:p>0.9665730135</text:p>
          </table:table-cell>
          <table:table-cell table:formula="of:=[.E340]-[.B340]" office:value-type="float" office:value="-0.464">
            <text:p>-0.464</text:p>
          </table:table-cell>
        </table:table-row>
        <table:table-row table:style-name="ro1">
          <table:table-cell office:value-type="float" office:value="1396636415.21">
            <text:p>1396636415.21</text:p>
          </table:table-cell>
          <table:table-cell office:value-type="float" office:value="12.606">
            <text:p>12.60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3.459">
            <text:p>13.459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341]/[.B341]" office:value-type="float" office:value="1.06766619070284">
            <text:p>1.0676661907</text:p>
          </table:table-cell>
          <table:table-cell table:formula="of:=[.E341]-[.B341]" office:value-type="float" office:value="0.853">
            <text:p>0.853</text:p>
          </table:table-cell>
        </table:table-row>
        <table:table-row table:style-name="ro1">
          <table:table-cell office:value-type="float" office:value="1396636423.019">
            <text:p>1396636423.019</text:p>
          </table:table-cell>
          <table:table-cell office:value-type="float" office:value="22.965">
            <text:p>22.965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 office:value-type="float" office:value="23.744">
            <text:p>23.744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/>
          <table:table-cell table:formula="of:=[.E342]/[.B342]" office:value-type="float" office:value="1.03392118441106">
            <text:p>1.0339211844</text:p>
          </table:table-cell>
          <table:table-cell table:formula="of:=[.E342]-[.B342]" office:value-type="float" office:value="0.779">
            <text:p>0.779</text:p>
          </table:table-cell>
        </table:table-row>
        <table:table-row table:style-name="ro1">
          <table:table-cell office:value-type="float" office:value="1396636423.032">
            <text:p>1396636423.032</text:p>
          </table:table-cell>
          <table:table-cell office:value-type="float" office:value="32.927">
            <text:p>32.927</text:p>
          </table:table-cell>
          <table:table-cell office:value-type="float" office:value="1.36986">
            <text:p>1.36986</text:p>
          </table:table-cell>
          <table:table-cell office:value-type="float" office:value="1.36999">
            <text:p>1.36999</text:p>
          </table:table-cell>
          <table:table-cell office:value-type="float" office:value="102.027">
            <text:p>102.027</text:p>
          </table:table-cell>
          <table:table-cell office:value-type="float" office:value="1.36986">
            <text:p>1.36986</text:p>
          </table:table-cell>
          <table:table-cell office:value-type="float" office:value="1.36999">
            <text:p>1.36999</text:p>
          </table:table-cell>
          <table:table-cell/>
          <table:table-cell table:formula="of:=[.E343]/[.B343]" office:value-type="float" office:value="3.09858171105779">
            <text:p>3.0985817111</text:p>
          </table:table-cell>
          <table:table-cell table:formula="of:=[.E343]-[.B343]" office:value-type="float" office:value="69.1">
            <text:p>69.1</text:p>
          </table:table-cell>
        </table:table-row>
        <table:table-row table:style-name="ro1">
          <table:table-cell office:value-type="float" office:value="1396636423.116">
            <text:p>1396636423.116</text:p>
          </table:table-cell>
          <table:table-cell office:value-type="float" office:value="13.522">
            <text:p>13.522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25.606">
            <text:p>125.606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344]/[.B344]" office:value-type="float" office:value="9.28901050140512">
            <text:p>9.2890105014</text:p>
          </table:table-cell>
          <table:table-cell table:formula="of:=[.E344]-[.B344]" office:value-type="float" office:value="112.084">
            <text:p>112.084</text:p>
          </table:table-cell>
        </table:table-row>
        <table:table-row table:style-name="ro1">
          <table:table-cell office:value-type="float" office:value="1396636427.419">
            <text:p>1396636427.419</text:p>
          </table:table-cell>
          <table:table-cell office:value-type="float" office:value="14.262">
            <text:p>14.262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 office:value-type="float" office:value="15.426">
            <text:p>15.426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/>
          <table:table-cell table:formula="of:=[.E345]/[.B345]" office:value-type="float" office:value="1.08161548169962">
            <text:p>1.0816154817</text:p>
          </table:table-cell>
          <table:table-cell table:formula="of:=[.E345]-[.B345]" office:value-type="float" office:value="1.164">
            <text:p>1.164</text:p>
          </table:table-cell>
        </table:table-row>
        <table:table-row table:style-name="ro1">
          <table:table-cell office:value-type="float" office:value="1396636435.219">
            <text:p>1396636435.219</text:p>
          </table:table-cell>
          <table:table-cell office:value-type="float" office:value="12.597">
            <text:p>12.59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2.111">
            <text:p>12.111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46]/[.B346]" office:value-type="float" office:value="0.961419385567992">
            <text:p>0.9614193856</text:p>
          </table:table-cell>
          <table:table-cell table:formula="of:=[.E346]-[.B346]" office:value-type="float" office:value="-0.485999999999999">
            <text:p>-0.486</text:p>
          </table:table-cell>
        </table:table-row>
        <table:table-row table:style-name="ro1">
          <table:table-cell office:value-type="float" office:value="1396636437.716">
            <text:p>1396636437.716</text:p>
          </table:table-cell>
          <table:table-cell office:value-type="float" office:value="13.235">
            <text:p>13.235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3.946">
            <text:p>13.946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47]/[.B347]" office:value-type="float" office:value="1.05372119380431">
            <text:p>1.0537211938</text:p>
          </table:table-cell>
          <table:table-cell table:formula="of:=[.E347]-[.B347]" office:value-type="float" office:value="0.711">
            <text:p>0.711</text:p>
          </table:table-cell>
        </table:table-row>
        <table:table-row table:style-name="ro1">
          <table:table-cell office:value-type="float" office:value="1396636442.521">
            <text:p>1396636442.521</text:p>
          </table:table-cell>
          <table:table-cell office:value-type="float" office:value="12.211">
            <text:p>12.211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3.961">
            <text:p>13.961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48]/[.B348]" office:value-type="float" office:value="1.14331340594546">
            <text:p>1.1433134059</text:p>
          </table:table-cell>
          <table:table-cell table:formula="of:=[.E348]-[.B348]" office:value-type="float" office:value="1.75">
            <text:p>1.75</text:p>
          </table:table-cell>
        </table:table-row>
        <table:table-row table:style-name="ro1">
          <table:table-cell office:value-type="float" office:value="1396636445.373">
            <text:p>1396636445.373</text:p>
          </table:table-cell>
          <table:table-cell office:value-type="float" office:value="12.994">
            <text:p>12.994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3.151">
            <text:p>13.151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349]/[.B349]" office:value-type="float" office:value="1.01208249961521">
            <text:p>1.0120824996</text:p>
          </table:table-cell>
          <table:table-cell table:formula="of:=[.E349]-[.B349]" office:value-type="float" office:value="0.157">
            <text:p>0.157</text:p>
          </table:table-cell>
        </table:table-row>
        <table:table-row table:style-name="ro1">
          <table:table-cell office:value-type="float" office:value="1396636445.612">
            <text:p>1396636445.612</text:p>
          </table:table-cell>
          <table:table-cell office:value-type="float" office:value="12.18">
            <text:p>12.18</text:p>
          </table:table-cell>
          <table:table-cell office:value-type="float" office:value="1.3699">
            <text:p>1.3699</text:p>
          </table:table-cell>
          <table:table-cell office:value-type="float" office:value="1.36999">
            <text:p>1.36999</text:p>
          </table:table-cell>
          <table:table-cell office:value-type="float" office:value="13.289">
            <text:p>13.289</text:p>
          </table:table-cell>
          <table:table-cell office:value-type="float" office:value="1.3699">
            <text:p>1.3699</text:p>
          </table:table-cell>
          <table:table-cell office:value-type="float" office:value="1.36999">
            <text:p>1.36999</text:p>
          </table:table-cell>
          <table:table-cell/>
          <table:table-cell table:formula="of:=[.E350]/[.B350]" office:value-type="float" office:value="1.09105090311987">
            <text:p>1.0910509031</text:p>
          </table:table-cell>
          <table:table-cell table:formula="of:=[.E350]-[.B350]" office:value-type="float" office:value="1.109">
            <text:p>1.109</text:p>
          </table:table-cell>
        </table:table-row>
        <table:table-row table:style-name="ro1">
          <table:table-cell office:value-type="float" office:value="1396636451.479">
            <text:p>1396636451.479</text:p>
          </table:table-cell>
          <table:table-cell office:value-type="float" office:value="12.112">
            <text:p>12.112</text:p>
          </table:table-cell>
          <table:table-cell office:value-type="float" office:value="1.3699">
            <text:p>1.3699</text:p>
          </table:table-cell>
          <table:table-cell office:value-type="float" office:value="1.36999">
            <text:p>1.36999</text:p>
          </table:table-cell>
          <table:table-cell office:value-type="float" office:value="13.048">
            <text:p>13.048</text:p>
          </table:table-cell>
          <table:table-cell office:value-type="float" office:value="1.3699">
            <text:p>1.3699</text:p>
          </table:table-cell>
          <table:table-cell office:value-type="float" office:value="1.36999">
            <text:p>1.36999</text:p>
          </table:table-cell>
          <table:table-cell/>
          <table:table-cell table:formula="of:=[.E351]/[.B351]" office:value-type="float" office:value="1.0772787318362">
            <text:p>1.0772787318</text:p>
          </table:table-cell>
          <table:table-cell table:formula="of:=[.E351]-[.B351]" office:value-type="float" office:value="0.936">
            <text:p>0.936</text:p>
          </table:table-cell>
        </table:table-row>
        <table:table-row table:style-name="ro1">
          <table:table-cell office:value-type="float" office:value="1396636468.811">
            <text:p>1396636468.811</text:p>
          </table:table-cell>
          <table:table-cell office:value-type="float" office:value="13.063">
            <text:p>13.06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3.463">
            <text:p>13.46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52]/[.B352]" office:value-type="float" office:value="1.03062083747991">
            <text:p>1.0306208375</text:p>
          </table:table-cell>
          <table:table-cell table:formula="of:=[.E352]-[.B352]" office:value-type="float" office:value="0.399999999999999">
            <text:p>0.4</text:p>
          </table:table-cell>
        </table:table-row>
        <table:table-row table:style-name="ro1">
          <table:table-cell office:value-type="float" office:value="1396636468.912">
            <text:p>1396636468.912</text:p>
          </table:table-cell>
          <table:table-cell office:value-type="float" office:value="14.847">
            <text:p>14.84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6.102">
            <text:p>16.102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53]/[.B353]" office:value-type="float" office:value="1.08452886104937">
            <text:p>1.084528861</text:p>
          </table:table-cell>
          <table:table-cell table:formula="of:=[.E353]-[.B353]" office:value-type="float" office:value="1.255">
            <text:p>1.255</text:p>
          </table:table-cell>
        </table:table-row>
        <table:table-row table:style-name="ro1">
          <table:table-cell office:value-type="float" office:value="1396636469.71">
            <text:p>1396636469.71</text:p>
          </table:table-cell>
          <table:table-cell office:value-type="float" office:value="13.226">
            <text:p>13.226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3.028">
            <text:p>13.028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354]/[.B354]" office:value-type="float" office:value="0.985029487373356">
            <text:p>0.9850294874</text:p>
          </table:table-cell>
          <table:table-cell table:formula="of:=[.E354]-[.B354]" office:value-type="float" office:value="-0.198">
            <text:p>-0.198</text:p>
          </table:table-cell>
        </table:table-row>
        <table:table-row table:style-name="ro1">
          <table:table-cell office:value-type="float" office:value="1396636473.122">
            <text:p>1396636473.122</text:p>
          </table:table-cell>
          <table:table-cell office:value-type="float" office:value="12.34">
            <text:p>12.3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3.172">
            <text:p>13.172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55]/[.B355]" office:value-type="float" office:value="1.06742301458671">
            <text:p>1.0674230146</text:p>
          </table:table-cell>
          <table:table-cell table:formula="of:=[.E355]-[.B355]" office:value-type="float" office:value="0.832000000000001">
            <text:p>0.832</text:p>
          </table:table-cell>
        </table:table-row>
        <table:table-row table:style-name="ro1">
          <table:table-cell office:value-type="float" office:value="1396636476.424">
            <text:p>1396636476.424</text:p>
          </table:table-cell>
          <table:table-cell office:value-type="float" office:value="15.367">
            <text:p>15.367</text:p>
          </table:table-cell>
          <table:table-cell office:value-type="float" office:value="1.36988">
            <text:p>1.36988</text:p>
          </table:table-cell>
          <table:table-cell office:value-type="float" office:value="1.36997">
            <text:p>1.36997</text:p>
          </table:table-cell>
          <table:table-cell office:value-type="float" office:value="17.137">
            <text:p>17.137</text:p>
          </table:table-cell>
          <table:table-cell office:value-type="float" office:value="1.36988">
            <text:p>1.36988</text:p>
          </table:table-cell>
          <table:table-cell office:value-type="float" office:value="1.36997">
            <text:p>1.36997</text:p>
          </table:table-cell>
          <table:table-cell/>
          <table:table-cell table:formula="of:=[.E356]/[.B356]" office:value-type="float" office:value="1.11518188325633">
            <text:p>1.1151818833</text:p>
          </table:table-cell>
          <table:table-cell table:formula="of:=[.E356]-[.B356]" office:value-type="float" office:value="1.77">
            <text:p>1.77</text:p>
          </table:table-cell>
        </table:table-row>
        <table:table-row table:style-name="ro1">
          <table:table-cell office:value-type="float" office:value="1396636476.536">
            <text:p>1396636476.536</text:p>
          </table:table-cell>
          <table:table-cell office:value-type="float" office:value="15.288">
            <text:p>15.288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481">
            <text:p>13.481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357]/[.B357]" office:value-type="float" office:value="0.881802721088435">
            <text:p>0.8818027211</text:p>
          </table:table-cell>
          <table:table-cell table:formula="of:=[.E357]-[.B357]" office:value-type="float" office:value="-1.807">
            <text:p>-1.807</text:p>
          </table:table-cell>
        </table:table-row>
        <table:table-row table:style-name="ro1">
          <table:table-cell office:value-type="float" office:value="1396636476.582">
            <text:p>1396636476.582</text:p>
          </table:table-cell>
          <table:table-cell office:value-type="float" office:value="12.201">
            <text:p>12.201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 office:value-type="float" office:value="69.364">
            <text:p>69.364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/>
          <table:table-cell table:formula="of:=[.E358]/[.B358]" office:value-type="float" office:value="5.68510777805098">
            <text:p>5.6851077781</text:p>
          </table:table-cell>
          <table:table-cell table:formula="of:=[.E358]-[.B358]" office:value-type="float" office:value="57.163">
            <text:p>57.163</text:p>
          </table:table-cell>
        </table:table-row>
        <table:table-row table:style-name="ro1">
          <table:table-cell office:value-type="float" office:value="1396636476.624">
            <text:p>1396636476.624</text:p>
          </table:table-cell>
          <table:table-cell office:value-type="float" office:value="15.667">
            <text:p>15.667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  <table:table-cell office:value-type="float" office:value="126.32">
            <text:p>126.32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  <table:table-cell/>
          <table:table-cell table:formula="of:=[.E359]/[.B359]" office:value-type="float" office:value="8.06280717431544">
            <text:p>8.0628071743</text:p>
          </table:table-cell>
          <table:table-cell table:formula="of:=[.E359]-[.B359]" office:value-type="float" office:value="110.653">
            <text:p>110.653</text:p>
          </table:table-cell>
        </table:table-row>
        <table:table-row table:style-name="ro1">
          <table:table-cell office:value-type="float" office:value="1396636476.647">
            <text:p>1396636476.647</text:p>
          </table:table-cell>
          <table:table-cell office:value-type="float" office:value="13.059">
            <text:p>13.059</text:p>
          </table:table-cell>
          <table:table-cell office:value-type="float" office:value="1.36977">
            <text:p>1.36977</text:p>
          </table:table-cell>
          <table:table-cell office:value-type="float" office:value="1.36992">
            <text:p>1.36992</text:p>
          </table:table-cell>
          <table:table-cell office:value-type="float" office:value="104.833">
            <text:p>104.833</text:p>
          </table:table-cell>
          <table:table-cell office:value-type="float" office:value="1.36977">
            <text:p>1.36977</text:p>
          </table:table-cell>
          <table:table-cell office:value-type="float" office:value="1.36992">
            <text:p>1.36992</text:p>
          </table:table-cell>
          <table:table-cell/>
          <table:table-cell table:formula="of:=[.E360]/[.B360]" office:value-type="float" office:value="8.02764377057968">
            <text:p>8.0276437706</text:p>
          </table:table-cell>
          <table:table-cell table:formula="of:=[.E360]-[.B360]" office:value-type="float" office:value="91.774">
            <text:p>91.774</text:p>
          </table:table-cell>
        </table:table-row>
        <table:table-row table:style-name="ro1">
          <table:table-cell office:value-type="float" office:value="1396636476.715">
            <text:p>1396636476.715</text:p>
          </table:table-cell>
          <table:table-cell office:value-type="float" office:value="12.391">
            <text:p>12.391</text:p>
          </table:table-cell>
          <table:table-cell office:value-type="float" office:value="1.36978">
            <text:p>1.36978</text:p>
          </table:table-cell>
          <table:table-cell office:value-type="float" office:value="1.36992">
            <text:p>1.36992</text:p>
          </table:table-cell>
          <table:table-cell office:value-type="float" office:value="38.512">
            <text:p>38.512</text:p>
          </table:table-cell>
          <table:table-cell office:value-type="float" office:value="1.36978">
            <text:p>1.36978</text:p>
          </table:table-cell>
          <table:table-cell office:value-type="float" office:value="1.36992">
            <text:p>1.36992</text:p>
          </table:table-cell>
          <table:table-cell/>
          <table:table-cell table:formula="of:=[.E361]/[.B361]" office:value-type="float" office:value="3.10806230328464">
            <text:p>3.1080623033</text:p>
          </table:table-cell>
          <table:table-cell table:formula="of:=[.E361]-[.B361]" office:value-type="float" office:value="26.121">
            <text:p>26.121</text:p>
          </table:table-cell>
        </table:table-row>
        <table:table-row table:style-name="ro1">
          <table:table-cell office:value-type="float" office:value="1396636476.803">
            <text:p>1396636476.803</text:p>
          </table:table-cell>
          <table:table-cell office:value-type="float" office:value="24.725">
            <text:p>24.725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46.695">
            <text:p>46.695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362]/[.B362]" office:value-type="float" office:value="1.88857431749242">
            <text:p>1.8885743175</text:p>
          </table:table-cell>
          <table:table-cell table:formula="of:=[.E362]-[.B362]" office:value-type="float" office:value="21.97">
            <text:p>21.97</text:p>
          </table:table-cell>
        </table:table-row>
        <table:table-row table:style-name="ro1">
          <table:table-cell office:value-type="float" office:value="1396636477.013">
            <text:p>1396636477.013</text:p>
          </table:table-cell>
          <table:table-cell office:value-type="float" office:value="12.738">
            <text:p>12.73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3.82">
            <text:p>13.82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363]/[.B363]" office:value-type="float" office:value="1.08494269116031">
            <text:p>1.0849426912</text:p>
          </table:table-cell>
          <table:table-cell table:formula="of:=[.E363]-[.B363]" office:value-type="float" office:value="1.082">
            <text:p>1.082</text:p>
          </table:table-cell>
        </table:table-row>
        <table:table-row table:style-name="ro1">
          <table:table-cell office:value-type="float" office:value="1396636478.21">
            <text:p>1396636478.21</text:p>
          </table:table-cell>
          <table:table-cell office:value-type="float" office:value="12.427">
            <text:p>12.427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2.87">
            <text:p>12.87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364]/[.B364]" office:value-type="float" office:value="1.03564818540275">
            <text:p>1.0356481854</text:p>
          </table:table-cell>
          <table:table-cell table:formula="of:=[.E364]-[.B364]" office:value-type="float" office:value="0.443">
            <text:p>0.443</text:p>
          </table:table-cell>
        </table:table-row>
        <table:table-row table:style-name="ro1">
          <table:table-cell office:value-type="float" office:value="1396636479.963">
            <text:p>1396636479.963</text:p>
          </table:table-cell>
          <table:table-cell office:value-type="float" office:value="13.711">
            <text:p>13.711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 office:value-type="float" office:value="15.21">
            <text:p>15.21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table:formula="of:=[.E365]/[.B365]" office:value-type="float" office:value="1.10932827656626">
            <text:p>1.1093282766</text:p>
          </table:table-cell>
          <table:table-cell table:formula="of:=[.E365]-[.B365]" office:value-type="float" office:value="1.499">
            <text:p>1.499</text:p>
          </table:table-cell>
        </table:table-row>
        <table:table-row table:style-name="ro1">
          <table:table-cell office:value-type="float" office:value="1396636480.117">
            <text:p>1396636480.117</text:p>
          </table:table-cell>
          <table:table-cell office:value-type="float" office:value="18.336">
            <text:p>18.336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20.027">
            <text:p>20.02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366]/[.B366]" office:value-type="float" office:value="1.09222294938918">
            <text:p>1.0922229494</text:p>
          </table:table-cell>
          <table:table-cell table:formula="of:=[.E366]-[.B366]" office:value-type="float" office:value="1.691">
            <text:p>1.691</text:p>
          </table:table-cell>
        </table:table-row>
        <table:table-row table:style-name="ro1">
          <table:table-cell office:value-type="float" office:value="1396636481.764">
            <text:p>1396636481.764</text:p>
          </table:table-cell>
          <table:table-cell office:value-type="float" office:value="14.796">
            <text:p>14.796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3.061">
            <text:p>13.061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367]/[.B367]" office:value-type="float" office:value="0.882738577994052">
            <text:p>0.882738578</text:p>
          </table:table-cell>
          <table:table-cell table:formula="of:=[.E367]-[.B367]" office:value-type="float" office:value="-1.735">
            <text:p>-1.735</text:p>
          </table:table-cell>
        </table:table-row>
        <table:table-row table:style-name="ro1">
          <table:table-cell office:value-type="float" office:value="1396636483.407">
            <text:p>1396636483.407</text:p>
          </table:table-cell>
          <table:table-cell office:value-type="float" office:value="12.663">
            <text:p>12.663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12.931">
            <text:p>12.931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368]/[.B368]" office:value-type="float" office:value="1.02116402116402">
            <text:p>1.0211640212</text:p>
          </table:table-cell>
          <table:table-cell table:formula="of:=[.E368]-[.B368]" office:value-type="float" office:value="0.268000000000001">
            <text:p>0.268</text:p>
          </table:table-cell>
        </table:table-row>
        <table:table-row table:style-name="ro1">
          <table:table-cell office:value-type="float" office:value="1396636485.012">
            <text:p>1396636485.012</text:p>
          </table:table-cell>
          <table:table-cell office:value-type="float" office:value="12.191">
            <text:p>12.191</text:p>
          </table:table-cell>
          <table:table-cell office:value-type="float" office:value="1.36982">
            <text:p>1.36982</text:p>
          </table:table-cell>
          <table:table-cell office:value-type="float" office:value="1.36991">
            <text:p>1.36991</text:p>
          </table:table-cell>
          <table:table-cell office:value-type="float" office:value="12.688">
            <text:p>12.688</text:p>
          </table:table-cell>
          <table:table-cell office:value-type="float" office:value="1.36982">
            <text:p>1.36982</text:p>
          </table:table-cell>
          <table:table-cell office:value-type="float" office:value="1.36991">
            <text:p>1.36991</text:p>
          </table:table-cell>
          <table:table-cell/>
          <table:table-cell table:formula="of:=[.E369]/[.B369]" office:value-type="float" office:value="1.04076777950947">
            <text:p>1.0407677795</text:p>
          </table:table-cell>
          <table:table-cell table:formula="of:=[.E369]-[.B369]" office:value-type="float" office:value="0.497">
            <text:p>0.497</text:p>
          </table:table-cell>
        </table:table-row>
        <table:table-row table:style-name="ro1">
          <table:table-cell office:value-type="float" office:value="1396636486.313">
            <text:p>1396636486.313</text:p>
          </table:table-cell>
          <table:table-cell office:value-type="float" office:value="13.901">
            <text:p>13.901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3.417">
            <text:p>13.41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370]/[.B370]" office:value-type="float" office:value="0.965182360981224">
            <text:p>0.965182361</text:p>
          </table:table-cell>
          <table:table-cell table:formula="of:=[.E370]-[.B370]" office:value-type="float" office:value="-0.484">
            <text:p>-0.484</text:p>
          </table:table-cell>
        </table:table-row>
        <table:table-row table:style-name="ro1">
          <table:table-cell office:value-type="float" office:value="1396636488.929">
            <text:p>1396636488.929</text:p>
          </table:table-cell>
          <table:table-cell office:value-type="float" office:value="17.195">
            <text:p>17.19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7.982">
            <text:p>17.982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371]/[.B371]" office:value-type="float" office:value="1.04576911892992">
            <text:p>1.0457691189</text:p>
          </table:table-cell>
          <table:table-cell table:formula="of:=[.E371]-[.B371]" office:value-type="float" office:value="0.786999999999999">
            <text:p>0.787</text:p>
          </table:table-cell>
        </table:table-row>
        <table:table-row table:style-name="ro1">
          <table:table-cell office:value-type="float" office:value="1396636490.522">
            <text:p>1396636490.522</text:p>
          </table:table-cell>
          <table:table-cell office:value-type="float" office:value="12.247">
            <text:p>12.247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808">
            <text:p>13.80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372]/[.B372]" office:value-type="float" office:value="1.12745978607006">
            <text:p>1.1274597861</text:p>
          </table:table-cell>
          <table:table-cell table:formula="of:=[.E372]-[.B372]" office:value-type="float" office:value="1.561">
            <text:p>1.561</text:p>
          </table:table-cell>
        </table:table-row>
        <table:table-row table:style-name="ro1">
          <table:table-cell office:value-type="float" office:value="1396636490.546">
            <text:p>1396636490.546</text:p>
          </table:table-cell>
          <table:table-cell office:value-type="float" office:value="15.095">
            <text:p>15.09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3488.155">
            <text:p>3488.15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373]/[.B373]" office:value-type="float" office:value="231.080158993044">
            <text:p>231.080158993</text:p>
          </table:table-cell>
          <table:table-cell table:formula="of:=[.E373]-[.B373]" office:value-type="float" office:value="3473.06">
            <text:p>3473.06</text:p>
          </table:table-cell>
        </table:table-row>
        <table:table-row table:style-name="ro1">
          <table:table-cell office:value-type="float" office:value="1396636490.619">
            <text:p>1396636490.619</text:p>
          </table:table-cell>
          <table:table-cell office:value-type="float" office:value="16.342">
            <text:p>16.34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3430.375">
            <text:p>3430.375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374]/[.B374]" office:value-type="float" office:value="209.91157753029">
            <text:p>209.9115775303</text:p>
          </table:table-cell>
          <table:table-cell table:formula="of:=[.E374]-[.B374]" office:value-type="float" office:value="3414.033">
            <text:p>3414.033</text:p>
          </table:table-cell>
        </table:table-row>
        <table:table-row table:style-name="ro1">
          <table:table-cell office:value-type="float" office:value="1396636492.174">
            <text:p>1396636492.174</text:p>
          </table:table-cell>
          <table:table-cell office:value-type="float" office:value="13.049">
            <text:p>13.049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878.137">
            <text:p>1878.137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75]/[.B375]" office:value-type="float" office:value="143.929573147368">
            <text:p>143.9295731474</text:p>
          </table:table-cell>
          <table:table-cell table:formula="of:=[.E375]-[.B375]" office:value-type="float" office:value="1865.088">
            <text:p>1865.088</text:p>
          </table:table-cell>
        </table:table-row>
        <table:table-row table:style-name="ro1">
          <table:table-cell office:value-type="float" office:value="1396636492.176">
            <text:p>1396636492.176</text:p>
          </table:table-cell>
          <table:table-cell office:value-type="float" office:value="28.701">
            <text:p>28.701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877.609">
            <text:p>1877.609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76]/[.B376]" office:value-type="float" office:value="65.4196369464479">
            <text:p>65.4196369464</text:p>
          </table:table-cell>
          <table:table-cell table:formula="of:=[.E376]-[.B376]" office:value-type="float" office:value="1848.908">
            <text:p>1848.908</text:p>
          </table:table-cell>
        </table:table-row>
        <table:table-row table:style-name="ro1">
          <table:table-cell office:value-type="float" office:value="1396636492.521">
            <text:p>1396636492.521</text:p>
          </table:table-cell>
          <table:table-cell office:value-type="float" office:value="12.133">
            <text:p>12.133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534.914">
            <text:p>1534.914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77]/[.B377]" office:value-type="float" office:value="126.50737657628">
            <text:p>126.5073765763</text:p>
          </table:table-cell>
          <table:table-cell table:formula="of:=[.E377]-[.B377]" office:value-type="float" office:value="1522.781">
            <text:p>1522.781</text:p>
          </table:table-cell>
        </table:table-row>
        <table:table-row table:style-name="ro1">
          <table:table-cell office:value-type="float" office:value="1396636492.528">
            <text:p>1396636492.528</text:p>
          </table:table-cell>
          <table:table-cell office:value-type="float" office:value="21.081">
            <text:p>21.081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529.503">
            <text:p>1529.50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378]/[.B378]" office:value-type="float" office:value="72.553626488307">
            <text:p>72.5536264883</text:p>
          </table:table-cell>
          <table:table-cell table:formula="of:=[.E378]-[.B378]" office:value-type="float" office:value="1508.422">
            <text:p>1508.422</text:p>
          </table:table-cell>
        </table:table-row>
        <table:table-row table:style-name="ro1">
          <table:table-cell office:value-type="float" office:value="1396636493.194">
            <text:p>1396636493.194</text:p>
          </table:table-cell>
          <table:table-cell office:value-type="float" office:value="14.355">
            <text:p>14.35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865.425">
            <text:p>865.42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379]/[.B379]" office:value-type="float" office:value="60.2873563218391">
            <text:p>60.2873563218</text:p>
          </table:table-cell>
          <table:table-cell table:formula="of:=[.E379]-[.B379]" office:value-type="float" office:value="851.07">
            <text:p>851.07</text:p>
          </table:table-cell>
        </table:table-row>
        <table:table-row table:style-name="ro1">
          <table:table-cell office:value-type="float" office:value="1396636497.018">
            <text:p>1396636497.018</text:p>
          </table:table-cell>
          <table:table-cell office:value-type="float" office:value="12.236">
            <text:p>12.236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 office:value-type="float" office:value="13.581">
            <text:p>13.581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/>
          <table:table-cell table:formula="of:=[.E380]/[.B380]" office:value-type="float" office:value="1.1099215429879">
            <text:p>1.109921543</text:p>
          </table:table-cell>
          <table:table-cell table:formula="of:=[.E380]-[.B380]" office:value-type="float" office:value="1.345">
            <text:p>1.345</text:p>
          </table:table-cell>
        </table:table-row>
        <table:table-row table:style-name="ro1">
          <table:table-cell office:value-type="float" office:value="1396636497.643">
            <text:p>1396636497.643</text:p>
          </table:table-cell>
          <table:table-cell office:value-type="float" office:value="12.073">
            <text:p>12.073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2.844">
            <text:p>12.844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381]/[.B381]" office:value-type="float" office:value="1.06386150915265">
            <text:p>1.0638615092</text:p>
          </table:table-cell>
          <table:table-cell table:formula="of:=[.E381]-[.B381]" office:value-type="float" office:value="0.770999999999999">
            <text:p>0.771</text:p>
          </table:table-cell>
        </table:table-row>
        <table:table-row table:style-name="ro1">
          <table:table-cell office:value-type="float" office:value="1396636502.512">
            <text:p>1396636502.512</text:p>
          </table:table-cell>
          <table:table-cell office:value-type="float" office:value="12.617">
            <text:p>12.617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3.957">
            <text:p>13.957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382]/[.B382]" office:value-type="float" office:value="1.10620591265753">
            <text:p>1.1062059127</text:p>
          </table:table-cell>
          <table:table-cell table:formula="of:=[.E382]-[.B382]" office:value-type="float" office:value="1.34">
            <text:p>1.34</text:p>
          </table:table-cell>
        </table:table-row>
        <table:table-row table:style-name="ro1">
          <table:table-cell office:value-type="float" office:value="1396636505.547">
            <text:p>1396636505.547</text:p>
          </table:table-cell>
          <table:table-cell office:value-type="float" office:value="14.017">
            <text:p>14.017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15.115">
            <text:p>15.115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383]/[.B383]" office:value-type="float" office:value="1.07833345223657">
            <text:p>1.0783334522</text:p>
          </table:table-cell>
          <table:table-cell table:formula="of:=[.E383]-[.B383]" office:value-type="float" office:value="1.098">
            <text:p>1.098</text:p>
          </table:table-cell>
        </table:table-row>
        <table:table-row table:style-name="ro1">
          <table:table-cell office:value-type="float" office:value="1396636505.625">
            <text:p>1396636505.625</text:p>
          </table:table-cell>
          <table:table-cell office:value-type="float" office:value="15.762">
            <text:p>15.762</text:p>
          </table:table-cell>
          <table:table-cell office:value-type="float" office:value="1.36993">
            <text:p>1.36993</text:p>
          </table:table-cell>
          <table:table-cell office:value-type="float" office:value="1.37003">
            <text:p>1.37003</text:p>
          </table:table-cell>
          <table:table-cell office:value-type="float" office:value="36.27">
            <text:p>36.27</text:p>
          </table:table-cell>
          <table:table-cell office:value-type="float" office:value="1.36993">
            <text:p>1.36993</text:p>
          </table:table-cell>
          <table:table-cell office:value-type="float" office:value="1.37003">
            <text:p>1.37003</text:p>
          </table:table-cell>
          <table:table-cell/>
          <table:table-cell table:formula="of:=[.E384]/[.B384]" office:value-type="float" office:value="2.30110392082223">
            <text:p>2.3011039208</text:p>
          </table:table-cell>
          <table:table-cell table:formula="of:=[.E384]-[.B384]" office:value-type="float" office:value="20.508">
            <text:p>20.508</text:p>
          </table:table-cell>
        </table:table-row>
        <table:table-row table:style-name="ro1">
          <table:table-cell office:value-type="float" office:value="1396636505.627">
            <text:p>1396636505.627</text:p>
          </table:table-cell>
          <table:table-cell office:value-type="float" office:value="31.339">
            <text:p>31.339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 office:value-type="float" office:value="135.903">
            <text:p>135.903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/>
          <table:table-cell table:formula="of:=[.E385]/[.B385]" office:value-type="float" office:value="4.3365455183637">
            <text:p>4.3365455184</text:p>
          </table:table-cell>
          <table:table-cell table:formula="of:=[.E385]-[.B385]" office:value-type="float" office:value="104.564">
            <text:p>104.564</text:p>
          </table:table-cell>
        </table:table-row>
        <table:table-row table:style-name="ro1">
          <table:table-cell office:value-type="float" office:value="1396636505.674">
            <text:p>1396636505.674</text:p>
          </table:table-cell>
          <table:table-cell office:value-type="float" office:value="16.149">
            <text:p>16.149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 office:value-type="float" office:value="90.599">
            <text:p>90.599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/>
          <table:table-cell table:formula="of:=[.E386]/[.B386]" office:value-type="float" office:value="5.610192581584">
            <text:p>5.6101925816</text:p>
          </table:table-cell>
          <table:table-cell table:formula="of:=[.E386]-[.B386]" office:value-type="float" office:value="74.45">
            <text:p>74.45</text:p>
          </table:table-cell>
        </table:table-row>
        <table:table-row table:style-name="ro1">
          <table:table-cell office:value-type="float" office:value="1396636505.808">
            <text:p>1396636505.808</text:p>
          </table:table-cell>
          <table:table-cell office:value-type="float" office:value="11.863">
            <text:p>11.863</text:p>
          </table:table-cell>
          <table:table-cell office:value-type="float" office:value="1.36993">
            <text:p>1.36993</text:p>
          </table:table-cell>
          <table:table-cell office:value-type="float" office:value="1.37005">
            <text:p>1.37005</text:p>
          </table:table-cell>
          <table:table-cell office:value-type="float" office:value="55.689">
            <text:p>55.689</text:p>
          </table:table-cell>
          <table:table-cell office:value-type="float" office:value="1.36993">
            <text:p>1.36993</text:p>
          </table:table-cell>
          <table:table-cell office:value-type="float" office:value="1.37005">
            <text:p>1.37005</text:p>
          </table:table-cell>
          <table:table-cell/>
          <table:table-cell table:formula="of:=[.E387]/[.B387]" office:value-type="float" office:value="4.69434375790272">
            <text:p>4.6943437579</text:p>
          </table:table-cell>
          <table:table-cell table:formula="of:=[.E387]-[.B387]" office:value-type="float" office:value="43.826">
            <text:p>43.826</text:p>
          </table:table-cell>
        </table:table-row>
        <table:table-row table:style-name="ro1">
          <table:table-cell office:value-type="float" office:value="1396636505.879">
            <text:p>1396636505.879</text:p>
          </table:table-cell>
          <table:table-cell office:value-type="float" office:value="13.036">
            <text:p>13.036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 office:value-type="float" office:value="85.307">
            <text:p>85.307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/>
          <table:table-cell table:formula="of:=[.E388]/[.B388]" office:value-type="float" office:value="6.5439552009819">
            <text:p>6.543955201</text:p>
          </table:table-cell>
          <table:table-cell table:formula="of:=[.E388]-[.B388]" office:value-type="float" office:value="72.271">
            <text:p>72.271</text:p>
          </table:table-cell>
        </table:table-row>
        <table:table-row table:style-name="ro1">
          <table:table-cell office:value-type="float" office:value="1396636506.111">
            <text:p>1396636506.111</text:p>
          </table:table-cell>
          <table:table-cell office:value-type="float" office:value="12.78">
            <text:p>12.78</text:p>
          </table:table-cell>
          <table:table-cell office:value-type="float" office:value="1.36993">
            <text:p>1.36993</text:p>
          </table:table-cell>
          <table:table-cell office:value-type="float" office:value="1.37002">
            <text:p>1.37002</text:p>
          </table:table-cell>
          <table:table-cell office:value-type="float" office:value="13.478">
            <text:p>13.478</text:p>
          </table:table-cell>
          <table:table-cell office:value-type="float" office:value="1.36993">
            <text:p>1.36993</text:p>
          </table:table-cell>
          <table:table-cell office:value-type="float" office:value="1.37002">
            <text:p>1.37002</text:p>
          </table:table-cell>
          <table:table-cell/>
          <table:table-cell table:formula="of:=[.E389]/[.B389]" office:value-type="float" office:value="1.05461658841941">
            <text:p>1.0546165884</text:p>
          </table:table-cell>
          <table:table-cell table:formula="of:=[.E389]-[.B389]" office:value-type="float" office:value="0.698">
            <text:p>0.698</text:p>
          </table:table-cell>
        </table:table-row>
        <table:table-row table:style-name="ro1">
          <table:table-cell office:value-type="float" office:value="1396636506.124">
            <text:p>1396636506.124</text:p>
          </table:table-cell>
          <table:table-cell office:value-type="float" office:value="15.99">
            <text:p>15.99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 office:value-type="float" office:value="100.579">
            <text:p>100.579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/>
          <table:table-cell table:formula="of:=[.E390]/[.B390]" office:value-type="float" office:value="6.29011882426517">
            <text:p>6.2901188243</text:p>
          </table:table-cell>
          <table:table-cell table:formula="of:=[.E390]-[.B390]" office:value-type="float" office:value="84.589">
            <text:p>84.589</text:p>
          </table:table-cell>
        </table:table-row>
        <table:table-row table:style-name="ro1">
          <table:table-cell office:value-type="float" office:value="1396636506.826">
            <text:p>1396636506.826</text:p>
          </table:table-cell>
          <table:table-cell office:value-type="float" office:value="13.797">
            <text:p>13.797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 office:value-type="float" office:value="14.755">
            <text:p>14.755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table:formula="of:=[.E391]/[.B391]" office:value-type="float" office:value="1.06943538450388">
            <text:p>1.0694353845</text:p>
          </table:table-cell>
          <table:table-cell table:formula="of:=[.E391]-[.B391]" office:value-type="float" office:value="0.958">
            <text:p>0.958</text:p>
          </table:table-cell>
        </table:table-row>
        <table:table-row table:style-name="ro1">
          <table:table-cell office:value-type="float" office:value="1396636512.621">
            <text:p>1396636512.621</text:p>
          </table:table-cell>
          <table:table-cell office:value-type="float" office:value="14.943">
            <text:p>14.943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5.337">
            <text:p>15.337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92]/[.B392]" office:value-type="float" office:value="1.02636686073747">
            <text:p>1.0263668607</text:p>
          </table:table-cell>
          <table:table-cell table:formula="of:=[.E392]-[.B392]" office:value-type="float" office:value="0.394">
            <text:p>0.394</text:p>
          </table:table-cell>
        </table:table-row>
        <table:table-row table:style-name="ro1">
          <table:table-cell office:value-type="float" office:value="1396636513.025">
            <text:p>1396636513.025</text:p>
          </table:table-cell>
          <table:table-cell office:value-type="float" office:value="16.834">
            <text:p>16.834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7.665">
            <text:p>17.665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93]/[.B393]" office:value-type="float" office:value="1.04936438160865">
            <text:p>1.0493643816</text:p>
          </table:table-cell>
          <table:table-cell table:formula="of:=[.E393]-[.B393]" office:value-type="float" office:value="0.831">
            <text:p>0.831</text:p>
          </table:table-cell>
        </table:table-row>
        <table:table-row table:style-name="ro1">
          <table:table-cell office:value-type="float" office:value="1396636513.693">
            <text:p>1396636513.693</text:p>
          </table:table-cell>
          <table:table-cell office:value-type="float" office:value="18.726">
            <text:p>18.726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9.194">
            <text:p>19.194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394]/[.B394]" office:value-type="float" office:value="1.02499198974688">
            <text:p>1.0249919897</text:p>
          </table:table-cell>
          <table:table-cell table:formula="of:=[.E394]-[.B394]" office:value-type="float" office:value="0.468">
            <text:p>0.468</text:p>
          </table:table-cell>
        </table:table-row>
        <table:table-row table:style-name="ro1">
          <table:table-cell office:value-type="float" office:value="1396636515.519">
            <text:p>1396636515.519</text:p>
          </table:table-cell>
          <table:table-cell office:value-type="float" office:value="11.796">
            <text:p>11.796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3.536">
            <text:p>13.536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395]/[.B395]" office:value-type="float" office:value="1.14750762970498">
            <text:p>1.1475076297</text:p>
          </table:table-cell>
          <table:table-cell table:formula="of:=[.E395]-[.B395]" office:value-type="float" office:value="1.74">
            <text:p>1.74</text:p>
          </table:table-cell>
        </table:table-row>
        <table:table-row table:style-name="ro1">
          <table:table-cell office:value-type="float" office:value="1396636526.417">
            <text:p>1396636526.417</text:p>
          </table:table-cell>
          <table:table-cell office:value-type="float" office:value="12.197">
            <text:p>12.197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3.266">
            <text:p>13.266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396]/[.B396]" office:value-type="float" office:value="1.08764450274658">
            <text:p>1.0876445027</text:p>
          </table:table-cell>
          <table:table-cell table:formula="of:=[.E396]-[.B396]" office:value-type="float" office:value="1.069">
            <text:p>1.069</text:p>
          </table:table-cell>
        </table:table-row>
        <table:table-row table:style-name="ro1">
          <table:table-cell office:value-type="float" office:value="1396636545.893">
            <text:p>1396636545.893</text:p>
          </table:table-cell>
          <table:table-cell office:value-type="float" office:value="20.305">
            <text:p>20.305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21.262">
            <text:p>21.26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397]/[.B397]" office:value-type="float" office:value="1.04713124846097">
            <text:p>1.0471312485</text:p>
          </table:table-cell>
          <table:table-cell table:formula="of:=[.E397]-[.B397]" office:value-type="float" office:value="0.957000000000001">
            <text:p>0.957</text:p>
          </table:table-cell>
        </table:table-row>
        <table:table-row table:style-name="ro1">
          <table:table-cell office:value-type="float" office:value="1396636546.167">
            <text:p>1396636546.167</text:p>
          </table:table-cell>
          <table:table-cell office:value-type="float" office:value="13.354">
            <text:p>13.35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2.866">
            <text:p>12.866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398]/[.B398]" office:value-type="float" office:value="0.963456642204583">
            <text:p>0.9634566422</text:p>
          </table:table-cell>
          <table:table-cell table:formula="of:=[.E398]-[.B398]" office:value-type="float" office:value="-0.488">
            <text:p>-0.488</text:p>
          </table:table-cell>
        </table:table-row>
        <table:table-row table:style-name="ro1">
          <table:table-cell office:value-type="float" office:value="1396636549.729">
            <text:p>1396636549.729</text:p>
          </table:table-cell>
          <table:table-cell office:value-type="float" office:value="11.678">
            <text:p>11.67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2.415">
            <text:p>12.415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399]/[.B399]" office:value-type="float" office:value="1.06311012159616">
            <text:p>1.0631101216</text:p>
          </table:table-cell>
          <table:table-cell table:formula="of:=[.E399]-[.B399]" office:value-type="float" office:value="0.736999999999998">
            <text:p>0.737</text:p>
          </table:table-cell>
        </table:table-row>
        <table:table-row table:style-name="ro1">
          <table:table-cell office:value-type="float" office:value="1396636551.211">
            <text:p>1396636551.211</text:p>
          </table:table-cell>
          <table:table-cell office:value-type="float" office:value="12.513">
            <text:p>12.513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188">
            <text:p>13.18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00]/[.B400]" office:value-type="float" office:value="1.05394389834572">
            <text:p>1.0539438983</text:p>
          </table:table-cell>
          <table:table-cell table:formula="of:=[.E400]-[.B400]" office:value-type="float" office:value="0.675000000000001">
            <text:p>0.675</text:p>
          </table:table-cell>
        </table:table-row>
        <table:table-row table:style-name="ro1">
          <table:table-cell office:value-type="float" office:value="1396636551.478">
            <text:p>1396636551.478</text:p>
          </table:table-cell>
          <table:table-cell office:value-type="float" office:value="13.896">
            <text:p>13.896</text:p>
          </table:table-cell>
          <table:table-cell office:value-type="float" office:value="1.36987">
            <text:p>1.36987</text:p>
          </table:table-cell>
          <table:table-cell office:value-type="float" office:value="1.36995">
            <text:p>1.36995</text:p>
          </table:table-cell>
          <table:table-cell office:value-type="float" office:value="12.542">
            <text:p>12.542</text:p>
          </table:table-cell>
          <table:table-cell office:value-type="float" office:value="1.36987">
            <text:p>1.36987</text:p>
          </table:table-cell>
          <table:table-cell office:value-type="float" office:value="1.36995">
            <text:p>1.36995</text:p>
          </table:table-cell>
          <table:table-cell/>
          <table:table-cell table:formula="of:=[.E401]/[.B401]" office:value-type="float" office:value="0.902561888313184">
            <text:p>0.9025618883</text:p>
          </table:table-cell>
          <table:table-cell table:formula="of:=[.E401]-[.B401]" office:value-type="float" office:value="-1.354">
            <text:p>-1.354</text:p>
          </table:table-cell>
        </table:table-row>
        <table:table-row table:style-name="ro1">
          <table:table-cell office:value-type="float" office:value="1396636552.893">
            <text:p>1396636552.893</text:p>
          </table:table-cell>
          <table:table-cell office:value-type="float" office:value="13.304">
            <text:p>13.304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2.551">
            <text:p>12.551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02]/[.B402]" office:value-type="float" office:value="0.943400481058328">
            <text:p>0.9434004811</text:p>
          </table:table-cell>
          <table:table-cell table:formula="of:=[.E402]-[.B402]" office:value-type="float" office:value="-0.753">
            <text:p>-0.753</text:p>
          </table:table-cell>
        </table:table-row>
        <table:table-row table:style-name="ro1">
          <table:table-cell office:value-type="float" office:value="1396636553.331">
            <text:p>1396636553.331</text:p>
          </table:table-cell>
          <table:table-cell office:value-type="float" office:value="16.915">
            <text:p>16.91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8.449">
            <text:p>18.449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403]/[.B403]" office:value-type="float" office:value="1.09068873780668">
            <text:p>1.0906887378</text:p>
          </table:table-cell>
          <table:table-cell table:formula="of:=[.E403]-[.B403]" office:value-type="float" office:value="1.534">
            <text:p>1.534</text:p>
          </table:table-cell>
        </table:table-row>
        <table:table-row table:style-name="ro1">
          <table:table-cell office:value-type="float" office:value="1396636553.424">
            <text:p>1396636553.424</text:p>
          </table:table-cell>
          <table:table-cell office:value-type="float" office:value="15.867">
            <text:p>15.86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26.029">
            <text:p>26.029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404]/[.B404]" office:value-type="float" office:value="1.6404487300687">
            <text:p>1.6404487301</text:p>
          </table:table-cell>
          <table:table-cell table:formula="of:=[.E404]-[.B404]" office:value-type="float" office:value="10.162">
            <text:p>10.162</text:p>
          </table:table-cell>
        </table:table-row>
        <table:table-row table:style-name="ro1">
          <table:table-cell office:value-type="float" office:value="1396636553.516">
            <text:p>1396636553.516</text:p>
          </table:table-cell>
          <table:table-cell office:value-type="float" office:value="15.682">
            <text:p>15.682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29.266">
            <text:p>29.266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405]/[.B405]" office:value-type="float" office:value="1.86621604387196">
            <text:p>1.8662160439</text:p>
          </table:table-cell>
          <table:table-cell table:formula="of:=[.E405]-[.B405]" office:value-type="float" office:value="13.584">
            <text:p>13.584</text:p>
          </table:table-cell>
        </table:table-row>
        <table:table-row table:style-name="ro1">
          <table:table-cell office:value-type="float" office:value="1396636553.525">
            <text:p>1396636553.525</text:p>
          </table:table-cell>
          <table:table-cell office:value-type="float" office:value="29.013">
            <text:p>29.013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19.174">
            <text:p>119.174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406]/[.B406]" office:value-type="float" office:value="4.10760693482232">
            <text:p>4.1076069348</text:p>
          </table:table-cell>
          <table:table-cell table:formula="of:=[.E406]-[.B406]" office:value-type="float" office:value="90.161">
            <text:p>90.161</text:p>
          </table:table-cell>
        </table:table-row>
        <table:table-row table:style-name="ro1">
          <table:table-cell office:value-type="float" office:value="1396636553.662">
            <text:p>1396636553.662</text:p>
          </table:table-cell>
          <table:table-cell office:value-type="float" office:value="12.95">
            <text:p>12.95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82.124">
            <text:p>82.124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407]/[.B407]" office:value-type="float" office:value="6.34162162162162">
            <text:p>6.3416216216</text:p>
          </table:table-cell>
          <table:table-cell table:formula="of:=[.E407]-[.B407]" office:value-type="float" office:value="69.174">
            <text:p>69.174</text:p>
          </table:table-cell>
        </table:table-row>
        <table:table-row table:style-name="ro1">
          <table:table-cell office:value-type="float" office:value="1396636558.312">
            <text:p>1396636558.312</text:p>
          </table:table-cell>
          <table:table-cell office:value-type="float" office:value="18.629">
            <text:p>18.629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20.044">
            <text:p>20.044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408]/[.B408]" office:value-type="float" office:value="1.07595684148371">
            <text:p>1.0759568415</text:p>
          </table:table-cell>
          <table:table-cell table:formula="of:=[.E408]-[.B408]" office:value-type="float" office:value="1.415">
            <text:p>1.415</text:p>
          </table:table-cell>
        </table:table-row>
        <table:table-row table:style-name="ro1">
          <table:table-cell office:value-type="float" office:value="1396636558.32">
            <text:p>1396636558.32</text:p>
          </table:table-cell>
          <table:table-cell office:value-type="float" office:value="28.253">
            <text:p>28.253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05.934">
            <text:p>105.934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409]/[.B409]" office:value-type="float" office:value="3.74947793154709">
            <text:p>3.7494779315</text:p>
          </table:table-cell>
          <table:table-cell table:formula="of:=[.E409]-[.B409]" office:value-type="float" office:value="77.681">
            <text:p>77.681</text:p>
          </table:table-cell>
        </table:table-row>
        <table:table-row table:style-name="ro1">
          <table:table-cell office:value-type="float" office:value="1396636579.715">
            <text:p>1396636579.715</text:p>
          </table:table-cell>
          <table:table-cell office:value-type="float" office:value="11.786">
            <text:p>11.78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2.655">
            <text:p>12.655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10]/[.B410]" office:value-type="float" office:value="1.07373154590192">
            <text:p>1.0737315459</text:p>
          </table:table-cell>
          <table:table-cell table:formula="of:=[.E410]-[.B410]" office:value-type="float" office:value="0.869">
            <text:p>0.869</text:p>
          </table:table-cell>
        </table:table-row>
        <table:table-row table:style-name="ro1">
          <table:table-cell office:value-type="float" office:value="1396636580.064">
            <text:p>1396636580.064</text:p>
          </table:table-cell>
          <table:table-cell office:value-type="float" office:value="15.403">
            <text:p>15.403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12.299">
            <text:p>12.299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411]/[.B411]" office:value-type="float" office:value="0.798480815425566">
            <text:p>0.7984808154</text:p>
          </table:table-cell>
          <table:table-cell table:formula="of:=[.E411]-[.B411]" office:value-type="float" office:value="-3.104">
            <text:p>-3.104</text:p>
          </table:table-cell>
        </table:table-row>
        <table:table-row table:style-name="ro1">
          <table:table-cell office:value-type="float" office:value="1396636581.943">
            <text:p>1396636581.943</text:p>
          </table:table-cell>
          <table:table-cell office:value-type="float" office:value="12.996">
            <text:p>12.996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2.765">
            <text:p>12.765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412]/[.B412]" office:value-type="float" office:value="0.982225300092336">
            <text:p>0.9822253001</text:p>
          </table:table-cell>
          <table:table-cell table:formula="of:=[.E412]-[.B412]" office:value-type="float" office:value="-0.231">
            <text:p>-0.231</text:p>
          </table:table-cell>
        </table:table-row>
        <table:table-row table:style-name="ro1">
          <table:table-cell office:value-type="float" office:value="1396636593.436">
            <text:p>1396636593.436</text:p>
          </table:table-cell>
          <table:table-cell office:value-type="float" office:value="12.811">
            <text:p>12.811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3.09">
            <text:p>13.09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413]/[.B413]" office:value-type="float" office:value="1.02177815939427">
            <text:p>1.0217781594</text:p>
          </table:table-cell>
          <table:table-cell table:formula="of:=[.E413]-[.B413]" office:value-type="float" office:value="0.279">
            <text:p>0.279</text:p>
          </table:table-cell>
        </table:table-row>
        <table:table-row table:style-name="ro1">
          <table:table-cell office:value-type="float" office:value="1396636597.997">
            <text:p>1396636597.997</text:p>
          </table:table-cell>
          <table:table-cell office:value-type="float" office:value="12.25">
            <text:p>12.2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2.146">
            <text:p>12.146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414]/[.B414]" office:value-type="float" office:value="0.991510204081633">
            <text:p>0.9915102041</text:p>
          </table:table-cell>
          <table:table-cell table:formula="of:=[.E414]-[.B414]" office:value-type="float" office:value="-0.103999999999999">
            <text:p>-0.104</text:p>
          </table:table-cell>
        </table:table-row>
        <table:table-row table:style-name="ro1">
          <table:table-cell office:value-type="float" office:value="1396636598.446">
            <text:p>1396636598.446</text:p>
          </table:table-cell>
          <table:table-cell office:value-type="float" office:value="12.572">
            <text:p>12.572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618">
            <text:p>13.61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15]/[.B415]" office:value-type="float" office:value="1.08320076360165">
            <text:p>1.0832007636</text:p>
          </table:table-cell>
          <table:table-cell table:formula="of:=[.E415]-[.B415]" office:value-type="float" office:value="1.046">
            <text:p>1.046</text:p>
          </table:table-cell>
        </table:table-row>
        <table:table-row table:style-name="ro1">
          <table:table-cell office:value-type="float" office:value="1396636599.906">
            <text:p>1396636599.906</text:p>
          </table:table-cell>
          <table:table-cell office:value-type="float" office:value="15.186">
            <text:p>15.186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5.783">
            <text:p>15.783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416]/[.B416]" office:value-type="float" office:value="1.0393125246938">
            <text:p>1.0393125247</text:p>
          </table:table-cell>
          <table:table-cell table:formula="of:=[.E416]-[.B416]" office:value-type="float" office:value="0.597">
            <text:p>0.597</text:p>
          </table:table-cell>
        </table:table-row>
        <table:table-row table:style-name="ro1">
          <table:table-cell office:value-type="float" office:value="1396636599.922">
            <text:p>1396636599.922</text:p>
          </table:table-cell>
          <table:table-cell office:value-type="float" office:value="15.581">
            <text:p>15.581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96.677">
            <text:p>96.67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17]/[.B417]" office:value-type="float" office:value="6.20480071882421">
            <text:p>6.2048007188</text:p>
          </table:table-cell>
          <table:table-cell table:formula="of:=[.E417]-[.B417]" office:value-type="float" office:value="81.096">
            <text:p>81.096</text:p>
          </table:table-cell>
        </table:table-row>
        <table:table-row table:style-name="ro1">
          <table:table-cell office:value-type="float" office:value="1396636601.104">
            <text:p>1396636601.104</text:p>
          </table:table-cell>
          <table:table-cell office:value-type="float" office:value="12.689">
            <text:p>12.689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 office:value-type="float" office:value="13.297">
            <text:p>13.297</text:p>
          </table:table-cell>
          <table:table-cell office:value-type="float" office:value="1.36984">
            <text:p>1.36984</text:p>
          </table:table-cell>
          <table:table-cell office:value-type="float" office:value="1.36996">
            <text:p>1.36996</text:p>
          </table:table-cell>
          <table:table-cell/>
          <table:table-cell table:formula="of:=[.E418]/[.B418]" office:value-type="float" office:value="1.04791551737726">
            <text:p>1.0479155174</text:p>
          </table:table-cell>
          <table:table-cell table:formula="of:=[.E418]-[.B418]" office:value-type="float" office:value="0.608000000000001">
            <text:p>0.608</text:p>
          </table:table-cell>
        </table:table-row>
        <table:table-row table:style-name="ro1">
          <table:table-cell office:value-type="float" office:value="1396636607.56">
            <text:p>1396636607.56</text:p>
          </table:table-cell>
          <table:table-cell office:value-type="float" office:value="12.74">
            <text:p>12.7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3.37">
            <text:p>13.37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419]/[.B419]" office:value-type="float" office:value="1.04945054945055">
            <text:p>1.0494505495</text:p>
          </table:table-cell>
          <table:table-cell table:formula="of:=[.E419]-[.B419]" office:value-type="float" office:value="0.629999999999999">
            <text:p>0.63</text:p>
          </table:table-cell>
        </table:table-row>
        <table:table-row table:style-name="ro1">
          <table:table-cell office:value-type="float" office:value="1396636607.564">
            <text:p>1396636607.564</text:p>
          </table:table-cell>
          <table:table-cell office:value-type="float" office:value="27.108">
            <text:p>27.108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08.574">
            <text:p>108.574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420]/[.B420]" office:value-type="float" office:value="4.00523830603512">
            <text:p>4.005238306</text:p>
          </table:table-cell>
          <table:table-cell table:formula="of:=[.E420]-[.B420]" office:value-type="float" office:value="81.466">
            <text:p>81.466</text:p>
          </table:table-cell>
        </table:table-row>
        <table:table-row table:style-name="ro1">
          <table:table-cell office:value-type="float" office:value="1396636607.61">
            <text:p>1396636607.61</text:p>
          </table:table-cell>
          <table:table-cell office:value-type="float" office:value="12.397">
            <text:p>12.397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64.354">
            <text:p>64.354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421]/[.B421]" office:value-type="float" office:value="5.19109461966605">
            <text:p>5.1910946197</text:p>
          </table:table-cell>
          <table:table-cell table:formula="of:=[.E421]-[.B421]" office:value-type="float" office:value="51.957">
            <text:p>51.957</text:p>
          </table:table-cell>
        </table:table-row>
        <table:table-row table:style-name="ro1">
          <table:table-cell office:value-type="float" office:value="1396636607.723">
            <text:p>1396636607.723</text:p>
          </table:table-cell>
          <table:table-cell office:value-type="float" office:value="14.56">
            <text:p>14.56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52.28">
            <text:p>52.28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422]/[.B422]" office:value-type="float" office:value="3.59065934065934">
            <text:p>3.5906593407</text:p>
          </table:table-cell>
          <table:table-cell table:formula="of:=[.E422]-[.B422]" office:value-type="float" office:value="37.72">
            <text:p>37.72</text:p>
          </table:table-cell>
        </table:table-row>
        <table:table-row table:style-name="ro1">
          <table:table-cell office:value-type="float" office:value="1396636607.912">
            <text:p>1396636607.912</text:p>
          </table:table-cell>
          <table:table-cell office:value-type="float" office:value="24.8">
            <text:p>24.8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 office:value-type="float" office:value="25.906">
            <text:p>25.906</text:p>
          </table:table-cell>
          <table:table-cell office:value-type="float" office:value="1.36979">
            <text:p>1.36979</text:p>
          </table:table-cell>
          <table:table-cell office:value-type="float" office:value="1.3699">
            <text:p>1.3699</text:p>
          </table:table-cell>
          <table:table-cell/>
          <table:table-cell table:formula="of:=[.E423]/[.B423]" office:value-type="float" office:value="1.04459677419355">
            <text:p>1.0445967742</text:p>
          </table:table-cell>
          <table:table-cell table:formula="of:=[.E423]-[.B423]" office:value-type="float" office:value="1.106">
            <text:p>1.106</text:p>
          </table:table-cell>
        </table:table-row>
        <table:table-row table:style-name="ro1">
          <table:table-cell office:value-type="float" office:value="1396636614.132">
            <text:p>1396636614.132</text:p>
          </table:table-cell>
          <table:table-cell office:value-type="float" office:value="16.924">
            <text:p>16.924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18.045">
            <text:p>18.045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424]/[.B424]" office:value-type="float" office:value="1.06623729614748">
            <text:p>1.0662372961</text:p>
          </table:table-cell>
          <table:table-cell table:formula="of:=[.E424]-[.B424]" office:value-type="float" office:value="1.121">
            <text:p>1.121</text:p>
          </table:table-cell>
        </table:table-row>
        <table:table-row table:style-name="ro1">
          <table:table-cell office:value-type="float" office:value="1396636614.224">
            <text:p>1396636614.224</text:p>
          </table:table-cell>
          <table:table-cell office:value-type="float" office:value="13.383">
            <text:p>13.383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  <table:table-cell office:value-type="float" office:value="24.554">
            <text:p>24.554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  <table:table-cell/>
          <table:table-cell table:formula="of:=[.E425]/[.B425]" office:value-type="float" office:value="1.83471568407681">
            <text:p>1.8347156841</text:p>
          </table:table-cell>
          <table:table-cell table:formula="of:=[.E425]-[.B425]" office:value-type="float" office:value="11.171">
            <text:p>11.171</text:p>
          </table:table-cell>
        </table:table-row>
        <table:table-row table:style-name="ro1">
          <table:table-cell office:value-type="float" office:value="1396636614.299">
            <text:p>1396636614.299</text:p>
          </table:table-cell>
          <table:table-cell office:value-type="float" office:value="12.24">
            <text:p>12.24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53.157">
            <text:p>53.157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426]/[.B426]" office:value-type="float" office:value="4.34289215686275">
            <text:p>4.3428921569</text:p>
          </table:table-cell>
          <table:table-cell table:formula="of:=[.E426]-[.B426]" office:value-type="float" office:value="40.917">
            <text:p>40.917</text:p>
          </table:table-cell>
        </table:table-row>
        <table:table-row table:style-name="ro1">
          <table:table-cell office:value-type="float" office:value="1396636614.489">
            <text:p>1396636614.489</text:p>
          </table:table-cell>
          <table:table-cell office:value-type="float" office:value="13.077">
            <text:p>13.077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3.187">
            <text:p>13.187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427]/[.B427]" office:value-type="float" office:value="1.0084117152252">
            <text:p>1.0084117152</text:p>
          </table:table-cell>
          <table:table-cell table:formula="of:=[.E427]-[.B427]" office:value-type="float" office:value="0.109999999999999">
            <text:p>0.11</text:p>
          </table:table-cell>
        </table:table-row>
        <table:table-row table:style-name="ro1">
          <table:table-cell office:value-type="float" office:value="1396636614.555">
            <text:p>1396636614.555</text:p>
          </table:table-cell>
          <table:table-cell office:value-type="float" office:value="12.212">
            <text:p>12.212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 office:value-type="float" office:value="48.025">
            <text:p>48.025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table:formula="of:=[.E428]/[.B428]" office:value-type="float" office:value="3.93260727153619">
            <text:p>3.9326072715</text:p>
          </table:table-cell>
          <table:table-cell table:formula="of:=[.E428]-[.B428]" office:value-type="float" office:value="35.813">
            <text:p>35.813</text:p>
          </table:table-cell>
        </table:table-row>
        <table:table-row table:style-name="ro1">
          <table:table-cell office:value-type="float" office:value="1396636614.638">
            <text:p>1396636614.638</text:p>
          </table:table-cell>
          <table:table-cell office:value-type="float" office:value="12.83">
            <text:p>12.83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66.114">
            <text:p>66.114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429]/[.B429]" office:value-type="float" office:value="5.15307872174591">
            <text:p>5.1530787217</text:p>
          </table:table-cell>
          <table:table-cell table:formula="of:=[.E429]-[.B429]" office:value-type="float" office:value="53.284">
            <text:p>53.284</text:p>
          </table:table-cell>
        </table:table-row>
        <table:table-row table:style-name="ro1">
          <table:table-cell office:value-type="float" office:value="1396636616.536">
            <text:p>1396636616.536</text:p>
          </table:table-cell>
          <table:table-cell office:value-type="float" office:value="15.216">
            <text:p>15.216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 office:value-type="float" office:value="14.508">
            <text:p>14.508</text:p>
          </table:table-cell>
          <table:table-cell office:value-type="float" office:value="1.36982">
            <text:p>1.36982</text:p>
          </table:table-cell>
          <table:table-cell office:value-type="float" office:value="1.36992">
            <text:p>1.36992</text:p>
          </table:table-cell>
          <table:table-cell/>
          <table:table-cell table:formula="of:=[.E430]/[.B430]" office:value-type="float" office:value="0.953470031545741">
            <text:p>0.9534700315</text:p>
          </table:table-cell>
          <table:table-cell table:formula="of:=[.E430]-[.B430]" office:value-type="float" office:value="-0.708">
            <text:p>-0.708</text:p>
          </table:table-cell>
        </table:table-row>
        <table:table-row table:style-name="ro1">
          <table:table-cell office:value-type="float" office:value="1396636621.514">
            <text:p>1396636621.514</text:p>
          </table:table-cell>
          <table:table-cell office:value-type="float" office:value="12.394">
            <text:p>12.39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 office:value-type="float" office:value="13.09">
            <text:p>13.09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table:formula="of:=[.E431]/[.B431]" office:value-type="float" office:value="1.05615620461514">
            <text:p>1.0561562046</text:p>
          </table:table-cell>
          <table:table-cell table:formula="of:=[.E431]-[.B431]" office:value-type="float" office:value="0.696">
            <text:p>0.696</text:p>
          </table:table-cell>
        </table:table-row>
        <table:table-row table:style-name="ro1">
          <table:table-cell office:value-type="float" office:value="1396636622.016">
            <text:p>1396636622.016</text:p>
          </table:table-cell>
          <table:table-cell office:value-type="float" office:value="12.753">
            <text:p>12.753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2.923">
            <text:p>12.923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432]/[.B432]" office:value-type="float" office:value="1.01333019681644">
            <text:p>1.0133301968</text:p>
          </table:table-cell>
          <table:table-cell table:formula="of:=[.E432]-[.B432]" office:value-type="float" office:value="0.17">
            <text:p>0.17</text:p>
          </table:table-cell>
        </table:table-row>
        <table:table-row table:style-name="ro1">
          <table:table-cell office:value-type="float" office:value="1396636629.312">
            <text:p>1396636629.312</text:p>
          </table:table-cell>
          <table:table-cell office:value-type="float" office:value="13.132">
            <text:p>13.132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14.238">
            <text:p>14.238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433]/[.B433]" office:value-type="float" office:value="1.08422174840085">
            <text:p>1.0842217484</text:p>
          </table:table-cell>
          <table:table-cell table:formula="of:=[.E433]-[.B433]" office:value-type="float" office:value="1.106">
            <text:p>1.106</text:p>
          </table:table-cell>
        </table:table-row>
        <table:table-row table:style-name="ro1">
          <table:table-cell office:value-type="float" office:value="1396636632.055">
            <text:p>1396636632.055</text:p>
          </table:table-cell>
          <table:table-cell office:value-type="float" office:value="13.81">
            <text:p>13.81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4.539">
            <text:p>14.539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34]/[.B434]" office:value-type="float" office:value="1.05278783490224">
            <text:p>1.0527878349</text:p>
          </table:table-cell>
          <table:table-cell table:formula="of:=[.E434]-[.B434]" office:value-type="float" office:value="0.728999999999999">
            <text:p>0.729</text:p>
          </table:table-cell>
        </table:table-row>
        <table:table-row table:style-name="ro1">
          <table:table-cell office:value-type="float" office:value="1396636632.121">
            <text:p>1396636632.121</text:p>
          </table:table-cell>
          <table:table-cell office:value-type="float" office:value="19.338">
            <text:p>19.338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46.447">
            <text:p>146.447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435]/[.B435]" office:value-type="float" office:value="7.57301685799979">
            <text:p>7.573016858</text:p>
          </table:table-cell>
          <table:table-cell table:formula="of:=[.E435]-[.B435]" office:value-type="float" office:value="127.109">
            <text:p>127.109</text:p>
          </table:table-cell>
        </table:table-row>
        <table:table-row table:style-name="ro1">
          <table:table-cell office:value-type="float" office:value="1396636632.298">
            <text:p>1396636632.298</text:p>
          </table:table-cell>
          <table:table-cell office:value-type="float" office:value="16.538">
            <text:p>16.538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 office:value-type="float" office:value="70.321">
            <text:p>70.321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/>
          <table:table-cell table:formula="of:=[.E436]/[.B436]" office:value-type="float" office:value="4.2520861047285">
            <text:p>4.2520861047</text:p>
          </table:table-cell>
          <table:table-cell table:formula="of:=[.E436]-[.B436]" office:value-type="float" office:value="53.783">
            <text:p>53.783</text:p>
          </table:table-cell>
        </table:table-row>
        <table:table-row table:style-name="ro1">
          <table:table-cell office:value-type="float" office:value="1396636633.792">
            <text:p>1396636633.792</text:p>
          </table:table-cell>
          <table:table-cell office:value-type="float" office:value="12.792">
            <text:p>12.79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2.7">
            <text:p>12.7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437]/[.B437]" office:value-type="float" office:value="0.992808005003127">
            <text:p>0.992808005</text:p>
          </table:table-cell>
          <table:table-cell table:formula="of:=[.E437]-[.B437]" office:value-type="float" office:value="-0.0920000000000005">
            <text:p>-0.092</text:p>
          </table:table-cell>
        </table:table-row>
        <table:table-row table:style-name="ro1">
          <table:table-cell office:value-type="float" office:value="1396636633.887">
            <text:p>1396636633.887</text:p>
          </table:table-cell>
          <table:table-cell office:value-type="float" office:value="13.193">
            <text:p>13.19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7.647">
            <text:p>17.64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38]/[.B438]" office:value-type="float" office:value="1.33760327446373">
            <text:p>1.3376032745</text:p>
          </table:table-cell>
          <table:table-cell table:formula="of:=[.E438]-[.B438]" office:value-type="float" office:value="4.454">
            <text:p>4.454</text:p>
          </table:table-cell>
        </table:table-row>
        <table:table-row table:style-name="ro1">
          <table:table-cell office:value-type="float" office:value="1396636639.016">
            <text:p>1396636639.016</text:p>
          </table:table-cell>
          <table:table-cell office:value-type="float" office:value="13.304">
            <text:p>13.304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15.01">
            <text:p>15.0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439]/[.B439]" office:value-type="float" office:value="1.12823211064342">
            <text:p>1.1282321106</text:p>
          </table:table-cell>
          <table:table-cell table:formula="of:=[.E439]-[.B439]" office:value-type="float" office:value="1.706">
            <text:p>1.706</text:p>
          </table:table-cell>
        </table:table-row>
        <table:table-row table:style-name="ro1">
          <table:table-cell office:value-type="float" office:value="1396636640.412">
            <text:p>1396636640.412</text:p>
          </table:table-cell>
          <table:table-cell office:value-type="float" office:value="13.28">
            <text:p>13.2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148">
            <text:p>13.148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40]/[.B440]" office:value-type="float" office:value="0.990060240963855">
            <text:p>0.990060241</text:p>
          </table:table-cell>
          <table:table-cell table:formula="of:=[.E440]-[.B440]" office:value-type="float" office:value="-0.132">
            <text:p>-0.132</text:p>
          </table:table-cell>
        </table:table-row>
        <table:table-row table:style-name="ro1">
          <table:table-cell office:value-type="float" office:value="1396636644.719">
            <text:p>1396636644.719</text:p>
          </table:table-cell>
          <table:table-cell office:value-type="float" office:value="14.077">
            <text:p>14.077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15.066">
            <text:p>15.066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441]/[.B441]" office:value-type="float" office:value="1.07025644668608">
            <text:p>1.0702564467</text:p>
          </table:table-cell>
          <table:table-cell table:formula="of:=[.E441]-[.B441]" office:value-type="float" office:value="0.989000000000001">
            <text:p>0.989</text:p>
          </table:table-cell>
        </table:table-row>
        <table:table-row table:style-name="ro1">
          <table:table-cell office:value-type="float" office:value="1396636646.32">
            <text:p>1396636646.32</text:p>
          </table:table-cell>
          <table:table-cell office:value-type="float" office:value="14.196">
            <text:p>14.196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5.794">
            <text:p>15.794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442]/[.B442]" office:value-type="float" office:value="1.11256692025923">
            <text:p>1.1125669203</text:p>
          </table:table-cell>
          <table:table-cell table:formula="of:=[.E442]-[.B442]" office:value-type="float" office:value="1.598">
            <text:p>1.598</text:p>
          </table:table-cell>
        </table:table-row>
        <table:table-row table:style-name="ro1">
          <table:table-cell office:value-type="float" office:value="1396636646.415">
            <text:p>1396636646.415</text:p>
          </table:table-cell>
          <table:table-cell office:value-type="float" office:value="13.559">
            <text:p>13.559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17.465">
            <text:p>17.465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443]/[.B443]" office:value-type="float" office:value="1.28807434176562">
            <text:p>1.2880743418</text:p>
          </table:table-cell>
          <table:table-cell table:formula="of:=[.E443]-[.B443]" office:value-type="float" office:value="3.906">
            <text:p>3.906</text:p>
          </table:table-cell>
        </table:table-row>
        <table:table-row table:style-name="ro1">
          <table:table-cell office:value-type="float" office:value="1396636646.514">
            <text:p>1396636646.514</text:p>
          </table:table-cell>
          <table:table-cell office:value-type="float" office:value="16.437">
            <text:p>16.437</text:p>
          </table:table-cell>
          <table:table-cell office:value-type="float" office:value="1.36979">
            <text:p>1.36979</text:p>
          </table:table-cell>
          <table:table-cell office:value-type="float" office:value="1.36993">
            <text:p>1.36993</text:p>
          </table:table-cell>
          <table:table-cell office:value-type="float" office:value="1135.179">
            <text:p>1135.179</text:p>
          </table:table-cell>
          <table:table-cell office:value-type="float" office:value="1.36979">
            <text:p>1.36979</text:p>
          </table:table-cell>
          <table:table-cell office:value-type="float" office:value="1.36993">
            <text:p>1.36993</text:p>
          </table:table-cell>
          <table:table-cell/>
          <table:table-cell table:formula="of:=[.E444]/[.B444]" office:value-type="float" office:value="69.0624201496623">
            <text:p>69.0624201497</text:p>
          </table:table-cell>
          <table:table-cell table:formula="of:=[.E444]-[.B444]" office:value-type="float" office:value="1118.742">
            <text:p>1118.742</text:p>
          </table:table-cell>
        </table:table-row>
        <table:table-row table:style-name="ro1">
          <table:table-cell office:value-type="float" office:value="1396636646.625">
            <text:p>1396636646.625</text:p>
          </table:table-cell>
          <table:table-cell office:value-type="float" office:value="12.892">
            <text:p>12.89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025.902">
            <text:p>1025.90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445]/[.B445]" office:value-type="float" office:value="79.5766366739063">
            <text:p>79.5766366739</text:p>
          </table:table-cell>
          <table:table-cell table:formula="of:=[.E445]-[.B445]" office:value-type="float" office:value="1013.01">
            <text:p>1013.01</text:p>
          </table:table-cell>
        </table:table-row>
        <table:table-row table:style-name="ro1">
          <table:table-cell office:value-type="float" office:value="1396636646.748">
            <text:p>1396636646.748</text:p>
          </table:table-cell>
          <table:table-cell office:value-type="float" office:value="13.07">
            <text:p>13.07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904.358">
            <text:p>904.358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446]/[.B446]" office:value-type="float" office:value="69.1934200459067">
            <text:p>69.1934200459</text:p>
          </table:table-cell>
          <table:table-cell table:formula="of:=[.E446]-[.B446]" office:value-type="float" office:value="891.288">
            <text:p>891.288</text:p>
          </table:table-cell>
        </table:table-row>
        <table:table-row table:style-name="ro1">
          <table:table-cell office:value-type="float" office:value="1396636647.31">
            <text:p>1396636647.31</text:p>
          </table:table-cell>
          <table:table-cell office:value-type="float" office:value="13.088">
            <text:p>13.088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345.411">
            <text:p>345.411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447]/[.B447]" office:value-type="float" office:value="26.3914272616137">
            <text:p>26.3914272616</text:p>
          </table:table-cell>
          <table:table-cell table:formula="of:=[.E447]-[.B447]" office:value-type="float" office:value="332.323">
            <text:p>332.323</text:p>
          </table:table-cell>
        </table:table-row>
        <table:table-row table:style-name="ro1">
          <table:table-cell office:value-type="float" office:value="1396636647.418">
            <text:p>1396636647.418</text:p>
          </table:table-cell>
          <table:table-cell office:value-type="float" office:value="17.098">
            <text:p>17.098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239.548">
            <text:p>239.548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448]/[.B448]" office:value-type="float" office:value="14.0102936015908">
            <text:p>14.0102936016</text:p>
          </table:table-cell>
          <table:table-cell table:formula="of:=[.E448]-[.B448]" office:value-type="float" office:value="222.45">
            <text:p>222.45</text:p>
          </table:table-cell>
        </table:table-row>
        <table:table-row table:style-name="ro1">
          <table:table-cell office:value-type="float" office:value="1396636648.059">
            <text:p>1396636648.059</text:p>
          </table:table-cell>
          <table:table-cell office:value-type="float" office:value="13.439">
            <text:p>13.439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3.3">
            <text:p>13.3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449]/[.B449]" office:value-type="float" office:value="0.989656968524444">
            <text:p>0.9896569685</text:p>
          </table:table-cell>
          <table:table-cell table:formula="of:=[.E449]-[.B449]" office:value-type="float" office:value="-0.138999999999999">
            <text:p>-0.139</text:p>
          </table:table-cell>
        </table:table-row>
        <table:table-row table:style-name="ro1">
          <table:table-cell office:value-type="float" office:value="1396636650.899">
            <text:p>1396636650.899</text:p>
          </table:table-cell>
          <table:table-cell office:value-type="float" office:value="12.188">
            <text:p>12.188</text:p>
          </table:table-cell>
          <table:table-cell office:value-type="float" office:value="1.36979">
            <text:p>1.36979</text:p>
          </table:table-cell>
          <table:table-cell office:value-type="float" office:value="1.36993">
            <text:p>1.36993</text:p>
          </table:table-cell>
          <table:table-cell office:value-type="float" office:value="12.808">
            <text:p>12.808</text:p>
          </table:table-cell>
          <table:table-cell office:value-type="float" office:value="1.36979">
            <text:p>1.36979</text:p>
          </table:table-cell>
          <table:table-cell office:value-type="float" office:value="1.36993">
            <text:p>1.36993</text:p>
          </table:table-cell>
          <table:table-cell/>
          <table:table-cell table:formula="of:=[.E450]/[.B450]" office:value-type="float" office:value="1.05086970790942">
            <text:p>1.0508697079</text:p>
          </table:table-cell>
          <table:table-cell table:formula="of:=[.E450]-[.B450]" office:value-type="float" office:value="0.619999999999999">
            <text:p>0.62</text:p>
          </table:table-cell>
        </table:table-row>
        <table:table-row table:style-name="ro1">
          <table:table-cell office:value-type="float" office:value="1396636650.917">
            <text:p>1396636650.917</text:p>
          </table:table-cell>
          <table:table-cell office:value-type="float" office:value="15.488">
            <text:p>15.488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 office:value-type="float" office:value="95.022">
            <text:p>95.022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/>
          <table:table-cell table:formula="of:=[.E451]/[.B451]" office:value-type="float" office:value="6.13520144628099">
            <text:p>6.1352014463</text:p>
          </table:table-cell>
          <table:table-cell table:formula="of:=[.E451]-[.B451]" office:value-type="float" office:value="79.534">
            <text:p>79.534</text:p>
          </table:table-cell>
        </table:table-row>
        <table:table-row table:style-name="ro1">
          <table:table-cell office:value-type="float" office:value="1396636650.948">
            <text:p>1396636650.948</text:p>
          </table:table-cell>
          <table:table-cell office:value-type="float" office:value="11.784">
            <text:p>11.784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66.655">
            <text:p>66.655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452]/[.B452]" office:value-type="float" office:value="5.65639850644942">
            <text:p>5.6563985064</text:p>
          </table:table-cell>
          <table:table-cell table:formula="of:=[.E452]-[.B452]" office:value-type="float" office:value="54.871">
            <text:p>54.871</text:p>
          </table:table-cell>
        </table:table-row>
        <table:table-row table:style-name="ro1">
          <table:table-cell office:value-type="float" office:value="1396636651.212">
            <text:p>1396636651.212</text:p>
          </table:table-cell>
          <table:table-cell office:value-type="float" office:value="11.894">
            <text:p>11.894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2.488">
            <text:p>12.488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453]/[.B453]" office:value-type="float" office:value="1.0499411467967">
            <text:p>1.0499411468</text:p>
          </table:table-cell>
          <table:table-cell table:formula="of:=[.E453]-[.B453]" office:value-type="float" office:value="0.593999999999999">
            <text:p>0.594</text:p>
          </table:table-cell>
        </table:table-row>
        <table:table-row table:style-name="ro1">
          <table:table-cell office:value-type="float" office:value="1396636658.55">
            <text:p>1396636658.55</text:p>
          </table:table-cell>
          <table:table-cell office:value-type="float" office:value="13.487">
            <text:p>13.487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4.956">
            <text:p>14.956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454]/[.B454]" office:value-type="float" office:value="1.10891970045229">
            <text:p>1.1089197005</text:p>
          </table:table-cell>
          <table:table-cell table:formula="of:=[.E454]-[.B454]" office:value-type="float" office:value="1.469">
            <text:p>1.469</text:p>
          </table:table-cell>
        </table:table-row>
        <table:table-row table:style-name="ro1">
          <table:table-cell office:value-type="float" office:value="1396636658.589">
            <text:p>1396636658.589</text:p>
          </table:table-cell>
          <table:table-cell office:value-type="float" office:value="12.776">
            <text:p>12.776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74.007">
            <text:p>74.007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455]/[.B455]" office:value-type="float" office:value="5.79265810895429">
            <text:p>5.792658109</text:p>
          </table:table-cell>
          <table:table-cell table:formula="of:=[.E455]-[.B455]" office:value-type="float" office:value="61.231">
            <text:p>61.231</text:p>
          </table:table-cell>
        </table:table-row>
        <table:table-row table:style-name="ro1">
          <table:table-cell office:value-type="float" office:value="1396636658.615">
            <text:p>1396636658.615</text:p>
          </table:table-cell>
          <table:table-cell office:value-type="float" office:value="12.895">
            <text:p>12.895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 office:value-type="float" office:value="150.027">
            <text:p>150.027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table:formula="of:=[.E456]/[.B456]" office:value-type="float" office:value="11.6345094998061">
            <text:p>11.6345094998</text:p>
          </table:table-cell>
          <table:table-cell table:formula="of:=[.E456]-[.B456]" office:value-type="float" office:value="137.132">
            <text:p>137.132</text:p>
          </table:table-cell>
        </table:table-row>
        <table:table-row table:style-name="ro1">
          <table:table-cell office:value-type="float" office:value="1396636658.617">
            <text:p>1396636658.617</text:p>
          </table:table-cell>
          <table:table-cell office:value-type="float" office:value="27.447">
            <text:p>27.447</text:p>
          </table:table-cell>
          <table:table-cell office:value-type="float" office:value="1.36979">
            <text:p>1.36979</text:p>
          </table:table-cell>
          <table:table-cell office:value-type="float" office:value="1.36995">
            <text:p>1.36995</text:p>
          </table:table-cell>
          <table:table-cell office:value-type="float" office:value="150.501">
            <text:p>150.501</text:p>
          </table:table-cell>
          <table:table-cell office:value-type="float" office:value="1.36979">
            <text:p>1.36979</text:p>
          </table:table-cell>
          <table:table-cell office:value-type="float" office:value="1.36995">
            <text:p>1.36995</text:p>
          </table:table-cell>
          <table:table-cell/>
          <table:table-cell table:formula="of:=[.E457]/[.B457]" office:value-type="float" office:value="5.48333151164062">
            <text:p>5.4833315116</text:p>
          </table:table-cell>
          <table:table-cell table:formula="of:=[.E457]-[.B457]" office:value-type="float" office:value="123.054">
            <text:p>123.054</text:p>
          </table:table-cell>
        </table:table-row>
        <table:table-row table:style-name="ro1">
          <table:table-cell office:value-type="float" office:value="1396636658.66">
            <text:p>1396636658.66</text:p>
          </table:table-cell>
          <table:table-cell office:value-type="float" office:value="11.878">
            <text:p>11.878</text:p>
          </table:table-cell>
          <table:table-cell office:value-type="float" office:value="1.36979">
            <text:p>1.36979</text:p>
          </table:table-cell>
          <table:table-cell office:value-type="float" office:value="1.36994">
            <text:p>1.36994</text:p>
          </table:table-cell>
          <table:table-cell office:value-type="float" office:value="109.424">
            <text:p>109.424</text:p>
          </table:table-cell>
          <table:table-cell office:value-type="float" office:value="1.36979">
            <text:p>1.36979</text:p>
          </table:table-cell>
          <table:table-cell office:value-type="float" office:value="1.36994">
            <text:p>1.36994</text:p>
          </table:table-cell>
          <table:table-cell/>
          <table:table-cell table:formula="of:=[.E458]/[.B458]" office:value-type="float" office:value="9.21232530729079">
            <text:p>9.2123253073</text:p>
          </table:table-cell>
          <table:table-cell table:formula="of:=[.E458]-[.B458]" office:value-type="float" office:value="97.546">
            <text:p>97.546</text:p>
          </table:table-cell>
        </table:table-row>
        <table:table-row table:style-name="ro1">
          <table:table-cell office:value-type="float" office:value="1396636658.814">
            <text:p>1396636658.814</text:p>
          </table:table-cell>
          <table:table-cell office:value-type="float" office:value="12.924">
            <text:p>12.924</text:p>
          </table:table-cell>
          <table:table-cell office:value-type="float" office:value="1.36977">
            <text:p>1.36977</text:p>
          </table:table-cell>
          <table:table-cell office:value-type="float" office:value="1.36991">
            <text:p>1.36991</text:p>
          </table:table-cell>
          <table:table-cell office:value-type="float" office:value="49.612">
            <text:p>49.612</text:p>
          </table:table-cell>
          <table:table-cell office:value-type="float" office:value="1.36977">
            <text:p>1.36977</text:p>
          </table:table-cell>
          <table:table-cell office:value-type="float" office:value="1.36991">
            <text:p>1.36991</text:p>
          </table:table-cell>
          <table:table-cell/>
          <table:table-cell table:formula="of:=[.E459]/[.B459]" office:value-type="float" office:value="3.83874961312287">
            <text:p>3.8387496131</text:p>
          </table:table-cell>
          <table:table-cell table:formula="of:=[.E459]-[.B459]" office:value-type="float" office:value="36.688">
            <text:p>36.688</text:p>
          </table:table-cell>
        </table:table-row>
        <table:table-row table:style-name="ro1">
          <table:table-cell office:value-type="float" office:value="1396636658.872">
            <text:p>1396636658.872</text:p>
          </table:table-cell>
          <table:table-cell office:value-type="float" office:value="13.407">
            <text:p>13.407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 office:value-type="float" office:value="93.478">
            <text:p>93.478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table:formula="of:=[.E460]/[.B460]" office:value-type="float" office:value="6.9723278884165">
            <text:p>6.9723278884</text:p>
          </table:table-cell>
          <table:table-cell table:formula="of:=[.E460]-[.B460]" office:value-type="float" office:value="80.071">
            <text:p>80.071</text:p>
          </table:table-cell>
        </table:table-row>
        <table:table-row table:style-name="ro1">
          <table:table-cell office:value-type="float" office:value="1396636658.983">
            <text:p>1396636658.983</text:p>
          </table:table-cell>
          <table:table-cell office:value-type="float" office:value="12.656">
            <text:p>12.656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 office:value-type="float" office:value="82.869">
            <text:p>82.869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table:formula="of:=[.E461]/[.B461]" office:value-type="float" office:value="6.54780341340076">
            <text:p>6.5478034134</text:p>
          </table:table-cell>
          <table:table-cell table:formula="of:=[.E461]-[.B461]" office:value-type="float" office:value="70.213">
            <text:p>70.213</text:p>
          </table:table-cell>
        </table:table-row>
        <table:table-row table:style-name="ro1">
          <table:table-cell office:value-type="float" office:value="1396636667.725">
            <text:p>1396636667.725</text:p>
          </table:table-cell>
          <table:table-cell office:value-type="float" office:value="15.648">
            <text:p>15.648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6.179">
            <text:p>16.179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462]/[.B462]" office:value-type="float" office:value="1.03393404907975">
            <text:p>1.0339340491</text:p>
          </table:table-cell>
          <table:table-cell table:formula="of:=[.E462]-[.B462]" office:value-type="float" office:value="0.530999999999999">
            <text:p>0.531</text:p>
          </table:table-cell>
        </table:table-row>
        <table:table-row table:style-name="ro1">
          <table:table-cell office:value-type="float" office:value="1396636668.008">
            <text:p>1396636668.008</text:p>
          </table:table-cell>
          <table:table-cell office:value-type="float" office:value="12.015">
            <text:p>12.015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 office:value-type="float" office:value="12.969">
            <text:p>12.969</text:p>
          </table:table-cell>
          <table:table-cell office:value-type="float" office:value="1.36976">
            <text:p>1.36976</text:p>
          </table:table-cell>
          <table:table-cell office:value-type="float" office:value="1.36987">
            <text:p>1.36987</text:p>
          </table:table-cell>
          <table:table-cell/>
          <table:table-cell table:formula="of:=[.E463]/[.B463]" office:value-type="float" office:value="1.07940074906367">
            <text:p>1.0794007491</text:p>
          </table:table-cell>
          <table:table-cell table:formula="of:=[.E463]-[.B463]" office:value-type="float" office:value="0.953999999999999">
            <text:p>0.954</text:p>
          </table:table-cell>
        </table:table-row>
        <table:table-row table:style-name="ro1">
          <table:table-cell office:value-type="float" office:value="1396636668.529">
            <text:p>1396636668.529</text:p>
          </table:table-cell>
          <table:table-cell office:value-type="float" office:value="12.151">
            <text:p>12.151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  <table:table-cell office:value-type="float" office:value="12.522">
            <text:p>12.522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  <table:table-cell/>
          <table:table-cell table:formula="of:=[.E464]/[.B464]" office:value-type="float" office:value="1.03053246646367">
            <text:p>1.0305324665</text:p>
          </table:table-cell>
          <table:table-cell table:formula="of:=[.E464]-[.B464]" office:value-type="float" office:value="0.371">
            <text:p>0.371</text:p>
          </table:table-cell>
        </table:table-row>
        <table:table-row table:style-name="ro1">
          <table:table-cell office:value-type="float" office:value="1396636668.711">
            <text:p>1396636668.711</text:p>
          </table:table-cell>
          <table:table-cell office:value-type="float" office:value="15.557">
            <text:p>15.557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 office:value-type="float" office:value="17.18">
            <text:p>17.18</text:p>
          </table:table-cell>
          <table:table-cell office:value-type="float" office:value="1.36975">
            <text:p>1.36975</text:p>
          </table:table-cell>
          <table:table-cell office:value-type="float" office:value="1.36985">
            <text:p>1.36985</text:p>
          </table:table-cell>
          <table:table-cell/>
          <table:table-cell table:formula="of:=[.E465]/[.B465]" office:value-type="float" office:value="1.10432602686893">
            <text:p>1.1043260269</text:p>
          </table:table-cell>
          <table:table-cell table:formula="of:=[.E465]-[.B465]" office:value-type="float" office:value="1.623">
            <text:p>1.623</text:p>
          </table:table-cell>
        </table:table-row>
        <table:table-row table:style-name="ro1">
          <table:table-cell office:value-type="float" office:value="1396636672.765">
            <text:p>1396636672.765</text:p>
          </table:table-cell>
          <table:table-cell office:value-type="float" office:value="16.504">
            <text:p>16.504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 office:value-type="float" office:value="18.115">
            <text:p>18.115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table:formula="of:=[.E466]/[.B466]" office:value-type="float" office:value="1.09761269995153">
            <text:p>1.0976127</text:p>
          </table:table-cell>
          <table:table-cell table:formula="of:=[.E466]-[.B466]" office:value-type="float" office:value="1.611">
            <text:p>1.611</text:p>
          </table:table-cell>
        </table:table-row>
        <table:table-row table:style-name="ro1">
          <table:table-cell office:value-type="float" office:value="1396636673.112">
            <text:p>1396636673.112</text:p>
          </table:table-cell>
          <table:table-cell office:value-type="float" office:value="11.735">
            <text:p>11.735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2.722">
            <text:p>12.722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467]/[.B467]" office:value-type="float" office:value="1.08410737111206">
            <text:p>1.0841073711</text:p>
          </table:table-cell>
          <table:table-cell table:formula="of:=[.E467]-[.B467]" office:value-type="float" office:value="0.987">
            <text:p>0.987</text:p>
          </table:table-cell>
        </table:table-row>
        <table:table-row table:style-name="ro1">
          <table:table-cell office:value-type="float" office:value="1396636684.009">
            <text:p>1396636684.009</text:p>
          </table:table-cell>
          <table:table-cell office:value-type="float" office:value="13.089">
            <text:p>13.089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 office:value-type="float" office:value="13.323">
            <text:p>13.323</text:p>
          </table:table-cell>
          <table:table-cell office:value-type="float" office:value="1.36976">
            <text:p>1.36976</text:p>
          </table:table-cell>
          <table:table-cell office:value-type="float" office:value="1.36985">
            <text:p>1.36985</text:p>
          </table:table-cell>
          <table:table-cell/>
          <table:table-cell table:formula="of:=[.E468]/[.B468]" office:value-type="float" office:value="1.01787760715104">
            <text:p>1.0178776072</text:p>
          </table:table-cell>
          <table:table-cell table:formula="of:=[.E468]-[.B468]" office:value-type="float" office:value="0.234">
            <text:p>0.234</text:p>
          </table:table-cell>
        </table:table-row>
        <table:table-row table:style-name="ro1">
          <table:table-cell office:value-type="float" office:value="1396636693.705">
            <text:p>1396636693.705</text:p>
          </table:table-cell>
          <table:table-cell office:value-type="float" office:value="12.006">
            <text:p>12.006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 office:value-type="float" office:value="12.978">
            <text:p>12.978</text:p>
          </table:table-cell>
          <table:table-cell office:value-type="float" office:value="1.36976">
            <text:p>1.36976</text:p>
          </table:table-cell>
          <table:table-cell office:value-type="float" office:value="1.36986">
            <text:p>1.36986</text:p>
          </table:table-cell>
          <table:table-cell/>
          <table:table-cell table:formula="of:=[.E469]/[.B469]" office:value-type="float" office:value="1.08095952023988">
            <text:p>1.0809595202</text:p>
          </table:table-cell>
          <table:table-cell table:formula="of:=[.E469]-[.B469]" office:value-type="float" office:value="0.972">
            <text:p>0.972</text:p>
          </table:table-cell>
        </table:table-row>
        <table:table-row table:style-name="ro1">
          <table:table-cell office:value-type="float" office:value="1396636697.746">
            <text:p>1396636697.746</text:p>
          </table:table-cell>
          <table:table-cell office:value-type="float" office:value="12.539">
            <text:p>12.539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 office:value-type="float" office:value="13.44">
            <text:p>13.44</text:p>
          </table:table-cell>
          <table:table-cell office:value-type="float" office:value="1.36976">
            <text:p>1.36976</text:p>
          </table:table-cell>
          <table:table-cell office:value-type="float" office:value="1.36988">
            <text:p>1.36988</text:p>
          </table:table-cell>
          <table:table-cell/>
          <table:table-cell table:formula="of:=[.E470]/[.B470]" office:value-type="float" office:value="1.0718558098732">
            <text:p>1.0718558099</text:p>
          </table:table-cell>
          <table:table-cell table:formula="of:=[.E470]-[.B470]" office:value-type="float" office:value="0.901">
            <text:p>0.901</text:p>
          </table:table-cell>
        </table:table-row>
        <table:table-row table:style-name="ro1">
          <table:table-cell office:value-type="float" office:value="1396636697.762">
            <text:p>1396636697.762</text:p>
          </table:table-cell>
          <table:table-cell office:value-type="float" office:value="12.864">
            <text:p>12.864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 office:value-type="float" office:value="97.502">
            <text:p>97.502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/>
          <table:table-cell table:formula="of:=[.E471]/[.B471]" office:value-type="float" office:value="7.57944651741293">
            <text:p>7.5794465174</text:p>
          </table:table-cell>
          <table:table-cell table:formula="of:=[.E471]-[.B471]" office:value-type="float" office:value="84.638">
            <text:p>84.638</text:p>
          </table:table-cell>
        </table:table-row>
        <table:table-row table:style-name="ro1">
          <table:table-cell office:value-type="float" office:value="1396636697.806">
            <text:p>1396636697.806</text:p>
          </table:table-cell>
          <table:table-cell office:value-type="float" office:value="14.881">
            <text:p>14.881</text:p>
          </table:table-cell>
          <table:table-cell office:value-type="float" office:value="1.36978">
            <text:p>1.36978</text:p>
          </table:table-cell>
          <table:table-cell office:value-type="float" office:value="1.36992">
            <text:p>1.36992</text:p>
          </table:table-cell>
          <table:table-cell office:value-type="float" office:value="153.714">
            <text:p>153.714</text:p>
          </table:table-cell>
          <table:table-cell office:value-type="float" office:value="1.36978">
            <text:p>1.36978</text:p>
          </table:table-cell>
          <table:table-cell office:value-type="float" office:value="1.36992">
            <text:p>1.36992</text:p>
          </table:table-cell>
          <table:table-cell/>
          <table:table-cell table:formula="of:=[.E472]/[.B472]" office:value-type="float" office:value="10.3295477454472">
            <text:p>10.3295477454</text:p>
          </table:table-cell>
          <table:table-cell table:formula="of:=[.E472]-[.B472]" office:value-type="float" office:value="138.833">
            <text:p>138.833</text:p>
          </table:table-cell>
        </table:table-row>
        <table:table-row table:style-name="ro1">
          <table:table-cell office:value-type="float" office:value="1396636697.814">
            <text:p>1396636697.814</text:p>
          </table:table-cell>
          <table:table-cell office:value-type="float" office:value="25.743">
            <text:p>25.743</text:p>
          </table:table-cell>
          <table:table-cell office:value-type="float" office:value="1.36978">
            <text:p>1.36978</text:p>
          </table:table-cell>
          <table:table-cell office:value-type="float" office:value="1.36993">
            <text:p>1.36993</text:p>
          </table:table-cell>
          <table:table-cell office:value-type="float" office:value="147.638">
            <text:p>147.638</text:p>
          </table:table-cell>
          <table:table-cell office:value-type="float" office:value="1.36978">
            <text:p>1.36978</text:p>
          </table:table-cell>
          <table:table-cell office:value-type="float" office:value="1.36993">
            <text:p>1.36993</text:p>
          </table:table-cell>
          <table:table-cell/>
          <table:table-cell table:formula="of:=[.E473]/[.B473]" office:value-type="float" office:value="5.73507361224411">
            <text:p>5.7350736122</text:p>
          </table:table-cell>
          <table:table-cell table:formula="of:=[.E473]-[.B473]" office:value-type="float" office:value="121.895">
            <text:p>121.895</text:p>
          </table:table-cell>
        </table:table-row>
        <table:table-row table:style-name="ro1">
          <table:table-cell office:value-type="float" office:value="1396636697.832">
            <text:p>1396636697.832</text:p>
          </table:table-cell>
          <table:table-cell office:value-type="float" office:value="23.484">
            <text:p>23.484</text:p>
          </table:table-cell>
          <table:table-cell office:value-type="float" office:value="1.36981">
            <text:p>1.36981</text:p>
          </table:table-cell>
          <table:table-cell office:value-type="float" office:value="1.36996">
            <text:p>1.36996</text:p>
          </table:table-cell>
          <table:table-cell office:value-type="float" office:value="131.637">
            <text:p>131.637</text:p>
          </table:table-cell>
          <table:table-cell office:value-type="float" office:value="1.36981">
            <text:p>1.36981</text:p>
          </table:table-cell>
          <table:table-cell office:value-type="float" office:value="1.36996">
            <text:p>1.36996</text:p>
          </table:table-cell>
          <table:table-cell/>
          <table:table-cell table:formula="of:=[.E474]/[.B474]" office:value-type="float" office:value="5.60539090444558">
            <text:p>5.6053909044</text:p>
          </table:table-cell>
          <table:table-cell table:formula="of:=[.E474]-[.B474]" office:value-type="float" office:value="108.153">
            <text:p>108.153</text:p>
          </table:table-cell>
        </table:table-row>
        <table:table-row table:style-name="ro1">
          <table:table-cell office:value-type="float" office:value="1396636697.914">
            <text:p>1396636697.914</text:p>
          </table:table-cell>
          <table:table-cell office:value-type="float" office:value="13.128">
            <text:p>13.128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 office:value-type="float" office:value="51.502">
            <text:p>51.502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/>
          <table:table-cell table:formula="of:=[.E475]/[.B475]" office:value-type="float" office:value="3.92306520414381">
            <text:p>3.9230652041</text:p>
          </table:table-cell>
          <table:table-cell table:formula="of:=[.E475]-[.B475]" office:value-type="float" office:value="38.374">
            <text:p>38.374</text:p>
          </table:table-cell>
        </table:table-row>
        <table:table-row table:style-name="ro1">
          <table:table-cell office:value-type="float" office:value="1396636698.015">
            <text:p>1396636698.015</text:p>
          </table:table-cell>
          <table:table-cell office:value-type="float" office:value="12.16">
            <text:p>12.16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 office:value-type="float" office:value="44.223">
            <text:p>44.223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/>
          <table:table-cell table:formula="of:=[.E476]/[.B476]" office:value-type="float" office:value="3.63675986842105">
            <text:p>3.6367598684</text:p>
          </table:table-cell>
          <table:table-cell table:formula="of:=[.E476]-[.B476]" office:value-type="float" office:value="32.063">
            <text:p>32.063</text:p>
          </table:table-cell>
        </table:table-row>
        <table:table-row table:style-name="ro1">
          <table:table-cell office:value-type="float" office:value="1396636698.114">
            <text:p>1396636698.114</text:p>
          </table:table-cell>
          <table:table-cell office:value-type="float" office:value="13.382">
            <text:p>13.382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 office:value-type="float" office:value="43.779">
            <text:p>43.779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/>
          <table:table-cell table:formula="of:=[.E477]/[.B477]" office:value-type="float" office:value="3.2714840830967">
            <text:p>3.2714840831</text:p>
          </table:table-cell>
          <table:table-cell table:formula="of:=[.E477]-[.B477]" office:value-type="float" office:value="30.397">
            <text:p>30.397</text:p>
          </table:table-cell>
        </table:table-row>
        <table:table-row table:style-name="ro1">
          <table:table-cell office:value-type="float" office:value="1396636698.223">
            <text:p>1396636698.223</text:p>
          </table:table-cell>
          <table:table-cell office:value-type="float" office:value="11.973">
            <text:p>11.973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35.793">
            <text:p>35.793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478]/[.B478]" office:value-type="float" office:value="2.98947632172388">
            <text:p>2.9894763217</text:p>
          </table:table-cell>
          <table:table-cell table:formula="of:=[.E478]-[.B478]" office:value-type="float" office:value="23.82">
            <text:p>23.82</text:p>
          </table:table-cell>
        </table:table-row>
        <table:table-row table:style-name="ro1">
          <table:table-cell office:value-type="float" office:value="1396636699.018">
            <text:p>1396636699.018</text:p>
          </table:table-cell>
          <table:table-cell office:value-type="float" office:value="12.505">
            <text:p>12.50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 office:value-type="float" office:value="12.465">
            <text:p>12.465</text:p>
          </table:table-cell>
          <table:table-cell office:value-type="float" office:value="1.36983">
            <text:p>1.36983</text:p>
          </table:table-cell>
          <table:table-cell office:value-type="float" office:value="1.36994">
            <text:p>1.36994</text:p>
          </table:table-cell>
          <table:table-cell/>
          <table:table-cell table:formula="of:=[.E479]/[.B479]" office:value-type="float" office:value="0.996801279488205">
            <text:p>0.9968012795</text:p>
          </table:table-cell>
          <table:table-cell table:formula="of:=[.E479]-[.B479]" office:value-type="float" office:value="-0.0400000000000009">
            <text:p>-0.04</text:p>
          </table:table-cell>
        </table:table-row>
        <table:table-row table:style-name="ro1">
          <table:table-cell office:value-type="float" office:value="1396636703.014">
            <text:p>1396636703.014</text:p>
          </table:table-cell>
          <table:table-cell office:value-type="float" office:value="12.644">
            <text:p>12.644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 office:value-type="float" office:value="13.086">
            <text:p>13.086</text:p>
          </table:table-cell>
          <table:table-cell office:value-type="float" office:value="1.36986">
            <text:p>1.36986</text:p>
          </table:table-cell>
          <table:table-cell office:value-type="float" office:value="1.36996">
            <text:p>1.36996</text:p>
          </table:table-cell>
          <table:table-cell/>
          <table:table-cell table:formula="of:=[.E480]/[.B480]" office:value-type="float" office:value="1.0349572919962">
            <text:p>1.034957292</text:p>
          </table:table-cell>
          <table:table-cell table:formula="of:=[.E480]-[.B480]" office:value-type="float" office:value="0.442">
            <text:p>0.442</text:p>
          </table:table-cell>
        </table:table-row>
        <table:table-row table:style-name="ro1">
          <table:table-cell office:value-type="float" office:value="1396636703.048">
            <text:p>1396636703.048</text:p>
          </table:table-cell>
          <table:table-cell office:value-type="float" office:value="12.375">
            <text:p>12.37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79.74">
            <text:p>79.74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481]/[.B481]" office:value-type="float" office:value="6.44363636363636">
            <text:p>6.4436363636</text:p>
          </table:table-cell>
          <table:table-cell table:formula="of:=[.E481]-[.B481]" office:value-type="float" office:value="67.365">
            <text:p>67.365</text:p>
          </table:table-cell>
        </table:table-row>
        <table:table-row table:style-name="ro1">
          <table:table-cell office:value-type="float" office:value="1396636703.214">
            <text:p>1396636703.214</text:p>
          </table:table-cell>
          <table:table-cell office:value-type="float" office:value="11.79">
            <text:p>11.79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3.636">
            <text:p>13.63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482]/[.B482]" office:value-type="float" office:value="1.15657336726039">
            <text:p>1.1565733673</text:p>
          </table:table-cell>
          <table:table-cell table:formula="of:=[.E482]-[.B482]" office:value-type="float" office:value="1.846">
            <text:p>1.846</text:p>
          </table:table-cell>
        </table:table-row>
        <table:table-row table:style-name="ro1">
          <table:table-cell office:value-type="float" office:value="1396636703.804">
            <text:p>1396636703.804</text:p>
          </table:table-cell>
          <table:table-cell office:value-type="float" office:value="11.941">
            <text:p>11.941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2.656">
            <text:p>12.656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483]/[.B483]" office:value-type="float" office:value="1.05987773218323">
            <text:p>1.0598777322</text:p>
          </table:table-cell>
          <table:table-cell table:formula="of:=[.E483]-[.B483]" office:value-type="float" office:value="0.715">
            <text:p>0.715</text:p>
          </table:table-cell>
        </table:table-row>
        <table:table-row table:style-name="ro1">
          <table:table-cell office:value-type="float" office:value="1396636706.303">
            <text:p>1396636706.303</text:p>
          </table:table-cell>
          <table:table-cell office:value-type="float" office:value="15.993">
            <text:p>15.993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 office:value-type="float" office:value="17.08">
            <text:p>17.08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/>
          <table:table-cell table:formula="of:=[.E484]/[.B484]" office:value-type="float" office:value="1.0679672356656">
            <text:p>1.0679672357</text:p>
          </table:table-cell>
          <table:table-cell table:formula="of:=[.E484]-[.B484]" office:value-type="float" office:value="1.087">
            <text:p>1.087</text:p>
          </table:table-cell>
        </table:table-row>
        <table:table-row table:style-name="ro1">
          <table:table-cell office:value-type="float" office:value="1396636713.718">
            <text:p>1396636713.718</text:p>
          </table:table-cell>
          <table:table-cell office:value-type="float" office:value="12.837">
            <text:p>12.837</text:p>
          </table:table-cell>
          <table:table-cell office:value-type="float" office:value="1.36985">
            <text:p>1.36985</text:p>
          </table:table-cell>
          <table:table-cell office:value-type="float" office:value="1.36999">
            <text:p>1.36999</text:p>
          </table:table-cell>
          <table:table-cell office:value-type="float" office:value="13.533">
            <text:p>13.533</text:p>
          </table:table-cell>
          <table:table-cell office:value-type="float" office:value="1.36985">
            <text:p>1.36985</text:p>
          </table:table-cell>
          <table:table-cell office:value-type="float" office:value="1.36999">
            <text:p>1.36999</text:p>
          </table:table-cell>
          <table:table-cell/>
          <table:table-cell table:formula="of:=[.E485]/[.B485]" office:value-type="float" office:value="1.05421827529797">
            <text:p>1.0542182753</text:p>
          </table:table-cell>
          <table:table-cell table:formula="of:=[.E485]-[.B485]" office:value-type="float" office:value="0.696">
            <text:p>0.696</text:p>
          </table:table-cell>
        </table:table-row>
        <table:table-row table:style-name="ro1">
          <table:table-cell office:value-type="float" office:value="1396636713.847">
            <text:p>1396636713.847</text:p>
          </table:table-cell>
          <table:table-cell office:value-type="float" office:value="12.945">
            <text:p>12.945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 office:value-type="float" office:value="13.268">
            <text:p>13.268</text:p>
          </table:table-cell>
          <table:table-cell office:value-type="float" office:value="1.36985">
            <text:p>1.36985</text:p>
          </table:table-cell>
          <table:table-cell office:value-type="float" office:value="1.36998">
            <text:p>1.36998</text:p>
          </table:table-cell>
          <table:table-cell/>
          <table:table-cell table:formula="of:=[.E486]/[.B486]" office:value-type="float" office:value="1.02495171881035">
            <text:p>1.0249517188</text:p>
          </table:table-cell>
          <table:table-cell table:formula="of:=[.E486]-[.B486]" office:value-type="float" office:value="0.323">
            <text:p>0.323</text:p>
          </table:table-cell>
        </table:table-row>
        <table:table-row table:style-name="ro1">
          <table:table-cell office:value-type="float" office:value="1396636713.913">
            <text:p>1396636713.913</text:p>
          </table:table-cell>
          <table:table-cell office:value-type="float" office:value="15.397">
            <text:p>15.397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 office:value-type="float" office:value="48.109">
            <text:p>48.109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table:formula="of:=[.E487]/[.B487]" office:value-type="float" office:value="3.12456972137429">
            <text:p>3.1245697214</text:p>
          </table:table-cell>
          <table:table-cell table:formula="of:=[.E487]-[.B487]" office:value-type="float" office:value="32.712">
            <text:p>32.712</text:p>
          </table:table-cell>
        </table:table-row>
        <table:table-row table:style-name="ro1">
          <table:table-cell office:value-type="float" office:value="1396636714.06">
            <text:p>1396636714.06</text:p>
          </table:table-cell>
          <table:table-cell office:value-type="float" office:value="13.464">
            <text:p>13.464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 office:value-type="float" office:value="13.766">
            <text:p>13.766</text:p>
          </table:table-cell>
          <table:table-cell office:value-type="float" office:value="1.36984">
            <text:p>1.36984</text:p>
          </table:table-cell>
          <table:table-cell office:value-type="float" office:value="1.36994">
            <text:p>1.36994</text:p>
          </table:table-cell>
          <table:table-cell/>
          <table:table-cell table:formula="of:=[.E488]/[.B488]" office:value-type="float" office:value="1.02243018419489">
            <text:p>1.0224301842</text:p>
          </table:table-cell>
          <table:table-cell table:formula="of:=[.E488]-[.B488]" office:value-type="float" office:value="0.302">
            <text:p>0.302</text:p>
          </table:table-cell>
        </table:table-row>
        <table:table-row table:style-name="ro1">
          <table:table-cell office:value-type="float" office:value="1396636714.159">
            <text:p>1396636714.159</text:p>
          </table:table-cell>
          <table:table-cell office:value-type="float" office:value="15.036">
            <text:p>15.036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 office:value-type="float" office:value="15.922">
            <text:p>15.922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table:formula="of:=[.E489]/[.B489]" office:value-type="float" office:value="1.05892524607608">
            <text:p>1.0589252461</text:p>
          </table:table-cell>
          <table:table-cell table:formula="of:=[.E489]-[.B489]" office:value-type="float" office:value="0.886000000000001">
            <text:p>0.886</text:p>
          </table:table-cell>
        </table:table-row>
        <table:table-row table:style-name="ro1">
          <table:table-cell office:value-type="float" office:value="1396636714.297">
            <text:p>1396636714.297</text:p>
          </table:table-cell>
          <table:table-cell office:value-type="float" office:value="13.532">
            <text:p>13.532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 office:value-type="float" office:value="14.151">
            <text:p>14.151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table:formula="of:=[.E490]/[.B490]" office:value-type="float" office:value="1.04574342299734">
            <text:p>1.045743423</text:p>
          </table:table-cell>
          <table:table-cell table:formula="of:=[.E490]-[.B490]" office:value-type="float" office:value="0.619">
            <text:p>0.619</text:p>
          </table:table-cell>
        </table:table-row>
        <table:table-row table:style-name="ro1">
          <table:table-cell office:value-type="float" office:value="1396636715.323">
            <text:p>1396636715.323</text:p>
          </table:table-cell>
          <table:table-cell office:value-type="float" office:value="17.681">
            <text:p>17.681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 office:value-type="float" office:value="18.725">
            <text:p>18.725</text:p>
          </table:table-cell>
          <table:table-cell office:value-type="float" office:value="1.36979">
            <text:p>1.36979</text:p>
          </table:table-cell>
          <table:table-cell office:value-type="float" office:value="1.36991">
            <text:p>1.36991</text:p>
          </table:table-cell>
          <table:table-cell/>
          <table:table-cell table:formula="of:=[.E491]/[.B491]" office:value-type="float" office:value="1.05904643402522">
            <text:p>1.059046434</text:p>
          </table:table-cell>
          <table:table-cell table:formula="of:=[.E491]-[.B491]" office:value-type="float" office:value="1.044">
            <text:p>1.044</text:p>
          </table:table-cell>
        </table:table-row>
        <table:table-row table:style-name="ro1">
          <table:table-cell office:value-type="float" office:value="1396636715.72">
            <text:p>1396636715.72</text:p>
          </table:table-cell>
          <table:table-cell office:value-type="float" office:value="12.129">
            <text:p>12.129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 office:value-type="float" office:value="12.742">
            <text:p>12.742</text:p>
          </table:table-cell>
          <table:table-cell office:value-type="float" office:value="1.3698">
            <text:p>1.3698</text:p>
          </table:table-cell>
          <table:table-cell office:value-type="float" office:value="1.36989">
            <text:p>1.36989</text:p>
          </table:table-cell>
          <table:table-cell/>
          <table:table-cell table:formula="of:=[.E492]/[.B492]" office:value-type="float" office:value="1.05054002803199">
            <text:p>1.050540028</text:p>
          </table:table-cell>
          <table:table-cell table:formula="of:=[.E492]-[.B492]" office:value-type="float" office:value="0.613000000000001">
            <text:p>0.613</text:p>
          </table:table-cell>
        </table:table-row>
        <table:table-row table:style-name="ro1">
          <table:table-cell office:value-type="float" office:value="1396636735.028">
            <text:p>1396636735.028</text:p>
          </table:table-cell>
          <table:table-cell office:value-type="float" office:value="13.112">
            <text:p>13.11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 office:value-type="float" office:value="13.677">
            <text:p>13.677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table:formula="of:=[.E493]/[.B493]" office:value-type="float" office:value="1.04309029896278">
            <text:p>1.043090299</text:p>
          </table:table-cell>
          <table:table-cell table:formula="of:=[.E493]-[.B493]" office:value-type="float" office:value="0.565">
            <text:p>0.565</text:p>
          </table:table-cell>
        </table:table-row>
        <table:table-row table:style-name="ro1">
          <table:table-cell office:value-type="float" office:value="1396636735.046">
            <text:p>1396636735.046</text:p>
          </table:table-cell>
          <table:table-cell office:value-type="float" office:value="12.893">
            <text:p>12.893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 office:value-type="float" office:value="95.987">
            <text:p>95.987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table:formula="of:=[.E494]/[.B494]" office:value-type="float" office:value="7.44489257736756">
            <text:p>7.4448925774</text:p>
          </table:table-cell>
          <table:table-cell table:formula="of:=[.E494]-[.B494]" office:value-type="float" office:value="83.094">
            <text:p>83.094</text:p>
          </table:table-cell>
        </table:table-row>
        <table:table-row table:style-name="ro1">
          <table:table-cell office:value-type="float" office:value="1396636736.03">
            <text:p>1396636736.03</text:p>
          </table:table-cell>
          <table:table-cell office:value-type="float" office:value="24.291">
            <text:p>24.291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6.3">
            <text:p>16.3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495]/[.B495]" office:value-type="float" office:value="0.671030422790334">
            <text:p>0.6710304228</text:p>
          </table:table-cell>
          <table:table-cell table:formula="of:=[.E495]-[.B495]" office:value-type="float" office:value="-7.991">
            <text:p>-7.991</text:p>
          </table:table-cell>
        </table:table-row>
        <table:table-row table:style-name="ro1">
          <table:table-cell office:value-type="float" office:value="1396636736.203">
            <text:p>1396636736.203</text:p>
          </table:table-cell>
          <table:table-cell office:value-type="float" office:value="13.612">
            <text:p>13.612</text:p>
          </table:table-cell>
          <table:table-cell office:value-type="float" office:value="1.36984">
            <text:p>1.36984</text:p>
          </table:table-cell>
          <table:table-cell office:value-type="float" office:value="1.36992">
            <text:p>1.36992</text:p>
          </table:table-cell>
          <table:table-cell office:value-type="float" office:value="13.495">
            <text:p>13.495</text:p>
          </table:table-cell>
          <table:table-cell office:value-type="float" office:value="1.36984">
            <text:p>1.36984</text:p>
          </table:table-cell>
          <table:table-cell office:value-type="float" office:value="1.36992">
            <text:p>1.36992</text:p>
          </table:table-cell>
          <table:table-cell/>
          <table:table-cell table:formula="of:=[.E496]/[.B496]" office:value-type="float" office:value="0.991404642962092">
            <text:p>0.991404643</text:p>
          </table:table-cell>
          <table:table-cell table:formula="of:=[.E496]-[.B496]" office:value-type="float" office:value="-0.117000000000001">
            <text:p>-0.117</text:p>
          </table:table-cell>
        </table:table-row>
        <table:table-row table:style-name="ro1">
          <table:table-cell office:value-type="float" office:value="1396636738.587">
            <text:p>1396636738.587</text:p>
          </table:table-cell>
          <table:table-cell office:value-type="float" office:value="12.21">
            <text:p>12.21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 office:value-type="float" office:value="12.822">
            <text:p>12.822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table:formula="of:=[.E497]/[.B497]" office:value-type="float" office:value="1.05012285012285">
            <text:p>1.0501228501</text:p>
          </table:table-cell>
          <table:table-cell table:formula="of:=[.E497]-[.B497]" office:value-type="float" office:value="0.611999999999998">
            <text:p>0.612</text:p>
          </table:table-cell>
        </table:table-row>
        <table:table-row table:style-name="ro1">
          <table:table-cell office:value-type="float" office:value="1396636740.111">
            <text:p>1396636740.111</text:p>
          </table:table-cell>
          <table:table-cell office:value-type="float" office:value="14.219">
            <text:p>14.219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 office:value-type="float" office:value="12.789">
            <text:p>12.789</text:p>
          </table:table-cell>
          <table:table-cell office:value-type="float" office:value="1.36983">
            <text:p>1.36983</text:p>
          </table:table-cell>
          <table:table-cell office:value-type="float" office:value="1.36993">
            <text:p>1.36993</text:p>
          </table:table-cell>
          <table:table-cell/>
          <table:table-cell table:formula="of:=[.E498]/[.B498]" office:value-type="float" office:value="0.899430339686335">
            <text:p>0.8994303397</text:p>
          </table:table-cell>
          <table:table-cell table:formula="of:=[.E498]-[.B498]" office:value-type="float" office:value="-1.43">
            <text:p>-1.43</text:p>
          </table:table-cell>
        </table:table-row>
        <table:table-row table:style-name="ro1">
          <table:table-cell office:value-type="float" office:value="1396636741.514">
            <text:p>1396636741.514</text:p>
          </table:table-cell>
          <table:table-cell office:value-type="float" office:value="14.228">
            <text:p>14.228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 office:value-type="float" office:value="14.779">
            <text:p>14.779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/>
          <table:table-cell table:formula="of:=[.E499]/[.B499]" office:value-type="float" office:value="1.03872645487771">
            <text:p>1.0387264549</text:p>
          </table:table-cell>
          <table:table-cell table:formula="of:=[.E499]-[.B499]" office:value-type="float" office:value="0.551">
            <text:p>0.551</text:p>
          </table:table-cell>
        </table:table-row>
        <table:table-row table:style-name="ro1">
          <table:table-cell office:value-type="float" office:value="1396636741.516">
            <text:p>1396636741.516</text:p>
          </table:table-cell>
          <table:table-cell office:value-type="float" office:value="32.419">
            <text:p>32.419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 office:value-type="float" office:value="111.609">
            <text:p>111.609</text:p>
          </table:table-cell>
          <table:table-cell office:value-type="float" office:value="1.36982">
            <text:p>1.36982</text:p>
          </table:table-cell>
          <table:table-cell office:value-type="float" office:value="1.36996">
            <text:p>1.36996</text:p>
          </table:table-cell>
          <table:table-cell/>
          <table:table-cell table:formula="of:=[.E500]/[.B500]" office:value-type="float" office:value="3.44270335297202">
            <text:p>3.442703353</text:p>
          </table:table-cell>
          <table:table-cell table:formula="of:=[.E500]-[.B500]" office:value-type="float" office:value="79.19">
            <text:p>79.19</text:p>
          </table:table-cell>
        </table:table-row>
        <table:table-row table:style-name="ro1">
          <table:table-cell office:value-type="float" office:value="1396636741.584">
            <text:p>1396636741.584</text:p>
          </table:table-cell>
          <table:table-cell office:value-type="float" office:value="11.993">
            <text:p>11.993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 office:value-type="float" office:value="145.245">
            <text:p>145.245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table:formula="of:=[.E501]/[.B501]" office:value-type="float" office:value="12.1108146418744">
            <text:p>12.1108146419</text:p>
          </table:table-cell>
          <table:table-cell table:formula="of:=[.E501]-[.B501]" office:value-type="float" office:value="133.252">
            <text:p>133.252</text:p>
          </table:table-cell>
        </table:table-row>
        <table:table-row table:style-name="ro1">
          <table:table-cell office:value-type="float" office:value="1396636741.714">
            <text:p>1396636741.714</text:p>
          </table:table-cell>
          <table:table-cell office:value-type="float" office:value="13.685">
            <text:p>13.68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6.858">
            <text:p>16.858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502]/[.B502]" office:value-type="float" office:value="1.2318597004019">
            <text:p>1.2318597004</text:p>
          </table:table-cell>
          <table:table-cell table:formula="of:=[.E502]-[.B502]" office:value-type="float" office:value="3.173">
            <text:p>3.173</text:p>
          </table:table-cell>
        </table:table-row>
        <table:table-row table:style-name="ro1">
          <table:table-cell office:value-type="float" office:value="1396636741.956">
            <text:p>1396636741.956</text:p>
          </table:table-cell>
          <table:table-cell office:value-type="float" office:value="15.038">
            <text:p>15.038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5.921">
            <text:p>15.921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503]/[.B503]" office:value-type="float" office:value="1.05871791461631">
            <text:p>1.0587179146</text:p>
          </table:table-cell>
          <table:table-cell table:formula="of:=[.E503]-[.B503]" office:value-type="float" office:value="0.882999999999999">
            <text:p>0.883</text:p>
          </table:table-cell>
        </table:table-row>
        <table:table-row table:style-name="ro1">
          <table:table-cell office:value-type="float" office:value="1396636743.322">
            <text:p>1396636743.322</text:p>
          </table:table-cell>
          <table:table-cell office:value-type="float" office:value="14.644">
            <text:p>14.64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4.832">
            <text:p>14.832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04]/[.B504]" office:value-type="float" office:value="1.01283802239825">
            <text:p>1.0128380224</text:p>
          </table:table-cell>
          <table:table-cell table:formula="of:=[.E504]-[.B504]" office:value-type="float" office:value="0.188000000000001">
            <text:p>0.188</text:p>
          </table:table-cell>
        </table:table-row>
        <table:table-row table:style-name="ro1">
          <table:table-cell office:value-type="float" office:value="1396636744.435">
            <text:p>1396636744.435</text:p>
          </table:table-cell>
          <table:table-cell office:value-type="float" office:value="16.177">
            <text:p>16.177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7.666">
            <text:p>17.666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05]/[.B505]" office:value-type="float" office:value="1.09204426036966">
            <text:p>1.0920442604</text:p>
          </table:table-cell>
          <table:table-cell table:formula="of:=[.E505]-[.B505]" office:value-type="float" office:value="1.489">
            <text:p>1.489</text:p>
          </table:table-cell>
        </table:table-row>
        <table:table-row table:style-name="ro1">
          <table:table-cell office:value-type="float" office:value="1396636751.854">
            <text:p>1396636751.854</text:p>
          </table:table-cell>
          <table:table-cell office:value-type="float" office:value="14.735">
            <text:p>14.735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4.951">
            <text:p>14.951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06]/[.B506]" office:value-type="float" office:value="1.01465897522905">
            <text:p>1.0146589752</text:p>
          </table:table-cell>
          <table:table-cell table:formula="of:=[.E506]-[.B506]" office:value-type="float" office:value="0.216000000000001">
            <text:p>0.216</text:p>
          </table:table-cell>
        </table:table-row>
        <table:table-row table:style-name="ro1">
          <table:table-cell office:value-type="float" office:value="1396636751.858">
            <text:p>1396636751.858</text:p>
          </table:table-cell>
          <table:table-cell office:value-type="float" office:value="33.388">
            <text:p>33.388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309.714">
            <text:p>1309.714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507]/[.B507]" office:value-type="float" office:value="39.2270875763747">
            <text:p>39.2270875764</text:p>
          </table:table-cell>
          <table:table-cell table:formula="of:=[.E507]-[.B507]" office:value-type="float" office:value="1276.326">
            <text:p>1276.326</text:p>
          </table:table-cell>
        </table:table-row>
        <table:table-row table:style-name="ro1">
          <table:table-cell office:value-type="float" office:value="1396636752.43">
            <text:p>1396636752.43</text:p>
          </table:table-cell>
          <table:table-cell office:value-type="float" office:value="13.206">
            <text:p>13.206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757.312">
            <text:p>757.312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508]/[.B508]" office:value-type="float" office:value="57.3460548235651">
            <text:p>57.3460548236</text:p>
          </table:table-cell>
          <table:table-cell table:formula="of:=[.E508]-[.B508]" office:value-type="float" office:value="744.106">
            <text:p>744.106</text:p>
          </table:table-cell>
        </table:table-row>
        <table:table-row table:style-name="ro1">
          <table:table-cell office:value-type="float" office:value="1396636752.478">
            <text:p>1396636752.478</text:p>
          </table:table-cell>
          <table:table-cell office:value-type="float" office:value="12.784">
            <text:p>12.78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711.047">
            <text:p>711.04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09]/[.B509]" office:value-type="float" office:value="55.6200719649562">
            <text:p>55.620071965</text:p>
          </table:table-cell>
          <table:table-cell table:formula="of:=[.E509]-[.B509]" office:value-type="float" office:value="698.263">
            <text:p>698.263</text:p>
          </table:table-cell>
        </table:table-row>
        <table:table-row table:style-name="ro1">
          <table:table-cell office:value-type="float" office:value="1396636753.047">
            <text:p>1396636753.047</text:p>
          </table:table-cell>
          <table:table-cell office:value-type="float" office:value="437.035">
            <text:p>437.035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536.512">
            <text:p>536.512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10]/[.B510]" office:value-type="float" office:value="1.22761792533779">
            <text:p>1.2276179253</text:p>
          </table:table-cell>
          <table:table-cell table:formula="of:=[.E510]-[.B510]" office:value-type="float" office:value="99.4769999999999">
            <text:p>99.477</text:p>
          </table:table-cell>
        </table:table-row>
        <table:table-row table:style-name="ro1">
          <table:table-cell office:value-type="float" office:value="1396636753.232">
            <text:p>1396636753.232</text:p>
          </table:table-cell>
          <table:table-cell office:value-type="float" office:value="267.75">
            <text:p>267.7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458.059">
            <text:p>458.059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11]/[.B511]" office:value-type="float" office:value="1.71077124183007">
            <text:p>1.7107712418</text:p>
          </table:table-cell>
          <table:table-cell table:formula="of:=[.E511]-[.B511]" office:value-type="float" office:value="190.309">
            <text:p>190.309</text:p>
          </table:table-cell>
        </table:table-row>
        <table:table-row table:style-name="ro1">
          <table:table-cell office:value-type="float" office:value="1396636754.815">
            <text:p>1396636754.815</text:p>
          </table:table-cell>
          <table:table-cell office:value-type="float" office:value="13.889">
            <text:p>13.889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3.558">
            <text:p>13.558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12]/[.B512]" office:value-type="float" office:value="0.976168190654475">
            <text:p>0.9761681907</text:p>
          </table:table-cell>
          <table:table-cell table:formula="of:=[.E512]-[.B512]" office:value-type="float" office:value="-0.331">
            <text:p>-0.331</text:p>
          </table:table-cell>
        </table:table-row>
        <table:table-row table:style-name="ro1">
          <table:table-cell office:value-type="float" office:value="1396636754.893">
            <text:p>1396636754.893</text:p>
          </table:table-cell>
          <table:table-cell office:value-type="float" office:value="12.253">
            <text:p>12.253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 office:value-type="float" office:value="35.907">
            <text:p>35.907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/>
          <table:table-cell table:formula="of:=[.E513]/[.B513]" office:value-type="float" office:value="2.93046600832449">
            <text:p>2.9304660083</text:p>
          </table:table-cell>
          <table:table-cell table:formula="of:=[.E513]-[.B513]" office:value-type="float" office:value="23.654">
            <text:p>23.654</text:p>
          </table:table-cell>
        </table:table-row>
        <table:table-row table:style-name="ro1">
          <table:table-cell office:value-type="float" office:value="1396636755.253">
            <text:p>1396636755.253</text:p>
          </table:table-cell>
          <table:table-cell office:value-type="float" office:value="12.251">
            <text:p>12.251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12.906">
            <text:p>12.906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514]/[.B514]" office:value-type="float" office:value="1.05346502326341">
            <text:p>1.0534650233</text:p>
          </table:table-cell>
          <table:table-cell table:formula="of:=[.E514]-[.B514]" office:value-type="float" office:value="0.655000000000001">
            <text:p>0.655</text:p>
          </table:table-cell>
        </table:table-row>
        <table:table-row table:style-name="ro1">
          <table:table-cell office:value-type="float" office:value="1396636755.622">
            <text:p>1396636755.622</text:p>
          </table:table-cell>
          <table:table-cell office:value-type="float" office:value="12.704">
            <text:p>12.704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3.347">
            <text:p>13.347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515]/[.B515]" office:value-type="float" office:value="1.05061397984887">
            <text:p>1.0506139798</text:p>
          </table:table-cell>
          <table:table-cell table:formula="of:=[.E515]-[.B515]" office:value-type="float" office:value="0.642999999999999">
            <text:p>0.643</text:p>
          </table:table-cell>
        </table:table-row>
        <table:table-row table:style-name="ro1">
          <table:table-cell office:value-type="float" office:value="1396636756.26">
            <text:p>1396636756.26</text:p>
          </table:table-cell>
          <table:table-cell office:value-type="float" office:value="14.893">
            <text:p>14.893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 office:value-type="float" office:value="14.565">
            <text:p>14.565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table:formula="of:=[.E516]/[.B516]" office:value-type="float" office:value="0.977976230443833">
            <text:p>0.9779762304</text:p>
          </table:table-cell>
          <table:table-cell table:formula="of:=[.E516]-[.B516]" office:value-type="float" office:value="-0.328000000000001">
            <text:p>-0.328</text:p>
          </table:table-cell>
        </table:table-row>
        <table:table-row table:style-name="ro1">
          <table:table-cell office:value-type="float" office:value="1396636756.843">
            <text:p>1396636756.843</text:p>
          </table:table-cell>
          <table:table-cell office:value-type="float" office:value="12.698">
            <text:p>12.698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3.198">
            <text:p>13.198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517]/[.B517]" office:value-type="float" office:value="1.03937627972909">
            <text:p>1.0393762797</text:p>
          </table:table-cell>
          <table:table-cell table:formula="of:=[.E517]-[.B517]" office:value-type="float" office:value="0.5">
            <text:p>0.5</text:p>
          </table:table-cell>
        </table:table-row>
        <table:table-row table:style-name="ro1">
          <table:table-cell office:value-type="float" office:value="1396636756.918">
            <text:p>1396636756.918</text:p>
          </table:table-cell>
          <table:table-cell office:value-type="float" office:value="15.162">
            <text:p>15.162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37.575">
            <text:p>37.575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518]/[.B518]" office:value-type="float" office:value="2.47823506133755">
            <text:p>2.4782350613</text:p>
          </table:table-cell>
          <table:table-cell table:formula="of:=[.E518]-[.B518]" office:value-type="float" office:value="22.413">
            <text:p>22.413</text:p>
          </table:table-cell>
        </table:table-row>
        <table:table-row table:style-name="ro1">
          <table:table-cell office:value-type="float" office:value="1396636758.595">
            <text:p>1396636758.595</text:p>
          </table:table-cell>
          <table:table-cell office:value-type="float" office:value="11.908">
            <text:p>11.908</text:p>
          </table:table-cell>
          <table:table-cell office:value-type="float" office:value="1.36986">
            <text:p>1.36986</text:p>
          </table:table-cell>
          <table:table-cell office:value-type="float" office:value="1.36994">
            <text:p>1.36994</text:p>
          </table:table-cell>
          <table:table-cell office:value-type="float" office:value="13.093">
            <text:p>13.093</text:p>
          </table:table-cell>
          <table:table-cell office:value-type="float" office:value="1.36986">
            <text:p>1.36986</text:p>
          </table:table-cell>
          <table:table-cell office:value-type="float" office:value="1.36994">
            <text:p>1.36994</text:p>
          </table:table-cell>
          <table:table-cell/>
          <table:table-cell table:formula="of:=[.E519]/[.B519]" office:value-type="float" office:value="1.09951293248237">
            <text:p>1.0995129325</text:p>
          </table:table-cell>
          <table:table-cell table:formula="of:=[.E519]-[.B519]" office:value-type="float" office:value="1.185">
            <text:p>1.185</text:p>
          </table:table-cell>
        </table:table-row>
        <table:table-row table:style-name="ro1">
          <table:table-cell office:value-type="float" office:value="1396636763.038">
            <text:p>1396636763.038</text:p>
          </table:table-cell>
          <table:table-cell office:value-type="float" office:value="38.599">
            <text:p>38.599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 office:value-type="float" office:value="294.016">
            <text:p>294.016</text:p>
          </table:table-cell>
          <table:table-cell office:value-type="float" office:value="1.36985">
            <text:p>1.36985</text:p>
          </table:table-cell>
          <table:table-cell office:value-type="float" office:value="1.36994">
            <text:p>1.36994</text:p>
          </table:table-cell>
          <table:table-cell/>
          <table:table-cell table:formula="of:=[.E520]/[.B520]" office:value-type="float" office:value="7.61719215523718">
            <text:p>7.6171921552</text:p>
          </table:table-cell>
          <table:table-cell table:formula="of:=[.E520]-[.B520]" office:value-type="float" office:value="255.417">
            <text:p>255.417</text:p>
          </table:table-cell>
        </table:table-row>
        <table:table-row table:style-name="ro1">
          <table:table-cell office:value-type="float" office:value="1396636763.305">
            <text:p>1396636763.305</text:p>
          </table:table-cell>
          <table:table-cell office:value-type="float" office:value="13.256">
            <text:p>13.256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 office:value-type="float" office:value="28.78">
            <text:p>28.78</text:p>
          </table:table-cell>
          <table:table-cell office:value-type="float" office:value="1.36984">
            <text:p>1.36984</text:p>
          </table:table-cell>
          <table:table-cell office:value-type="float" office:value="1.36995">
            <text:p>1.36995</text:p>
          </table:table-cell>
          <table:table-cell/>
          <table:table-cell table:formula="of:=[.E521]/[.B521]" office:value-type="float" office:value="2.17109233554617">
            <text:p>2.1710923355</text:p>
          </table:table-cell>
          <table:table-cell table:formula="of:=[.E521]-[.B521]" office:value-type="float" office:value="15.524">
            <text:p>15.524</text:p>
          </table:table-cell>
        </table:table-row>
        <table:table-row table:style-name="ro1">
          <table:table-cell office:value-type="float" office:value="1396636763.411">
            <text:p>1396636763.411</text:p>
          </table:table-cell>
          <table:table-cell office:value-type="float" office:value="12.409">
            <text:p>12.409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 office:value-type="float" office:value="13.066">
            <text:p>13.066</text:p>
          </table:table-cell>
          <table:table-cell office:value-type="float" office:value="1.36985">
            <text:p>1.36985</text:p>
          </table:table-cell>
          <table:table-cell office:value-type="float" office:value="1.36995">
            <text:p>1.36995</text:p>
          </table:table-cell>
          <table:table-cell/>
          <table:table-cell table:formula="of:=[.E522]/[.B522]" office:value-type="float" office:value="1.05294544282376">
            <text:p>1.0529454428</text:p>
          </table:table-cell>
          <table:table-cell table:formula="of:=[.E522]-[.B522]" office:value-type="float" office:value="0.657">
            <text:p>0.657</text:p>
          </table:table-cell>
        </table:table-row>
        <table:table-row table:style-name="ro1">
          <table:table-cell office:value-type="float" office:value="1396636764.822">
            <text:p>1396636764.822</text:p>
          </table:table-cell>
          <table:table-cell office:value-type="float" office:value="13.345">
            <text:p>13.345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3.244">
            <text:p>13.244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523]/[.B523]" office:value-type="float" office:value="0.992431622330461">
            <text:p>0.9924316223</text:p>
          </table:table-cell>
          <table:table-cell table:formula="of:=[.E523]-[.B523]" office:value-type="float" office:value="-0.101000000000001">
            <text:p>-0.101</text:p>
          </table:table-cell>
        </table:table-row>
        <table:table-row table:style-name="ro1">
          <table:table-cell office:value-type="float" office:value="1396636766.248">
            <text:p>1396636766.248</text:p>
          </table:table-cell>
          <table:table-cell office:value-type="float" office:value="12.793">
            <text:p>12.793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 office:value-type="float" office:value="13.633">
            <text:p>13.633</text:p>
          </table:table-cell>
          <table:table-cell office:value-type="float" office:value="1.36986">
            <text:p>1.36986</text:p>
          </table:table-cell>
          <table:table-cell office:value-type="float" office:value="1.36995">
            <text:p>1.36995</text:p>
          </table:table-cell>
          <table:table-cell/>
          <table:table-cell table:formula="of:=[.E524]/[.B524]" office:value-type="float" office:value="1.06566090830923">
            <text:p>1.0656609083</text:p>
          </table:table-cell>
          <table:table-cell table:formula="of:=[.E524]-[.B524]" office:value-type="float" office:value="0.84">
            <text:p>0.84</text:p>
          </table:table-cell>
        </table:table-row>
        <table:table-row table:style-name="ro1">
          <table:table-cell office:value-type="float" office:value="1396636771.042">
            <text:p>1396636771.042</text:p>
          </table:table-cell>
          <table:table-cell office:value-type="float" office:value="12.622">
            <text:p>12.622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 office:value-type="float" office:value="12.269">
            <text:p>12.269</text:p>
          </table:table-cell>
          <table:table-cell office:value-type="float" office:value="1.36985">
            <text:p>1.36985</text:p>
          </table:table-cell>
          <table:table-cell office:value-type="float" office:value="1.36996">
            <text:p>1.36996</text:p>
          </table:table-cell>
          <table:table-cell/>
          <table:table-cell table:formula="of:=[.E525]/[.B525]" office:value-type="float" office:value="0.972032958326731">
            <text:p>0.9720329583</text:p>
          </table:table-cell>
          <table:table-cell table:formula="of:=[.E525]-[.B525]" office:value-type="float" office:value="-0.353">
            <text:p>-0.353</text:p>
          </table:table-cell>
        </table:table-row>
        <table:table-row table:style-name="ro1">
          <table:table-cell office:value-type="float" office:value="1396636771.359">
            <text:p>1396636771.359</text:p>
          </table:table-cell>
          <table:table-cell office:value-type="float" office:value="12.679">
            <text:p>12.679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 office:value-type="float" office:value="13.782">
            <text:p>13.782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/>
          <table:table-cell table:formula="of:=[.E526]/[.B526]" office:value-type="float" office:value="1.08699424244814">
            <text:p>1.0869942424</text:p>
          </table:table-cell>
          <table:table-cell table:formula="of:=[.E526]-[.B526]" office:value-type="float" office:value="1.103">
            <text:p>1.103</text:p>
          </table:table-cell>
        </table:table-row>
        <table:table-row table:style-name="ro1">
          <table:table-cell office:value-type="float" office:value="1396636771.62">
            <text:p>1396636771.62</text:p>
          </table:table-cell>
          <table:table-cell office:value-type="float" office:value="13.901">
            <text:p>13.901</text:p>
          </table:table-cell>
          <table:table-cell office:value-type="float" office:value="1.36988">
            <text:p>1.36988</text:p>
          </table:table-cell>
          <table:table-cell office:value-type="float" office:value="1.36997">
            <text:p>1.36997</text:p>
          </table:table-cell>
          <table:table-cell office:value-type="float" office:value="13.968">
            <text:p>13.968</text:p>
          </table:table-cell>
          <table:table-cell office:value-type="float" office:value="1.36988">
            <text:p>1.36988</text:p>
          </table:table-cell>
          <table:table-cell office:value-type="float" office:value="1.36997">
            <text:p>1.36997</text:p>
          </table:table-cell>
          <table:table-cell/>
          <table:table-cell table:formula="of:=[.E527]/[.B527]" office:value-type="float" office:value="1.0048197971369">
            <text:p>1.0048197971</text:p>
          </table:table-cell>
          <table:table-cell table:formula="of:=[.E527]-[.B527]" office:value-type="float" office:value="0.0670000000000002">
            <text:p>0.067</text:p>
          </table:table-cell>
        </table:table-row>
        <table:table-row table:style-name="ro1">
          <table:table-cell office:value-type="float" office:value="1396636773.545">
            <text:p>1396636773.545</text:p>
          </table:table-cell>
          <table:table-cell office:value-type="float" office:value="14.943">
            <text:p>14.943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 office:value-type="float" office:value="15.752">
            <text:p>15.752</text:p>
          </table:table-cell>
          <table:table-cell office:value-type="float" office:value="1.36988">
            <text:p>1.36988</text:p>
          </table:table-cell>
          <table:table-cell office:value-type="float" office:value="1.36998">
            <text:p>1.36998</text:p>
          </table:table-cell>
          <table:table-cell/>
          <table:table-cell table:formula="of:=[.E528]/[.B528]" office:value-type="float" office:value="1.05413906176805">
            <text:p>1.0541390618</text:p>
          </table:table-cell>
          <table:table-cell table:formula="of:=[.E528]-[.B528]" office:value-type="float" office:value="0.809000000000001">
            <text:p>0.809</text:p>
          </table:table-cell>
        </table:table-row>
        <table:table-row table:style-name="ro1">
          <table:table-cell office:value-type="float" office:value="1396636786.804">
            <text:p>1396636786.804</text:p>
          </table:table-cell>
          <table:table-cell office:value-type="float" office:value="11.871">
            <text:p>11.871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 office:value-type="float" office:value="13.133">
            <text:p>13.133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table:formula="of:=[.E529]/[.B529]" office:value-type="float" office:value="1.1063094937242">
            <text:p>1.1063094937</text:p>
          </table:table-cell>
          <table:table-cell table:formula="of:=[.E529]-[.B529]" office:value-type="float" office:value="1.262">
            <text:p>1.262</text:p>
          </table:table-cell>
        </table:table-row>
        <table:table-row table:style-name="ro1">
          <table:table-cell office:value-type="float" office:value="1396636786.846">
            <text:p>1396636786.846</text:p>
          </table:table-cell>
          <table:table-cell office:value-type="float" office:value="12.734">
            <text:p>12.734</text:p>
          </table:table-cell>
          <table:table-cell office:value-type="float" office:value="1.36992">
            <text:p>1.36992</text:p>
          </table:table-cell>
          <table:table-cell office:value-type="float" office:value="1.37003">
            <text:p>1.37003</text:p>
          </table:table-cell>
          <table:table-cell office:value-type="float" office:value="70.152">
            <text:p>70.152</text:p>
          </table:table-cell>
          <table:table-cell office:value-type="float" office:value="1.36992">
            <text:p>1.36992</text:p>
          </table:table-cell>
          <table:table-cell office:value-type="float" office:value="1.37003">
            <text:p>1.37003</text:p>
          </table:table-cell>
          <table:table-cell/>
          <table:table-cell table:formula="of:=[.E530]/[.B530]" office:value-type="float" office:value="5.50903094078844">
            <text:p>5.5090309408</text:p>
          </table:table-cell>
          <table:table-cell table:formula="of:=[.E530]-[.B530]" office:value-type="float" office:value="57.418">
            <text:p>57.418</text:p>
          </table:table-cell>
        </table:table-row>
        <table:table-row table:style-name="ro1">
          <table:table-cell office:value-type="float" office:value="1396636787.223">
            <text:p>1396636787.223</text:p>
          </table:table-cell>
          <table:table-cell office:value-type="float" office:value="13.854">
            <text:p>13.854</text:p>
          </table:table-cell>
          <table:table-cell office:value-type="float" office:value="1.36994">
            <text:p>1.36994</text:p>
          </table:table-cell>
          <table:table-cell office:value-type="float" office:value="1.37003">
            <text:p>1.37003</text:p>
          </table:table-cell>
          <table:table-cell office:value-type="float" office:value="14.63">
            <text:p>14.63</text:p>
          </table:table-cell>
          <table:table-cell office:value-type="float" office:value="1.36994">
            <text:p>1.36994</text:p>
          </table:table-cell>
          <table:table-cell office:value-type="float" office:value="1.37003">
            <text:p>1.37003</text:p>
          </table:table-cell>
          <table:table-cell/>
          <table:table-cell table:formula="of:=[.E531]/[.B531]" office:value-type="float" office:value="1.05601270391223">
            <text:p>1.0560127039</text:p>
          </table:table-cell>
          <table:table-cell table:formula="of:=[.E531]-[.B531]" office:value-type="float" office:value="0.776000000000002">
            <text:p>0.776</text:p>
          </table:table-cell>
        </table:table-row>
        <table:table-row table:style-name="ro1">
          <table:table-cell office:value-type="float" office:value="1396636787.413">
            <text:p>1396636787.413</text:p>
          </table:table-cell>
          <table:table-cell office:value-type="float" office:value="13.843">
            <text:p>13.843</text:p>
          </table:table-cell>
          <table:table-cell office:value-type="float" office:value="1.36995">
            <text:p>1.36995</text:p>
          </table:table-cell>
          <table:table-cell office:value-type="float" office:value="1.37003">
            <text:p>1.37003</text:p>
          </table:table-cell>
          <table:table-cell office:value-type="float" office:value="14.127">
            <text:p>14.127</text:p>
          </table:table-cell>
          <table:table-cell office:value-type="float" office:value="1.36995">
            <text:p>1.36995</text:p>
          </table:table-cell>
          <table:table-cell office:value-type="float" office:value="1.37003">
            <text:p>1.37003</text:p>
          </table:table-cell>
          <table:table-cell/>
          <table:table-cell table:formula="of:=[.E532]/[.B532]" office:value-type="float" office:value="1.02051578415083">
            <text:p>1.0205157842</text:p>
          </table:table-cell>
          <table:table-cell table:formula="of:=[.E532]-[.B532]" office:value-type="float" office:value="0.284000000000001">
            <text:p>0.284</text:p>
          </table:table-cell>
        </table:table-row>
        <table:table-row table:style-name="ro1">
          <table:table-cell office:value-type="float" office:value="1396636787.718">
            <text:p>1396636787.718</text:p>
          </table:table-cell>
          <table:table-cell office:value-type="float" office:value="16.239">
            <text:p>16.239</text:p>
          </table:table-cell>
          <table:table-cell office:value-type="float" office:value="1.36993">
            <text:p>1.36993</text:p>
          </table:table-cell>
          <table:table-cell office:value-type="float" office:value="1.37005">
            <text:p>1.37005</text:p>
          </table:table-cell>
          <table:table-cell office:value-type="float" office:value="923.404">
            <text:p>923.404</text:p>
          </table:table-cell>
          <table:table-cell office:value-type="float" office:value="1.36993">
            <text:p>1.36993</text:p>
          </table:table-cell>
          <table:table-cell office:value-type="float" office:value="1.37005">
            <text:p>1.37005</text:p>
          </table:table-cell>
          <table:table-cell/>
          <table:table-cell table:formula="of:=[.E533]/[.B533]" office:value-type="float" office:value="56.8633536547817">
            <text:p>56.8633536548</text:p>
          </table:table-cell>
          <table:table-cell table:formula="of:=[.E533]-[.B533]" office:value-type="float" office:value="907.165">
            <text:p>907.165</text:p>
          </table:table-cell>
        </table:table-row>
        <table:table-row table:style-name="ro1">
          <table:table-cell office:value-type="float" office:value="1396636788.668">
            <text:p>1396636788.668</text:p>
          </table:table-cell>
          <table:table-cell office:value-type="float" office:value="13.259">
            <text:p>13.259</text:p>
          </table:table-cell>
          <table:table-cell office:value-type="float" office:value="1.36995">
            <text:p>1.36995</text:p>
          </table:table-cell>
          <table:table-cell office:value-type="float" office:value="1.37003">
            <text:p>1.37003</text:p>
          </table:table-cell>
          <table:table-cell office:value-type="float" office:value="11.78">
            <text:p>11.78</text:p>
          </table:table-cell>
          <table:table-cell office:value-type="float" office:value="1.36995">
            <text:p>1.36995</text:p>
          </table:table-cell>
          <table:table-cell office:value-type="float" office:value="1.37003">
            <text:p>1.37003</text:p>
          </table:table-cell>
          <table:table-cell/>
          <table:table-cell table:formula="of:=[.E534]/[.B534]" office:value-type="float" office:value="0.888453126178445">
            <text:p>0.8884531262</text:p>
          </table:table-cell>
          <table:table-cell table:formula="of:=[.E534]-[.B534]" office:value-type="float" office:value="-1.479">
            <text:p>-1.479</text:p>
          </table:table-cell>
        </table:table-row>
        <table:table-row table:style-name="ro1">
          <table:table-cell office:value-type="float" office:value="1396636788.715">
            <text:p>1396636788.715</text:p>
          </table:table-cell>
          <table:table-cell office:value-type="float" office:value="12.64">
            <text:p>12.64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 office:value-type="float" office:value="64.688">
            <text:p>64.688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/>
          <table:table-cell table:formula="of:=[.E535]/[.B535]" office:value-type="float" office:value="5.11772151898734">
            <text:p>5.117721519</text:p>
          </table:table-cell>
          <table:table-cell table:formula="of:=[.E535]-[.B535]" office:value-type="float" office:value="52.048">
            <text:p>52.048</text:p>
          </table:table-cell>
        </table:table-row>
        <table:table-row table:style-name="ro1">
          <table:table-cell office:value-type="float" office:value="1396636789.081">
            <text:p>1396636789.081</text:p>
          </table:table-cell>
          <table:table-cell office:value-type="float" office:value="13.725">
            <text:p>13.725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 office:value-type="float" office:value="15.344">
            <text:p>15.344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/>
          <table:table-cell table:formula="of:=[.E536]/[.B536]" office:value-type="float" office:value="1.11795992714026">
            <text:p>1.1179599271</text:p>
          </table:table-cell>
          <table:table-cell table:formula="of:=[.E536]-[.B536]" office:value-type="float" office:value="1.619">
            <text:p>1.619</text:p>
          </table:table-cell>
        </table:table-row>
        <table:table-row table:style-name="ro1">
          <table:table-cell office:value-type="float" office:value="1396636789.126">
            <text:p>1396636789.126</text:p>
          </table:table-cell>
          <table:table-cell office:value-type="float" office:value="12.838">
            <text:p>12.838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67.899">
            <text:p>67.899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37]/[.B537]" office:value-type="float" office:value="5.28890792958405">
            <text:p>5.2889079296</text:p>
          </table:table-cell>
          <table:table-cell table:formula="of:=[.E537]-[.B537]" office:value-type="float" office:value="55.061">
            <text:p>55.061</text:p>
          </table:table-cell>
        </table:table-row>
        <table:table-row table:style-name="ro1">
          <table:table-cell office:value-type="float" office:value="1396636790.516">
            <text:p>1396636790.516</text:p>
          </table:table-cell>
          <table:table-cell office:value-type="float" office:value="16.085">
            <text:p>16.085</text:p>
          </table:table-cell>
          <table:table-cell office:value-type="float" office:value="1.36991">
            <text:p>1.36991</text:p>
          </table:table-cell>
          <table:table-cell office:value-type="float" office:value="1.37001">
            <text:p>1.37001</text:p>
          </table:table-cell>
          <table:table-cell office:value-type="float" office:value="17.105">
            <text:p>17.105</text:p>
          </table:table-cell>
          <table:table-cell office:value-type="float" office:value="1.36991">
            <text:p>1.36991</text:p>
          </table:table-cell>
          <table:table-cell office:value-type="float" office:value="1.37001">
            <text:p>1.37001</text:p>
          </table:table-cell>
          <table:table-cell/>
          <table:table-cell table:formula="of:=[.E538]/[.B538]" office:value-type="float" office:value="1.06341311781163">
            <text:p>1.0634131178</text:p>
          </table:table-cell>
          <table:table-cell table:formula="of:=[.E538]-[.B538]" office:value-type="float" office:value="1.02">
            <text:p>1.02</text:p>
          </table:table-cell>
        </table:table-row>
        <table:table-row table:style-name="ro1">
          <table:table-cell office:value-type="float" office:value="1396636790.578">
            <text:p>1396636790.578</text:p>
          </table:table-cell>
          <table:table-cell office:value-type="float" office:value="13.003">
            <text:p>13.003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53.05">
            <text:p>53.05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39]/[.B539]" office:value-type="float" office:value="4.07982773206183">
            <text:p>4.0798277321</text:p>
          </table:table-cell>
          <table:table-cell table:formula="of:=[.E539]-[.B539]" office:value-type="float" office:value="40.047">
            <text:p>40.047</text:p>
          </table:table-cell>
        </table:table-row>
        <table:table-row table:style-name="ro1">
          <table:table-cell office:value-type="float" office:value="1396636791.794">
            <text:p>1396636791.794</text:p>
          </table:table-cell>
          <table:table-cell office:value-type="float" office:value="12.248">
            <text:p>12.248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  <table:table-cell office:value-type="float" office:value="13.561">
            <text:p>13.561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  <table:table-cell/>
          <table:table-cell table:formula="of:=[.E540]/[.B540]" office:value-type="float" office:value="1.10720117570216">
            <text:p>1.1072011757</text:p>
          </table:table-cell>
          <table:table-cell table:formula="of:=[.E540]-[.B540]" office:value-type="float" office:value="1.313">
            <text:p>1.313</text:p>
          </table:table-cell>
        </table:table-row>
        <table:table-row table:style-name="ro1">
          <table:table-cell office:value-type="float" office:value="1396636791.804">
            <text:p>1396636791.804</text:p>
          </table:table-cell>
          <table:table-cell office:value-type="float" office:value="18.665">
            <text:p>18.665</text:p>
          </table:table-cell>
          <table:table-cell office:value-type="float" office:value="1.3699">
            <text:p>1.3699</text:p>
          </table:table-cell>
          <table:table-cell office:value-type="float" office:value="1.37004">
            <text:p>1.37004</text:p>
          </table:table-cell>
          <table:table-cell office:value-type="float" office:value="103.414">
            <text:p>103.414</text:p>
          </table:table-cell>
          <table:table-cell office:value-type="float" office:value="1.3699">
            <text:p>1.3699</text:p>
          </table:table-cell>
          <table:table-cell office:value-type="float" office:value="1.37004">
            <text:p>1.37004</text:p>
          </table:table-cell>
          <table:table-cell/>
          <table:table-cell table:formula="of:=[.E541]/[.B541]" office:value-type="float" office:value="5.5405304045004">
            <text:p>5.5405304045</text:p>
          </table:table-cell>
          <table:table-cell table:formula="of:=[.E541]-[.B541]" office:value-type="float" office:value="84.749">
            <text:p>84.749</text:p>
          </table:table-cell>
        </table:table-row>
        <table:table-row table:style-name="ro1">
          <table:table-cell office:value-type="float" office:value="1396636791.813">
            <text:p>1396636791.813</text:p>
          </table:table-cell>
          <table:table-cell office:value-type="float" office:value="25.725">
            <text:p>25.725</text:p>
          </table:table-cell>
          <table:table-cell office:value-type="float" office:value="1.36991">
            <text:p>1.36991</text:p>
          </table:table-cell>
          <table:table-cell office:value-type="float" office:value="1.37004">
            <text:p>1.37004</text:p>
          </table:table-cell>
          <table:table-cell office:value-type="float" office:value="94.955">
            <text:p>94.955</text:p>
          </table:table-cell>
          <table:table-cell office:value-type="float" office:value="1.36991">
            <text:p>1.36991</text:p>
          </table:table-cell>
          <table:table-cell office:value-type="float" office:value="1.37004">
            <text:p>1.37004</text:p>
          </table:table-cell>
          <table:table-cell/>
          <table:table-cell table:formula="of:=[.E542]/[.B542]" office:value-type="float" office:value="3.69115646258503">
            <text:p>3.6911564626</text:p>
          </table:table-cell>
          <table:table-cell table:formula="of:=[.E542]-[.B542]" office:value-type="float" office:value="69.23">
            <text:p>69.23</text:p>
          </table:table-cell>
        </table:table-row>
        <table:table-row table:style-name="ro1">
          <table:table-cell office:value-type="float" office:value="1396636792.188">
            <text:p>1396636792.188</text:p>
          </table:table-cell>
          <table:table-cell office:value-type="float" office:value="11.704">
            <text:p>11.704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27.209">
            <text:p>27.209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43]/[.B543]" office:value-type="float" office:value="2.32476076555024">
            <text:p>2.3247607656</text:p>
          </table:table-cell>
          <table:table-cell table:formula="of:=[.E543]-[.B543]" office:value-type="float" office:value="15.505">
            <text:p>15.505</text:p>
          </table:table-cell>
        </table:table-row>
        <table:table-row table:style-name="ro1">
          <table:table-cell office:value-type="float" office:value="1396636792.268">
            <text:p>1396636792.268</text:p>
          </table:table-cell>
          <table:table-cell office:value-type="float" office:value="14.904">
            <text:p>14.904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 office:value-type="float" office:value="48.191">
            <text:p>48.191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/>
          <table:table-cell table:formula="of:=[.E544]/[.B544]" office:value-type="float" office:value="3.23342726784756">
            <text:p>3.2334272678</text:p>
          </table:table-cell>
          <table:table-cell table:formula="of:=[.E544]-[.B544]" office:value-type="float" office:value="33.287">
            <text:p>33.287</text:p>
          </table:table-cell>
        </table:table-row>
        <table:table-row table:style-name="ro1">
          <table:table-cell office:value-type="float" office:value="1396636800.614">
            <text:p>1396636800.614</text:p>
          </table:table-cell>
          <table:table-cell office:value-type="float" office:value="13.621">
            <text:p>13.621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 office:value-type="float" office:value="14.835">
            <text:p>14.835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table:formula="of:=[.E545]/[.B545]" office:value-type="float" office:value="1.08912708318038">
            <text:p>1.0891270832</text:p>
          </table:table-cell>
          <table:table-cell table:formula="of:=[.E545]-[.B545]" office:value-type="float" office:value="1.214">
            <text:p>1.214</text:p>
          </table:table-cell>
        </table:table-row>
        <table:table-row table:style-name="ro1">
          <table:table-cell office:value-type="float" office:value="1396636800.67">
            <text:p>1396636800.67</text:p>
          </table:table-cell>
          <table:table-cell office:value-type="float" office:value="13.914">
            <text:p>13.91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57.747">
            <text:p>57.74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46]/[.B546]" office:value-type="float" office:value="4.15028029322984">
            <text:p>4.1502802932</text:p>
          </table:table-cell>
          <table:table-cell table:formula="of:=[.E546]-[.B546]" office:value-type="float" office:value="43.833">
            <text:p>43.833</text:p>
          </table:table-cell>
        </table:table-row>
        <table:table-row table:style-name="ro1">
          <table:table-cell office:value-type="float" office:value="1396636801.214">
            <text:p>1396636801.214</text:p>
          </table:table-cell>
          <table:table-cell office:value-type="float" office:value="13.912">
            <text:p>13.912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4.453">
            <text:p>14.453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47]/[.B547]" office:value-type="float" office:value="1.03888729154687">
            <text:p>1.0388872915</text:p>
          </table:table-cell>
          <table:table-cell table:formula="of:=[.E547]-[.B547]" office:value-type="float" office:value="0.540999999999999">
            <text:p>0.541</text:p>
          </table:table-cell>
        </table:table-row>
        <table:table-row table:style-name="ro1">
          <table:table-cell office:value-type="float" office:value="1396636802.289">
            <text:p>1396636802.289</text:p>
          </table:table-cell>
          <table:table-cell office:value-type="float" office:value="13.998">
            <text:p>13.998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5.69">
            <text:p>15.69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548]/[.B548]" office:value-type="float" office:value="1.12087441063009">
            <text:p>1.1208744106</text:p>
          </table:table-cell>
          <table:table-cell table:formula="of:=[.E548]-[.B548]" office:value-type="float" office:value="1.692">
            <text:p>1.692</text:p>
          </table:table-cell>
        </table:table-row>
        <table:table-row table:style-name="ro1">
          <table:table-cell office:value-type="float" office:value="1396636802.41">
            <text:p>1396636802.41</text:p>
          </table:table-cell>
          <table:table-cell office:value-type="float" office:value="114.765">
            <text:p>114.765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95.969">
            <text:p>95.969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549]/[.B549]" office:value-type="float" office:value="0.836221844639045">
            <text:p>0.8362218446</text:p>
          </table:table-cell>
          <table:table-cell table:formula="of:=[.E549]-[.B549]" office:value-type="float" office:value="-18.796">
            <text:p>-18.796</text:p>
          </table:table-cell>
        </table:table-row>
        <table:table-row table:style-name="ro1">
          <table:table-cell office:value-type="float" office:value="1396636806.014">
            <text:p>1396636806.014</text:p>
          </table:table-cell>
          <table:table-cell office:value-type="float" office:value="12.777">
            <text:p>12.77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14.509">
            <text:p>14.509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50]/[.B550]" office:value-type="float" office:value="1.13555607732645">
            <text:p>1.1355560773</text:p>
          </table:table-cell>
          <table:table-cell table:formula="of:=[.E550]-[.B550]" office:value-type="float" office:value="1.732">
            <text:p>1.732</text:p>
          </table:table-cell>
        </table:table-row>
        <table:table-row table:style-name="ro1">
          <table:table-cell office:value-type="float" office:value="1396636806.214">
            <text:p>1396636806.214</text:p>
          </table:table-cell>
          <table:table-cell office:value-type="float" office:value="18.117">
            <text:p>18.117</text:p>
          </table:table-cell>
          <table:table-cell office:value-type="float" office:value="1.36987">
            <text:p>1.36987</text:p>
          </table:table-cell>
          <table:table-cell office:value-type="float" office:value="1.36996">
            <text:p>1.36996</text:p>
          </table:table-cell>
          <table:table-cell office:value-type="float" office:value="19.431">
            <text:p>19.431</text:p>
          </table:table-cell>
          <table:table-cell office:value-type="float" office:value="1.36987">
            <text:p>1.36987</text:p>
          </table:table-cell>
          <table:table-cell office:value-type="float" office:value="1.36996">
            <text:p>1.36996</text:p>
          </table:table-cell>
          <table:table-cell/>
          <table:table-cell table:formula="of:=[.E551]/[.B551]" office:value-type="float" office:value="1.07252856433184">
            <text:p>1.0725285643</text:p>
          </table:table-cell>
          <table:table-cell table:formula="of:=[.E551]-[.B551]" office:value-type="float" office:value="1.314">
            <text:p>1.314</text:p>
          </table:table-cell>
        </table:table-row>
        <table:table-row table:style-name="ro1">
          <table:table-cell office:value-type="float" office:value="1396636809.547">
            <text:p>1396636809.547</text:p>
          </table:table-cell>
          <table:table-cell office:value-type="float" office:value="18.778">
            <text:p>18.778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19.079">
            <text:p>19.079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552]/[.B552]" office:value-type="float" office:value="1.01602939610182">
            <text:p>1.0160293961</text:p>
          </table:table-cell>
          <table:table-cell table:formula="of:=[.E552]-[.B552]" office:value-type="float" office:value="0.301000000000002">
            <text:p>0.301</text:p>
          </table:table-cell>
        </table:table-row>
        <table:table-row table:style-name="ro1">
          <table:table-cell office:value-type="float" office:value="1396636811.065">
            <text:p>1396636811.065</text:p>
          </table:table-cell>
          <table:table-cell office:value-type="float" office:value="13.28">
            <text:p>13.28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 office:value-type="float" office:value="14.01">
            <text:p>14.01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table:formula="of:=[.E553]/[.B553]" office:value-type="float" office:value="1.05496987951807">
            <text:p>1.0549698795</text:p>
          </table:table-cell>
          <table:table-cell table:formula="of:=[.E553]-[.B553]" office:value-type="float" office:value="0.73">
            <text:p>0.73</text:p>
          </table:table-cell>
        </table:table-row>
        <table:table-row table:style-name="ro1">
          <table:table-cell office:value-type="float" office:value="1396636812.385">
            <text:p>1396636812.385</text:p>
          </table:table-cell>
          <table:table-cell office:value-type="float" office:value="15.892">
            <text:p>15.892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12.787">
            <text:p>1212.787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54]/[.B554]" office:value-type="float" office:value="76.3143090863328">
            <text:p>76.3143090863</text:p>
          </table:table-cell>
          <table:table-cell table:formula="of:=[.E554]-[.B554]" office:value-type="float" office:value="1196.895">
            <text:p>1196.895</text:p>
          </table:table-cell>
        </table:table-row>
        <table:table-row table:style-name="ro1">
          <table:table-cell office:value-type="float" office:value="1396636812.413">
            <text:p>1396636812.413</text:p>
          </table:table-cell>
          <table:table-cell office:value-type="float" office:value="15.033">
            <text:p>15.033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199.675">
            <text:p>1199.675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55]/[.B555]" office:value-type="float" office:value="79.8027672453935">
            <text:p>79.8027672454</text:p>
          </table:table-cell>
          <table:table-cell table:formula="of:=[.E555]-[.B555]" office:value-type="float" office:value="1184.642">
            <text:p>1184.642</text:p>
          </table:table-cell>
        </table:table-row>
        <table:table-row table:style-name="ro1">
          <table:table-cell office:value-type="float" office:value="1396636815.153">
            <text:p>1396636815.153</text:p>
          </table:table-cell>
          <table:table-cell office:value-type="float" office:value="14.084">
            <text:p>14.084</text:p>
          </table:table-cell>
          <table:table-cell office:value-type="float" office:value="1.36989">
            <text:p>1.36989</text:p>
          </table:table-cell>
          <table:table-cell office:value-type="float" office:value="1.36997">
            <text:p>1.36997</text:p>
          </table:table-cell>
          <table:table-cell office:value-type="float" office:value="15.39">
            <text:p>15.39</text:p>
          </table:table-cell>
          <table:table-cell office:value-type="float" office:value="1.36989">
            <text:p>1.36989</text:p>
          </table:table-cell>
          <table:table-cell office:value-type="float" office:value="1.36997">
            <text:p>1.36997</text:p>
          </table:table-cell>
          <table:table-cell/>
          <table:table-cell table:formula="of:=[.E556]/[.B556]" office:value-type="float" office:value="1.09272933825618">
            <text:p>1.0927293383</text:p>
          </table:table-cell>
          <table:table-cell table:formula="of:=[.E556]-[.B556]" office:value-type="float" office:value="1.306">
            <text:p>1.306</text:p>
          </table:table-cell>
        </table:table-row>
        <table:table-row table:style-name="ro1">
          <table:table-cell office:value-type="float" office:value="1396636815.722">
            <text:p>1396636815.722</text:p>
          </table:table-cell>
          <table:table-cell office:value-type="float" office:value="12.428">
            <text:p>12.428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2.564">
            <text:p>12.564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57]/[.B557]" office:value-type="float" office:value="1.01094303186353">
            <text:p>1.0109430319</text:p>
          </table:table-cell>
          <table:table-cell table:formula="of:=[.E557]-[.B557]" office:value-type="float" office:value="0.135999999999999">
            <text:p>0.136</text:p>
          </table:table-cell>
        </table:table-row>
        <table:table-row table:style-name="ro1">
          <table:table-cell office:value-type="float" office:value="1396636821.882">
            <text:p>1396636821.882</text:p>
          </table:table-cell>
          <table:table-cell office:value-type="float" office:value="10.523">
            <text:p>10.523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1.725">
            <text:p>11.725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58]/[.B558]" office:value-type="float" office:value="1.11422598118407">
            <text:p>1.1142259812</text:p>
          </table:table-cell>
          <table:table-cell table:formula="of:=[.E558]-[.B558]" office:value-type="float" office:value="1.202">
            <text:p>1.202</text:p>
          </table:table-cell>
        </table:table-row>
        <table:table-row table:style-name="ro1">
          <table:table-cell office:value-type="float" office:value="1396636824.215">
            <text:p>1396636824.215</text:p>
          </table:table-cell>
          <table:table-cell office:value-type="float" office:value="13.341">
            <text:p>13.341</text:p>
          </table:table-cell>
          <table:table-cell office:value-type="float" office:value="1.3699">
            <text:p>1.3699</text:p>
          </table:table-cell>
          <table:table-cell office:value-type="float" office:value="1.36997">
            <text:p>1.36997</text:p>
          </table:table-cell>
          <table:table-cell office:value-type="float" office:value="14.706">
            <text:p>14.706</text:p>
          </table:table-cell>
          <table:table-cell office:value-type="float" office:value="1.3699">
            <text:p>1.3699</text:p>
          </table:table-cell>
          <table:table-cell office:value-type="float" office:value="1.36997">
            <text:p>1.36997</text:p>
          </table:table-cell>
          <table:table-cell/>
          <table:table-cell table:formula="of:=[.E559]/[.B559]" office:value-type="float" office:value="1.10231616820328">
            <text:p>1.1023161682</text:p>
          </table:table-cell>
          <table:table-cell table:formula="of:=[.E559]-[.B559]" office:value-type="float" office:value="1.365">
            <text:p>1.365</text:p>
          </table:table-cell>
        </table:table-row>
        <table:table-row table:style-name="ro1">
          <table:table-cell office:value-type="float" office:value="1396636824.422">
            <text:p>1396636824.422</text:p>
          </table:table-cell>
          <table:table-cell office:value-type="float" office:value="15.022">
            <text:p>15.02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5.77">
            <text:p>15.77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60]/[.B560]" office:value-type="float" office:value="1.04979363600053">
            <text:p>1.049793636</text:p>
          </table:table-cell>
          <table:table-cell table:formula="of:=[.E560]-[.B560]" office:value-type="float" office:value="0.747999999999999">
            <text:p>0.748</text:p>
          </table:table-cell>
        </table:table-row>
        <table:table-row table:style-name="ro1">
          <table:table-cell office:value-type="float" office:value="1396636824.515">
            <text:p>1396636824.515</text:p>
          </table:table-cell>
          <table:table-cell office:value-type="float" office:value="12.882">
            <text:p>12.882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21.824">
            <text:p>21.82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61]/[.B561]" office:value-type="float" office:value="1.69414687160379">
            <text:p>1.6941468716</text:p>
          </table:table-cell>
          <table:table-cell table:formula="of:=[.E561]-[.B561]" office:value-type="float" office:value="8.942">
            <text:p>8.942</text:p>
          </table:table-cell>
        </table:table-row>
        <table:table-row table:style-name="ro1">
          <table:table-cell office:value-type="float" office:value="1396636825.113">
            <text:p>1396636825.113</text:p>
          </table:table-cell>
          <table:table-cell office:value-type="float" office:value="15.3">
            <text:p>15.3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 office:value-type="float" office:value="16.316">
            <text:p>16.316</text:p>
          </table:table-cell>
          <table:table-cell office:value-type="float" office:value="1.36988">
            <text:p>1.36988</text:p>
          </table:table-cell>
          <table:table-cell office:value-type="float" office:value="1.36996">
            <text:p>1.36996</text:p>
          </table:table-cell>
          <table:table-cell/>
          <table:table-cell table:formula="of:=[.E562]/[.B562]" office:value-type="float" office:value="1.06640522875817">
            <text:p>1.0664052288</text:p>
          </table:table-cell>
          <table:table-cell table:formula="of:=[.E562]-[.B562]" office:value-type="float" office:value="1.016">
            <text:p>1.016</text:p>
          </table:table-cell>
        </table:table-row>
        <table:table-row table:style-name="ro1">
          <table:table-cell office:value-type="float" office:value="1396636825.204">
            <text:p>1396636825.204</text:p>
          </table:table-cell>
          <table:table-cell office:value-type="float" office:value="13.258">
            <text:p>13.258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 office:value-type="float" office:value="28.624">
            <text:p>28.624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table:formula="of:=[.E563]/[.B563]" office:value-type="float" office:value="2.15899834062453">
            <text:p>2.1589983406</text:p>
          </table:table-cell>
          <table:table-cell table:formula="of:=[.E563]-[.B563]" office:value-type="float" office:value="15.366">
            <text:p>15.366</text:p>
          </table:table-cell>
        </table:table-row>
        <table:table-row table:style-name="ro1">
          <table:table-cell office:value-type="float" office:value="1396636826.638">
            <text:p>1396636826.638</text:p>
          </table:table-cell>
          <table:table-cell office:value-type="float" office:value="11.217">
            <text:p>11.217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2.931">
            <text:p>12.931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64]/[.B564]" office:value-type="float" office:value="1.15280377997682">
            <text:p>1.15280378</text:p>
          </table:table-cell>
          <table:table-cell table:formula="of:=[.E564]-[.B564]" office:value-type="float" office:value="1.714">
            <text:p>1.714</text:p>
          </table:table-cell>
        </table:table-row>
        <table:table-row table:style-name="ro1">
          <table:table-cell office:value-type="float" office:value="1396636828.724">
            <text:p>1396636828.724</text:p>
          </table:table-cell>
          <table:table-cell office:value-type="float" office:value="15.253">
            <text:p>15.253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5.546">
            <text:p>15.546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65]/[.B565]" office:value-type="float" office:value="1.01920933586835">
            <text:p>1.0192093359</text:p>
          </table:table-cell>
          <table:table-cell table:formula="of:=[.E565]-[.B565]" office:value-type="float" office:value="0.292999999999999">
            <text:p>0.293</text:p>
          </table:table-cell>
        </table:table-row>
        <table:table-row table:style-name="ro1">
          <table:table-cell office:value-type="float" office:value="1396636829.493">
            <text:p>1396636829.493</text:p>
          </table:table-cell>
          <table:table-cell office:value-type="float" office:value="11.26">
            <text:p>11.26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2.681">
            <text:p>12.681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66]/[.B566]" office:value-type="float" office:value="1.12619893428064">
            <text:p>1.1261989343</text:p>
          </table:table-cell>
          <table:table-cell table:formula="of:=[.E566]-[.B566]" office:value-type="float" office:value="1.421">
            <text:p>1.421</text:p>
          </table:table-cell>
        </table:table-row>
        <table:table-row table:style-name="ro1">
          <table:table-cell office:value-type="float" office:value="1396636829.498">
            <text:p>1396636829.498</text:p>
          </table:table-cell>
          <table:table-cell office:value-type="float" office:value="21.153">
            <text:p>21.153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 office:value-type="float" office:value="108.135">
            <text:p>108.135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table:formula="of:=[.E567]/[.B567]" office:value-type="float" office:value="5.11204084527018">
            <text:p>5.1120408453</text:p>
          </table:table-cell>
          <table:table-cell table:formula="of:=[.E567]-[.B567]" office:value-type="float" office:value="86.982">
            <text:p>86.982</text:p>
          </table:table-cell>
        </table:table-row>
        <table:table-row table:style-name="ro1">
          <table:table-cell office:value-type="float" office:value="1396636830.612">
            <text:p>1396636830.612</text:p>
          </table:table-cell>
          <table:table-cell office:value-type="float" office:value="11.13">
            <text:p>11.13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2.483">
            <text:p>12.483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68]/[.B568]" office:value-type="float" office:value="1.12156334231806">
            <text:p>1.1215633423</text:p>
          </table:table-cell>
          <table:table-cell table:formula="of:=[.E568]-[.B568]" office:value-type="float" office:value="1.353">
            <text:p>1.353</text:p>
          </table:table-cell>
        </table:table-row>
        <table:table-row table:style-name="ro1">
          <table:table-cell office:value-type="float" office:value="1396636830.721">
            <text:p>1396636830.721</text:p>
          </table:table-cell>
          <table:table-cell office:value-type="float" office:value="11.718">
            <text:p>11.718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.144">
            <text:p>12.144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69]/[.B569]" office:value-type="float" office:value="1.03635432667691">
            <text:p>1.0363543267</text:p>
          </table:table-cell>
          <table:table-cell table:formula="of:=[.E569]-[.B569]" office:value-type="float" office:value="0.426">
            <text:p>0.426</text:p>
          </table:table-cell>
        </table:table-row>
        <table:table-row table:style-name="ro1">
          <table:table-cell office:value-type="float" office:value="1396636830.722">
            <text:p>1396636830.722</text:p>
          </table:table-cell>
          <table:table-cell office:value-type="float" office:value="26.035">
            <text:p>26.03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13.557">
            <text:p>113.557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70]/[.B570]" office:value-type="float" office:value="4.36170539658153">
            <text:p>4.3617053966</text:p>
          </table:table-cell>
          <table:table-cell table:formula="of:=[.E570]-[.B570]" office:value-type="float" office:value="87.522">
            <text:p>87.522</text:p>
          </table:table-cell>
        </table:table-row>
        <table:table-row table:style-name="ro1">
          <table:table-cell office:value-type="float" office:value="1396636839.204">
            <text:p>1396636839.204</text:p>
          </table:table-cell>
          <table:table-cell office:value-type="float" office:value="12.929">
            <text:p>12.929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2.811">
            <text:p>12.811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71]/[.B571]" office:value-type="float" office:value="0.990873230721634">
            <text:p>0.9908732307</text:p>
          </table:table-cell>
          <table:table-cell table:formula="of:=[.E571]-[.B571]" office:value-type="float" office:value="-0.118">
            <text:p>-0.118</text:p>
          </table:table-cell>
        </table:table-row>
        <table:table-row table:style-name="ro1">
          <table:table-cell office:value-type="float" office:value="1396636840.694">
            <text:p>1396636840.694</text:p>
          </table:table-cell>
          <table:table-cell office:value-type="float" office:value="11.746">
            <text:p>11.746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.706">
            <text:p>12.706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72]/[.B572]" office:value-type="float" office:value="1.08172995062149">
            <text:p>1.0817299506</text:p>
          </table:table-cell>
          <table:table-cell table:formula="of:=[.E572]-[.B572]" office:value-type="float" office:value="0.959999999999999">
            <text:p>0.96</text:p>
          </table:table-cell>
        </table:table-row>
        <table:table-row table:style-name="ro1">
          <table:table-cell office:value-type="float" office:value="1396636841.023">
            <text:p>1396636841.023</text:p>
          </table:table-cell>
          <table:table-cell office:value-type="float" office:value="12.333">
            <text:p>12.333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3.655">
            <text:p>13.655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73]/[.B573]" office:value-type="float" office:value="1.1071920862726">
            <text:p>1.1071920863</text:p>
          </table:table-cell>
          <table:table-cell table:formula="of:=[.E573]-[.B573]" office:value-type="float" office:value="1.322">
            <text:p>1.322</text:p>
          </table:table-cell>
        </table:table-row>
        <table:table-row table:style-name="ro1">
          <table:table-cell office:value-type="float" office:value="1396636841.274">
            <text:p>1396636841.274</text:p>
          </table:table-cell>
          <table:table-cell office:value-type="float" office:value="11.561">
            <text:p>11.561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12.724">
            <text:p>12.724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74]/[.B574]" office:value-type="float" office:value="1.10059683418389">
            <text:p>1.1005968342</text:p>
          </table:table-cell>
          <table:table-cell table:formula="of:=[.E574]-[.B574]" office:value-type="float" office:value="1.163">
            <text:p>1.163</text:p>
          </table:table-cell>
        </table:table-row>
        <table:table-row table:style-name="ro1">
          <table:table-cell office:value-type="float" office:value="1396636842.514">
            <text:p>1396636842.514</text:p>
          </table:table-cell>
          <table:table-cell office:value-type="float" office:value="211.22">
            <text:p>211.22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 office:value-type="float" office:value="1212.343">
            <text:p>1212.343</text:p>
          </table:table-cell>
          <table:table-cell office:value-type="float" office:value="1.36989">
            <text:p>1.36989</text:p>
          </table:table-cell>
          <table:table-cell office:value-type="float" office:value="1.36998">
            <text:p>1.36998</text:p>
          </table:table-cell>
          <table:table-cell/>
          <table:table-cell table:formula="of:=[.E575]/[.B575]" office:value-type="float" office:value="5.73971688287094">
            <text:p>5.7397168829</text:p>
          </table:table-cell>
          <table:table-cell table:formula="of:=[.E575]-[.B575]" office:value-type="float" office:value="1001.123">
            <text:p>1001.123</text:p>
          </table:table-cell>
        </table:table-row>
        <table:table-row table:style-name="ro1">
          <table:table-cell office:value-type="float" office:value="1396636848.612">
            <text:p>1396636848.612</text:p>
          </table:table-cell>
          <table:table-cell office:value-type="float" office:value="11.058">
            <text:p>11.058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.14">
            <text:p>12.14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76]/[.B576]" office:value-type="float" office:value="1.09784771206366">
            <text:p>1.0978477121</text:p>
          </table:table-cell>
          <table:table-cell table:formula="of:=[.E576]-[.B576]" office:value-type="float" office:value="1.082">
            <text:p>1.082</text:p>
          </table:table-cell>
        </table:table-row>
        <table:table-row table:style-name="ro1">
          <table:table-cell office:value-type="float" office:value="1396636856.674">
            <text:p>1396636856.674</text:p>
          </table:table-cell>
          <table:table-cell office:value-type="float" office:value="11.39">
            <text:p>11.39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 office:value-type="float" office:value="12.612">
            <text:p>12.612</text:p>
          </table:table-cell>
          <table:table-cell office:value-type="float" office:value="1.36989">
            <text:p>1.36989</text:p>
          </table:table-cell>
          <table:table-cell office:value-type="float" office:value="1.37">
            <text:p>1.37</text:p>
          </table:table-cell>
          <table:table-cell/>
          <table:table-cell table:formula="of:=[.E577]/[.B577]" office:value-type="float" office:value="1.10728709394205">
            <text:p>1.1072870939</text:p>
          </table:table-cell>
          <table:table-cell table:formula="of:=[.E577]-[.B577]" office:value-type="float" office:value="1.222">
            <text:p>1.222</text:p>
          </table:table-cell>
        </table:table-row>
        <table:table-row table:style-name="ro1">
          <table:table-cell office:value-type="float" office:value="1396636860.832">
            <text:p>1396636860.832</text:p>
          </table:table-cell>
          <table:table-cell office:value-type="float" office:value="11.774">
            <text:p>11.774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12.572">
            <text:p>12.572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78]/[.B578]" office:value-type="float" office:value="1.06777645659929">
            <text:p>1.0677764566</text:p>
          </table:table-cell>
          <table:table-cell table:formula="of:=[.E578]-[.B578]" office:value-type="float" office:value="0.797999999999998">
            <text:p>0.798</text:p>
          </table:table-cell>
        </table:table-row>
        <table:table-row table:style-name="ro1">
          <table:table-cell office:value-type="float" office:value="1396636860.834">
            <text:p>1396636860.834</text:p>
          </table:table-cell>
          <table:table-cell office:value-type="float" office:value="34.392">
            <text:p>34.392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  <table:table-cell office:value-type="float" office:value="111.397">
            <text:p>111.397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  <table:table-cell/>
          <table:table-cell table:formula="of:=[.E579]/[.B579]" office:value-type="float" office:value="3.23903814840661">
            <text:p>3.2390381484</text:p>
          </table:table-cell>
          <table:table-cell table:formula="of:=[.E579]-[.B579]" office:value-type="float" office:value="77.005">
            <text:p>77.005</text:p>
          </table:table-cell>
        </table:table-row>
        <table:table-row table:style-name="ro1">
          <table:table-cell office:value-type="float" office:value="1396636860.914">
            <text:p>1396636860.914</text:p>
          </table:table-cell>
          <table:table-cell office:value-type="float" office:value="17.139">
            <text:p>17.139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 office:value-type="float" office:value="136.707">
            <text:p>136.707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/>
          <table:table-cell table:formula="of:=[.E580]/[.B580]" office:value-type="float" office:value="7.97636968317872">
            <text:p>7.9763696832</text:p>
          </table:table-cell>
          <table:table-cell table:formula="of:=[.E580]-[.B580]" office:value-type="float" office:value="119.568">
            <text:p>119.568</text:p>
          </table:table-cell>
        </table:table-row>
        <table:table-row table:style-name="ro1">
          <table:table-cell office:value-type="float" office:value="1396636861.113">
            <text:p>1396636861.113</text:p>
          </table:table-cell>
          <table:table-cell office:value-type="float" office:value="18.353">
            <text:p>18.353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 office:value-type="float" office:value="36.165">
            <text:p>36.165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table:formula="of:=[.E581]/[.B581]" office:value-type="float" office:value="1.97052253037651">
            <text:p>1.9705225304</text:p>
          </table:table-cell>
          <table:table-cell table:formula="of:=[.E581]-[.B581]" office:value-type="float" office:value="17.812">
            <text:p>17.812</text:p>
          </table:table-cell>
        </table:table-row>
        <table:table-row table:style-name="ro1">
          <table:table-cell office:value-type="float" office:value="1396636861.214">
            <text:p>1396636861.214</text:p>
          </table:table-cell>
          <table:table-cell office:value-type="float" office:value="11.203">
            <text:p>11.203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 office:value-type="float" office:value="37.668">
            <text:p>37.668</text:p>
          </table:table-cell>
          <table:table-cell office:value-type="float" office:value="1.36992">
            <text:p>1.36992</text:p>
          </table:table-cell>
          <table:table-cell office:value-type="float" office:value="1.37002">
            <text:p>1.37002</text:p>
          </table:table-cell>
          <table:table-cell/>
          <table:table-cell table:formula="of:=[.E582]/[.B582]" office:value-type="float" office:value="3.36231366598233">
            <text:p>3.362313666</text:p>
          </table:table-cell>
          <table:table-cell table:formula="of:=[.E582]-[.B582]" office:value-type="float" office:value="26.465">
            <text:p>26.465</text:p>
          </table:table-cell>
        </table:table-row>
        <table:table-row table:style-name="ro1">
          <table:table-cell office:value-type="float" office:value="1396636865.869">
            <text:p>1396636865.869</text:p>
          </table:table-cell>
          <table:table-cell office:value-type="float" office:value="11.798">
            <text:p>11.798</text:p>
          </table:table-cell>
          <table:table-cell office:value-type="float" office:value="1.3699">
            <text:p>1.3699</text:p>
          </table:table-cell>
          <table:table-cell office:value-type="float" office:value="1.37">
            <text:p>1.37</text:p>
          </table:table-cell>
          <table:table-cell office:value-type="float" office:value="12.55">
            <text:p>12.55</text:p>
          </table:table-cell>
          <table:table-cell office:value-type="float" office:value="1.3699">
            <text:p>1.3699</text:p>
          </table:table-cell>
          <table:table-cell office:value-type="float" office:value="1.37">
            <text:p>1.37</text:p>
          </table:table-cell>
          <table:table-cell/>
          <table:table-cell table:formula="of:=[.E583]/[.B583]" office:value-type="float" office:value="1.06373961688422">
            <text:p>1.0637396169</text:p>
          </table:table-cell>
          <table:table-cell table:formula="of:=[.E583]-[.B583]" office:value-type="float" office:value="0.752000000000001">
            <text:p>0.752</text:p>
          </table:table-cell>
        </table:table-row>
        <table:table-row table:style-name="ro1">
          <table:table-cell office:value-type="float" office:value="1396636867.124">
            <text:p>1396636867.124</text:p>
          </table:table-cell>
          <table:table-cell office:value-type="float" office:value="22.89">
            <text:p>22.89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10.942">
            <text:p>110.942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84]/[.B584]" office:value-type="float" office:value="4.84674530362604">
            <text:p>4.8467453036</text:p>
          </table:table-cell>
          <table:table-cell table:formula="of:=[.E584]-[.B584]" office:value-type="float" office:value="88.052">
            <text:p>88.052</text:p>
          </table:table-cell>
        </table:table-row>
        <table:table-row table:style-name="ro1">
          <table:table-cell office:value-type="float" office:value="1396636867.211">
            <text:p>1396636867.211</text:p>
          </table:table-cell>
          <table:table-cell office:value-type="float" office:value="14.399">
            <text:p>14.399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 office:value-type="float" office:value="120.164">
            <text:p>120.164</text:p>
          </table:table-cell>
          <table:table-cell office:value-type="float" office:value="1.36987">
            <text:p>1.36987</text:p>
          </table:table-cell>
          <table:table-cell office:value-type="float" office:value="1.36998">
            <text:p>1.36998</text:p>
          </table:table-cell>
          <table:table-cell/>
          <table:table-cell table:formula="of:=[.E585]/[.B585]" office:value-type="float" office:value="8.34530175706646">
            <text:p>8.3453017571</text:p>
          </table:table-cell>
          <table:table-cell table:formula="of:=[.E585]-[.B585]" office:value-type="float" office:value="105.765">
            <text:p>105.765</text:p>
          </table:table-cell>
        </table:table-row>
        <table:table-row table:style-name="ro1">
          <table:table-cell office:value-type="float" office:value="1396636867.903">
            <text:p>1396636867.903</text:p>
          </table:table-cell>
          <table:table-cell office:value-type="float" office:value="12.047">
            <text:p>12.047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 office:value-type="float" office:value="12.721">
            <text:p>12.721</text:p>
          </table:table-cell>
          <table:table-cell office:value-type="float" office:value="1.36989">
            <text:p>1.36989</text:p>
          </table:table-cell>
          <table:table-cell office:value-type="float" office:value="1.36999">
            <text:p>1.36999</text:p>
          </table:table-cell>
          <table:table-cell/>
          <table:table-cell table:formula="of:=[.E586]/[.B586]" office:value-type="float" office:value="1.05594753880634">
            <text:p>1.0559475388</text:p>
          </table:table-cell>
          <table:table-cell table:formula="of:=[.E586]-[.B586]" office:value-type="float" office:value="0.674">
            <text:p>0.674</text:p>
          </table:table-cell>
        </table:table-row>
        <table:table-row table:style-name="ro1">
          <table:table-cell office:value-type="float" office:value="1396636875.712">
            <text:p>1396636875.712</text:p>
          </table:table-cell>
          <table:table-cell office:value-type="float" office:value="12.21">
            <text:p>12.21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 office:value-type="float" office:value="12.087">
            <text:p>12.087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table:formula="of:=[.E587]/[.B587]" office:value-type="float" office:value="0.98992628992629">
            <text:p>0.9899262899</text:p>
          </table:table-cell>
          <table:table-cell table:formula="of:=[.E587]-[.B587]" office:value-type="float" office:value="-0.123000000000001">
            <text:p>-0.123</text:p>
          </table:table-cell>
        </table:table-row>
        <table:table-row table:style-name="ro1">
          <table:table-cell office:value-type="float" office:value="1396636875.798">
            <text:p>1396636875.798</text:p>
          </table:table-cell>
          <table:table-cell office:value-type="float" office:value="11.532">
            <text:p>11.532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 office:value-type="float" office:value="26.625">
            <text:p>26.625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table:formula="of:=[.E588]/[.B588]" office:value-type="float" office:value="2.30879292403746">
            <text:p>2.308792924</text:p>
          </table:table-cell>
          <table:table-cell table:formula="of:=[.E588]-[.B588]" office:value-type="float" office:value="15.093">
            <text:p>15.093</text:p>
          </table:table-cell>
        </table:table-row>
        <table:table-row table:style-name="ro1">
          <table:table-cell office:value-type="float" office:value="1396636876.229">
            <text:p>1396636876.229</text:p>
          </table:table-cell>
          <table:table-cell office:value-type="float" office:value="12.119">
            <text:p>12.119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 office:value-type="float" office:value="13.236">
            <text:p>13.236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table:formula="of:=[.E589]/[.B589]" office:value-type="float" office:value="1.09216932090106">
            <text:p>1.0921693209</text:p>
          </table:table-cell>
          <table:table-cell table:formula="of:=[.E589]-[.B589]" office:value-type="float" office:value="1.117">
            <text:p>1.117</text:p>
          </table:table-cell>
        </table:table-row>
        <table:table-row table:style-name="ro1">
          <table:table-cell office:value-type="float" office:value="1396636876.238">
            <text:p>1396636876.238</text:p>
          </table:table-cell>
          <table:table-cell office:value-type="float" office:value="18.516">
            <text:p>18.516</text:p>
          </table:table-cell>
          <table:table-cell office:value-type="float" office:value="1.36989">
            <text:p>1.36989</text:p>
          </table:table-cell>
          <table:table-cell office:value-type="float" office:value="1.37003">
            <text:p>1.37003</text:p>
          </table:table-cell>
          <table:table-cell office:value-type="float" office:value="107.402">
            <text:p>107.402</text:p>
          </table:table-cell>
          <table:table-cell office:value-type="float" office:value="1.36989">
            <text:p>1.36989</text:p>
          </table:table-cell>
          <table:table-cell office:value-type="float" office:value="1.37003">
            <text:p>1.37003</text:p>
          </table:table-cell>
          <table:table-cell/>
          <table:table-cell table:formula="of:=[.E590]/[.B590]" office:value-type="float" office:value="5.80049686757399">
            <text:p>5.8004968676</text:p>
          </table:table-cell>
          <table:table-cell table:formula="of:=[.E590]-[.B590]" office:value-type="float" office:value="88.886">
            <text:p>88.886</text:p>
          </table:table-cell>
        </table:table-row>
        <table:table-row table:style-name="ro1">
          <table:table-cell office:value-type="float" office:value="1396636876.316">
            <text:p>1396636876.316</text:p>
          </table:table-cell>
          <table:table-cell office:value-type="float" office:value="11.033">
            <text:p>11.033</text:p>
          </table:table-cell>
          <table:table-cell office:value-type="float" office:value="1.36991">
            <text:p>1.36991</text:p>
          </table:table-cell>
          <table:table-cell office:value-type="float" office:value="1.37004">
            <text:p>1.37004</text:p>
          </table:table-cell>
          <table:table-cell office:value-type="float" office:value="127.987">
            <text:p>127.987</text:p>
          </table:table-cell>
          <table:table-cell office:value-type="float" office:value="1.36991">
            <text:p>1.36991</text:p>
          </table:table-cell>
          <table:table-cell office:value-type="float" office:value="1.37004">
            <text:p>1.37004</text:p>
          </table:table-cell>
          <table:table-cell/>
          <table:table-cell table:formula="of:=[.E591]/[.B591]" office:value-type="float" office:value="11.6003806761534">
            <text:p>11.6003806762</text:p>
          </table:table-cell>
          <table:table-cell table:formula="of:=[.E591]-[.B591]" office:value-type="float" office:value="116.954">
            <text:p>116.954</text:p>
          </table:table-cell>
        </table:table-row>
        <table:table-row table:style-name="ro1">
          <table:table-cell office:value-type="float" office:value="1396636876.328">
            <text:p>1396636876.328</text:p>
          </table:table-cell>
          <table:table-cell office:value-type="float" office:value="17.67">
            <text:p>17.67</text:p>
          </table:table-cell>
          <table:table-cell office:value-type="float" office:value="1.36993">
            <text:p>1.36993</text:p>
          </table:table-cell>
          <table:table-cell office:value-type="float" office:value="1.37006">
            <text:p>1.37006</text:p>
          </table:table-cell>
          <table:table-cell office:value-type="float" office:value="117.703">
            <text:p>117.703</text:p>
          </table:table-cell>
          <table:table-cell office:value-type="float" office:value="1.36993">
            <text:p>1.36993</text:p>
          </table:table-cell>
          <table:table-cell office:value-type="float" office:value="1.37006">
            <text:p>1.37006</text:p>
          </table:table-cell>
          <table:table-cell/>
          <table:table-cell table:formula="of:=[.E592]/[.B592]" office:value-type="float" office:value="6.66117713638936">
            <text:p>6.6611771364</text:p>
          </table:table-cell>
          <table:table-cell table:formula="of:=[.E592]-[.B592]" office:value-type="float" office:value="100.033">
            <text:p>100.033</text:p>
          </table:table-cell>
        </table:table-row>
        <table:table-row table:style-name="ro1">
          <table:table-cell office:value-type="float" office:value="1396636876.416">
            <text:p>1396636876.416</text:p>
          </table:table-cell>
          <table:table-cell office:value-type="float" office:value="13.772">
            <text:p>13.772</text:p>
          </table:table-cell>
          <table:table-cell office:value-type="float" office:value="1.36995">
            <text:p>1.36995</text:p>
          </table:table-cell>
          <table:table-cell office:value-type="float" office:value="1.37007">
            <text:p>1.37007</text:p>
          </table:table-cell>
          <table:table-cell office:value-type="float" office:value="31.196">
            <text:p>31.196</text:p>
          </table:table-cell>
          <table:table-cell office:value-type="float" office:value="1.36995">
            <text:p>1.36995</text:p>
          </table:table-cell>
          <table:table-cell office:value-type="float" office:value="1.37007">
            <text:p>1.37007</text:p>
          </table:table-cell>
          <table:table-cell/>
          <table:table-cell table:formula="of:=[.E593]/[.B593]" office:value-type="float" office:value="2.26517571884984">
            <text:p>2.2651757188</text:p>
          </table:table-cell>
          <table:table-cell table:formula="of:=[.E593]-[.B593]" office:value-type="float" office:value="17.424">
            <text:p>17.424</text:p>
          </table:table-cell>
        </table:table-row>
        <table:table-row table:style-name="ro1">
          <table:table-cell office:value-type="float" office:value="1396636876.616">
            <text:p>1396636876.616</text:p>
          </table:table-cell>
          <table:table-cell office:value-type="float" office:value="13.343">
            <text:p>13.343</text:p>
          </table:table-cell>
          <table:table-cell office:value-type="float" office:value="1.36996">
            <text:p>1.36996</text:p>
          </table:table-cell>
          <table:table-cell office:value-type="float" office:value="1.37006">
            <text:p>1.37006</text:p>
          </table:table-cell>
          <table:table-cell office:value-type="float" office:value="14.152">
            <text:p>14.152</text:p>
          </table:table-cell>
          <table:table-cell office:value-type="float" office:value="1.36996">
            <text:p>1.36996</text:p>
          </table:table-cell>
          <table:table-cell office:value-type="float" office:value="1.37006">
            <text:p>1.37006</text:p>
          </table:table-cell>
          <table:table-cell/>
          <table:table-cell table:formula="of:=[.E594]/[.B594]" office:value-type="float" office:value="1.06063104249419">
            <text:p>1.0606310425</text:p>
          </table:table-cell>
          <table:table-cell table:formula="of:=[.E594]-[.B594]" office:value-type="float" office:value="0.808999999999999">
            <text:p>0.809</text:p>
          </table:table-cell>
        </table:table-row>
        <table:table-row table:style-name="ro1">
          <table:table-cell office:value-type="float" office:value="1396636876.812">
            <text:p>1396636876.812</text:p>
          </table:table-cell>
          <table:table-cell office:value-type="float" office:value="12.607">
            <text:p>12.607</text:p>
          </table:table-cell>
          <table:table-cell office:value-type="float" office:value="1.36996">
            <text:p>1.36996</text:p>
          </table:table-cell>
          <table:table-cell office:value-type="float" office:value="1.37005">
            <text:p>1.37005</text:p>
          </table:table-cell>
          <table:table-cell office:value-type="float" office:value="12.912">
            <text:p>12.912</text:p>
          </table:table-cell>
          <table:table-cell office:value-type="float" office:value="1.36996">
            <text:p>1.36996</text:p>
          </table:table-cell>
          <table:table-cell office:value-type="float" office:value="1.37005">
            <text:p>1.37005</text:p>
          </table:table-cell>
          <table:table-cell/>
          <table:table-cell table:formula="of:=[.E595]/[.B595]" office:value-type="float" office:value="1.02419290870152">
            <text:p>1.0241929087</text:p>
          </table:table-cell>
          <table:table-cell table:formula="of:=[.E595]-[.B595]" office:value-type="float" office:value="0.305000000000001">
            <text:p>0.305</text:p>
          </table:table-cell>
        </table:table-row>
        <table:table-row table:style-name="ro1">
          <table:table-cell office:value-type="float" office:value="1396636878.212">
            <text:p>1396636878.212</text:p>
          </table:table-cell>
          <table:table-cell office:value-type="float" office:value="12.161">
            <text:p>12.161</text:p>
          </table:table-cell>
          <table:table-cell office:value-type="float" office:value="1.36996">
            <text:p>1.36996</text:p>
          </table:table-cell>
          <table:table-cell office:value-type="float" office:value="1.37006">
            <text:p>1.37006</text:p>
          </table:table-cell>
          <table:table-cell office:value-type="float" office:value="12.429">
            <text:p>12.429</text:p>
          </table:table-cell>
          <table:table-cell office:value-type="float" office:value="1.36996">
            <text:p>1.36996</text:p>
          </table:table-cell>
          <table:table-cell office:value-type="float" office:value="1.37006">
            <text:p>1.37006</text:p>
          </table:table-cell>
          <table:table-cell/>
          <table:table-cell table:formula="of:=[.E596]/[.B596]" office:value-type="float" office:value="1.02203766137653">
            <text:p>1.0220376614</text:p>
          </table:table-cell>
          <table:table-cell table:formula="of:=[.E596]-[.B596]" office:value-type="float" office:value="0.268000000000001">
            <text:p>0.268</text:p>
          </table:table-cell>
        </table:table-row>
        <table:table-row table:style-name="ro1">
          <table:table-cell office:value-type="float" office:value="1396636878.214">
            <text:p>1396636878.214</text:p>
          </table:table-cell>
          <table:table-cell office:value-type="float" office:value="27.045">
            <text:p>27.045</text:p>
          </table:table-cell>
          <table:table-cell office:value-type="float" office:value="1.36996">
            <text:p>1.36996</text:p>
          </table:table-cell>
          <table:table-cell office:value-type="float" office:value="1.37008">
            <text:p>1.37008</text:p>
          </table:table-cell>
          <table:table-cell office:value-type="float" office:value="109.511">
            <text:p>109.511</text:p>
          </table:table-cell>
          <table:table-cell office:value-type="float" office:value="1.36996">
            <text:p>1.36996</text:p>
          </table:table-cell>
          <table:table-cell office:value-type="float" office:value="1.37008">
            <text:p>1.37008</text:p>
          </table:table-cell>
          <table:table-cell/>
          <table:table-cell table:formula="of:=[.E597]/[.B597]" office:value-type="float" office:value="4.04921427250878">
            <text:p>4.0492142725</text:p>
          </table:table-cell>
          <table:table-cell table:formula="of:=[.E597]-[.B597]" office:value-type="float" office:value="82.466">
            <text:p>82.466</text:p>
          </table:table-cell>
        </table:table-row>
        <table:table-row table:style-name="ro1">
          <table:table-cell office:value-type="float" office:value="1396636878.254">
            <text:p>1396636878.254</text:p>
          </table:table-cell>
          <table:table-cell office:value-type="float" office:value="11.208">
            <text:p>11.208</text:p>
          </table:table-cell>
          <table:table-cell office:value-type="float" office:value="1.36999">
            <text:p>1.36999</text:p>
          </table:table-cell>
          <table:table-cell office:value-type="float" office:value="1.37011">
            <text:p>1.37011</text:p>
          </table:table-cell>
          <table:table-cell office:value-type="float" office:value="72.151">
            <text:p>72.151</text:p>
          </table:table-cell>
          <table:table-cell office:value-type="float" office:value="1.36999">
            <text:p>1.36999</text:p>
          </table:table-cell>
          <table:table-cell office:value-type="float" office:value="1.37011">
            <text:p>1.37011</text:p>
          </table:table-cell>
          <table:table-cell/>
          <table:table-cell table:formula="of:=[.E598]/[.B598]" office:value-type="float" office:value="6.43745538900785">
            <text:p>6.437455389</text:p>
          </table:table-cell>
          <table:table-cell table:formula="of:=[.E598]-[.B598]" office:value-type="float" office:value="60.943">
            <text:p>60.943</text:p>
          </table:table-cell>
        </table:table-row>
        <table:table-row table:style-name="ro1">
          <table:table-cell office:value-type="float" office:value="1396636878.308">
            <text:p>1396636878.308</text:p>
          </table:table-cell>
          <table:table-cell office:value-type="float" office:value="11.156">
            <text:p>11.156</text:p>
          </table:table-cell>
          <table:table-cell office:value-type="float" office:value="1.37001">
            <text:p>1.37001</text:p>
          </table:table-cell>
          <table:table-cell office:value-type="float" office:value="1.37013">
            <text:p>1.37013</text:p>
          </table:table-cell>
          <table:table-cell office:value-type="float" office:value="119.501">
            <text:p>119.501</text:p>
          </table:table-cell>
          <table:table-cell office:value-type="float" office:value="1.37001">
            <text:p>1.37001</text:p>
          </table:table-cell>
          <table:table-cell office:value-type="float" office:value="1.37013">
            <text:p>1.37013</text:p>
          </table:table-cell>
          <table:table-cell/>
          <table:table-cell table:formula="of:=[.E599]/[.B599]" office:value-type="float" office:value="10.7118142703478">
            <text:p>10.7118142703</text:p>
          </table:table-cell>
          <table:table-cell table:formula="of:=[.E599]-[.B599]" office:value-type="float" office:value="108.345">
            <text:p>108.345</text:p>
          </table:table-cell>
        </table:table-row>
        <table:table-row table:style-name="ro1">
          <table:table-cell office:value-type="float" office:value="1396636878.318">
            <text:p>1396636878.318</text:p>
          </table:table-cell>
          <table:table-cell office:value-type="float" office:value="20.236">
            <text:p>20.236</text:p>
          </table:table-cell>
          <table:table-cell office:value-type="float" office:value="1.37">
            <text:p>1.37</text:p>
          </table:table-cell>
          <table:table-cell office:value-type="float" office:value="1.3702">
            <text:p>1.3702</text:p>
          </table:table-cell>
          <table:table-cell office:value-type="float" office:value="112.517">
            <text:p>112.517</text:p>
          </table:table-cell>
          <table:table-cell office:value-type="float" office:value="1.37">
            <text:p>1.37</text:p>
          </table:table-cell>
          <table:table-cell office:value-type="float" office:value="1.3702">
            <text:p>1.3702</text:p>
          </table:table-cell>
          <table:table-cell/>
          <table:table-cell table:formula="of:=[.E600]/[.B600]" office:value-type="float" office:value="5.5602391777031">
            <text:p>5.5602391777</text:p>
          </table:table-cell>
          <table:table-cell table:formula="of:=[.E600]-[.B600]" office:value-type="float" office:value="92.281">
            <text:p>92.281</text:p>
          </table:table-cell>
        </table:table-row>
        <table:table-row table:style-name="ro1">
          <table:table-cell office:value-type="float" office:value="1396636878.335">
            <text:p>1396636878.335</text:p>
          </table:table-cell>
          <table:table-cell office:value-type="float" office:value="19.472">
            <text:p>19.472</text:p>
          </table:table-cell>
          <table:table-cell office:value-type="float" office:value="1.37006">
            <text:p>1.37006</text:p>
          </table:table-cell>
          <table:table-cell office:value-type="float" office:value="1.37025">
            <text:p>1.37025</text:p>
          </table:table-cell>
          <table:table-cell office:value-type="float" office:value="99.295">
            <text:p>99.295</text:p>
          </table:table-cell>
          <table:table-cell office:value-type="float" office:value="1.37006">
            <text:p>1.37006</text:p>
          </table:table-cell>
          <table:table-cell office:value-type="float" office:value="1.37025">
            <text:p>1.37025</text:p>
          </table:table-cell>
          <table:table-cell/>
          <table:table-cell table:formula="of:=[.E601]/[.B601]" office:value-type="float" office:value="5.09937345932621">
            <text:p>5.0993734593</text:p>
          </table:table-cell>
          <table:table-cell table:formula="of:=[.E601]-[.B601]" office:value-type="float" office:value="79.823">
            <text:p>79.823</text:p>
          </table:table-cell>
        </table:table-row>
        <table:table-row table:style-name="ro1">
          <table:table-cell office:value-type="float" office:value="1396636878.635">
            <text:p>1396636878.635</text:p>
          </table:table-cell>
          <table:table-cell office:value-type="float" office:value="12.336">
            <text:p>12.336</text:p>
          </table:table-cell>
          <table:table-cell office:value-type="float" office:value="1.37006">
            <text:p>1.37006</text:p>
          </table:table-cell>
          <table:table-cell office:value-type="float" office:value="1.37025">
            <text:p>1.37025</text:p>
          </table:table-cell>
          <table:table-cell office:value-type="float" office:value="13.977">
            <text:p>13.977</text:p>
          </table:table-cell>
          <table:table-cell office:value-type="float" office:value="1.37006">
            <text:p>1.37006</text:p>
          </table:table-cell>
          <table:table-cell office:value-type="float" office:value="1.37025">
            <text:p>1.37025</text:p>
          </table:table-cell>
          <table:table-cell/>
          <table:table-cell table:formula="of:=[.E602]/[.B602]" office:value-type="float" office:value="1.13302529182879">
            <text:p>1.1330252918</text:p>
          </table:table-cell>
          <table:table-cell table:formula="of:=[.E602]-[.B602]" office:value-type="float" office:value="1.641">
            <text:p>1.641</text:p>
          </table:table-cell>
        </table:table-row>
        <table:table-row table:style-name="ro1">
          <table:table-cell office:value-type="float" office:value="1396636878.663">
            <text:p>1396636878.663</text:p>
          </table:table-cell>
          <table:table-cell office:value-type="float" office:value="12.109">
            <text:p>12.109</text:p>
          </table:table-cell>
          <table:table-cell office:value-type="float" office:value="1.37008">
            <text:p>1.37008</text:p>
          </table:table-cell>
          <table:table-cell office:value-type="float" office:value="1.37024">
            <text:p>1.37024</text:p>
          </table:table-cell>
          <table:table-cell office:value-type="float" office:value="84.84">
            <text:p>84.84</text:p>
          </table:table-cell>
          <table:table-cell office:value-type="float" office:value="1.37008">
            <text:p>1.37008</text:p>
          </table:table-cell>
          <table:table-cell office:value-type="float" office:value="1.37024">
            <text:p>1.37024</text:p>
          </table:table-cell>
          <table:table-cell/>
          <table:table-cell table:formula="of:=[.E603]/[.B603]" office:value-type="float" office:value="7.0063589065984">
            <text:p>7.0063589066</text:p>
          </table:table-cell>
          <table:table-cell table:formula="of:=[.E603]-[.B603]" office:value-type="float" office:value="72.731">
            <text:p>72.731</text:p>
          </table:table-cell>
        </table:table-row>
        <table:table-row table:style-name="ro1">
          <table:table-cell office:value-type="float" office:value="1396636878.689">
            <text:p>1396636878.689</text:p>
          </table:table-cell>
          <table:table-cell office:value-type="float" office:value="11.341">
            <text:p>11.341</text:p>
          </table:table-cell>
          <table:table-cell office:value-type="float" office:value="1.37005">
            <text:p>1.37005</text:p>
          </table:table-cell>
          <table:table-cell office:value-type="float" office:value="1.37021">
            <text:p>1.37021</text:p>
          </table:table-cell>
          <table:table-cell office:value-type="float" office:value="158.73">
            <text:p>158.73</text:p>
          </table:table-cell>
          <table:table-cell office:value-type="float" office:value="1.37005">
            <text:p>1.37005</text:p>
          </table:table-cell>
          <table:table-cell office:value-type="float" office:value="1.37021">
            <text:p>1.37021</text:p>
          </table:table-cell>
          <table:table-cell/>
          <table:table-cell table:formula="of:=[.E604]/[.B604]" office:value-type="float" office:value="13.996120271581">
            <text:p>13.9961202716</text:p>
          </table:table-cell>
          <table:table-cell table:formula="of:=[.E604]-[.B604]" office:value-type="float" office:value="147.389">
            <text:p>147.389</text:p>
          </table:table-cell>
        </table:table-row>
        <table:table-row table:style-name="ro1">
          <table:table-cell office:value-type="float" office:value="1396636879.213">
            <text:p>1396636879.213</text:p>
          </table:table-cell>
          <table:table-cell office:value-type="float" office:value="11.056">
            <text:p>11.056</text:p>
          </table:table-cell>
          <table:table-cell office:value-type="float" office:value="1.37007">
            <text:p>1.37007</text:p>
          </table:table-cell>
          <table:table-cell office:value-type="float" office:value="1.37018">
            <text:p>1.37018</text:p>
          </table:table-cell>
          <table:table-cell office:value-type="float" office:value="12.096">
            <text:p>12.096</text:p>
          </table:table-cell>
          <table:table-cell office:value-type="float" office:value="1.37007">
            <text:p>1.37007</text:p>
          </table:table-cell>
          <table:table-cell office:value-type="float" office:value="1.37018">
            <text:p>1.37018</text:p>
          </table:table-cell>
          <table:table-cell/>
          <table:table-cell table:formula="of:=[.E605]/[.B605]" office:value-type="float" office:value="1.09406657018813">
            <text:p>1.0940665702</text:p>
          </table:table-cell>
          <table:table-cell table:formula="of:=[.E605]-[.B605]" office:value-type="float" office:value="1.04">
            <text:p>1.04</text:p>
          </table:table-cell>
        </table:table-row>
        <table:table-row table:style-name="ro1">
          <table:table-cell office:value-type="float" office:value="1396636880.913">
            <text:p>1396636880.913</text:p>
          </table:table-cell>
          <table:table-cell office:value-type="float" office:value="11.356">
            <text:p>11.356</text:p>
          </table:table-cell>
          <table:table-cell office:value-type="float" office:value="1.37006">
            <text:p>1.37006</text:p>
          </table:table-cell>
          <table:table-cell office:value-type="float" office:value="1.37016">
            <text:p>1.37016</text:p>
          </table:table-cell>
          <table:table-cell office:value-type="float" office:value="13.152">
            <text:p>13.152</text:p>
          </table:table-cell>
          <table:table-cell office:value-type="float" office:value="1.37006">
            <text:p>1.37006</text:p>
          </table:table-cell>
          <table:table-cell office:value-type="float" office:value="1.37016">
            <text:p>1.37016</text:p>
          </table:table-cell>
          <table:table-cell/>
          <table:table-cell table:formula="of:=[.E606]/[.B606]" office:value-type="float" office:value="1.15815427967594">
            <text:p>1.1581542797</text:p>
          </table:table-cell>
          <table:table-cell table:formula="of:=[.E606]-[.B606]" office:value-type="float" office:value="1.796">
            <text:p>1.796</text:p>
          </table:table-cell>
        </table:table-row>
        <table:table-row table:style-name="ro1">
          <table:table-cell office:value-type="float" office:value="1396636884.461">
            <text:p>1396636884.461</text:p>
          </table:table-cell>
          <table:table-cell office:value-type="float" office:value="11.55">
            <text:p>11.55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 office:value-type="float" office:value="12.514">
            <text:p>12.514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/>
          <table:table-cell table:formula="of:=[.E607]/[.B607]" office:value-type="float" office:value="1.0834632034632">
            <text:p>1.0834632035</text:p>
          </table:table-cell>
          <table:table-cell table:formula="of:=[.E607]-[.B607]" office:value-type="float" office:value="0.963999999999999">
            <text:p>0.964</text:p>
          </table:table-cell>
        </table:table-row>
        <table:table-row table:style-name="ro1">
          <table:table-cell office:value-type="float" office:value="1396636886.257">
            <text:p>1396636886.257</text:p>
          </table:table-cell>
          <table:table-cell office:value-type="float" office:value="17.522">
            <text:p>17.522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 office:value-type="float" office:value="18.647">
            <text:p>18.647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/>
          <table:table-cell table:formula="of:=[.E608]/[.B608]" office:value-type="float" office:value="1.06420499942929">
            <text:p>1.0642049994</text:p>
          </table:table-cell>
          <table:table-cell table:formula="of:=[.E608]-[.B608]" office:value-type="float" office:value="1.125">
            <text:p>1.125</text:p>
          </table:table-cell>
        </table:table-row>
        <table:table-row table:style-name="ro1">
          <table:table-cell office:value-type="float" office:value="1396636887.239">
            <text:p>1396636887.239</text:p>
          </table:table-cell>
          <table:table-cell office:value-type="float" office:value="12.873">
            <text:p>12.873</text:p>
          </table:table-cell>
          <table:table-cell office:value-type="float" office:value="1.37007">
            <text:p>1.37007</text:p>
          </table:table-cell>
          <table:table-cell office:value-type="float" office:value="1.37019">
            <text:p>1.37019</text:p>
          </table:table-cell>
          <table:table-cell office:value-type="float" office:value="13.206">
            <text:p>13.206</text:p>
          </table:table-cell>
          <table:table-cell office:value-type="float" office:value="1.37007">
            <text:p>1.37007</text:p>
          </table:table-cell>
          <table:table-cell office:value-type="float" office:value="1.37019">
            <text:p>1.37019</text:p>
          </table:table-cell>
          <table:table-cell/>
          <table:table-cell table:formula="of:=[.E609]/[.B609]" office:value-type="float" office:value="1.02586809601492">
            <text:p>1.025868096</text:p>
          </table:table-cell>
          <table:table-cell table:formula="of:=[.E609]-[.B609]" office:value-type="float" office:value="0.333">
            <text:p>0.333</text:p>
          </table:table-cell>
        </table:table-row>
        <table:table-row table:style-name="ro1">
          <table:table-cell office:value-type="float" office:value="1396636888.418">
            <text:p>1396636888.418</text:p>
          </table:table-cell>
          <table:table-cell office:value-type="float" office:value="11.504">
            <text:p>11.504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 office:value-type="float" office:value="12.503">
            <text:p>12.503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/>
          <table:table-cell table:formula="of:=[.E610]/[.B610]" office:value-type="float" office:value="1.08683936022253">
            <text:p>1.0868393602</text:p>
          </table:table-cell>
          <table:table-cell table:formula="of:=[.E610]-[.B610]" office:value-type="float" office:value="0.999000000000001">
            <text:p>0.999</text:p>
          </table:table-cell>
        </table:table-row>
        <table:table-row table:style-name="ro1">
          <table:table-cell office:value-type="float" office:value="1396636892.386">
            <text:p>1396636892.386</text:p>
          </table:table-cell>
          <table:table-cell office:value-type="float" office:value="11.444">
            <text:p>11.444</text:p>
          </table:table-cell>
          <table:table-cell office:value-type="float" office:value="1.37008">
            <text:p>1.37008</text:p>
          </table:table-cell>
          <table:table-cell office:value-type="float" office:value="1.37019">
            <text:p>1.37019</text:p>
          </table:table-cell>
          <table:table-cell office:value-type="float" office:value="12.482">
            <text:p>12.482</text:p>
          </table:table-cell>
          <table:table-cell office:value-type="float" office:value="1.37008">
            <text:p>1.37008</text:p>
          </table:table-cell>
          <table:table-cell office:value-type="float" office:value="1.37019">
            <text:p>1.37019</text:p>
          </table:table-cell>
          <table:table-cell/>
          <table:table-cell table:formula="of:=[.E611]/[.B611]" office:value-type="float" office:value="1.0907025515554">
            <text:p>1.0907025516</text:p>
          </table:table-cell>
          <table:table-cell table:formula="of:=[.E611]-[.B611]" office:value-type="float" office:value="1.038">
            <text:p>1.038</text:p>
          </table:table-cell>
        </table:table-row>
        <table:table-row table:style-name="ro1">
          <table:table-cell office:value-type="float" office:value="1396636892.422">
            <text:p>1396636892.422</text:p>
          </table:table-cell>
          <table:table-cell office:value-type="float" office:value="12.025">
            <text:p>12.025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 office:value-type="float" office:value="76.301">
            <text:p>76.301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/>
          <table:table-cell table:formula="of:=[.E612]/[.B612]" office:value-type="float" office:value="6.34519750519751">
            <text:p>6.3451975052</text:p>
          </table:table-cell>
          <table:table-cell table:formula="of:=[.E612]-[.B612]" office:value-type="float" office:value="64.276">
            <text:p>64.276</text:p>
          </table:table-cell>
        </table:table-row>
        <table:table-row table:style-name="ro1">
          <table:table-cell office:value-type="float" office:value="1396636892.431">
            <text:p>1396636892.431</text:p>
          </table:table-cell>
          <table:table-cell office:value-type="float" office:value="21.976">
            <text:p>21.976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69.268">
            <text:p>69.268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613]/[.B613]" office:value-type="float" office:value="3.15198398252639">
            <text:p>3.1519839825</text:p>
          </table:table-cell>
          <table:table-cell table:formula="of:=[.E613]-[.B613]" office:value-type="float" office:value="47.292">
            <text:p>47.292</text:p>
          </table:table-cell>
        </table:table-row>
        <table:table-row table:style-name="ro1">
          <table:table-cell office:value-type="float" office:value="1396636892.493">
            <text:p>1396636892.493</text:p>
          </table:table-cell>
          <table:table-cell office:value-type="float" office:value="12.123">
            <text:p>12.123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03.843">
            <text:p>103.843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14]/[.B614]" office:value-type="float" office:value="8.56578404685309">
            <text:p>8.5657840469</text:p>
          </table:table-cell>
          <table:table-cell table:formula="of:=[.E614]-[.B614]" office:value-type="float" office:value="91.72">
            <text:p>91.72</text:p>
          </table:table-cell>
        </table:table-row>
        <table:table-row table:style-name="ro1">
          <table:table-cell office:value-type="float" office:value="1396636892.505">
            <text:p>1396636892.505</text:p>
          </table:table-cell>
          <table:table-cell office:value-type="float" office:value="15.671">
            <text:p>15.67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92.946">
            <text:p>92.946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15]/[.B615]" office:value-type="float" office:value="5.93108289196605">
            <text:p>5.931082892</text:p>
          </table:table-cell>
          <table:table-cell table:formula="of:=[.E615]-[.B615]" office:value-type="float" office:value="77.275">
            <text:p>77.275</text:p>
          </table:table-cell>
        </table:table-row>
        <table:table-row table:style-name="ro1">
          <table:table-cell office:value-type="float" office:value="1396636892.517">
            <text:p>1396636892.517</text:p>
          </table:table-cell>
          <table:table-cell office:value-type="float" office:value="21.188">
            <text:p>21.188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81.791">
            <text:p>81.791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616]/[.B616]" office:value-type="float" office:value="3.86025108552011">
            <text:p>3.8602510855</text:p>
          </table:table-cell>
          <table:table-cell table:formula="of:=[.E616]-[.B616]" office:value-type="float" office:value="60.603">
            <text:p>60.603</text:p>
          </table:table-cell>
        </table:table-row>
        <table:table-row table:style-name="ro1">
          <table:table-cell office:value-type="float" office:value="1396636892.533">
            <text:p>1396636892.533</text:p>
          </table:table-cell>
          <table:table-cell office:value-type="float" office:value="22.744">
            <text:p>22.744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66.521">
            <text:p>66.521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617]/[.B617]" office:value-type="float" office:value="2.92477136827295">
            <text:p>2.9247713683</text:p>
          </table:table-cell>
          <table:table-cell table:formula="of:=[.E617]-[.B617]" office:value-type="float" office:value="43.777">
            <text:p>43.777</text:p>
          </table:table-cell>
        </table:table-row>
        <table:table-row table:style-name="ro1">
          <table:table-cell office:value-type="float" office:value="1396636892.558">
            <text:p>1396636892.558</text:p>
          </table:table-cell>
          <table:table-cell office:value-type="float" office:value="14.794">
            <text:p>14.794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40.435">
            <text:p>140.435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618]/[.B618]" office:value-type="float" office:value="9.49269974313911">
            <text:p>9.4926997431</text:p>
          </table:table-cell>
          <table:table-cell table:formula="of:=[.E618]-[.B618]" office:value-type="float" office:value="125.641">
            <text:p>125.641</text:p>
          </table:table-cell>
        </table:table-row>
        <table:table-row table:style-name="ro1">
          <table:table-cell office:value-type="float" office:value="1396636892.716">
            <text:p>1396636892.716</text:p>
          </table:table-cell>
          <table:table-cell office:value-type="float" office:value="11.382">
            <text:p>11.382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83.135">
            <text:p>83.135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619]/[.B619]" office:value-type="float" office:value="7.30407661219469">
            <text:p>7.3040766122</text:p>
          </table:table-cell>
          <table:table-cell table:formula="of:=[.E619]-[.B619]" office:value-type="float" office:value="71.753">
            <text:p>71.753</text:p>
          </table:table-cell>
        </table:table-row>
        <table:table-row table:style-name="ro1">
          <table:table-cell office:value-type="float" office:value="1396636893.213">
            <text:p>1396636893.213</text:p>
          </table:table-cell>
          <table:table-cell office:value-type="float" office:value="12.362">
            <text:p>12.362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2.144">
            <text:p>12.144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620]/[.B620]" office:value-type="float" office:value="0.98236531305614">
            <text:p>0.9823653131</text:p>
          </table:table-cell>
          <table:table-cell table:formula="of:=[.E620]-[.B620]" office:value-type="float" office:value="-0.218">
            <text:p>-0.218</text:p>
          </table:table-cell>
        </table:table-row>
        <table:table-row table:style-name="ro1">
          <table:table-cell office:value-type="float" office:value="1396636893.319">
            <text:p>1396636893.319</text:p>
          </table:table-cell>
          <table:table-cell office:value-type="float" office:value="16.155">
            <text:p>16.155</text:p>
          </table:table-cell>
          <table:table-cell office:value-type="float" office:value="1.37016">
            <text:p>1.37016</text:p>
          </table:table-cell>
          <table:table-cell office:value-type="float" office:value="1.37025">
            <text:p>1.37025</text:p>
          </table:table-cell>
          <table:table-cell office:value-type="float" office:value="14.061">
            <text:p>14.061</text:p>
          </table:table-cell>
          <table:table-cell office:value-type="float" office:value="1.37016">
            <text:p>1.37016</text:p>
          </table:table-cell>
          <table:table-cell office:value-type="float" office:value="1.37025">
            <text:p>1.37025</text:p>
          </table:table-cell>
          <table:table-cell/>
          <table:table-cell table:formula="of:=[.E621]/[.B621]" office:value-type="float" office:value="0.870380687093779">
            <text:p>0.8703806871</text:p>
          </table:table-cell>
          <table:table-cell table:formula="of:=[.E621]-[.B621]" office:value-type="float" office:value="-2.094">
            <text:p>-2.094</text:p>
          </table:table-cell>
        </table:table-row>
        <table:table-row table:style-name="ro1">
          <table:table-cell office:value-type="float" office:value="1396636894.312">
            <text:p>1396636894.312</text:p>
          </table:table-cell>
          <table:table-cell office:value-type="float" office:value="11.973">
            <text:p>11.973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2.858">
            <text:p>12.858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22]/[.B622]" office:value-type="float" office:value="1.07391631170133">
            <text:p>1.0739163117</text:p>
          </table:table-cell>
          <table:table-cell table:formula="of:=[.E622]-[.B622]" office:value-type="float" office:value="0.885">
            <text:p>0.885</text:p>
          </table:table-cell>
        </table:table-row>
        <table:table-row table:style-name="ro1">
          <table:table-cell office:value-type="float" office:value="1396636895.013">
            <text:p>1396636895.013</text:p>
          </table:table-cell>
          <table:table-cell office:value-type="float" office:value="11.562">
            <text:p>11.562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2.938">
            <text:p>12.938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623]/[.B623]" office:value-type="float" office:value="1.11901055180765">
            <text:p>1.1190105518</text:p>
          </table:table-cell>
          <table:table-cell table:formula="of:=[.E623]-[.B623]" office:value-type="float" office:value="1.376">
            <text:p>1.376</text:p>
          </table:table-cell>
        </table:table-row>
        <table:table-row table:style-name="ro1">
          <table:table-cell office:value-type="float" office:value="1396636895.922">
            <text:p>1396636895.922</text:p>
          </table:table-cell>
          <table:table-cell office:value-type="float" office:value="11.939">
            <text:p>11.939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12.624">
            <text:p>12.624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624]/[.B624]" office:value-type="float" office:value="1.05737498953011">
            <text:p>1.0573749895</text:p>
          </table:table-cell>
          <table:table-cell table:formula="of:=[.E624]-[.B624]" office:value-type="float" office:value="0.685000000000001">
            <text:p>0.685</text:p>
          </table:table-cell>
        </table:table-row>
        <table:table-row table:style-name="ro1">
          <table:table-cell office:value-type="float" office:value="1396636896.176">
            <text:p>1396636896.176</text:p>
          </table:table-cell>
          <table:table-cell office:value-type="float" office:value="11.449">
            <text:p>11.449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244">
            <text:p>12.244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625]/[.B625]" office:value-type="float" office:value="1.06943837889772">
            <text:p>1.0694383789</text:p>
          </table:table-cell>
          <table:table-cell table:formula="of:=[.E625]-[.B625]" office:value-type="float" office:value="0.795">
            <text:p>0.795</text:p>
          </table:table-cell>
        </table:table-row>
        <table:table-row table:style-name="ro1">
          <table:table-cell office:value-type="float" office:value="1396636897.832">
            <text:p>1396636897.832</text:p>
          </table:table-cell>
          <table:table-cell office:value-type="float" office:value="12.757">
            <text:p>12.757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 office:value-type="float" office:value="14.229">
            <text:p>14.229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/>
          <table:table-cell table:formula="of:=[.E626]/[.B626]" office:value-type="float" office:value="1.11538763032061">
            <text:p>1.1153876303</text:p>
          </table:table-cell>
          <table:table-cell table:formula="of:=[.E626]-[.B626]" office:value-type="float" office:value="1.472">
            <text:p>1.472</text:p>
          </table:table-cell>
        </table:table-row>
        <table:table-row table:style-name="ro1">
          <table:table-cell office:value-type="float" office:value="1396636900.822">
            <text:p>1396636900.822</text:p>
          </table:table-cell>
          <table:table-cell office:value-type="float" office:value="15.363">
            <text:p>15.363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6.22">
            <text:p>16.22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627]/[.B627]" office:value-type="float" office:value="1.05578337564278">
            <text:p>1.0557833756</text:p>
          </table:table-cell>
          <table:table-cell table:formula="of:=[.E627]-[.B627]" office:value-type="float" office:value="0.856999999999999">
            <text:p>0.857</text:p>
          </table:table-cell>
        </table:table-row>
        <table:table-row table:style-name="ro1">
          <table:table-cell office:value-type="float" office:value="1396636900.89">
            <text:p>1396636900.89</text:p>
          </table:table-cell>
          <table:table-cell office:value-type="float" office:value="12.063">
            <text:p>12.06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43.296">
            <text:p>43.29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628]/[.B628]" office:value-type="float" office:value="3.58915692613778">
            <text:p>3.5891569261</text:p>
          </table:table-cell>
          <table:table-cell table:formula="of:=[.E628]-[.B628]" office:value-type="float" office:value="31.233">
            <text:p>31.233</text:p>
          </table:table-cell>
        </table:table-row>
        <table:table-row table:style-name="ro1">
          <table:table-cell office:value-type="float" office:value="1396636900.942">
            <text:p>1396636900.942</text:p>
          </table:table-cell>
          <table:table-cell office:value-type="float" office:value="12.393">
            <text:p>12.393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92.52">
            <text:p>92.52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629]/[.B629]" office:value-type="float" office:value="7.46550472040668">
            <text:p>7.4655047204</text:p>
          </table:table-cell>
          <table:table-cell table:formula="of:=[.E629]-[.B629]" office:value-type="float" office:value="80.127">
            <text:p>80.127</text:p>
          </table:table-cell>
        </table:table-row>
        <table:table-row table:style-name="ro1">
          <table:table-cell office:value-type="float" office:value="1396636902.195">
            <text:p>1396636902.195</text:p>
          </table:table-cell>
          <table:table-cell office:value-type="float" office:value="12.064">
            <text:p>12.064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37.23">
            <text:p>37.23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630]/[.B630]" office:value-type="float" office:value="3.08604111405835">
            <text:p>3.0860411141</text:p>
          </table:table-cell>
          <table:table-cell table:formula="of:=[.E630]-[.B630]" office:value-type="float" office:value="25.166">
            <text:p>25.166</text:p>
          </table:table-cell>
        </table:table-row>
        <table:table-row table:style-name="ro1">
          <table:table-cell office:value-type="float" office:value="1396636902.316">
            <text:p>1396636902.316</text:p>
          </table:table-cell>
          <table:table-cell office:value-type="float" office:value="12.183">
            <text:p>12.183</text:p>
          </table:table-cell>
          <table:table-cell office:value-type="float" office:value="1.37014">
            <text:p>1.37014</text:p>
          </table:table-cell>
          <table:table-cell office:value-type="float" office:value="1.37028">
            <text:p>1.37028</text:p>
          </table:table-cell>
          <table:table-cell office:value-type="float" office:value="17.367">
            <text:p>17.367</text:p>
          </table:table-cell>
          <table:table-cell office:value-type="float" office:value="1.37014">
            <text:p>1.37014</text:p>
          </table:table-cell>
          <table:table-cell office:value-type="float" office:value="1.37028">
            <text:p>1.37028</text:p>
          </table:table-cell>
          <table:table-cell/>
          <table:table-cell table:formula="of:=[.E631]/[.B631]" office:value-type="float" office:value="1.42551095789215">
            <text:p>1.4255109579</text:p>
          </table:table-cell>
          <table:table-cell table:formula="of:=[.E631]-[.B631]" office:value-type="float" office:value="5.184">
            <text:p>5.184</text:p>
          </table:table-cell>
        </table:table-row>
        <table:table-row table:style-name="ro1">
          <table:table-cell office:value-type="float" office:value="1396636902.676">
            <text:p>1396636902.676</text:p>
          </table:table-cell>
          <table:table-cell office:value-type="float" office:value="11.032">
            <text:p>11.032</text:p>
          </table:table-cell>
          <table:table-cell office:value-type="float" office:value="1.37014">
            <text:p>1.37014</text:p>
          </table:table-cell>
          <table:table-cell office:value-type="float" office:value="1.37028">
            <text:p>1.37028</text:p>
          </table:table-cell>
          <table:table-cell office:value-type="float" office:value="12.288">
            <text:p>12.288</text:p>
          </table:table-cell>
          <table:table-cell office:value-type="float" office:value="1.37014">
            <text:p>1.37014</text:p>
          </table:table-cell>
          <table:table-cell office:value-type="float" office:value="1.37028">
            <text:p>1.37028</text:p>
          </table:table-cell>
          <table:table-cell/>
          <table:table-cell table:formula="of:=[.E632]/[.B632]" office:value-type="float" office:value="1.11385061638869">
            <text:p>1.1138506164</text:p>
          </table:table-cell>
          <table:table-cell table:formula="of:=[.E632]-[.B632]" office:value-type="float" office:value="1.256">
            <text:p>1.256</text:p>
          </table:table-cell>
        </table:table-row>
        <table:table-row table:style-name="ro1">
          <table:table-cell office:value-type="float" office:value="1396636906.202">
            <text:p>1396636906.202</text:p>
          </table:table-cell>
          <table:table-cell office:value-type="float" office:value="12.667">
            <text:p>12.667</text:p>
          </table:table-cell>
          <table:table-cell office:value-type="float" office:value="1.37017">
            <text:p>1.37017</text:p>
          </table:table-cell>
          <table:table-cell office:value-type="float" office:value="1.37025">
            <text:p>1.37025</text:p>
          </table:table-cell>
          <table:table-cell office:value-type="float" office:value="13.554">
            <text:p>13.554</text:p>
          </table:table-cell>
          <table:table-cell office:value-type="float" office:value="1.37017">
            <text:p>1.37017</text:p>
          </table:table-cell>
          <table:table-cell office:value-type="float" office:value="1.37025">
            <text:p>1.37025</text:p>
          </table:table-cell>
          <table:table-cell/>
          <table:table-cell table:formula="of:=[.E633]/[.B633]" office:value-type="float" office:value="1.07002447304018">
            <text:p>1.070024473</text:p>
          </table:table-cell>
          <table:table-cell table:formula="of:=[.E633]-[.B633]" office:value-type="float" office:value="0.887">
            <text:p>0.887</text:p>
          </table:table-cell>
        </table:table-row>
        <table:table-row table:style-name="ro1">
          <table:table-cell office:value-type="float" office:value="1396636906.21">
            <text:p>1396636906.21</text:p>
          </table:table-cell>
          <table:table-cell office:value-type="float" office:value="20.465">
            <text:p>20.465</text:p>
          </table:table-cell>
          <table:table-cell office:value-type="float" office:value="1.37016">
            <text:p>1.37016</text:p>
          </table:table-cell>
          <table:table-cell office:value-type="float" office:value="1.37025">
            <text:p>1.37025</text:p>
          </table:table-cell>
          <table:table-cell office:value-type="float" office:value="107.472">
            <text:p>107.472</text:p>
          </table:table-cell>
          <table:table-cell office:value-type="float" office:value="1.37016">
            <text:p>1.37016</text:p>
          </table:table-cell>
          <table:table-cell office:value-type="float" office:value="1.37025">
            <text:p>1.37025</text:p>
          </table:table-cell>
          <table:table-cell/>
          <table:table-cell table:formula="of:=[.E634]/[.B634]" office:value-type="float" office:value="5.25150256535548">
            <text:p>5.2515025654</text:p>
          </table:table-cell>
          <table:table-cell table:formula="of:=[.E634]-[.B634]" office:value-type="float" office:value="87.007">
            <text:p>87.007</text:p>
          </table:table-cell>
        </table:table-row>
        <table:table-row table:style-name="ro1">
          <table:table-cell office:value-type="float" office:value="1396636906.576">
            <text:p>1396636906.576</text:p>
          </table:table-cell>
          <table:table-cell office:value-type="float" office:value="13.017">
            <text:p>13.017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2.944">
            <text:p>12.944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35]/[.B635]" office:value-type="float" office:value="0.994391948989783">
            <text:p>0.994391949</text:p>
          </table:table-cell>
          <table:table-cell table:formula="of:=[.E635]-[.B635]" office:value-type="float" office:value="-0.0729999999999986">
            <text:p>-0.073</text:p>
          </table:table-cell>
        </table:table-row>
        <table:table-row table:style-name="ro1">
          <table:table-cell office:value-type="float" office:value="1396636911.329">
            <text:p>1396636911.329</text:p>
          </table:table-cell>
          <table:table-cell office:value-type="float" office:value="11.849">
            <text:p>11.84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.195">
            <text:p>13.195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36]/[.B636]" office:value-type="float" office:value="1.11359608405773">
            <text:p>1.1135960841</text:p>
          </table:table-cell>
          <table:table-cell table:formula="of:=[.E636]-[.B636]" office:value-type="float" office:value="1.346">
            <text:p>1.346</text:p>
          </table:table-cell>
        </table:table-row>
        <table:table-row table:style-name="ro1">
          <table:table-cell office:value-type="float" office:value="1396636911.388">
            <text:p>1396636911.388</text:p>
          </table:table-cell>
          <table:table-cell office:value-type="float" office:value="12.307">
            <text:p>12.307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55.138">
            <text:p>55.13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37]/[.B637]" office:value-type="float" office:value="4.4802145120663">
            <text:p>4.4802145121</text:p>
          </table:table-cell>
          <table:table-cell table:formula="of:=[.E637]-[.B637]" office:value-type="float" office:value="42.831">
            <text:p>42.831</text:p>
          </table:table-cell>
        </table:table-row>
        <table:table-row table:style-name="ro1">
          <table:table-cell office:value-type="float" office:value="1396636913.148">
            <text:p>1396636913.148</text:p>
          </table:table-cell>
          <table:table-cell office:value-type="float" office:value="10.823">
            <text:p>10.82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473">
            <text:p>12.47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638]/[.B638]" office:value-type="float" office:value="1.15245310911947">
            <text:p>1.1524531091</text:p>
          </table:table-cell>
          <table:table-cell table:formula="of:=[.E638]-[.B638]" office:value-type="float" office:value="1.65">
            <text:p>1.65</text:p>
          </table:table-cell>
        </table:table-row>
        <table:table-row table:style-name="ro1">
          <table:table-cell office:value-type="float" office:value="1396636913.517">
            <text:p>1396636913.517</text:p>
          </table:table-cell>
          <table:table-cell office:value-type="float" office:value="12.835">
            <text:p>12.835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4.285">
            <text:p>14.285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639]/[.B639]" office:value-type="float" office:value="1.11297234125438">
            <text:p>1.1129723413</text:p>
          </table:table-cell>
          <table:table-cell table:formula="of:=[.E639]-[.B639]" office:value-type="float" office:value="1.45">
            <text:p>1.45</text:p>
          </table:table-cell>
        </table:table-row>
        <table:table-row table:style-name="ro1">
          <table:table-cell office:value-type="float" office:value="1396636913.624">
            <text:p>1396636913.624</text:p>
          </table:table-cell>
          <table:table-cell office:value-type="float" office:value="11.138">
            <text:p>11.138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2.475">
            <text:p>12.475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640]/[.B640]" office:value-type="float" office:value="1.12003950439935">
            <text:p>1.1200395044</text:p>
          </table:table-cell>
          <table:table-cell table:formula="of:=[.E640]-[.B640]" office:value-type="float" office:value="1.337">
            <text:p>1.337</text:p>
          </table:table-cell>
        </table:table-row>
        <table:table-row table:style-name="ro1">
          <table:table-cell office:value-type="float" office:value="1396636916.328">
            <text:p>1396636916.328</text:p>
          </table:table-cell>
          <table:table-cell office:value-type="float" office:value="12.133">
            <text:p>12.133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 office:value-type="float" office:value="13.239">
            <text:p>13.239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/>
          <table:table-cell table:formula="of:=[.E641]/[.B641]" office:value-type="float" office:value="1.09115635044919">
            <text:p>1.0911563504</text:p>
          </table:table-cell>
          <table:table-cell table:formula="of:=[.E641]-[.B641]" office:value-type="float" office:value="1.106">
            <text:p>1.106</text:p>
          </table:table-cell>
        </table:table-row>
        <table:table-row table:style-name="ro1">
          <table:table-cell office:value-type="float" office:value="1396636917.073">
            <text:p>1396636917.073</text:p>
          </table:table-cell>
          <table:table-cell office:value-type="float" office:value="13.778">
            <text:p>13.778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 office:value-type="float" office:value="14.323">
            <text:p>14.323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/>
          <table:table-cell table:formula="of:=[.E642]/[.B642]" office:value-type="float" office:value="1.03955581361591">
            <text:p>1.0395558136</text:p>
          </table:table-cell>
          <table:table-cell table:formula="of:=[.E642]-[.B642]" office:value-type="float" office:value="0.545">
            <text:p>0.545</text:p>
          </table:table-cell>
        </table:table-row>
        <table:table-row table:style-name="ro1">
          <table:table-cell office:value-type="float" office:value="1396636917.867">
            <text:p>1396636917.867</text:p>
          </table:table-cell>
          <table:table-cell office:value-type="float" office:value="12.058">
            <text:p>12.058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2.586">
            <text:p>12.58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643]/[.B643]" office:value-type="float" office:value="1.04378835627799">
            <text:p>1.0437883563</text:p>
          </table:table-cell>
          <table:table-cell table:formula="of:=[.E643]-[.B643]" office:value-type="float" office:value="0.528000000000001">
            <text:p>0.528</text:p>
          </table:table-cell>
        </table:table-row>
        <table:table-row table:style-name="ro1">
          <table:table-cell office:value-type="float" office:value="1396636922.507">
            <text:p>1396636922.507</text:p>
          </table:table-cell>
          <table:table-cell office:value-type="float" office:value="11.561">
            <text:p>11.561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3.017">
            <text:p>13.01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644]/[.B644]" office:value-type="float" office:value="1.12594066257244">
            <text:p>1.1259406626</text:p>
          </table:table-cell>
          <table:table-cell table:formula="of:=[.E644]-[.B644]" office:value-type="float" office:value="1.456">
            <text:p>1.456</text:p>
          </table:table-cell>
        </table:table-row>
        <table:table-row table:style-name="ro1">
          <table:table-cell office:value-type="float" office:value="1396636922.522">
            <text:p>1396636922.522</text:p>
          </table:table-cell>
          <table:table-cell office:value-type="float" office:value="13.83">
            <text:p>13.83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96.379">
            <text:p>96.379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645]/[.B645]" office:value-type="float" office:value="6.96883586406363">
            <text:p>6.9688358641</text:p>
          </table:table-cell>
          <table:table-cell table:formula="of:=[.E645]-[.B645]" office:value-type="float" office:value="82.549">
            <text:p>82.549</text:p>
          </table:table-cell>
        </table:table-row>
        <table:table-row table:style-name="ro1">
          <table:table-cell office:value-type="float" office:value="1396636922.613">
            <text:p>1396636922.613</text:p>
          </table:table-cell>
          <table:table-cell office:value-type="float" office:value="11.524">
            <text:p>11.524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06.237">
            <text:p>106.237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46]/[.B646]" office:value-type="float" office:value="9.21876084692815">
            <text:p>9.2187608469</text:p>
          </table:table-cell>
          <table:table-cell table:formula="of:=[.E646]-[.B646]" office:value-type="float" office:value="94.713">
            <text:p>94.713</text:p>
          </table:table-cell>
        </table:table-row>
        <table:table-row table:style-name="ro1">
          <table:table-cell office:value-type="float" office:value="1396636923.585">
            <text:p>1396636923.585</text:p>
          </table:table-cell>
          <table:table-cell office:value-type="float" office:value="11.706">
            <text:p>11.706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2.503">
            <text:p>12.503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47]/[.B647]" office:value-type="float" office:value="1.06808474286691">
            <text:p>1.0680847429</text:p>
          </table:table-cell>
          <table:table-cell table:formula="of:=[.E647]-[.B647]" office:value-type="float" office:value="0.797000000000001">
            <text:p>0.797</text:p>
          </table:table-cell>
        </table:table-row>
        <table:table-row table:style-name="ro1">
          <table:table-cell office:value-type="float" office:value="1396636925.718">
            <text:p>1396636925.718</text:p>
          </table:table-cell>
          <table:table-cell office:value-type="float" office:value="109.664">
            <text:p>109.664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 office:value-type="float" office:value="1197.62">
            <text:p>1197.62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/>
          <table:table-cell table:formula="of:=[.E648]/[.B648]" office:value-type="float" office:value="10.9208126641377">
            <text:p>10.9208126641</text:p>
          </table:table-cell>
          <table:table-cell table:formula="of:=[.E648]-[.B648]" office:value-type="float" office:value="1087.956">
            <text:p>1087.956</text:p>
          </table:table-cell>
        </table:table-row>
        <table:table-row table:style-name="ro1">
          <table:table-cell office:value-type="float" office:value="1396636925.814">
            <text:p>1396636925.814</text:p>
          </table:table-cell>
          <table:table-cell office:value-type="float" office:value="36.003">
            <text:p>36.003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  <table:table-cell office:value-type="float" office:value="1103.042">
            <text:p>1103.042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  <table:table-cell/>
          <table:table-cell table:formula="of:=[.E649]/[.B649]" office:value-type="float" office:value="30.637502430353">
            <text:p>30.6375024304</text:p>
          </table:table-cell>
          <table:table-cell table:formula="of:=[.E649]-[.B649]" office:value-type="float" office:value="1067.039">
            <text:p>1067.039</text:p>
          </table:table-cell>
        </table:table-row>
        <table:table-row table:style-name="ro1">
          <table:table-cell office:value-type="float" office:value="1396636925.888">
            <text:p>1396636925.888</text:p>
          </table:table-cell>
          <table:table-cell office:value-type="float" office:value="12.827">
            <text:p>12.827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 office:value-type="float" office:value="1031.035">
            <text:p>1031.035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/>
          <table:table-cell table:formula="of:=[.E650]/[.B650]" office:value-type="float" office:value="80.3800576908085">
            <text:p>80.3800576908</text:p>
          </table:table-cell>
          <table:table-cell table:formula="of:=[.E650]-[.B650]" office:value-type="float" office:value="1018.208">
            <text:p>1018.208</text:p>
          </table:table-cell>
        </table:table-row>
        <table:table-row table:style-name="ro1">
          <table:table-cell office:value-type="float" office:value="1396636926.335">
            <text:p>1396636926.335</text:p>
          </table:table-cell>
          <table:table-cell office:value-type="float" office:value="11.261">
            <text:p>11.261</text:p>
          </table:table-cell>
          <table:table-cell office:value-type="float" office:value="1.37009">
            <text:p>1.37009</text:p>
          </table:table-cell>
          <table:table-cell office:value-type="float" office:value="1.37021">
            <text:p>1.37021</text:p>
          </table:table-cell>
          <table:table-cell office:value-type="float" office:value="586.292">
            <text:p>586.292</text:p>
          </table:table-cell>
          <table:table-cell office:value-type="float" office:value="1.37009">
            <text:p>1.37009</text:p>
          </table:table-cell>
          <table:table-cell office:value-type="float" office:value="1.37021">
            <text:p>1.37021</text:p>
          </table:table-cell>
          <table:table-cell/>
          <table:table-cell table:formula="of:=[.E651]/[.B651]" office:value-type="float" office:value="52.0639374833496">
            <text:p>52.0639374833</text:p>
          </table:table-cell>
          <table:table-cell table:formula="of:=[.E651]-[.B651]" office:value-type="float" office:value="575.031">
            <text:p>575.031</text:p>
          </table:table-cell>
        </table:table-row>
        <table:table-row table:style-name="ro1">
          <table:table-cell office:value-type="float" office:value="1396636927.986">
            <text:p>1396636927.986</text:p>
          </table:table-cell>
          <table:table-cell office:value-type="float" office:value="15.6">
            <text:p>15.6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 office:value-type="float" office:value="17.05">
            <text:p>17.05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/>
          <table:table-cell table:formula="of:=[.E652]/[.B652]" office:value-type="float" office:value="1.09294871794872">
            <text:p>1.0929487179</text:p>
          </table:table-cell>
          <table:table-cell table:formula="of:=[.E652]-[.B652]" office:value-type="float" office:value="1.45">
            <text:p>1.45</text:p>
          </table:table-cell>
        </table:table-row>
        <table:table-row table:style-name="ro1">
          <table:table-cell office:value-type="float" office:value="1396636929.824">
            <text:p>1396636929.824</text:p>
          </table:table-cell>
          <table:table-cell office:value-type="float" office:value="12.293">
            <text:p>12.293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  <table:table-cell office:value-type="float" office:value="13.787">
            <text:p>13.787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  <table:table-cell/>
          <table:table-cell table:formula="of:=[.E653]/[.B653]" office:value-type="float" office:value="1.1215325795168">
            <text:p>1.1215325795</text:p>
          </table:table-cell>
          <table:table-cell table:formula="of:=[.E653]-[.B653]" office:value-type="float" office:value="1.494">
            <text:p>1.494</text:p>
          </table:table-cell>
        </table:table-row>
        <table:table-row table:style-name="ro1">
          <table:table-cell office:value-type="float" office:value="1396636929.829">
            <text:p>1396636929.829</text:p>
          </table:table-cell>
          <table:table-cell office:value-type="float" office:value="26.148">
            <text:p>26.148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  <table:table-cell office:value-type="float" office:value="107.153">
            <text:p>107.153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  <table:table-cell/>
          <table:table-cell table:formula="of:=[.E654]/[.B654]" office:value-type="float" office:value="4.09794248126052">
            <text:p>4.0979424813</text:p>
          </table:table-cell>
          <table:table-cell table:formula="of:=[.E654]-[.B654]" office:value-type="float" office:value="81.005">
            <text:p>81.005</text:p>
          </table:table-cell>
        </table:table-row>
        <table:table-row table:style-name="ro1">
          <table:table-cell office:value-type="float" office:value="1396636929.919">
            <text:p>1396636929.919</text:p>
          </table:table-cell>
          <table:table-cell office:value-type="float" office:value="13.275">
            <text:p>13.275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18.577">
            <text:p>118.577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655]/[.B655]" office:value-type="float" office:value="8.93235404896422">
            <text:p>8.932354049</text:p>
          </table:table-cell>
          <table:table-cell table:formula="of:=[.E655]-[.B655]" office:value-type="float" office:value="105.302">
            <text:p>105.302</text:p>
          </table:table-cell>
        </table:table-row>
        <table:table-row table:style-name="ro1">
          <table:table-cell office:value-type="float" office:value="1396636929.932">
            <text:p>1396636929.932</text:p>
          </table:table-cell>
          <table:table-cell office:value-type="float" office:value="16.316">
            <text:p>16.316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06.788">
            <text:p>106.788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56]/[.B656]" office:value-type="float" office:value="6.54498651630302">
            <text:p>6.5449865163</text:p>
          </table:table-cell>
          <table:table-cell table:formula="of:=[.E656]-[.B656]" office:value-type="float" office:value="90.472">
            <text:p>90.472</text:p>
          </table:table-cell>
        </table:table-row>
        <table:table-row table:style-name="ro1">
          <table:table-cell office:value-type="float" office:value="1396636930.917">
            <text:p>1396636930.917</text:p>
          </table:table-cell>
          <table:table-cell office:value-type="float" office:value="10.922">
            <text:p>10.922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2.531">
            <text:p>12.53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57]/[.B657]" office:value-type="float" office:value="1.14731734114631">
            <text:p>1.1473173411</text:p>
          </table:table-cell>
          <table:table-cell table:formula="of:=[.E657]-[.B657]" office:value-type="float" office:value="1.609">
            <text:p>1.609</text:p>
          </table:table-cell>
        </table:table-row>
        <table:table-row table:style-name="ro1">
          <table:table-cell office:value-type="float" office:value="1396636930.954">
            <text:p>1396636930.954</text:p>
          </table:table-cell>
          <table:table-cell office:value-type="float" office:value="20.831">
            <text:p>20.831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77.754">
            <text:p>77.754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658]/[.B658]" office:value-type="float" office:value="3.73261005232586">
            <text:p>3.7326100523</text:p>
          </table:table-cell>
          <table:table-cell table:formula="of:=[.E658]-[.B658]" office:value-type="float" office:value="56.923">
            <text:p>56.923</text:p>
          </table:table-cell>
        </table:table-row>
        <table:table-row table:style-name="ro1">
          <table:table-cell office:value-type="float" office:value="1396636931.219">
            <text:p>1396636931.219</text:p>
          </table:table-cell>
          <table:table-cell office:value-type="float" office:value="20.996">
            <text:p>20.996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22.087">
            <text:p>22.087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59]/[.B659]" office:value-type="float" office:value="1.05196227852924">
            <text:p>1.0519622785</text:p>
          </table:table-cell>
          <table:table-cell table:formula="of:=[.E659]-[.B659]" office:value-type="float" office:value="1.091">
            <text:p>1.091</text:p>
          </table:table-cell>
        </table:table-row>
        <table:table-row table:style-name="ro1">
          <table:table-cell office:value-type="float" office:value="1396636933.251">
            <text:p>1396636933.251</text:p>
          </table:table-cell>
          <table:table-cell office:value-type="float" office:value="11.002">
            <text:p>11.002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2.11">
            <text:p>12.11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660]/[.B660]" office:value-type="float" office:value="1.10070896200691">
            <text:p>1.100708962</text:p>
          </table:table-cell>
          <table:table-cell table:formula="of:=[.E660]-[.B660]" office:value-type="float" office:value="1.108">
            <text:p>1.108</text:p>
          </table:table-cell>
        </table:table-row>
        <table:table-row table:style-name="ro1">
          <table:table-cell office:value-type="float" office:value="1396636958.762">
            <text:p>1396636958.762</text:p>
          </table:table-cell>
          <table:table-cell office:value-type="float" office:value="12.017">
            <text:p>12.017</text:p>
          </table:table-cell>
          <table:table-cell office:value-type="float" office:value="1.37013">
            <text:p>1.37013</text:p>
          </table:table-cell>
          <table:table-cell office:value-type="float" office:value="1.37022">
            <text:p>1.37022</text:p>
          </table:table-cell>
          <table:table-cell office:value-type="float" office:value="13.12">
            <text:p>13.12</text:p>
          </table:table-cell>
          <table:table-cell office:value-type="float" office:value="1.37013">
            <text:p>1.37013</text:p>
          </table:table-cell>
          <table:table-cell office:value-type="float" office:value="1.37022">
            <text:p>1.37022</text:p>
          </table:table-cell>
          <table:table-cell/>
          <table:table-cell table:formula="of:=[.E661]/[.B661]" office:value-type="float" office:value="1.09178663559957">
            <text:p>1.0917866356</text:p>
          </table:table-cell>
          <table:table-cell table:formula="of:=[.E661]-[.B661]" office:value-type="float" office:value="1.103">
            <text:p>1.103</text:p>
          </table:table-cell>
        </table:table-row>
        <table:table-row table:style-name="ro1">
          <table:table-cell office:value-type="float" office:value="1396636961.114">
            <text:p>1396636961.114</text:p>
          </table:table-cell>
          <table:table-cell office:value-type="float" office:value="13.363">
            <text:p>13.363</text:p>
          </table:table-cell>
          <table:table-cell office:value-type="float" office:value="1.37013">
            <text:p>1.37013</text:p>
          </table:table-cell>
          <table:table-cell office:value-type="float" office:value="1.37021">
            <text:p>1.37021</text:p>
          </table:table-cell>
          <table:table-cell office:value-type="float" office:value="14.361">
            <text:p>14.361</text:p>
          </table:table-cell>
          <table:table-cell office:value-type="float" office:value="1.37013">
            <text:p>1.37013</text:p>
          </table:table-cell>
          <table:table-cell office:value-type="float" office:value="1.37021">
            <text:p>1.37021</text:p>
          </table:table-cell>
          <table:table-cell/>
          <table:table-cell table:formula="of:=[.E662]/[.B662]" office:value-type="float" office:value="1.07468382848163">
            <text:p>1.0746838285</text:p>
          </table:table-cell>
          <table:table-cell table:formula="of:=[.E662]-[.B662]" office:value-type="float" office:value="0.998000000000001">
            <text:p>0.998</text:p>
          </table:table-cell>
        </table:table-row>
        <table:table-row table:style-name="ro1">
          <table:table-cell office:value-type="float" office:value="1396636961.298">
            <text:p>1396636961.298</text:p>
          </table:table-cell>
          <table:table-cell office:value-type="float" office:value="14.109">
            <text:p>14.109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 office:value-type="float" office:value="13.345">
            <text:p>13.345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/>
          <table:table-cell table:formula="of:=[.E663]/[.B663]" office:value-type="float" office:value="0.945850166560352">
            <text:p>0.9458501666</text:p>
          </table:table-cell>
          <table:table-cell table:formula="of:=[.E663]-[.B663]" office:value-type="float" office:value="-0.763999999999999">
            <text:p>-0.764</text:p>
          </table:table-cell>
        </table:table-row>
        <table:table-row table:style-name="ro1">
          <table:table-cell office:value-type="float" office:value="1396636962.212">
            <text:p>1396636962.212</text:p>
          </table:table-cell>
          <table:table-cell office:value-type="float" office:value="89.848">
            <text:p>89.848</text:p>
          </table:table-cell>
          <table:table-cell office:value-type="float" office:value="1.37016">
            <text:p>1.37016</text:p>
          </table:table-cell>
          <table:table-cell office:value-type="float" office:value="1.37024">
            <text:p>1.37024</text:p>
          </table:table-cell>
          <table:table-cell office:value-type="float" office:value="836.107">
            <text:p>836.107</text:p>
          </table:table-cell>
          <table:table-cell office:value-type="float" office:value="1.37016">
            <text:p>1.37016</text:p>
          </table:table-cell>
          <table:table-cell office:value-type="float" office:value="1.37024">
            <text:p>1.37024</text:p>
          </table:table-cell>
          <table:table-cell/>
          <table:table-cell table:formula="of:=[.E664]/[.B664]" office:value-type="float" office:value="9.30579423025554">
            <text:p>9.3057942303</text:p>
          </table:table-cell>
          <table:table-cell table:formula="of:=[.E664]-[.B664]" office:value-type="float" office:value="746.259">
            <text:p>746.259</text:p>
          </table:table-cell>
        </table:table-row>
        <table:table-row table:style-name="ro1">
          <table:table-cell office:value-type="float" office:value="1396636962.532">
            <text:p>1396636962.532</text:p>
          </table:table-cell>
          <table:table-cell office:value-type="float" office:value="15.805">
            <text:p>15.805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518.331">
            <text:p>518.331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665]/[.B665]" office:value-type="float" office:value="32.7953812084783">
            <text:p>32.7953812085</text:p>
          </table:table-cell>
          <table:table-cell table:formula="of:=[.E665]-[.B665]" office:value-type="float" office:value="502.526">
            <text:p>502.526</text:p>
          </table:table-cell>
        </table:table-row>
        <table:table-row table:style-name="ro1">
          <table:table-cell office:value-type="float" office:value="1396636968.413">
            <text:p>1396636968.413</text:p>
          </table:table-cell>
          <table:table-cell office:value-type="float" office:value="13.036">
            <text:p>13.036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3.864">
            <text:p>13.864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66]/[.B666]" office:value-type="float" office:value="1.06351641607855">
            <text:p>1.0635164161</text:p>
          </table:table-cell>
          <table:table-cell table:formula="of:=[.E666]-[.B666]" office:value-type="float" office:value="0.828000000000001">
            <text:p>0.828</text:p>
          </table:table-cell>
        </table:table-row>
        <table:table-row table:style-name="ro1">
          <table:table-cell office:value-type="float" office:value="1396636969.712">
            <text:p>1396636969.712</text:p>
          </table:table-cell>
          <table:table-cell office:value-type="float" office:value="12.906">
            <text:p>12.906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13.967">
            <text:p>13.967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667]/[.B667]" office:value-type="float" office:value="1.08220982488765">
            <text:p>1.0822098249</text:p>
          </table:table-cell>
          <table:table-cell table:formula="of:=[.E667]-[.B667]" office:value-type="float" office:value="1.061">
            <text:p>1.061</text:p>
          </table:table-cell>
        </table:table-row>
        <table:table-row table:style-name="ro1">
          <table:table-cell office:value-type="float" office:value="1396636977.213">
            <text:p>1396636977.213</text:p>
          </table:table-cell>
          <table:table-cell office:value-type="float" office:value="36.837">
            <text:p>36.837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11.924">
            <text:p>111.924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668]/[.B668]" office:value-type="float" office:value="3.03835817248962">
            <text:p>3.0383581725</text:p>
          </table:table-cell>
          <table:table-cell table:formula="of:=[.E668]-[.B668]" office:value-type="float" office:value="75.087">
            <text:p>75.087</text:p>
          </table:table-cell>
        </table:table-row>
        <table:table-row table:style-name="ro1">
          <table:table-cell office:value-type="float" office:value="1396636977.238">
            <text:p>1396636977.238</text:p>
          </table:table-cell>
          <table:table-cell office:value-type="float" office:value="34.4">
            <text:p>34.4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89.355">
            <text:p>89.355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669]/[.B669]" office:value-type="float" office:value="2.59752906976744">
            <text:p>2.5975290698</text:p>
          </table:table-cell>
          <table:table-cell table:formula="of:=[.E669]-[.B669]" office:value-type="float" office:value="54.955">
            <text:p>54.955</text:p>
          </table:table-cell>
        </table:table-row>
        <table:table-row table:style-name="ro1">
          <table:table-cell office:value-type="float" office:value="1396636977.412">
            <text:p>1396636977.412</text:p>
          </table:table-cell>
          <table:table-cell office:value-type="float" office:value="20.986">
            <text:p>20.986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22.808">
            <text:p>22.808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670]/[.B670]" office:value-type="float" office:value="1.08681978461832">
            <text:p>1.0868197846</text:p>
          </table:table-cell>
          <table:table-cell table:formula="of:=[.E670]-[.B670]" office:value-type="float" office:value="1.822">
            <text:p>1.822</text:p>
          </table:table-cell>
        </table:table-row>
        <table:table-row table:style-name="ro1">
          <table:table-cell office:value-type="float" office:value="1396636977.45">
            <text:p>1396636977.45</text:p>
          </table:table-cell>
          <table:table-cell office:value-type="float" office:value="13.962">
            <text:p>13.962</text:p>
          </table:table-cell>
          <table:table-cell office:value-type="float" office:value="1.37017">
            <text:p>1.37017</text:p>
          </table:table-cell>
          <table:table-cell office:value-type="float" office:value="1.37026">
            <text:p>1.37026</text:p>
          </table:table-cell>
          <table:table-cell office:value-type="float" office:value="76.617">
            <text:p>76.617</text:p>
          </table:table-cell>
          <table:table-cell office:value-type="float" office:value="1.37017">
            <text:p>1.37017</text:p>
          </table:table-cell>
          <table:table-cell office:value-type="float" office:value="1.37026">
            <text:p>1.37026</text:p>
          </table:table-cell>
          <table:table-cell/>
          <table:table-cell table:formula="of:=[.E671]/[.B671]" office:value-type="float" office:value="5.48753760206274">
            <text:p>5.4875376021</text:p>
          </table:table-cell>
          <table:table-cell table:formula="of:=[.E671]-[.B671]" office:value-type="float" office:value="62.655">
            <text:p>62.655</text:p>
          </table:table-cell>
        </table:table-row>
        <table:table-row table:style-name="ro1">
          <table:table-cell office:value-type="float" office:value="1396636977.519">
            <text:p>1396636977.519</text:p>
          </table:table-cell>
          <table:table-cell office:value-type="float" office:value="12.883">
            <text:p>12.883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107.704">
            <text:p>107.704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672]/[.B672]" office:value-type="float" office:value="8.36016455794458">
            <text:p>8.3601645579</text:p>
          </table:table-cell>
          <table:table-cell table:formula="of:=[.E672]-[.B672]" office:value-type="float" office:value="94.821">
            <text:p>94.821</text:p>
          </table:table-cell>
        </table:table-row>
        <table:table-row table:style-name="ro1">
          <table:table-cell office:value-type="float" office:value="1396636977.616">
            <text:p>1396636977.616</text:p>
          </table:table-cell>
          <table:table-cell office:value-type="float" office:value="11.473">
            <text:p>11.473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12.413">
            <text:p>112.413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673]/[.B673]" office:value-type="float" office:value="9.7980475899939">
            <text:p>9.79804759</text:p>
          </table:table-cell>
          <table:table-cell table:formula="of:=[.E673]-[.B673]" office:value-type="float" office:value="100.94">
            <text:p>100.94</text:p>
          </table:table-cell>
        </table:table-row>
        <table:table-row table:style-name="ro1">
          <table:table-cell office:value-type="float" office:value="1396636978.195">
            <text:p>1396636978.195</text:p>
          </table:table-cell>
          <table:table-cell office:value-type="float" office:value="13.652">
            <text:p>13.652</text:p>
          </table:table-cell>
          <table:table-cell office:value-type="float" office:value="1.37019">
            <text:p>1.37019</text:p>
          </table:table-cell>
          <table:table-cell office:value-type="float" office:value="1.37027">
            <text:p>1.37027</text:p>
          </table:table-cell>
          <table:table-cell office:value-type="float" office:value="14.497">
            <text:p>14.497</text:p>
          </table:table-cell>
          <table:table-cell office:value-type="float" office:value="1.37019">
            <text:p>1.37019</text:p>
          </table:table-cell>
          <table:table-cell office:value-type="float" office:value="1.37027">
            <text:p>1.37027</text:p>
          </table:table-cell>
          <table:table-cell/>
          <table:table-cell table:formula="of:=[.E674]/[.B674]" office:value-type="float" office:value="1.06189569293876">
            <text:p>1.0618956929</text:p>
          </table:table-cell>
          <table:table-cell table:formula="of:=[.E674]-[.B674]" office:value-type="float" office:value="0.845000000000001">
            <text:p>0.845</text:p>
          </table:table-cell>
        </table:table-row>
        <table:table-row table:style-name="ro1">
          <table:table-cell office:value-type="float" office:value="1396636980.928">
            <text:p>1396636980.928</text:p>
          </table:table-cell>
          <table:table-cell office:value-type="float" office:value="11.716">
            <text:p>11.716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.33">
            <text:p>13.3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75]/[.B675]" office:value-type="float" office:value="1.13776032775691">
            <text:p>1.1377603278</text:p>
          </table:table-cell>
          <table:table-cell table:formula="of:=[.E675]-[.B675]" office:value-type="float" office:value="1.614">
            <text:p>1.614</text:p>
          </table:table-cell>
        </table:table-row>
        <table:table-row table:style-name="ro1">
          <table:table-cell office:value-type="float" office:value="1396636983.387">
            <text:p>1396636983.387</text:p>
          </table:table-cell>
          <table:table-cell office:value-type="float" office:value="16.924">
            <text:p>16.92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6.269">
            <text:p>16.26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76]/[.B676]" office:value-type="float" office:value="0.961297565587331">
            <text:p>0.9612975656</text:p>
          </table:table-cell>
          <table:table-cell table:formula="of:=[.E676]-[.B676]" office:value-type="float" office:value="-0.655000000000001">
            <text:p>-0.655</text:p>
          </table:table-cell>
        </table:table-row>
        <table:table-row table:style-name="ro1">
          <table:table-cell office:value-type="float" office:value="1396636989.115">
            <text:p>1396636989.115</text:p>
          </table:table-cell>
          <table:table-cell office:value-type="float" office:value="20.267">
            <text:p>20.267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21.287">
            <text:p>21.287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677]/[.B677]" office:value-type="float" office:value="1.0503281196033">
            <text:p>1.0503281196</text:p>
          </table:table-cell>
          <table:table-cell table:formula="of:=[.E677]-[.B677]" office:value-type="float" office:value="1.02">
            <text:p>1.02</text:p>
          </table:table-cell>
        </table:table-row>
        <table:table-row table:style-name="ro1">
          <table:table-cell office:value-type="float" office:value="1396636989.151">
            <text:p>1396636989.151</text:p>
          </table:table-cell>
          <table:table-cell office:value-type="float" office:value="17.473">
            <text:p>17.47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82.317">
            <text:p>82.317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78]/[.B678]" office:value-type="float" office:value="4.71109712127282">
            <text:p>4.7110971213</text:p>
          </table:table-cell>
          <table:table-cell table:formula="of:=[.E678]-[.B678]" office:value-type="float" office:value="64.844">
            <text:p>64.844</text:p>
          </table:table-cell>
        </table:table-row>
        <table:table-row table:style-name="ro1">
          <table:table-cell office:value-type="float" office:value="1396636989.315">
            <text:p>1396636989.315</text:p>
          </table:table-cell>
          <table:table-cell office:value-type="float" office:value="13.963">
            <text:p>13.96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5.359">
            <text:p>15.359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679]/[.B679]" office:value-type="float" office:value="1.09997851464585">
            <text:p>1.0999785146</text:p>
          </table:table-cell>
          <table:table-cell table:formula="of:=[.E679]-[.B679]" office:value-type="float" office:value="1.396">
            <text:p>1.396</text:p>
          </table:table-cell>
        </table:table-row>
        <table:table-row table:style-name="ro1">
          <table:table-cell office:value-type="float" office:value="1396636995.231">
            <text:p>1396636995.231</text:p>
          </table:table-cell>
          <table:table-cell office:value-type="float" office:value="13.251">
            <text:p>13.251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4.575">
            <text:p>14.575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680]/[.B680]" office:value-type="float" office:value="1.09991698739718">
            <text:p>1.0999169874</text:p>
          </table:table-cell>
          <table:table-cell table:formula="of:=[.E680]-[.B680]" office:value-type="float" office:value="1.324">
            <text:p>1.324</text:p>
          </table:table-cell>
        </table:table-row>
        <table:table-row table:style-name="ro1">
          <table:table-cell office:value-type="float" office:value="1396636995.923">
            <text:p>1396636995.923</text:p>
          </table:table-cell>
          <table:table-cell office:value-type="float" office:value="14.975">
            <text:p>14.975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2.401">
            <text:p>12.401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681]/[.B681]" office:value-type="float" office:value="0.828113522537563">
            <text:p>0.8281135225</text:p>
          </table:table-cell>
          <table:table-cell table:formula="of:=[.E681]-[.B681]" office:value-type="float" office:value="-2.574">
            <text:p>-2.574</text:p>
          </table:table-cell>
        </table:table-row>
        <table:table-row table:style-name="ro1">
          <table:table-cell office:value-type="float" office:value="1396636998.053">
            <text:p>1396636998.053</text:p>
          </table:table-cell>
          <table:table-cell office:value-type="float" office:value="12.058">
            <text:p>12.058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3.132">
            <text:p>13.132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682]/[.B682]" office:value-type="float" office:value="1.08906949742909">
            <text:p>1.0890694974</text:p>
          </table:table-cell>
          <table:table-cell table:formula="of:=[.E682]-[.B682]" office:value-type="float" office:value="1.074">
            <text:p>1.074</text:p>
          </table:table-cell>
        </table:table-row>
        <table:table-row table:style-name="ro1">
          <table:table-cell office:value-type="float" office:value="1396637014.162">
            <text:p>1396637014.162</text:p>
          </table:table-cell>
          <table:table-cell office:value-type="float" office:value="11.702">
            <text:p>11.702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3.031">
            <text:p>13.031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683]/[.B683]" office:value-type="float" office:value="1.11357032985814">
            <text:p>1.1135703299</text:p>
          </table:table-cell>
          <table:table-cell table:formula="of:=[.E683]-[.B683]" office:value-type="float" office:value="1.329">
            <text:p>1.329</text:p>
          </table:table-cell>
        </table:table-row>
        <table:table-row table:style-name="ro1">
          <table:table-cell office:value-type="float" office:value="1396637014.169">
            <text:p>1396637014.169</text:p>
          </table:table-cell>
          <table:table-cell office:value-type="float" office:value="26.706">
            <text:p>26.70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07.659">
            <text:p>107.65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684]/[.B684]" office:value-type="float" office:value="4.03126638208642">
            <text:p>4.0312663821</text:p>
          </table:table-cell>
          <table:table-cell table:formula="of:=[.E684]-[.B684]" office:value-type="float" office:value="80.953">
            <text:p>80.953</text:p>
          </table:table-cell>
        </table:table-row>
        <table:table-row table:style-name="ro1">
          <table:table-cell office:value-type="float" office:value="1396637014.261">
            <text:p>1396637014.261</text:p>
          </table:table-cell>
          <table:table-cell office:value-type="float" office:value="14.549">
            <text:p>14.54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14.586">
            <text:p>114.58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685]/[.B685]" office:value-type="float" office:value="7.87586775723417">
            <text:p>7.8758677572</text:p>
          </table:table-cell>
          <table:table-cell table:formula="of:=[.E685]-[.B685]" office:value-type="float" office:value="100.037">
            <text:p>100.037</text:p>
          </table:table-cell>
        </table:table-row>
        <table:table-row table:style-name="ro1">
          <table:table-cell office:value-type="float" office:value="1396637014.571">
            <text:p>1396637014.571</text:p>
          </table:table-cell>
          <table:table-cell office:value-type="float" office:value="17.477">
            <text:p>17.477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8.768">
            <text:p>18.768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686]/[.B686]" office:value-type="float" office:value="1.07386851290267">
            <text:p>1.0738685129</text:p>
          </table:table-cell>
          <table:table-cell table:formula="of:=[.E686]-[.B686]" office:value-type="float" office:value="1.291">
            <text:p>1.291</text:p>
          </table:table-cell>
        </table:table-row>
        <table:table-row table:style-name="ro1">
          <table:table-cell office:value-type="float" office:value="1396637014.821">
            <text:p>1396637014.821</text:p>
          </table:table-cell>
          <table:table-cell office:value-type="float" office:value="16.381">
            <text:p>16.381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7.482">
            <text:p>17.482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687]/[.B687]" office:value-type="float" office:value="1.06721201391856">
            <text:p>1.0672120139</text:p>
          </table:table-cell>
          <table:table-cell table:formula="of:=[.E687]-[.B687]" office:value-type="float" office:value="1.101">
            <text:p>1.101</text:p>
          </table:table-cell>
        </table:table-row>
        <table:table-row table:style-name="ro1">
          <table:table-cell office:value-type="float" office:value="1396637027.363">
            <text:p>1396637027.363</text:p>
          </table:table-cell>
          <table:table-cell office:value-type="float" office:value="13.615">
            <text:p>13.615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001.294">
            <text:p>1001.29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688]/[.B688]" office:value-type="float" office:value="73.5434447300771">
            <text:p>73.5434447301</text:p>
          </table:table-cell>
          <table:table-cell table:formula="of:=[.E688]-[.B688]" office:value-type="float" office:value="987.679">
            <text:p>987.679</text:p>
          </table:table-cell>
        </table:table-row>
        <table:table-row table:style-name="ro1">
          <table:table-cell office:value-type="float" office:value="1396637030.363">
            <text:p>1396637030.363</text:p>
          </table:table-cell>
          <table:table-cell office:value-type="float" office:value="11.878">
            <text:p>11.878</text:p>
          </table:table-cell>
          <table:table-cell office:value-type="float" office:value="1.37019">
            <text:p>1.37019</text:p>
          </table:table-cell>
          <table:table-cell office:value-type="float" office:value="1.37028">
            <text:p>1.37028</text:p>
          </table:table-cell>
          <table:table-cell office:value-type="float" office:value="13.032">
            <text:p>13.032</text:p>
          </table:table-cell>
          <table:table-cell office:value-type="float" office:value="1.37019">
            <text:p>1.37019</text:p>
          </table:table-cell>
          <table:table-cell office:value-type="float" office:value="1.37028">
            <text:p>1.37028</text:p>
          </table:table-cell>
          <table:table-cell/>
          <table:table-cell table:formula="of:=[.E689]/[.B689]" office:value-type="float" office:value="1.09715440309816">
            <text:p>1.0971544031</text:p>
          </table:table-cell>
          <table:table-cell table:formula="of:=[.E689]-[.B689]" office:value-type="float" office:value="1.154">
            <text:p>1.154</text:p>
          </table:table-cell>
        </table:table-row>
        <table:table-row table:style-name="ro1">
          <table:table-cell office:value-type="float" office:value="1396637039.028">
            <text:p>1396637039.028</text:p>
          </table:table-cell>
          <table:table-cell office:value-type="float" office:value="13.252">
            <text:p>13.252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11.584">
            <text:p>11.584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690]/[.B690]" office:value-type="float" office:value="0.874132206459402">
            <text:p>0.8741322065</text:p>
          </table:table-cell>
          <table:table-cell table:formula="of:=[.E690]-[.B690]" office:value-type="float" office:value="-1.668">
            <text:p>-1.668</text:p>
          </table:table-cell>
        </table:table-row>
        <table:table-row table:style-name="ro1">
          <table:table-cell office:value-type="float" office:value="1396637044.25">
            <text:p>1396637044.25</text:p>
          </table:table-cell>
          <table:table-cell office:value-type="float" office:value="13.264">
            <text:p>13.264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026">
            <text:p>12.02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691]/[.B691]" office:value-type="float" office:value="0.906664656212304">
            <text:p>0.9066646562</text:p>
          </table:table-cell>
          <table:table-cell table:formula="of:=[.E691]-[.B691]" office:value-type="float" office:value="-1.238">
            <text:p>-1.238</text:p>
          </table:table-cell>
        </table:table-row>
        <table:table-row table:style-name="ro1">
          <table:table-cell office:value-type="float" office:value="1396637044.28">
            <text:p>1396637044.28</text:p>
          </table:table-cell>
          <table:table-cell office:value-type="float" office:value="16.264">
            <text:p>16.264</text:p>
          </table:table-cell>
          <table:table-cell office:value-type="float" office:value="1.3702">
            <text:p>1.3702</text:p>
          </table:table-cell>
          <table:table-cell office:value-type="float" office:value="1.37034">
            <text:p>1.37034</text:p>
          </table:table-cell>
          <table:table-cell office:value-type="float" office:value="86.738">
            <text:p>86.738</text:p>
          </table:table-cell>
          <table:table-cell office:value-type="float" office:value="1.3702">
            <text:p>1.3702</text:p>
          </table:table-cell>
          <table:table-cell office:value-type="float" office:value="1.37034">
            <text:p>1.37034</text:p>
          </table:table-cell>
          <table:table-cell/>
          <table:table-cell table:formula="of:=[.E692]/[.B692]" office:value-type="float" office:value="5.33312838170192">
            <text:p>5.3331283817</text:p>
          </table:table-cell>
          <table:table-cell table:formula="of:=[.E692]-[.B692]" office:value-type="float" office:value="70.474">
            <text:p>70.474</text:p>
          </table:table-cell>
        </table:table-row>
        <table:table-row table:style-name="ro1">
          <table:table-cell office:value-type="float" office:value="1396637044.472">
            <text:p>1396637044.472</text:p>
          </table:table-cell>
          <table:table-cell office:value-type="float" office:value="11.879">
            <text:p>11.879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2.111">
            <text:p>12.111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693]/[.B693]" office:value-type="float" office:value="1.01953026349019">
            <text:p>1.0195302635</text:p>
          </table:table-cell>
          <table:table-cell table:formula="of:=[.E693]-[.B693]" office:value-type="float" office:value="0.232000000000001">
            <text:p>0.232</text:p>
          </table:table-cell>
        </table:table-row>
        <table:table-row table:style-name="ro1">
          <table:table-cell office:value-type="float" office:value="1396637050.513">
            <text:p>1396637050.513</text:p>
          </table:table-cell>
          <table:table-cell office:value-type="float" office:value="13.53">
            <text:p>13.53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4.425">
            <text:p>14.425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694]/[.B694]" office:value-type="float" office:value="1.06614929785662">
            <text:p>1.0661492979</text:p>
          </table:table-cell>
          <table:table-cell table:formula="of:=[.E694]-[.B694]" office:value-type="float" office:value="0.895000000000001">
            <text:p>0.895</text:p>
          </table:table-cell>
        </table:table-row>
        <table:table-row table:style-name="ro1">
          <table:table-cell office:value-type="float" office:value="1396637051.827">
            <text:p>1396637051.827</text:p>
          </table:table-cell>
          <table:table-cell office:value-type="float" office:value="15.045">
            <text:p>15.045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1.74">
            <text:p>11.74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695]/[.B695]" office:value-type="float" office:value="0.780325689597873">
            <text:p>0.7803256896</text:p>
          </table:table-cell>
          <table:table-cell table:formula="of:=[.E695]-[.B695]" office:value-type="float" office:value="-3.305">
            <text:p>-3.305</text:p>
          </table:table-cell>
        </table:table-row>
        <table:table-row table:style-name="ro1">
          <table:table-cell office:value-type="float" office:value="1396637060.912">
            <text:p>1396637060.912</text:p>
          </table:table-cell>
          <table:table-cell office:value-type="float" office:value="15.046">
            <text:p>15.046</text:p>
          </table:table-cell>
          <table:table-cell office:value-type="float" office:value="1.37025">
            <text:p>1.37025</text:p>
          </table:table-cell>
          <table:table-cell office:value-type="float" office:value="1.37034">
            <text:p>1.37034</text:p>
          </table:table-cell>
          <table:table-cell office:value-type="float" office:value="15.423">
            <text:p>15.423</text:p>
          </table:table-cell>
          <table:table-cell office:value-type="float" office:value="1.37025">
            <text:p>1.37025</text:p>
          </table:table-cell>
          <table:table-cell office:value-type="float" office:value="1.37034">
            <text:p>1.37034</text:p>
          </table:table-cell>
          <table:table-cell/>
          <table:table-cell table:formula="of:=[.E696]/[.B696]" office:value-type="float" office:value="1.02505649342018">
            <text:p>1.0250564934</text:p>
          </table:table-cell>
          <table:table-cell table:formula="of:=[.E696]-[.B696]" office:value-type="float" office:value="0.377000000000001">
            <text:p>0.377</text:p>
          </table:table-cell>
        </table:table-row>
        <table:table-row table:style-name="ro1">
          <table:table-cell office:value-type="float" office:value="1396637069.123">
            <text:p>1396637069.123</text:p>
          </table:table-cell>
          <table:table-cell office:value-type="float" office:value="14.928">
            <text:p>14.928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 office:value-type="float" office:value="15.254">
            <text:p>15.254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/>
          <table:table-cell table:formula="of:=[.E697]/[.B697]" office:value-type="float" office:value="1.02183815648446">
            <text:p>1.0218381565</text:p>
          </table:table-cell>
          <table:table-cell table:formula="of:=[.E697]-[.B697]" office:value-type="float" office:value="0.325999999999999">
            <text:p>0.326</text:p>
          </table:table-cell>
        </table:table-row>
        <table:table-row table:style-name="ro1">
          <table:table-cell office:value-type="float" office:value="1396637069.303">
            <text:p>1396637069.303</text:p>
          </table:table-cell>
          <table:table-cell office:value-type="float" office:value="14.989">
            <text:p>14.989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413">
            <text:p>13.41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698]/[.B698]" office:value-type="float" office:value="0.89485622790046">
            <text:p>0.8948562279</text:p>
          </table:table-cell>
          <table:table-cell table:formula="of:=[.E698]-[.B698]" office:value-type="float" office:value="-1.576">
            <text:p>-1.576</text:p>
          </table:table-cell>
        </table:table-row>
        <table:table-row table:style-name="ro1">
          <table:table-cell office:value-type="float" office:value="1396637069.393">
            <text:p>1396637069.393</text:p>
          </table:table-cell>
          <table:table-cell office:value-type="float" office:value="11.739">
            <text:p>11.73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26.999">
            <text:p>26.99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699]/[.B699]" office:value-type="float" office:value="2.29994036970781">
            <text:p>2.2999403697</text:p>
          </table:table-cell>
          <table:table-cell table:formula="of:=[.E699]-[.B699]" office:value-type="float" office:value="15.26">
            <text:p>15.26</text:p>
          </table:table-cell>
        </table:table-row>
        <table:table-row table:style-name="ro1">
          <table:table-cell office:value-type="float" office:value="1396637070.054">
            <text:p>1396637070.054</text:p>
          </table:table-cell>
          <table:table-cell office:value-type="float" office:value="36.486">
            <text:p>36.486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14">
            <text:p>14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700]/[.B700]" office:value-type="float" office:value="0.383708819821301">
            <text:p>0.3837088198</text:p>
          </table:table-cell>
          <table:table-cell table:formula="of:=[.E700]-[.B700]" office:value-type="float" office:value="-22.486">
            <text:p>-22.486</text:p>
          </table:table-cell>
        </table:table-row>
        <table:table-row table:style-name="ro1">
          <table:table-cell office:value-type="float" office:value="1396637071.245">
            <text:p>1396637071.245</text:p>
          </table:table-cell>
          <table:table-cell office:value-type="float" office:value="13.163">
            <text:p>13.163</text:p>
          </table:table-cell>
          <table:table-cell office:value-type="float" office:value="1.37027">
            <text:p>1.37027</text:p>
          </table:table-cell>
          <table:table-cell office:value-type="float" office:value="1.37036">
            <text:p>1.37036</text:p>
          </table:table-cell>
          <table:table-cell office:value-type="float" office:value="14.897">
            <text:p>14.897</text:p>
          </table:table-cell>
          <table:table-cell office:value-type="float" office:value="1.37027">
            <text:p>1.37027</text:p>
          </table:table-cell>
          <table:table-cell office:value-type="float" office:value="1.37036">
            <text:p>1.37036</text:p>
          </table:table-cell>
          <table:table-cell/>
          <table:table-cell table:formula="of:=[.E701]/[.B701]" office:value-type="float" office:value="1.1317328876396">
            <text:p>1.1317328876</text:p>
          </table:table-cell>
          <table:table-cell table:formula="of:=[.E701]-[.B701]" office:value-type="float" office:value="1.734">
            <text:p>1.734</text:p>
          </table:table-cell>
        </table:table-row>
        <table:table-row table:style-name="ro1">
          <table:table-cell office:value-type="float" office:value="1396637071.998">
            <text:p>1396637071.998</text:p>
          </table:table-cell>
          <table:table-cell office:value-type="float" office:value="12.577">
            <text:p>12.577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 office:value-type="float" office:value="13.324">
            <text:p>13.324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/>
          <table:table-cell table:formula="of:=[.E702]/[.B702]" office:value-type="float" office:value="1.05939413214598">
            <text:p>1.0593941321</text:p>
          </table:table-cell>
          <table:table-cell table:formula="of:=[.E702]-[.B702]" office:value-type="float" office:value="0.747">
            <text:p>0.747</text:p>
          </table:table-cell>
        </table:table-row>
        <table:table-row table:style-name="ro1">
          <table:table-cell office:value-type="float" office:value="1396637072.41">
            <text:p>1396637072.41</text:p>
          </table:table-cell>
          <table:table-cell office:value-type="float" office:value="12.271">
            <text:p>12.271</text:p>
          </table:table-cell>
          <table:table-cell office:value-type="float" office:value="1.37027">
            <text:p>1.37027</text:p>
          </table:table-cell>
          <table:table-cell office:value-type="float" office:value="1.37036">
            <text:p>1.37036</text:p>
          </table:table-cell>
          <table:table-cell office:value-type="float" office:value="13.931">
            <text:p>13.931</text:p>
          </table:table-cell>
          <table:table-cell office:value-type="float" office:value="1.37027">
            <text:p>1.37027</text:p>
          </table:table-cell>
          <table:table-cell office:value-type="float" office:value="1.37036">
            <text:p>1.37036</text:p>
          </table:table-cell>
          <table:table-cell/>
          <table:table-cell table:formula="of:=[.E703]/[.B703]" office:value-type="float" office:value="1.13527829842719">
            <text:p>1.1352782984</text:p>
          </table:table-cell>
          <table:table-cell table:formula="of:=[.E703]-[.B703]" office:value-type="float" office:value="1.66">
            <text:p>1.66</text:p>
          </table:table-cell>
        </table:table-row>
        <table:table-row table:style-name="ro1">
          <table:table-cell office:value-type="float" office:value="1396637079.824">
            <text:p>1396637079.824</text:p>
          </table:table-cell>
          <table:table-cell office:value-type="float" office:value="14.234">
            <text:p>14.234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15.123">
            <text:p>15.123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704]/[.B704]" office:value-type="float" office:value="1.0624560910496">
            <text:p>1.062456091</text:p>
          </table:table-cell>
          <table:table-cell table:formula="of:=[.E704]-[.B704]" office:value-type="float" office:value="0.888999999999999">
            <text:p>0.889</text:p>
          </table:table-cell>
        </table:table-row>
        <table:table-row table:style-name="ro1">
          <table:table-cell office:value-type="float" office:value="1396637084.04">
            <text:p>1396637084.04</text:p>
          </table:table-cell>
          <table:table-cell office:value-type="float" office:value="14.589">
            <text:p>14.589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5.384">
            <text:p>15.384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705]/[.B705]" office:value-type="float" office:value="1.0544931112482">
            <text:p>1.0544931112</text:p>
          </table:table-cell>
          <table:table-cell table:formula="of:=[.E705]-[.B705]" office:value-type="float" office:value="0.795">
            <text:p>0.795</text:p>
          </table:table-cell>
        </table:table-row>
        <table:table-row table:style-name="ro1">
          <table:table-cell office:value-type="float" office:value="1396637084.053">
            <text:p>1396637084.053</text:p>
          </table:table-cell>
          <table:table-cell office:value-type="float" office:value="24.161">
            <text:p>24.16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02.932">
            <text:p>102.932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06]/[.B706]" office:value-type="float" office:value="4.26025412855428">
            <text:p>4.2602541286</text:p>
          </table:table-cell>
          <table:table-cell table:formula="of:=[.E706]-[.B706]" office:value-type="float" office:value="78.771">
            <text:p>78.771</text:p>
          </table:table-cell>
        </table:table-row>
        <table:table-row table:style-name="ro1">
          <table:table-cell office:value-type="float" office:value="1396637084.315">
            <text:p>1396637084.315</text:p>
          </table:table-cell>
          <table:table-cell office:value-type="float" office:value="12.144">
            <text:p>12.144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2.02">
            <text:p>12.02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707]/[.B707]" office:value-type="float" office:value="0.989789196310935">
            <text:p>0.9897891963</text:p>
          </table:table-cell>
          <table:table-cell table:formula="of:=[.E707]-[.B707]" office:value-type="float" office:value="-0.124000000000001">
            <text:p>-0.124</text:p>
          </table:table-cell>
        </table:table-row>
        <table:table-row table:style-name="ro1">
          <table:table-cell office:value-type="float" office:value="1396637084.839">
            <text:p>1396637084.839</text:p>
          </table:table-cell>
          <table:table-cell office:value-type="float" office:value="11.319">
            <text:p>11.319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2.603">
            <text:p>12.603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08]/[.B708]" office:value-type="float" office:value="1.11343758282534">
            <text:p>1.1134375828</text:p>
          </table:table-cell>
          <table:table-cell table:formula="of:=[.E708]-[.B708]" office:value-type="float" office:value="1.284">
            <text:p>1.284</text:p>
          </table:table-cell>
        </table:table-row>
        <table:table-row table:style-name="ro1">
          <table:table-cell office:value-type="float" office:value="1396637085.668">
            <text:p>1396637085.668</text:p>
          </table:table-cell>
          <table:table-cell office:value-type="float" office:value="12.017">
            <text:p>12.017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108">
            <text:p>13.108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709]/[.B709]" office:value-type="float" office:value="1.09078805026213">
            <text:p>1.0907880503</text:p>
          </table:table-cell>
          <table:table-cell table:formula="of:=[.E709]-[.B709]" office:value-type="float" office:value="1.091">
            <text:p>1.091</text:p>
          </table:table-cell>
        </table:table-row>
        <table:table-row table:style-name="ro1">
          <table:table-cell office:value-type="float" office:value="1396637087.041">
            <text:p>1396637087.041</text:p>
          </table:table-cell>
          <table:table-cell office:value-type="float" office:value="13.297">
            <text:p>13.297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0.464">
            <text:p>10.464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710]/[.B710]" office:value-type="float" office:value="0.786944423554185">
            <text:p>0.7869444236</text:p>
          </table:table-cell>
          <table:table-cell table:formula="of:=[.E710]-[.B710]" office:value-type="float" office:value="-2.833">
            <text:p>-2.833</text:p>
          </table:table-cell>
        </table:table-row>
        <table:table-row table:style-name="ro1">
          <table:table-cell office:value-type="float" office:value="1396637087.341">
            <text:p>1396637087.341</text:p>
          </table:table-cell>
          <table:table-cell office:value-type="float" office:value="16.001">
            <text:p>16.001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7.573">
            <text:p>17.573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711]/[.B711]" office:value-type="float" office:value="1.09824385975877">
            <text:p>1.0982438598</text:p>
          </table:table-cell>
          <table:table-cell table:formula="of:=[.E711]-[.B711]" office:value-type="float" office:value="1.572">
            <text:p>1.572</text:p>
          </table:table-cell>
        </table:table-row>
        <table:table-row table:style-name="ro1">
          <table:table-cell office:value-type="float" office:value="1396637087.349">
            <text:p>1396637087.349</text:p>
          </table:table-cell>
          <table:table-cell office:value-type="float" office:value="34.662">
            <text:p>34.662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104.291">
            <text:p>104.291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712]/[.B712]" office:value-type="float" office:value="3.00879926143904">
            <text:p>3.0087992614</text:p>
          </table:table-cell>
          <table:table-cell table:formula="of:=[.E712]-[.B712]" office:value-type="float" office:value="69.629">
            <text:p>69.629</text:p>
          </table:table-cell>
        </table:table-row>
        <table:table-row table:style-name="ro1">
          <table:table-cell office:value-type="float" office:value="1396637087.624">
            <text:p>1396637087.624</text:p>
          </table:table-cell>
          <table:table-cell office:value-type="float" office:value="16.538">
            <text:p>16.538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8.586">
            <text:p>18.586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713]/[.B713]" office:value-type="float" office:value="1.1238360140283">
            <text:p>1.123836014</text:p>
          </table:table-cell>
          <table:table-cell table:formula="of:=[.E713]-[.B713]" office:value-type="float" office:value="2.048">
            <text:p>2.048</text:p>
          </table:table-cell>
        </table:table-row>
        <table:table-row table:style-name="ro1">
          <table:table-cell office:value-type="float" office:value="1396637088.219">
            <text:p>1396637088.219</text:p>
          </table:table-cell>
          <table:table-cell office:value-type="float" office:value="17.133">
            <text:p>17.13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6.519">
            <text:p>16.519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714]/[.B714]" office:value-type="float" office:value="0.964162726901301">
            <text:p>0.9641627269</text:p>
          </table:table-cell>
          <table:table-cell table:formula="of:=[.E714]-[.B714]" office:value-type="float" office:value="-0.614000000000001">
            <text:p>-0.614</text:p>
          </table:table-cell>
        </table:table-row>
        <table:table-row table:style-name="ro1">
          <table:table-cell office:value-type="float" office:value="1396637091.017">
            <text:p>1396637091.017</text:p>
          </table:table-cell>
          <table:table-cell office:value-type="float" office:value="13.882">
            <text:p>13.88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6.422">
            <text:p>16.42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715]/[.B715]" office:value-type="float" office:value="1.18297075349373">
            <text:p>1.1829707535</text:p>
          </table:table-cell>
          <table:table-cell table:formula="of:=[.E715]-[.B715]" office:value-type="float" office:value="2.54">
            <text:p>2.54</text:p>
          </table:table-cell>
        </table:table-row>
        <table:table-row table:style-name="ro1">
          <table:table-cell office:value-type="float" office:value="1396637092.755">
            <text:p>1396637092.755</text:p>
          </table:table-cell>
          <table:table-cell office:value-type="float" office:value="11.561">
            <text:p>11.561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923">
            <text:p>12.92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716]/[.B716]" office:value-type="float" office:value="1.11780987803823">
            <text:p>1.117809878</text:p>
          </table:table-cell>
          <table:table-cell table:formula="of:=[.E716]-[.B716]" office:value-type="float" office:value="1.362">
            <text:p>1.362</text:p>
          </table:table-cell>
        </table:table-row>
        <table:table-row table:style-name="ro1">
          <table:table-cell office:value-type="float" office:value="1396637093.18">
            <text:p>1396637093.18</text:p>
          </table:table-cell>
          <table:table-cell office:value-type="float" office:value="11.12">
            <text:p>11.1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1.719">
            <text:p>11.71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717]/[.B717]" office:value-type="float" office:value="1.05386690647482">
            <text:p>1.0538669065</text:p>
          </table:table-cell>
          <table:table-cell table:formula="of:=[.E717]-[.B717]" office:value-type="float" office:value="0.599">
            <text:p>0.599</text:p>
          </table:table-cell>
        </table:table-row>
        <table:table-row table:style-name="ro1">
          <table:table-cell office:value-type="float" office:value="1396637098.251">
            <text:p>1396637098.251</text:p>
          </table:table-cell>
          <table:table-cell office:value-type="float" office:value="12.42">
            <text:p>12.4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4.051">
            <text:p>14.051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718]/[.B718]" office:value-type="float" office:value="1.13132045088567">
            <text:p>1.1313204509</text:p>
          </table:table-cell>
          <table:table-cell table:formula="of:=[.E718]-[.B718]" office:value-type="float" office:value="1.631">
            <text:p>1.631</text:p>
          </table:table-cell>
        </table:table-row>
        <table:table-row table:style-name="ro1">
          <table:table-cell office:value-type="float" office:value="1396637104.816">
            <text:p>1396637104.816</text:p>
          </table:table-cell>
          <table:table-cell office:value-type="float" office:value="13.641">
            <text:p>13.641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 office:value-type="float" office:value="15.288">
            <text:p>15.288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/>
          <table:table-cell table:formula="of:=[.E719]/[.B719]" office:value-type="float" office:value="1.12073894875742">
            <text:p>1.1207389488</text:p>
          </table:table-cell>
          <table:table-cell table:formula="of:=[.E719]-[.B719]" office:value-type="float" office:value="1.647">
            <text:p>1.647</text:p>
          </table:table-cell>
        </table:table-row>
        <table:table-row table:style-name="ro1">
          <table:table-cell office:value-type="float" office:value="1396637104.838">
            <text:p>1396637104.838</text:p>
          </table:table-cell>
          <table:table-cell office:value-type="float" office:value="13.126">
            <text:p>13.126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89.555">
            <text:p>89.555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720]/[.B720]" office:value-type="float" office:value="6.82271826908426">
            <text:p>6.8227182691</text:p>
          </table:table-cell>
          <table:table-cell table:formula="of:=[.E720]-[.B720]" office:value-type="float" office:value="76.429">
            <text:p>76.429</text:p>
          </table:table-cell>
        </table:table-row>
        <table:table-row table:style-name="ro1">
          <table:table-cell office:value-type="float" office:value="1396637105.015">
            <text:p>1396637105.015</text:p>
          </table:table-cell>
          <table:table-cell office:value-type="float" office:value="13.245">
            <text:p>13.245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4.466">
            <text:p>14.46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721]/[.B721]" office:value-type="float" office:value="1.09218573046433">
            <text:p>1.0921857305</text:p>
          </table:table-cell>
          <table:table-cell table:formula="of:=[.E721]-[.B721]" office:value-type="float" office:value="1.221">
            <text:p>1.221</text:p>
          </table:table-cell>
        </table:table-row>
        <table:table-row table:style-name="ro1">
          <table:table-cell office:value-type="float" office:value="1396637105.314">
            <text:p>1396637105.314</text:p>
          </table:table-cell>
          <table:table-cell office:value-type="float" office:value="12.306">
            <text:p>12.306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2.749">
            <text:p>12.749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22]/[.B722]" office:value-type="float" office:value="1.03599869982123">
            <text:p>1.0359986998</text:p>
          </table:table-cell>
          <table:table-cell table:formula="of:=[.E722]-[.B722]" office:value-type="float" office:value="0.443000000000001">
            <text:p>0.443</text:p>
          </table:table-cell>
        </table:table-row>
        <table:table-row table:style-name="ro1">
          <table:table-cell office:value-type="float" office:value="1396637105.463">
            <text:p>1396637105.463</text:p>
          </table:table-cell>
          <table:table-cell office:value-type="float" office:value="11.703">
            <text:p>11.703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649">
            <text:p>12.649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23]/[.B723]" office:value-type="float" office:value="1.08083397419465">
            <text:p>1.0808339742</text:p>
          </table:table-cell>
          <table:table-cell table:formula="of:=[.E723]-[.B723]" office:value-type="float" office:value="0.946000000000002">
            <text:p>0.946</text:p>
          </table:table-cell>
        </table:table-row>
        <table:table-row table:style-name="ro1">
          <table:table-cell office:value-type="float" office:value="1396637106.396">
            <text:p>1396637106.396</text:p>
          </table:table-cell>
          <table:table-cell office:value-type="float" office:value="18.047">
            <text:p>18.047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9.436">
            <text:p>19.436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24]/[.B724]" office:value-type="float" office:value="1.07696570067047">
            <text:p>1.0769657007</text:p>
          </table:table-cell>
          <table:table-cell table:formula="of:=[.E724]-[.B724]" office:value-type="float" office:value="1.389">
            <text:p>1.389</text:p>
          </table:table-cell>
        </table:table-row>
        <table:table-row table:style-name="ro1">
          <table:table-cell office:value-type="float" office:value="1396637106.702">
            <text:p>1396637106.702</text:p>
          </table:table-cell>
          <table:table-cell office:value-type="float" office:value="18.627">
            <text:p>18.627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7.394">
            <text:p>17.394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25]/[.B725]" office:value-type="float" office:value="0.933805765823804">
            <text:p>0.9338057658</text:p>
          </table:table-cell>
          <table:table-cell table:formula="of:=[.E725]-[.B725]" office:value-type="float" office:value="-1.233">
            <text:p>-1.233</text:p>
          </table:table-cell>
        </table:table-row>
        <table:table-row table:style-name="ro1">
          <table:table-cell office:value-type="float" office:value="1396637109.455">
            <text:p>1396637109.455</text:p>
          </table:table-cell>
          <table:table-cell office:value-type="float" office:value="14.162">
            <text:p>14.162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1.721">
            <text:p>11.721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726]/[.B726]" office:value-type="float" office:value="0.827637339358848">
            <text:p>0.8276373394</text:p>
          </table:table-cell>
          <table:table-cell table:formula="of:=[.E726]-[.B726]" office:value-type="float" office:value="-2.441">
            <text:p>-2.441</text:p>
          </table:table-cell>
        </table:table-row>
        <table:table-row table:style-name="ro1">
          <table:table-cell office:value-type="float" office:value="1396637112.31">
            <text:p>1396637112.31</text:p>
          </table:table-cell>
          <table:table-cell office:value-type="float" office:value="16.946">
            <text:p>16.946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8.515">
            <text:p>18.515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27]/[.B727]" office:value-type="float" office:value="1.09258822140918">
            <text:p>1.0925882214</text:p>
          </table:table-cell>
          <table:table-cell table:formula="of:=[.E727]-[.B727]" office:value-type="float" office:value="1.569">
            <text:p>1.569</text:p>
          </table:table-cell>
        </table:table-row>
        <table:table-row table:style-name="ro1">
          <table:table-cell office:value-type="float" office:value="1396637113.669">
            <text:p>1396637113.669</text:p>
          </table:table-cell>
          <table:table-cell office:value-type="float" office:value="11.717">
            <text:p>11.717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283">
            <text:p>13.283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728]/[.B728]" office:value-type="float" office:value="1.1336519586925">
            <text:p>1.1336519587</text:p>
          </table:table-cell>
          <table:table-cell table:formula="of:=[.E728]-[.B728]" office:value-type="float" office:value="1.566">
            <text:p>1.566</text:p>
          </table:table-cell>
        </table:table-row>
        <table:table-row table:style-name="ro1">
          <table:table-cell office:value-type="float" office:value="1396637119.22">
            <text:p>1396637119.22</text:p>
          </table:table-cell>
          <table:table-cell office:value-type="float" office:value="12.166">
            <text:p>12.166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3.043">
            <text:p>13.04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729]/[.B729]" office:value-type="float" office:value="1.07208614170639">
            <text:p>1.0720861417</text:p>
          </table:table-cell>
          <table:table-cell table:formula="of:=[.E729]-[.B729]" office:value-type="float" office:value="0.876999999999999">
            <text:p>0.877</text:p>
          </table:table-cell>
        </table:table-row>
        <table:table-row table:style-name="ro1">
          <table:table-cell office:value-type="float" office:value="1396637128.22">
            <text:p>1396637128.22</text:p>
          </table:table-cell>
          <table:table-cell office:value-type="float" office:value="15.481">
            <text:p>15.48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5.081">
            <text:p>15.08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30]/[.B730]" office:value-type="float" office:value="0.974161875847813">
            <text:p>0.9741618758</text:p>
          </table:table-cell>
          <table:table-cell table:formula="of:=[.E730]-[.B730]" office:value-type="float" office:value="-0.4">
            <text:p>-0.4</text:p>
          </table:table-cell>
        </table:table-row>
        <table:table-row table:style-name="ro1">
          <table:table-cell office:value-type="float" office:value="1396637130.224">
            <text:p>1396637130.224</text:p>
          </table:table-cell>
          <table:table-cell office:value-type="float" office:value="12.738">
            <text:p>12.738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 office:value-type="float" office:value="13.35">
            <text:p>13.35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/>
          <table:table-cell table:formula="of:=[.E731]/[.B731]" office:value-type="float" office:value="1.04804521902968">
            <text:p>1.048045219</text:p>
          </table:table-cell>
          <table:table-cell table:formula="of:=[.E731]-[.B731]" office:value-type="float" office:value="0.612">
            <text:p>0.612</text:p>
          </table:table-cell>
        </table:table-row>
        <table:table-row table:style-name="ro1">
          <table:table-cell office:value-type="float" office:value="1396637131.719">
            <text:p>1396637131.719</text:p>
          </table:table-cell>
          <table:table-cell office:value-type="float" office:value="13.627">
            <text:p>13.627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3.847">
            <text:p>13.847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32]/[.B732]" office:value-type="float" office:value="1.01614441916783">
            <text:p>1.0161444192</text:p>
          </table:table-cell>
          <table:table-cell table:formula="of:=[.E732]-[.B732]" office:value-type="float" office:value="0.219999999999999">
            <text:p>0.22</text:p>
          </table:table-cell>
        </table:table-row>
        <table:table-row table:style-name="ro1">
          <table:table-cell office:value-type="float" office:value="1396637137.201">
            <text:p>1396637137.201</text:p>
          </table:table-cell>
          <table:table-cell office:value-type="float" office:value="12.231">
            <text:p>12.23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87.152">
            <text:p>87.152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733]/[.B733]" office:value-type="float" office:value="7.1255007767149">
            <text:p>7.1255007767</text:p>
          </table:table-cell>
          <table:table-cell table:formula="of:=[.E733]-[.B733]" office:value-type="float" office:value="74.921">
            <text:p>74.921</text:p>
          </table:table-cell>
        </table:table-row>
        <table:table-row table:style-name="ro1">
          <table:table-cell office:value-type="float" office:value="1396637157.975">
            <text:p>1396637157.975</text:p>
          </table:table-cell>
          <table:table-cell office:value-type="float" office:value="14.799">
            <text:p>14.79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5.722">
            <text:p>15.722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34]/[.B734]" office:value-type="float" office:value="1.06236907899182">
            <text:p>1.062369079</text:p>
          </table:table-cell>
          <table:table-cell table:formula="of:=[.E734]-[.B734]" office:value-type="float" office:value="0.923">
            <text:p>0.923</text:p>
          </table:table-cell>
        </table:table-row>
        <table:table-row table:style-name="ro1">
          <table:table-cell office:value-type="float" office:value="1396637167.863">
            <text:p>1396637167.863</text:p>
          </table:table-cell>
          <table:table-cell office:value-type="float" office:value="11.564">
            <text:p>11.564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1.9">
            <text:p>11.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35]/[.B735]" office:value-type="float" office:value="1.02905569007264">
            <text:p>1.0290556901</text:p>
          </table:table-cell>
          <table:table-cell table:formula="of:=[.E735]-[.B735]" office:value-type="float" office:value="0.336">
            <text:p>0.336</text:p>
          </table:table-cell>
        </table:table-row>
        <table:table-row table:style-name="ro1">
          <table:table-cell office:value-type="float" office:value="1396637173.122">
            <text:p>1396637173.122</text:p>
          </table:table-cell>
          <table:table-cell office:value-type="float" office:value="14.514">
            <text:p>14.514</text:p>
          </table:table-cell>
          <table:table-cell office:value-type="float" office:value="1.37024">
            <text:p>1.37024</text:p>
          </table:table-cell>
          <table:table-cell office:value-type="float" office:value="1.37035">
            <text:p>1.37035</text:p>
          </table:table-cell>
          <table:table-cell office:value-type="float" office:value="14.189">
            <text:p>14.189</text:p>
          </table:table-cell>
          <table:table-cell office:value-type="float" office:value="1.37024">
            <text:p>1.37024</text:p>
          </table:table-cell>
          <table:table-cell office:value-type="float" office:value="1.37035">
            <text:p>1.37035</text:p>
          </table:table-cell>
          <table:table-cell/>
          <table:table-cell table:formula="of:=[.E736]/[.B736]" office:value-type="float" office:value="0.977607826925727">
            <text:p>0.9776078269</text:p>
          </table:table-cell>
          <table:table-cell table:formula="of:=[.E736]-[.B736]" office:value-type="float" office:value="-0.324999999999999">
            <text:p>-0.325</text:p>
          </table:table-cell>
        </table:table-row>
        <table:table-row table:style-name="ro1">
          <table:table-cell office:value-type="float" office:value="1396637173.52">
            <text:p>1396637173.52</text:p>
          </table:table-cell>
          <table:table-cell office:value-type="float" office:value="16.257">
            <text:p>16.257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6.67">
            <text:p>16.67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737]/[.B737]" office:value-type="float" office:value="1.02540444116381">
            <text:p>1.0254044412</text:p>
          </table:table-cell>
          <table:table-cell table:formula="of:=[.E737]-[.B737]" office:value-type="float" office:value="0.413">
            <text:p>0.413</text:p>
          </table:table-cell>
        </table:table-row>
        <table:table-row table:style-name="ro1">
          <table:table-cell office:value-type="float" office:value="1396637173.613">
            <text:p>1396637173.613</text:p>
          </table:table-cell>
          <table:table-cell office:value-type="float" office:value="16.328">
            <text:p>16.328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9.862">
            <text:p>19.862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38]/[.B738]" office:value-type="float" office:value="1.21643802057815">
            <text:p>1.2164380206</text:p>
          </table:table-cell>
          <table:table-cell table:formula="of:=[.E738]-[.B738]" office:value-type="float" office:value="3.534">
            <text:p>3.534</text:p>
          </table:table-cell>
        </table:table-row>
        <table:table-row table:style-name="ro1">
          <table:table-cell office:value-type="float" office:value="1396637175.874">
            <text:p>1396637175.874</text:p>
          </table:table-cell>
          <table:table-cell office:value-type="float" office:value="11.891">
            <text:p>11.891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 office:value-type="float" office:value="11.755">
            <text:p>11.755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/>
          <table:table-cell table:formula="of:=[.E739]/[.B739]" office:value-type="float" office:value="0.988562778572029">
            <text:p>0.9885627786</text:p>
          </table:table-cell>
          <table:table-cell table:formula="of:=[.E739]-[.B739]" office:value-type="float" office:value="-0.135999999999999">
            <text:p>-0.136</text:p>
          </table:table-cell>
        </table:table-row>
        <table:table-row table:style-name="ro1">
          <table:table-cell office:value-type="float" office:value="1396637175.984">
            <text:p>1396637175.984</text:p>
          </table:table-cell>
          <table:table-cell office:value-type="float" office:value="12.174">
            <text:p>12.174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3.029">
            <text:p>13.029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740]/[.B740]" office:value-type="float" office:value="1.07023164120256">
            <text:p>1.0702316412</text:p>
          </table:table-cell>
          <table:table-cell table:formula="of:=[.E740]-[.B740]" office:value-type="float" office:value="0.855">
            <text:p>0.855</text:p>
          </table:table-cell>
        </table:table-row>
        <table:table-row table:style-name="ro1">
          <table:table-cell office:value-type="float" office:value="1396637177.438">
            <text:p>1396637177.438</text:p>
          </table:table-cell>
          <table:table-cell office:value-type="float" office:value="12.665">
            <text:p>12.665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3.968">
            <text:p>13.968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41]/[.B741]" office:value-type="float" office:value="1.10288195815239">
            <text:p>1.1028819582</text:p>
          </table:table-cell>
          <table:table-cell table:formula="of:=[.E741]-[.B741]" office:value-type="float" office:value="1.303">
            <text:p>1.303</text:p>
          </table:table-cell>
        </table:table-row>
        <table:table-row table:style-name="ro1">
          <table:table-cell office:value-type="float" office:value="1396637177.543">
            <text:p>1396637177.543</text:p>
          </table:table-cell>
          <table:table-cell office:value-type="float" office:value="11.421">
            <text:p>11.421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 office:value-type="float" office:value="11.788">
            <text:p>11.788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/>
          <table:table-cell table:formula="of:=[.E742]/[.B742]" office:value-type="float" office:value="1.03213378863497">
            <text:p>1.0321337886</text:p>
          </table:table-cell>
          <table:table-cell table:formula="of:=[.E742]-[.B742]" office:value-type="float" office:value="0.367000000000001">
            <text:p>0.367</text:p>
          </table:table-cell>
        </table:table-row>
        <table:table-row table:style-name="ro1">
          <table:table-cell office:value-type="float" office:value="1396637181.061">
            <text:p>1396637181.061</text:p>
          </table:table-cell>
          <table:table-cell office:value-type="float" office:value="11.113">
            <text:p>11.113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1.686">
            <text:p>11.686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43]/[.B743]" office:value-type="float" office:value="1.05156123459012">
            <text:p>1.0515612346</text:p>
          </table:table-cell>
          <table:table-cell table:formula="of:=[.E743]-[.B743]" office:value-type="float" office:value="0.573">
            <text:p>0.573</text:p>
          </table:table-cell>
        </table:table-row>
        <table:table-row table:style-name="ro1">
          <table:table-cell office:value-type="float" office:value="1396637184.726">
            <text:p>1396637184.726</text:p>
          </table:table-cell>
          <table:table-cell office:value-type="float" office:value="15.619">
            <text:p>15.619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 office:value-type="float" office:value="17.016">
            <text:p>17.016</text:p>
          </table:table-cell>
          <table:table-cell office:value-type="float" office:value="1.37026">
            <text:p>1.37026</text:p>
          </table:table-cell>
          <table:table-cell office:value-type="float" office:value="1.37037">
            <text:p>1.37037</text:p>
          </table:table-cell>
          <table:table-cell/>
          <table:table-cell table:formula="of:=[.E744]/[.B744]" office:value-type="float" office:value="1.08944234586081">
            <text:p>1.0894423459</text:p>
          </table:table-cell>
          <table:table-cell table:formula="of:=[.E744]-[.B744]" office:value-type="float" office:value="1.397">
            <text:p>1.397</text:p>
          </table:table-cell>
        </table:table-row>
        <table:table-row table:style-name="ro1">
          <table:table-cell office:value-type="float" office:value="1396637184.887">
            <text:p>1396637184.887</text:p>
          </table:table-cell>
          <table:table-cell office:value-type="float" office:value="14.899">
            <text:p>14.899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1.617">
            <text:p>11.617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745]/[.B745]" office:value-type="float" office:value="0.779716759514061">
            <text:p>0.7797167595</text:p>
          </table:table-cell>
          <table:table-cell table:formula="of:=[.E745]-[.B745]" office:value-type="float" office:value="-3.282">
            <text:p>-3.282</text:p>
          </table:table-cell>
        </table:table-row>
        <table:table-row table:style-name="ro1">
          <table:table-cell office:value-type="float" office:value="1396637185.433">
            <text:p>1396637185.433</text:p>
          </table:table-cell>
          <table:table-cell office:value-type="float" office:value="12.957">
            <text:p>12.957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4.563">
            <text:p>14.563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46]/[.B746]" office:value-type="float" office:value="1.12394844485606">
            <text:p>1.1239484449</text:p>
          </table:table-cell>
          <table:table-cell table:formula="of:=[.E746]-[.B746]" office:value-type="float" office:value="1.606">
            <text:p>1.606</text:p>
          </table:table-cell>
        </table:table-row>
        <table:table-row table:style-name="ro1">
          <table:table-cell office:value-type="float" office:value="1396637185.707">
            <text:p>1396637185.707</text:p>
          </table:table-cell>
          <table:table-cell office:value-type="float" office:value="213.198">
            <text:p>213.198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4.306">
            <text:p>14.306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747]/[.B747]" office:value-type="float" office:value="0.0671019427949606">
            <text:p>0.0671019428</text:p>
          </table:table-cell>
          <table:table-cell table:formula="of:=[.E747]-[.B747]" office:value-type="float" office:value="-198.892">
            <text:p>-198.892</text:p>
          </table:table-cell>
        </table:table-row>
        <table:table-row table:style-name="ro1">
          <table:table-cell office:value-type="float" office:value="1396637188.129">
            <text:p>1396637188.129</text:p>
          </table:table-cell>
          <table:table-cell office:value-type="float" office:value="13.048">
            <text:p>13.048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12.855">
            <text:p>12.855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748]/[.B748]" office:value-type="float" office:value="0.98520846106683">
            <text:p>0.9852084611</text:p>
          </table:table-cell>
          <table:table-cell table:formula="of:=[.E748]-[.B748]" office:value-type="float" office:value="-0.193">
            <text:p>-0.193</text:p>
          </table:table-cell>
        </table:table-row>
        <table:table-row table:style-name="ro1">
          <table:table-cell office:value-type="float" office:value="1396637189.62">
            <text:p>1396637189.62</text:p>
          </table:table-cell>
          <table:table-cell office:value-type="float" office:value="17.949">
            <text:p>17.949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4.877">
            <text:p>14.877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749]/[.B749]" office:value-type="float" office:value="0.828848403810797">
            <text:p>0.8288484038</text:p>
          </table:table-cell>
          <table:table-cell table:formula="of:=[.E749]-[.B749]" office:value-type="float" office:value="-3.072">
            <text:p>-3.072</text:p>
          </table:table-cell>
        </table:table-row>
        <table:table-row table:style-name="ro1">
          <table:table-cell office:value-type="float" office:value="1396637190.62">
            <text:p>1396637190.62</text:p>
          </table:table-cell>
          <table:table-cell office:value-type="float" office:value="11.945">
            <text:p>11.945</text:p>
          </table:table-cell>
          <table:table-cell office:value-type="float" office:value="1.37022">
            <text:p>1.37022</text:p>
          </table:table-cell>
          <table:table-cell office:value-type="float" office:value="1.3703">
            <text:p>1.3703</text:p>
          </table:table-cell>
          <table:table-cell office:value-type="float" office:value="11.592">
            <text:p>11.592</text:p>
          </table:table-cell>
          <table:table-cell office:value-type="float" office:value="1.37022">
            <text:p>1.37022</text:p>
          </table:table-cell>
          <table:table-cell office:value-type="float" office:value="1.3703">
            <text:p>1.3703</text:p>
          </table:table-cell>
          <table:table-cell/>
          <table:table-cell table:formula="of:=[.E750]/[.B750]" office:value-type="float" office:value="0.97044788614483">
            <text:p>0.9704478861</text:p>
          </table:table-cell>
          <table:table-cell table:formula="of:=[.E750]-[.B750]" office:value-type="float" office:value="-0.353">
            <text:p>-0.353</text:p>
          </table:table-cell>
        </table:table-row>
        <table:table-row table:style-name="ro1">
          <table:table-cell office:value-type="float" office:value="1396637190.622">
            <text:p>1396637190.622</text:p>
          </table:table-cell>
          <table:table-cell office:value-type="float" office:value="25.083">
            <text:p>25.083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12.034">
            <text:p>112.034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51]/[.B751]" office:value-type="float" office:value="4.46653111669258">
            <text:p>4.4665311167</text:p>
          </table:table-cell>
          <table:table-cell table:formula="of:=[.E751]-[.B751]" office:value-type="float" office:value="86.951">
            <text:p>86.951</text:p>
          </table:table-cell>
        </table:table-row>
        <table:table-row table:style-name="ro1">
          <table:table-cell office:value-type="float" office:value="1396637192.213">
            <text:p>1396637192.213</text:p>
          </table:table-cell>
          <table:table-cell office:value-type="float" office:value="11.524">
            <text:p>11.524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27.851">
            <text:p>27.851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752]/[.B752]" office:value-type="float" office:value="2.4167823672336">
            <text:p>2.4167823672</text:p>
          </table:table-cell>
          <table:table-cell table:formula="of:=[.E752]-[.B752]" office:value-type="float" office:value="16.327">
            <text:p>16.327</text:p>
          </table:table-cell>
        </table:table-row>
        <table:table-row table:style-name="ro1">
          <table:table-cell office:value-type="float" office:value="1396637203.922">
            <text:p>1396637203.922</text:p>
          </table:table-cell>
          <table:table-cell office:value-type="float" office:value="11.156">
            <text:p>11.156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064">
            <text:p>12.064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53]/[.B753]" office:value-type="float" office:value="1.08139117963428">
            <text:p>1.0813911796</text:p>
          </table:table-cell>
          <table:table-cell table:formula="of:=[.E753]-[.B753]" office:value-type="float" office:value="0.908">
            <text:p>0.908</text:p>
          </table:table-cell>
        </table:table-row>
        <table:table-row table:style-name="ro1">
          <table:table-cell office:value-type="float" office:value="1396637213.977">
            <text:p>1396637213.977</text:p>
          </table:table-cell>
          <table:table-cell office:value-type="float" office:value="18.271">
            <text:p>18.271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1.503">
            <text:p>11.503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54]/[.B754]" office:value-type="float" office:value="0.629576925181982">
            <text:p>0.6295769252</text:p>
          </table:table-cell>
          <table:table-cell table:formula="of:=[.E754]-[.B754]" office:value-type="float" office:value="-6.768">
            <text:p>-6.768</text:p>
          </table:table-cell>
        </table:table-row>
        <table:table-row table:style-name="ro1">
          <table:table-cell office:value-type="float" office:value="1396637225.734">
            <text:p>1396637225.734</text:p>
          </table:table-cell>
          <table:table-cell office:value-type="float" office:value="17.091">
            <text:p>17.091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8.314">
            <text:p>18.314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55]/[.B755]" office:value-type="float" office:value="1.07155813000995">
            <text:p>1.07155813</text:p>
          </table:table-cell>
          <table:table-cell table:formula="of:=[.E755]-[.B755]" office:value-type="float" office:value="1.223">
            <text:p>1.223</text:p>
          </table:table-cell>
        </table:table-row>
        <table:table-row table:style-name="ro1">
          <table:table-cell office:value-type="float" office:value="1396637226.142">
            <text:p>1396637226.142</text:p>
          </table:table-cell>
          <table:table-cell office:value-type="float" office:value="14.145">
            <text:p>14.145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5.558">
            <text:p>15.558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756]/[.B756]" office:value-type="float" office:value="1.09989395546129">
            <text:p>1.0998939555</text:p>
          </table:table-cell>
          <table:table-cell table:formula="of:=[.E756]-[.B756]" office:value-type="float" office:value="1.413">
            <text:p>1.413</text:p>
          </table:table-cell>
        </table:table-row>
        <table:table-row table:style-name="ro1">
          <table:table-cell office:value-type="float" office:value="1396637229.189">
            <text:p>1396637229.189</text:p>
          </table:table-cell>
          <table:table-cell office:value-type="float" office:value="12.674">
            <text:p>12.674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1.883">
            <text:p>11.883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757]/[.B757]" office:value-type="float" office:value="0.937588764399558">
            <text:p>0.9375887644</text:p>
          </table:table-cell>
          <table:table-cell table:formula="of:=[.E757]-[.B757]" office:value-type="float" office:value="-0.791">
            <text:p>-0.791</text:p>
          </table:table-cell>
        </table:table-row>
        <table:table-row table:style-name="ro1">
          <table:table-cell office:value-type="float" office:value="1396637234.749">
            <text:p>1396637234.749</text:p>
          </table:table-cell>
          <table:table-cell office:value-type="float" office:value="11.786">
            <text:p>11.786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 office:value-type="float" office:value="13.114">
            <text:p>13.114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/>
          <table:table-cell table:formula="of:=[.E758]/[.B758]" office:value-type="float" office:value="1.11267605633803">
            <text:p>1.1126760563</text:p>
          </table:table-cell>
          <table:table-cell table:formula="of:=[.E758]-[.B758]" office:value-type="float" office:value="1.328">
            <text:p>1.328</text:p>
          </table:table-cell>
        </table:table-row>
        <table:table-row table:style-name="ro1">
          <table:table-cell office:value-type="float" office:value="1396637244.72">
            <text:p>1396637244.72</text:p>
          </table:table-cell>
          <table:table-cell office:value-type="float" office:value="16.511">
            <text:p>16.511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30.737">
            <text:p>30.737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759]/[.B759]" office:value-type="float" office:value="1.86160741323966">
            <text:p>1.8616074132</text:p>
          </table:table-cell>
          <table:table-cell table:formula="of:=[.E759]-[.B759]" office:value-type="float" office:value="14.226">
            <text:p>14.226</text:p>
          </table:table-cell>
        </table:table-row>
        <table:table-row table:style-name="ro1">
          <table:table-cell office:value-type="float" office:value="1396637246.323">
            <text:p>1396637246.323</text:p>
          </table:table-cell>
          <table:table-cell office:value-type="float" office:value="11.621">
            <text:p>11.621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 office:value-type="float" office:value="12.207">
            <text:p>12.207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/>
          <table:table-cell table:formula="of:=[.E760]/[.B760]" office:value-type="float" office:value="1.05042595301609">
            <text:p>1.050425953</text:p>
          </table:table-cell>
          <table:table-cell table:formula="of:=[.E760]-[.B760]" office:value-type="float" office:value="0.586">
            <text:p>0.586</text:p>
          </table:table-cell>
        </table:table-row>
        <table:table-row table:style-name="ro1">
          <table:table-cell office:value-type="float" office:value="1396637254.422">
            <text:p>1396637254.422</text:p>
          </table:table-cell>
          <table:table-cell office:value-type="float" office:value="11.757">
            <text:p>11.757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1.461">
            <text:p>11.461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761]/[.B761]" office:value-type="float" office:value="0.974823509398656">
            <text:p>0.9748235094</text:p>
          </table:table-cell>
          <table:table-cell table:formula="of:=[.E761]-[.B761]" office:value-type="float" office:value="-0.295999999999999">
            <text:p>-0.296</text:p>
          </table:table-cell>
        </table:table-row>
        <table:table-row table:style-name="ro1">
          <table:table-cell office:value-type="float" office:value="1396637254.424">
            <text:p>1396637254.424</text:p>
          </table:table-cell>
          <table:table-cell office:value-type="float" office:value="25.781">
            <text:p>25.78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11.756">
            <text:p>111.756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762]/[.B762]" office:value-type="float" office:value="4.33482021643846">
            <text:p>4.3348202164</text:p>
          </table:table-cell>
          <table:table-cell table:formula="of:=[.E762]-[.B762]" office:value-type="float" office:value="85.975">
            <text:p>85.975</text:p>
          </table:table-cell>
        </table:table-row>
        <table:table-row table:style-name="ro1">
          <table:table-cell office:value-type="float" office:value="1396637254.976">
            <text:p>1396637254.976</text:p>
          </table:table-cell>
          <table:table-cell office:value-type="float" office:value="11.85">
            <text:p>11.85</text:p>
          </table:table-cell>
          <table:table-cell office:value-type="float" office:value="1.37023">
            <text:p>1.37023</text:p>
          </table:table-cell>
          <table:table-cell office:value-type="float" office:value="1.37031">
            <text:p>1.37031</text:p>
          </table:table-cell>
          <table:table-cell office:value-type="float" office:value="11.944">
            <text:p>11.944</text:p>
          </table:table-cell>
          <table:table-cell office:value-type="float" office:value="1.37023">
            <text:p>1.37023</text:p>
          </table:table-cell>
          <table:table-cell office:value-type="float" office:value="1.37031">
            <text:p>1.37031</text:p>
          </table:table-cell>
          <table:table-cell/>
          <table:table-cell table:formula="of:=[.E763]/[.B763]" office:value-type="float" office:value="1.00793248945148">
            <text:p>1.0079324895</text:p>
          </table:table-cell>
          <table:table-cell table:formula="of:=[.E763]-[.B763]" office:value-type="float" office:value="0.0940000000000012">
            <text:p>0.094</text:p>
          </table:table-cell>
        </table:table-row>
        <table:table-row table:style-name="ro1">
          <table:table-cell office:value-type="float" office:value="1396637263.046">
            <text:p>1396637263.046</text:p>
          </table:table-cell>
          <table:table-cell office:value-type="float" office:value="17.992">
            <text:p>17.992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6.261">
            <text:p>16.261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764]/[.B764]" office:value-type="float" office:value="0.903790573588261">
            <text:p>0.9037905736</text:p>
          </table:table-cell>
          <table:table-cell table:formula="of:=[.E764]-[.B764]" office:value-type="float" office:value="-1.731">
            <text:p>-1.731</text:p>
          </table:table-cell>
        </table:table-row>
        <table:table-row table:style-name="ro1">
          <table:table-cell office:value-type="float" office:value="1396637263.061">
            <text:p>1396637263.061</text:p>
          </table:table-cell>
          <table:table-cell office:value-type="float" office:value="24.549">
            <text:p>24.549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97.184">
            <text:p>97.184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765]/[.B765]" office:value-type="float" office:value="3.95877632490122">
            <text:p>3.9587763249</text:p>
          </table:table-cell>
          <table:table-cell table:formula="of:=[.E765]-[.B765]" office:value-type="float" office:value="72.635">
            <text:p>72.635</text:p>
          </table:table-cell>
        </table:table-row>
        <table:table-row table:style-name="ro1">
          <table:table-cell office:value-type="float" office:value="1396637263.313">
            <text:p>1396637263.313</text:p>
          </table:table-cell>
          <table:table-cell office:value-type="float" office:value="12.315">
            <text:p>12.315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2.408">
            <text:p>12.408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766]/[.B766]" office:value-type="float" office:value="1.00755176613886">
            <text:p>1.0075517661</text:p>
          </table:table-cell>
          <table:table-cell table:formula="of:=[.E766]-[.B766]" office:value-type="float" office:value="0.093">
            <text:p>0.093</text:p>
          </table:table-cell>
        </table:table-row>
        <table:table-row table:style-name="ro1">
          <table:table-cell office:value-type="float" office:value="1396637263.327">
            <text:p>1396637263.327</text:p>
          </table:table-cell>
          <table:table-cell office:value-type="float" office:value="20.325">
            <text:p>20.325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 office:value-type="float" office:value="100.462">
            <text:p>100.462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/>
          <table:table-cell table:formula="of:=[.E767]/[.B767]" office:value-type="float" office:value="4.94277982779828">
            <text:p>4.9427798278</text:p>
          </table:table-cell>
          <table:table-cell table:formula="of:=[.E767]-[.B767]" office:value-type="float" office:value="80.137">
            <text:p>80.137</text:p>
          </table:table-cell>
        </table:table-row>
        <table:table-row table:style-name="ro1">
          <table:table-cell office:value-type="float" office:value="1396637263.418">
            <text:p>1396637263.418</text:p>
          </table:table-cell>
          <table:table-cell office:value-type="float" office:value="13.197">
            <text:p>13.197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 office:value-type="float" office:value="110.186">
            <text:p>110.186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/>
          <table:table-cell table:formula="of:=[.E768]/[.B768]" office:value-type="float" office:value="8.34932181556414">
            <text:p>8.3493218156</text:p>
          </table:table-cell>
          <table:table-cell table:formula="of:=[.E768]-[.B768]" office:value-type="float" office:value="96.989">
            <text:p>96.989</text:p>
          </table:table-cell>
        </table:table-row>
        <table:table-row table:style-name="ro1">
          <table:table-cell office:value-type="float" office:value="1396637263.723">
            <text:p>1396637263.723</text:p>
          </table:table-cell>
          <table:table-cell office:value-type="float" office:value="14.603">
            <text:p>14.603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5.089">
            <text:p>15.089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69]/[.B769]" office:value-type="float" office:value="1.03328083270561">
            <text:p>1.0332808327</text:p>
          </table:table-cell>
          <table:table-cell table:formula="of:=[.E769]-[.B769]" office:value-type="float" office:value="0.486000000000001">
            <text:p>0.486</text:p>
          </table:table-cell>
        </table:table-row>
        <table:table-row table:style-name="ro1">
          <table:table-cell office:value-type="float" office:value="1396637264.044">
            <text:p>1396637264.044</text:p>
          </table:table-cell>
          <table:table-cell office:value-type="float" office:value="12.155">
            <text:p>12.155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1.799">
            <text:p>11.799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770]/[.B770]" office:value-type="float" office:value="0.970711641299877">
            <text:p>0.9707116413</text:p>
          </table:table-cell>
          <table:table-cell table:formula="of:=[.E770]-[.B770]" office:value-type="float" office:value="-0.356">
            <text:p>-0.356</text:p>
          </table:table-cell>
        </table:table-row>
        <table:table-row table:style-name="ro1">
          <table:table-cell office:value-type="float" office:value="1396637265.357">
            <text:p>1396637265.357</text:p>
          </table:table-cell>
          <table:table-cell office:value-type="float" office:value="11.62">
            <text:p>11.62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171">
            <text:p>12.171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771]/[.B771]" office:value-type="float" office:value="1.0474182444062">
            <text:p>1.0474182444</text:p>
          </table:table-cell>
          <table:table-cell table:formula="of:=[.E771]-[.B771]" office:value-type="float" office:value="0.551">
            <text:p>0.551</text:p>
          </table:table-cell>
        </table:table-row>
        <table:table-row table:style-name="ro1">
          <table:table-cell office:value-type="float" office:value="1396637267.737">
            <text:p>1396637267.737</text:p>
          </table:table-cell>
          <table:table-cell office:value-type="float" office:value="15.34">
            <text:p>15.34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022">
            <text:p>13.022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772]/[.B772]" office:value-type="float" office:value="0.848891786179922">
            <text:p>0.8488917862</text:p>
          </table:table-cell>
          <table:table-cell table:formula="of:=[.E772]-[.B772]" office:value-type="float" office:value="-2.318">
            <text:p>-2.318</text:p>
          </table:table-cell>
        </table:table-row>
        <table:table-row table:style-name="ro1">
          <table:table-cell office:value-type="float" office:value="1396637271.097">
            <text:p>1396637271.097</text:p>
          </table:table-cell>
          <table:table-cell office:value-type="float" office:value="13.155">
            <text:p>13.155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2.448">
            <text:p>12.448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73]/[.B773]" office:value-type="float" office:value="0.946256176358799">
            <text:p>0.9462561764</text:p>
          </table:table-cell>
          <table:table-cell table:formula="of:=[.E773]-[.B773]" office:value-type="float" office:value="-0.706999999999999">
            <text:p>-0.707</text:p>
          </table:table-cell>
        </table:table-row>
        <table:table-row table:style-name="ro1">
          <table:table-cell office:value-type="float" office:value="1396637271.313">
            <text:p>1396637271.313</text:p>
          </table:table-cell>
          <table:table-cell office:value-type="float" office:value="12.105">
            <text:p>12.105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 office:value-type="float" office:value="11.836">
            <text:p>11.836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/>
          <table:table-cell table:formula="of:=[.E774]/[.B774]" office:value-type="float" office:value="0.977777777777778">
            <text:p>0.9777777778</text:p>
          </table:table-cell>
          <table:table-cell table:formula="of:=[.E774]-[.B774]" office:value-type="float" office:value="-0.269">
            <text:p>-0.269</text:p>
          </table:table-cell>
        </table:table-row>
        <table:table-row table:style-name="ro1">
          <table:table-cell office:value-type="float" office:value="1396637272.817">
            <text:p>1396637272.817</text:p>
          </table:table-cell>
          <table:table-cell office:value-type="float" office:value="11.679">
            <text:p>11.67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1.699">
            <text:p>11.69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775]/[.B775]" office:value-type="float" office:value="1.00171247538317">
            <text:p>1.0017124754</text:p>
          </table:table-cell>
          <table:table-cell table:formula="of:=[.E775]-[.B775]" office:value-type="float" office:value="0.0199999999999996">
            <text:p>0.02</text:p>
          </table:table-cell>
        </table:table-row>
        <table:table-row table:style-name="ro1">
          <table:table-cell office:value-type="float" office:value="1396637272.952">
            <text:p>1396637272.952</text:p>
          </table:table-cell>
          <table:table-cell office:value-type="float" office:value="12.002">
            <text:p>12.002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2.166">
            <text:p>12.166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776]/[.B776]" office:value-type="float" office:value="1.01366438926846">
            <text:p>1.0136643893</text:p>
          </table:table-cell>
          <table:table-cell table:formula="of:=[.E776]-[.B776]" office:value-type="float" office:value="0.164">
            <text:p>0.164</text:p>
          </table:table-cell>
        </table:table-row>
        <table:table-row table:style-name="ro1">
          <table:table-cell office:value-type="float" office:value="1396637288.116">
            <text:p>1396637288.116</text:p>
          </table:table-cell>
          <table:table-cell office:value-type="float" office:value="18.333">
            <text:p>18.333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5.224">
            <text:p>15.224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777]/[.B777]" office:value-type="float" office:value="0.830415098456336">
            <text:p>0.8304150985</text:p>
          </table:table-cell>
          <table:table-cell table:formula="of:=[.E777]-[.B777]" office:value-type="float" office:value="-3.109">
            <text:p>-3.109</text:p>
          </table:table-cell>
        </table:table-row>
        <table:table-row table:style-name="ro1">
          <table:table-cell office:value-type="float" office:value="1396637288.123">
            <text:p>1396637288.123</text:p>
          </table:table-cell>
          <table:table-cell office:value-type="float" office:value="29.673">
            <text:p>29.673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109.201">
            <text:p>109.201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778]/[.B778]" office:value-type="float" office:value="3.680146934924">
            <text:p>3.6801469349</text:p>
          </table:table-cell>
          <table:table-cell table:formula="of:=[.E778]-[.B778]" office:value-type="float" office:value="79.528">
            <text:p>79.528</text:p>
          </table:table-cell>
        </table:table-row>
        <table:table-row table:style-name="ro1">
          <table:table-cell office:value-type="float" office:value="1396637293.038">
            <text:p>1396637293.038</text:p>
          </table:table-cell>
          <table:table-cell office:value-type="float" office:value="11.474">
            <text:p>11.474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2.368">
            <text:p>12.368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79]/[.B779]" office:value-type="float" office:value="1.07791528673523">
            <text:p>1.0779152867</text:p>
          </table:table-cell>
          <table:table-cell table:formula="of:=[.E779]-[.B779]" office:value-type="float" office:value="0.894">
            <text:p>0.894</text:p>
          </table:table-cell>
        </table:table-row>
        <table:table-row table:style-name="ro1">
          <table:table-cell office:value-type="float" office:value="1396637301.805">
            <text:p>1396637301.805</text:p>
          </table:table-cell>
          <table:table-cell office:value-type="float" office:value="11.507">
            <text:p>11.507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1.833">
            <text:p>11.833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780]/[.B780]" office:value-type="float" office:value="1.02833058138524">
            <text:p>1.0283305814</text:p>
          </table:table-cell>
          <table:table-cell table:formula="of:=[.E780]-[.B780]" office:value-type="float" office:value="0.326000000000001">
            <text:p>0.326</text:p>
          </table:table-cell>
        </table:table-row>
        <table:table-row table:style-name="ro1">
          <table:table-cell office:value-type="float" office:value="1396637305.77">
            <text:p>1396637305.77</text:p>
          </table:table-cell>
          <table:table-cell office:value-type="float" office:value="15.201">
            <text:p>15.20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5.485">
            <text:p>15.485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81]/[.B781]" office:value-type="float" office:value="1.0186829813828">
            <text:p>1.0186829814</text:p>
          </table:table-cell>
          <table:table-cell table:formula="of:=[.E781]-[.B781]" office:value-type="float" office:value="0.283999999999999">
            <text:p>0.284</text:p>
          </table:table-cell>
        </table:table-row>
        <table:table-row table:style-name="ro1">
          <table:table-cell office:value-type="float" office:value="1396637305.819">
            <text:p>1396637305.819</text:p>
          </table:table-cell>
          <table:table-cell office:value-type="float" office:value="14.218">
            <text:p>14.218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65.145">
            <text:p>65.145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82]/[.B782]" office:value-type="float" office:value="4.5818680545787">
            <text:p>4.5818680546</text:p>
          </table:table-cell>
          <table:table-cell table:formula="of:=[.E782]-[.B782]" office:value-type="float" office:value="50.927">
            <text:p>50.927</text:p>
          </table:table-cell>
        </table:table-row>
        <table:table-row table:style-name="ro1">
          <table:table-cell office:value-type="float" office:value="1396637320.057">
            <text:p>1396637320.057</text:p>
          </table:table-cell>
          <table:table-cell office:value-type="float" office:value="14.704">
            <text:p>14.704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6.383">
            <text:p>16.383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783]/[.B783]" office:value-type="float" office:value="1.11418661588683">
            <text:p>1.1141866159</text:p>
          </table:table-cell>
          <table:table-cell table:formula="of:=[.E783]-[.B783]" office:value-type="float" office:value="1.679">
            <text:p>1.679</text:p>
          </table:table-cell>
        </table:table-row>
        <table:table-row table:style-name="ro1">
          <table:table-cell office:value-type="float" office:value="1396637321.899">
            <text:p>1396637321.899</text:p>
          </table:table-cell>
          <table:table-cell office:value-type="float" office:value="18.061">
            <text:p>18.061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 office:value-type="float" office:value="14.904">
            <text:p>14.904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/>
          <table:table-cell table:formula="of:=[.E784]/[.B784]" office:value-type="float" office:value="0.825203477105365">
            <text:p>0.8252034771</text:p>
          </table:table-cell>
          <table:table-cell table:formula="of:=[.E784]-[.B784]" office:value-type="float" office:value="-3.157">
            <text:p>-3.157</text:p>
          </table:table-cell>
        </table:table-row>
        <table:table-row table:style-name="ro1">
          <table:table-cell office:value-type="float" office:value="1396637321.928">
            <text:p>1396637321.928</text:p>
          </table:table-cell>
          <table:table-cell office:value-type="float" office:value="18.138">
            <text:p>18.138</text:p>
          </table:table-cell>
          <table:table-cell office:value-type="float" office:value="1.37028">
            <text:p>1.37028</text:p>
          </table:table-cell>
          <table:table-cell office:value-type="float" office:value="1.3704">
            <text:p>1.3704</text:p>
          </table:table-cell>
          <table:table-cell office:value-type="float" office:value="84.52">
            <text:p>84.52</text:p>
          </table:table-cell>
          <table:table-cell office:value-type="float" office:value="1.37028">
            <text:p>1.37028</text:p>
          </table:table-cell>
          <table:table-cell office:value-type="float" office:value="1.3704">
            <text:p>1.3704</text:p>
          </table:table-cell>
          <table:table-cell/>
          <table:table-cell table:formula="of:=[.E785]/[.B785]" office:value-type="float" office:value="4.65983019075973">
            <text:p>4.6598301908</text:p>
          </table:table-cell>
          <table:table-cell table:formula="of:=[.E785]-[.B785]" office:value-type="float" office:value="66.382">
            <text:p>66.382</text:p>
          </table:table-cell>
        </table:table-row>
        <table:table-row table:style-name="ro1">
          <table:table-cell office:value-type="float" office:value="1396637321.941">
            <text:p>1396637321.941</text:p>
          </table:table-cell>
          <table:table-cell office:value-type="float" office:value="23.462">
            <text:p>23.462</text:p>
          </table:table-cell>
          <table:table-cell office:value-type="float" office:value="1.3703">
            <text:p>1.3703</text:p>
          </table:table-cell>
          <table:table-cell office:value-type="float" office:value="1.37042">
            <text:p>1.37042</text:p>
          </table:table-cell>
          <table:table-cell office:value-type="float" office:value="73.602">
            <text:p>73.602</text:p>
          </table:table-cell>
          <table:table-cell office:value-type="float" office:value="1.3703">
            <text:p>1.3703</text:p>
          </table:table-cell>
          <table:table-cell office:value-type="float" office:value="1.37042">
            <text:p>1.37042</text:p>
          </table:table-cell>
          <table:table-cell/>
          <table:table-cell table:formula="of:=[.E786]/[.B786]" office:value-type="float" office:value="3.13707271332367">
            <text:p>3.1370727133</text:p>
          </table:table-cell>
          <table:table-cell table:formula="of:=[.E786]-[.B786]" office:value-type="float" office:value="50.14">
            <text:p>50.14</text:p>
          </table:table-cell>
        </table:table-row>
        <table:table-row table:style-name="ro1">
          <table:table-cell office:value-type="float" office:value="1396637321.997">
            <text:p>1396637321.997</text:p>
          </table:table-cell>
          <table:table-cell office:value-type="float" office:value="11.776">
            <text:p>11.776</text:p>
          </table:table-cell>
          <table:table-cell office:value-type="float" office:value="1.37028">
            <text:p>1.37028</text:p>
          </table:table-cell>
          <table:table-cell office:value-type="float" office:value="1.3704">
            <text:p>1.3704</text:p>
          </table:table-cell>
          <table:table-cell office:value-type="float" office:value="124.8">
            <text:p>124.8</text:p>
          </table:table-cell>
          <table:table-cell office:value-type="float" office:value="1.37028">
            <text:p>1.37028</text:p>
          </table:table-cell>
          <table:table-cell office:value-type="float" office:value="1.3704">
            <text:p>1.3704</text:p>
          </table:table-cell>
          <table:table-cell/>
          <table:table-cell table:formula="of:=[.E787]/[.B787]" office:value-type="float" office:value="10.5978260869565">
            <text:p>10.597826087</text:p>
          </table:table-cell>
          <table:table-cell table:formula="of:=[.E787]-[.B787]" office:value-type="float" office:value="113.024">
            <text:p>113.024</text:p>
          </table:table-cell>
        </table:table-row>
        <table:table-row table:style-name="ro1">
          <table:table-cell office:value-type="float" office:value="1396637322.024">
            <text:p>1396637322.024</text:p>
          </table:table-cell>
          <table:table-cell office:value-type="float" office:value="17.118">
            <text:p>17.118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99.944">
            <text:p>99.944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788]/[.B788]" office:value-type="float" office:value="5.838532538848">
            <text:p>5.8385325388</text:p>
          </table:table-cell>
          <table:table-cell table:formula="of:=[.E788]-[.B788]" office:value-type="float" office:value="82.826">
            <text:p>82.826</text:p>
          </table:table-cell>
        </table:table-row>
        <table:table-row table:style-name="ro1">
          <table:table-cell office:value-type="float" office:value="1396637322.214">
            <text:p>1396637322.214</text:p>
          </table:table-cell>
          <table:table-cell office:value-type="float" office:value="15.312">
            <text:p>15.312</text:p>
          </table:table-cell>
          <table:table-cell office:value-type="float" office:value="1.3703">
            <text:p>1.3703</text:p>
          </table:table-cell>
          <table:table-cell office:value-type="float" office:value="1.3704">
            <text:p>1.3704</text:p>
          </table:table-cell>
          <table:table-cell office:value-type="float" office:value="109.597">
            <text:p>109.597</text:p>
          </table:table-cell>
          <table:table-cell office:value-type="float" office:value="1.3703">
            <text:p>1.3703</text:p>
          </table:table-cell>
          <table:table-cell office:value-type="float" office:value="1.3704">
            <text:p>1.3704</text:p>
          </table:table-cell>
          <table:table-cell/>
          <table:table-cell table:formula="of:=[.E789]/[.B789]" office:value-type="float" office:value="7.15758881922675">
            <text:p>7.1575888192</text:p>
          </table:table-cell>
          <table:table-cell table:formula="of:=[.E789]-[.B789]" office:value-type="float" office:value="94.285">
            <text:p>94.285</text:p>
          </table:table-cell>
        </table:table-row>
        <table:table-row table:style-name="ro1">
          <table:table-cell office:value-type="float" office:value="1396637322.508">
            <text:p>1396637322.508</text:p>
          </table:table-cell>
          <table:table-cell office:value-type="float" office:value="13.321">
            <text:p>13.321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12.825">
            <text:p>12.825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790]/[.B790]" office:value-type="float" office:value="0.962765558141281">
            <text:p>0.9627655581</text:p>
          </table:table-cell>
          <table:table-cell table:formula="of:=[.E790]-[.B790]" office:value-type="float" office:value="-0.496">
            <text:p>-0.496</text:p>
          </table:table-cell>
        </table:table-row>
        <table:table-row table:style-name="ro1">
          <table:table-cell office:value-type="float" office:value="1396637326.035">
            <text:p>1396637326.035</text:p>
          </table:table-cell>
          <table:table-cell office:value-type="float" office:value="12.03">
            <text:p>12.03</text:p>
          </table:table-cell>
          <table:table-cell office:value-type="float" office:value="1.37031">
            <text:p>1.37031</text:p>
          </table:table-cell>
          <table:table-cell office:value-type="float" office:value="1.37042">
            <text:p>1.37042</text:p>
          </table:table-cell>
          <table:table-cell office:value-type="float" office:value="12.828">
            <text:p>12.828</text:p>
          </table:table-cell>
          <table:table-cell office:value-type="float" office:value="1.37031">
            <text:p>1.37031</text:p>
          </table:table-cell>
          <table:table-cell office:value-type="float" office:value="1.37042">
            <text:p>1.37042</text:p>
          </table:table-cell>
          <table:table-cell/>
          <table:table-cell table:formula="of:=[.E791]/[.B791]" office:value-type="float" office:value="1.06633416458853">
            <text:p>1.0663341646</text:p>
          </table:table-cell>
          <table:table-cell table:formula="of:=[.E791]-[.B791]" office:value-type="float" office:value="0.798">
            <text:p>0.798</text:p>
          </table:table-cell>
        </table:table-row>
        <table:table-row table:style-name="ro1">
          <table:table-cell office:value-type="float" office:value="1396637331.298">
            <text:p>1396637331.298</text:p>
          </table:table-cell>
          <table:table-cell office:value-type="float" office:value="11.9">
            <text:p>11.9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12.064">
            <text:p>12.064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792]/[.B792]" office:value-type="float" office:value="1.01378151260504">
            <text:p>1.0137815126</text:p>
          </table:table-cell>
          <table:table-cell table:formula="of:=[.E792]-[.B792]" office:value-type="float" office:value="0.164">
            <text:p>0.164</text:p>
          </table:table-cell>
        </table:table-row>
        <table:table-row table:style-name="ro1">
          <table:table-cell office:value-type="float" office:value="1396637340.736">
            <text:p>1396637340.736</text:p>
          </table:table-cell>
          <table:table-cell office:value-type="float" office:value="12.185">
            <text:p>12.185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 office:value-type="float" office:value="12.526">
            <text:p>12.526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/>
          <table:table-cell table:formula="of:=[.E793]/[.B793]" office:value-type="float" office:value="1.02798522773902">
            <text:p>1.0279852277</text:p>
          </table:table-cell>
          <table:table-cell table:formula="of:=[.E793]-[.B793]" office:value-type="float" office:value="0.340999999999999">
            <text:p>0.341</text:p>
          </table:table-cell>
        </table:table-row>
        <table:table-row table:style-name="ro1">
          <table:table-cell office:value-type="float" office:value="1396637340.922">
            <text:p>1396637340.922</text:p>
          </table:table-cell>
          <table:table-cell office:value-type="float" office:value="12.643">
            <text:p>12.643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13.157">
            <text:p>13.157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794]/[.B794]" office:value-type="float" office:value="1.04065490785415">
            <text:p>1.0406549079</text:p>
          </table:table-cell>
          <table:table-cell table:formula="of:=[.E794]-[.B794]" office:value-type="float" office:value="0.513999999999999">
            <text:p>0.514</text:p>
          </table:table-cell>
        </table:table-row>
        <table:table-row table:style-name="ro1">
          <table:table-cell office:value-type="float" office:value="1396637340.992">
            <text:p>1396637340.992</text:p>
          </table:table-cell>
          <table:table-cell office:value-type="float" office:value="17.986">
            <text:p>17.986</text:p>
          </table:table-cell>
          <table:table-cell office:value-type="float" office:value="1.37023">
            <text:p>1.37023</text:p>
          </table:table-cell>
          <table:table-cell office:value-type="float" office:value="1.37036">
            <text:p>1.37036</text:p>
          </table:table-cell>
          <table:table-cell office:value-type="float" office:value="42.464">
            <text:p>42.464</text:p>
          </table:table-cell>
          <table:table-cell office:value-type="float" office:value="1.37023">
            <text:p>1.37023</text:p>
          </table:table-cell>
          <table:table-cell office:value-type="float" office:value="1.37036">
            <text:p>1.37036</text:p>
          </table:table-cell>
          <table:table-cell/>
          <table:table-cell table:formula="of:=[.E795]/[.B795]" office:value-type="float" office:value="2.36094740353608">
            <text:p>2.3609474035</text:p>
          </table:table-cell>
          <table:table-cell table:formula="of:=[.E795]-[.B795]" office:value-type="float" office:value="24.478">
            <text:p>24.478</text:p>
          </table:table-cell>
        </table:table-row>
        <table:table-row table:style-name="ro1">
          <table:table-cell office:value-type="float" office:value="1396637342.237">
            <text:p>1396637342.237</text:p>
          </table:table-cell>
          <table:table-cell office:value-type="float" office:value="19.371">
            <text:p>19.37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71.712">
            <text:p>71.712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796]/[.B796]" office:value-type="float" office:value="3.70202880594703">
            <text:p>3.7020288059</text:p>
          </table:table-cell>
          <table:table-cell table:formula="of:=[.E796]-[.B796]" office:value-type="float" office:value="52.341">
            <text:p>52.341</text:p>
          </table:table-cell>
        </table:table-row>
        <table:table-row table:style-name="ro1">
          <table:table-cell office:value-type="float" office:value="1396637342.329">
            <text:p>1396637342.329</text:p>
          </table:table-cell>
          <table:table-cell office:value-type="float" office:value="13.244">
            <text:p>13.244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72.331">
            <text:p>72.331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797]/[.B797]" office:value-type="float" office:value="5.46141649048626">
            <text:p>5.4614164905</text:p>
          </table:table-cell>
          <table:table-cell table:formula="of:=[.E797]-[.B797]" office:value-type="float" office:value="59.087">
            <text:p>59.087</text:p>
          </table:table-cell>
        </table:table-row>
        <table:table-row table:style-name="ro1">
          <table:table-cell office:value-type="float" office:value="1396637342.345">
            <text:p>1396637342.345</text:p>
          </table:table-cell>
          <table:table-cell office:value-type="float" office:value="20.79">
            <text:p>20.79</text:p>
          </table:table-cell>
          <table:table-cell office:value-type="float" office:value="1.37025">
            <text:p>1.37025</text:p>
          </table:table-cell>
          <table:table-cell office:value-type="float" office:value="1.37038">
            <text:p>1.37038</text:p>
          </table:table-cell>
          <table:table-cell office:value-type="float" office:value="58.82">
            <text:p>58.82</text:p>
          </table:table-cell>
          <table:table-cell office:value-type="float" office:value="1.37025">
            <text:p>1.37025</text:p>
          </table:table-cell>
          <table:table-cell office:value-type="float" office:value="1.37038">
            <text:p>1.37038</text:p>
          </table:table-cell>
          <table:table-cell/>
          <table:table-cell table:formula="of:=[.E798]/[.B798]" office:value-type="float" office:value="2.82924482924483">
            <text:p>2.8292448292</text:p>
          </table:table-cell>
          <table:table-cell table:formula="of:=[.E798]-[.B798]" office:value-type="float" office:value="38.03">
            <text:p>38.03</text:p>
          </table:table-cell>
        </table:table-row>
        <table:table-row table:style-name="ro1">
          <table:table-cell office:value-type="float" office:value="1396637342.431">
            <text:p>1396637342.431</text:p>
          </table:table-cell>
          <table:table-cell office:value-type="float" office:value="11.649">
            <text:p>11.649</text:p>
          </table:table-cell>
          <table:table-cell office:value-type="float" office:value="1.37027">
            <text:p>1.37027</text:p>
          </table:table-cell>
          <table:table-cell office:value-type="float" office:value="1.3704">
            <text:p>1.3704</text:p>
          </table:table-cell>
          <table:table-cell office:value-type="float" office:value="76.316">
            <text:p>76.316</text:p>
          </table:table-cell>
          <table:table-cell office:value-type="float" office:value="1.37027">
            <text:p>1.37027</text:p>
          </table:table-cell>
          <table:table-cell office:value-type="float" office:value="1.3704">
            <text:p>1.3704</text:p>
          </table:table-cell>
          <table:table-cell/>
          <table:table-cell table:formula="of:=[.E799]/[.B799]" office:value-type="float" office:value="6.55129195639111">
            <text:p>6.5512919564</text:p>
          </table:table-cell>
          <table:table-cell table:formula="of:=[.E799]-[.B799]" office:value-type="float" office:value="64.667">
            <text:p>64.667</text:p>
          </table:table-cell>
        </table:table-row>
        <table:table-row table:style-name="ro1">
          <table:table-cell office:value-type="float" office:value="1396637342.457">
            <text:p>1396637342.457</text:p>
          </table:table-cell>
          <table:table-cell office:value-type="float" office:value="14.539">
            <text:p>14.539</text:p>
          </table:table-cell>
          <table:table-cell office:value-type="float" office:value="1.37027">
            <text:p>1.37027</text:p>
          </table:table-cell>
          <table:table-cell office:value-type="float" office:value="1.37039">
            <text:p>1.37039</text:p>
          </table:table-cell>
          <table:table-cell office:value-type="float" office:value="145.643">
            <text:p>145.643</text:p>
          </table:table-cell>
          <table:table-cell office:value-type="float" office:value="1.37027">
            <text:p>1.37027</text:p>
          </table:table-cell>
          <table:table-cell office:value-type="float" office:value="1.37039">
            <text:p>1.37039</text:p>
          </table:table-cell>
          <table:table-cell/>
          <table:table-cell table:formula="of:=[.E800]/[.B800]" office:value-type="float" office:value="10.0174014719032">
            <text:p>10.0174014719</text:p>
          </table:table-cell>
          <table:table-cell table:formula="of:=[.E800]-[.B800]" office:value-type="float" office:value="131.104">
            <text:p>131.104</text:p>
          </table:table-cell>
        </table:table-row>
        <table:table-row table:style-name="ro1">
          <table:table-cell office:value-type="float" office:value="1396637343.518">
            <text:p>1396637343.518</text:p>
          </table:table-cell>
          <table:table-cell office:value-type="float" office:value="11.619">
            <text:p>11.619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1.902">
            <text:p>11.902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801]/[.B801]" office:value-type="float" office:value="1.02435665719941">
            <text:p>1.0243566572</text:p>
          </table:table-cell>
          <table:table-cell table:formula="of:=[.E801]-[.B801]" office:value-type="float" office:value="0.282999999999999">
            <text:p>0.283</text:p>
          </table:table-cell>
        </table:table-row>
        <table:table-row table:style-name="ro1">
          <table:table-cell office:value-type="float" office:value="1396637343.532">
            <text:p>1396637343.532</text:p>
          </table:table-cell>
          <table:table-cell office:value-type="float" office:value="16.212">
            <text:p>16.212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99.536">
            <text:p>99.536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802]/[.B802]" office:value-type="float" office:value="6.13964964224032">
            <text:p>6.1396496422</text:p>
          </table:table-cell>
          <table:table-cell table:formula="of:=[.E802]-[.B802]" office:value-type="float" office:value="83.324">
            <text:p>83.324</text:p>
          </table:table-cell>
        </table:table-row>
        <table:table-row table:style-name="ro1">
          <table:table-cell office:value-type="float" office:value="1396637346.845">
            <text:p>1396637346.845</text:p>
          </table:table-cell>
          <table:table-cell office:value-type="float" office:value="13.426">
            <text:p>13.426</text:p>
          </table:table-cell>
          <table:table-cell office:value-type="float" office:value="1.37026">
            <text:p>1.37026</text:p>
          </table:table-cell>
          <table:table-cell office:value-type="float" office:value="1.3704">
            <text:p>1.3704</text:p>
          </table:table-cell>
          <table:table-cell office:value-type="float" office:value="14.249">
            <text:p>14.249</text:p>
          </table:table-cell>
          <table:table-cell office:value-type="float" office:value="1.37026">
            <text:p>1.37026</text:p>
          </table:table-cell>
          <table:table-cell office:value-type="float" office:value="1.3704">
            <text:p>1.3704</text:p>
          </table:table-cell>
          <table:table-cell/>
          <table:table-cell table:formula="of:=[.E803]/[.B803]" office:value-type="float" office:value="1.0612989721436">
            <text:p>1.0612989721</text:p>
          </table:table-cell>
          <table:table-cell table:formula="of:=[.E803]-[.B803]" office:value-type="float" office:value="0.823">
            <text:p>0.823</text:p>
          </table:table-cell>
        </table:table-row>
        <table:table-row table:style-name="ro1">
          <table:table-cell office:value-type="float" office:value="1396637346.913">
            <text:p>1396637346.913</text:p>
          </table:table-cell>
          <table:table-cell office:value-type="float" office:value="11.722">
            <text:p>11.722</text:p>
          </table:table-cell>
          <table:table-cell office:value-type="float" office:value="1.37027">
            <text:p>1.37027</text:p>
          </table:table-cell>
          <table:table-cell office:value-type="float" office:value="1.3704">
            <text:p>1.3704</text:p>
          </table:table-cell>
          <table:table-cell office:value-type="float" office:value="45.739">
            <text:p>45.739</text:p>
          </table:table-cell>
          <table:table-cell office:value-type="float" office:value="1.37027">
            <text:p>1.37027</text:p>
          </table:table-cell>
          <table:table-cell office:value-type="float" office:value="1.3704">
            <text:p>1.3704</text:p>
          </table:table-cell>
          <table:table-cell/>
          <table:table-cell table:formula="of:=[.E804]/[.B804]" office:value-type="float" office:value="3.90197918443952">
            <text:p>3.9019791844</text:p>
          </table:table-cell>
          <table:table-cell table:formula="of:=[.E804]-[.B804]" office:value-type="float" office:value="34.017">
            <text:p>34.017</text:p>
          </table:table-cell>
        </table:table-row>
        <table:table-row table:style-name="ro1">
          <table:table-cell office:value-type="float" office:value="1396637347.122">
            <text:p>1396637347.122</text:p>
          </table:table-cell>
          <table:table-cell office:value-type="float" office:value="23.639">
            <text:p>23.639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24.012">
            <text:p>24.012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805]/[.B805]" office:value-type="float" office:value="1.01577900926435">
            <text:p>1.0157790093</text:p>
          </table:table-cell>
          <table:table-cell table:formula="of:=[.E805]-[.B805]" office:value-type="float" office:value="0.373000000000001">
            <text:p>0.373</text:p>
          </table:table-cell>
        </table:table-row>
        <table:table-row table:style-name="ro1">
          <table:table-cell office:value-type="float" office:value="1396637354.312">
            <text:p>1396637354.312</text:p>
          </table:table-cell>
          <table:table-cell office:value-type="float" office:value="20.085">
            <text:p>20.085</text:p>
          </table:table-cell>
          <table:table-cell office:value-type="float" office:value="1.37029">
            <text:p>1.37029</text:p>
          </table:table-cell>
          <table:table-cell office:value-type="float" office:value="1.37039">
            <text:p>1.37039</text:p>
          </table:table-cell>
          <table:table-cell office:value-type="float" office:value="20.329">
            <text:p>20.329</text:p>
          </table:table-cell>
          <table:table-cell office:value-type="float" office:value="1.37029">
            <text:p>1.37029</text:p>
          </table:table-cell>
          <table:table-cell office:value-type="float" office:value="1.37039">
            <text:p>1.37039</text:p>
          </table:table-cell>
          <table:table-cell/>
          <table:table-cell table:formula="of:=[.E806]/[.B806]" office:value-type="float" office:value="1.01214836942992">
            <text:p>1.0121483694</text:p>
          </table:table-cell>
          <table:table-cell table:formula="of:=[.E806]-[.B806]" office:value-type="float" office:value="0.244">
            <text:p>0.244</text:p>
          </table:table-cell>
        </table:table-row>
        <table:table-row table:style-name="ro1">
          <table:table-cell office:value-type="float" office:value="1396637361.735">
            <text:p>1396637361.735</text:p>
          </table:table-cell>
          <table:table-cell office:value-type="float" office:value="18.792">
            <text:p>18.792</text:p>
          </table:table-cell>
          <table:table-cell office:value-type="float" office:value="1.37029">
            <text:p>1.37029</text:p>
          </table:table-cell>
          <table:table-cell office:value-type="float" office:value="1.37041">
            <text:p>1.37041</text:p>
          </table:table-cell>
          <table:table-cell office:value-type="float" office:value="19.097">
            <text:p>19.097</text:p>
          </table:table-cell>
          <table:table-cell office:value-type="float" office:value="1.37029">
            <text:p>1.37029</text:p>
          </table:table-cell>
          <table:table-cell office:value-type="float" office:value="1.37041">
            <text:p>1.37041</text:p>
          </table:table-cell>
          <table:table-cell/>
          <table:table-cell table:formula="of:=[.E807]/[.B807]" office:value-type="float" office:value="1.01623031077054">
            <text:p>1.0162303108</text:p>
          </table:table-cell>
          <table:table-cell table:formula="of:=[.E807]-[.B807]" office:value-type="float" office:value="0.305">
            <text:p>0.305</text:p>
          </table:table-cell>
        </table:table-row>
        <table:table-row table:style-name="ro1">
          <table:table-cell office:value-type="float" office:value="1396637361.78">
            <text:p>1396637361.78</text:p>
          </table:table-cell>
          <table:table-cell office:value-type="float" office:value="14.43">
            <text:p>14.43</text:p>
          </table:table-cell>
          <table:table-cell office:value-type="float" office:value="1.37027">
            <text:p>1.37027</text:p>
          </table:table-cell>
          <table:table-cell office:value-type="float" office:value="1.37038">
            <text:p>1.37038</text:p>
          </table:table-cell>
          <table:table-cell office:value-type="float" office:value="67.731">
            <text:p>67.731</text:p>
          </table:table-cell>
          <table:table-cell office:value-type="float" office:value="1.37027">
            <text:p>1.37027</text:p>
          </table:table-cell>
          <table:table-cell office:value-type="float" office:value="1.37038">
            <text:p>1.37038</text:p>
          </table:table-cell>
          <table:table-cell/>
          <table:table-cell table:formula="of:=[.E808]/[.B808]" office:value-type="float" office:value="4.69376299376299">
            <text:p>4.6937629938</text:p>
          </table:table-cell>
          <table:table-cell table:formula="of:=[.E808]-[.B808]" office:value-type="float" office:value="53.301">
            <text:p>53.301</text:p>
          </table:table-cell>
        </table:table-row>
        <table:table-row table:style-name="ro1">
          <table:table-cell office:value-type="float" office:value="1396637361.834">
            <text:p>1396637361.834</text:p>
          </table:table-cell>
          <table:table-cell office:value-type="float" office:value="11.576">
            <text:p>11.576</text:p>
          </table:table-cell>
          <table:table-cell office:value-type="float" office:value="1.37025">
            <text:p>1.37025</text:p>
          </table:table-cell>
          <table:table-cell office:value-type="float" office:value="1.37038">
            <text:p>1.37038</text:p>
          </table:table-cell>
          <table:table-cell office:value-type="float" office:value="113.784">
            <text:p>113.784</text:p>
          </table:table-cell>
          <table:table-cell office:value-type="float" office:value="1.37025">
            <text:p>1.37025</text:p>
          </table:table-cell>
          <table:table-cell office:value-type="float" office:value="1.37038">
            <text:p>1.37038</text:p>
          </table:table-cell>
          <table:table-cell/>
          <table:table-cell table:formula="of:=[.E809]/[.B809]" office:value-type="float" office:value="9.82930200414651">
            <text:p>9.8293020041</text:p>
          </table:table-cell>
          <table:table-cell table:formula="of:=[.E809]-[.B809]" office:value-type="float" office:value="102.208">
            <text:p>102.208</text:p>
          </table:table-cell>
        </table:table-row>
        <table:table-row table:style-name="ro1">
          <table:table-cell office:value-type="float" office:value="1396637363.101">
            <text:p>1396637363.101</text:p>
          </table:table-cell>
          <table:table-cell office:value-type="float" office:value="18.373">
            <text:p>18.373</text:p>
          </table:table-cell>
          <table:table-cell office:value-type="float" office:value="1.37026">
            <text:p>1.37026</text:p>
          </table:table-cell>
          <table:table-cell office:value-type="float" office:value="1.37035">
            <text:p>1.37035</text:p>
          </table:table-cell>
          <table:table-cell office:value-type="float" office:value="14.89">
            <text:p>14.89</text:p>
          </table:table-cell>
          <table:table-cell office:value-type="float" office:value="1.37026">
            <text:p>1.37026</text:p>
          </table:table-cell>
          <table:table-cell office:value-type="float" office:value="1.37035">
            <text:p>1.37035</text:p>
          </table:table-cell>
          <table:table-cell/>
          <table:table-cell table:formula="of:=[.E810]/[.B810]" office:value-type="float" office:value="0.810428345942415">
            <text:p>0.8104283459</text:p>
          </table:table-cell>
          <table:table-cell table:formula="of:=[.E810]-[.B810]" office:value-type="float" office:value="-3.483">
            <text:p>-3.483</text:p>
          </table:table-cell>
        </table:table-row>
        <table:table-row table:style-name="ro1">
          <table:table-cell office:value-type="float" office:value="1396637363.16">
            <text:p>1396637363.16</text:p>
          </table:table-cell>
          <table:table-cell office:value-type="float" office:value="12.368">
            <text:p>12.368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 office:value-type="float" office:value="51.747">
            <text:p>51.747</text:p>
          </table:table-cell>
          <table:table-cell office:value-type="float" office:value="1.37025">
            <text:p>1.37025</text:p>
          </table:table-cell>
          <table:table-cell office:value-type="float" office:value="1.37036">
            <text:p>1.37036</text:p>
          </table:table-cell>
          <table:table-cell/>
          <table:table-cell table:formula="of:=[.E811]/[.B811]" office:value-type="float" office:value="4.18394243208279">
            <text:p>4.1839424321</text:p>
          </table:table-cell>
          <table:table-cell table:formula="of:=[.E811]-[.B811]" office:value-type="float" office:value="39.379">
            <text:p>39.379</text:p>
          </table:table-cell>
        </table:table-row>
        <table:table-row table:style-name="ro1">
          <table:table-cell office:value-type="float" office:value="1396637364.778">
            <text:p>1396637364.778</text:p>
          </table:table-cell>
          <table:table-cell office:value-type="float" office:value="12.412">
            <text:p>12.412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2.024">
            <text:p>12.024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812]/[.B812]" office:value-type="float" office:value="0.96873992910087">
            <text:p>0.9687399291</text:p>
          </table:table-cell>
          <table:table-cell table:formula="of:=[.E812]-[.B812]" office:value-type="float" office:value="-0.388000000000002">
            <text:p>-0.388</text:p>
          </table:table-cell>
        </table:table-row>
        <table:table-row table:style-name="ro1">
          <table:table-cell office:value-type="float" office:value="1396637365.513">
            <text:p>1396637365.513</text:p>
          </table:table-cell>
          <table:table-cell office:value-type="float" office:value="11.249">
            <text:p>11.249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2.086">
            <text:p>12.086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813]/[.B813]" office:value-type="float" office:value="1.07440661392124">
            <text:p>1.0744066139</text:p>
          </table:table-cell>
          <table:table-cell table:formula="of:=[.E813]-[.B813]" office:value-type="float" office:value="0.837">
            <text:p>0.837</text:p>
          </table:table-cell>
        </table:table-row>
        <table:table-row table:style-name="ro1">
          <table:table-cell office:value-type="float" office:value="1396637366.735">
            <text:p>1396637366.735</text:p>
          </table:table-cell>
          <table:table-cell office:value-type="float" office:value="10.869">
            <text:p>10.869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11.888">
            <text:p>11.888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814]/[.B814]" office:value-type="float" office:value="1.09375287514951">
            <text:p>1.0937528751</text:p>
          </table:table-cell>
          <table:table-cell table:formula="of:=[.E814]-[.B814]" office:value-type="float" office:value="1.019">
            <text:p>1.019</text:p>
          </table:table-cell>
        </table:table-row>
        <table:table-row table:style-name="ro1">
          <table:table-cell office:value-type="float" office:value="1396637367.014">
            <text:p>1396637367.014</text:p>
          </table:table-cell>
          <table:table-cell office:value-type="float" office:value="11.742">
            <text:p>11.742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 office:value-type="float" office:value="12.736">
            <text:p>12.736</text:p>
          </table:table-cell>
          <table:table-cell office:value-type="float" office:value="1.37025">
            <text:p>1.37025</text:p>
          </table:table-cell>
          <table:table-cell office:value-type="float" office:value="1.37037">
            <text:p>1.37037</text:p>
          </table:table-cell>
          <table:table-cell/>
          <table:table-cell table:formula="of:=[.E815]/[.B815]" office:value-type="float" office:value="1.08465338102538">
            <text:p>1.084653381</text:p>
          </table:table-cell>
          <table:table-cell table:formula="of:=[.E815]-[.B815]" office:value-type="float" office:value="0.994">
            <text:p>0.994</text:p>
          </table:table-cell>
        </table:table-row>
        <table:table-row table:style-name="ro1">
          <table:table-cell office:value-type="float" office:value="1396637367.901">
            <text:p>1396637367.901</text:p>
          </table:table-cell>
          <table:table-cell office:value-type="float" office:value="11.83">
            <text:p>11.83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0.575">
            <text:p>10.575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816]/[.B816]" office:value-type="float" office:value="0.893913778529163">
            <text:p>0.8939137785</text:p>
          </table:table-cell>
          <table:table-cell table:formula="of:=[.E816]-[.B816]" office:value-type="float" office:value="-1.255">
            <text:p>-1.255</text:p>
          </table:table-cell>
        </table:table-row>
        <table:table-row table:style-name="ro1">
          <table:table-cell office:value-type="float" office:value="1396637368.312">
            <text:p>1396637368.312</text:p>
          </table:table-cell>
          <table:table-cell office:value-type="float" office:value="12.3">
            <text:p>12.3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13.203">
            <text:p>13.203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817]/[.B817]" office:value-type="float" office:value="1.07341463414634">
            <text:p>1.0734146341</text:p>
          </table:table-cell>
          <table:table-cell table:formula="of:=[.E817]-[.B817]" office:value-type="float" office:value="0.902999999999999">
            <text:p>0.903</text:p>
          </table:table-cell>
        </table:table-row>
        <table:table-row table:style-name="ro1">
          <table:table-cell office:value-type="float" office:value="1396637368.683">
            <text:p>1396637368.683</text:p>
          </table:table-cell>
          <table:table-cell office:value-type="float" office:value="12.861">
            <text:p>12.861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 office:value-type="float" office:value="12.916">
            <text:p>12.916</text:p>
          </table:table-cell>
          <table:table-cell office:value-type="float" office:value="1.37026">
            <text:p>1.37026</text:p>
          </table:table-cell>
          <table:table-cell office:value-type="float" office:value="1.37036">
            <text:p>1.37036</text:p>
          </table:table-cell>
          <table:table-cell/>
          <table:table-cell table:formula="of:=[.E818]/[.B818]" office:value-type="float" office:value="1.00427649482933">
            <text:p>1.0042764948</text:p>
          </table:table-cell>
          <table:table-cell table:formula="of:=[.E818]-[.B818]" office:value-type="float" office:value="0.0549999999999997">
            <text:p>0.055</text:p>
          </table:table-cell>
        </table:table-row>
        <table:table-row table:style-name="ro1">
          <table:table-cell office:value-type="float" office:value="1396637369.984">
            <text:p>1396637369.984</text:p>
          </table:table-cell>
          <table:table-cell office:value-type="float" office:value="13.088">
            <text:p>13.088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3.319">
            <text:p>13.319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819]/[.B819]" office:value-type="float" office:value="1.01764975550122">
            <text:p>1.0176497555</text:p>
          </table:table-cell>
          <table:table-cell table:formula="of:=[.E819]-[.B819]" office:value-type="float" office:value="0.231000000000002">
            <text:p>0.231</text:p>
          </table:table-cell>
        </table:table-row>
        <table:table-row table:style-name="ro1">
          <table:table-cell office:value-type="float" office:value="1396637370.026">
            <text:p>1396637370.026</text:p>
          </table:table-cell>
          <table:table-cell office:value-type="float" office:value="12.771">
            <text:p>12.771</text:p>
          </table:table-cell>
          <table:table-cell office:value-type="float" office:value="1.37022">
            <text:p>1.37022</text:p>
          </table:table-cell>
          <table:table-cell office:value-type="float" office:value="1.37035">
            <text:p>1.37035</text:p>
          </table:table-cell>
          <table:table-cell office:value-type="float" office:value="72.836">
            <text:p>72.836</text:p>
          </table:table-cell>
          <table:table-cell office:value-type="float" office:value="1.37022">
            <text:p>1.37022</text:p>
          </table:table-cell>
          <table:table-cell office:value-type="float" office:value="1.37035">
            <text:p>1.37035</text:p>
          </table:table-cell>
          <table:table-cell/>
          <table:table-cell table:formula="of:=[.E820]/[.B820]" office:value-type="float" office:value="5.7032338892804">
            <text:p>5.7032338893</text:p>
          </table:table-cell>
          <table:table-cell table:formula="of:=[.E820]-[.B820]" office:value-type="float" office:value="60.065">
            <text:p>60.065</text:p>
          </table:table-cell>
        </table:table-row>
        <table:table-row table:style-name="ro1">
          <table:table-cell office:value-type="float" office:value="1396637370.114">
            <text:p>1396637370.114</text:p>
          </table:table-cell>
          <table:table-cell office:value-type="float" office:value="11.501">
            <text:p>11.50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83.125">
            <text:p>83.125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821]/[.B821]" office:value-type="float" office:value="7.22763237979306">
            <text:p>7.2276323798</text:p>
          </table:table-cell>
          <table:table-cell table:formula="of:=[.E821]-[.B821]" office:value-type="float" office:value="71.624">
            <text:p>71.624</text:p>
          </table:table-cell>
        </table:table-row>
        <table:table-row table:style-name="ro1">
          <table:table-cell office:value-type="float" office:value="1396637374.206">
            <text:p>1396637374.206</text:p>
          </table:table-cell>
          <table:table-cell office:value-type="float" office:value="12.135">
            <text:p>12.135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1.913">
            <text:p>11.91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822]/[.B822]" office:value-type="float" office:value="0.981705809641533">
            <text:p>0.9817058096</text:p>
          </table:table-cell>
          <table:table-cell table:formula="of:=[.E822]-[.B822]" office:value-type="float" office:value="-0.222">
            <text:p>-0.222</text:p>
          </table:table-cell>
        </table:table-row>
        <table:table-row table:style-name="ro1">
          <table:table-cell office:value-type="float" office:value="1396637378.304">
            <text:p>1396637378.304</text:p>
          </table:table-cell>
          <table:table-cell office:value-type="float" office:value="13.348">
            <text:p>13.348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4.917">
            <text:p>14.917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823]/[.B823]" office:value-type="float" office:value="1.1175456997303">
            <text:p>1.1175456997</text:p>
          </table:table-cell>
          <table:table-cell table:formula="of:=[.E823]-[.B823]" office:value-type="float" office:value="1.569">
            <text:p>1.569</text:p>
          </table:table-cell>
        </table:table-row>
        <table:table-row table:style-name="ro1">
          <table:table-cell office:value-type="float" office:value="1396637380.974">
            <text:p>1396637380.974</text:p>
          </table:table-cell>
          <table:table-cell office:value-type="float" office:value="13.811">
            <text:p>13.811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4.792">
            <text:p>14.792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824]/[.B824]" office:value-type="float" office:value="1.07103033813627">
            <text:p>1.0710303381</text:p>
          </table:table-cell>
          <table:table-cell table:formula="of:=[.E824]-[.B824]" office:value-type="float" office:value="0.981">
            <text:p>0.981</text:p>
          </table:table-cell>
        </table:table-row>
        <table:table-row table:style-name="ro1">
          <table:table-cell office:value-type="float" office:value="1396637381.036">
            <text:p>1396637381.036</text:p>
          </table:table-cell>
          <table:table-cell office:value-type="float" office:value="20.8">
            <text:p>20.8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55.97">
            <text:p>55.97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825]/[.B825]" office:value-type="float" office:value="2.69086538461538">
            <text:p>2.6908653846</text:p>
          </table:table-cell>
          <table:table-cell table:formula="of:=[.E825]-[.B825]" office:value-type="float" office:value="35.17">
            <text:p>35.17</text:p>
          </table:table-cell>
        </table:table-row>
        <table:table-row table:style-name="ro1">
          <table:table-cell office:value-type="float" office:value="1396637381.078">
            <text:p>1396637381.078</text:p>
          </table:table-cell>
          <table:table-cell office:value-type="float" office:value="13.848">
            <text:p>13.848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109.173">
            <text:p>109.173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826]/[.B826]" office:value-type="float" office:value="7.88366551126516">
            <text:p>7.8836655113</text:p>
          </table:table-cell>
          <table:table-cell table:formula="of:=[.E826]-[.B826]" office:value-type="float" office:value="95.325">
            <text:p>95.325</text:p>
          </table:table-cell>
        </table:table-row>
        <table:table-row table:style-name="ro1">
          <table:table-cell office:value-type="float" office:value="1396637381.225">
            <text:p>1396637381.225</text:p>
          </table:table-cell>
          <table:table-cell office:value-type="float" office:value="12.892">
            <text:p>12.892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62.311">
            <text:p>62.311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827]/[.B827]" office:value-type="float" office:value="4.83330747750543">
            <text:p>4.8333074775</text:p>
          </table:table-cell>
          <table:table-cell table:formula="of:=[.E827]-[.B827]" office:value-type="float" office:value="49.419">
            <text:p>49.419</text:p>
          </table:table-cell>
        </table:table-row>
        <table:table-row table:style-name="ro1">
          <table:table-cell office:value-type="float" office:value="1396637381.919">
            <text:p>1396637381.919</text:p>
          </table:table-cell>
          <table:table-cell office:value-type="float" office:value="11.536">
            <text:p>11.53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114">
            <text:p>12.114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828]/[.B828]" office:value-type="float" office:value="1.0501040221914">
            <text:p>1.0501040222</text:p>
          </table:table-cell>
          <table:table-cell table:formula="of:=[.E828]-[.B828]" office:value-type="float" office:value="0.578000000000001">
            <text:p>0.578</text:p>
          </table:table-cell>
        </table:table-row>
        <table:table-row table:style-name="ro1">
          <table:table-cell office:value-type="float" office:value="1396637384.14">
            <text:p>1396637384.14</text:p>
          </table:table-cell>
          <table:table-cell office:value-type="float" office:value="13.615">
            <text:p>13.615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5.113">
            <text:p>15.113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829]/[.B829]" office:value-type="float" office:value="1.11002570694087">
            <text:p>1.1100257069</text:p>
          </table:table-cell>
          <table:table-cell table:formula="of:=[.E829]-[.B829]" office:value-type="float" office:value="1.498">
            <text:p>1.498</text:p>
          </table:table-cell>
        </table:table-row>
        <table:table-row table:style-name="ro1">
          <table:table-cell office:value-type="float" office:value="1396637385.02">
            <text:p>1396637385.02</text:p>
          </table:table-cell>
          <table:table-cell office:value-type="float" office:value="13.115">
            <text:p>13.115</text:p>
          </table:table-cell>
          <table:table-cell office:value-type="float" office:value="1.37022">
            <text:p>1.37022</text:p>
          </table:table-cell>
          <table:table-cell office:value-type="float" office:value="1.37035">
            <text:p>1.37035</text:p>
          </table:table-cell>
          <table:table-cell office:value-type="float" office:value="12.682">
            <text:p>12.682</text:p>
          </table:table-cell>
          <table:table-cell office:value-type="float" office:value="1.37022">
            <text:p>1.37022</text:p>
          </table:table-cell>
          <table:table-cell office:value-type="float" office:value="1.37035">
            <text:p>1.37035</text:p>
          </table:table-cell>
          <table:table-cell/>
          <table:table-cell table:formula="of:=[.E830]/[.B830]" office:value-type="float" office:value="0.96698436904308">
            <text:p>0.966984369</text:p>
          </table:table-cell>
          <table:table-cell table:formula="of:=[.E830]-[.B830]" office:value-type="float" office:value="-0.433">
            <text:p>-0.433</text:p>
          </table:table-cell>
        </table:table-row>
        <table:table-row table:style-name="ro1">
          <table:table-cell office:value-type="float" office:value="1396637385.621">
            <text:p>1396637385.621</text:p>
          </table:table-cell>
          <table:table-cell office:value-type="float" office:value="12.524">
            <text:p>12.524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2.332">
            <text:p>12.332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831]/[.B831]" office:value-type="float" office:value="0.984669434685404">
            <text:p>0.9846694347</text:p>
          </table:table-cell>
          <table:table-cell table:formula="of:=[.E831]-[.B831]" office:value-type="float" office:value="-0.192">
            <text:p>-0.192</text:p>
          </table:table-cell>
        </table:table-row>
        <table:table-row table:style-name="ro1">
          <table:table-cell office:value-type="float" office:value="1396637389.013">
            <text:p>1396637389.013</text:p>
          </table:table-cell>
          <table:table-cell office:value-type="float" office:value="13.193">
            <text:p>13.193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3.018">
            <text:p>13.018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832]/[.B832]" office:value-type="float" office:value="0.986735389979535">
            <text:p>0.98673539</text:p>
          </table:table-cell>
          <table:table-cell table:formula="of:=[.E832]-[.B832]" office:value-type="float" office:value="-0.174999999999999">
            <text:p>-0.175</text:p>
          </table:table-cell>
        </table:table-row>
        <table:table-row table:style-name="ro1">
          <table:table-cell office:value-type="float" office:value="1396637389.381">
            <text:p>1396637389.381</text:p>
          </table:table-cell>
          <table:table-cell office:value-type="float" office:value="12.663">
            <text:p>12.663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2.974">
            <text:p>12.974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833]/[.B833]" office:value-type="float" office:value="1.02455974097765">
            <text:p>1.024559741</text:p>
          </table:table-cell>
          <table:table-cell table:formula="of:=[.E833]-[.B833]" office:value-type="float" office:value="0.311">
            <text:p>0.311</text:p>
          </table:table-cell>
        </table:table-row>
        <table:table-row table:style-name="ro1">
          <table:table-cell office:value-type="float" office:value="1396637394.812">
            <text:p>1396637394.812</text:p>
          </table:table-cell>
          <table:table-cell office:value-type="float" office:value="13.325">
            <text:p>13.325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4.88">
            <text:p>14.88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834]/[.B834]" office:value-type="float" office:value="1.11669793621013">
            <text:p>1.1166979362</text:p>
          </table:table-cell>
          <table:table-cell table:formula="of:=[.E834]-[.B834]" office:value-type="float" office:value="1.555">
            <text:p>1.555</text:p>
          </table:table-cell>
        </table:table-row>
        <table:table-row table:style-name="ro1">
          <table:table-cell office:value-type="float" office:value="1396637394.913">
            <text:p>1396637394.913</text:p>
          </table:table-cell>
          <table:table-cell office:value-type="float" office:value="14.038">
            <text:p>14.038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3.202">
            <text:p>13.202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835]/[.B835]" office:value-type="float" office:value="0.940447357173386">
            <text:p>0.9404473572</text:p>
          </table:table-cell>
          <table:table-cell table:formula="of:=[.E835]-[.B835]" office:value-type="float" office:value="-0.836">
            <text:p>-0.836</text:p>
          </table:table-cell>
        </table:table-row>
        <table:table-row table:style-name="ro1">
          <table:table-cell office:value-type="float" office:value="1396637395.013">
            <text:p>1396637395.013</text:p>
          </table:table-cell>
          <table:table-cell office:value-type="float" office:value="18.069">
            <text:p>18.069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9.519">
            <text:p>19.519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836]/[.B836]" office:value-type="float" office:value="1.08024793845813">
            <text:p>1.0802479385</text:p>
          </table:table-cell>
          <table:table-cell table:formula="of:=[.E836]-[.B836]" office:value-type="float" office:value="1.45">
            <text:p>1.45</text:p>
          </table:table-cell>
        </table:table-row>
        <table:table-row table:style-name="ro1">
          <table:table-cell office:value-type="float" office:value="1396637395.113">
            <text:p>1396637395.113</text:p>
          </table:table-cell>
          <table:table-cell office:value-type="float" office:value="12.311">
            <text:p>12.311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4.218">
            <text:p>14.218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837]/[.B837]" office:value-type="float" office:value="1.15490212005524">
            <text:p>1.1549021201</text:p>
          </table:table-cell>
          <table:table-cell table:formula="of:=[.E837]-[.B837]" office:value-type="float" office:value="1.907">
            <text:p>1.907</text:p>
          </table:table-cell>
        </table:table-row>
        <table:table-row table:style-name="ro1">
          <table:table-cell office:value-type="float" office:value="1396637402.941">
            <text:p>1396637402.941</text:p>
          </table:table-cell>
          <table:table-cell office:value-type="float" office:value="16.553">
            <text:p>16.55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223">
            <text:p>12.22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838]/[.B838]" office:value-type="float" office:value="0.738415997100224">
            <text:p>0.7384159971</text:p>
          </table:table-cell>
          <table:table-cell table:formula="of:=[.E838]-[.B838]" office:value-type="float" office:value="-4.33">
            <text:p>-4.33</text:p>
          </table:table-cell>
        </table:table-row>
        <table:table-row table:style-name="ro1">
          <table:table-cell office:value-type="float" office:value="1396637416.016">
            <text:p>1396637416.016</text:p>
          </table:table-cell>
          <table:table-cell office:value-type="float" office:value="24.02">
            <text:p>24.02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 office:value-type="float" office:value="22.174">
            <text:p>22.174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/>
          <table:table-cell table:formula="of:=[.E839]/[.B839]" office:value-type="float" office:value="0.923147377185679">
            <text:p>0.9231473772</text:p>
          </table:table-cell>
          <table:table-cell table:formula="of:=[.E839]-[.B839]" office:value-type="float" office:value="-1.846">
            <text:p>-1.846</text:p>
          </table:table-cell>
        </table:table-row>
        <table:table-row table:style-name="ro1">
          <table:table-cell office:value-type="float" office:value="1396637416.113">
            <text:p>1396637416.113</text:p>
          </table:table-cell>
          <table:table-cell office:value-type="float" office:value="23.967">
            <text:p>23.967</text:p>
          </table:table-cell>
          <table:table-cell office:value-type="float" office:value="1.37016">
            <text:p>1.37016</text:p>
          </table:table-cell>
          <table:table-cell office:value-type="float" office:value="1.37031">
            <text:p>1.37031</text:p>
          </table:table-cell>
          <table:table-cell office:value-type="float" office:value="118.539">
            <text:p>118.539</text:p>
          </table:table-cell>
          <table:table-cell office:value-type="float" office:value="1.37016">
            <text:p>1.37016</text:p>
          </table:table-cell>
          <table:table-cell office:value-type="float" office:value="1.37031">
            <text:p>1.37031</text:p>
          </table:table-cell>
          <table:table-cell/>
          <table:table-cell table:formula="of:=[.E840]/[.B840]" office:value-type="float" office:value="4.94592564776568">
            <text:p>4.9459256478</text:p>
          </table:table-cell>
          <table:table-cell table:formula="of:=[.E840]-[.B840]" office:value-type="float" office:value="94.572">
            <text:p>94.572</text:p>
          </table:table-cell>
        </table:table-row>
        <table:table-row table:style-name="ro1">
          <table:table-cell office:value-type="float" office:value="1396637416.221">
            <text:p>1396637416.221</text:p>
          </table:table-cell>
          <table:table-cell office:value-type="float" office:value="11.901">
            <text:p>11.901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 office:value-type="float" office:value="110.207">
            <text:p>110.207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/>
          <table:table-cell table:formula="of:=[.E841]/[.B841]" office:value-type="float" office:value="9.26031425930594">
            <text:p>9.2603142593</text:p>
          </table:table-cell>
          <table:table-cell table:formula="of:=[.E841]-[.B841]" office:value-type="float" office:value="98.306">
            <text:p>98.306</text:p>
          </table:table-cell>
        </table:table-row>
        <table:table-row table:style-name="ro1">
          <table:table-cell office:value-type="float" office:value="1396637416.291">
            <text:p>1396637416.291</text:p>
          </table:table-cell>
          <table:table-cell office:value-type="float" office:value="44.937">
            <text:p>44.937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42.827">
            <text:p>42.827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842]/[.B842]" office:value-type="float" office:value="0.953045374635601">
            <text:p>0.9530453746</text:p>
          </table:table-cell>
          <table:table-cell table:formula="of:=[.E842]-[.B842]" office:value-type="float" office:value="-2.11">
            <text:p>-2.11</text:p>
          </table:table-cell>
        </table:table-row>
        <table:table-row table:style-name="ro1">
          <table:table-cell office:value-type="float" office:value="1396637416.412">
            <text:p>1396637416.412</text:p>
          </table:table-cell>
          <table:table-cell office:value-type="float" office:value="15.192">
            <text:p>15.192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21.265">
            <text:p>21.265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843]/[.B843]" office:value-type="float" office:value="1.39974986835176">
            <text:p>1.3997498684</text:p>
          </table:table-cell>
          <table:table-cell table:formula="of:=[.E843]-[.B843]" office:value-type="float" office:value="6.073">
            <text:p>6.073</text:p>
          </table:table-cell>
        </table:table-row>
        <table:table-row table:style-name="ro1">
          <table:table-cell office:value-type="float" office:value="1396637432.712">
            <text:p>1396637432.712</text:p>
          </table:table-cell>
          <table:table-cell office:value-type="float" office:value="12.157">
            <text:p>12.157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13.067">
            <text:p>13.067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844]/[.B844]" office:value-type="float" office:value="1.07485399358394">
            <text:p>1.0748539936</text:p>
          </table:table-cell>
          <table:table-cell table:formula="of:=[.E844]-[.B844]" office:value-type="float" office:value="0.91">
            <text:p>0.91</text:p>
          </table:table-cell>
        </table:table-row>
        <table:table-row table:style-name="ro1">
          <table:table-cell office:value-type="float" office:value="1396637432.815">
            <text:p>1396637432.815</text:p>
          </table:table-cell>
          <table:table-cell office:value-type="float" office:value="12.188">
            <text:p>12.188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1.997">
            <text:p>11.997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845]/[.B845]" office:value-type="float" office:value="0.984328848047259">
            <text:p>0.984328848</text:p>
          </table:table-cell>
          <table:table-cell table:formula="of:=[.E845]-[.B845]" office:value-type="float" office:value="-0.191000000000001">
            <text:p>-0.191</text:p>
          </table:table-cell>
        </table:table-row>
        <table:table-row table:style-name="ro1">
          <table:table-cell office:value-type="float" office:value="1396637435.815">
            <text:p>1396637435.815</text:p>
          </table:table-cell>
          <table:table-cell office:value-type="float" office:value="29.659">
            <text:p>29.659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 office:value-type="float" office:value="1049.093">
            <text:p>1049.093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/>
          <table:table-cell table:formula="of:=[.E846]/[.B846]" office:value-type="float" office:value="35.3718264270542">
            <text:p>35.3718264271</text:p>
          </table:table-cell>
          <table:table-cell table:formula="of:=[.E846]-[.B846]" office:value-type="float" office:value="1019.434">
            <text:p>1019.434</text:p>
          </table:table-cell>
        </table:table-row>
        <table:table-row table:style-name="ro1">
          <table:table-cell office:value-type="float" office:value="1396637436.912">
            <text:p>1396637436.912</text:p>
          </table:table-cell>
          <table:table-cell office:value-type="float" office:value="14.087">
            <text:p>14.087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3.346">
            <text:p>13.346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847]/[.B847]" office:value-type="float" office:value="0.947398310499042">
            <text:p>0.9473983105</text:p>
          </table:table-cell>
          <table:table-cell table:formula="of:=[.E847]-[.B847]" office:value-type="float" office:value="-0.741">
            <text:p>-0.741</text:p>
          </table:table-cell>
        </table:table-row>
        <table:table-row table:style-name="ro1">
          <table:table-cell office:value-type="float" office:value="1396637440.141">
            <text:p>1396637440.141</text:p>
          </table:table-cell>
          <table:table-cell office:value-type="float" office:value="16.88">
            <text:p>16.88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17.067">
            <text:p>17.067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848]/[.B848]" office:value-type="float" office:value="1.01107819905213">
            <text:p>1.0110781991</text:p>
          </table:table-cell>
          <table:table-cell table:formula="of:=[.E848]-[.B848]" office:value-type="float" office:value="0.187000000000001">
            <text:p>0.187</text:p>
          </table:table-cell>
        </table:table-row>
        <table:table-row table:style-name="ro1">
          <table:table-cell office:value-type="float" office:value="1396637440.315">
            <text:p>1396637440.315</text:p>
          </table:table-cell>
          <table:table-cell office:value-type="float" office:value="11.153">
            <text:p>11.153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2.71">
            <text:p>12.71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849]/[.B849]" office:value-type="float" office:value="1.13960369407334">
            <text:p>1.1396036941</text:p>
          </table:table-cell>
          <table:table-cell table:formula="of:=[.E849]-[.B849]" office:value-type="float" office:value="1.557">
            <text:p>1.557</text:p>
          </table:table-cell>
        </table:table-row>
        <table:table-row table:style-name="ro1">
          <table:table-cell office:value-type="float" office:value="1396637444.181">
            <text:p>1396637444.181</text:p>
          </table:table-cell>
          <table:table-cell office:value-type="float" office:value="11.337">
            <text:p>11.337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1.917">
            <text:p>11.917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850]/[.B850]" office:value-type="float" office:value="1.05115991884978">
            <text:p>1.0511599188</text:p>
          </table:table-cell>
          <table:table-cell table:formula="of:=[.E850]-[.B850]" office:value-type="float" office:value="0.58">
            <text:p>0.58</text:p>
          </table:table-cell>
        </table:table-row>
        <table:table-row table:style-name="ro1">
          <table:table-cell office:value-type="float" office:value="1396637458.119">
            <text:p>1396637458.119</text:p>
          </table:table-cell>
          <table:table-cell office:value-type="float" office:value="16.913">
            <text:p>16.913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 office:value-type="float" office:value="15.333">
            <text:p>15.333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/>
          <table:table-cell table:formula="of:=[.E851]/[.B851]" office:value-type="float" office:value="0.906580736711405">
            <text:p>0.9065807367</text:p>
          </table:table-cell>
          <table:table-cell table:formula="of:=[.E851]-[.B851]" office:value-type="float" office:value="-1.58">
            <text:p>-1.58</text:p>
          </table:table-cell>
        </table:table-row>
        <table:table-row table:style-name="ro1">
          <table:table-cell office:value-type="float" office:value="1396637459.387">
            <text:p>1396637459.387</text:p>
          </table:table-cell>
          <table:table-cell office:value-type="float" office:value="11.831">
            <text:p>11.831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 office:value-type="float" office:value="12.091">
            <text:p>12.091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/>
          <table:table-cell table:formula="of:=[.E852]/[.B852]" office:value-type="float" office:value="1.02197616431409">
            <text:p>1.0219761643</text:p>
          </table:table-cell>
          <table:table-cell table:formula="of:=[.E852]-[.B852]" office:value-type="float" office:value="0.26">
            <text:p>0.26</text:p>
          </table:table-cell>
        </table:table-row>
        <table:table-row table:style-name="ro1">
          <table:table-cell office:value-type="float" office:value="1396637461.013">
            <text:p>1396637461.013</text:p>
          </table:table-cell>
          <table:table-cell office:value-type="float" office:value="12.853">
            <text:p>12.853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12.169">
            <text:p>12.169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853]/[.B853]" office:value-type="float" office:value="0.946782852252392">
            <text:p>0.9467828523</text:p>
          </table:table-cell>
          <table:table-cell table:formula="of:=[.E853]-[.B853]" office:value-type="float" office:value="-0.683999999999999">
            <text:p>-0.684</text:p>
          </table:table-cell>
        </table:table-row>
        <table:table-row table:style-name="ro1">
          <table:table-cell office:value-type="float" office:value="1396637468.749">
            <text:p>1396637468.749</text:p>
          </table:table-cell>
          <table:table-cell office:value-type="float" office:value="19.25">
            <text:p>19.25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5.675">
            <text:p>15.675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854]/[.B854]" office:value-type="float" office:value="0.814285714285714">
            <text:p>0.8142857143</text:p>
          </table:table-cell>
          <table:table-cell table:formula="of:=[.E854]-[.B854]" office:value-type="float" office:value="-3.575">
            <text:p>-3.575</text:p>
          </table:table-cell>
        </table:table-row>
        <table:table-row table:style-name="ro1">
          <table:table-cell office:value-type="float" office:value="1396637473.487">
            <text:p>1396637473.487</text:p>
          </table:table-cell>
          <table:table-cell office:value-type="float" office:value="12.188">
            <text:p>12.188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 office:value-type="float" office:value="12.382">
            <text:p>12.382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/>
          <table:table-cell table:formula="of:=[.E855]/[.B855]" office:value-type="float" office:value="1.01591729570069">
            <text:p>1.0159172957</text:p>
          </table:table-cell>
          <table:table-cell table:formula="of:=[.E855]-[.B855]" office:value-type="float" office:value="0.193999999999999">
            <text:p>0.194</text:p>
          </table:table-cell>
        </table:table-row>
        <table:table-row table:style-name="ro1">
          <table:table-cell office:value-type="float" office:value="1396637475.218">
            <text:p>1396637475.218</text:p>
          </table:table-cell>
          <table:table-cell office:value-type="float" office:value="16.596">
            <text:p>16.596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17.449">
            <text:p>17.449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856]/[.B856]" office:value-type="float" office:value="1.05139792721138">
            <text:p>1.0513979272</text:p>
          </table:table-cell>
          <table:table-cell table:formula="of:=[.E856]-[.B856]" office:value-type="float" office:value="0.853000000000002">
            <text:p>0.853</text:p>
          </table:table-cell>
        </table:table-row>
        <table:table-row table:style-name="ro1">
          <table:table-cell office:value-type="float" office:value="1396637476.619">
            <text:p>1396637476.619</text:p>
          </table:table-cell>
          <table:table-cell office:value-type="float" office:value="21.683">
            <text:p>21.68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21.3">
            <text:p>21.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57]/[.B857]" office:value-type="float" office:value="0.982336392565605">
            <text:p>0.9823363926</text:p>
          </table:table-cell>
          <table:table-cell table:formula="of:=[.E857]-[.B857]" office:value-type="float" office:value="-0.382999999999999">
            <text:p>-0.383</text:p>
          </table:table-cell>
        </table:table-row>
        <table:table-row table:style-name="ro1">
          <table:table-cell office:value-type="float" office:value="1396637486.335">
            <text:p>1396637486.335</text:p>
          </table:table-cell>
          <table:table-cell office:value-type="float" office:value="12.239">
            <text:p>12.239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3.449">
            <text:p>13.449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858]/[.B858]" office:value-type="float" office:value="1.0988642862979">
            <text:p>1.0988642863</text:p>
          </table:table-cell>
          <table:table-cell table:formula="of:=[.E858]-[.B858]" office:value-type="float" office:value="1.21">
            <text:p>1.21</text:p>
          </table:table-cell>
        </table:table-row>
        <table:table-row table:style-name="ro1">
          <table:table-cell office:value-type="float" office:value="1396637495.755">
            <text:p>1396637495.755</text:p>
          </table:table-cell>
          <table:table-cell office:value-type="float" office:value="11.651">
            <text:p>11.651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1.946">
            <text:p>11.946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59]/[.B859]" office:value-type="float" office:value="1.02531971504592">
            <text:p>1.025319715</text:p>
          </table:table-cell>
          <table:table-cell table:formula="of:=[.E859]-[.B859]" office:value-type="float" office:value="0.295">
            <text:p>0.295</text:p>
          </table:table-cell>
        </table:table-row>
        <table:table-row table:style-name="ro1">
          <table:table-cell office:value-type="float" office:value="1396637497.212">
            <text:p>1396637497.212</text:p>
          </table:table-cell>
          <table:table-cell office:value-type="float" office:value="46.58">
            <text:p>46.58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10.835">
            <text:p>110.835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860]/[.B860]" office:value-type="float" office:value="2.37945470158866">
            <text:p>2.3794547016</text:p>
          </table:table-cell>
          <table:table-cell table:formula="of:=[.E860]-[.B860]" office:value-type="float" office:value="64.255">
            <text:p>64.255</text:p>
          </table:table-cell>
        </table:table-row>
        <table:table-row table:style-name="ro1">
          <table:table-cell office:value-type="float" office:value="1396637497.313">
            <text:p>1396637497.313</text:p>
          </table:table-cell>
          <table:table-cell office:value-type="float" office:value="11.938">
            <text:p>11.938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10.033">
            <text:p>110.03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61]/[.B861]" office:value-type="float" office:value="9.21703802982074">
            <text:p>9.2170380298</text:p>
          </table:table-cell>
          <table:table-cell table:formula="of:=[.E861]-[.B861]" office:value-type="float" office:value="98.095">
            <text:p>98.095</text:p>
          </table:table-cell>
        </table:table-row>
        <table:table-row table:style-name="ro1">
          <table:table-cell office:value-type="float" office:value="1396637513.666">
            <text:p>1396637513.666</text:p>
          </table:table-cell>
          <table:table-cell office:value-type="float" office:value="19.538">
            <text:p>19.538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9.68">
            <text:p>19.68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862]/[.B862]" office:value-type="float" office:value="1.00726788821783">
            <text:p>1.0072678882</text:p>
          </table:table-cell>
          <table:table-cell table:formula="of:=[.E862]-[.B862]" office:value-type="float" office:value="0.141999999999999">
            <text:p>0.142</text:p>
          </table:table-cell>
        </table:table-row>
        <table:table-row table:style-name="ro1">
          <table:table-cell office:value-type="float" office:value="1396637524.978">
            <text:p>1396637524.978</text:p>
          </table:table-cell>
          <table:table-cell office:value-type="float" office:value="12.731">
            <text:p>12.731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4.118">
            <text:p>14.118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63]/[.B863]" office:value-type="float" office:value="1.10894666561935">
            <text:p>1.1089466656</text:p>
          </table:table-cell>
          <table:table-cell table:formula="of:=[.E863]-[.B863]" office:value-type="float" office:value="1.387">
            <text:p>1.387</text:p>
          </table:table-cell>
        </table:table-row>
        <table:table-row table:style-name="ro1">
          <table:table-cell office:value-type="float" office:value="1396637541.23">
            <text:p>1396637541.23</text:p>
          </table:table-cell>
          <table:table-cell office:value-type="float" office:value="20.616">
            <text:p>20.616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 office:value-type="float" office:value="19.28">
            <text:p>19.28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/>
          <table:table-cell table:formula="of:=[.E864]/[.B864]" office:value-type="float" office:value="0.935195964299573">
            <text:p>0.9351959643</text:p>
          </table:table-cell>
          <table:table-cell table:formula="of:=[.E864]-[.B864]" office:value-type="float" office:value="-1.336">
            <text:p>-1.336</text:p>
          </table:table-cell>
        </table:table-row>
        <table:table-row table:style-name="ro1">
          <table:table-cell office:value-type="float" office:value="1396637543.936">
            <text:p>1396637543.936</text:p>
          </table:table-cell>
          <table:table-cell office:value-type="float" office:value="11.337">
            <text:p>11.337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2.034">
            <text:p>12.034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865]/[.B865]" office:value-type="float" office:value="1.06148010937638">
            <text:p>1.0614801094</text:p>
          </table:table-cell>
          <table:table-cell table:formula="of:=[.E865]-[.B865]" office:value-type="float" office:value="0.697000000000001">
            <text:p>0.697</text:p>
          </table:table-cell>
        </table:table-row>
        <table:table-row table:style-name="ro1">
          <table:table-cell office:value-type="float" office:value="1396637551.428">
            <text:p>1396637551.428</text:p>
          </table:table-cell>
          <table:table-cell office:value-type="float" office:value="12.23">
            <text:p>12.23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1.962">
            <text:p>11.962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866]/[.B866]" office:value-type="float" office:value="0.978086672117743">
            <text:p>0.9780866721</text:p>
          </table:table-cell>
          <table:table-cell table:formula="of:=[.E866]-[.B866]" office:value-type="float" office:value="-0.268000000000001">
            <text:p>-0.268</text:p>
          </table:table-cell>
        </table:table-row>
        <table:table-row table:style-name="ro1">
          <table:table-cell office:value-type="float" office:value="1396637557.032">
            <text:p>1396637557.032</text:p>
          </table:table-cell>
          <table:table-cell office:value-type="float" office:value="17.785">
            <text:p>17.785</text:p>
          </table:table-cell>
          <table:table-cell office:value-type="float" office:value="1.37014">
            <text:p>1.37014</text:p>
          </table:table-cell>
          <table:table-cell office:value-type="float" office:value="1.37023">
            <text:p>1.37023</text:p>
          </table:table-cell>
          <table:table-cell office:value-type="float" office:value="18.533">
            <text:p>18.533</text:p>
          </table:table-cell>
          <table:table-cell office:value-type="float" office:value="1.37014">
            <text:p>1.37014</text:p>
          </table:table-cell>
          <table:table-cell office:value-type="float" office:value="1.37023">
            <text:p>1.37023</text:p>
          </table:table-cell>
          <table:table-cell/>
          <table:table-cell table:formula="of:=[.E867]/[.B867]" office:value-type="float" office:value="1.04205791397245">
            <text:p>1.042057914</text:p>
          </table:table-cell>
          <table:table-cell table:formula="of:=[.E867]-[.B867]" office:value-type="float" office:value="0.748000000000001">
            <text:p>0.748</text:p>
          </table:table-cell>
        </table:table-row>
        <table:table-row table:style-name="ro1">
          <table:table-cell office:value-type="float" office:value="1396637562.014">
            <text:p>1396637562.014</text:p>
          </table:table-cell>
          <table:table-cell office:value-type="float" office:value="11.812">
            <text:p>11.812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2.638">
            <text:p>12.638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868]/[.B868]" office:value-type="float" office:value="1.06992888587877">
            <text:p>1.0699288859</text:p>
          </table:table-cell>
          <table:table-cell table:formula="of:=[.E868]-[.B868]" office:value-type="float" office:value="0.826000000000001">
            <text:p>0.826</text:p>
          </table:table-cell>
        </table:table-row>
        <table:table-row table:style-name="ro1">
          <table:table-cell office:value-type="float" office:value="1396637562.073">
            <text:p>1396637562.073</text:p>
          </table:table-cell>
          <table:table-cell office:value-type="float" office:value="15.833">
            <text:p>15.833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 office:value-type="float" office:value="55.237">
            <text:p>55.237</text:p>
          </table:table-cell>
          <table:table-cell office:value-type="float" office:value="1.3701">
            <text:p>1.3701</text:p>
          </table:table-cell>
          <table:table-cell office:value-type="float" office:value="1.37021">
            <text:p>1.37021</text:p>
          </table:table-cell>
          <table:table-cell/>
          <table:table-cell table:formula="of:=[.E869]/[.B869]" office:value-type="float" office:value="3.48872607844376">
            <text:p>3.4887260784</text:p>
          </table:table-cell>
          <table:table-cell table:formula="of:=[.E869]-[.B869]" office:value-type="float" office:value="39.404">
            <text:p>39.404</text:p>
          </table:table-cell>
        </table:table-row>
        <table:table-row table:style-name="ro1">
          <table:table-cell office:value-type="float" office:value="1396637562.119">
            <text:p>1396637562.119</text:p>
          </table:table-cell>
          <table:table-cell office:value-type="float" office:value="12.631">
            <text:p>12.631</text:p>
          </table:table-cell>
          <table:table-cell office:value-type="float" office:value="1.37008">
            <text:p>1.37008</text:p>
          </table:table-cell>
          <table:table-cell office:value-type="float" office:value="1.37021">
            <text:p>1.37021</text:p>
          </table:table-cell>
          <table:table-cell office:value-type="float" office:value="109.491">
            <text:p>109.491</text:p>
          </table:table-cell>
          <table:table-cell office:value-type="float" office:value="1.37008">
            <text:p>1.37008</text:p>
          </table:table-cell>
          <table:table-cell office:value-type="float" office:value="1.37021">
            <text:p>1.37021</text:p>
          </table:table-cell>
          <table:table-cell/>
          <table:table-cell table:formula="of:=[.E870]/[.B870]" office:value-type="float" office:value="8.66843480326182">
            <text:p>8.6684348033</text:p>
          </table:table-cell>
          <table:table-cell table:formula="of:=[.E870]-[.B870]" office:value-type="float" office:value="96.86">
            <text:p>96.86</text:p>
          </table:table-cell>
        </table:table-row>
        <table:table-row table:style-name="ro1">
          <table:table-cell office:value-type="float" office:value="1396637562.423">
            <text:p>1396637562.423</text:p>
          </table:table-cell>
          <table:table-cell office:value-type="float" office:value="14.241">
            <text:p>14.241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 office:value-type="float" office:value="12.167">
            <text:p>12.167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/>
          <table:table-cell table:formula="of:=[.E871]/[.B871]" office:value-type="float" office:value="0.854364159820237">
            <text:p>0.8543641598</text:p>
          </table:table-cell>
          <table:table-cell table:formula="of:=[.E871]-[.B871]" office:value-type="float" office:value="-2.074">
            <text:p>-2.074</text:p>
          </table:table-cell>
        </table:table-row>
        <table:table-row table:style-name="ro1">
          <table:table-cell office:value-type="float" office:value="1396637563.22">
            <text:p>1396637563.22</text:p>
          </table:table-cell>
          <table:table-cell office:value-type="float" office:value="17.337">
            <text:p>17.337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 office:value-type="float" office:value="16.384">
            <text:p>16.384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/>
          <table:table-cell table:formula="of:=[.E872]/[.B872]" office:value-type="float" office:value="0.94503085885678">
            <text:p>0.9450308589</text:p>
          </table:table-cell>
          <table:table-cell table:formula="of:=[.E872]-[.B872]" office:value-type="float" office:value="-0.952999999999999">
            <text:p>-0.953</text:p>
          </table:table-cell>
        </table:table-row>
        <table:table-row table:style-name="ro1">
          <table:table-cell office:value-type="float" office:value="1396637563.301">
            <text:p>1396637563.301</text:p>
          </table:table-cell>
          <table:table-cell office:value-type="float" office:value="14.7">
            <text:p>14.7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33.314">
            <text:p>33.314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73]/[.B873]" office:value-type="float" office:value="2.26625850340136">
            <text:p>2.2662585034</text:p>
          </table:table-cell>
          <table:table-cell table:formula="of:=[.E873]-[.B873]" office:value-type="float" office:value="18.614">
            <text:p>18.614</text:p>
          </table:table-cell>
        </table:table-row>
        <table:table-row table:style-name="ro1">
          <table:table-cell office:value-type="float" office:value="1396637564.623">
            <text:p>1396637564.623</text:p>
          </table:table-cell>
          <table:table-cell office:value-type="float" office:value="11.594">
            <text:p>11.594</text:p>
          </table:table-cell>
          <table:table-cell office:value-type="float" office:value="1.37013">
            <text:p>1.37013</text:p>
          </table:table-cell>
          <table:table-cell office:value-type="float" office:value="1.37022">
            <text:p>1.37022</text:p>
          </table:table-cell>
          <table:table-cell office:value-type="float" office:value="12.347">
            <text:p>12.347</text:p>
          </table:table-cell>
          <table:table-cell office:value-type="float" office:value="1.37013">
            <text:p>1.37013</text:p>
          </table:table-cell>
          <table:table-cell office:value-type="float" office:value="1.37022">
            <text:p>1.37022</text:p>
          </table:table-cell>
          <table:table-cell/>
          <table:table-cell table:formula="of:=[.E874]/[.B874]" office:value-type="float" office:value="1.06494738657927">
            <text:p>1.0649473866</text:p>
          </table:table-cell>
          <table:table-cell table:formula="of:=[.E874]-[.B874]" office:value-type="float" office:value="0.753">
            <text:p>0.753</text:p>
          </table:table-cell>
        </table:table-row>
        <table:table-row table:style-name="ro1">
          <table:table-cell office:value-type="float" office:value="1396637567.113">
            <text:p>1396637567.113</text:p>
          </table:table-cell>
          <table:table-cell office:value-type="float" office:value="11.373">
            <text:p>11.373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 office:value-type="float" office:value="11.778">
            <text:p>11.778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/>
          <table:table-cell table:formula="of:=[.E875]/[.B875]" office:value-type="float" office:value="1.03561065681878">
            <text:p>1.0356106568</text:p>
          </table:table-cell>
          <table:table-cell table:formula="of:=[.E875]-[.B875]" office:value-type="float" office:value="0.405000000000001">
            <text:p>0.405</text:p>
          </table:table-cell>
        </table:table-row>
        <table:table-row table:style-name="ro1">
          <table:table-cell office:value-type="float" office:value="1396637572.124">
            <text:p>1396637572.124</text:p>
          </table:table-cell>
          <table:table-cell office:value-type="float" office:value="12.215">
            <text:p>12.215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2.297">
            <text:p>12.297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876]/[.B876]" office:value-type="float" office:value="1.00671305771592">
            <text:p>1.0067130577</text:p>
          </table:table-cell>
          <table:table-cell table:formula="of:=[.E876]-[.B876]" office:value-type="float" office:value="0.0820000000000007">
            <text:p>0.082</text:p>
          </table:table-cell>
        </table:table-row>
        <table:table-row table:style-name="ro1">
          <table:table-cell office:value-type="float" office:value="1396637572.125">
            <text:p>1396637572.125</text:p>
          </table:table-cell>
          <table:table-cell office:value-type="float" office:value="28.504">
            <text:p>28.504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12.277">
            <text:p>112.277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77]/[.B877]" office:value-type="float" office:value="3.93899101880438">
            <text:p>3.9389910188</text:p>
          </table:table-cell>
          <table:table-cell table:formula="of:=[.E877]-[.B877]" office:value-type="float" office:value="83.773">
            <text:p>83.773</text:p>
          </table:table-cell>
        </table:table-row>
        <table:table-row table:style-name="ro1">
          <table:table-cell office:value-type="float" office:value="1396637580.221">
            <text:p>1396637580.221</text:p>
          </table:table-cell>
          <table:table-cell office:value-type="float" office:value="20.748">
            <text:p>20.748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21.595">
            <text:p>21.595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878]/[.B878]" office:value-type="float" office:value="1.04082321187584">
            <text:p>1.0408232119</text:p>
          </table:table-cell>
          <table:table-cell table:formula="of:=[.E878]-[.B878]" office:value-type="float" office:value="0.846999999999998">
            <text:p>0.847</text:p>
          </table:table-cell>
        </table:table-row>
        <table:table-row table:style-name="ro1">
          <table:table-cell office:value-type="float" office:value="1396637581.013">
            <text:p>1396637581.013</text:p>
          </table:table-cell>
          <table:table-cell office:value-type="float" office:value="16.574">
            <text:p>16.574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5.637">
            <text:p>15.637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79]/[.B879]" office:value-type="float" office:value="0.943465669120309">
            <text:p>0.9434656691</text:p>
          </table:table-cell>
          <table:table-cell table:formula="of:=[.E879]-[.B879]" office:value-type="float" office:value="-0.937000000000001">
            <text:p>-0.937</text:p>
          </table:table-cell>
        </table:table-row>
        <table:table-row table:style-name="ro1">
          <table:table-cell office:value-type="float" office:value="1396637584.912">
            <text:p>1396637584.912</text:p>
          </table:table-cell>
          <table:table-cell office:value-type="float" office:value="17.988">
            <text:p>17.988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5.423">
            <text:p>15.423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880]/[.B880]" office:value-type="float" office:value="0.857404936624416">
            <text:p>0.8574049366</text:p>
          </table:table-cell>
          <table:table-cell table:formula="of:=[.E880]-[.B880]" office:value-type="float" office:value="-2.565">
            <text:p>-2.565</text:p>
          </table:table-cell>
        </table:table-row>
        <table:table-row table:style-name="ro1">
          <table:table-cell office:value-type="float" office:value="1396637588.923">
            <text:p>1396637588.923</text:p>
          </table:table-cell>
          <table:table-cell office:value-type="float" office:value="11.929">
            <text:p>11.929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12.241">
            <text:p>12.241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881]/[.B881]" office:value-type="float" office:value="1.02615474893118">
            <text:p>1.0261547489</text:p>
          </table:table-cell>
          <table:table-cell table:formula="of:=[.E881]-[.B881]" office:value-type="float" office:value="0.311999999999999">
            <text:p>0.312</text:p>
          </table:table-cell>
        </table:table-row>
        <table:table-row table:style-name="ro1">
          <table:table-cell office:value-type="float" office:value="1396637589.397">
            <text:p>1396637589.397</text:p>
          </table:table-cell>
          <table:table-cell office:value-type="float" office:value="14.874">
            <text:p>14.874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3.545">
            <text:p>13.545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882]/[.B882]" office:value-type="float" office:value="0.910649455425575">
            <text:p>0.9106494554</text:p>
          </table:table-cell>
          <table:table-cell table:formula="of:=[.E882]-[.B882]" office:value-type="float" office:value="-1.329">
            <text:p>-1.329</text:p>
          </table:table-cell>
        </table:table-row>
        <table:table-row table:style-name="ro1">
          <table:table-cell office:value-type="float" office:value="1396637589.523">
            <text:p>1396637589.523</text:p>
          </table:table-cell>
          <table:table-cell office:value-type="float" office:value="12.928">
            <text:p>12.928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3.362">
            <text:p>13.362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883]/[.B883]" office:value-type="float" office:value="1.03357054455446">
            <text:p>1.0335705446</text:p>
          </table:table-cell>
          <table:table-cell table:formula="of:=[.E883]-[.B883]" office:value-type="float" office:value="0.433999999999999">
            <text:p>0.434</text:p>
          </table:table-cell>
        </table:table-row>
        <table:table-row table:style-name="ro1">
          <table:table-cell office:value-type="float" office:value="1396637589.906">
            <text:p>1396637589.906</text:p>
          </table:table-cell>
          <table:table-cell office:value-type="float" office:value="11.527">
            <text:p>11.527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2.039">
            <text:p>12.039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884]/[.B884]" office:value-type="float" office:value="1.04441745467164">
            <text:p>1.0444174547</text:p>
          </table:table-cell>
          <table:table-cell table:formula="of:=[.E884]-[.B884]" office:value-type="float" office:value="0.512">
            <text:p>0.512</text:p>
          </table:table-cell>
        </table:table-row>
        <table:table-row table:style-name="ro1">
          <table:table-cell office:value-type="float" office:value="1396637590.396">
            <text:p>1396637590.396</text:p>
          </table:table-cell>
          <table:table-cell office:value-type="float" office:value="11.894">
            <text:p>11.894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2.223">
            <text:p>12.223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885]/[.B885]" office:value-type="float" office:value="1.02766100554902">
            <text:p>1.0276610055</text:p>
          </table:table-cell>
          <table:table-cell table:formula="of:=[.E885]-[.B885]" office:value-type="float" office:value="0.329000000000001">
            <text:p>0.329</text:p>
          </table:table-cell>
        </table:table-row>
        <table:table-row table:style-name="ro1">
          <table:table-cell office:value-type="float" office:value="1396637590.654">
            <text:p>1396637590.654</text:p>
          </table:table-cell>
          <table:table-cell office:value-type="float" office:value="14.183">
            <text:p>14.183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3.319">
            <text:p>13.319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86]/[.B886]" office:value-type="float" office:value="0.939081999576958">
            <text:p>0.9390819996</text:p>
          </table:table-cell>
          <table:table-cell table:formula="of:=[.E886]-[.B886]" office:value-type="float" office:value="-0.863999999999999">
            <text:p>-0.864</text:p>
          </table:table-cell>
        </table:table-row>
        <table:table-row table:style-name="ro1">
          <table:table-cell office:value-type="float" office:value="1396637590.78">
            <text:p>1396637590.78</text:p>
          </table:table-cell>
          <table:table-cell office:value-type="float" office:value="12.228">
            <text:p>12.228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2.581">
            <text:p>12.581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887]/[.B887]" office:value-type="float" office:value="1.02886817140988">
            <text:p>1.0288681714</text:p>
          </table:table-cell>
          <table:table-cell table:formula="of:=[.E887]-[.B887]" office:value-type="float" office:value="0.353">
            <text:p>0.353</text:p>
          </table:table-cell>
        </table:table-row>
        <table:table-row table:style-name="ro1">
          <table:table-cell office:value-type="float" office:value="1396637590.907">
            <text:p>1396637590.907</text:p>
          </table:table-cell>
          <table:table-cell office:value-type="float" office:value="12.305">
            <text:p>12.305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13.736">
            <text:p>13.736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888]/[.B888]" office:value-type="float" office:value="1.11629418935392">
            <text:p>1.1162941894</text:p>
          </table:table-cell>
          <table:table-cell table:formula="of:=[.E888]-[.B888]" office:value-type="float" office:value="1.431">
            <text:p>1.431</text:p>
          </table:table-cell>
        </table:table-row>
        <table:table-row table:style-name="ro1">
          <table:table-cell office:value-type="float" office:value="1396637591.035">
            <text:p>1396637591.035</text:p>
          </table:table-cell>
          <table:table-cell office:value-type="float" office:value="12.691">
            <text:p>12.691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3.363">
            <text:p>13.363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889]/[.B889]" office:value-type="float" office:value="1.05295091009377">
            <text:p>1.0529509101</text:p>
          </table:table-cell>
          <table:table-cell table:formula="of:=[.E889]-[.B889]" office:value-type="float" office:value="0.671999999999999">
            <text:p>0.672</text:p>
          </table:table-cell>
        </table:table-row>
        <table:table-row table:style-name="ro1">
          <table:table-cell office:value-type="float" office:value="1396637593.762">
            <text:p>1396637593.762</text:p>
          </table:table-cell>
          <table:table-cell office:value-type="float" office:value="11.468">
            <text:p>11.468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1.801">
            <text:p>11.80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890]/[.B890]" office:value-type="float" office:value="1.02903732124172">
            <text:p>1.0290373212</text:p>
          </table:table-cell>
          <table:table-cell table:formula="of:=[.E890]-[.B890]" office:value-type="float" office:value="0.333">
            <text:p>0.333</text:p>
          </table:table-cell>
        </table:table-row>
        <table:table-row table:style-name="ro1">
          <table:table-cell office:value-type="float" office:value="1396637599.013">
            <text:p>1396637599.013</text:p>
          </table:table-cell>
          <table:table-cell office:value-type="float" office:value="12.023">
            <text:p>12.023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 office:value-type="float" office:value="12.909">
            <text:p>12.909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/>
          <table:table-cell table:formula="of:=[.E891]/[.B891]" office:value-type="float" office:value="1.07369209016053">
            <text:p>1.0736920902</text:p>
          </table:table-cell>
          <table:table-cell table:formula="of:=[.E891]-[.B891]" office:value-type="float" office:value="0.886000000000001">
            <text:p>0.886</text:p>
          </table:table-cell>
        </table:table-row>
        <table:table-row table:style-name="ro1">
          <table:table-cell office:value-type="float" office:value="1396637599.816">
            <text:p>1396637599.816</text:p>
          </table:table-cell>
          <table:table-cell office:value-type="float" office:value="14.897">
            <text:p>14.897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 office:value-type="float" office:value="14.475">
            <text:p>14.475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/>
          <table:table-cell table:formula="of:=[.E892]/[.B892]" office:value-type="float" office:value="0.971672148754783">
            <text:p>0.9716721488</text:p>
          </table:table-cell>
          <table:table-cell table:formula="of:=[.E892]-[.B892]" office:value-type="float" office:value="-0.422000000000001">
            <text:p>-0.422</text:p>
          </table:table-cell>
        </table:table-row>
        <table:table-row table:style-name="ro1">
          <table:table-cell office:value-type="float" office:value="1396637605.525">
            <text:p>1396637605.525</text:p>
          </table:table-cell>
          <table:table-cell office:value-type="float" office:value="12.943">
            <text:p>12.943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 office:value-type="float" office:value="13.926">
            <text:p>13.926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/>
          <table:table-cell table:formula="of:=[.E893]/[.B893]" office:value-type="float" office:value="1.07594838909063">
            <text:p>1.0759483891</text:p>
          </table:table-cell>
          <table:table-cell table:formula="of:=[.E893]-[.B893]" office:value-type="float" office:value="0.983000000000001">
            <text:p>0.983</text:p>
          </table:table-cell>
        </table:table-row>
        <table:table-row table:style-name="ro1">
          <table:table-cell office:value-type="float" office:value="1396637605.631">
            <text:p>1396637605.631</text:p>
          </table:table-cell>
          <table:table-cell office:value-type="float" office:value="12.543">
            <text:p>12.543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 office:value-type="float" office:value="12.66">
            <text:p>12.66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/>
          <table:table-cell table:formula="of:=[.E894]/[.B894]" office:value-type="float" office:value="1.00932791198278">
            <text:p>1.009327912</text:p>
          </table:table-cell>
          <table:table-cell table:formula="of:=[.E894]-[.B894]" office:value-type="float" office:value="0.117000000000001">
            <text:p>0.117</text:p>
          </table:table-cell>
        </table:table-row>
        <table:table-row table:style-name="ro1">
          <table:table-cell office:value-type="float" office:value="1396637619.24">
            <text:p>1396637619.24</text:p>
          </table:table-cell>
          <table:table-cell office:value-type="float" office:value="11.598">
            <text:p>11.598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  <table:table-cell office:value-type="float" office:value="12.026">
            <text:p>12.026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  <table:table-cell/>
          <table:table-cell table:formula="of:=[.E895]/[.B895]" office:value-type="float" office:value="1.03690291429557">
            <text:p>1.0369029143</text:p>
          </table:table-cell>
          <table:table-cell table:formula="of:=[.E895]-[.B895]" office:value-type="float" office:value="0.427999999999999">
            <text:p>0.428</text:p>
          </table:table-cell>
        </table:table-row>
        <table:table-row table:style-name="ro1">
          <table:table-cell office:value-type="float" office:value="1396637619.259">
            <text:p>1396637619.259</text:p>
          </table:table-cell>
          <table:table-cell office:value-type="float" office:value="18.696">
            <text:p>18.696</text:p>
          </table:table-cell>
          <table:table-cell office:value-type="float" office:value="1.37009">
            <text:p>1.37009</text:p>
          </table:table-cell>
          <table:table-cell office:value-type="float" office:value="1.37022">
            <text:p>1.37022</text:p>
          </table:table-cell>
          <table:table-cell office:value-type="float" office:value="99.191">
            <text:p>99.191</text:p>
          </table:table-cell>
          <table:table-cell office:value-type="float" office:value="1.37009">
            <text:p>1.37009</text:p>
          </table:table-cell>
          <table:table-cell office:value-type="float" office:value="1.37022">
            <text:p>1.37022</text:p>
          </table:table-cell>
          <table:table-cell/>
          <table:table-cell table:formula="of:=[.E896]/[.B896]" office:value-type="float" office:value="5.30546640992726">
            <text:p>5.3054664099</text:p>
          </table:table-cell>
          <table:table-cell table:formula="of:=[.E896]-[.B896]" office:value-type="float" office:value="80.495">
            <text:p>80.495</text:p>
          </table:table-cell>
        </table:table-row>
        <table:table-row table:style-name="ro1">
          <table:table-cell office:value-type="float" office:value="1396637619.376">
            <text:p>1396637619.376</text:p>
          </table:table-cell>
          <table:table-cell office:value-type="float" office:value="14.49">
            <text:p>14.49</text:p>
          </table:table-cell>
          <table:table-cell office:value-type="float" office:value="1.37009">
            <text:p>1.37009</text:p>
          </table:table-cell>
          <table:table-cell office:value-type="float" office:value="1.37021">
            <text:p>1.37021</text:p>
          </table:table-cell>
          <table:table-cell office:value-type="float" office:value="77.667">
            <text:p>77.667</text:p>
          </table:table-cell>
          <table:table-cell office:value-type="float" office:value="1.37009">
            <text:p>1.37009</text:p>
          </table:table-cell>
          <table:table-cell office:value-type="float" office:value="1.37021">
            <text:p>1.37021</text:p>
          </table:table-cell>
          <table:table-cell/>
          <table:table-cell table:formula="of:=[.E897]/[.B897]" office:value-type="float" office:value="5.3600414078675">
            <text:p>5.3600414079</text:p>
          </table:table-cell>
          <table:table-cell table:formula="of:=[.E897]-[.B897]" office:value-type="float" office:value="63.177">
            <text:p>63.177</text:p>
          </table:table-cell>
        </table:table-row>
        <table:table-row table:style-name="ro1">
          <table:table-cell office:value-type="float" office:value="1396637620.282">
            <text:p>1396637620.282</text:p>
          </table:table-cell>
          <table:table-cell office:value-type="float" office:value="12.767">
            <text:p>12.767</text:p>
          </table:table-cell>
          <table:table-cell office:value-type="float" office:value="1.37009">
            <text:p>1.37009</text:p>
          </table:table-cell>
          <table:table-cell office:value-type="float" office:value="1.37019">
            <text:p>1.37019</text:p>
          </table:table-cell>
          <table:table-cell office:value-type="float" office:value="12.835">
            <text:p>12.835</text:p>
          </table:table-cell>
          <table:table-cell office:value-type="float" office:value="1.37009">
            <text:p>1.37009</text:p>
          </table:table-cell>
          <table:table-cell office:value-type="float" office:value="1.37019">
            <text:p>1.37019</text:p>
          </table:table-cell>
          <table:table-cell/>
          <table:table-cell table:formula="of:=[.E898]/[.B898]" office:value-type="float" office:value="1.00532623169108">
            <text:p>1.0053262317</text:p>
          </table:table-cell>
          <table:table-cell table:formula="of:=[.E898]-[.B898]" office:value-type="float" office:value="0.0680000000000014">
            <text:p>0.068</text:p>
          </table:table-cell>
        </table:table-row>
        <table:table-row table:style-name="ro1">
          <table:table-cell office:value-type="float" office:value="1396637621.013">
            <text:p>1396637621.013</text:p>
          </table:table-cell>
          <table:table-cell office:value-type="float" office:value="11.619">
            <text:p>11.619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 office:value-type="float" office:value="12.336">
            <text:p>12.336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/>
          <table:table-cell table:formula="of:=[.E899]/[.B899]" office:value-type="float" office:value="1.06170926930028">
            <text:p>1.0617092693</text:p>
          </table:table-cell>
          <table:table-cell table:formula="of:=[.E899]-[.B899]" office:value-type="float" office:value="0.717000000000001">
            <text:p>0.717</text:p>
          </table:table-cell>
        </table:table-row>
        <table:table-row table:style-name="ro1">
          <table:table-cell office:value-type="float" office:value="1396637621.321">
            <text:p>1396637621.321</text:p>
          </table:table-cell>
          <table:table-cell office:value-type="float" office:value="14.163">
            <text:p>14.163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 office:value-type="float" office:value="15.187">
            <text:p>15.187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/>
          <table:table-cell table:formula="of:=[.E900]/[.B900]" office:value-type="float" office:value="1.0723010661583">
            <text:p>1.0723010662</text:p>
          </table:table-cell>
          <table:table-cell table:formula="of:=[.E900]-[.B900]" office:value-type="float" office:value="1.024">
            <text:p>1.024</text:p>
          </table:table-cell>
        </table:table-row>
        <table:table-row table:style-name="ro1">
          <table:table-cell office:value-type="float" office:value="1396637628.112">
            <text:p>1396637628.112</text:p>
          </table:table-cell>
          <table:table-cell office:value-type="float" office:value="16.002">
            <text:p>16.002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5.891">
            <text:p>15.891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901]/[.B901]" office:value-type="float" office:value="0.993063367079115">
            <text:p>0.9930633671</text:p>
          </table:table-cell>
          <table:table-cell table:formula="of:=[.E901]-[.B901]" office:value-type="float" office:value="-0.110999999999999">
            <text:p>-0.111</text:p>
          </table:table-cell>
        </table:table-row>
        <table:table-row table:style-name="ro1">
          <table:table-cell office:value-type="float" office:value="1396637628.414">
            <text:p>1396637628.414</text:p>
          </table:table-cell>
          <table:table-cell office:value-type="float" office:value="13.135">
            <text:p>13.135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 office:value-type="float" office:value="13.996">
            <text:p>13.996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/>
          <table:table-cell table:formula="of:=[.E902]/[.B902]" office:value-type="float" office:value="1.06555005709935">
            <text:p>1.0655500571</text:p>
          </table:table-cell>
          <table:table-cell table:formula="of:=[.E902]-[.B902]" office:value-type="float" office:value="0.861000000000001">
            <text:p>0.861</text:p>
          </table:table-cell>
        </table:table-row>
        <table:table-row table:style-name="ro1">
          <table:table-cell office:value-type="float" office:value="1396637628.424">
            <text:p>1396637628.424</text:p>
          </table:table-cell>
          <table:table-cell office:value-type="float" office:value="25.33">
            <text:p>25.33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103.764">
            <text:p>103.764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903]/[.B903]" office:value-type="float" office:value="4.09648637978681">
            <text:p>4.0964863798</text:p>
          </table:table-cell>
          <table:table-cell table:formula="of:=[.E903]-[.B903]" office:value-type="float" office:value="78.434">
            <text:p>78.434</text:p>
          </table:table-cell>
        </table:table-row>
        <table:table-row table:style-name="ro1">
          <table:table-cell office:value-type="float" office:value="1396637628.436">
            <text:p>1396637628.436</text:p>
          </table:table-cell>
          <table:table-cell office:value-type="float" office:value="43.397">
            <text:p>43.397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92.995">
            <text:p>92.995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904]/[.B904]" office:value-type="float" office:value="2.14289006152499">
            <text:p>2.1428900615</text:p>
          </table:table-cell>
          <table:table-cell table:formula="of:=[.E904]-[.B904]" office:value-type="float" office:value="49.598">
            <text:p>49.598</text:p>
          </table:table-cell>
        </table:table-row>
        <table:table-row table:style-name="ro1">
          <table:table-cell office:value-type="float" office:value="1396637628.52">
            <text:p>1396637628.52</text:p>
          </table:table-cell>
          <table:table-cell office:value-type="float" office:value="14.752">
            <text:p>14.752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107.394">
            <text:p>107.394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905]/[.B905]" office:value-type="float" office:value="7.27996203904555">
            <text:p>7.279962039</text:p>
          </table:table-cell>
          <table:table-cell table:formula="of:=[.E905]-[.B905]" office:value-type="float" office:value="92.642">
            <text:p>92.642</text:p>
          </table:table-cell>
        </table:table-row>
        <table:table-row table:style-name="ro1">
          <table:table-cell office:value-type="float" office:value="1396637628.714">
            <text:p>1396637628.714</text:p>
          </table:table-cell>
          <table:table-cell office:value-type="float" office:value="17.94">
            <text:p>17.94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4.183">
            <text:p>14.183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06]/[.B906]" office:value-type="float" office:value="0.790579710144927">
            <text:p>0.7905797101</text:p>
          </table:table-cell>
          <table:table-cell table:formula="of:=[.E906]-[.B906]" office:value-type="float" office:value="-3.757">
            <text:p>-3.757</text:p>
          </table:table-cell>
        </table:table-row>
        <table:table-row table:style-name="ro1">
          <table:table-cell office:value-type="float" office:value="1396637628.814">
            <text:p>1396637628.814</text:p>
          </table:table-cell>
          <table:table-cell office:value-type="float" office:value="11.947">
            <text:p>11.947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3.676">
            <text:p>13.676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907]/[.B907]" office:value-type="float" office:value="1.14472252448313">
            <text:p>1.1447225245</text:p>
          </table:table-cell>
          <table:table-cell table:formula="of:=[.E907]-[.B907]" office:value-type="float" office:value="1.729">
            <text:p>1.729</text:p>
          </table:table-cell>
        </table:table-row>
        <table:table-row table:style-name="ro1">
          <table:table-cell office:value-type="float" office:value="1396637628.891">
            <text:p>1396637628.891</text:p>
          </table:table-cell>
          <table:table-cell office:value-type="float" office:value="12.571">
            <text:p>12.571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36.4">
            <text:p>36.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08]/[.B908]" office:value-type="float" office:value="2.89555325749741">
            <text:p>2.8955532575</text:p>
          </table:table-cell>
          <table:table-cell table:formula="of:=[.E908]-[.B908]" office:value-type="float" office:value="23.829">
            <text:p>23.829</text:p>
          </table:table-cell>
        </table:table-row>
        <table:table-row table:style-name="ro1">
          <table:table-cell office:value-type="float" office:value="1396637640.613">
            <text:p>1396637640.613</text:p>
          </table:table-cell>
          <table:table-cell office:value-type="float" office:value="11.08">
            <text:p>11.08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248">
            <text:p>12.248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909]/[.B909]" office:value-type="float" office:value="1.10541516245487">
            <text:p>1.1054151625</text:p>
          </table:table-cell>
          <table:table-cell table:formula="of:=[.E909]-[.B909]" office:value-type="float" office:value="1.168">
            <text:p>1.168</text:p>
          </table:table-cell>
        </table:table-row>
        <table:table-row table:style-name="ro1">
          <table:table-cell office:value-type="float" office:value="1396637640.803">
            <text:p>1396637640.803</text:p>
          </table:table-cell>
          <table:table-cell office:value-type="float" office:value="12.177">
            <text:p>12.177</text:p>
          </table:table-cell>
          <table:table-cell office:value-type="float" office:value="1.37019">
            <text:p>1.37019</text:p>
          </table:table-cell>
          <table:table-cell office:value-type="float" office:value="1.37028">
            <text:p>1.37028</text:p>
          </table:table-cell>
          <table:table-cell office:value-type="float" office:value="12.888">
            <text:p>12.888</text:p>
          </table:table-cell>
          <table:table-cell office:value-type="float" office:value="1.37019">
            <text:p>1.37019</text:p>
          </table:table-cell>
          <table:table-cell office:value-type="float" office:value="1.37028">
            <text:p>1.37028</text:p>
          </table:table-cell>
          <table:table-cell/>
          <table:table-cell table:formula="of:=[.E910]/[.B910]" office:value-type="float" office:value="1.05838876570584">
            <text:p>1.0583887657</text:p>
          </table:table-cell>
          <table:table-cell table:formula="of:=[.E910]-[.B910]" office:value-type="float" office:value="0.711">
            <text:p>0.711</text:p>
          </table:table-cell>
        </table:table-row>
        <table:table-row table:style-name="ro1">
          <table:table-cell office:value-type="float" office:value="1396637647.319">
            <text:p>1396637647.319</text:p>
          </table:table-cell>
          <table:table-cell office:value-type="float" office:value="19.722">
            <text:p>19.722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8.934">
            <text:p>18.934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911]/[.B911]" office:value-type="float" office:value="0.960044620221073">
            <text:p>0.9600446202</text:p>
          </table:table-cell>
          <table:table-cell table:formula="of:=[.E911]-[.B911]" office:value-type="float" office:value="-0.788">
            <text:p>-0.788</text:p>
          </table:table-cell>
        </table:table-row>
        <table:table-row table:style-name="ro1">
          <table:table-cell office:value-type="float" office:value="1396637650.282">
            <text:p>1396637650.282</text:p>
          </table:table-cell>
          <table:table-cell office:value-type="float" office:value="14.646">
            <text:p>14.646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 office:value-type="float" office:value="11.662">
            <text:p>11.662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/>
          <table:table-cell table:formula="of:=[.E912]/[.B912]" office:value-type="float" office:value="0.796258364058446">
            <text:p>0.7962583641</text:p>
          </table:table-cell>
          <table:table-cell table:formula="of:=[.E912]-[.B912]" office:value-type="float" office:value="-2.984">
            <text:p>-2.984</text:p>
          </table:table-cell>
        </table:table-row>
        <table:table-row table:style-name="ro1">
          <table:table-cell office:value-type="float" office:value="1396637657.983">
            <text:p>1396637657.983</text:p>
          </table:table-cell>
          <table:table-cell office:value-type="float" office:value="16.114">
            <text:p>16.114</text:p>
          </table:table-cell>
          <table:table-cell office:value-type="float" office:value="1.37018">
            <text:p>1.37018</text:p>
          </table:table-cell>
          <table:table-cell office:value-type="float" office:value="1.37027">
            <text:p>1.37027</text:p>
          </table:table-cell>
          <table:table-cell office:value-type="float" office:value="17.112">
            <text:p>17.112</text:p>
          </table:table-cell>
          <table:table-cell office:value-type="float" office:value="1.37018">
            <text:p>1.37018</text:p>
          </table:table-cell>
          <table:table-cell office:value-type="float" office:value="1.37027">
            <text:p>1.37027</text:p>
          </table:table-cell>
          <table:table-cell/>
          <table:table-cell table:formula="of:=[.E913]/[.B913]" office:value-type="float" office:value="1.06193372222912">
            <text:p>1.0619337222</text:p>
          </table:table-cell>
          <table:table-cell table:formula="of:=[.E913]-[.B913]" office:value-type="float" office:value="0.997999999999998">
            <text:p>0.998</text:p>
          </table:table-cell>
        </table:table-row>
        <table:table-row table:style-name="ro1">
          <table:table-cell office:value-type="float" office:value="1396637659.535">
            <text:p>1396637659.535</text:p>
          </table:table-cell>
          <table:table-cell office:value-type="float" office:value="11.68">
            <text:p>11.68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1.741">
            <text:p>11.741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914]/[.B914]" office:value-type="float" office:value="1.00522260273973">
            <text:p>1.0052226027</text:p>
          </table:table-cell>
          <table:table-cell table:formula="of:=[.E914]-[.B914]" office:value-type="float" office:value="0.0609999999999999">
            <text:p>0.061</text:p>
          </table:table-cell>
        </table:table-row>
        <table:table-row table:style-name="ro1">
          <table:table-cell office:value-type="float" office:value="1396637667.199">
            <text:p>1396637667.199</text:p>
          </table:table-cell>
          <table:table-cell office:value-type="float" office:value="11.993">
            <text:p>11.993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 office:value-type="float" office:value="12.24">
            <text:p>12.24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/>
          <table:table-cell table:formula="of:=[.E915]/[.B915]" office:value-type="float" office:value="1.02059534728592">
            <text:p>1.0205953473</text:p>
          </table:table-cell>
          <table:table-cell table:formula="of:=[.E915]-[.B915]" office:value-type="float" office:value="0.247">
            <text:p>0.247</text:p>
          </table:table-cell>
        </table:table-row>
        <table:table-row table:style-name="ro1">
          <table:table-cell office:value-type="float" office:value="1396637669.704">
            <text:p>1396637669.704</text:p>
          </table:table-cell>
          <table:table-cell office:value-type="float" office:value="16.094">
            <text:p>16.094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 office:value-type="float" office:value="101.321">
            <text:p>101.321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/>
          <table:table-cell table:formula="of:=[.E916]/[.B916]" office:value-type="float" office:value="6.29557599105257">
            <text:p>6.2955759911</text:p>
          </table:table-cell>
          <table:table-cell table:formula="of:=[.E916]-[.B916]" office:value-type="float" office:value="85.227">
            <text:p>85.227</text:p>
          </table:table-cell>
        </table:table-row>
        <table:table-row table:style-name="ro1">
          <table:table-cell office:value-type="float" office:value="1396637670.015">
            <text:p>1396637670.015</text:p>
          </table:table-cell>
          <table:table-cell office:value-type="float" office:value="12.4">
            <text:p>12.4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 office:value-type="float" office:value="11.798">
            <text:p>11.798</text:p>
          </table:table-cell>
          <table:table-cell office:value-type="float" office:value="1.37014">
            <text:p>1.37014</text:p>
          </table:table-cell>
          <table:table-cell office:value-type="float" office:value="1.37025">
            <text:p>1.37025</text:p>
          </table:table-cell>
          <table:table-cell/>
          <table:table-cell table:formula="of:=[.E917]/[.B917]" office:value-type="float" office:value="0.951451612903226">
            <text:p>0.9514516129</text:p>
          </table:table-cell>
          <table:table-cell table:formula="of:=[.E917]-[.B917]" office:value-type="float" office:value="-0.602">
            <text:p>-0.602</text:p>
          </table:table-cell>
        </table:table-row>
        <table:table-row table:style-name="ro1">
          <table:table-cell office:value-type="float" office:value="1396637677.814">
            <text:p>1396637677.814</text:p>
          </table:table-cell>
          <table:table-cell office:value-type="float" office:value="16.232">
            <text:p>16.232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7.338">
            <text:p>17.338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918]/[.B918]" office:value-type="float" office:value="1.06813701330705">
            <text:p>1.0681370133</text:p>
          </table:table-cell>
          <table:table-cell table:formula="of:=[.E918]-[.B918]" office:value-type="float" office:value="1.106">
            <text:p>1.106</text:p>
          </table:table-cell>
        </table:table-row>
        <table:table-row table:style-name="ro1">
          <table:table-cell office:value-type="float" office:value="1396637678.035">
            <text:p>1396637678.035</text:p>
          </table:table-cell>
          <table:table-cell office:value-type="float" office:value="11.465">
            <text:p>11.465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 office:value-type="float" office:value="12.29">
            <text:p>12.29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/>
          <table:table-cell table:formula="of:=[.E919]/[.B919]" office:value-type="float" office:value="1.07195813344963">
            <text:p>1.0719581334</text:p>
          </table:table-cell>
          <table:table-cell table:formula="of:=[.E919]-[.B919]" office:value-type="float" office:value="0.824999999999999">
            <text:p>0.825</text:p>
          </table:table-cell>
        </table:table-row>
        <table:table-row table:style-name="ro1">
          <table:table-cell office:value-type="float" office:value="1396637678.059">
            <text:p>1396637678.059</text:p>
          </table:table-cell>
          <table:table-cell office:value-type="float" office:value="12.373">
            <text:p>12.373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88.054">
            <text:p>88.054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920]/[.B920]" office:value-type="float" office:value="7.11662490907622">
            <text:p>7.1166249091</text:p>
          </table:table-cell>
          <table:table-cell table:formula="of:=[.E920]-[.B920]" office:value-type="float" office:value="75.681">
            <text:p>75.681</text:p>
          </table:table-cell>
        </table:table-row>
        <table:table-row table:style-name="ro1">
          <table:table-cell office:value-type="float" office:value="1396637678.116">
            <text:p>1396637678.116</text:p>
          </table:table-cell>
          <table:table-cell office:value-type="float" office:value="12.886">
            <text:p>12.886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2.977">
            <text:p>132.977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21]/[.B921]" office:value-type="float" office:value="10.3194940245227">
            <text:p>10.3194940245</text:p>
          </table:table-cell>
          <table:table-cell table:formula="of:=[.E921]-[.B921]" office:value-type="float" office:value="120.091">
            <text:p>120.091</text:p>
          </table:table-cell>
        </table:table-row>
        <table:table-row table:style-name="ro1">
          <table:table-cell office:value-type="float" office:value="1396637678.122">
            <text:p>1396637678.122</text:p>
          </table:table-cell>
          <table:table-cell office:value-type="float" office:value="22.255">
            <text:p>22.255</text:p>
          </table:table-cell>
          <table:table-cell office:value-type="float" office:value="1.37016">
            <text:p>1.37016</text:p>
          </table:table-cell>
          <table:table-cell office:value-type="float" office:value="1.37032">
            <text:p>1.37032</text:p>
          </table:table-cell>
          <table:table-cell office:value-type="float" office:value="128.976">
            <text:p>128.976</text:p>
          </table:table-cell>
          <table:table-cell office:value-type="float" office:value="1.37016">
            <text:p>1.37016</text:p>
          </table:table-cell>
          <table:table-cell office:value-type="float" office:value="1.37032">
            <text:p>1.37032</text:p>
          </table:table-cell>
          <table:table-cell/>
          <table:table-cell table:formula="of:=[.E922]/[.B922]" office:value-type="float" office:value="5.79537182655583">
            <text:p>5.7953718266</text:p>
          </table:table-cell>
          <table:table-cell table:formula="of:=[.E922]-[.B922]" office:value-type="float" office:value="106.721">
            <text:p>106.721</text:p>
          </table:table-cell>
        </table:table-row>
        <table:table-row table:style-name="ro1">
          <table:table-cell office:value-type="float" office:value="1396637678.315">
            <text:p>1396637678.315</text:p>
          </table:table-cell>
          <table:table-cell office:value-type="float" office:value="11.692">
            <text:p>11.692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 office:value-type="float" office:value="34.529">
            <text:p>34.529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/>
          <table:table-cell table:formula="of:=[.E923]/[.B923]" office:value-type="float" office:value="2.95321587410195">
            <text:p>2.9532158741</text:p>
          </table:table-cell>
          <table:table-cell table:formula="of:=[.E923]-[.B923]" office:value-type="float" office:value="22.837">
            <text:p>22.837</text:p>
          </table:table-cell>
        </table:table-row>
        <table:table-row table:style-name="ro1">
          <table:table-cell office:value-type="float" office:value="1396637678.539">
            <text:p>1396637678.539</text:p>
          </table:table-cell>
          <table:table-cell office:value-type="float" office:value="11.681">
            <text:p>11.681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2.14">
            <text:p>12.14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24]/[.B924]" office:value-type="float" office:value="1.03929458094341">
            <text:p>1.0392945809</text:p>
          </table:table-cell>
          <table:table-cell table:formula="of:=[.E924]-[.B924]" office:value-type="float" office:value="0.459">
            <text:p>0.459</text:p>
          </table:table-cell>
        </table:table-row>
        <table:table-row table:style-name="ro1">
          <table:table-cell office:value-type="float" office:value="1396637678.637">
            <text:p>1396637678.637</text:p>
          </table:table-cell>
          <table:table-cell office:value-type="float" office:value="12.33">
            <text:p>12.3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7.871">
            <text:p>17.871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25]/[.B925]" office:value-type="float" office:value="1.44939172749392">
            <text:p>1.4493917275</text:p>
          </table:table-cell>
          <table:table-cell table:formula="of:=[.E925]-[.B925]" office:value-type="float" office:value="5.541">
            <text:p>5.541</text:p>
          </table:table-cell>
        </table:table-row>
        <table:table-row table:style-name="ro1">
          <table:table-cell office:value-type="float" office:value="1396637680.088">
            <text:p>1396637680.088</text:p>
          </table:table-cell>
          <table:table-cell office:value-type="float" office:value="12.535">
            <text:p>12.535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3.078">
            <text:p>13.078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26]/[.B926]" office:value-type="float" office:value="1.04331870761867">
            <text:p>1.0433187076</text:p>
          </table:table-cell>
          <table:table-cell table:formula="of:=[.E926]-[.B926]" office:value-type="float" office:value="0.542999999999999">
            <text:p>0.543</text:p>
          </table:table-cell>
        </table:table-row>
        <table:table-row table:style-name="ro1">
          <table:table-cell office:value-type="float" office:value="1396637680.125">
            <text:p>1396637680.125</text:p>
          </table:table-cell>
          <table:table-cell office:value-type="float" office:value="12.458">
            <text:p>12.458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74.495">
            <text:p>74.495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927]/[.B927]" office:value-type="float" office:value="5.97969176432814">
            <text:p>5.9796917643</text:p>
          </table:table-cell>
          <table:table-cell table:formula="of:=[.E927]-[.B927]" office:value-type="float" office:value="62.037">
            <text:p>62.037</text:p>
          </table:table-cell>
        </table:table-row>
        <table:table-row table:style-name="ro1">
          <table:table-cell office:value-type="float" office:value="1396637684.161">
            <text:p>1396637684.161</text:p>
          </table:table-cell>
          <table:table-cell office:value-type="float" office:value="12.113">
            <text:p>12.113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2.648">
            <text:p>12.648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28]/[.B928]" office:value-type="float" office:value="1.04416742342937">
            <text:p>1.0441674234</text:p>
          </table:table-cell>
          <table:table-cell table:formula="of:=[.E928]-[.B928]" office:value-type="float" office:value="0.535">
            <text:p>0.535</text:p>
          </table:table-cell>
        </table:table-row>
        <table:table-row table:style-name="ro1">
          <table:table-cell office:value-type="float" office:value="1396637684.517">
            <text:p>1396637684.517</text:p>
          </table:table-cell>
          <table:table-cell office:value-type="float" office:value="12.645">
            <text:p>12.645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12.217">
            <text:p>12.217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929]/[.B929]" office:value-type="float" office:value="0.966152629497825">
            <text:p>0.9661526295</text:p>
          </table:table-cell>
          <table:table-cell table:formula="of:=[.E929]-[.B929]" office:value-type="float" office:value="-0.427999999999999">
            <text:p>-0.428</text:p>
          </table:table-cell>
        </table:table-row>
        <table:table-row table:style-name="ro1">
          <table:table-cell office:value-type="float" office:value="1396637685.39">
            <text:p>1396637685.39</text:p>
          </table:table-cell>
          <table:table-cell office:value-type="float" office:value="11.348">
            <text:p>11.348</text:p>
          </table:table-cell>
          <table:table-cell office:value-type="float" office:value="1.37022">
            <text:p>1.37022</text:p>
          </table:table-cell>
          <table:table-cell office:value-type="float" office:value="1.37029">
            <text:p>1.37029</text:p>
          </table:table-cell>
          <table:table-cell office:value-type="float" office:value="11.804">
            <text:p>11.804</text:p>
          </table:table-cell>
          <table:table-cell office:value-type="float" office:value="1.37022">
            <text:p>1.37022</text:p>
          </table:table-cell>
          <table:table-cell office:value-type="float" office:value="1.37029">
            <text:p>1.37029</text:p>
          </table:table-cell>
          <table:table-cell/>
          <table:table-cell table:formula="of:=[.E930]/[.B930]" office:value-type="float" office:value="1.04018329221008">
            <text:p>1.0401832922</text:p>
          </table:table-cell>
          <table:table-cell table:formula="of:=[.E930]-[.B930]" office:value-type="float" office:value="0.456">
            <text:p>0.456</text:p>
          </table:table-cell>
        </table:table-row>
        <table:table-row table:style-name="ro1">
          <table:table-cell office:value-type="float" office:value="1396637685.418">
            <text:p>1396637685.418</text:p>
          </table:table-cell>
          <table:table-cell office:value-type="float" office:value="13.117">
            <text:p>13.117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82.863">
            <text:p>82.86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31]/[.B931]" office:value-type="float" office:value="6.31722192574522">
            <text:p>6.3172219257</text:p>
          </table:table-cell>
          <table:table-cell table:formula="of:=[.E931]-[.B931]" office:value-type="float" office:value="69.746">
            <text:p>69.746</text:p>
          </table:table-cell>
        </table:table-row>
        <table:table-row table:style-name="ro1">
          <table:table-cell office:value-type="float" office:value="1396637685.518">
            <text:p>1396637685.518</text:p>
          </table:table-cell>
          <table:table-cell office:value-type="float" office:value="11.704">
            <text:p>11.704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84.089">
            <text:p>84.089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932]/[.B932]" office:value-type="float" office:value="7.18463773069036">
            <text:p>7.1846377307</text:p>
          </table:table-cell>
          <table:table-cell table:formula="of:=[.E932]-[.B932]" office:value-type="float" office:value="72.385">
            <text:p>72.385</text:p>
          </table:table-cell>
        </table:table-row>
        <table:table-row table:style-name="ro1">
          <table:table-cell office:value-type="float" office:value="1396637686.213">
            <text:p>1396637686.213</text:p>
          </table:table-cell>
          <table:table-cell office:value-type="float" office:value="12.379">
            <text:p>12.379</text:p>
          </table:table-cell>
          <table:table-cell office:value-type="float" office:value="1.37024">
            <text:p>1.37024</text:p>
          </table:table-cell>
          <table:table-cell office:value-type="float" office:value="1.37035">
            <text:p>1.37035</text:p>
          </table:table-cell>
          <table:table-cell office:value-type="float" office:value="12.261">
            <text:p>12.261</text:p>
          </table:table-cell>
          <table:table-cell office:value-type="float" office:value="1.37024">
            <text:p>1.37024</text:p>
          </table:table-cell>
          <table:table-cell office:value-type="float" office:value="1.37035">
            <text:p>1.37035</text:p>
          </table:table-cell>
          <table:table-cell/>
          <table:table-cell table:formula="of:=[.E933]/[.B933]" office:value-type="float" office:value="0.990467727603199">
            <text:p>0.9904677276</text:p>
          </table:table-cell>
          <table:table-cell table:formula="of:=[.E933]-[.B933]" office:value-type="float" office:value="-0.118">
            <text:p>-0.118</text:p>
          </table:table-cell>
        </table:table-row>
        <table:table-row table:style-name="ro1">
          <table:table-cell office:value-type="float" office:value="1396637689.912">
            <text:p>1396637689.912</text:p>
          </table:table-cell>
          <table:table-cell office:value-type="float" office:value="12.483">
            <text:p>12.48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2.203">
            <text:p>12.20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934]/[.B934]" office:value-type="float" office:value="0.977569494512537">
            <text:p>0.9775694945</text:p>
          </table:table-cell>
          <table:table-cell table:formula="of:=[.E934]-[.B934]" office:value-type="float" office:value="-0.280000000000001">
            <text:p>-0.28</text:p>
          </table:table-cell>
        </table:table-row>
        <table:table-row table:style-name="ro1">
          <table:table-cell office:value-type="float" office:value="1396637691.019">
            <text:p>1396637691.019</text:p>
          </table:table-cell>
          <table:table-cell office:value-type="float" office:value="11.731">
            <text:p>11.731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 office:value-type="float" office:value="12.293">
            <text:p>12.293</text:p>
          </table:table-cell>
          <table:table-cell office:value-type="float" office:value="1.37023">
            <text:p>1.37023</text:p>
          </table:table-cell>
          <table:table-cell office:value-type="float" office:value="1.37033">
            <text:p>1.37033</text:p>
          </table:table-cell>
          <table:table-cell/>
          <table:table-cell table:formula="of:=[.E935]/[.B935]" office:value-type="float" office:value="1.04790725428352">
            <text:p>1.0479072543</text:p>
          </table:table-cell>
          <table:table-cell table:formula="of:=[.E935]-[.B935]" office:value-type="float" office:value="0.561999999999999">
            <text:p>0.562</text:p>
          </table:table-cell>
        </table:table-row>
        <table:table-row table:style-name="ro1">
          <table:table-cell office:value-type="float" office:value="1396637697.613">
            <text:p>1396637697.613</text:p>
          </table:table-cell>
          <table:table-cell office:value-type="float" office:value="12.282">
            <text:p>12.282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461">
            <text:p>13.46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936]/[.B936]" office:value-type="float" office:value="1.09599413776258">
            <text:p>1.0959941378</text:p>
          </table:table-cell>
          <table:table-cell table:formula="of:=[.E936]-[.B936]" office:value-type="float" office:value="1.179">
            <text:p>1.179</text:p>
          </table:table-cell>
        </table:table-row>
        <table:table-row table:style-name="ro1">
          <table:table-cell office:value-type="float" office:value="1396637700.147">
            <text:p>1396637700.147</text:p>
          </table:table-cell>
          <table:table-cell office:value-type="float" office:value="12.805">
            <text:p>12.805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3.027">
            <text:p>13.027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37]/[.B937]" office:value-type="float" office:value="1.01733697774307">
            <text:p>1.0173369777</text:p>
          </table:table-cell>
          <table:table-cell table:formula="of:=[.E937]-[.B937]" office:value-type="float" office:value="0.222">
            <text:p>0.222</text:p>
          </table:table-cell>
        </table:table-row>
        <table:table-row table:style-name="ro1">
          <table:table-cell office:value-type="float" office:value="1396637704.016">
            <text:p>1396637704.016</text:p>
          </table:table-cell>
          <table:table-cell office:value-type="float" office:value="11.99">
            <text:p>11.99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2.15">
            <text:p>12.15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938]/[.B938]" office:value-type="float" office:value="1.01334445371143">
            <text:p>1.0133444537</text:p>
          </table:table-cell>
          <table:table-cell table:formula="of:=[.E938]-[.B938]" office:value-type="float" office:value="0.16">
            <text:p>0.16</text:p>
          </table:table-cell>
        </table:table-row>
        <table:table-row table:style-name="ro1">
          <table:table-cell office:value-type="float" office:value="1396637704.073">
            <text:p>1396637704.073</text:p>
          </table:table-cell>
          <table:table-cell office:value-type="float" office:value="12.826">
            <text:p>12.826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 office:value-type="float" office:value="55.188">
            <text:p>55.188</text:p>
          </table:table-cell>
          <table:table-cell office:value-type="float" office:value="1.37019">
            <text:p>1.37019</text:p>
          </table:table-cell>
          <table:table-cell office:value-type="float" office:value="1.37033">
            <text:p>1.37033</text:p>
          </table:table-cell>
          <table:table-cell/>
          <table:table-cell table:formula="of:=[.E939]/[.B939]" office:value-type="float" office:value="4.30282239201622">
            <text:p>4.302822392</text:p>
          </table:table-cell>
          <table:table-cell table:formula="of:=[.E939]-[.B939]" office:value-type="float" office:value="42.362">
            <text:p>42.362</text:p>
          </table:table-cell>
        </table:table-row>
        <table:table-row table:style-name="ro1">
          <table:table-cell office:value-type="float" office:value="1396637704.124">
            <text:p>1396637704.124</text:p>
          </table:table-cell>
          <table:table-cell office:value-type="float" office:value="61.213">
            <text:p>61.213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104.506">
            <text:p>104.506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940]/[.B940]" office:value-type="float" office:value="1.70725172757421">
            <text:p>1.7072517276</text:p>
          </table:table-cell>
          <table:table-cell table:formula="of:=[.E940]-[.B940]" office:value-type="float" office:value="43.293">
            <text:p>43.293</text:p>
          </table:table-cell>
        </table:table-row>
        <table:table-row table:style-name="ro1">
          <table:table-cell office:value-type="float" office:value="1396637704.419">
            <text:p>1396637704.419</text:p>
          </table:table-cell>
          <table:table-cell office:value-type="float" office:value="13.454">
            <text:p>13.454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1.996">
            <text:p>11.99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941]/[.B941]" office:value-type="float" office:value="0.891630741786829">
            <text:p>0.8916307418</text:p>
          </table:table-cell>
          <table:table-cell table:formula="of:=[.E941]-[.B941]" office:value-type="float" office:value="-1.458">
            <text:p>-1.458</text:p>
          </table:table-cell>
        </table:table-row>
        <table:table-row table:style-name="ro1">
          <table:table-cell office:value-type="float" office:value="1396637704.68">
            <text:p>1396637704.68</text:p>
          </table:table-cell>
          <table:table-cell office:value-type="float" office:value="13.03">
            <text:p>13.03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2.9">
            <text:p>12.9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942]/[.B942]" office:value-type="float" office:value="0.990023023791251">
            <text:p>0.9900230238</text:p>
          </table:table-cell>
          <table:table-cell table:formula="of:=[.E942]-[.B942]" office:value-type="float" office:value="-0.129999999999999">
            <text:p>-0.13</text:p>
          </table:table-cell>
        </table:table-row>
        <table:table-row table:style-name="ro1">
          <table:table-cell office:value-type="float" office:value="1396637704.753">
            <text:p>1396637704.753</text:p>
          </table:table-cell>
          <table:table-cell office:value-type="float" office:value="12.066">
            <text:p>12.066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39.417">
            <text:p>139.41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943]/[.B943]" office:value-type="float" office:value="11.5545333996353">
            <text:p>11.5545333996</text:p>
          </table:table-cell>
          <table:table-cell table:formula="of:=[.E943]-[.B943]" office:value-type="float" office:value="127.351">
            <text:p>127.351</text:p>
          </table:table-cell>
        </table:table-row>
        <table:table-row table:style-name="ro1">
          <table:table-cell office:value-type="float" office:value="1396637706.13">
            <text:p>1396637706.13</text:p>
          </table:table-cell>
          <table:table-cell office:value-type="float" office:value="12.708">
            <text:p>12.708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3.763">
            <text:p>13.763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944]/[.B944]" office:value-type="float" office:value="1.08301857097891">
            <text:p>1.083018571</text:p>
          </table:table-cell>
          <table:table-cell table:formula="of:=[.E944]-[.B944]" office:value-type="float" office:value="1.055">
            <text:p>1.055</text:p>
          </table:table-cell>
        </table:table-row>
        <table:table-row table:style-name="ro1">
          <table:table-cell office:value-type="float" office:value="1396637706.247">
            <text:p>1396637706.247</text:p>
          </table:table-cell>
          <table:table-cell office:value-type="float" office:value="12.385">
            <text:p>12.385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 office:value-type="float" office:value="12.537">
            <text:p>12.537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/>
          <table:table-cell table:formula="of:=[.E945]/[.B945]" office:value-type="float" office:value="1.01227291077917">
            <text:p>1.0122729108</text:p>
          </table:table-cell>
          <table:table-cell table:formula="of:=[.E945]-[.B945]" office:value-type="float" office:value="0.152000000000001">
            <text:p>0.152</text:p>
          </table:table-cell>
        </table:table-row>
        <table:table-row table:style-name="ro1">
          <table:table-cell office:value-type="float" office:value="1396637706.42">
            <text:p>1396637706.42</text:p>
          </table:table-cell>
          <table:table-cell office:value-type="float" office:value="12.225">
            <text:p>12.225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521">
            <text:p>12.521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946]/[.B946]" office:value-type="float" office:value="1.02421267893661">
            <text:p>1.0242126789</text:p>
          </table:table-cell>
          <table:table-cell table:formula="of:=[.E946]-[.B946]" office:value-type="float" office:value="0.296000000000001">
            <text:p>0.296</text:p>
          </table:table-cell>
        </table:table-row>
        <table:table-row table:style-name="ro1">
          <table:table-cell office:value-type="float" office:value="1396637707.83">
            <text:p>1396637707.83</text:p>
          </table:table-cell>
          <table:table-cell office:value-type="float" office:value="12.365">
            <text:p>12.365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2.237">
            <text:p>12.237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47]/[.B947]" office:value-type="float" office:value="0.989648200566114">
            <text:p>0.9896482006</text:p>
          </table:table-cell>
          <table:table-cell table:formula="of:=[.E947]-[.B947]" office:value-type="float" office:value="-0.128">
            <text:p>-0.128</text:p>
          </table:table-cell>
        </table:table-row>
        <table:table-row table:style-name="ro1">
          <table:table-cell office:value-type="float" office:value="1396637712.167">
            <text:p>1396637712.167</text:p>
          </table:table-cell>
          <table:table-cell office:value-type="float" office:value="12.021">
            <text:p>12.021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12.325">
            <text:p>12.325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948]/[.B948]" office:value-type="float" office:value="1.0252890774478">
            <text:p>1.0252890774</text:p>
          </table:table-cell>
          <table:table-cell table:formula="of:=[.E948]-[.B948]" office:value-type="float" office:value="0.303999999999998">
            <text:p>0.304</text:p>
          </table:table-cell>
        </table:table-row>
        <table:table-row table:style-name="ro1">
          <table:table-cell office:value-type="float" office:value="1396637714.866">
            <text:p>1396637714.866</text:p>
          </table:table-cell>
          <table:table-cell office:value-type="float" office:value="11.262">
            <text:p>11.262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2.46">
            <text:p>12.46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49]/[.B949]" office:value-type="float" office:value="1.10637542177233">
            <text:p>1.1063754218</text:p>
          </table:table-cell>
          <table:table-cell table:formula="of:=[.E949]-[.B949]" office:value-type="float" office:value="1.198">
            <text:p>1.198</text:p>
          </table:table-cell>
        </table:table-row>
        <table:table-row table:style-name="ro1">
          <table:table-cell office:value-type="float" office:value="1396637722.916">
            <text:p>1396637722.916</text:p>
          </table:table-cell>
          <table:table-cell office:value-type="float" office:value="11.953">
            <text:p>11.953</text:p>
          </table:table-cell>
          <table:table-cell office:value-type="float" office:value="1.37022">
            <text:p>1.37022</text:p>
          </table:table-cell>
          <table:table-cell office:value-type="float" office:value="1.37029">
            <text:p>1.37029</text:p>
          </table:table-cell>
          <table:table-cell office:value-type="float" office:value="12.388">
            <text:p>12.388</text:p>
          </table:table-cell>
          <table:table-cell office:value-type="float" office:value="1.37022">
            <text:p>1.37022</text:p>
          </table:table-cell>
          <table:table-cell office:value-type="float" office:value="1.37029">
            <text:p>1.37029</text:p>
          </table:table-cell>
          <table:table-cell/>
          <table:table-cell table:formula="of:=[.E950]/[.B950]" office:value-type="float" office:value="1.0363925374383">
            <text:p>1.0363925374</text:p>
          </table:table-cell>
          <table:table-cell table:formula="of:=[.E950]-[.B950]" office:value-type="float" office:value="0.435000000000001">
            <text:p>0.435</text:p>
          </table:table-cell>
        </table:table-row>
        <table:table-row table:style-name="ro1">
          <table:table-cell office:value-type="float" office:value="1396637723.621">
            <text:p>1396637723.621</text:p>
          </table:table-cell>
          <table:table-cell office:value-type="float" office:value="12.115">
            <text:p>12.115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11.974">
            <text:p>11.974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951]/[.B951]" office:value-type="float" office:value="0.988361535286834">
            <text:p>0.9883615353</text:p>
          </table:table-cell>
          <table:table-cell table:formula="of:=[.E951]-[.B951]" office:value-type="float" office:value="-0.141">
            <text:p>-0.141</text:p>
          </table:table-cell>
        </table:table-row>
        <table:table-row table:style-name="ro1">
          <table:table-cell office:value-type="float" office:value="1396637723.822">
            <text:p>1396637723.822</text:p>
          </table:table-cell>
          <table:table-cell office:value-type="float" office:value="11.691">
            <text:p>11.691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395">
            <text:p>12.395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952]/[.B952]" office:value-type="float" office:value="1.06021726114105">
            <text:p>1.0602172611</text:p>
          </table:table-cell>
          <table:table-cell table:formula="of:=[.E952]-[.B952]" office:value-type="float" office:value="0.703999999999999">
            <text:p>0.704</text:p>
          </table:table-cell>
        </table:table-row>
        <table:table-row table:style-name="ro1">
          <table:table-cell office:value-type="float" office:value="1396637723.985">
            <text:p>1396637723.985</text:p>
          </table:table-cell>
          <table:table-cell office:value-type="float" office:value="12.467">
            <text:p>12.467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2.144">
            <text:p>12.144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953]/[.B953]" office:value-type="float" office:value="0.974091601828828">
            <text:p>0.9740916018</text:p>
          </table:table-cell>
          <table:table-cell table:formula="of:=[.E953]-[.B953]" office:value-type="float" office:value="-0.323">
            <text:p>-0.323</text:p>
          </table:table-cell>
        </table:table-row>
        <table:table-row table:style-name="ro1">
          <table:table-cell office:value-type="float" office:value="1396637724.212">
            <text:p>1396637724.212</text:p>
          </table:table-cell>
          <table:table-cell office:value-type="float" office:value="11.847">
            <text:p>11.847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2.9">
            <text:p>12.9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954]/[.B954]" office:value-type="float" office:value="1.08888326158521">
            <text:p>1.0888832616</text:p>
          </table:table-cell>
          <table:table-cell table:formula="of:=[.E954]-[.B954]" office:value-type="float" office:value="1.053">
            <text:p>1.053</text:p>
          </table:table-cell>
        </table:table-row>
        <table:table-row table:style-name="ro1">
          <table:table-cell office:value-type="float" office:value="1396637728.501">
            <text:p>1396637728.501</text:p>
          </table:table-cell>
          <table:table-cell office:value-type="float" office:value="12.336">
            <text:p>12.336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2.132">
            <text:p>12.132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55]/[.B955]" office:value-type="float" office:value="0.983463035019455">
            <text:p>0.983463035</text:p>
          </table:table-cell>
          <table:table-cell table:formula="of:=[.E955]-[.B955]" office:value-type="float" office:value="-0.204000000000001">
            <text:p>-0.204</text:p>
          </table:table-cell>
        </table:table-row>
        <table:table-row table:style-name="ro1">
          <table:table-cell office:value-type="float" office:value="1396637729.852">
            <text:p>1396637729.852</text:p>
          </table:table-cell>
          <table:table-cell office:value-type="float" office:value="11.447">
            <text:p>11.447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2.348">
            <text:p>12.348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956]/[.B956]" office:value-type="float" office:value="1.07871057919105">
            <text:p>1.0787105792</text:p>
          </table:table-cell>
          <table:table-cell table:formula="of:=[.E956]-[.B956]" office:value-type="float" office:value="0.901000000000002">
            <text:p>0.901</text:p>
          </table:table-cell>
        </table:table-row>
        <table:table-row table:style-name="ro1">
          <table:table-cell office:value-type="float" office:value="1396637730.874">
            <text:p>1396637730.874</text:p>
          </table:table-cell>
          <table:table-cell office:value-type="float" office:value="12.736">
            <text:p>12.736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3.282">
            <text:p>13.282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957]/[.B957]" office:value-type="float" office:value="1.04287060301508">
            <text:p>1.042870603</text:p>
          </table:table-cell>
          <table:table-cell table:formula="of:=[.E957]-[.B957]" office:value-type="float" office:value="0.545999999999999">
            <text:p>0.546</text:p>
          </table:table-cell>
        </table:table-row>
        <table:table-row table:style-name="ro1">
          <table:table-cell office:value-type="float" office:value="1396637739.841">
            <text:p>1396637739.841</text:p>
          </table:table-cell>
          <table:table-cell office:value-type="float" office:value="13.496">
            <text:p>13.496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2.521">
            <text:p>12.521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958]/[.B958]" office:value-type="float" office:value="0.927756372258447">
            <text:p>0.9277563723</text:p>
          </table:table-cell>
          <table:table-cell table:formula="of:=[.E958]-[.B958]" office:value-type="float" office:value="-0.975">
            <text:p>-0.975</text:p>
          </table:table-cell>
        </table:table-row>
        <table:table-row table:style-name="ro1">
          <table:table-cell office:value-type="float" office:value="1396637743.189">
            <text:p>1396637743.189</text:p>
          </table:table-cell>
          <table:table-cell office:value-type="float" office:value="12.158">
            <text:p>12.158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1.97">
            <text:p>11.97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959]/[.B959]" office:value-type="float" office:value="0.984536930416187">
            <text:p>0.9845369304</text:p>
          </table:table-cell>
          <table:table-cell table:formula="of:=[.E959]-[.B959]" office:value-type="float" office:value="-0.187999999999999">
            <text:p>-0.188</text:p>
          </table:table-cell>
        </table:table-row>
        <table:table-row table:style-name="ro1">
          <table:table-cell office:value-type="float" office:value="1396637743.214">
            <text:p>1396637743.214</text:p>
          </table:table-cell>
          <table:table-cell office:value-type="float" office:value="11.508">
            <text:p>11.508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90.655">
            <text:p>90.655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960]/[.B960]" office:value-type="float" office:value="7.87756343413278">
            <text:p>7.8775634341</text:p>
          </table:table-cell>
          <table:table-cell table:formula="of:=[.E960]-[.B960]" office:value-type="float" office:value="79.147">
            <text:p>79.147</text:p>
          </table:table-cell>
        </table:table-row>
        <table:table-row table:style-name="ro1">
          <table:table-cell office:value-type="float" office:value="1396637747.923">
            <text:p>1396637747.923</text:p>
          </table:table-cell>
          <table:table-cell office:value-type="float" office:value="11.543">
            <text:p>11.54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12.63">
            <text:p>12.6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961]/[.B961]" office:value-type="float" office:value="1.09416962661353">
            <text:p>1.0941696266</text:p>
          </table:table-cell>
          <table:table-cell table:formula="of:=[.E961]-[.B961]" office:value-type="float" office:value="1.087">
            <text:p>1.087</text:p>
          </table:table-cell>
        </table:table-row>
        <table:table-row table:style-name="ro1">
          <table:table-cell office:value-type="float" office:value="1396637750.879">
            <text:p>1396637750.879</text:p>
          </table:table-cell>
          <table:table-cell office:value-type="float" office:value="12.611">
            <text:p>12.611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 office:value-type="float" office:value="13.424">
            <text:p>13.424</text:p>
          </table:table-cell>
          <table:table-cell office:value-type="float" office:value="1.37019">
            <text:p>1.37019</text:p>
          </table:table-cell>
          <table:table-cell office:value-type="float" office:value="1.37032">
            <text:p>1.37032</text:p>
          </table:table-cell>
          <table:table-cell/>
          <table:table-cell table:formula="of:=[.E962]/[.B962]" office:value-type="float" office:value="1.06446752834827">
            <text:p>1.0644675283</text:p>
          </table:table-cell>
          <table:table-cell table:formula="of:=[.E962]-[.B962]" office:value-type="float" office:value="0.812999999999999">
            <text:p>0.813</text:p>
          </table:table-cell>
        </table:table-row>
        <table:table-row table:style-name="ro1">
          <table:table-cell office:value-type="float" office:value="1396637750.987">
            <text:p>1396637750.987</text:p>
          </table:table-cell>
          <table:table-cell office:value-type="float" office:value="12.178">
            <text:p>12.178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2.525">
            <text:p>12.525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963]/[.B963]" office:value-type="float" office:value="1.02849400558384">
            <text:p>1.0284940056</text:p>
          </table:table-cell>
          <table:table-cell table:formula="of:=[.E963]-[.B963]" office:value-type="float" office:value="0.347">
            <text:p>0.347</text:p>
          </table:table-cell>
        </table:table-row>
        <table:table-row table:style-name="ro1">
          <table:table-cell office:value-type="float" office:value="1396637751.017">
            <text:p>1396637751.017</text:p>
          </table:table-cell>
          <table:table-cell office:value-type="float" office:value="11.93">
            <text:p>11.9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83.224">
            <text:p>83.22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64]/[.B964]" office:value-type="float" office:value="6.97602682313495">
            <text:p>6.9760268231</text:p>
          </table:table-cell>
          <table:table-cell table:formula="of:=[.E964]-[.B964]" office:value-type="float" office:value="71.294">
            <text:p>71.294</text:p>
          </table:table-cell>
        </table:table-row>
        <table:table-row table:style-name="ro1">
          <table:table-cell office:value-type="float" office:value="1396637751.517">
            <text:p>1396637751.517</text:p>
          </table:table-cell>
          <table:table-cell office:value-type="float" office:value="12.813">
            <text:p>12.81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3.684">
            <text:p>13.684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65]/[.B965]" office:value-type="float" office:value="1.06797783501132">
            <text:p>1.067977835</text:p>
          </table:table-cell>
          <table:table-cell table:formula="of:=[.E965]-[.B965]" office:value-type="float" office:value="0.870999999999999">
            <text:p>0.871</text:p>
          </table:table-cell>
        </table:table-row>
        <table:table-row table:style-name="ro1">
          <table:table-cell office:value-type="float" office:value="1396637755.412">
            <text:p>1396637755.412</text:p>
          </table:table-cell>
          <table:table-cell office:value-type="float" office:value="11.866">
            <text:p>11.866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553">
            <text:p>13.55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966]/[.B966]" office:value-type="float" office:value="1.142170908478">
            <text:p>1.1421709085</text:p>
          </table:table-cell>
          <table:table-cell table:formula="of:=[.E966]-[.B966]" office:value-type="float" office:value="1.687">
            <text:p>1.687</text:p>
          </table:table-cell>
        </table:table-row>
        <table:table-row table:style-name="ro1">
          <table:table-cell office:value-type="float" office:value="1396637755.549">
            <text:p>1396637755.549</text:p>
          </table:table-cell>
          <table:table-cell office:value-type="float" office:value="13.147">
            <text:p>13.147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3.152">
            <text:p>13.152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967]/[.B967]" office:value-type="float" office:value="1.00038031490074">
            <text:p>1.0003803149</text:p>
          </table:table-cell>
          <table:table-cell table:formula="of:=[.E967]-[.B967]" office:value-type="float" office:value="0.00499999999999901">
            <text:p>0.005</text:p>
          </table:table-cell>
        </table:table-row>
        <table:table-row table:style-name="ro1">
          <table:table-cell office:value-type="float" office:value="1396637755.616">
            <text:p>1396637755.616</text:p>
          </table:table-cell>
          <table:table-cell office:value-type="float" office:value="12.463">
            <text:p>12.46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45.66">
            <text:p>45.66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968]/[.B968]" office:value-type="float" office:value="3.66364438738666">
            <text:p>3.6636443874</text:p>
          </table:table-cell>
          <table:table-cell table:formula="of:=[.E968]-[.B968]" office:value-type="float" office:value="33.197">
            <text:p>33.197</text:p>
          </table:table-cell>
        </table:table-row>
        <table:table-row table:style-name="ro1">
          <table:table-cell office:value-type="float" office:value="1396637758.412">
            <text:p>1396637758.412</text:p>
          </table:table-cell>
          <table:table-cell office:value-type="float" office:value="11.884">
            <text:p>11.884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2.532">
            <text:p>12.532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969]/[.B969]" office:value-type="float" office:value="1.05452709525412">
            <text:p>1.0545270953</text:p>
          </table:table-cell>
          <table:table-cell table:formula="of:=[.E969]-[.B969]" office:value-type="float" office:value="0.648">
            <text:p>0.648</text:p>
          </table:table-cell>
        </table:table-row>
        <table:table-row table:style-name="ro1">
          <table:table-cell office:value-type="float" office:value="1396637768.875">
            <text:p>1396637768.875</text:p>
          </table:table-cell>
          <table:table-cell office:value-type="float" office:value="11.417">
            <text:p>11.417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2.731">
            <text:p>12.731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70]/[.B970]" office:value-type="float" office:value="1.1150915301743">
            <text:p>1.1150915302</text:p>
          </table:table-cell>
          <table:table-cell table:formula="of:=[.E970]-[.B970]" office:value-type="float" office:value="1.314">
            <text:p>1.314</text:p>
          </table:table-cell>
        </table:table-row>
        <table:table-row table:style-name="ro1">
          <table:table-cell office:value-type="float" office:value="1396637772.789">
            <text:p>1396637772.789</text:p>
          </table:table-cell>
          <table:table-cell office:value-type="float" office:value="12.801">
            <text:p>12.801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509">
            <text:p>13.509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971]/[.B971]" office:value-type="float" office:value="1.05530817904851">
            <text:p>1.055308179</text:p>
          </table:table-cell>
          <table:table-cell table:formula="of:=[.E971]-[.B971]" office:value-type="float" office:value="0.708">
            <text:p>0.708</text:p>
          </table:table-cell>
        </table:table-row>
        <table:table-row table:style-name="ro1">
          <table:table-cell office:value-type="float" office:value="1396637785.712">
            <text:p>1396637785.712</text:p>
          </table:table-cell>
          <table:table-cell office:value-type="float" office:value="14.356">
            <text:p>14.356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5.268">
            <text:p>15.268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72]/[.B972]" office:value-type="float" office:value="1.06352744497074">
            <text:p>1.063527445</text:p>
          </table:table-cell>
          <table:table-cell table:formula="of:=[.E972]-[.B972]" office:value-type="float" office:value="0.912000000000001">
            <text:p>0.912</text:p>
          </table:table-cell>
        </table:table-row>
        <table:table-row table:style-name="ro1">
          <table:table-cell office:value-type="float" office:value="1396637785.912">
            <text:p>1396637785.912</text:p>
          </table:table-cell>
          <table:table-cell office:value-type="float" office:value="13.683">
            <text:p>13.683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5.312">
            <text:p>15.312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973]/[.B973]" office:value-type="float" office:value="1.11905283928963">
            <text:p>1.1190528393</text:p>
          </table:table-cell>
          <table:table-cell table:formula="of:=[.E973]-[.B973]" office:value-type="float" office:value="1.629">
            <text:p>1.629</text:p>
          </table:table-cell>
        </table:table-row>
        <table:table-row table:style-name="ro1">
          <table:table-cell office:value-type="float" office:value="1396637787.469">
            <text:p>1396637787.469</text:p>
          </table:table-cell>
          <table:table-cell office:value-type="float" office:value="13.044">
            <text:p>13.044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 office:value-type="float" office:value="14.724">
            <text:p>14.724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/>
          <table:table-cell table:formula="of:=[.E974]/[.B974]" office:value-type="float" office:value="1.12879484820607">
            <text:p>1.1287948482</text:p>
          </table:table-cell>
          <table:table-cell table:formula="of:=[.E974]-[.B974]" office:value-type="float" office:value="1.68">
            <text:p>1.68</text:p>
          </table:table-cell>
        </table:table-row>
        <table:table-row table:style-name="ro1">
          <table:table-cell office:value-type="float" office:value="1396637787.567">
            <text:p>1396637787.567</text:p>
          </table:table-cell>
          <table:table-cell office:value-type="float" office:value="13.707">
            <text:p>13.707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4.863">
            <text:p>14.863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975]/[.B975]" office:value-type="float" office:value="1.08433647041658">
            <text:p>1.0843364704</text:p>
          </table:table-cell>
          <table:table-cell table:formula="of:=[.E975]-[.B975]" office:value-type="float" office:value="1.156">
            <text:p>1.156</text:p>
          </table:table-cell>
        </table:table-row>
        <table:table-row table:style-name="ro1">
          <table:table-cell office:value-type="float" office:value="1396637787.812">
            <text:p>1396637787.812</text:p>
          </table:table-cell>
          <table:table-cell office:value-type="float" office:value="12.671">
            <text:p>12.671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 office:value-type="float" office:value="13.269">
            <text:p>13.269</text:p>
          </table:table-cell>
          <table:table-cell office:value-type="float" office:value="1.3702">
            <text:p>1.3702</text:p>
          </table:table-cell>
          <table:table-cell office:value-type="float" office:value="1.3703">
            <text:p>1.3703</text:p>
          </table:table-cell>
          <table:table-cell/>
          <table:table-cell table:formula="of:=[.E976]/[.B976]" office:value-type="float" office:value="1.0471943808697">
            <text:p>1.0471943809</text:p>
          </table:table-cell>
          <table:table-cell table:formula="of:=[.E976]-[.B976]" office:value-type="float" office:value="0.598000000000001">
            <text:p>0.598</text:p>
          </table:table-cell>
        </table:table-row>
        <table:table-row table:style-name="ro1">
          <table:table-cell office:value-type="float" office:value="1396637789.275">
            <text:p>1396637789.275</text:p>
          </table:table-cell>
          <table:table-cell office:value-type="float" office:value="12.275">
            <text:p>12.275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2.999">
            <text:p>12.99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977]/[.B977]" office:value-type="float" office:value="1.0589816700611">
            <text:p>1.0589816701</text:p>
          </table:table-cell>
          <table:table-cell table:formula="of:=[.E977]-[.B977]" office:value-type="float" office:value="0.724">
            <text:p>0.724</text:p>
          </table:table-cell>
        </table:table-row>
        <table:table-row table:style-name="ro1">
          <table:table-cell office:value-type="float" office:value="1396637793.944">
            <text:p>1396637793.944</text:p>
          </table:table-cell>
          <table:table-cell office:value-type="float" office:value="12.168">
            <text:p>12.168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3.056">
            <text:p>13.056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978]/[.B978]" office:value-type="float" office:value="1.07297830374753">
            <text:p>1.0729783037</text:p>
          </table:table-cell>
          <table:table-cell table:formula="of:=[.E978]-[.B978]" office:value-type="float" office:value="0.888">
            <text:p>0.888</text:p>
          </table:table-cell>
        </table:table-row>
        <table:table-row table:style-name="ro1">
          <table:table-cell office:value-type="float" office:value="1396637794.015">
            <text:p>1396637794.015</text:p>
          </table:table-cell>
          <table:table-cell office:value-type="float" office:value="12.67">
            <text:p>12.67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42.352">
            <text:p>42.352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979]/[.B979]" office:value-type="float" office:value="3.34269928966062">
            <text:p>3.3426992897</text:p>
          </table:table-cell>
          <table:table-cell table:formula="of:=[.E979]-[.B979]" office:value-type="float" office:value="29.682">
            <text:p>29.682</text:p>
          </table:table-cell>
        </table:table-row>
        <table:table-row table:style-name="ro1">
          <table:table-cell office:value-type="float" office:value="1396637794.033">
            <text:p>1396637794.033</text:p>
          </table:table-cell>
          <table:table-cell office:value-type="float" office:value="12.314">
            <text:p>12.314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 office:value-type="float" office:value="125.159">
            <text:p>125.159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/>
          <table:table-cell table:formula="of:=[.E980]/[.B980]" office:value-type="float" office:value="10.1639597206432">
            <text:p>10.1639597206</text:p>
          </table:table-cell>
          <table:table-cell table:formula="of:=[.E980]-[.B980]" office:value-type="float" office:value="112.845">
            <text:p>112.845</text:p>
          </table:table-cell>
        </table:table-row>
        <table:table-row table:style-name="ro1">
          <table:table-cell office:value-type="float" office:value="1396637794.145">
            <text:p>1396637794.145</text:p>
          </table:table-cell>
          <table:table-cell office:value-type="float" office:value="12.524">
            <text:p>12.524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13.331">
            <text:p>113.331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981]/[.B981]" office:value-type="float" office:value="9.04910571702331">
            <text:p>9.049105717</text:p>
          </table:table-cell>
          <table:table-cell table:formula="of:=[.E981]-[.B981]" office:value-type="float" office:value="100.807">
            <text:p>100.807</text:p>
          </table:table-cell>
        </table:table-row>
        <table:table-row table:style-name="ro1">
          <table:table-cell office:value-type="float" office:value="1396637794.227">
            <text:p>1396637794.227</text:p>
          </table:table-cell>
          <table:table-cell office:value-type="float" office:value="434.52">
            <text:p>434.5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33.748">
            <text:p>33.74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82]/[.B982]" office:value-type="float" office:value="0.0776673110558778">
            <text:p>0.0776673111</text:p>
          </table:table-cell>
          <table:table-cell table:formula="of:=[.E982]-[.B982]" office:value-type="float" office:value="-400.772">
            <text:p>-400.772</text:p>
          </table:table-cell>
        </table:table-row>
        <table:table-row table:style-name="ro1">
          <table:table-cell office:value-type="float" office:value="1396637796.39">
            <text:p>1396637796.39</text:p>
          </table:table-cell>
          <table:table-cell office:value-type="float" office:value="11.972">
            <text:p>11.972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.091">
            <text:p>13.091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983]/[.B983]" office:value-type="float" office:value="1.09346809221517">
            <text:p>1.0934680922</text:p>
          </table:table-cell>
          <table:table-cell table:formula="of:=[.E983]-[.B983]" office:value-type="float" office:value="1.119">
            <text:p>1.119</text:p>
          </table:table-cell>
        </table:table-row>
        <table:table-row table:style-name="ro1">
          <table:table-cell office:value-type="float" office:value="1396637812.323">
            <text:p>1396637812.323</text:p>
          </table:table-cell>
          <table:table-cell office:value-type="float" office:value="13.215">
            <text:p>13.215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 office:value-type="float" office:value="14.538">
            <text:p>14.538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/>
          <table:table-cell table:formula="of:=[.E984]/[.B984]" office:value-type="float" office:value="1.10011350737798">
            <text:p>1.1001135074</text:p>
          </table:table-cell>
          <table:table-cell table:formula="of:=[.E984]-[.B984]" office:value-type="float" office:value="1.323">
            <text:p>1.323</text:p>
          </table:table-cell>
        </table:table-row>
        <table:table-row table:style-name="ro1">
          <table:table-cell office:value-type="float" office:value="1396637818.655">
            <text:p>1396637818.655</text:p>
          </table:table-cell>
          <table:table-cell office:value-type="float" office:value="11.615">
            <text:p>11.615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2.49">
            <text:p>12.49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985]/[.B985]" office:value-type="float" office:value="1.07533362031855">
            <text:p>1.0753336203</text:p>
          </table:table-cell>
          <table:table-cell table:formula="of:=[.E985]-[.B985]" office:value-type="float" office:value="0.875">
            <text:p>0.875</text:p>
          </table:table-cell>
        </table:table-row>
        <table:table-row table:style-name="ro1">
          <table:table-cell office:value-type="float" office:value="1396637823.784">
            <text:p>1396637823.784</text:p>
          </table:table-cell>
          <table:table-cell office:value-type="float" office:value="13">
            <text:p>13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 office:value-type="float" office:value="13.88">
            <text:p>13.88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/>
          <table:table-cell table:formula="of:=[.E986]/[.B986]" office:value-type="float" office:value="1.06769230769231">
            <text:p>1.0676923077</text:p>
          </table:table-cell>
          <table:table-cell table:formula="of:=[.E986]-[.B986]" office:value-type="float" office:value="0.880000000000001">
            <text:p>0.88</text:p>
          </table:table-cell>
        </table:table-row>
        <table:table-row table:style-name="ro1">
          <table:table-cell office:value-type="float" office:value="1396637832.679">
            <text:p>1396637832.679</text:p>
          </table:table-cell>
          <table:table-cell office:value-type="float" office:value="13.148">
            <text:p>13.148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 office:value-type="float" office:value="14.783">
            <text:p>14.783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/>
          <table:table-cell table:formula="of:=[.E987]/[.B987]" office:value-type="float" office:value="1.12435351384241">
            <text:p>1.1243535138</text:p>
          </table:table-cell>
          <table:table-cell table:formula="of:=[.E987]-[.B987]" office:value-type="float" office:value="1.635">
            <text:p>1.635</text:p>
          </table:table-cell>
        </table:table-row>
        <table:table-row table:style-name="ro1">
          <table:table-cell office:value-type="float" office:value="1396637835.918">
            <text:p>1396637835.918</text:p>
          </table:table-cell>
          <table:table-cell office:value-type="float" office:value="12.866">
            <text:p>12.866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3.765">
            <text:p>13.765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988]/[.B988]" office:value-type="float" office:value="1.06987408674025">
            <text:p>1.0698740867</text:p>
          </table:table-cell>
          <table:table-cell table:formula="of:=[.E988]-[.B988]" office:value-type="float" office:value="0.899000000000001">
            <text:p>0.899</text:p>
          </table:table-cell>
        </table:table-row>
        <table:table-row table:style-name="ro1">
          <table:table-cell office:value-type="float" office:value="1396637836.016">
            <text:p>1396637836.016</text:p>
          </table:table-cell>
          <table:table-cell office:value-type="float" office:value="12.215">
            <text:p>12.215</text:p>
          </table:table-cell>
          <table:table-cell office:value-type="float" office:value="1.37014">
            <text:p>1.37014</text:p>
          </table:table-cell>
          <table:table-cell office:value-type="float" office:value="1.37024">
            <text:p>1.37024</text:p>
          </table:table-cell>
          <table:table-cell office:value-type="float" office:value="15.285">
            <text:p>15.285</text:p>
          </table:table-cell>
          <table:table-cell office:value-type="float" office:value="1.37014">
            <text:p>1.37014</text:p>
          </table:table-cell>
          <table:table-cell office:value-type="float" office:value="1.37024">
            <text:p>1.37024</text:p>
          </table:table-cell>
          <table:table-cell/>
          <table:table-cell table:formula="of:=[.E989]/[.B989]" office:value-type="float" office:value="1.25133033155956">
            <text:p>1.2513303316</text:p>
          </table:table-cell>
          <table:table-cell table:formula="of:=[.E989]-[.B989]" office:value-type="float" office:value="3.07">
            <text:p>3.07</text:p>
          </table:table-cell>
        </table:table-row>
        <table:table-row table:style-name="ro1">
          <table:table-cell office:value-type="float" office:value="1396637859.82">
            <text:p>1396637859.82</text:p>
          </table:table-cell>
          <table:table-cell office:value-type="float" office:value="13.051">
            <text:p>13.05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13.232">
            <text:p>113.232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990]/[.B990]" office:value-type="float" office:value="8.6761167726611">
            <text:p>8.6761167727</text:p>
          </table:table-cell>
          <table:table-cell table:formula="of:=[.E990]-[.B990]" office:value-type="float" office:value="100.181">
            <text:p>100.181</text:p>
          </table:table-cell>
        </table:table-row>
        <table:table-row table:style-name="ro1">
          <table:table-cell office:value-type="float" office:value="1396637864.445">
            <text:p>1396637864.445</text:p>
          </table:table-cell>
          <table:table-cell office:value-type="float" office:value="13.601">
            <text:p>13.601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4.526">
            <text:p>14.526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991]/[.B991]" office:value-type="float" office:value="1.06800970516874">
            <text:p>1.0680097052</text:p>
          </table:table-cell>
          <table:table-cell table:formula="of:=[.E991]-[.B991]" office:value-type="float" office:value="0.925000000000001">
            <text:p>0.925</text:p>
          </table:table-cell>
        </table:table-row>
        <table:table-row table:style-name="ro1">
          <table:table-cell office:value-type="float" office:value="1396637864.516">
            <text:p>1396637864.516</text:p>
          </table:table-cell>
          <table:table-cell office:value-type="float" office:value="12.539">
            <text:p>12.539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43.619">
            <text:p>43.619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992]/[.B992]" office:value-type="float" office:value="3.47866656033176">
            <text:p>3.4786665603</text:p>
          </table:table-cell>
          <table:table-cell table:formula="of:=[.E992]-[.B992]" office:value-type="float" office:value="31.08">
            <text:p>31.08</text:p>
          </table:table-cell>
        </table:table-row>
        <table:table-row table:style-name="ro1">
          <table:table-cell office:value-type="float" office:value="1396637864.613">
            <text:p>1396637864.613</text:p>
          </table:table-cell>
          <table:table-cell office:value-type="float" office:value="12.895">
            <text:p>12.895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46.4">
            <text:p>46.4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993]/[.B993]" office:value-type="float" office:value="3.59829391236914">
            <text:p>3.5982939124</text:p>
          </table:table-cell>
          <table:table-cell table:formula="of:=[.E993]-[.B993]" office:value-type="float" office:value="33.505">
            <text:p>33.505</text:p>
          </table:table-cell>
        </table:table-row>
        <table:table-row table:style-name="ro1">
          <table:table-cell office:value-type="float" office:value="1396637864.812">
            <text:p>1396637864.812</text:p>
          </table:table-cell>
          <table:table-cell office:value-type="float" office:value="12.214">
            <text:p>12.214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 office:value-type="float" office:value="47.439">
            <text:p>47.439</text:p>
          </table:table-cell>
          <table:table-cell office:value-type="float" office:value="1.37021">
            <text:p>1.37021</text:p>
          </table:table-cell>
          <table:table-cell office:value-type="float" office:value="1.3703">
            <text:p>1.3703</text:p>
          </table:table-cell>
          <table:table-cell/>
          <table:table-cell table:formula="of:=[.E994]/[.B994]" office:value-type="float" office:value="3.88398559030621">
            <text:p>3.8839855903</text:p>
          </table:table-cell>
          <table:table-cell table:formula="of:=[.E994]-[.B994]" office:value-type="float" office:value="35.225">
            <text:p>35.225</text:p>
          </table:table-cell>
        </table:table-row>
        <table:table-row table:style-name="ro1">
          <table:table-cell office:value-type="float" office:value="1396637871.554">
            <text:p>1396637871.554</text:p>
          </table:table-cell>
          <table:table-cell office:value-type="float" office:value="14.221">
            <text:p>14.22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408">
            <text:p>13.408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995]/[.B995]" office:value-type="float" office:value="0.942831024541171">
            <text:p>0.9428310245</text:p>
          </table:table-cell>
          <table:table-cell table:formula="of:=[.E995]-[.B995]" office:value-type="float" office:value="-0.813000000000001">
            <text:p>-0.813</text:p>
          </table:table-cell>
        </table:table-row>
        <table:table-row table:style-name="ro1">
          <table:table-cell office:value-type="float" office:value="1396637885.615">
            <text:p>1396637885.615</text:p>
          </table:table-cell>
          <table:table-cell office:value-type="float" office:value="12.601">
            <text:p>12.601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3.131">
            <text:p>13.131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996]/[.B996]" office:value-type="float" office:value="1.04206015395604">
            <text:p>1.042060154</text:p>
          </table:table-cell>
          <table:table-cell table:formula="of:=[.E996]-[.B996]" office:value-type="float" office:value="0.530000000000001">
            <text:p>0.53</text:p>
          </table:table-cell>
        </table:table-row>
        <table:table-row table:style-name="ro1">
          <table:table-cell office:value-type="float" office:value="1396637885.712">
            <text:p>1396637885.712</text:p>
          </table:table-cell>
          <table:table-cell office:value-type="float" office:value="11.845">
            <text:p>11.845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7.968">
            <text:p>17.968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997]/[.B997]" office:value-type="float" office:value="1.5169269734065">
            <text:p>1.5169269734</text:p>
          </table:table-cell>
          <table:table-cell table:formula="of:=[.E997]-[.B997]" office:value-type="float" office:value="6.123">
            <text:p>6.123</text:p>
          </table:table-cell>
        </table:table-row>
        <table:table-row table:style-name="ro1">
          <table:table-cell office:value-type="float" office:value="1396637885.821">
            <text:p>1396637885.821</text:p>
          </table:table-cell>
          <table:table-cell office:value-type="float" office:value="14.793">
            <text:p>14.793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15.792">
            <text:p>15.792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998]/[.B998]" office:value-type="float" office:value="1.0675319407828">
            <text:p>1.0675319408</text:p>
          </table:table-cell>
          <table:table-cell table:formula="of:=[.E998]-[.B998]" office:value-type="float" office:value="0.999000000000001">
            <text:p>0.999</text:p>
          </table:table-cell>
        </table:table-row>
        <table:table-row table:style-name="ro1">
          <table:table-cell office:value-type="float" office:value="1396637885.913">
            <text:p>1396637885.913</text:p>
          </table:table-cell>
          <table:table-cell office:value-type="float" office:value="13.451">
            <text:p>13.45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23.333">
            <text:p>23.333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999]/[.B999]" office:value-type="float" office:value="1.73466656754145">
            <text:p>1.7346665675</text:p>
          </table:table-cell>
          <table:table-cell table:formula="of:=[.E999]-[.B999]" office:value-type="float" office:value="9.882">
            <text:p>9.882</text:p>
          </table:table-cell>
        </table:table-row>
        <table:table-row table:style-name="ro1">
          <table:table-cell office:value-type="float" office:value="1396637891.612">
            <text:p>1396637891.612</text:p>
          </table:table-cell>
          <table:table-cell office:value-type="float" office:value="12.886">
            <text:p>12.886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3.615">
            <text:p>13.615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1000]/[.B1000]" office:value-type="float" office:value="1.05657302498836">
            <text:p>1.056573025</text:p>
          </table:table-cell>
          <table:table-cell table:formula="of:=[.E1000]-[.B1000]" office:value-type="float" office:value="0.729000000000001">
            <text:p>0.729</text:p>
          </table:table-cell>
        </table:table-row>
        <table:table-row table:style-name="ro1">
          <table:table-cell office:value-type="float" office:value="1396637894.66">
            <text:p>1396637894.66</text:p>
          </table:table-cell>
          <table:table-cell office:value-type="float" office:value="13.577">
            <text:p>13.577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4.577">
            <text:p>14.577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01]/[.B1001]" office:value-type="float" office:value="1.07365397363188">
            <text:p>1.0736539736</text:p>
          </table:table-cell>
          <table:table-cell table:formula="of:=[.E1001]-[.B1001]" office:value-type="float" office:value="1">
            <text:p>1</text:p>
          </table:table-cell>
        </table:table-row>
        <table:table-row table:style-name="ro1">
          <table:table-cell office:value-type="float" office:value="1396637894.665">
            <text:p>1396637894.665</text:p>
          </table:table-cell>
          <table:table-cell office:value-type="float" office:value="28.82">
            <text:p>28.82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10.267">
            <text:p>110.267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1002]/[.B1002]" office:value-type="float" office:value="3.82605829285219">
            <text:p>3.8260582929</text:p>
          </table:table-cell>
          <table:table-cell table:formula="of:=[.E1002]-[.B1002]" office:value-type="float" office:value="81.447">
            <text:p>81.447</text:p>
          </table:table-cell>
        </table:table-row>
        <table:table-row table:style-name="ro1">
          <table:table-cell office:value-type="float" office:value="1396637895.421">
            <text:p>1396637895.421</text:p>
          </table:table-cell>
          <table:table-cell office:value-type="float" office:value="12.266">
            <text:p>12.266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407">
            <text:p>13.407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03]/[.B1003]" office:value-type="float" office:value="1.09302135985651">
            <text:p>1.0930213599</text:p>
          </table:table-cell>
          <table:table-cell table:formula="of:=[.E1003]-[.B1003]" office:value-type="float" office:value="1.141">
            <text:p>1.141</text:p>
          </table:table-cell>
        </table:table-row>
        <table:table-row table:style-name="ro1">
          <table:table-cell office:value-type="float" office:value="1396637903.919">
            <text:p>1396637903.919</text:p>
          </table:table-cell>
          <table:table-cell office:value-type="float" office:value="12.836">
            <text:p>12.836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 office:value-type="float" office:value="14.078">
            <text:p>14.078</text:p>
          </table:table-cell>
          <table:table-cell office:value-type="float" office:value="1.37022">
            <text:p>1.37022</text:p>
          </table:table-cell>
          <table:table-cell office:value-type="float" office:value="1.37031">
            <text:p>1.37031</text:p>
          </table:table-cell>
          <table:table-cell/>
          <table:table-cell table:formula="of:=[.E1004]/[.B1004]" office:value-type="float" office:value="1.09675911498909">
            <text:p>1.096759115</text:p>
          </table:table-cell>
          <table:table-cell table:formula="of:=[.E1004]-[.B1004]" office:value-type="float" office:value="1.242">
            <text:p>1.242</text:p>
          </table:table-cell>
        </table:table-row>
        <table:table-row table:style-name="ro1">
          <table:table-cell office:value-type="float" office:value="1396637903.924">
            <text:p>1396637903.924</text:p>
          </table:table-cell>
          <table:table-cell office:value-type="float" office:value="23.073">
            <text:p>23.07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08.592">
            <text:p>108.592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1005]/[.B1005]" office:value-type="float" office:value="4.7064534304165">
            <text:p>4.7064534304</text:p>
          </table:table-cell>
          <table:table-cell table:formula="of:=[.E1005]-[.B1005]" office:value-type="float" office:value="85.519">
            <text:p>85.519</text:p>
          </table:table-cell>
        </table:table-row>
        <table:table-row table:style-name="ro1">
          <table:table-cell office:value-type="float" office:value="1396637904.113">
            <text:p>1396637904.113</text:p>
          </table:table-cell>
          <table:table-cell office:value-type="float" office:value="12.54">
            <text:p>12.54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9.106">
            <text:p>19.106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1006]/[.B1006]" office:value-type="float" office:value="1.52360446570973">
            <text:p>1.5236044657</text:p>
          </table:table-cell>
          <table:table-cell table:formula="of:=[.E1006]-[.B1006]" office:value-type="float" office:value="6.566">
            <text:p>6.566</text:p>
          </table:table-cell>
        </table:table-row>
        <table:table-row table:style-name="ro1">
          <table:table-cell office:value-type="float" office:value="1396637904.212">
            <text:p>1396637904.212</text:p>
          </table:table-cell>
          <table:table-cell office:value-type="float" office:value="12.966">
            <text:p>12.966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 office:value-type="float" office:value="21.23">
            <text:p>21.23</text:p>
          </table:table-cell>
          <table:table-cell office:value-type="float" office:value="1.37022">
            <text:p>1.37022</text:p>
          </table:table-cell>
          <table:table-cell office:value-type="float" office:value="1.37032">
            <text:p>1.37032</text:p>
          </table:table-cell>
          <table:table-cell/>
          <table:table-cell table:formula="of:=[.E1007]/[.B1007]" office:value-type="float" office:value="1.63735924726207">
            <text:p>1.6373592473</text:p>
          </table:table-cell>
          <table:table-cell table:formula="of:=[.E1007]-[.B1007]" office:value-type="float" office:value="8.264">
            <text:p>8.264</text:p>
          </table:table-cell>
        </table:table-row>
        <table:table-row table:style-name="ro1">
          <table:table-cell office:value-type="float" office:value="1396637904.612">
            <text:p>1396637904.612</text:p>
          </table:table-cell>
          <table:table-cell office:value-type="float" office:value="12.473">
            <text:p>12.473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11">
            <text:p>13.11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1008]/[.B1008]" office:value-type="float" office:value="1.05107031187365">
            <text:p>1.0510703119</text:p>
          </table:table-cell>
          <table:table-cell table:formula="of:=[.E1008]-[.B1008]" office:value-type="float" office:value="0.636999999999999">
            <text:p>0.637</text:p>
          </table:table-cell>
        </table:table-row>
        <table:table-row table:style-name="ro1">
          <table:table-cell office:value-type="float" office:value="1396637905.118">
            <text:p>1396637905.118</text:p>
          </table:table-cell>
          <table:table-cell office:value-type="float" office:value="13.041">
            <text:p>13.041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3.405">
            <text:p>13.405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1009]/[.B1009]" office:value-type="float" office:value="1.02791196994096">
            <text:p>1.0279119699</text:p>
          </table:table-cell>
          <table:table-cell table:formula="of:=[.E1009]-[.B1009]" office:value-type="float" office:value="0.363999999999999">
            <text:p>0.364</text:p>
          </table:table-cell>
        </table:table-row>
        <table:table-row table:style-name="ro1">
          <table:table-cell office:value-type="float" office:value="1396637905.529">
            <text:p>1396637905.529</text:p>
          </table:table-cell>
          <table:table-cell office:value-type="float" office:value="12.996">
            <text:p>12.996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854">
            <text:p>13.854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10]/[.B1010]" office:value-type="float" office:value="1.06602031394275">
            <text:p>1.0660203139</text:p>
          </table:table-cell>
          <table:table-cell table:formula="of:=[.E1010]-[.B1010]" office:value-type="float" office:value="0.857999999999999">
            <text:p>0.858</text:p>
          </table:table-cell>
        </table:table-row>
        <table:table-row table:style-name="ro1">
          <table:table-cell office:value-type="float" office:value="1396637907.975">
            <text:p>1396637907.975</text:p>
          </table:table-cell>
          <table:table-cell office:value-type="float" office:value="11.877">
            <text:p>11.877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 office:value-type="float" office:value="13.396">
            <text:p>13.396</text:p>
          </table:table-cell>
          <table:table-cell office:value-type="float" office:value="1.37023">
            <text:p>1.37023</text:p>
          </table:table-cell>
          <table:table-cell office:value-type="float" office:value="1.37035">
            <text:p>1.37035</text:p>
          </table:table-cell>
          <table:table-cell/>
          <table:table-cell table:formula="of:=[.E1011]/[.B1011]" office:value-type="float" office:value="1.12789424938958">
            <text:p>1.1278942494</text:p>
          </table:table-cell>
          <table:table-cell table:formula="of:=[.E1011]-[.B1011]" office:value-type="float" office:value="1.519">
            <text:p>1.519</text:p>
          </table:table-cell>
        </table:table-row>
        <table:table-row table:style-name="ro1">
          <table:table-cell office:value-type="float" office:value="1396637918.207">
            <text:p>1396637918.207</text:p>
          </table:table-cell>
          <table:table-cell office:value-type="float" office:value="12.79">
            <text:p>12.79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 office:value-type="float" office:value="13.379">
            <text:p>13.379</text:p>
          </table:table-cell>
          <table:table-cell office:value-type="float" office:value="1.37024">
            <text:p>1.37024</text:p>
          </table:table-cell>
          <table:table-cell office:value-type="float" office:value="1.37034">
            <text:p>1.37034</text:p>
          </table:table-cell>
          <table:table-cell/>
          <table:table-cell table:formula="of:=[.E1012]/[.B1012]" office:value-type="float" office:value="1.0460516028147">
            <text:p>1.0460516028</text:p>
          </table:table-cell>
          <table:table-cell table:formula="of:=[.E1012]-[.B1012]" office:value-type="float" office:value="0.589">
            <text:p>0.589</text:p>
          </table:table-cell>
        </table:table-row>
        <table:table-row table:style-name="ro1">
          <table:table-cell office:value-type="float" office:value="1396637939.018">
            <text:p>1396637939.018</text:p>
          </table:table-cell>
          <table:table-cell office:value-type="float" office:value="16.231">
            <text:p>16.231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6.258">
            <text:p>16.258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/>
          <table:table-cell table:formula="of:=[.E1013]/[.B1013]" office:value-type="float" office:value="1.00166348345758">
            <text:p>1.0016634835</text:p>
          </table:table-cell>
          <table:table-cell table:formula="of:=[.E1013]-[.B1013]" office:value-type="float" office:value="0.0269999999999975">
            <text:p>0.027</text:p>
          </table:table-cell>
        </table:table-row>
        <table:table-row table:style-name="ro1">
          <table:table-cell office:value-type="float" office:value="1396637939.018">
            <text:p>1396637939.018</text:p>
          </table:table-cell>
          <table:table-cell office:value-type="float" office:value="16.231">
            <text:p>16.231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6.258">
            <text:p>16.258</text:p>
          </table:table-cell>
          <table:table-cell office:value-type="float" office:value="1.37024">
            <text:p>1.37024</text:p>
          </table:table-cell>
          <table:table-cell office:value-type="float" office:value="1.37037">
            <text:p>1.37037</text:p>
          </table:table-cell>
          <table:table-cell office:value-type="float" office:value="116.924">
            <text:p>116.924</text:p>
          </table:table-cell>
          <table:table-cell table:formula="of:=[.E1014]/[.B1014]" office:value-type="float" office:value="1.00166348345758">
            <text:p>1.0016634835</text:p>
          </table:table-cell>
          <table:table-cell table:formula="of:=[.E1014]-[.B1014]" office:value-type="float" office:value="0.0269999999999975">
            <text:p>0.027</text:p>
          </table:table-cell>
        </table:table-row>
        <table:table-row table:style-name="ro1">
          <table:table-cell office:value-type="float" office:value="1396637939.023">
            <text:p>1396637939.023</text:p>
          </table:table-cell>
          <table:table-cell office:value-type="float" office:value="34.783">
            <text:p>34.783</text:p>
          </table:table-cell>
          <table:table-cell office:value-type="float" office:value="1.37023">
            <text:p>1.37023</text:p>
          </table:table-cell>
          <table:table-cell office:value-type="float" office:value="1.37039">
            <text:p>1.37039</text:p>
          </table:table-cell>
          <table:table-cell office:value-type="float" office:value="114.061">
            <text:p>114.061</text:p>
          </table:table-cell>
          <table:table-cell office:value-type="float" office:value="1.37023">
            <text:p>1.37023</text:p>
          </table:table-cell>
          <table:table-cell office:value-type="float" office:value="1.37039">
            <text:p>1.37039</text:p>
          </table:table-cell>
          <table:table-cell/>
          <table:table-cell table:formula="of:=[.E1015]/[.B1015]" office:value-type="float" office:value="3.27921685881034">
            <text:p>3.2792168588</text:p>
          </table:table-cell>
          <table:table-cell table:formula="of:=[.E1015]-[.B1015]" office:value-type="float" office:value="79.278">
            <text:p>79.278</text:p>
          </table:table-cell>
        </table:table-row>
        <table:table-row table:style-name="ro1">
          <table:table-cell office:value-type="float" office:value="1396637939.057">
            <text:p>1396637939.057</text:p>
          </table:table-cell>
          <table:table-cell office:value-type="float" office:value="16.771">
            <text:p>16.771</text:p>
          </table:table-cell>
          <table:table-cell office:value-type="float" office:value="1.37022">
            <text:p>1.37022</text:p>
          </table:table-cell>
          <table:table-cell office:value-type="float" office:value="1.37041">
            <text:p>1.37041</text:p>
          </table:table-cell>
          <table:table-cell office:value-type="float" office:value="81.225">
            <text:p>81.225</text:p>
          </table:table-cell>
          <table:table-cell office:value-type="float" office:value="1.37022">
            <text:p>1.37022</text:p>
          </table:table-cell>
          <table:table-cell office:value-type="float" office:value="1.37041">
            <text:p>1.37041</text:p>
          </table:table-cell>
          <table:table-cell/>
          <table:table-cell table:formula="of:=[.E1016]/[.B1016]" office:value-type="float" office:value="4.84318168266651">
            <text:p>4.8431816827</text:p>
          </table:table-cell>
          <table:table-cell table:formula="of:=[.E1016]-[.B1016]" office:value-type="float" office:value="64.454">
            <text:p>64.454</text:p>
          </table:table-cell>
        </table:table-row>
        <table:table-row table:style-name="ro1">
          <table:table-cell office:value-type="float" office:value="1396637939.115">
            <text:p>1396637939.115</text:p>
          </table:table-cell>
          <table:table-cell office:value-type="float" office:value="16.26">
            <text:p>16.26</text:p>
          </table:table-cell>
          <table:table-cell office:value-type="float" office:value="1.37023">
            <text:p>1.37023</text:p>
          </table:table-cell>
          <table:table-cell office:value-type="float" office:value="1.37041">
            <text:p>1.37041</text:p>
          </table:table-cell>
          <table:table-cell office:value-type="float" office:value="117.047">
            <text:p>117.047</text:p>
          </table:table-cell>
          <table:table-cell office:value-type="float" office:value="1.37023">
            <text:p>1.37023</text:p>
          </table:table-cell>
          <table:table-cell office:value-type="float" office:value="1.37041">
            <text:p>1.37041</text:p>
          </table:table-cell>
          <table:table-cell/>
          <table:table-cell table:formula="of:=[.E1017]/[.B1017]" office:value-type="float" office:value="7.19846248462485">
            <text:p>7.1984624846</text:p>
          </table:table-cell>
          <table:table-cell table:formula="of:=[.E1017]-[.B1017]" office:value-type="float" office:value="100.787">
            <text:p>100.787</text:p>
          </table:table-cell>
        </table:table-row>
        <table:table-row table:style-name="ro1">
          <table:table-cell office:value-type="float" office:value="1396637939.121">
            <text:p>1396637939.121</text:p>
          </table:table-cell>
          <table:table-cell office:value-type="float" office:value="41.419">
            <text:p>41.419</text:p>
          </table:table-cell>
          <table:table-cell office:value-type="float" office:value="1.37025">
            <text:p>1.37025</text:p>
          </table:table-cell>
          <table:table-cell office:value-type="float" office:value="1.37043">
            <text:p>1.37043</text:p>
          </table:table-cell>
          <table:table-cell office:value-type="float" office:value="112.578">
            <text:p>112.578</text:p>
          </table:table-cell>
          <table:table-cell office:value-type="float" office:value="1.37025">
            <text:p>1.37025</text:p>
          </table:table-cell>
          <table:table-cell office:value-type="float" office:value="1.37043">
            <text:p>1.37043</text:p>
          </table:table-cell>
          <table:table-cell/>
          <table:table-cell table:formula="of:=[.E1018]/[.B1018]" office:value-type="float" office:value="2.71802795818344">
            <text:p>2.7180279582</text:p>
          </table:table-cell>
          <table:table-cell table:formula="of:=[.E1018]-[.B1018]" office:value-type="float" office:value="71.159">
            <text:p>71.159</text:p>
          </table:table-cell>
        </table:table-row>
        <table:table-row table:style-name="ro1">
          <table:table-cell office:value-type="float" office:value="1396637939.145">
            <text:p>1396637939.145</text:p>
          </table:table-cell>
          <table:table-cell office:value-type="float" office:value="40.635">
            <text:p>40.635</text:p>
          </table:table-cell>
          <table:table-cell office:value-type="float" office:value="1.37028">
            <text:p>1.37028</text:p>
          </table:table-cell>
          <table:table-cell office:value-type="float" office:value="1.37046">
            <text:p>1.37046</text:p>
          </table:table-cell>
          <table:table-cell office:value-type="float" office:value="91.304">
            <text:p>91.304</text:p>
          </table:table-cell>
          <table:table-cell office:value-type="float" office:value="1.37028">
            <text:p>1.37028</text:p>
          </table:table-cell>
          <table:table-cell office:value-type="float" office:value="1.37046">
            <text:p>1.37046</text:p>
          </table:table-cell>
          <table:table-cell/>
          <table:table-cell table:formula="of:=[.E1019]/[.B1019]" office:value-type="float" office:value="2.24692998646487">
            <text:p>2.2469299865</text:p>
          </table:table-cell>
          <table:table-cell table:formula="of:=[.E1019]-[.B1019]" office:value-type="float" office:value="50.669">
            <text:p>50.669</text:p>
          </table:table-cell>
        </table:table-row>
        <table:table-row table:style-name="ro1">
          <table:table-cell office:value-type="float" office:value="1396637939.215">
            <text:p>1396637939.215</text:p>
          </table:table-cell>
          <table:table-cell office:value-type="float" office:value="13.034">
            <text:p>13.034</text:p>
          </table:table-cell>
          <table:table-cell office:value-type="float" office:value="1.37029">
            <text:p>1.37029</text:p>
          </table:table-cell>
          <table:table-cell office:value-type="float" office:value="1.37046">
            <text:p>1.37046</text:p>
          </table:table-cell>
          <table:table-cell office:value-type="float" office:value="117.677">
            <text:p>117.677</text:p>
          </table:table-cell>
          <table:table-cell office:value-type="float" office:value="1.37029">
            <text:p>1.37029</text:p>
          </table:table-cell>
          <table:table-cell office:value-type="float" office:value="1.37046">
            <text:p>1.37046</text:p>
          </table:table-cell>
          <table:table-cell/>
          <table:table-cell table:formula="of:=[.E1020]/[.B1020]" office:value-type="float" office:value="9.02846401718582">
            <text:p>9.0284640172</text:p>
          </table:table-cell>
          <table:table-cell table:formula="of:=[.E1020]-[.B1020]" office:value-type="float" office:value="104.643">
            <text:p>104.643</text:p>
          </table:table-cell>
        </table:table-row>
        <table:table-row table:style-name="ro1">
          <table:table-cell office:value-type="float" office:value="1396637939.311">
            <text:p>1396637939.311</text:p>
          </table:table-cell>
          <table:table-cell office:value-type="float" office:value="17.324">
            <text:p>17.324</text:p>
          </table:table-cell>
          <table:table-cell office:value-type="float" office:value="1.37029">
            <text:p>1.37029</text:p>
          </table:table-cell>
          <table:table-cell office:value-type="float" office:value="1.37045">
            <text:p>1.37045</text:p>
          </table:table-cell>
          <table:table-cell office:value-type="float" office:value="23.002">
            <text:p>23.002</text:p>
          </table:table-cell>
          <table:table-cell office:value-type="float" office:value="1.37029">
            <text:p>1.37029</text:p>
          </table:table-cell>
          <table:table-cell office:value-type="float" office:value="1.37045">
            <text:p>1.37045</text:p>
          </table:table-cell>
          <table:table-cell/>
          <table:table-cell table:formula="of:=[.E1021]/[.B1021]" office:value-type="float" office:value="1.32775340567998">
            <text:p>1.3277534057</text:p>
          </table:table-cell>
          <table:table-cell table:formula="of:=[.E1021]-[.B1021]" office:value-type="float" office:value="5.678">
            <text:p>5.678</text:p>
          </table:table-cell>
        </table:table-row>
        <table:table-row table:style-name="ro1">
          <table:table-cell office:value-type="float" office:value="1396637939.526">
            <text:p>1396637939.526</text:p>
          </table:table-cell>
          <table:table-cell office:value-type="float" office:value="13.689">
            <text:p>13.689</text:p>
          </table:table-cell>
          <table:table-cell office:value-type="float" office:value="1.3703">
            <text:p>1.3703</text:p>
          </table:table-cell>
          <table:table-cell office:value-type="float" office:value="1.37044">
            <text:p>1.37044</text:p>
          </table:table-cell>
          <table:table-cell office:value-type="float" office:value="15.323">
            <text:p>15.323</text:p>
          </table:table-cell>
          <table:table-cell office:value-type="float" office:value="1.3703">
            <text:p>1.3703</text:p>
          </table:table-cell>
          <table:table-cell office:value-type="float" office:value="1.37044">
            <text:p>1.37044</text:p>
          </table:table-cell>
          <table:table-cell/>
          <table:table-cell table:formula="of:=[.E1022]/[.B1022]" office:value-type="float" office:value="1.11936591423771">
            <text:p>1.1193659142</text:p>
          </table:table-cell>
          <table:table-cell table:formula="of:=[.E1022]-[.B1022]" office:value-type="float" office:value="1.634">
            <text:p>1.634</text:p>
          </table:table-cell>
        </table:table-row>
        <table:table-row table:style-name="ro1">
          <table:table-cell office:value-type="float" office:value="1396637939.612">
            <text:p>1396637939.612</text:p>
          </table:table-cell>
          <table:table-cell office:value-type="float" office:value="12.422">
            <text:p>12.422</text:p>
          </table:table-cell>
          <table:table-cell office:value-type="float" office:value="1.3703">
            <text:p>1.3703</text:p>
          </table:table-cell>
          <table:table-cell office:value-type="float" office:value="1.37043">
            <text:p>1.37043</text:p>
          </table:table-cell>
          <table:table-cell office:value-type="float" office:value="29.814">
            <text:p>29.814</text:p>
          </table:table-cell>
          <table:table-cell office:value-type="float" office:value="1.3703">
            <text:p>1.3703</text:p>
          </table:table-cell>
          <table:table-cell office:value-type="float" office:value="1.37043">
            <text:p>1.37043</text:p>
          </table:table-cell>
          <table:table-cell/>
          <table:table-cell table:formula="of:=[.E1023]/[.B1023]" office:value-type="float" office:value="2.40009660280148">
            <text:p>2.4000966028</text:p>
          </table:table-cell>
          <table:table-cell table:formula="of:=[.E1023]-[.B1023]" office:value-type="float" office:value="17.392">
            <text:p>17.392</text:p>
          </table:table-cell>
        </table:table-row>
        <table:table-row table:style-name="ro1">
          <table:table-cell office:value-type="float" office:value="1396637939.776">
            <text:p>1396637939.776</text:p>
          </table:table-cell>
          <table:table-cell office:value-type="float" office:value="12.839">
            <text:p>12.839</text:p>
          </table:table-cell>
          <table:table-cell office:value-type="float" office:value="1.37029">
            <text:p>1.37029</text:p>
          </table:table-cell>
          <table:table-cell office:value-type="float" office:value="1.37041">
            <text:p>1.37041</text:p>
          </table:table-cell>
          <table:table-cell office:value-type="float" office:value="66.22">
            <text:p>66.22</text:p>
          </table:table-cell>
          <table:table-cell office:value-type="float" office:value="1.37029">
            <text:p>1.37029</text:p>
          </table:table-cell>
          <table:table-cell office:value-type="float" office:value="1.37041">
            <text:p>1.37041</text:p>
          </table:table-cell>
          <table:table-cell/>
          <table:table-cell table:formula="of:=[.E1024]/[.B1024]" office:value-type="float" office:value="5.15772256406262">
            <text:p>5.1577225641</text:p>
          </table:table-cell>
          <table:table-cell table:formula="of:=[.E1024]-[.B1024]" office:value-type="float" office:value="53.381">
            <text:p>53.381</text:p>
          </table:table-cell>
        </table:table-row>
        <table:table-row table:style-name="ro1">
          <table:table-cell office:value-type="float" office:value="1396637940.112">
            <text:p>1396637940.112</text:p>
          </table:table-cell>
          <table:table-cell office:value-type="float" office:value="12.654">
            <text:p>12.654</text:p>
          </table:table-cell>
          <table:table-cell office:value-type="float" office:value="1.3703">
            <text:p>1.3703</text:p>
          </table:table-cell>
          <table:table-cell office:value-type="float" office:value="1.37039">
            <text:p>1.37039</text:p>
          </table:table-cell>
          <table:table-cell office:value-type="float" office:value="13.95">
            <text:p>13.95</text:p>
          </table:table-cell>
          <table:table-cell office:value-type="float" office:value="1.3703">
            <text:p>1.3703</text:p>
          </table:table-cell>
          <table:table-cell office:value-type="float" office:value="1.37039">
            <text:p>1.37039</text:p>
          </table:table-cell>
          <table:table-cell/>
          <table:table-cell table:formula="of:=[.E1025]/[.B1025]" office:value-type="float" office:value="1.10241820768137">
            <text:p>1.1024182077</text:p>
          </table:table-cell>
          <table:table-cell table:formula="of:=[.E1025]-[.B1025]" office:value-type="float" office:value="1.296">
            <text:p>1.296</text:p>
          </table:table-cell>
        </table:table-row>
        <table:table-row table:style-name="ro1">
          <table:table-cell office:value-type="float" office:value="1396637940.119">
            <text:p>1396637940.119</text:p>
          </table:table-cell>
          <table:table-cell office:value-type="float" office:value="21.487">
            <text:p>21.487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 office:value-type="float" office:value="106.552">
            <text:p>106.552</text:p>
          </table:table-cell>
          <table:table-cell office:value-type="float" office:value="1.37029">
            <text:p>1.37029</text:p>
          </table:table-cell>
          <table:table-cell office:value-type="float" office:value="1.3704">
            <text:p>1.3704</text:p>
          </table:table-cell>
          <table:table-cell/>
          <table:table-cell table:formula="of:=[.E1026]/[.B1026]" office:value-type="float" office:value="4.95890538465119">
            <text:p>4.9589053847</text:p>
          </table:table-cell>
          <table:table-cell table:formula="of:=[.E1026]-[.B1026]" office:value-type="float" office:value="85.065">
            <text:p>85.065</text:p>
          </table:table-cell>
        </table:table-row>
        <table:table-row table:style-name="ro1">
          <table:table-cell office:value-type="float" office:value="1396637940.225">
            <text:p>1396637940.225</text:p>
          </table:table-cell>
          <table:table-cell office:value-type="float" office:value="11.416">
            <text:p>11.416</text:p>
          </table:table-cell>
          <table:table-cell office:value-type="float" office:value="1.37028">
            <text:p>1.37028</text:p>
          </table:table-cell>
          <table:table-cell office:value-type="float" office:value="1.37038">
            <text:p>1.37038</text:p>
          </table:table-cell>
          <table:table-cell office:value-type="float" office:value="102.043">
            <text:p>102.043</text:p>
          </table:table-cell>
          <table:table-cell office:value-type="float" office:value="1.37028">
            <text:p>1.37028</text:p>
          </table:table-cell>
          <table:table-cell office:value-type="float" office:value="1.37038">
            <text:p>1.37038</text:p>
          </table:table-cell>
          <table:table-cell/>
          <table:table-cell table:formula="of:=[.E1027]/[.B1027]" office:value-type="float" office:value="8.9385949544499">
            <text:p>8.9385949544</text:p>
          </table:table-cell>
          <table:table-cell table:formula="of:=[.E1027]-[.B1027]" office:value-type="float" office:value="90.627">
            <text:p>90.627</text:p>
          </table:table-cell>
        </table:table-row>
        <table:table-row table:style-name="ro1">
          <table:table-cell office:value-type="float" office:value="1396637940.423">
            <text:p>1396637940.423</text:p>
          </table:table-cell>
          <table:table-cell office:value-type="float" office:value="13.554">
            <text:p>13.554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 office:value-type="float" office:value="14.293">
            <text:p>14.293</text:p>
          </table:table-cell>
          <table:table-cell office:value-type="float" office:value="1.37026">
            <text:p>1.37026</text:p>
          </table:table-cell>
          <table:table-cell office:value-type="float" office:value="1.37038">
            <text:p>1.37038</text:p>
          </table:table-cell>
          <table:table-cell/>
          <table:table-cell table:formula="of:=[.E1028]/[.B1028]" office:value-type="float" office:value="1.05452265014018">
            <text:p>1.0545226501</text:p>
          </table:table-cell>
          <table:table-cell table:formula="of:=[.E1028]-[.B1028]" office:value-type="float" office:value="0.738999999999999">
            <text:p>0.739</text:p>
          </table:table-cell>
        </table:table-row>
        <table:table-row table:style-name="ro1">
          <table:table-cell office:value-type="float" office:value="1396637940.885">
            <text:p>1396637940.885</text:p>
          </table:table-cell>
          <table:table-cell office:value-type="float" office:value="13.747">
            <text:p>13.747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 office:value-type="float" office:value="13.4">
            <text:p>13.4</text:p>
          </table:table-cell>
          <table:table-cell office:value-type="float" office:value="1.37025">
            <text:p>1.37025</text:p>
          </table:table-cell>
          <table:table-cell office:value-type="float" office:value="1.37035">
            <text:p>1.37035</text:p>
          </table:table-cell>
          <table:table-cell/>
          <table:table-cell table:formula="of:=[.E1029]/[.B1029]" office:value-type="float" office:value="0.974758129046337">
            <text:p>0.974758129</text:p>
          </table:table-cell>
          <table:table-cell table:formula="of:=[.E1029]-[.B1029]" office:value-type="float" office:value="-0.347">
            <text:p>-0.347</text:p>
          </table:table-cell>
        </table:table-row>
        <table:table-row table:style-name="ro1">
          <table:table-cell office:value-type="float" office:value="1396637941.505">
            <text:p>1396637941.505</text:p>
          </table:table-cell>
          <table:table-cell office:value-type="float" office:value="12.48">
            <text:p>12.48</text:p>
          </table:table-cell>
          <table:table-cell office:value-type="float" office:value="1.37026">
            <text:p>1.37026</text:p>
          </table:table-cell>
          <table:table-cell office:value-type="float" office:value="1.37035">
            <text:p>1.37035</text:p>
          </table:table-cell>
          <table:table-cell office:value-type="float" office:value="13.18">
            <text:p>13.18</text:p>
          </table:table-cell>
          <table:table-cell office:value-type="float" office:value="1.37026">
            <text:p>1.37026</text:p>
          </table:table-cell>
          <table:table-cell office:value-type="float" office:value="1.37035">
            <text:p>1.37035</text:p>
          </table:table-cell>
          <table:table-cell/>
          <table:table-cell table:formula="of:=[.E1030]/[.B1030]" office:value-type="float" office:value="1.05608974358974">
            <text:p>1.0560897436</text:p>
          </table:table-cell>
          <table:table-cell table:formula="of:=[.E1030]-[.B1030]" office:value-type="float" office:value="0.699999999999999">
            <text:p>0.7</text:p>
          </table:table-cell>
        </table:table-row>
        <table:table-row table:style-name="ro1">
          <table:table-cell office:value-type="float" office:value="1396637946.932">
            <text:p>1396637946.932</text:p>
          </table:table-cell>
          <table:table-cell office:value-type="float" office:value="12.376">
            <text:p>12.376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614">
            <text:p>13.614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31]/[.B1031]" office:value-type="float" office:value="1.10003232062056">
            <text:p>1.1000323206</text:p>
          </table:table-cell>
          <table:table-cell table:formula="of:=[.E1031]-[.B1031]" office:value-type="float" office:value="1.238">
            <text:p>1.238</text:p>
          </table:table-cell>
        </table:table-row>
        <table:table-row table:style-name="ro1">
          <table:table-cell office:value-type="float" office:value="1396637947.741">
            <text:p>1396637947.741</text:p>
          </table:table-cell>
          <table:table-cell office:value-type="float" office:value="12.517">
            <text:p>12.517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849">
            <text:p>13.849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032]/[.B1032]" office:value-type="float" office:value="1.10641527522569">
            <text:p>1.1064152752</text:p>
          </table:table-cell>
          <table:table-cell table:formula="of:=[.E1032]-[.B1032]" office:value-type="float" office:value="1.332">
            <text:p>1.332</text:p>
          </table:table-cell>
        </table:table-row>
        <table:table-row table:style-name="ro1">
          <table:table-cell office:value-type="float" office:value="1396637974.064">
            <text:p>1396637974.064</text:p>
          </table:table-cell>
          <table:table-cell office:value-type="float" office:value="13.796">
            <text:p>13.796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 office:value-type="float" office:value="15.355">
            <text:p>15.355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/>
          <table:table-cell table:formula="of:=[.E1033]/[.B1033]" office:value-type="float" office:value="1.11300376920847">
            <text:p>1.1130037692</text:p>
          </table:table-cell>
          <table:table-cell table:formula="of:=[.E1033]-[.B1033]" office:value-type="float" office:value="1.559">
            <text:p>1.559</text:p>
          </table:table-cell>
        </table:table-row>
        <table:table-row table:style-name="ro1">
          <table:table-cell office:value-type="float" office:value="1396637974.112">
            <text:p>1396637974.112</text:p>
          </table:table-cell>
          <table:table-cell office:value-type="float" office:value="14.426">
            <text:p>14.426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66.485">
            <text:p>66.485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1034]/[.B1034]" office:value-type="float" office:value="4.60869263829197">
            <text:p>4.6086926383</text:p>
          </table:table-cell>
          <table:table-cell table:formula="of:=[.E1034]-[.B1034]" office:value-type="float" office:value="52.059">
            <text:p>52.059</text:p>
          </table:table-cell>
        </table:table-row>
        <table:table-row table:style-name="ro1">
          <table:table-cell office:value-type="float" office:value="1396637974.223">
            <text:p>1396637974.223</text:p>
          </table:table-cell>
          <table:table-cell office:value-type="float" office:value="13.591">
            <text:p>13.591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55.979">
            <text:p>55.979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1035]/[.B1035]" office:value-type="float" office:value="4.11882863659775">
            <text:p>4.1188286366</text:p>
          </table:table-cell>
          <table:table-cell table:formula="of:=[.E1035]-[.B1035]" office:value-type="float" office:value="42.388">
            <text:p>42.388</text:p>
          </table:table-cell>
        </table:table-row>
        <table:table-row table:style-name="ro1">
          <table:table-cell office:value-type="float" office:value="1396637974.73">
            <text:p>1396637974.73</text:p>
          </table:table-cell>
          <table:table-cell office:value-type="float" office:value="24.339">
            <text:p>24.339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 office:value-type="float" office:value="110.78">
            <text:p>110.78</text:p>
          </table:table-cell>
          <table:table-cell office:value-type="float" office:value="1.37018">
            <text:p>1.37018</text:p>
          </table:table-cell>
          <table:table-cell office:value-type="float" office:value="1.37028">
            <text:p>1.37028</text:p>
          </table:table-cell>
          <table:table-cell/>
          <table:table-cell table:formula="of:=[.E1036]/[.B1036]" office:value-type="float" office:value="4.55154279140474">
            <text:p>4.5515427914</text:p>
          </table:table-cell>
          <table:table-cell table:formula="of:=[.E1036]-[.B1036]" office:value-type="float" office:value="86.441">
            <text:p>86.441</text:p>
          </table:table-cell>
        </table:table-row>
        <table:table-row table:style-name="ro1">
          <table:table-cell office:value-type="float" office:value="1396637975.062">
            <text:p>1396637975.062</text:p>
          </table:table-cell>
          <table:table-cell office:value-type="float" office:value="12.701">
            <text:p>12.701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4.072">
            <text:p>14.072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37]/[.B1037]" office:value-type="float" office:value="1.10794425635777">
            <text:p>1.1079442564</text:p>
          </table:table-cell>
          <table:table-cell table:formula="of:=[.E1037]-[.B1037]" office:value-type="float" office:value="1.371">
            <text:p>1.371</text:p>
          </table:table-cell>
        </table:table-row>
        <table:table-row table:style-name="ro1">
          <table:table-cell office:value-type="float" office:value="1396637975.273">
            <text:p>1396637975.273</text:p>
          </table:table-cell>
          <table:table-cell office:value-type="float" office:value="13.196">
            <text:p>13.196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3.756">
            <text:p>13.756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38]/[.B1038]" office:value-type="float" office:value="1.04243710215217">
            <text:p>1.0424371022</text:p>
          </table:table-cell>
          <table:table-cell table:formula="of:=[.E1038]-[.B1038]" office:value-type="float" office:value="0.560000000000001">
            <text:p>0.56</text:p>
          </table:table-cell>
        </table:table-row>
        <table:table-row table:style-name="ro1">
          <table:table-cell office:value-type="float" office:value="1396637975.416">
            <text:p>1396637975.416</text:p>
          </table:table-cell>
          <table:table-cell office:value-type="float" office:value="12.561">
            <text:p>12.561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3.583">
            <text:p>13.583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1039]/[.B1039]" office:value-type="float" office:value="1.08136294880981">
            <text:p>1.0813629488</text:p>
          </table:table-cell>
          <table:table-cell table:formula="of:=[.E1039]-[.B1039]" office:value-type="float" office:value="1.022">
            <text:p>1.022</text:p>
          </table:table-cell>
        </table:table-row>
        <table:table-row table:style-name="ro1">
          <table:table-cell office:value-type="float" office:value="1396637975.52">
            <text:p>1396637975.52</text:p>
          </table:table-cell>
          <table:table-cell office:value-type="float" office:value="12.953">
            <text:p>12.953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13.784">
            <text:p>13.784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1040]/[.B1040]" office:value-type="float" office:value="1.06415502200263">
            <text:p>1.064155022</text:p>
          </table:table-cell>
          <table:table-cell table:formula="of:=[.E1040]-[.B1040]" office:value-type="float" office:value="0.831000000000001">
            <text:p>0.831</text:p>
          </table:table-cell>
        </table:table-row>
        <table:table-row table:style-name="ro1">
          <table:table-cell office:value-type="float" office:value="1396637976.113">
            <text:p>1396637976.113</text:p>
          </table:table-cell>
          <table:table-cell office:value-type="float" office:value="12.153">
            <text:p>12.153</text:p>
          </table:table-cell>
          <table:table-cell office:value-type="float" office:value="1.37017">
            <text:p>1.37017</text:p>
          </table:table-cell>
          <table:table-cell office:value-type="float" office:value="1.37027">
            <text:p>1.37027</text:p>
          </table:table-cell>
          <table:table-cell office:value-type="float" office:value="13.374">
            <text:p>13.374</text:p>
          </table:table-cell>
          <table:table-cell office:value-type="float" office:value="1.37017">
            <text:p>1.37017</text:p>
          </table:table-cell>
          <table:table-cell office:value-type="float" office:value="1.37027">
            <text:p>1.37027</text:p>
          </table:table-cell>
          <table:table-cell/>
          <table:table-cell table:formula="of:=[.E1041]/[.B1041]" office:value-type="float" office:value="1.10046901999506">
            <text:p>1.10046902</text:p>
          </table:table-cell>
          <table:table-cell table:formula="of:=[.E1041]-[.B1041]" office:value-type="float" office:value="1.221">
            <text:p>1.221</text:p>
          </table:table-cell>
        </table:table-row>
        <table:table-row table:style-name="ro1">
          <table:table-cell office:value-type="float" office:value="1396637976.17">
            <text:p>1396637976.17</text:p>
          </table:table-cell>
          <table:table-cell office:value-type="float" office:value="12.882">
            <text:p>12.882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 office:value-type="float" office:value="56.325">
            <text:p>56.325</text:p>
          </table:table-cell>
          <table:table-cell office:value-type="float" office:value="1.37016">
            <text:p>1.37016</text:p>
          </table:table-cell>
          <table:table-cell office:value-type="float" office:value="1.37028">
            <text:p>1.37028</text:p>
          </table:table-cell>
          <table:table-cell/>
          <table:table-cell table:formula="of:=[.E1042]/[.B1042]" office:value-type="float" office:value="4.37238006520727">
            <text:p>4.3723800652</text:p>
          </table:table-cell>
          <table:table-cell table:formula="of:=[.E1042]-[.B1042]" office:value-type="float" office:value="43.443">
            <text:p>43.443</text:p>
          </table:table-cell>
        </table:table-row>
        <table:table-row table:style-name="ro1">
          <table:table-cell office:value-type="float" office:value="1396637977.512">
            <text:p>1396637977.512</text:p>
          </table:table-cell>
          <table:table-cell office:value-type="float" office:value="12.356">
            <text:p>12.356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 office:value-type="float" office:value="13.421">
            <text:p>13.421</text:p>
          </table:table-cell>
          <table:table-cell office:value-type="float" office:value="1.37015">
            <text:p>1.37015</text:p>
          </table:table-cell>
          <table:table-cell office:value-type="float" office:value="1.37028">
            <text:p>1.37028</text:p>
          </table:table-cell>
          <table:table-cell/>
          <table:table-cell table:formula="of:=[.E1043]/[.B1043]" office:value-type="float" office:value="1.0861929426999">
            <text:p>1.0861929427</text:p>
          </table:table-cell>
          <table:table-cell table:formula="of:=[.E1043]-[.B1043]" office:value-type="float" office:value="1.065">
            <text:p>1.065</text:p>
          </table:table-cell>
        </table:table-row>
        <table:table-row table:style-name="ro1">
          <table:table-cell office:value-type="float" office:value="1396637978.022">
            <text:p>1396637978.022</text:p>
          </table:table-cell>
          <table:table-cell office:value-type="float" office:value="12.518">
            <text:p>12.518</text:p>
          </table:table-cell>
          <table:table-cell office:value-type="float" office:value="1.37015">
            <text:p>1.37015</text:p>
          </table:table-cell>
          <table:table-cell office:value-type="float" office:value="1.37024">
            <text:p>1.37024</text:p>
          </table:table-cell>
          <table:table-cell office:value-type="float" office:value="13.91">
            <text:p>13.91</text:p>
          </table:table-cell>
          <table:table-cell office:value-type="float" office:value="1.37015">
            <text:p>1.37015</text:p>
          </table:table-cell>
          <table:table-cell office:value-type="float" office:value="1.37024">
            <text:p>1.37024</text:p>
          </table:table-cell>
          <table:table-cell/>
          <table:table-cell table:formula="of:=[.E1044]/[.B1044]" office:value-type="float" office:value="1.11119987218405">
            <text:p>1.1111998722</text:p>
          </table:table-cell>
          <table:table-cell table:formula="of:=[.E1044]-[.B1044]" office:value-type="float" office:value="1.392">
            <text:p>1.392</text:p>
          </table:table-cell>
        </table:table-row>
        <table:table-row table:style-name="ro1">
          <table:table-cell office:value-type="float" office:value="1396637978.06">
            <text:p>1396637978.06</text:p>
          </table:table-cell>
          <table:table-cell office:value-type="float" office:value="13.158">
            <text:p>13.158</text:p>
          </table:table-cell>
          <table:table-cell office:value-type="float" office:value="1.37014">
            <text:p>1.37014</text:p>
          </table:table-cell>
          <table:table-cell office:value-type="float" office:value="1.37024">
            <text:p>1.37024</text:p>
          </table:table-cell>
          <table:table-cell office:value-type="float" office:value="76.458">
            <text:p>76.458</text:p>
          </table:table-cell>
          <table:table-cell office:value-type="float" office:value="1.37014">
            <text:p>1.37014</text:p>
          </table:table-cell>
          <table:table-cell office:value-type="float" office:value="1.37024">
            <text:p>1.37024</text:p>
          </table:table-cell>
          <table:table-cell/>
          <table:table-cell table:formula="of:=[.E1045]/[.B1045]" office:value-type="float" office:value="5.81076151390789">
            <text:p>5.8107615139</text:p>
          </table:table-cell>
          <table:table-cell table:formula="of:=[.E1045]-[.B1045]" office:value-type="float" office:value="63.3">
            <text:p>63.3</text:p>
          </table:table-cell>
        </table:table-row>
        <table:table-row table:style-name="ro1">
          <table:table-cell office:value-type="float" office:value="1396637978.221">
            <text:p>1396637978.221</text:p>
          </table:table-cell>
          <table:table-cell office:value-type="float" office:value="13.884">
            <text:p>13.884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4.502">
            <text:p>14.502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1046]/[.B1046]" office:value-type="float" office:value="1.04451166810717">
            <text:p>1.0445116681</text:p>
          </table:table-cell>
          <table:table-cell table:formula="of:=[.E1046]-[.B1046]" office:value-type="float" office:value="0.618">
            <text:p>0.618</text:p>
          </table:table-cell>
        </table:table-row>
        <table:table-row table:style-name="ro1">
          <table:table-cell office:value-type="float" office:value="1396637979.022">
            <text:p>1396637979.022</text:p>
          </table:table-cell>
          <table:table-cell office:value-type="float" office:value="13.255">
            <text:p>13.255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 office:value-type="float" office:value="14.535">
            <text:p>14.535</text:p>
          </table:table-cell>
          <table:table-cell office:value-type="float" office:value="1.37016">
            <text:p>1.37016</text:p>
          </table:table-cell>
          <table:table-cell office:value-type="float" office:value="1.37026">
            <text:p>1.37026</text:p>
          </table:table-cell>
          <table:table-cell/>
          <table:table-cell table:formula="of:=[.E1047]/[.B1047]" office:value-type="float" office:value="1.09656733308186">
            <text:p>1.0965673331</text:p>
          </table:table-cell>
          <table:table-cell table:formula="of:=[.E1047]-[.B1047]" office:value-type="float" office:value="1.28">
            <text:p>1.28</text:p>
          </table:table-cell>
        </table:table-row>
        <table:table-row table:style-name="ro1">
          <table:table-cell office:value-type="float" office:value="1396637980.331">
            <text:p>1396637980.331</text:p>
          </table:table-cell>
          <table:table-cell office:value-type="float" office:value="12.333">
            <text:p>12.333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13.391">
            <text:p>13.391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1048]/[.B1048]" office:value-type="float" office:value="1.08578610232709">
            <text:p>1.0857861023</text:p>
          </table:table-cell>
          <table:table-cell table:formula="of:=[.E1048]-[.B1048]" office:value-type="float" office:value="1.058">
            <text:p>1.058</text:p>
          </table:table-cell>
        </table:table-row>
        <table:table-row table:style-name="ro1">
          <table:table-cell office:value-type="float" office:value="1396637980.352">
            <text:p>1396637980.352</text:p>
          </table:table-cell>
          <table:table-cell office:value-type="float" office:value="13.041">
            <text:p>13.041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94.473">
            <text:p>94.473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49]/[.B1049]" office:value-type="float" office:value="7.24430641821946">
            <text:p>7.2443064182</text:p>
          </table:table-cell>
          <table:table-cell table:formula="of:=[.E1049]-[.B1049]" office:value-type="float" office:value="81.432">
            <text:p>81.432</text:p>
          </table:table-cell>
        </table:table-row>
        <table:table-row table:style-name="ro1">
          <table:table-cell office:value-type="float" office:value="1396637980.443">
            <text:p>1396637980.443</text:p>
          </table:table-cell>
          <table:table-cell office:value-type="float" office:value="12.818">
            <text:p>12.818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 office:value-type="float" office:value="101.481">
            <text:p>101.481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/>
          <table:table-cell table:formula="of:=[.E1050]/[.B1050]" office:value-type="float" office:value="7.91706974567015">
            <text:p>7.9170697457</text:p>
          </table:table-cell>
          <table:table-cell table:formula="of:=[.E1050]-[.B1050]" office:value-type="float" office:value="88.663">
            <text:p>88.663</text:p>
          </table:table-cell>
        </table:table-row>
        <table:table-row table:style-name="ro1">
          <table:table-cell office:value-type="float" office:value="1396637980.508">
            <text:p>1396637980.508</text:p>
          </table:table-cell>
          <table:table-cell office:value-type="float" office:value="12.073">
            <text:p>12.073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38.82">
            <text:p>38.82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1051]/[.B1051]" office:value-type="float" office:value="3.21543941025429">
            <text:p>3.2154394103</text:p>
          </table:table-cell>
          <table:table-cell table:formula="of:=[.E1051]-[.B1051]" office:value-type="float" office:value="26.747">
            <text:p>26.747</text:p>
          </table:table-cell>
        </table:table-row>
        <table:table-row table:style-name="ro1">
          <table:table-cell office:value-type="float" office:value="1396637981.712">
            <text:p>1396637981.712</text:p>
          </table:table-cell>
          <table:table-cell office:value-type="float" office:value="15.901">
            <text:p>15.901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6.8">
            <text:p>16.8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1052]/[.B1052]" office:value-type="float" office:value="1.05653732469656">
            <text:p>1.0565373247</text:p>
          </table:table-cell>
          <table:table-cell table:formula="of:=[.E1052]-[.B1052]" office:value-type="float" office:value="0.899000000000001">
            <text:p>0.899</text:p>
          </table:table-cell>
        </table:table-row>
        <table:table-row table:style-name="ro1">
          <table:table-cell office:value-type="float" office:value="1396637983.445">
            <text:p>1396637983.445</text:p>
          </table:table-cell>
          <table:table-cell office:value-type="float" office:value="13.509">
            <text:p>13.50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3.699">
            <text:p>13.69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1053]/[.B1053]" office:value-type="float" office:value="1.014064697609">
            <text:p>1.0140646976</text:p>
          </table:table-cell>
          <table:table-cell table:formula="of:=[.E1053]-[.B1053]" office:value-type="float" office:value="0.19">
            <text:p>0.19</text:p>
          </table:table-cell>
        </table:table-row>
        <table:table-row table:style-name="ro1">
          <table:table-cell office:value-type="float" office:value="1396637984.112">
            <text:p>1396637984.112</text:p>
          </table:table-cell>
          <table:table-cell office:value-type="float" office:value="13.288">
            <text:p>13.288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 office:value-type="float" office:value="13.356">
            <text:p>13.356</text:p>
          </table:table-cell>
          <table:table-cell office:value-type="float" office:value="1.3702">
            <text:p>1.3702</text:p>
          </table:table-cell>
          <table:table-cell office:value-type="float" office:value="1.37029">
            <text:p>1.37029</text:p>
          </table:table-cell>
          <table:table-cell/>
          <table:table-cell table:formula="of:=[.E1054]/[.B1054]" office:value-type="float" office:value="1.00511739915713">
            <text:p>1.0051173992</text:p>
          </table:table-cell>
          <table:table-cell table:formula="of:=[.E1054]-[.B1054]" office:value-type="float" office:value="0.0679999999999996">
            <text:p>0.068</text:p>
          </table:table-cell>
        </table:table-row>
        <table:table-row table:style-name="ro1">
          <table:table-cell office:value-type="float" office:value="1396637984.777">
            <text:p>1396637984.777</text:p>
          </table:table-cell>
          <table:table-cell office:value-type="float" office:value="13.85">
            <text:p>13.85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65.825">
            <text:p>65.825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1055]/[.B1055]" office:value-type="float" office:value="4.75270758122744">
            <text:p>4.7527075812</text:p>
          </table:table-cell>
          <table:table-cell table:formula="of:=[.E1055]-[.B1055]" office:value-type="float" office:value="51.975">
            <text:p>51.975</text:p>
          </table:table-cell>
        </table:table-row>
        <table:table-row table:style-name="ro1">
          <table:table-cell office:value-type="float" office:value="1396637984.927">
            <text:p>1396637984.927</text:p>
          </table:table-cell>
          <table:table-cell office:value-type="float" office:value="20.473">
            <text:p>20.473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21.511">
            <text:p>21.511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56]/[.B1056]" office:value-type="float" office:value="1.0507009231671">
            <text:p>1.0507009232</text:p>
          </table:table-cell>
          <table:table-cell table:formula="of:=[.E1056]-[.B1056]" office:value-type="float" office:value="1.038">
            <text:p>1.038</text:p>
          </table:table-cell>
        </table:table-row>
        <table:table-row table:style-name="ro1">
          <table:table-cell office:value-type="float" office:value="1396637984.93">
            <text:p>1396637984.93</text:p>
          </table:table-cell>
          <table:table-cell office:value-type="float" office:value="39.272">
            <text:p>39.272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 office:value-type="float" office:value="112.196">
            <text:p>112.196</text:p>
          </table:table-cell>
          <table:table-cell office:value-type="float" office:value="1.37018">
            <text:p>1.37018</text:p>
          </table:table-cell>
          <table:table-cell office:value-type="float" office:value="1.37031">
            <text:p>1.37031</text:p>
          </table:table-cell>
          <table:table-cell/>
          <table:table-cell table:formula="of:=[.E1057]/[.B1057]" office:value-type="float" office:value="2.85689549806478">
            <text:p>2.8568954981</text:p>
          </table:table-cell>
          <table:table-cell table:formula="of:=[.E1057]-[.B1057]" office:value-type="float" office:value="72.924">
            <text:p>72.924</text:p>
          </table:table-cell>
        </table:table-row>
        <table:table-row table:style-name="ro1">
          <table:table-cell office:value-type="float" office:value="1396637985.704">
            <text:p>1396637985.704</text:p>
          </table:table-cell>
          <table:table-cell office:value-type="float" office:value="12.609">
            <text:p>12.60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3.463">
            <text:p>13.463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58]/[.B1058]" office:value-type="float" office:value="1.06772939963518">
            <text:p>1.0677293996</text:p>
          </table:table-cell>
          <table:table-cell table:formula="of:=[.E1058]-[.B1058]" office:value-type="float" office:value="0.853999999999999">
            <text:p>0.854</text:p>
          </table:table-cell>
        </table:table-row>
        <table:table-row table:style-name="ro1">
          <table:table-cell office:value-type="float" office:value="1396637987.546">
            <text:p>1396637987.546</text:p>
          </table:table-cell>
          <table:table-cell office:value-type="float" office:value="13.983">
            <text:p>13.983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5.115">
            <text:p>15.115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59]/[.B1059]" office:value-type="float" office:value="1.08095544589859">
            <text:p>1.0809554459</text:p>
          </table:table-cell>
          <table:table-cell table:formula="of:=[.E1059]-[.B1059]" office:value-type="float" office:value="1.132">
            <text:p>1.132</text:p>
          </table:table-cell>
        </table:table-row>
        <table:table-row table:style-name="ro1">
          <table:table-cell office:value-type="float" office:value="1396637987.583">
            <text:p>1396637987.583</text:p>
          </table:table-cell>
          <table:table-cell office:value-type="float" office:value="12.997">
            <text:p>12.997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77.962">
            <text:p>77.962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1060]/[.B1060]" office:value-type="float" office:value="5.99846118335">
            <text:p>5.9984611834</text:p>
          </table:table-cell>
          <table:table-cell table:formula="of:=[.E1060]-[.B1060]" office:value-type="float" office:value="64.965">
            <text:p>64.965</text:p>
          </table:table-cell>
        </table:table-row>
        <table:table-row table:style-name="ro1">
          <table:table-cell office:value-type="float" office:value="1396637987.787">
            <text:p>1396637987.787</text:p>
          </table:table-cell>
          <table:table-cell office:value-type="float" office:value="12.545">
            <text:p>12.545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 office:value-type="float" office:value="14.057">
            <text:p>14.057</text:p>
          </table:table-cell>
          <table:table-cell office:value-type="float" office:value="1.37021">
            <text:p>1.37021</text:p>
          </table:table-cell>
          <table:table-cell office:value-type="float" office:value="1.37031">
            <text:p>1.37031</text:p>
          </table:table-cell>
          <table:table-cell/>
          <table:table-cell table:formula="of:=[.E1061]/[.B1061]" office:value-type="float" office:value="1.12052610601833">
            <text:p>1.120526106</text:p>
          </table:table-cell>
          <table:table-cell table:formula="of:=[.E1061]-[.B1061]" office:value-type="float" office:value="1.512">
            <text:p>1.512</text:p>
          </table:table-cell>
        </table:table-row>
        <table:table-row table:style-name="ro1">
          <table:table-cell office:value-type="float" office:value="1396637988.56">
            <text:p>1396637988.56</text:p>
          </table:table-cell>
          <table:table-cell office:value-type="float" office:value="13.529">
            <text:p>13.52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3.599">
            <text:p>13.59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1062]/[.B1062]" office:value-type="float" office:value="1.00517407051519">
            <text:p>1.0051740705</text:p>
          </table:table-cell>
          <table:table-cell table:formula="of:=[.E1062]-[.B1062]" office:value-type="float" office:value="0.0700000000000003">
            <text:p>0.07</text:p>
          </table:table-cell>
        </table:table-row>
        <table:table-row table:style-name="ro1">
          <table:table-cell office:value-type="float" office:value="1396637988.615">
            <text:p>1396637988.615</text:p>
          </table:table-cell>
          <table:table-cell office:value-type="float" office:value="13.242">
            <text:p>13.242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58.931">
            <text:p>58.931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1063]/[.B1063]" office:value-type="float" office:value="4.45030962090319">
            <text:p>4.4503096209</text:p>
          </table:table-cell>
          <table:table-cell table:formula="of:=[.E1063]-[.B1063]" office:value-type="float" office:value="45.689">
            <text:p>45.689</text:p>
          </table:table-cell>
        </table:table-row>
        <table:table-row table:style-name="ro1">
          <table:table-cell office:value-type="float" office:value="1396637988.632">
            <text:p>1396637988.632</text:p>
          </table:table-cell>
          <table:table-cell office:value-type="float" office:value="12.981">
            <text:p>12.981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42.545">
            <text:p>142.545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064]/[.B1064]" office:value-type="float" office:value="10.9810492257915">
            <text:p>10.9810492258</text:p>
          </table:table-cell>
          <table:table-cell table:formula="of:=[.E1064]-[.B1064]" office:value-type="float" office:value="129.564">
            <text:p>129.564</text:p>
          </table:table-cell>
        </table:table-row>
        <table:table-row table:style-name="ro1">
          <table:table-cell office:value-type="float" office:value="1396637988.74">
            <text:p>1396637988.74</text:p>
          </table:table-cell>
          <table:table-cell office:value-type="float" office:value="13.644">
            <text:p>13.644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36.298">
            <text:p>36.29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065]/[.B1065]" office:value-type="float" office:value="2.66036352975667">
            <text:p>2.6603635298</text:p>
          </table:table-cell>
          <table:table-cell table:formula="of:=[.E1065]-[.B1065]" office:value-type="float" office:value="22.654">
            <text:p>22.654</text:p>
          </table:table-cell>
        </table:table-row>
        <table:table-row table:style-name="ro1">
          <table:table-cell office:value-type="float" office:value="1396637988.855">
            <text:p>1396637988.855</text:p>
          </table:table-cell>
          <table:table-cell office:value-type="float" office:value="15.851">
            <text:p>15.851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20.438">
            <text:p>20.438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1066]/[.B1066]" office:value-type="float" office:value="1.28938237335184">
            <text:p>1.2893823734</text:p>
          </table:table-cell>
          <table:table-cell table:formula="of:=[.E1066]-[.B1066]" office:value-type="float" office:value="4.587">
            <text:p>4.587</text:p>
          </table:table-cell>
        </table:table-row>
        <table:table-row table:style-name="ro1">
          <table:table-cell office:value-type="float" office:value="1396637988.932">
            <text:p>1396637988.932</text:p>
          </table:table-cell>
          <table:table-cell office:value-type="float" office:value="36.693">
            <text:p>36.69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42.541">
            <text:p>142.541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067]/[.B1067]" office:value-type="float" office:value="3.88469190308778">
            <text:p>3.8846919031</text:p>
          </table:table-cell>
          <table:table-cell table:formula="of:=[.E1067]-[.B1067]" office:value-type="float" office:value="105.848">
            <text:p>105.848</text:p>
          </table:table-cell>
        </table:table-row>
        <table:table-row table:style-name="ro1">
          <table:table-cell office:value-type="float" office:value="1396637989.081">
            <text:p>1396637989.081</text:p>
          </table:table-cell>
          <table:table-cell office:value-type="float" office:value="13.772">
            <text:p>13.772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96.13">
            <text:p>96.13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1068]/[.B1068]" office:value-type="float" office:value="6.98010455997676">
            <text:p>6.98010456</text:p>
          </table:table-cell>
          <table:table-cell table:formula="of:=[.E1068]-[.B1068]" office:value-type="float" office:value="82.358">
            <text:p>82.358</text:p>
          </table:table-cell>
        </table:table-row>
        <table:table-row table:style-name="ro1">
          <table:table-cell office:value-type="float" office:value="1396637991.415">
            <text:p>1396637991.415</text:p>
          </table:table-cell>
          <table:table-cell office:value-type="float" office:value="12.247">
            <text:p>12.247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3.727">
            <text:p>13.727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1069]/[.B1069]" office:value-type="float" office:value="1.12084592145015">
            <text:p>1.1208459215</text:p>
          </table:table-cell>
          <table:table-cell table:formula="of:=[.E1069]-[.B1069]" office:value-type="float" office:value="1.48">
            <text:p>1.48</text:p>
          </table:table-cell>
        </table:table-row>
        <table:table-row table:style-name="ro1">
          <table:table-cell office:value-type="float" office:value="1396637992.058">
            <text:p>1396637992.058</text:p>
          </table:table-cell>
          <table:table-cell office:value-type="float" office:value="13.734">
            <text:p>13.734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4.535">
            <text:p>14.535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70]/[.B1070]" office:value-type="float" office:value="1.05832241153342">
            <text:p>1.0583224115</text:p>
          </table:table-cell>
          <table:table-cell table:formula="of:=[.E1070]-[.B1070]" office:value-type="float" office:value="0.801">
            <text:p>0.801</text:p>
          </table:table-cell>
        </table:table-row>
        <table:table-row table:style-name="ro1">
          <table:table-cell office:value-type="float" office:value="1396637992.142">
            <text:p>1396637992.142</text:p>
          </table:table-cell>
          <table:table-cell office:value-type="float" office:value="12.942">
            <text:p>12.942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30.264">
            <text:p>30.264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071]/[.B1071]" office:value-type="float" office:value="2.33843300880853">
            <text:p>2.3384330088</text:p>
          </table:table-cell>
          <table:table-cell table:formula="of:=[.E1071]-[.B1071]" office:value-type="float" office:value="17.322">
            <text:p>17.322</text:p>
          </table:table-cell>
        </table:table-row>
        <table:table-row table:style-name="ro1">
          <table:table-cell office:value-type="float" office:value="1396637992.771">
            <text:p>1396637992.771</text:p>
          </table:table-cell>
          <table:table-cell office:value-type="float" office:value="13.621">
            <text:p>13.621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 office:value-type="float" office:value="15.269">
            <text:p>15.269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/>
          <table:table-cell table:formula="of:=[.E1072]/[.B1072]" office:value-type="float" office:value="1.12098964833713">
            <text:p>1.1209896483</text:p>
          </table:table-cell>
          <table:table-cell table:formula="of:=[.E1072]-[.B1072]" office:value-type="float" office:value="1.648">
            <text:p>1.648</text:p>
          </table:table-cell>
        </table:table-row>
        <table:table-row table:style-name="ro1">
          <table:table-cell office:value-type="float" office:value="1396637993.199">
            <text:p>1396637993.199</text:p>
          </table:table-cell>
          <table:table-cell office:value-type="float" office:value="13.186">
            <text:p>13.186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4.611">
            <text:p>14.611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1073]/[.B1073]" office:value-type="float" office:value="1.10806916426513">
            <text:p>1.1080691643</text:p>
          </table:table-cell>
          <table:table-cell table:formula="of:=[.E1073]-[.B1073]" office:value-type="float" office:value="1.425">
            <text:p>1.425</text:p>
          </table:table-cell>
        </table:table-row>
        <table:table-row table:style-name="ro1">
          <table:table-cell office:value-type="float" office:value="1396637993.714">
            <text:p>1396637993.714</text:p>
          </table:table-cell>
          <table:table-cell office:value-type="float" office:value="12.979">
            <text:p>12.97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4.196">
            <text:p>14.19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74]/[.B1074]" office:value-type="float" office:value="1.09376685414901">
            <text:p>1.0937668541</text:p>
          </table:table-cell>
          <table:table-cell table:formula="of:=[.E1074]-[.B1074]" office:value-type="float" office:value="1.217">
            <text:p>1.217</text:p>
          </table:table-cell>
        </table:table-row>
        <table:table-row table:style-name="ro1">
          <table:table-cell office:value-type="float" office:value="1396637994.021">
            <text:p>1396637994.021</text:p>
          </table:table-cell>
          <table:table-cell office:value-type="float" office:value="14.338">
            <text:p>14.338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5.142">
            <text:p>15.142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75]/[.B1075]" office:value-type="float" office:value="1.05607476635514">
            <text:p>1.0560747664</text:p>
          </table:table-cell>
          <table:table-cell table:formula="of:=[.E1075]-[.B1075]" office:value-type="float" office:value="0.804">
            <text:p>0.804</text:p>
          </table:table-cell>
        </table:table-row>
        <table:table-row table:style-name="ro1">
          <table:table-cell office:value-type="float" office:value="1396637995.035">
            <text:p>1396637995.035</text:p>
          </table:table-cell>
          <table:table-cell office:value-type="float" office:value="18.061">
            <text:p>18.061</text:p>
          </table:table-cell>
          <table:table-cell office:value-type="float" office:value="1.37019">
            <text:p>1.37019</text:p>
          </table:table-cell>
          <table:table-cell office:value-type="float" office:value="1.37034">
            <text:p>1.37034</text:p>
          </table:table-cell>
          <table:table-cell office:value-type="float" office:value="19.388">
            <text:p>19.388</text:p>
          </table:table-cell>
          <table:table-cell office:value-type="float" office:value="1.37019">
            <text:p>1.37019</text:p>
          </table:table-cell>
          <table:table-cell office:value-type="float" office:value="1.37034">
            <text:p>1.37034</text:p>
          </table:table-cell>
          <table:table-cell/>
          <table:table-cell table:formula="of:=[.E1076]/[.B1076]" office:value-type="float" office:value="1.07347322961076">
            <text:p>1.0734732296</text:p>
          </table:table-cell>
          <table:table-cell table:formula="of:=[.E1076]-[.B1076]" office:value-type="float" office:value="1.327">
            <text:p>1.327</text:p>
          </table:table-cell>
        </table:table-row>
        <table:table-row table:style-name="ro1">
          <table:table-cell office:value-type="float" office:value="1396637995.038">
            <text:p>1396637995.038</text:p>
          </table:table-cell>
          <table:table-cell office:value-type="float" office:value="31.292">
            <text:p>31.292</text:p>
          </table:table-cell>
          <table:table-cell office:value-type="float" office:value="1.37019">
            <text:p>1.37019</text:p>
          </table:table-cell>
          <table:table-cell office:value-type="float" office:value="1.37035">
            <text:p>1.37035</text:p>
          </table:table-cell>
          <table:table-cell office:value-type="float" office:value="115.253">
            <text:p>115.253</text:p>
          </table:table-cell>
          <table:table-cell office:value-type="float" office:value="1.37019">
            <text:p>1.37019</text:p>
          </table:table-cell>
          <table:table-cell office:value-type="float" office:value="1.37035">
            <text:p>1.37035</text:p>
          </table:table-cell>
          <table:table-cell/>
          <table:table-cell table:formula="of:=[.E1077]/[.B1077]" office:value-type="float" office:value="3.68314585197495">
            <text:p>3.683145852</text:p>
          </table:table-cell>
          <table:table-cell table:formula="of:=[.E1077]-[.B1077]" office:value-type="float" office:value="83.961">
            <text:p>83.961</text:p>
          </table:table-cell>
        </table:table-row>
        <table:table-row table:style-name="ro1">
          <table:table-cell office:value-type="float" office:value="1396637995.065">
            <text:p>1396637995.065</text:p>
          </table:table-cell>
          <table:table-cell office:value-type="float" office:value="21.356">
            <text:p>21.356</text:p>
          </table:table-cell>
          <table:table-cell office:value-type="float" office:value="1.37019">
            <text:p>1.37019</text:p>
          </table:table-cell>
          <table:table-cell office:value-type="float" office:value="1.37037">
            <text:p>1.37037</text:p>
          </table:table-cell>
          <table:table-cell office:value-type="float" office:value="91.916">
            <text:p>91.916</text:p>
          </table:table-cell>
          <table:table-cell office:value-type="float" office:value="1.37019">
            <text:p>1.37019</text:p>
          </table:table-cell>
          <table:table-cell office:value-type="float" office:value="1.37037">
            <text:p>1.37037</text:p>
          </table:table-cell>
          <table:table-cell/>
          <table:table-cell table:formula="of:=[.E1078]/[.B1078]" office:value-type="float" office:value="4.30398951114441">
            <text:p>4.3039895111</text:p>
          </table:table-cell>
          <table:table-cell table:formula="of:=[.E1078]-[.B1078]" office:value-type="float" office:value="70.56">
            <text:p>70.56</text:p>
          </table:table-cell>
        </table:table-row>
        <table:table-row table:style-name="ro1">
          <table:table-cell office:value-type="float" office:value="1396637995.127">
            <text:p>1396637995.127</text:p>
          </table:table-cell>
          <table:table-cell office:value-type="float" office:value="17.215">
            <text:p>17.215</text:p>
          </table:table-cell>
          <table:table-cell office:value-type="float" office:value="1.37022">
            <text:p>1.37022</text:p>
          </table:table-cell>
          <table:table-cell office:value-type="float" office:value="1.3704">
            <text:p>1.3704</text:p>
          </table:table-cell>
          <table:table-cell office:value-type="float" office:value="124.61">
            <text:p>124.61</text:p>
          </table:table-cell>
          <table:table-cell office:value-type="float" office:value="1.37022">
            <text:p>1.37022</text:p>
          </table:table-cell>
          <table:table-cell office:value-type="float" office:value="1.3704">
            <text:p>1.3704</text:p>
          </table:table-cell>
          <table:table-cell/>
          <table:table-cell table:formula="of:=[.E1079]/[.B1079]" office:value-type="float" office:value="7.23845483589893">
            <text:p>7.2384548359</text:p>
          </table:table-cell>
          <table:table-cell table:formula="of:=[.E1079]-[.B1079]" office:value-type="float" office:value="107.395">
            <text:p>107.395</text:p>
          </table:table-cell>
        </table:table-row>
        <table:table-row table:style-name="ro1">
          <table:table-cell office:value-type="float" office:value="1396637995.172">
            <text:p>1396637995.172</text:p>
          </table:table-cell>
          <table:table-cell office:value-type="float" office:value="13.7">
            <text:p>13.7</text:p>
          </table:table-cell>
          <table:table-cell office:value-type="float" office:value="1.37024">
            <text:p>1.37024</text:p>
          </table:table-cell>
          <table:table-cell office:value-type="float" office:value="1.37041">
            <text:p>1.37041</text:p>
          </table:table-cell>
          <table:table-cell office:value-type="float" office:value="81">
            <text:p>81</text:p>
          </table:table-cell>
          <table:table-cell office:value-type="float" office:value="1.37024">
            <text:p>1.37024</text:p>
          </table:table-cell>
          <table:table-cell office:value-type="float" office:value="1.37041">
            <text:p>1.37041</text:p>
          </table:table-cell>
          <table:table-cell/>
          <table:table-cell table:formula="of:=[.E1080]/[.B1080]" office:value-type="float" office:value="5.91240875912409">
            <text:p>5.9124087591</text:p>
          </table:table-cell>
          <table:table-cell table:formula="of:=[.E1080]-[.B1080]" office:value-type="float" office:value="67.3">
            <text:p>67.3</text:p>
          </table:table-cell>
        </table:table-row>
        <table:table-row table:style-name="ro1">
          <table:table-cell office:value-type="float" office:value="1396637995.315">
            <text:p>1396637995.315</text:p>
          </table:table-cell>
          <table:table-cell office:value-type="float" office:value="442.938">
            <text:p>442.938</text:p>
          </table:table-cell>
          <table:table-cell office:value-type="float" office:value="1.37025">
            <text:p>1.37025</text:p>
          </table:table-cell>
          <table:table-cell office:value-type="float" office:value="1.37041">
            <text:p>1.37041</text:p>
          </table:table-cell>
          <table:table-cell office:value-type="float" office:value="934.256">
            <text:p>934.256</text:p>
          </table:table-cell>
          <table:table-cell office:value-type="float" office:value="1.37025">
            <text:p>1.37025</text:p>
          </table:table-cell>
          <table:table-cell office:value-type="float" office:value="1.37041">
            <text:p>1.37041</text:p>
          </table:table-cell>
          <table:table-cell/>
          <table:table-cell table:formula="of:=[.E1081]/[.B1081]" office:value-type="float" office:value="2.10922521887939">
            <text:p>2.1092252189</text:p>
          </table:table-cell>
          <table:table-cell table:formula="of:=[.E1081]-[.B1081]" office:value-type="float" office:value="491.318">
            <text:p>491.318</text:p>
          </table:table-cell>
        </table:table-row>
        <table:table-row table:style-name="ro1">
          <table:table-cell office:value-type="float" office:value="1396637995.676">
            <text:p>1396637995.676</text:p>
          </table:table-cell>
          <table:table-cell office:value-type="float" office:value="101">
            <text:p>101</text:p>
          </table:table-cell>
          <table:table-cell office:value-type="float" office:value="1.37024">
            <text:p>1.37024</text:p>
          </table:table-cell>
          <table:table-cell office:value-type="float" office:value="1.37039">
            <text:p>1.37039</text:p>
          </table:table-cell>
          <table:table-cell office:value-type="float" office:value="581.156">
            <text:p>581.156</text:p>
          </table:table-cell>
          <table:table-cell office:value-type="float" office:value="1.37024">
            <text:p>1.37024</text:p>
          </table:table-cell>
          <table:table-cell office:value-type="float" office:value="1.37039">
            <text:p>1.37039</text:p>
          </table:table-cell>
          <table:table-cell/>
          <table:table-cell table:formula="of:=[.E1082]/[.B1082]" office:value-type="float" office:value="5.7540198019802">
            <text:p>5.754019802</text:p>
          </table:table-cell>
          <table:table-cell table:formula="of:=[.E1082]-[.B1082]" office:value-type="float" office:value="480.156">
            <text:p>480.156</text:p>
          </table:table-cell>
        </table:table-row>
        <table:table-row table:style-name="ro1">
          <table:table-cell office:value-type="float" office:value="1396637995.786">
            <text:p>1396637995.786</text:p>
          </table:table-cell>
          <table:table-cell office:value-type="float" office:value="18.253">
            <text:p>18.253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 office:value-type="float" office:value="473.054">
            <text:p>473.054</text:p>
          </table:table-cell>
          <table:table-cell office:value-type="float" office:value="1.37024">
            <text:p>1.37024</text:p>
          </table:table-cell>
          <table:table-cell office:value-type="float" office:value="1.37038">
            <text:p>1.37038</text:p>
          </table:table-cell>
          <table:table-cell/>
          <table:table-cell table:formula="of:=[.E1083]/[.B1083]" office:value-type="float" office:value="25.9165068755821">
            <text:p>25.9165068756</text:p>
          </table:table-cell>
          <table:table-cell table:formula="of:=[.E1083]-[.B1083]" office:value-type="float" office:value="454.801">
            <text:p>454.801</text:p>
          </table:table-cell>
        </table:table-row>
        <table:table-row table:style-name="ro1">
          <table:table-cell office:value-type="float" office:value="1396637996.234">
            <text:p>1396637996.234</text:p>
          </table:table-cell>
          <table:table-cell office:value-type="float" office:value="29.788">
            <text:p>29.788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 office:value-type="float" office:value="66.021">
            <text:p>66.021</text:p>
          </table:table-cell>
          <table:table-cell office:value-type="float" office:value="1.3702">
            <text:p>1.3702</text:p>
          </table:table-cell>
          <table:table-cell office:value-type="float" office:value="1.37032">
            <text:p>1.37032</text:p>
          </table:table-cell>
          <table:table-cell/>
          <table:table-cell table:formula="of:=[.E1084]/[.B1084]" office:value-type="float" office:value="2.21636229354102">
            <text:p>2.2163622935</text:p>
          </table:table-cell>
          <table:table-cell table:formula="of:=[.E1084]-[.B1084]" office:value-type="float" office:value="36.233">
            <text:p>36.233</text:p>
          </table:table-cell>
        </table:table-row>
        <table:table-row table:style-name="ro1">
          <table:table-cell office:value-type="float" office:value="1396637996.413">
            <text:p>1396637996.413</text:p>
          </table:table-cell>
          <table:table-cell office:value-type="float" office:value="12.674">
            <text:p>12.674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 office:value-type="float" office:value="13.22">
            <text:p>13.22</text:p>
          </table:table-cell>
          <table:table-cell office:value-type="float" office:value="1.3702">
            <text:p>1.3702</text:p>
          </table:table-cell>
          <table:table-cell office:value-type="float" office:value="1.37031">
            <text:p>1.37031</text:p>
          </table:table-cell>
          <table:table-cell/>
          <table:table-cell table:formula="of:=[.E1085]/[.B1085]" office:value-type="float" office:value="1.04308032191889">
            <text:p>1.0430803219</text:p>
          </table:table-cell>
          <table:table-cell table:formula="of:=[.E1085]-[.B1085]" office:value-type="float" office:value="0.546000000000001">
            <text:p>0.546</text:p>
          </table:table-cell>
        </table:table-row>
        <table:table-row table:style-name="ro1">
          <table:table-cell office:value-type="float" office:value="1396637996.997">
            <text:p>1396637996.997</text:p>
          </table:table-cell>
          <table:table-cell office:value-type="float" office:value="12.868">
            <text:p>12.868</text:p>
          </table:table-cell>
          <table:table-cell office:value-type="float" office:value="1.37021">
            <text:p>1.37021</text:p>
          </table:table-cell>
          <table:table-cell office:value-type="float" office:value="1.37029">
            <text:p>1.37029</text:p>
          </table:table-cell>
          <table:table-cell office:value-type="float" office:value="13.578">
            <text:p>13.578</text:p>
          </table:table-cell>
          <table:table-cell office:value-type="float" office:value="1.37021">
            <text:p>1.37021</text:p>
          </table:table-cell>
          <table:table-cell office:value-type="float" office:value="1.37029">
            <text:p>1.37029</text:p>
          </table:table-cell>
          <table:table-cell/>
          <table:table-cell table:formula="of:=[.E1086]/[.B1086]" office:value-type="float" office:value="1.05517562946845">
            <text:p>1.0551756295</text:p>
          </table:table-cell>
          <table:table-cell table:formula="of:=[.E1086]-[.B1086]" office:value-type="float" office:value="0.709999999999999">
            <text:p>0.71</text:p>
          </table:table-cell>
        </table:table-row>
        <table:table-row table:style-name="ro1">
          <table:table-cell office:value-type="float" office:value="1396637998.088">
            <text:p>1396637998.088</text:p>
          </table:table-cell>
          <table:table-cell office:value-type="float" office:value="14.084">
            <text:p>14.084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5.281">
            <text:p>15.281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087]/[.B1087]" office:value-type="float" office:value="1.08499005964215">
            <text:p>1.0849900596</text:p>
          </table:table-cell>
          <table:table-cell table:formula="of:=[.E1087]-[.B1087]" office:value-type="float" office:value="1.197">
            <text:p>1.197</text:p>
          </table:table-cell>
        </table:table-row>
        <table:table-row table:style-name="ro1">
          <table:table-cell office:value-type="float" office:value="1396637998.126">
            <text:p>1396637998.126</text:p>
          </table:table-cell>
          <table:table-cell office:value-type="float" office:value="17.087">
            <text:p>17.08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76.16">
            <text:p>76.16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088]/[.B1088]" office:value-type="float" office:value="4.45718967636215">
            <text:p>4.4571896764</text:p>
          </table:table-cell>
          <table:table-cell table:formula="of:=[.E1088]-[.B1088]" office:value-type="float" office:value="59.073">
            <text:p>59.073</text:p>
          </table:table-cell>
        </table:table-row>
        <table:table-row table:style-name="ro1">
          <table:table-cell office:value-type="float" office:value="1396637998.345">
            <text:p>1396637998.345</text:p>
          </table:table-cell>
          <table:table-cell office:value-type="float" office:value="12.948">
            <text:p>12.948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 office:value-type="float" office:value="14.027">
            <text:p>14.027</text:p>
          </table:table-cell>
          <table:table-cell office:value-type="float" office:value="1.37018">
            <text:p>1.37018</text:p>
          </table:table-cell>
          <table:table-cell office:value-type="float" office:value="1.37029">
            <text:p>1.37029</text:p>
          </table:table-cell>
          <table:table-cell/>
          <table:table-cell table:formula="of:=[.E1089]/[.B1089]" office:value-type="float" office:value="1.08333333333333">
            <text:p>1.0833333333</text:p>
          </table:table-cell>
          <table:table-cell table:formula="of:=[.E1089]-[.B1089]" office:value-type="float" office:value="1.079">
            <text:p>1.079</text:p>
          </table:table-cell>
        </table:table-row>
        <table:table-row table:style-name="ro1">
          <table:table-cell office:value-type="float" office:value="1396637998.465">
            <text:p>1396637998.465</text:p>
          </table:table-cell>
          <table:table-cell office:value-type="float" office:value="13.132">
            <text:p>13.132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3.747">
            <text:p>13.747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90]/[.B1090]" office:value-type="float" office:value="1.0468321657021">
            <text:p>1.0468321657</text:p>
          </table:table-cell>
          <table:table-cell table:formula="of:=[.E1090]-[.B1090]" office:value-type="float" office:value="0.615">
            <text:p>0.615</text:p>
          </table:table-cell>
        </table:table-row>
        <table:table-row table:style-name="ro1">
          <table:table-cell office:value-type="float" office:value="1396637998.712">
            <text:p>1396637998.712</text:p>
          </table:table-cell>
          <table:table-cell office:value-type="float" office:value="13.588">
            <text:p>13.588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5.372">
            <text:p>15.372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091]/[.B1091]" office:value-type="float" office:value="1.13129231675007">
            <text:p>1.1312923168</text:p>
          </table:table-cell>
          <table:table-cell table:formula="of:=[.E1091]-[.B1091]" office:value-type="float" office:value="1.784">
            <text:p>1.784</text:p>
          </table:table-cell>
        </table:table-row>
        <table:table-row table:style-name="ro1">
          <table:table-cell office:value-type="float" office:value="1396637998.717">
            <text:p>1396637998.717</text:p>
          </table:table-cell>
          <table:table-cell office:value-type="float" office:value="25.008">
            <text:p>25.008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11.773">
            <text:p>111.773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92]/[.B1092]" office:value-type="float" office:value="4.46948976327575">
            <text:p>4.4694897633</text:p>
          </table:table-cell>
          <table:table-cell table:formula="of:=[.E1092]-[.B1092]" office:value-type="float" office:value="86.765">
            <text:p>86.765</text:p>
          </table:table-cell>
        </table:table-row>
        <table:table-row table:style-name="ro1">
          <table:table-cell office:value-type="float" office:value="1396637999.078">
            <text:p>1396637999.078</text:p>
          </table:table-cell>
          <table:table-cell office:value-type="float" office:value="13.217">
            <text:p>13.217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4.629">
            <text:p>14.62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093]/[.B1093]" office:value-type="float" office:value="1.10683211016116">
            <text:p>1.1068321102</text:p>
          </table:table-cell>
          <table:table-cell table:formula="of:=[.E1093]-[.B1093]" office:value-type="float" office:value="1.412">
            <text:p>1.412</text:p>
          </table:table-cell>
        </table:table-row>
        <table:table-row table:style-name="ro1">
          <table:table-cell office:value-type="float" office:value="1396637999.525">
            <text:p>1396637999.525</text:p>
          </table:table-cell>
          <table:table-cell office:value-type="float" office:value="12.533">
            <text:p>12.533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3.535">
            <text:p>13.535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94]/[.B1094]" office:value-type="float" office:value="1.0799489348121">
            <text:p>1.0799489348</text:p>
          </table:table-cell>
          <table:table-cell table:formula="of:=[.E1094]-[.B1094]" office:value-type="float" office:value="1.002">
            <text:p>1.002</text:p>
          </table:table-cell>
        </table:table-row>
        <table:table-row table:style-name="ro1">
          <table:table-cell office:value-type="float" office:value="1396637999.691">
            <text:p>1396637999.691</text:p>
          </table:table-cell>
          <table:table-cell office:value-type="float" office:value="12.599">
            <text:p>12.59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13.555">
            <text:p>13.555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095]/[.B1095]" office:value-type="float" office:value="1.07587903801889">
            <text:p>1.075879038</text:p>
          </table:table-cell>
          <table:table-cell table:formula="of:=[.E1095]-[.B1095]" office:value-type="float" office:value="0.956">
            <text:p>0.956</text:p>
          </table:table-cell>
        </table:table-row>
        <table:table-row table:style-name="ro1">
          <table:table-cell office:value-type="float" office:value="1396637999.813">
            <text:p>1396637999.813</text:p>
          </table:table-cell>
          <table:table-cell office:value-type="float" office:value="20.095">
            <text:p>20.095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94.828">
            <text:p>94.828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096]/[.B1096]" office:value-type="float" office:value="4.71898482209505">
            <text:p>4.7189848221</text:p>
          </table:table-cell>
          <table:table-cell table:formula="of:=[.E1096]-[.B1096]" office:value-type="float" office:value="74.733">
            <text:p>74.733</text:p>
          </table:table-cell>
        </table:table-row>
        <table:table-row table:style-name="ro1">
          <table:table-cell office:value-type="float" office:value="1396637999.994">
            <text:p>1396637999.994</text:p>
          </table:table-cell>
          <table:table-cell office:value-type="float" office:value="13.108">
            <text:p>13.108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 office:value-type="float" office:value="14.339">
            <text:p>14.339</text:p>
          </table:table-cell>
          <table:table-cell office:value-type="float" office:value="1.37019">
            <text:p>1.37019</text:p>
          </table:table-cell>
          <table:table-cell office:value-type="float" office:value="1.37031">
            <text:p>1.37031</text:p>
          </table:table-cell>
          <table:table-cell/>
          <table:table-cell table:formula="of:=[.E1097]/[.B1097]" office:value-type="float" office:value="1.09391211473909">
            <text:p>1.0939121147</text:p>
          </table:table-cell>
          <table:table-cell table:formula="of:=[.E1097]-[.B1097]" office:value-type="float" office:value="1.231">
            <text:p>1.231</text:p>
          </table:table-cell>
        </table:table-row>
        <table:table-row table:style-name="ro1">
          <table:table-cell office:value-type="float" office:value="1396638000.104">
            <text:p>1396638000.104</text:p>
          </table:table-cell>
          <table:table-cell office:value-type="float" office:value="12.942">
            <text:p>12.942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3.518">
            <text:p>13.518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098]/[.B1098]" office:value-type="float" office:value="1.04450625869263">
            <text:p>1.0445062587</text:p>
          </table:table-cell>
          <table:table-cell table:formula="of:=[.E1098]-[.B1098]" office:value-type="float" office:value="0.576000000000001">
            <text:p>0.576</text:p>
          </table:table-cell>
        </table:table-row>
        <table:table-row table:style-name="ro1">
          <table:table-cell office:value-type="float" office:value="1396638000.107">
            <text:p>1396638000.107</text:p>
          </table:table-cell>
          <table:table-cell office:value-type="float" office:value="26.242">
            <text:p>26.242</text:p>
          </table:table-cell>
          <table:table-cell office:value-type="float" office:value="1.37015">
            <text:p>1.37015</text:p>
          </table:table-cell>
          <table:table-cell office:value-type="float" office:value="1.3703">
            <text:p>1.3703</text:p>
          </table:table-cell>
          <table:table-cell office:value-type="float" office:value="111.551">
            <text:p>111.551</text:p>
          </table:table-cell>
          <table:table-cell office:value-type="float" office:value="1.37015">
            <text:p>1.37015</text:p>
          </table:table-cell>
          <table:table-cell office:value-type="float" office:value="1.3703">
            <text:p>1.3703</text:p>
          </table:table-cell>
          <table:table-cell/>
          <table:table-cell table:formula="of:=[.E1099]/[.B1099]" office:value-type="float" office:value="4.25085740416127">
            <text:p>4.2508574042</text:p>
          </table:table-cell>
          <table:table-cell table:formula="of:=[.E1099]-[.B1099]" office:value-type="float" office:value="85.309">
            <text:p>85.309</text:p>
          </table:table-cell>
        </table:table-row>
        <table:table-row table:style-name="ro1">
          <table:table-cell office:value-type="float" office:value="1396638000.133">
            <text:p>1396638000.133</text:p>
          </table:table-cell>
          <table:table-cell office:value-type="float" office:value="16.37">
            <text:p>16.37</text:p>
          </table:table-cell>
          <table:table-cell office:value-type="float" office:value="1.37013">
            <text:p>1.37013</text:p>
          </table:table-cell>
          <table:table-cell office:value-type="float" office:value="1.37028">
            <text:p>1.37028</text:p>
          </table:table-cell>
          <table:table-cell office:value-type="float" office:value="87.847">
            <text:p>87.847</text:p>
          </table:table-cell>
          <table:table-cell office:value-type="float" office:value="1.37013">
            <text:p>1.37013</text:p>
          </table:table-cell>
          <table:table-cell office:value-type="float" office:value="1.37028">
            <text:p>1.37028</text:p>
          </table:table-cell>
          <table:table-cell/>
          <table:table-cell table:formula="of:=[.E1100]/[.B1100]" office:value-type="float" office:value="5.36634086744044">
            <text:p>5.3663408674</text:p>
          </table:table-cell>
          <table:table-cell table:formula="of:=[.E1100]-[.B1100]" office:value-type="float" office:value="71.477">
            <text:p>71.477</text:p>
          </table:table-cell>
        </table:table-row>
        <table:table-row table:style-name="ro1">
          <table:table-cell office:value-type="float" office:value="1396638000.186">
            <text:p>1396638000.186</text:p>
          </table:table-cell>
          <table:table-cell office:value-type="float" office:value="13.495">
            <text:p>13.495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33.525">
            <text:p>133.525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1101]/[.B1101]" office:value-type="float" office:value="9.89440533530938">
            <text:p>9.8944053353</text:p>
          </table:table-cell>
          <table:table-cell table:formula="of:=[.E1101]-[.B1101]" office:value-type="float" office:value="120.03">
            <text:p>120.03</text:p>
          </table:table-cell>
        </table:table-row>
        <table:table-row table:style-name="ro1">
          <table:table-cell office:value-type="float" office:value="1396638000.291">
            <text:p>1396638000.291</text:p>
          </table:table-cell>
          <table:table-cell office:value-type="float" office:value="16.727">
            <text:p>16.727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31.05">
            <text:p>31.05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1102]/[.B1102]" office:value-type="float" office:value="1.85628026543911">
            <text:p>1.8562802654</text:p>
          </table:table-cell>
          <table:table-cell table:formula="of:=[.E1102]-[.B1102]" office:value-type="float" office:value="14.323">
            <text:p>14.323</text:p>
          </table:table-cell>
        </table:table-row>
        <table:table-row table:style-name="ro1">
          <table:table-cell office:value-type="float" office:value="1396638000.385">
            <text:p>1396638000.385</text:p>
          </table:table-cell>
          <table:table-cell office:value-type="float" office:value="17.915">
            <text:p>17.915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33.863">
            <text:p>33.86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1103]/[.B1103]" office:value-type="float" office:value="1.89020373988278">
            <text:p>1.8902037399</text:p>
          </table:table-cell>
          <table:table-cell table:formula="of:=[.E1103]-[.B1103]" office:value-type="float" office:value="15.948">
            <text:p>15.948</text:p>
          </table:table-cell>
        </table:table-row>
        <table:table-row table:style-name="ro1">
          <table:table-cell office:value-type="float" office:value="1396638000.655">
            <text:p>1396638000.655</text:p>
          </table:table-cell>
          <table:table-cell office:value-type="float" office:value="13.17">
            <text:p>13.17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4.365">
            <text:p>14.365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1104]/[.B1104]" office:value-type="float" office:value="1.09073652239939">
            <text:p>1.0907365224</text:p>
          </table:table-cell>
          <table:table-cell table:formula="of:=[.E1104]-[.B1104]" office:value-type="float" office:value="1.195">
            <text:p>1.195</text:p>
          </table:table-cell>
        </table:table-row>
        <table:table-row table:style-name="ro1">
          <table:table-cell office:value-type="float" office:value="1396638000.925">
            <text:p>1396638000.925</text:p>
          </table:table-cell>
          <table:table-cell office:value-type="float" office:value="15.647">
            <text:p>15.647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 office:value-type="float" office:value="16.93">
            <text:p>16.93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/>
          <table:table-cell table:formula="of:=[.E1105]/[.B1105]" office:value-type="float" office:value="1.08199654885921">
            <text:p>1.0819965489</text:p>
          </table:table-cell>
          <table:table-cell table:formula="of:=[.E1105]-[.B1105]" office:value-type="float" office:value="1.283">
            <text:p>1.283</text:p>
          </table:table-cell>
        </table:table-row>
        <table:table-row table:style-name="ro1">
          <table:table-cell office:value-type="float" office:value="1396638000.929">
            <text:p>1396638000.929</text:p>
          </table:table-cell>
          <table:table-cell office:value-type="float" office:value="45.648">
            <text:p>45.648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 office:value-type="float" office:value="110.191">
            <text:p>110.191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/>
          <table:table-cell table:formula="of:=[.E1106]/[.B1106]" office:value-type="float" office:value="2.41392832106554">
            <text:p>2.4139283211</text:p>
          </table:table-cell>
          <table:table-cell table:formula="of:=[.E1106]-[.B1106]" office:value-type="float" office:value="64.543">
            <text:p>64.543</text:p>
          </table:table-cell>
        </table:table-row>
        <table:table-row table:style-name="ro1">
          <table:table-cell office:value-type="float" office:value="1396638001.692">
            <text:p>1396638001.692</text:p>
          </table:table-cell>
          <table:table-cell office:value-type="float" office:value="13.158">
            <text:p>13.158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 office:value-type="float" office:value="13.976">
            <text:p>13.976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/>
          <table:table-cell table:formula="of:=[.E1107]/[.B1107]" office:value-type="float" office:value="1.06216750265998">
            <text:p>1.0621675027</text:p>
          </table:table-cell>
          <table:table-cell table:formula="of:=[.E1107]-[.B1107]" office:value-type="float" office:value="0.818">
            <text:p>0.818</text:p>
          </table:table-cell>
        </table:table-row>
        <table:table-row table:style-name="ro1">
          <table:table-cell office:value-type="float" office:value="1396638001.714">
            <text:p>1396638001.714</text:p>
          </table:table-cell>
          <table:table-cell office:value-type="float" office:value="13.812">
            <text:p>13.812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 office:value-type="float" office:value="93.326">
            <text:p>93.326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/>
          <table:table-cell table:formula="of:=[.E1108]/[.B1108]" office:value-type="float" office:value="6.75687807703446">
            <text:p>6.756878077</text:p>
          </table:table-cell>
          <table:table-cell table:formula="of:=[.E1108]-[.B1108]" office:value-type="float" office:value="79.514">
            <text:p>79.514</text:p>
          </table:table-cell>
        </table:table-row>
        <table:table-row table:style-name="ro1">
          <table:table-cell office:value-type="float" office:value="1396638001.755">
            <text:p>1396638001.755</text:p>
          </table:table-cell>
          <table:table-cell office:value-type="float" office:value="13.201">
            <text:p>13.201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153.906">
            <text:p>153.906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1109]/[.B1109]" office:value-type="float" office:value="11.6586622225589">
            <text:p>11.6586622226</text:p>
          </table:table-cell>
          <table:table-cell table:formula="of:=[.E1109]-[.B1109]" office:value-type="float" office:value="140.705">
            <text:p>140.705</text:p>
          </table:table-cell>
        </table:table-row>
        <table:table-row table:style-name="ro1">
          <table:table-cell office:value-type="float" office:value="1396638001.876">
            <text:p>1396638001.876</text:p>
          </table:table-cell>
          <table:table-cell office:value-type="float" office:value="14.422">
            <text:p>14.422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34.937">
            <text:p>34.937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1110]/[.B1110]" office:value-type="float" office:value="2.42247954513937">
            <text:p>2.4224795451</text:p>
          </table:table-cell>
          <table:table-cell table:formula="of:=[.E1110]-[.B1110]" office:value-type="float" office:value="20.515">
            <text:p>20.515</text:p>
          </table:table-cell>
        </table:table-row>
        <table:table-row table:style-name="ro1">
          <table:table-cell office:value-type="float" office:value="1396638001.898">
            <text:p>1396638001.898</text:p>
          </table:table-cell>
          <table:table-cell office:value-type="float" office:value="21.526">
            <text:p>21.526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 office:value-type="float" office:value="1224.271">
            <text:p>1224.271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/>
          <table:table-cell table:formula="of:=[.E1111]/[.B1111]" office:value-type="float" office:value="56.8740592771532">
            <text:p>56.8740592772</text:p>
          </table:table-cell>
          <table:table-cell table:formula="of:=[.E1111]-[.B1111]" office:value-type="float" office:value="1202.745">
            <text:p>1202.745</text:p>
          </table:table-cell>
        </table:table-row>
        <table:table-row table:style-name="ro1">
          <table:table-cell office:value-type="float" office:value="1396638002.267">
            <text:p>1396638002.267</text:p>
          </table:table-cell>
          <table:table-cell office:value-type="float" office:value="13.083">
            <text:p>13.083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 office:value-type="float" office:value="858.429">
            <text:p>858.429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/>
          <table:table-cell table:formula="of:=[.E1112]/[.B1112]" office:value-type="float" office:value="65.614079339601">
            <text:p>65.6140793396</text:p>
          </table:table-cell>
          <table:table-cell table:formula="of:=[.E1112]-[.B1112]" office:value-type="float" office:value="845.346">
            <text:p>845.346</text:p>
          </table:table-cell>
        </table:table-row>
        <table:table-row table:style-name="ro1">
          <table:table-cell office:value-type="float" office:value="1396638002.613">
            <text:p>1396638002.613</text:p>
          </table:table-cell>
          <table:table-cell office:value-type="float" office:value="13.749">
            <text:p>13.749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 office:value-type="float" office:value="514.227">
            <text:p>514.227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/>
          <table:table-cell table:formula="of:=[.E1113]/[.B1113]" office:value-type="float" office:value="37.4010473488981">
            <text:p>37.4010473489</text:p>
          </table:table-cell>
          <table:table-cell table:formula="of:=[.E1113]-[.B1113]" office:value-type="float" office:value="500.478">
            <text:p>500.478</text:p>
          </table:table-cell>
        </table:table-row>
        <table:table-row table:style-name="ro1">
          <table:table-cell office:value-type="float" office:value="1396638002.721">
            <text:p>1396638002.721</text:p>
          </table:table-cell>
          <table:table-cell office:value-type="float" office:value="13.267">
            <text:p>13.267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 office:value-type="float" office:value="408.316">
            <text:p>408.316</text:p>
          </table:table-cell>
          <table:table-cell office:value-type="float" office:value="1.37012">
            <text:p>1.37012</text:p>
          </table:table-cell>
          <table:table-cell office:value-type="float" office:value="1.37021">
            <text:p>1.37021</text:p>
          </table:table-cell>
          <table:table-cell/>
          <table:table-cell table:formula="of:=[.E1114]/[.B1114]" office:value-type="float" office:value="30.7768146528982">
            <text:p>30.7768146529</text:p>
          </table:table-cell>
          <table:table-cell table:formula="of:=[.E1114]-[.B1114]" office:value-type="float" office:value="395.049">
            <text:p>395.049</text:p>
          </table:table-cell>
        </table:table-row>
        <table:table-row table:style-name="ro1">
          <table:table-cell office:value-type="float" office:value="1396638002.815">
            <text:p>1396638002.815</text:p>
          </table:table-cell>
          <table:table-cell office:value-type="float" office:value="15.318">
            <text:p>15.318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  <table:table-cell office:value-type="float" office:value="315.444">
            <text:p>315.444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  <table:table-cell/>
          <table:table-cell table:formula="of:=[.E1115]/[.B1115]" office:value-type="float" office:value="20.5930278104191">
            <text:p>20.5930278104</text:p>
          </table:table-cell>
          <table:table-cell table:formula="of:=[.E1115]-[.B1115]" office:value-type="float" office:value="300.126">
            <text:p>300.126</text:p>
          </table:table-cell>
        </table:table-row>
        <table:table-row table:style-name="ro1">
          <table:table-cell office:value-type="float" office:value="1396638002.929">
            <text:p>1396638002.929</text:p>
          </table:table-cell>
          <table:table-cell office:value-type="float" office:value="13.514">
            <text:p>13.514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203.786">
            <text:p>203.786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1116]/[.B1116]" office:value-type="float" office:value="15.0796211336392">
            <text:p>15.0796211336</text:p>
          </table:table-cell>
          <table:table-cell table:formula="of:=[.E1116]-[.B1116]" office:value-type="float" office:value="190.272">
            <text:p>190.272</text:p>
          </table:table-cell>
        </table:table-row>
        <table:table-row table:style-name="ro1">
          <table:table-cell office:value-type="float" office:value="1396638003.073">
            <text:p>1396638003.073</text:p>
          </table:table-cell>
          <table:table-cell office:value-type="float" office:value="14.175">
            <text:p>14.175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62.089">
            <text:p>62.089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1117]/[.B1117]" office:value-type="float" office:value="4.38017636684303">
            <text:p>4.3801763668</text:p>
          </table:table-cell>
          <table:table-cell table:formula="of:=[.E1117]-[.B1117]" office:value-type="float" office:value="47.914">
            <text:p>47.914</text:p>
          </table:table-cell>
        </table:table-row>
        <table:table-row table:style-name="ro1">
          <table:table-cell office:value-type="float" office:value="1396638003.654">
            <text:p>1396638003.654</text:p>
          </table:table-cell>
          <table:table-cell office:value-type="float" office:value="12.503">
            <text:p>12.503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 office:value-type="float" office:value="13.742">
            <text:p>13.742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/>
          <table:table-cell table:formula="of:=[.E1118]/[.B1118]" office:value-type="float" office:value="1.09909621690794">
            <text:p>1.0990962169</text:p>
          </table:table-cell>
          <table:table-cell table:formula="of:=[.E1118]-[.B1118]" office:value-type="float" office:value="1.239">
            <text:p>1.239</text:p>
          </table:table-cell>
        </table:table-row>
        <table:table-row table:style-name="ro1">
          <table:table-cell office:value-type="float" office:value="1396638003.811">
            <text:p>1396638003.811</text:p>
          </table:table-cell>
          <table:table-cell office:value-type="float" office:value="13.299">
            <text:p>13.299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 office:value-type="float" office:value="14.968">
            <text:p>14.968</text:p>
          </table:table-cell>
          <table:table-cell office:value-type="float" office:value="1.37011">
            <text:p>1.37011</text:p>
          </table:table-cell>
          <table:table-cell office:value-type="float" office:value="1.37025">
            <text:p>1.37025</text:p>
          </table:table-cell>
          <table:table-cell/>
          <table:table-cell table:formula="of:=[.E1119]/[.B1119]" office:value-type="float" office:value="1.12549815775622">
            <text:p>1.1254981578</text:p>
          </table:table-cell>
          <table:table-cell table:formula="of:=[.E1119]-[.B1119]" office:value-type="float" office:value="1.669">
            <text:p>1.669</text:p>
          </table:table-cell>
        </table:table-row>
        <table:table-row table:style-name="ro1">
          <table:table-cell office:value-type="float" office:value="1396638003.819">
            <text:p>1396638003.819</text:p>
          </table:table-cell>
          <table:table-cell office:value-type="float" office:value="22.223">
            <text:p>22.223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 office:value-type="float" office:value="630.968">
            <text:p>630.968</text:p>
          </table:table-cell>
          <table:table-cell office:value-type="float" office:value="1.37011">
            <text:p>1.37011</text:p>
          </table:table-cell>
          <table:table-cell office:value-type="float" office:value="1.37024">
            <text:p>1.37024</text:p>
          </table:table-cell>
          <table:table-cell/>
          <table:table-cell table:formula="of:=[.E1120]/[.B1120]" office:value-type="float" office:value="28.3925662601809">
            <text:p>28.3925662602</text:p>
          </table:table-cell>
          <table:table-cell table:formula="of:=[.E1120]-[.B1120]" office:value-type="float" office:value="608.745">
            <text:p>608.745</text:p>
          </table:table-cell>
        </table:table-row>
        <table:table-row table:style-name="ro1">
          <table:table-cell office:value-type="float" office:value="1396638004.03">
            <text:p>1396638004.03</text:p>
          </table:table-cell>
          <table:table-cell office:value-type="float" office:value="16.329">
            <text:p>16.329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 office:value-type="float" office:value="519.097">
            <text:p>519.097</text:p>
          </table:table-cell>
          <table:table-cell office:value-type="float" office:value="1.37012">
            <text:p>1.37012</text:p>
          </table:table-cell>
          <table:table-cell office:value-type="float" office:value="1.37023">
            <text:p>1.37023</text:p>
          </table:table-cell>
          <table:table-cell/>
          <table:table-cell table:formula="of:=[.E1121]/[.B1121]" office:value-type="float" office:value="31.7898830301917">
            <text:p>31.7898830302</text:p>
          </table:table-cell>
          <table:table-cell table:formula="of:=[.E1121]-[.B1121]" office:value-type="float" office:value="502.768">
            <text:p>502.768</text:p>
          </table:table-cell>
        </table:table-row>
        <table:table-row table:style-name="ro1">
          <table:table-cell office:value-type="float" office:value="1396638005.81">
            <text:p>1396638005.81</text:p>
          </table:table-cell>
          <table:table-cell office:value-type="float" office:value="17.128">
            <text:p>17.128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 office:value-type="float" office:value="18.13">
            <text:p>18.13</text:p>
          </table:table-cell>
          <table:table-cell office:value-type="float" office:value="1.37013">
            <text:p>1.37013</text:p>
          </table:table-cell>
          <table:table-cell office:value-type="float" office:value="1.37023">
            <text:p>1.37023</text:p>
          </table:table-cell>
          <table:table-cell/>
          <table:table-cell table:formula="of:=[.E1122]/[.B1122]" office:value-type="float" office:value="1.05850070060719">
            <text:p>1.0585007006</text:p>
          </table:table-cell>
          <table:table-cell table:formula="of:=[.E1122]-[.B1122]" office:value-type="float" office:value="1.002">
            <text:p>1.002</text:p>
          </table:table-cell>
        </table:table-row>
        <table:table-row table:style-name="ro1">
          <table:table-cell office:value-type="float" office:value="1396638011.318">
            <text:p>1396638011.318</text:p>
          </table:table-cell>
          <table:table-cell office:value-type="float" office:value="19.636">
            <text:p>19.636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 office:value-type="float" office:value="20.848">
            <text:p>20.848</text:p>
          </table:table-cell>
          <table:table-cell office:value-type="float" office:value="1.37015">
            <text:p>1.37015</text:p>
          </table:table-cell>
          <table:table-cell office:value-type="float" office:value="1.37025">
            <text:p>1.37025</text:p>
          </table:table-cell>
          <table:table-cell/>
          <table:table-cell table:formula="of:=[.E1123]/[.B1123]" office:value-type="float" office:value="1.0617233652475">
            <text:p>1.0617233652</text:p>
          </table:table-cell>
          <table:table-cell table:formula="of:=[.E1123]-[.B1123]" office:value-type="float" office:value="1.212">
            <text:p>1.212</text:p>
          </table:table-cell>
        </table:table-row>
        <table:table-row table:style-name="ro1">
          <table:table-cell office:value-type="float" office:value="1396638011.322">
            <text:p>1396638011.322</text:p>
          </table:table-cell>
          <table:table-cell office:value-type="float" office:value="33.527">
            <text:p>33.527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 office:value-type="float" office:value="111.919">
            <text:p>111.919</text:p>
          </table:table-cell>
          <table:table-cell office:value-type="float" office:value="1.37013">
            <text:p>1.37013</text:p>
          </table:table-cell>
          <table:table-cell office:value-type="float" office:value="1.37027">
            <text:p>1.37027</text:p>
          </table:table-cell>
          <table:table-cell/>
          <table:table-cell table:formula="of:=[.E1124]/[.B1124]" office:value-type="float" office:value="3.33817520207594">
            <text:p>3.3381752021</text:p>
          </table:table-cell>
          <table:table-cell table:formula="of:=[.E1124]-[.B1124]" office:value-type="float" office:value="78.392">
            <text:p>78.392</text:p>
          </table:table-cell>
        </table:table-row>
        <table:table-row table:style-name="ro1">
          <table:table-cell office:value-type="float" office:value="1396638011.413">
            <text:p>1396638011.413</text:p>
          </table:table-cell>
          <table:table-cell office:value-type="float" office:value="15.455">
            <text:p>15.455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 office:value-type="float" office:value="118.53">
            <text:p>118.53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/>
          <table:table-cell table:formula="of:=[.E1125]/[.B1125]" office:value-type="float" office:value="7.66936266580395">
            <text:p>7.6693626658</text:p>
          </table:table-cell>
          <table:table-cell table:formula="of:=[.E1125]-[.B1125]" office:value-type="float" office:value="103.075">
            <text:p>103.075</text:p>
          </table:table-cell>
        </table:table-row>
        <table:table-row table:style-name="ro1">
          <table:table-cell office:value-type="float" office:value="1396638011.697">
            <text:p>1396638011.697</text:p>
          </table:table-cell>
          <table:table-cell office:value-type="float" office:value="13.66">
            <text:p>13.66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 office:value-type="float" office:value="15.06">
            <text:p>15.06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/>
          <table:table-cell table:formula="of:=[.E1126]/[.B1126]" office:value-type="float" office:value="1.10248901903368">
            <text:p>1.102489019</text:p>
          </table:table-cell>
          <table:table-cell table:formula="of:=[.E1126]-[.B1126]" office:value-type="float" office:value="1.4">
            <text:p>1.4</text:p>
          </table:table-cell>
        </table:table-row>
        <table:table-row table:style-name="ro1">
          <table:table-cell office:value-type="float" office:value="1396638013.521">
            <text:p>1396638013.521</text:p>
          </table:table-cell>
          <table:table-cell office:value-type="float" office:value="20.76">
            <text:p>20.76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1213.912">
            <text:p>1213.912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1127]/[.B1127]" office:value-type="float" office:value="58.4736030828516">
            <text:p>58.4736030829</text:p>
          </table:table-cell>
          <table:table-cell table:formula="of:=[.E1127]-[.B1127]" office:value-type="float" office:value="1193.152">
            <text:p>1193.152</text:p>
          </table:table-cell>
        </table:table-row>
        <table:table-row table:style-name="ro1">
          <table:table-cell office:value-type="float" office:value="1396638013.532">
            <text:p>1396638013.532</text:p>
          </table:table-cell>
          <table:table-cell office:value-type="float" office:value="41.52">
            <text:p>41.52</text:p>
          </table:table-cell>
          <table:table-cell office:value-type="float" office:value="1.37015">
            <text:p>1.37015</text:p>
          </table:table-cell>
          <table:table-cell office:value-type="float" office:value="1.3703">
            <text:p>1.3703</text:p>
          </table:table-cell>
          <table:table-cell office:value-type="float" office:value="1220.003">
            <text:p>1220.003</text:p>
          </table:table-cell>
          <table:table-cell office:value-type="float" office:value="1.37015">
            <text:p>1.37015</text:p>
          </table:table-cell>
          <table:table-cell office:value-type="float" office:value="1.3703">
            <text:p>1.3703</text:p>
          </table:table-cell>
          <table:table-cell/>
          <table:table-cell table:formula="of:=[.E1128]/[.B1128]" office:value-type="float" office:value="29.3835019267823">
            <text:p>29.3835019268</text:p>
          </table:table-cell>
          <table:table-cell table:formula="of:=[.E1128]-[.B1128]" office:value-type="float" office:value="1178.483">
            <text:p>1178.483</text:p>
          </table:table-cell>
        </table:table-row>
        <table:table-row table:style-name="ro1">
          <table:table-cell office:value-type="float" office:value="1396638013.615">
            <text:p>1396638013.615</text:p>
          </table:table-cell>
          <table:table-cell office:value-type="float" office:value="17.285">
            <text:p>17.285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 office:value-type="float" office:value="1138.422">
            <text:p>1138.422</text:p>
          </table:table-cell>
          <table:table-cell office:value-type="float" office:value="1.37016">
            <text:p>1.37016</text:p>
          </table:table-cell>
          <table:table-cell office:value-type="float" office:value="1.3703">
            <text:p>1.3703</text:p>
          </table:table-cell>
          <table:table-cell/>
          <table:table-cell table:formula="of:=[.E1129]/[.B1129]" office:value-type="float" office:value="65.8618455308071">
            <text:p>65.8618455308</text:p>
          </table:table-cell>
          <table:table-cell table:formula="of:=[.E1129]-[.B1129]" office:value-type="float" office:value="1121.137">
            <text:p>1121.137</text:p>
          </table:table-cell>
        </table:table-row>
        <table:table-row table:style-name="ro1">
          <table:table-cell office:value-type="float" office:value="1396638013.715">
            <text:p>1396638013.715</text:p>
          </table:table-cell>
          <table:table-cell office:value-type="float" office:value="20.961">
            <text:p>20.961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040.957">
            <text:p>1040.957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1130]/[.B1130]" office:value-type="float" office:value="49.6616096560279">
            <text:p>49.661609656</text:p>
          </table:table-cell>
          <table:table-cell table:formula="of:=[.E1130]-[.B1130]" office:value-type="float" office:value="1019.996">
            <text:p>1019.996</text:p>
          </table:table-cell>
        </table:table-row>
        <table:table-row table:style-name="ro1">
          <table:table-cell office:value-type="float" office:value="1396638013.81">
            <text:p>1396638013.81</text:p>
          </table:table-cell>
          <table:table-cell office:value-type="float" office:value="19.768">
            <text:p>19.76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947.058">
            <text:p>947.058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131]/[.B1131]" office:value-type="float" office:value="47.9086402266289">
            <text:p>47.9086402266</text:p>
          </table:table-cell>
          <table:table-cell table:formula="of:=[.E1131]-[.B1131]" office:value-type="float" office:value="927.29">
            <text:p>927.29</text:p>
          </table:table-cell>
        </table:table-row>
        <table:table-row table:style-name="ro1">
          <table:table-cell office:value-type="float" office:value="1396638014.753">
            <text:p>1396638014.753</text:p>
          </table:table-cell>
          <table:table-cell office:value-type="float" office:value="15.634">
            <text:p>15.634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 office:value-type="float" office:value="101.584">
            <text:p>101.584</text:p>
          </table:table-cell>
          <table:table-cell office:value-type="float" office:value="1.37019">
            <text:p>1.37019</text:p>
          </table:table-cell>
          <table:table-cell office:value-type="float" office:value="1.37029">
            <text:p>1.37029</text:p>
          </table:table-cell>
          <table:table-cell/>
          <table:table-cell table:formula="of:=[.E1132]/[.B1132]" office:value-type="float" office:value="6.49763336318281">
            <text:p>6.4976333632</text:p>
          </table:table-cell>
          <table:table-cell table:formula="of:=[.E1132]-[.B1132]" office:value-type="float" office:value="85.95">
            <text:p>85.95</text:p>
          </table:table-cell>
        </table:table-row>
        <table:table-row table:style-name="ro1">
          <table:table-cell office:value-type="float" office:value="1396638015.705">
            <text:p>1396638015.705</text:p>
          </table:table-cell>
          <table:table-cell office:value-type="float" office:value="13.911">
            <text:p>13.911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4.579">
            <text:p>14.579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133]/[.B1133]" office:value-type="float" office:value="1.04801955287183">
            <text:p>1.0480195529</text:p>
          </table:table-cell>
          <table:table-cell table:formula="of:=[.E1133]-[.B1133]" office:value-type="float" office:value="0.668000000000001">
            <text:p>0.668</text:p>
          </table:table-cell>
        </table:table-row>
        <table:table-row table:style-name="ro1">
          <table:table-cell office:value-type="float" office:value="1396638015.713">
            <text:p>1396638015.713</text:p>
          </table:table-cell>
          <table:table-cell office:value-type="float" office:value="22.964">
            <text:p>22.964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107.297">
            <text:p>107.29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134]/[.B1134]" office:value-type="float" office:value="4.67240027869709">
            <text:p>4.6724002787</text:p>
          </table:table-cell>
          <table:table-cell table:formula="of:=[.E1134]-[.B1134]" office:value-type="float" office:value="84.333">
            <text:p>84.333</text:p>
          </table:table-cell>
        </table:table-row>
        <table:table-row table:style-name="ro1">
          <table:table-cell office:value-type="float" office:value="1396638015.867">
            <text:p>1396638015.867</text:p>
          </table:table-cell>
          <table:table-cell office:value-type="float" office:value="13.686">
            <text:p>13.686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 office:value-type="float" office:value="57.595">
            <text:p>57.595</text:p>
          </table:table-cell>
          <table:table-cell office:value-type="float" office:value="1.37015">
            <text:p>1.37015</text:p>
          </table:table-cell>
          <table:table-cell office:value-type="float" office:value="1.37027">
            <text:p>1.37027</text:p>
          </table:table-cell>
          <table:table-cell/>
          <table:table-cell table:formula="of:=[.E1135]/[.B1135]" office:value-type="float" office:value="4.20831506649131">
            <text:p>4.2083150665</text:p>
          </table:table-cell>
          <table:table-cell table:formula="of:=[.E1135]-[.B1135]" office:value-type="float" office:value="43.909">
            <text:p>43.909</text:p>
          </table:table-cell>
        </table:table-row>
        <table:table-row table:style-name="ro1">
          <table:table-cell office:value-type="float" office:value="1396638015.922">
            <text:p>1396638015.922</text:p>
          </table:table-cell>
          <table:table-cell office:value-type="float" office:value="18.91">
            <text:p>18.91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99.034">
            <text:p>99.034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1136]/[.B1136]" office:value-type="float" office:value="5.23712321523004">
            <text:p>5.2371232152</text:p>
          </table:table-cell>
          <table:table-cell table:formula="of:=[.E1136]-[.B1136]" office:value-type="float" office:value="80.124">
            <text:p>80.124</text:p>
          </table:table-cell>
        </table:table-row>
        <table:table-row table:style-name="ro1">
          <table:table-cell office:value-type="float" office:value="1396638017.314">
            <text:p>1396638017.314</text:p>
          </table:table-cell>
          <table:table-cell office:value-type="float" office:value="12.888">
            <text:p>12.888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 office:value-type="float" office:value="44.739">
            <text:p>44.739</text:p>
          </table:table-cell>
          <table:table-cell office:value-type="float" office:value="1.37013">
            <text:p>1.37013</text:p>
          </table:table-cell>
          <table:table-cell office:value-type="float" office:value="1.37026">
            <text:p>1.37026</text:p>
          </table:table-cell>
          <table:table-cell/>
          <table:table-cell table:formula="of:=[.E1137]/[.B1137]" office:value-type="float" office:value="3.4713687150838">
            <text:p>3.4713687151</text:p>
          </table:table-cell>
          <table:table-cell table:formula="of:=[.E1137]-[.B1137]" office:value-type="float" office:value="31.851">
            <text:p>31.851</text:p>
          </table:table-cell>
        </table:table-row>
        <table:table-row table:style-name="ro1">
          <table:table-cell office:value-type="float" office:value="1396638017.322">
            <text:p>1396638017.322</text:p>
          </table:table-cell>
          <table:table-cell office:value-type="float" office:value="19.597">
            <text:p>19.597</text:p>
          </table:table-cell>
          <table:table-cell office:value-type="float" office:value="1.37012">
            <text:p>1.37012</text:p>
          </table:table-cell>
          <table:table-cell office:value-type="float" office:value="1.37026">
            <text:p>1.37026</text:p>
          </table:table-cell>
          <table:table-cell office:value-type="float" office:value="138.288">
            <text:p>138.288</text:p>
          </table:table-cell>
          <table:table-cell office:value-type="float" office:value="1.37012">
            <text:p>1.37012</text:p>
          </table:table-cell>
          <table:table-cell office:value-type="float" office:value="1.37026">
            <text:p>1.37026</text:p>
          </table:table-cell>
          <table:table-cell/>
          <table:table-cell table:formula="of:=[.E1138]/[.B1138]" office:value-type="float" office:value="7.05659029443282">
            <text:p>7.0565902944</text:p>
          </table:table-cell>
          <table:table-cell table:formula="of:=[.E1138]-[.B1138]" office:value-type="float" office:value="118.691">
            <text:p>118.691</text:p>
          </table:table-cell>
        </table:table-row>
        <table:table-row table:style-name="ro1">
          <table:table-cell office:value-type="float" office:value="1396638017.427">
            <text:p>1396638017.427</text:p>
          </table:table-cell>
          <table:table-cell office:value-type="float" office:value="12.178">
            <text:p>12.178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 office:value-type="float" office:value="35.39">
            <text:p>35.39</text:p>
          </table:table-cell>
          <table:table-cell office:value-type="float" office:value="1.37012">
            <text:p>1.37012</text:p>
          </table:table-cell>
          <table:table-cell office:value-type="float" office:value="1.37025">
            <text:p>1.37025</text:p>
          </table:table-cell>
          <table:table-cell/>
          <table:table-cell table:formula="of:=[.E1139]/[.B1139]" office:value-type="float" office:value="2.90606010839218">
            <text:p>2.9060601084</text:p>
          </table:table-cell>
          <table:table-cell table:formula="of:=[.E1139]-[.B1139]" office:value-type="float" office:value="23.212">
            <text:p>23.212</text:p>
          </table:table-cell>
        </table:table-row>
        <table:table-row table:style-name="ro1">
          <table:table-cell office:value-type="float" office:value="1396638022.613">
            <text:p>1396638022.613</text:p>
          </table:table-cell>
          <table:table-cell office:value-type="float" office:value="14.428">
            <text:p>14.428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5.375">
            <text:p>15.375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1140]/[.B1140]" office:value-type="float" office:value="1.06563626282229">
            <text:p>1.0656362628</text:p>
          </table:table-cell>
          <table:table-cell table:formula="of:=[.E1140]-[.B1140]" office:value-type="float" office:value="0.946999999999999">
            <text:p>0.947</text:p>
          </table:table-cell>
        </table:table-row>
        <table:table-row table:style-name="ro1">
          <table:table-cell office:value-type="float" office:value="1396638022.82">
            <text:p>1396638022.82</text:p>
          </table:table-cell>
          <table:table-cell office:value-type="float" office:value="14.476">
            <text:p>14.476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 office:value-type="float" office:value="14.25">
            <text:p>14.25</text:p>
          </table:table-cell>
          <table:table-cell office:value-type="float" office:value="1.37014">
            <text:p>1.37014</text:p>
          </table:table-cell>
          <table:table-cell office:value-type="float" office:value="1.37027">
            <text:p>1.37027</text:p>
          </table:table-cell>
          <table:table-cell/>
          <table:table-cell table:formula="of:=[.E1141]/[.B1141]" office:value-type="float" office:value="0.984387952473059">
            <text:p>0.9843879525</text:p>
          </table:table-cell>
          <table:table-cell table:formula="of:=[.E1141]-[.B1141]" office:value-type="float" office:value="-0.226000000000001">
            <text:p>-0.226</text:p>
          </table:table-cell>
        </table:table-row>
        <table:table-row table:style-name="ro1">
          <table:table-cell office:value-type="float" office:value="1396638022.99">
            <text:p>1396638022.99</text:p>
          </table:table-cell>
          <table:table-cell office:value-type="float" office:value="13.599">
            <text:p>13.599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4.085">
            <text:p>14.085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1142]/[.B1142]" office:value-type="float" office:value="1.03573792190602">
            <text:p>1.0357379219</text:p>
          </table:table-cell>
          <table:table-cell table:formula="of:=[.E1142]-[.B1142]" office:value-type="float" office:value="0.486000000000001">
            <text:p>0.486</text:p>
          </table:table-cell>
        </table:table-row>
        <table:table-row table:style-name="ro1">
          <table:table-cell office:value-type="float" office:value="1396638025.412">
            <text:p>1396638025.412</text:p>
          </table:table-cell>
          <table:table-cell office:value-type="float" office:value="13.462">
            <text:p>13.462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 office:value-type="float" office:value="14.005">
            <text:p>14.005</text:p>
          </table:table-cell>
          <table:table-cell office:value-type="float" office:value="1.37015">
            <text:p>1.37015</text:p>
          </table:table-cell>
          <table:table-cell office:value-type="float" office:value="1.37026">
            <text:p>1.37026</text:p>
          </table:table-cell>
          <table:table-cell/>
          <table:table-cell table:formula="of:=[.E1143]/[.B1143]" office:value-type="float" office:value="1.0403357599168">
            <text:p>1.0403357599</text:p>
          </table:table-cell>
          <table:table-cell table:formula="of:=[.E1143]-[.B1143]" office:value-type="float" office:value="0.543000000000001">
            <text:p>0.543</text:p>
          </table:table-cell>
        </table:table-row>
        <table:table-row table:style-name="ro1">
          <table:table-cell office:value-type="float" office:value="1396638025.421">
            <text:p>1396638025.421</text:p>
          </table:table-cell>
          <table:table-cell office:value-type="float" office:value="20.445">
            <text:p>20.445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 office:value-type="float" office:value="105.27">
            <text:p>105.27</text:p>
          </table:table-cell>
          <table:table-cell office:value-type="float" office:value="1.37014">
            <text:p>1.37014</text:p>
          </table:table-cell>
          <table:table-cell office:value-type="float" office:value="1.37026">
            <text:p>1.37026</text:p>
          </table:table-cell>
          <table:table-cell/>
          <table:table-cell table:formula="of:=[.E1144]/[.B1144]" office:value-type="float" office:value="5.14893617021277">
            <text:p>5.1489361702</text:p>
          </table:table-cell>
          <table:table-cell table:formula="of:=[.E1144]-[.B1144]" office:value-type="float" office:value="84.825">
            <text:p>84.825</text:p>
          </table:table-cell>
        </table:table-row>
        <table:table-row table:style-name="ro1">
          <table:table-cell office:value-type="float" office:value="1396638025.623">
            <text:p>1396638025.623</text:p>
          </table:table-cell>
          <table:table-cell office:value-type="float" office:value="13.462">
            <text:p>13.462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 office:value-type="float" office:value="14.253">
            <text:p>14.25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table:formula="of:=[.E1145]/[.B1145]" office:value-type="float" office:value="1.0587579854405">
            <text:p>1.0587579854</text:p>
          </table:table-cell>
          <table:table-cell table:formula="of:=[.E1145]-[.B1145]" office:value-type="float" office:value="0.791">
            <text:p>0.791</text:p>
          </table:table-cell>
        </table:table-row>
        <table:table-row table:style-name="ro1">
          <table:table-cell office:value-type="float" office:value="1396638025.722">
            <text:p>1396638025.722</text:p>
          </table:table-cell>
          <table:table-cell office:value-type="float" office:value="13.443">
            <text:p>13.443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 office:value-type="float" office:value="17.057">
            <text:p>17.057</text:p>
          </table:table-cell>
          <table:table-cell office:value-type="float" office:value="1.37013">
            <text:p>1.37013</text:p>
          </table:table-cell>
          <table:table-cell office:value-type="float" office:value="1.37024">
            <text:p>1.37024</text:p>
          </table:table-cell>
          <table:table-cell/>
          <table:table-cell table:formula="of:=[.E1146]/[.B1146]" office:value-type="float" office:value="1.2688388008629">
            <text:p>1.2688388009</text:p>
          </table:table-cell>
          <table:table-cell table:formula="of:=[.E1146]-[.B1146]" office:value-type="float" office:value="3.614">
            <text:p>3.614</text:p>
          </table:table-cell>
        </table:table-row>
        <table:table-row table:style-name="ro1">
          <table:table-cell office:value-type="float" office:value="1396638029.012">
            <text:p>1396638029.012</text:p>
          </table:table-cell>
          <table:table-cell office:value-type="float" office:value="12.623">
            <text:p>12.623</text:p>
          </table:table-cell>
          <table:table-cell office:value-type="float" office:value="1.37012">
            <text:p>1.37012</text:p>
          </table:table-cell>
          <table:table-cell office:value-type="float" office:value="1.37026">
            <text:p>1.37026</text:p>
          </table:table-cell>
          <table:table-cell office:value-type="float" office:value="13.685">
            <text:p>13.685</text:p>
          </table:table-cell>
          <table:table-cell office:value-type="float" office:value="1.37012">
            <text:p>1.37012</text:p>
          </table:table-cell>
          <table:table-cell office:value-type="float" office:value="1.37026">
            <text:p>1.37026</text:p>
          </table:table-cell>
          <table:table-cell/>
          <table:table-cell table:formula="of:=[.E1147]/[.B1147]" office:value-type="float" office:value="1.08413213974491">
            <text:p>1.0841321397</text:p>
          </table:table-cell>
          <table:table-cell table:formula="of:=[.E1147]-[.B1147]" office:value-type="float" office:value="1.062">
            <text:p>1.062</text:p>
          </table:table-cell>
        </table:table-row>
        <table:table-row table:style-name="ro1">
          <table:table-cell office:value-type="float" office:value="1396638034.25">
            <text:p>1396638034.25</text:p>
          </table:table-cell>
          <table:table-cell office:value-type="float" office:value="12.928">
            <text:p>12.928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 office:value-type="float" office:value="12.65">
            <text:p>12.65</text:p>
          </table:table-cell>
          <table:table-cell office:value-type="float" office:value="1.37013">
            <text:p>1.37013</text:p>
          </table:table-cell>
          <table:table-cell office:value-type="float" office:value="1.37025">
            <text:p>1.37025</text:p>
          </table:table-cell>
          <table:table-cell/>
          <table:table-cell table:formula="of:=[.E1148]/[.B1148]" office:value-type="float" office:value="0.978496287128713">
            <text:p>0.9784962871</text:p>
          </table:table-cell>
          <table:table-cell table:formula="of:=[.E1148]-[.B1148]" office:value-type="float" office:value="-0.278">
            <text:p>-0.278</text:p>
          </table:table-cell>
        </table:table-row>
        <table:table-row table:style-name="ro1">
          <table:table-cell office:value-type="float" office:value="1396638034.263">
            <text:p>1396638034.263</text:p>
          </table:table-cell>
          <table:table-cell office:value-type="float" office:value="16.416">
            <text:p>16.416</text:p>
          </table:table-cell>
          <table:table-cell office:value-type="float" office:value="1.37013">
            <text:p>1.37013</text:p>
          </table:table-cell>
          <table:table-cell office:value-type="float" office:value="1.3703">
            <text:p>1.3703</text:p>
          </table:table-cell>
          <table:table-cell office:value-type="float" office:value="106.495">
            <text:p>106.495</text:p>
          </table:table-cell>
          <table:table-cell office:value-type="float" office:value="1.37013">
            <text:p>1.37013</text:p>
          </table:table-cell>
          <table:table-cell office:value-type="float" office:value="1.3703">
            <text:p>1.3703</text:p>
          </table:table-cell>
          <table:table-cell/>
          <table:table-cell table:formula="of:=[.E1149]/[.B1149]" office:value-type="float" office:value="6.48726851851852">
            <text:p>6.4872685185</text:p>
          </table:table-cell>
          <table:table-cell table:formula="of:=[.E1149]-[.B1149]" office:value-type="float" office:value="90.079">
            <text:p>90.079</text:p>
          </table:table-cell>
        </table:table-row>
        <table:table-row table:style-name="ro1">
          <table:table-cell office:value-type="float" office:value="1396638034.318">
            <text:p>1396638034.318</text:p>
          </table:table-cell>
          <table:table-cell office:value-type="float" office:value="13.171">
            <text:p>13.171</text:p>
          </table:table-cell>
          <table:table-cell office:value-type="float" office:value="1.37015">
            <text:p>1.37015</text:p>
          </table:table-cell>
          <table:table-cell office:value-type="float" office:value="1.37032">
            <text:p>1.37032</text:p>
          </table:table-cell>
          <table:table-cell office:value-type="float" office:value="147.046">
            <text:p>147.046</text:p>
          </table:table-cell>
          <table:table-cell office:value-type="float" office:value="1.37015">
            <text:p>1.37015</text:p>
          </table:table-cell>
          <table:table-cell office:value-type="float" office:value="1.37032">
            <text:p>1.37032</text:p>
          </table:table-cell>
          <table:table-cell/>
          <table:table-cell table:formula="of:=[.E1150]/[.B1150]" office:value-type="float" office:value="11.1643762812239">
            <text:p>11.1643762812</text:p>
          </table:table-cell>
          <table:table-cell table:formula="of:=[.E1150]-[.B1150]" office:value-type="float" office:value="133.875">
            <text:p>133.875</text:p>
          </table:table-cell>
        </table:table-row>
        <table:table-row table:style-name="ro1">
          <table:table-cell office:value-type="float" office:value="1396638034.33">
            <text:p>1396638034.33</text:p>
          </table:table-cell>
          <table:table-cell office:value-type="float" office:value="24.099">
            <text:p>24.099</text:p>
          </table:table-cell>
          <table:table-cell office:value-type="float" office:value="1.37017">
            <text:p>1.37017</text:p>
          </table:table-cell>
          <table:table-cell office:value-type="float" office:value="1.37033">
            <text:p>1.37033</text:p>
          </table:table-cell>
          <table:table-cell office:value-type="float" office:value="137.748">
            <text:p>137.748</text:p>
          </table:table-cell>
          <table:table-cell office:value-type="float" office:value="1.37017">
            <text:p>1.37017</text:p>
          </table:table-cell>
          <table:table-cell office:value-type="float" office:value="1.37033">
            <text:p>1.37033</text:p>
          </table:table-cell>
          <table:table-cell/>
          <table:table-cell table:formula="of:=[.E1151]/[.B1151]" office:value-type="float" office:value="5.71592182248226">
            <text:p>5.7159218225</text:p>
          </table:table-cell>
          <table:table-cell table:formula="of:=[.E1151]-[.B1151]" office:value-type="float" office:value="113.649">
            <text:p>113.649</text:p>
          </table:table-cell>
        </table:table-row>
        <table:table-row table:style-name="ro1">
          <table:table-cell office:value-type="float" office:value="1396638034.556">
            <text:p>1396638034.556</text:p>
          </table:table-cell>
          <table:table-cell office:value-type="float" office:value="13.503">
            <text:p>13.503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 office:value-type="float" office:value="14.808">
            <text:p>14.808</text:p>
          </table:table-cell>
          <table:table-cell office:value-type="float" office:value="1.37018">
            <text:p>1.37018</text:p>
          </table:table-cell>
          <table:table-cell office:value-type="float" office:value="1.37032">
            <text:p>1.37032</text:p>
          </table:table-cell>
          <table:table-cell/>
          <table:table-cell table:formula="of:=[.E1152]/[.B1152]" office:value-type="float" office:value="1.09664518995779">
            <text:p>1.09664519</text:p>
          </table:table-cell>
          <table:table-cell table:formula="of:=[.E1152]-[.B1152]" office:value-type="float" office:value="1.305">
            <text:p>1.305</text:p>
          </table:table-cell>
        </table:table-row>
        <table:table-row table:style-name="ro1">
          <table:table-cell office:value-type="float" office:value="1396638034.65">
            <text:p>1396638034.65</text:p>
          </table:table-cell>
          <table:table-cell office:value-type="float" office:value="13.372">
            <text:p>13.372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 office:value-type="float" office:value="19.299">
            <text:p>19.299</text:p>
          </table:table-cell>
          <table:table-cell office:value-type="float" office:value="1.37016">
            <text:p>1.37016</text:p>
          </table:table-cell>
          <table:table-cell office:value-type="float" office:value="1.37029">
            <text:p>1.37029</text:p>
          </table:table-cell>
          <table:table-cell/>
          <table:table-cell table:formula="of:=[.E1153]/[.B1153]" office:value-type="float" office:value="1.44323960514508">
            <text:p>1.4432396051</text:p>
          </table:table-cell>
          <table:table-cell table:formula="of:=[.E1153]-[.B1153]" office:value-type="float" office:value="5.927">
            <text:p>5.927</text:p>
          </table:table-cell>
        </table:table-row>
        <table:table-row table:style-name="ro1">
          <table:table-cell office:value-type="float" office:value="1396638034.732">
            <text:p>1396638034.732</text:p>
          </table:table-cell>
          <table:table-cell office:value-type="float" office:value="12.213">
            <text:p>12.213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 office:value-type="float" office:value="37.539">
            <text:p>37.539</text:p>
          </table:table-cell>
          <table:table-cell office:value-type="float" office:value="1.37017">
            <text:p>1.37017</text:p>
          </table:table-cell>
          <table:table-cell office:value-type="float" office:value="1.37029">
            <text:p>1.37029</text:p>
          </table:table-cell>
          <table:table-cell/>
          <table:table-cell table:formula="of:=[.E1154]/[.B1154]" office:value-type="float" office:value="3.07369196757553">
            <text:p>3.0736919676</text:p>
          </table:table-cell>
          <table:table-cell table:formula="of:=[.E1154]-[.B1154]" office:value-type="float" office:value="25.326">
            <text:p>25.326</text:p>
          </table:table-cell>
        </table:table-row>
        <table:table-row table:style-name="ro1">
          <table:table-cell office:value-type="float" office:value="1396638035.059">
            <text:p>1396638035.059</text:p>
          </table:table-cell>
          <table:table-cell office:value-type="float" office:value="12.88">
            <text:p>12.88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 office:value-type="float" office:value="13.419">
            <text:p>13.419</text:p>
          </table:table-cell>
          <table:table-cell office:value-type="float" office:value="1.37017">
            <text:p>1.37017</text:p>
          </table:table-cell>
          <table:table-cell office:value-type="float" office:value="1.37028">
            <text:p>1.37028</text:p>
          </table:table-cell>
          <table:table-cell/>
          <table:table-cell table:formula="of:=[.E1155]/[.B1155]" office:value-type="float" office:value="1.04184782608696">
            <text:p>1.0418478261</text:p>
          </table:table-cell>
          <table:table-cell table:formula="of:=[.E1155]-[.B1155]" office:value-type="float" office:value="0.539">
            <text:p>0.539</text:p>
          </table:table-cell>
        </table:table-row>
        <table:table-row table:style-name="ro1">
          <table:table-cell office:value-type="float" office:value="1396638035.907">
            <text:p>1396638035.907</text:p>
          </table:table-cell>
          <table:table-cell office:value-type="float" office:value="19.16">
            <text:p>19.16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 office:value-type="float" office:value="19.377">
            <text:p>19.377</text:p>
          </table:table-cell>
          <table:table-cell office:value-type="float" office:value="1.37019">
            <text:p>1.37019</text:p>
          </table:table-cell>
          <table:table-cell office:value-type="float" office:value="1.3703">
            <text:p>1.3703</text:p>
          </table:table-cell>
          <table:table-cell/>
          <table:table-cell table:formula="of:=[.E1156]/[.B1156]" office:value-type="float" office:value="1.01132567849687">
            <text:p>1.0113256785</text:p>
          </table:table-cell>
          <table:table-cell table:formula="of:=[.E1156]-[.B1156]" office:value-type="float" office:value="0.216999999999999">
            <text:p>0.217</text:p>
          </table:table-cell>
        </table:table-row>
        <table:table-row table:style-name="ro1">
          <table:table-cell office:value-type="float" office:value="1396638036.811">
            <text:p>1396638036.811</text:p>
          </table:table-cell>
          <table:table-cell office:value-type="float" office:value="13.874">
            <text:p>13.874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 office:value-type="float" office:value="14.183">
            <text:p>14.183</text:p>
          </table:table-cell>
          <table:table-cell office:value-type="float" office:value="1.37021">
            <text:p>1.37021</text:p>
          </table:table-cell>
          <table:table-cell office:value-type="float" office:value="1.37033">
            <text:p>1.37033</text:p>
          </table:table-cell>
          <table:table-cell/>
          <table:table-cell table:formula="of:=[.E1157]/[.B1157]" office:value-type="float" office:value="1.02227187545048">
            <text:p>1.0222718755</text:p>
          </table:table-cell>
          <table:table-cell table:formula="of:=[.E1157]-[.B1157]" office:value-type="float" office:value="0.308999999999999">
            <text:p>0.309</text:p>
          </table:table-cell>
        </table:table-row>
        <table:table-row table:style-name="ro1">
          <table:table-cell office:value-type="float" office:value="1396638037.997">
            <text:p>1396638037.997</text:p>
          </table:table-cell>
          <table:table-cell office:value-type="float" office:value="11.966">
            <text:p>11.966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 office:value-type="float" office:value="13.345">
            <text:p>13.345</text:p>
          </table:table-cell>
          <table:table-cell office:value-type="float" office:value="1.37021">
            <text:p>1.37021</text:p>
          </table:table-cell>
          <table:table-cell office:value-type="float" office:value="1.37032">
            <text:p>1.37032</text:p>
          </table:table-cell>
          <table:table-cell/>
          <table:table-cell table:formula="of:=[.E1158]/[.B1158]" office:value-type="float" office:value="1.1152431890356">
            <text:p>1.115243189</text:p>
          </table:table-cell>
          <table:table-cell table:formula="of:=[.E1158]-[.B1158]" office:value-type="float" office:value="1.379">
            <text:p>1.379</text:p>
          </table:table-cell>
        </table:table-row>
        <table:table-row table:style-name="ro1">
          <table:table-cell office:value-type="float" office:value="1396638038.02">
            <text:p>1396638038.02</text:p>
          </table:table-cell>
          <table:table-cell office:value-type="float" office:value="13.664">
            <text:p>13.664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 office:value-type="float" office:value="88.547">
            <text:p>88.547</text:p>
          </table:table-cell>
          <table:table-cell office:value-type="float" office:value="1.37018">
            <text:p>1.37018</text:p>
          </table:table-cell>
          <table:table-cell office:value-type="float" office:value="1.3703">
            <text:p>1.3703</text:p>
          </table:table-cell>
          <table:table-cell/>
          <table:table-cell table:formula="of:=[.E1159]/[.B1159]" office:value-type="float" office:value="6.48031323185012">
            <text:p>6.4803132319</text:p>
          </table:table-cell>
          <table:table-cell table:formula="of:=[.E1159]-[.B1159]" office:value-type="float" office:value="74.883">
            <text:p>74.883</text:p>
          </table:table-cell>
        </table:table-row>
        <table:table-row table:style-name="ro1">
          <table:table-cell office:value-type="float" office:value="1396638038.067">
            <text:p>1396638038.067</text:p>
          </table:table-cell>
          <table:table-cell office:value-type="float" office:value="14.23">
            <text:p>14.23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 office:value-type="float" office:value="146.37">
            <text:p>146.37</text:p>
          </table:table-cell>
          <table:table-cell office:value-type="float" office:value="1.37016">
            <text:p>1.37016</text:p>
          </table:table-cell>
          <table:table-cell office:value-type="float" office:value="1.37027">
            <text:p>1.37027</text:p>
          </table:table-cell>
          <table:table-cell/>
          <table:table-cell table:formula="of:=[.E1160]/[.B1160]" office:value-type="float" office:value="10.2860154602952">
            <text:p>10.2860154603</text:p>
          </table:table-cell>
          <table:table-cell table:formula="of:=[.E1160]-[.B1160]" office:value-type="float" office:value="132.14">
            <text:p>132.14</text:p>
          </table:table-cell>
        </table:table-row>
        <table:table-row table:style-name="ro1">
          <table:table-cell office:value-type="float" office:value="1396638038.222">
            <text:p>1396638038.222</text:p>
          </table:table-cell>
          <table:table-cell office:value-type="float" office:value="13.499">
            <text:p>13.499</text:p>
          </table:table-cell>
          <table:table-cell office:value-type="float" office:value="1.37017">
            <text:p>1.37017</text:p>
          </table:table-cell>
          <table:table-cell office:value-type="float" office:value="1.37027">
            <text:p>1.37027</text:p>
          </table:table-cell>
          <table:table-cell office:value-type="float" office:value="92.176">
            <text:p>92.176</text:p>
          </table:table-cell>
          <table:table-cell office:value-type="float" office:value="1.37017">
            <text:p>1.37017</text:p>
          </table:table-cell>
          <table:table-cell office:value-type="float" office:value="1.37027">
            <text:p>1.37027</text:p>
          </table:table-cell>
          <table:table-cell/>
          <table:table-cell table:formula="of:=[.E1161]/[.B1161]" office:value-type="float" office:value="6.82835765612268">
            <text:p>6.8283576561</text:p>
          </table:table-cell>
          <table:table-cell table:formula="of:=[.E1161]-[.B1161]" office:value-type="float" office:value="78.677">
            <text:p>78.677</text:p>
          </table:table-cell>
        </table:table-row>
        <table:table-row table:style-name="ro1">
          <table:table-cell office:value-type="float" office:value="1396638040.242">
            <text:p>1396638040.242</text:p>
          </table:table-cell>
          <table:table-cell office:value-type="float" office:value="12.382">
            <text:p>12.382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 office:value-type="float" office:value="13.917">
            <text:p>13.917</text:p>
          </table:table-cell>
          <table:table-cell office:value-type="float" office:value="1.37017">
            <text:p>1.37017</text:p>
          </table:table-cell>
          <table:table-cell office:value-type="float" office:value="1.3703">
            <text:p>1.3703</text:p>
          </table:table-cell>
          <table:table-cell/>
          <table:table-cell table:formula="of:=[.E1162]/[.B1162]" office:value-type="float" office:value="1.12397027943789">
            <text:p>1.1239702794</text:p>
          </table:table-cell>
          <table:table-cell table:formula="of:=[.E1162]-[.B1162]" office:value-type="float" office:value="1.535">
            <text:p>1.535</text:p>
          </table:table-cell>
        </table:table-row>
        <table:table-row table:style-name="ro1">
          <table:table-cell office:value-type="float" office:value="1396638040.323">
            <text:p>1396638040.323</text:p>
          </table:table-cell>
          <table:table-cell office:value-type="float" office:value="14.418">
            <text:p>14.418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 office:value-type="float" office:value="31.482">
            <text:p>31.482</text:p>
          </table:table-cell>
          <table:table-cell office:value-type="float" office:value="1.3702">
            <text:p>1.3702</text:p>
          </table:table-cell>
          <table:table-cell office:value-type="float" office:value="1.37033">
            <text:p>1.37033</text:p>
          </table:table-cell>
          <table:table-cell/>
          <table:table-cell table:formula="of:=[.E1163]/[.B1163]" office:value-type="float" office:value="2.18352059925094">
            <text:p>2.1835205993</text:p>
          </table:table-cell>
          <table:table-cell table:formula="of:=[.E1163]-[.B1163]" office:value-type="float" office:value="17.064">
            <text:p>17.064</text:p>
          </table:table-cell>
        </table:table-row>
        <table:table-row table:style-name="ro1">
          <table:table-cell office:value-type="float" office:value="1396638040.513">
            <text:p>1396638040.513</text:p>
          </table:table-cell>
          <table:table-cell office:value-type="float" office:value="14.173">
            <text:p>14.173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5.17">
            <text:p>15.17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1164]/[.B1164]" office:value-type="float" office:value="1.07034502222536">
            <text:p>1.0703450222</text:p>
          </table:table-cell>
          <table:table-cell table:formula="of:=[.E1164]-[.B1164]" office:value-type="float" office:value="0.997">
            <text:p>0.997</text:p>
          </table:table-cell>
        </table:table-row>
        <table:table-row table:style-name="ro1">
          <table:table-cell office:value-type="float" office:value="1396638040.812">
            <text:p>1396638040.812</text:p>
          </table:table-cell>
          <table:table-cell office:value-type="float" office:value="14.998">
            <text:p>14.998</text:p>
          </table:table-cell>
          <table:table-cell office:value-type="float" office:value="1.37023">
            <text:p>1.37023</text:p>
          </table:table-cell>
          <table:table-cell office:value-type="float" office:value="1.37031">
            <text:p>1.37031</text:p>
          </table:table-cell>
          <table:table-cell office:value-type="float" office:value="16.348">
            <text:p>16.348</text:p>
          </table:table-cell>
          <table:table-cell office:value-type="float" office:value="1.37023">
            <text:p>1.37023</text:p>
          </table:table-cell>
          <table:table-cell office:value-type="float" office:value="1.37031">
            <text:p>1.37031</text:p>
          </table:table-cell>
          <table:table-cell/>
          <table:table-cell table:formula="of:=[.E1165]/[.B1165]" office:value-type="float" office:value="1.09001200160021">
            <text:p>1.0900120016</text:p>
          </table:table-cell>
          <table:table-cell table:formula="of:=[.E1165]-[.B1165]" office:value-type="float" office:value="1.35">
            <text:p>1.35</text:p>
          </table:table-cell>
        </table:table-row>
        <table:table-row table:style-name="ro1">
          <table:table-cell office:value-type="float" office:value="1396638040.821">
            <text:p>1396638040.821</text:p>
          </table:table-cell>
          <table:table-cell office:value-type="float" office:value="25.513">
            <text:p>25.513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 office:value-type="float" office:value="104.768">
            <text:p>104.768</text:p>
          </table:table-cell>
          <table:table-cell office:value-type="float" office:value="1.37023">
            <text:p>1.37023</text:p>
          </table:table-cell>
          <table:table-cell office:value-type="float" office:value="1.37034">
            <text:p>1.37034</text:p>
          </table:table-cell>
          <table:table-cell/>
          <table:table-cell table:formula="of:=[.E1166]/[.B1166]" office:value-type="float" office:value="4.10645553247364">
            <text:p>4.1064555325</text:p>
          </table:table-cell>
          <table:table-cell table:formula="of:=[.E1166]-[.B1166]" office:value-type="float" office:value="79.255">
            <text:p>79.255</text:p>
          </table:table-cell>
        </table:table-row>
        <table:table-row table:style-name="ro1">
          <table:table-cell office:value-type="float" office:value="1396638041.118">
            <text:p>1396638041.118</text:p>
          </table:table-cell>
          <table:table-cell office:value-type="float" office:value="12.6">
            <text:p>12.6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 office:value-type="float" office:value="13.524">
            <text:p>13.524</text:p>
          </table:table-cell>
          <table:table-cell office:value-type="float" office:value="1.37024">
            <text:p>1.37024</text:p>
          </table:table-cell>
          <table:table-cell office:value-type="float" office:value="1.37033">
            <text:p>1.37033</text:p>
          </table:table-cell>
          <table:table-cell/>
          <table:table-cell table:formula="of:=[.E1167]/[.B1167]" office:value-type="float" office:value="1.07333333333333">
            <text:p>1.0733333333</text:p>
          </table:table-cell>
          <table:table-cell table:formula="of:=[.E1167]-[.B1167]" office:value-type="float" office:value="0.924000000000001">
            <text:p>0.924</text:p>
          </table:table-cell>
        </table:table-row>
        <table:table-row table:style-name="ro1">
          <table:table-cell office:value-type="float" office:value="1396638041.213">
            <text:p>1396638041.213</text:p>
          </table:table-cell>
          <table:table-cell office:value-type="float" office:value="12.425">
            <text:p>12.425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 office:value-type="float" office:value="19.41">
            <text:p>19.41</text:p>
          </table:table-cell>
          <table:table-cell office:value-type="float" office:value="1.37024">
            <text:p>1.37024</text:p>
          </table:table-cell>
          <table:table-cell office:value-type="float" office:value="1.37032">
            <text:p>1.37032</text:p>
          </table:table-cell>
          <table:table-cell/>
          <table:table-cell table:formula="of:=[.E1168]/[.B1168]" office:value-type="float" office:value="1.56217303822938">
            <text:p>1.5621730382</text:p>
          </table:table-cell>
          <table:table-cell table:formula="of:=[.E1168]-[.B1168]" office:value-type="float" office:value="6.985">
            <text:p>6.985</text:p>
          </table:table-cell>
        </table:table-row>
        <table:table-row table:style-name="ro1">
          <table:table-cell office:value-type="float" office:value="1396638041.22">
            <text:p>1396638041.22</text:p>
          </table:table-cell>
          <table:table-cell office:value-type="float" office:value="106.013">
            <text:p>106.013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 office:value-type="float" office:value="112.845">
            <text:p>112.845</text:p>
          </table:table-cell>
          <table:table-cell office:value-type="float" office:value="1.37022">
            <text:p>1.37022</text:p>
          </table:table-cell>
          <table:table-cell office:value-type="float" office:value="1.37034">
            <text:p>1.37034</text:p>
          </table:table-cell>
          <table:table-cell/>
          <table:table-cell table:formula="of:=[.E1169]/[.B1169]" office:value-type="float" office:value="1.06444492656561">
            <text:p>1.0644449266</text:p>
          </table:table-cell>
          <table:table-cell table:formula="of:=[.E1169]-[.B1169]" office:value-type="float" office:value="6.83199999999999">
            <text:p>6.832</text:p>
          </table:table-cell>
        </table:table-row>
        <table:table-row table:style-name="ro1">
          <table:table-cell office:value-type="float" office:value="1396638041.616">
            <text:p>1396638041.616</text:p>
          </table:table-cell>
          <table:table-cell office:value-type="float" office:value="13.219">
            <text:p>13.219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 office:value-type="float" office:value="13.945">
            <text:p>13.945</text:p>
          </table:table-cell>
          <table:table-cell office:value-type="float" office:value="1.37023">
            <text:p>1.37023</text:p>
          </table:table-cell>
          <table:table-cell office:value-type="float" office:value="1.37032">
            <text:p>1.37032</text:p>
          </table:table-cell>
          <table:table-cell/>
          <table:table-cell table:formula="of:=[.E1170]/[.B1170]" office:value-type="float" office:value="1.05492094712157">
            <text:p>1.0549209471</text:p>
          </table:table-cell>
          <table:table-cell table:formula="of:=[.E1170]-[.B1170]" office:value-type="float" office:value="0.726000000000001">
            <text:p>0.726</text:p>
          </table:table-cell>
        </table:table-row>
        <table:table-row table:style-name="ro1">
          <table:table-cell office:value-type="float" office:value="1396638041.624">
            <text:p>1396638041.624</text:p>
          </table:table-cell>
          <table:table-cell office:value-type="float" office:value="20.176">
            <text:p>20.176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 office:value-type="float" office:value="107.273">
            <text:p>107.273</text:p>
          </table:table-cell>
          <table:table-cell office:value-type="float" office:value="1.37022">
            <text:p>1.37022</text:p>
          </table:table-cell>
          <table:table-cell office:value-type="float" office:value="1.37033">
            <text:p>1.37033</text:p>
          </table:table-cell>
          <table:table-cell/>
          <table:table-cell table:formula="of:=[.E1171]/[.B1171]" office:value-type="float" office:value="5.31686161776368">
            <text:p>5.3168616178</text:p>
          </table:table-cell>
          <table:table-cell table:formula="of:=[.E1171]-[.B1171]" office:value-type="float" office:value="87.097">
            <text:p>87.0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MEDIAN([.B3:.B1171])" office:value-type="float" office:value="13.163">
            <text:p>13.163</text:p>
          </table:table-cell>
          <table:table-cell table:number-columns-repeated="2"/>
          <table:table-cell table:formula="of:=MEDIAN([.E3:.E1171])" office:value-type="float" office:value="15.285">
            <text:p>15.285</text:p>
          </table:table-cell>
          <table:table-cell table:number-columns-repeated="5"/>
        </table:table-row>
        <table:table-row table:style-name="ro1">
          <table:table-cell/>
          <table:table-cell table:formula="of:=AVERAGE([.B4:.B1171])" office:value-type="float" office:value="19.1007619863014">
            <text:p>19.1007619863</text:p>
          </table:table-cell>
          <table:table-cell table:number-columns-repeated="2"/>
          <table:table-cell table:formula="of:=AVERAGE([.E4:.E1171])" office:value-type="float" office:value="79.8303253424658">
            <text:p>79.8303253425</text:p>
          </table:table-cell>
          <table:table-cell table:number-columns-repeated="5"/>
        </table:table-row>
        <table:table-row table:style-name="ro1">
          <table:table-cell/>
          <table:table-cell table:formula="of:=MAX([.B5:.B1172])" office:value-type="float" office:value="914.817">
            <text:p>914.817</text:p>
          </table:table-cell>
          <table:table-cell table:number-columns-repeated="2"/>
          <table:table-cell table:formula="of:=MAX([.E5:.E1172])" office:value-type="float" office:value="3488.155">
            <text:p>3488.155</text:p>
          </table:table-cell>
          <table:table-cell table:number-columns-repeated="5"/>
        </table:table-row>
        <table:table-row table:style-name="ro1">
          <table:table-cell/>
          <table:table-cell table:formula="of:=MIN([.B6:.B1171])" office:value-type="float" office:value="10.37">
            <text:p>10.37</text:p>
          </table:table-cell>
          <table:table-cell table:number-columns-repeated="2"/>
          <table:table-cell table:formula="of:=MIN([.E6:.E1171])" office:value-type="float" office:value="10.464">
            <text:p>10.464</text:p>
          </table:table-cell>
          <table:table-cell table:number-columns-repeated="5"/>
        </table:table-row>
        <table:table-row table:style-name="ro1">
          <table:table-cell/>
          <table:table-cell table:formula="of:=STDEV([.B3:.B1171])" office:value-type="float" office:value="40.2086160606316">
            <text:p>40.2086160606</text:p>
          </table:table-cell>
          <table:table-cell table:number-columns-repeated="2"/>
          <table:table-cell table:formula="of:=STDEV([.E3:.E1171])" office:value-type="float" office:value="240.669677471845">
            <text:p>240.66967747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4-07T12:15:24</dc:date>
    <meta:editing-duration>PT3M31S</meta:editing-duration>
    <meta:editing-cycles>2</meta:editing-cycles>
    <meta:document-statistic meta:table-count="2" meta:cell-count="105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Sheet1.B3:Sheet1.B1171 Sheet1.E3:Sheet1.E1171" svg:x="0.77cm" svg:y="0.855cm" svg:width="12.327cm" svg:height="7.545cm">
          <chartooo:coordinate-region svg:x="1.762cm" svg:y="1.054cm" svg:width="11.26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71" chart:class="chart:line">
            <chart:data-point chart:repeated="1169"/>
          </chart:series>
          <chart:series chart:style-name="ch7" chart:values-cell-range-address="Sheet1.E3:Sheet1.E1171" chart:class="chart:line">
            <chart:data-point chart:repeated="11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79">
                <text:p>13.879</text:p>
                <draw:g>
                  <svg:desc>Sheet1.B3:Sheet1.B1171</svg:desc>
                </draw:g>
              </table:table-cell>
              <table:table-cell office:value-type="float" office:value="343.603">
                <text:p>343.603</text:p>
                <draw:g>
                  <svg:desc>Sheet1.E3:Sheet1.E1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93">
                <text:p>13.293</text:p>
              </table:table-cell>
              <table:table-cell office:value-type="float" office:value="14.947">
                <text:p>14.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74">
                <text:p>11.674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">
                <text:p>10.7</text:p>
              </table:table-cell>
              <table:table-cell office:value-type="float" office:value="11.876">
                <text:p>11.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15">
                <text:p>13.815</text:p>
              </table:table-cell>
              <table:table-cell office:value-type="float" office:value="14.457">
                <text:p>14.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.71">
                <text:p>212.71</text:p>
              </table:table-cell>
              <table:table-cell office:value-type="float" office:value="1212.561">
                <text:p>1212.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26">
                <text:p>16.026</text:p>
              </table:table-cell>
              <table:table-cell office:value-type="float" office:value="17.448">
                <text:p>17.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565">
                <text:p>19.565</text:p>
              </table:table-cell>
              <table:table-cell office:value-type="float" office:value="64.905">
                <text:p>64.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08">
                <text:p>15.108</text:p>
              </table:table-cell>
              <table:table-cell office:value-type="float" office:value="132.652">
                <text:p>132.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948">
                <text:p>15.948</text:p>
              </table:table-cell>
              <table:table-cell office:value-type="float" office:value="61.371">
                <text:p>61.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001">
                <text:p>13.001</text:p>
              </table:table-cell>
              <table:table-cell office:value-type="float" office:value="18.993">
                <text:p>18.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42">
                <text:p>11.742</text:p>
              </table:table-cell>
              <table:table-cell office:value-type="float" office:value="13.162">
                <text:p>13.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">
                <text:p>11.3</text:p>
              </table:table-cell>
              <table:table-cell office:value-type="float" office:value="12.189">
                <text:p>12.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57">
                <text:p>11.457</text:p>
              </table:table-cell>
              <table:table-cell office:value-type="float" office:value="12.523">
                <text:p>12.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424">
                <text:p>14.424</text:p>
              </table:table-cell>
              <table:table-cell office:value-type="float" office:value="15.383">
                <text:p>15.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629">
                <text:p>10.629</text:p>
              </table:table-cell>
              <table:table-cell office:value-type="float" office:value="11.987">
                <text:p>11.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05">
                <text:p>12.605</text:p>
              </table:table-cell>
              <table:table-cell office:value-type="float" office:value="13.407">
                <text:p>13.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761">
                <text:p>17.761</text:p>
              </table:table-cell>
              <table:table-cell office:value-type="float" office:value="45.117">
                <text:p>45.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86">
                <text:p>42.86</text:p>
              </table:table-cell>
              <table:table-cell office:value-type="float" office:value="113.529">
                <text:p>113.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42">
                <text:p>12.42</text:p>
              </table:table-cell>
              <table:table-cell office:value-type="float" office:value="13.989">
                <text:p>13.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535">
                <text:p>13.535</text:p>
              </table:table-cell>
              <table:table-cell office:value-type="float" office:value="14.126">
                <text:p>14.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371">
                <text:p>14.371</text:p>
              </table:table-cell>
              <table:table-cell office:value-type="float" office:value="77.211">
                <text:p>77.2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379">
                <text:p>17.379</text:p>
              </table:table-cell>
              <table:table-cell office:value-type="float" office:value="18.601">
                <text:p>18.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96">
                <text:p>11.996</text:p>
              </table:table-cell>
              <table:table-cell office:value-type="float" office:value="12.494">
                <text:p>12.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996">
                <text:p>15.996</text:p>
              </table:table-cell>
              <table:table-cell office:value-type="float" office:value="13.705">
                <text:p>13.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751">
                <text:p>15.751</text:p>
              </table:table-cell>
              <table:table-cell office:value-type="float" office:value="16.935">
                <text:p>16.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502">
                <text:p>40.502</text:p>
              </table:table-cell>
              <table:table-cell office:value-type="float" office:value="588.125">
                <text:p>588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445">
                <text:p>12.445</text:p>
              </table:table-cell>
              <table:table-cell office:value-type="float" office:value="489.423">
                <text:p>489.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86">
                <text:p>12.286</text:p>
              </table:table-cell>
              <table:table-cell office:value-type="float" office:value="283.468">
                <text:p>283.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87">
                <text:p>11.587</text:p>
              </table:table-cell>
              <table:table-cell office:value-type="float" office:value="12.593">
                <text:p>12.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655">
                <text:p>12.655</text:p>
              </table:table-cell>
              <table:table-cell office:value-type="float" office:value="13.447">
                <text:p>13.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724">
                <text:p>19.724</text:p>
              </table:table-cell>
              <table:table-cell office:value-type="float" office:value="21.116">
                <text:p>21.1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866">
                <text:p>11.866</text:p>
              </table:table-cell>
              <table:table-cell office:value-type="float" office:value="14.548">
                <text:p>14.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246">
                <text:p>17.246</text:p>
              </table:table-cell>
              <table:table-cell office:value-type="float" office:value="24.548">
                <text:p>24.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417">
                <text:p>11.417</text:p>
              </table:table-cell>
              <table:table-cell office:value-type="float" office:value="11.857">
                <text:p>11.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32">
                <text:p>11.532</text:p>
              </table:table-cell>
              <table:table-cell office:value-type="float" office:value="12.269">
                <text:p>12.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872">
                <text:p>10.872</text:p>
              </table:table-cell>
              <table:table-cell office:value-type="float" office:value="11.427">
                <text:p>11.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101">
                <text:p>11.101</text:p>
              </table:table-cell>
              <table:table-cell office:value-type="float" office:value="30.425">
                <text:p>30.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615">
                <text:p>11.615</text:p>
              </table:table-cell>
              <table:table-cell office:value-type="float" office:value="108.266">
                <text:p>108.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783">
                <text:p>17.783</text:p>
              </table:table-cell>
              <table:table-cell office:value-type="float" office:value="101.327">
                <text:p>101.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178">
                <text:p>11.178</text:p>
              </table:table-cell>
              <table:table-cell office:value-type="float" office:value="11.656">
                <text:p>11.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845">
                <text:p>15.845</text:p>
              </table:table-cell>
              <table:table-cell office:value-type="float" office:value="16.408">
                <text:p>16.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134">
                <text:p>12.134</text:p>
              </table:table-cell>
              <table:table-cell office:value-type="float" office:value="13.407">
                <text:p>13.4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896">
                <text:p>11.896</text:p>
              </table:table-cell>
              <table:table-cell office:value-type="float" office:value="13.461">
                <text:p>13.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512">
                <text:p>10.512</text:p>
              </table:table-cell>
              <table:table-cell office:value-type="float" office:value="12.002">
                <text:p>12.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37">
                <text:p>10.37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448">
                <text:p>12.448</text:p>
              </table:table-cell>
              <table:table-cell office:value-type="float" office:value="13.421">
                <text:p>13.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314">
                <text:p>11.314</text:p>
              </table:table-cell>
              <table:table-cell office:value-type="float" office:value="11.838">
                <text:p>11.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24">
                <text:p>13.624</text:p>
              </table:table-cell>
              <table:table-cell office:value-type="float" office:value="14.509">
                <text:p>14.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767">
                <text:p>11.767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507">
                <text:p>10.507</text:p>
              </table:table-cell>
              <table:table-cell office:value-type="float" office:value="11.818">
                <text:p>11.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506">
                <text:p>22.506</text:p>
              </table:table-cell>
              <table:table-cell office:value-type="float" office:value="24.133">
                <text:p>24.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297">
                <text:p>11.297</text:p>
              </table:table-cell>
              <table:table-cell office:value-type="float" office:value="12.484">
                <text:p>12.4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86">
                <text:p>10.686</text:p>
              </table:table-cell>
              <table:table-cell office:value-type="float" office:value="11.928">
                <text:p>11.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639">
                <text:p>13.639</text:p>
              </table:table-cell>
              <table:table-cell office:value-type="float" office:value="15.066">
                <text:p>15.0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196">
                <text:p>13.196</text:p>
              </table:table-cell>
              <table:table-cell office:value-type="float" office:value="41.029">
                <text:p>41.0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283">
                <text:p>21.283</text:p>
              </table:table-cell>
              <table:table-cell office:value-type="float" office:value="33.792">
                <text:p>33.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491">
                <text:p>14.491</text:p>
              </table:table-cell>
              <table:table-cell office:value-type="float" office:value="37.329">
                <text:p>37.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953">
                <text:p>12.953</text:p>
              </table:table-cell>
              <table:table-cell office:value-type="float" office:value="41.859">
                <text:p>41.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857">
                <text:p>15.857</text:p>
              </table:table-cell>
              <table:table-cell office:value-type="float" office:value="16.712">
                <text:p>16.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.858">
                <text:p>31.858</text:p>
              </table:table-cell>
              <table:table-cell office:value-type="float" office:value="105.165">
                <text:p>105.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73">
                <text:p>20.73</text:p>
              </table:table-cell>
              <table:table-cell office:value-type="float" office:value="21.608">
                <text:p>21.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25">
                <text:p>11.825</text:p>
              </table:table-cell>
              <table:table-cell office:value-type="float" office:value="32.428">
                <text:p>32.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209">
                <text:p>12.209</text:p>
              </table:table-cell>
              <table:table-cell office:value-type="float" office:value="12.402">
                <text:p>12.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657">
                <text:p>11.657</text:p>
              </table:table-cell>
              <table:table-cell office:value-type="float" office:value="11.434">
                <text:p>11.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112">
                <text:p>31.112</text:p>
              </table:table-cell>
              <table:table-cell office:value-type="float" office:value="116.342">
                <text:p>116.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01">
                <text:p>32.01</text:p>
              </table:table-cell>
              <table:table-cell office:value-type="float" office:value="95.58">
                <text:p>95.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289">
                <text:p>11.289</text:p>
              </table:table-cell>
              <table:table-cell office:value-type="float" office:value="149.665">
                <text:p>149.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172">
                <text:p>11.172</text:p>
              </table:table-cell>
              <table:table-cell office:value-type="float" office:value="109.167">
                <text:p>109.1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891">
                <text:p>14.891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431">
                <text:p>16.431</text:p>
              </table:table-cell>
              <table:table-cell office:value-type="float" office:value="16.407">
                <text:p>16.4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93">
                <text:p>14.493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966">
                <text:p>11.96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786">
                <text:p>15.786</text:p>
              </table:table-cell>
              <table:table-cell office:value-type="float" office:value="17.156">
                <text:p>17.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688">
                <text:p>15.688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594">
                <text:p>11.594</text:p>
              </table:table-cell>
              <table:table-cell office:value-type="float" office:value="13.458">
                <text:p>13.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969">
                <text:p>12.969</text:p>
              </table:table-cell>
              <table:table-cell office:value-type="float" office:value="13.751">
                <text:p>13.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385">
                <text:p>12.385</text:p>
              </table:table-cell>
              <table:table-cell office:value-type="float" office:value="14.082">
                <text:p>14.0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.56">
                <text:p>34.56</text:p>
              </table:table-cell>
              <table:table-cell office:value-type="float" office:value="36.079">
                <text:p>36.0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997">
                <text:p>12.997</text:p>
              </table:table-cell>
              <table:table-cell office:value-type="float" office:value="14.635">
                <text:p>14.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7.733">
                <text:p>457.733</text:p>
              </table:table-cell>
              <table:table-cell office:value-type="float" office:value="538.078">
                <text:p>538.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329">
                <text:p>24.329</text:p>
              </table:table-cell>
              <table:table-cell office:value-type="float" office:value="26.068">
                <text:p>26.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244">
                <text:p>22.244</text:p>
              </table:table-cell>
              <table:table-cell office:value-type="float" office:value="22.856">
                <text:p>22.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38">
                <text:p>11.138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174">
                <text:p>14.174</text:p>
              </table:table-cell>
              <table:table-cell office:value-type="float" office:value="15.634">
                <text:p>15.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696">
                <text:p>25.696</text:p>
              </table:table-cell>
              <table:table-cell office:value-type="float" office:value="26.989">
                <text:p>26.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233">
                <text:p>21.233</text:p>
              </table:table-cell>
              <table:table-cell office:value-type="float" office:value="21.601">
                <text:p>21.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509">
                <text:p>26.509</text:p>
              </table:table-cell>
              <table:table-cell office:value-type="float" office:value="27.636">
                <text:p>27.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842">
                <text:p>24.842</text:p>
              </table:table-cell>
              <table:table-cell office:value-type="float" office:value="24.302">
                <text:p>24.3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868">
                <text:p>22.868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.518">
                <text:p>52.518</text:p>
              </table:table-cell>
              <table:table-cell office:value-type="float" office:value="122.805">
                <text:p>122.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405">
                <text:p>11.405</text:p>
              </table:table-cell>
              <table:table-cell office:value-type="float" office:value="13.001">
                <text:p>13.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44">
                <text:p>10.944</text:p>
              </table:table-cell>
              <table:table-cell office:value-type="float" office:value="72.174">
                <text:p>72.1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811">
                <text:p>14.811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154">
                <text:p>13.154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175">
                <text:p>18.175</text:p>
              </table:table-cell>
              <table:table-cell office:value-type="float" office:value="19.877">
                <text:p>19.8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025">
                <text:p>23.025</text:p>
              </table:table-cell>
              <table:table-cell office:value-type="float" office:value="34.542">
                <text:p>34.5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.38">
                <text:p>33.38</text:p>
              </table:table-cell>
              <table:table-cell office:value-type="float" office:value="1226.72">
                <text:p>1226.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248">
                <text:p>16.248</text:p>
              </table:table-cell>
              <table:table-cell office:value-type="float" office:value="644.267">
                <text:p>644.2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1.201">
                <text:p>221.201</text:p>
              </table:table-cell>
              <table:table-cell office:value-type="float" office:value="562.862">
                <text:p>562.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.221">
                <text:p>27.221</text:p>
              </table:table-cell>
              <table:table-cell office:value-type="float" office:value="100.785">
                <text:p>100.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739">
                <text:p>13.739</text:p>
              </table:table-cell>
              <table:table-cell office:value-type="float" office:value="14.592">
                <text:p>14.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.53">
                <text:p>26.53</text:p>
              </table:table-cell>
              <table:table-cell office:value-type="float" office:value="27.647">
                <text:p>27.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.121">
                <text:p>66.121</text:p>
              </table:table-cell>
              <table:table-cell office:value-type="float" office:value="119.479">
                <text:p>119.4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359">
                <text:p>25.359</text:p>
              </table:table-cell>
              <table:table-cell office:value-type="float" office:value="118.86">
                <text:p>118.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287">
                <text:p>17.287</text:p>
              </table:table-cell>
              <table:table-cell office:value-type="float" office:value="86.312">
                <text:p>86.3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68">
                <text:p>17.168</text:p>
              </table:table-cell>
              <table:table-cell office:value-type="float" office:value="57.436">
                <text:p>57.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462">
                <text:p>27.462</text:p>
              </table:table-cell>
              <table:table-cell office:value-type="float" office:value="28.46">
                <text:p>28.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84">
                <text:p>23.484</text:p>
              </table:table-cell>
              <table:table-cell office:value-type="float" office:value="24.701">
                <text:p>24.7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.627">
                <text:p>39.627</text:p>
              </table:table-cell>
              <table:table-cell office:value-type="float" office:value="100.008">
                <text:p>100.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454">
                <text:p>18.454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077">
                <text:p>15.077</text:p>
              </table:table-cell>
              <table:table-cell office:value-type="float" office:value="87.316">
                <text:p>87.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68">
                <text:p>40.68</text:p>
              </table:table-cell>
              <table:table-cell office:value-type="float" office:value="81.914">
                <text:p>81.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203">
                <text:p>21.203</text:p>
              </table:table-cell>
              <table:table-cell office:value-type="float" office:value="22.598">
                <text:p>22.5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138">
                <text:p>12.138</text:p>
              </table:table-cell>
              <table:table-cell office:value-type="float" office:value="13.935">
                <text:p>13.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337">
                <text:p>27.337</text:p>
              </table:table-cell>
              <table:table-cell office:value-type="float" office:value="28.002">
                <text:p>28.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672">
                <text:p>21.672</text:p>
              </table:table-cell>
              <table:table-cell office:value-type="float" office:value="72.803">
                <text:p>72.8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.373">
                <text:p>100.373</text:p>
              </table:table-cell>
              <table:table-cell office:value-type="float" office:value="817.023">
                <text:p>817.0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187">
                <text:p>25.187</text:p>
              </table:table-cell>
              <table:table-cell office:value-type="float" office:value="26.445">
                <text:p>26.4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7">
                <text:p>30.257</text:p>
              </table:table-cell>
              <table:table-cell office:value-type="float" office:value="68.431">
                <text:p>68.4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.009">
                <text:p>55.009</text:p>
              </table:table-cell>
              <table:table-cell office:value-type="float" office:value="163.256">
                <text:p>163.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694">
                <text:p>22.694</text:p>
              </table:table-cell>
              <table:table-cell office:value-type="float" office:value="70.729">
                <text:p>70.7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576">
                <text:p>22.576</text:p>
              </table:table-cell>
              <table:table-cell office:value-type="float" office:value="23.585">
                <text:p>23.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.467">
                <text:p>41.467</text:p>
              </table:table-cell>
              <table:table-cell office:value-type="float" office:value="16.773">
                <text:p>16.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.467">
                <text:p>41.467</text:p>
              </table:table-cell>
              <table:table-cell office:value-type="float" office:value="16.773">
                <text:p>16.7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423">
                <text:p>29.423</text:p>
              </table:table-cell>
              <table:table-cell office:value-type="float" office:value="30.689">
                <text:p>30.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772">
                <text:p>19.772</text:p>
              </table:table-cell>
              <table:table-cell office:value-type="float" office:value="32.634">
                <text:p>32.6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13">
                <text:p>23.713</text:p>
              </table:table-cell>
              <table:table-cell office:value-type="float" office:value="25.331">
                <text:p>25.3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244">
                <text:p>19.244</text:p>
              </table:table-cell>
              <table:table-cell office:value-type="float" office:value="19.389">
                <text:p>19.3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824">
                <text:p>18.824</text:p>
              </table:table-cell>
              <table:table-cell office:value-type="float" office:value="19.825">
                <text:p>19.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734">
                <text:p>12.734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449">
                <text:p>10.449</text:p>
              </table:table-cell>
              <table:table-cell office:value-type="float" office:value="11.775">
                <text:p>11.7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478">
                <text:p>11.478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676">
                <text:p>12.676</text:p>
              </table:table-cell>
              <table:table-cell office:value-type="float" office:value="13.935">
                <text:p>13.9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852">
                <text:p>11.852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247">
                <text:p>11.247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313">
                <text:p>12.313</text:p>
              </table:table-cell>
              <table:table-cell office:value-type="float" office:value="12.679">
                <text:p>12.6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861">
                <text:p>10.861</text:p>
              </table:table-cell>
              <table:table-cell office:value-type="float" office:value="11.912">
                <text:p>11.9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575">
                <text:p>11.575</text:p>
              </table:table-cell>
              <table:table-cell office:value-type="float" office:value="13.898">
                <text:p>13.8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897">
                <text:p>15.897</text:p>
              </table:table-cell>
              <table:table-cell office:value-type="float" office:value="11.841">
                <text:p>11.8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327">
                <text:p>11.327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146">
                <text:p>11.146</text:p>
              </table:table-cell>
              <table:table-cell office:value-type="float" office:value="11.996">
                <text:p>11.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282">
                <text:p>12.282</text:p>
              </table:table-cell>
              <table:table-cell office:value-type="float" office:value="12.919">
                <text:p>12.9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389">
                <text:p>11.389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653">
                <text:p>13.653</text:p>
              </table:table-cell>
              <table:table-cell office:value-type="float" office:value="14.412">
                <text:p>14.4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034">
                <text:p>11.034</text:p>
              </table:table-cell>
              <table:table-cell office:value-type="float" office:value="12.517">
                <text:p>12.5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601">
                <text:p>11.601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683">
                <text:p>11.683</text:p>
              </table:table-cell>
              <table:table-cell office:value-type="float" office:value="109.478">
                <text:p>109.4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201">
                <text:p>16.201</text:p>
              </table:table-cell>
              <table:table-cell office:value-type="float" office:value="79.699">
                <text:p>79.6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214">
                <text:p>11.214</text:p>
              </table:table-cell>
              <table:table-cell office:value-type="float" office:value="123.629">
                <text:p>123.6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28">
                <text:p>12.28</text:p>
              </table:table-cell>
              <table:table-cell office:value-type="float" office:value="12.681">
                <text:p>12.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95">
                <text:p>19.95</text:p>
              </table:table-cell>
              <table:table-cell office:value-type="float" office:value="22.035">
                <text:p>22.0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544">
                <text:p>12.544</text:p>
              </table:table-cell>
              <table:table-cell office:value-type="float" office:value="64.106">
                <text:p>64.1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309">
                <text:p>12.309</text:p>
              </table:table-cell>
              <table:table-cell office:value-type="float" office:value="12.468">
                <text:p>12.4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179">
                <text:p>11.179</text:p>
              </table:table-cell>
              <table:table-cell office:value-type="float" office:value="94.844">
                <text:p>94.8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888">
                <text:p>12.888</text:p>
              </table:table-cell>
              <table:table-cell office:value-type="float" office:value="112.044">
                <text:p>112.0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587">
                <text:p>13.587</text:p>
              </table:table-cell>
              <table:table-cell office:value-type="float" office:value="13.924">
                <text:p>13.9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774">
                <text:p>14.774</text:p>
              </table:table-cell>
              <table:table-cell office:value-type="float" office:value="14.893">
                <text:p>14.8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042">
                <text:p>13.042</text:p>
              </table:table-cell>
              <table:table-cell office:value-type="float" office:value="14.035">
                <text:p>14.0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53">
                <text:p>12.53</text:p>
              </table:table-cell>
              <table:table-cell office:value-type="float" office:value="13.383">
                <text:p>13.3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723">
                <text:p>11.723</text:p>
              </table:table-cell>
              <table:table-cell office:value-type="float" office:value="12.587">
                <text:p>12.5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147">
                <text:p>11.147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05">
                <text:p>12.05</text:p>
              </table:table-cell>
              <table:table-cell office:value-type="float" office:value="13.449">
                <text:p>13.4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46">
                <text:p>11.46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863">
                <text:p>15.863</text:p>
              </table:table-cell>
              <table:table-cell office:value-type="float" office:value="17.268">
                <text:p>17.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732">
                <text:p>11.732</text:p>
              </table:table-cell>
              <table:table-cell office:value-type="float" office:value="13.389">
                <text:p>13.3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.052">
                <text:p>14.052</text:p>
              </table:table-cell>
              <table:table-cell office:value-type="float" office:value="22.219">
                <text:p>22.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714">
                <text:p>11.714</text:p>
              </table:table-cell>
              <table:table-cell office:value-type="float" office:value="12.717">
                <text:p>12.7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484">
                <text:p>11.484</text:p>
              </table:table-cell>
              <table:table-cell office:value-type="float" office:value="11.783">
                <text:p>11.7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56">
                <text:p>11.56</text:p>
              </table:table-cell>
              <table:table-cell office:value-type="float" office:value="12.715">
                <text:p>12.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972">
                <text:p>14.972</text:p>
              </table:table-cell>
              <table:table-cell office:value-type="float" office:value="16.523">
                <text:p>16.5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632">
                <text:p>21.632</text:p>
              </table:table-cell>
              <table:table-cell office:value-type="float" office:value="21.086">
                <text:p>21.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96">
                <text:p>18.96</text:p>
              </table:table-cell>
              <table:table-cell office:value-type="float" office:value="19.108">
                <text:p>19.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228">
                <text:p>11.228</text:p>
              </table:table-cell>
              <table:table-cell office:value-type="float" office:value="11.065">
                <text:p>11.0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288">
                <text:p>15.288</text:p>
              </table:table-cell>
              <table:table-cell office:value-type="float" office:value="15.207">
                <text:p>15.2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425">
                <text:p>12.425</text:p>
              </table:table-cell>
              <table:table-cell office:value-type="float" office:value="20.932">
                <text:p>20.9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518">
                <text:p>20.518</text:p>
              </table:table-cell>
              <table:table-cell office:value-type="float" office:value="110.033">
                <text:p>110.0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42">
                <text:p>12.42</text:p>
              </table:table-cell>
              <table:table-cell office:value-type="float" office:value="133.947">
                <text:p>133.9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659">
                <text:p>11.659</text:p>
              </table:table-cell>
              <table:table-cell office:value-type="float" office:value="26.044">
                <text:p>26.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552">
                <text:p>11.552</text:p>
              </table:table-cell>
              <table:table-cell office:value-type="float" office:value="11.901">
                <text:p>11.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028">
                <text:p>11.028</text:p>
              </table:table-cell>
              <table:table-cell office:value-type="float" office:value="12.153">
                <text:p>12.1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315">
                <text:p>12.315</text:p>
              </table:table-cell>
              <table:table-cell office:value-type="float" office:value="12.872">
                <text:p>12.8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823">
                <text:p>12.823</text:p>
              </table:table-cell>
              <table:table-cell office:value-type="float" office:value="11.178">
                <text:p>11.1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376">
                <text:p>11.376</text:p>
              </table:table-cell>
              <table:table-cell office:value-type="float" office:value="11.328">
                <text:p>11.3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301">
                <text:p>11.301</text:p>
              </table:table-cell>
              <table:table-cell office:value-type="float" office:value="12.344">
                <text:p>12.3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217">
                <text:p>13.217</text:p>
              </table:table-cell>
              <table:table-cell office:value-type="float" office:value="12.706">
                <text:p>12.7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984">
                <text:p>12.984</text:p>
              </table:table-cell>
              <table:table-cell office:value-type="float" office:value="12.993">
                <text:p>12.9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65">
                <text:p>11.665</text:p>
              </table:table-cell>
              <table:table-cell office:value-type="float" office:value="12.457">
                <text:p>12.4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543">
                <text:p>13.543</text:p>
              </table:table-cell>
              <table:table-cell office:value-type="float" office:value="13.964">
                <text:p>13.9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318">
                <text:p>12.318</text:p>
              </table:table-cell>
              <table:table-cell office:value-type="float" office:value="12.412">
                <text:p>12.4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931">
                <text:p>12.931</text:p>
              </table:table-cell>
              <table:table-cell office:value-type="float" office:value="13.713">
                <text:p>13.7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005">
                <text:p>15.005</text:p>
              </table:table-cell>
              <table:table-cell office:value-type="float" office:value="16.442">
                <text:p>16.4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937">
                <text:p>11.937</text:p>
              </table:table-cell>
              <table:table-cell office:value-type="float" office:value="13.071">
                <text:p>13.0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92">
                <text:p>11.92</text:p>
              </table:table-cell>
              <table:table-cell office:value-type="float" office:value="12.469">
                <text:p>12.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728">
                <text:p>12.728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246">
                <text:p>13.246</text:p>
              </table:table-cell>
              <table:table-cell office:value-type="float" office:value="12.689">
                <text:p>12.6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669">
                <text:p>11.669</text:p>
              </table:table-cell>
              <table:table-cell office:value-type="float" office:value="21.381">
                <text:p>21.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277">
                <text:p>12.277</text:p>
              </table:table-cell>
              <table:table-cell office:value-type="float" office:value="13.245">
                <text:p>13.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041">
                <text:p>12.041</text:p>
              </table:table-cell>
              <table:table-cell office:value-type="float" office:value="13.074">
                <text:p>13.0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89">
                <text:p>14.89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17">
                <text:p>12.17</text:p>
              </table:table-cell>
              <table:table-cell office:value-type="float" office:value="12.748">
                <text:p>12.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692">
                <text:p>26.692</text:p>
              </table:table-cell>
              <table:table-cell office:value-type="float" office:value="111.72">
                <text:p>111.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965">
                <text:p>12.965</text:p>
              </table:table-cell>
              <table:table-cell office:value-type="float" office:value="13.937">
                <text:p>13.9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18">
                <text:p>20.318</text:p>
              </table:table-cell>
              <table:table-cell office:value-type="float" office:value="19.011">
                <text:p>19.0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224">
                <text:p>11.224</text:p>
              </table:table-cell>
              <table:table-cell office:value-type="float" office:value="12.302">
                <text:p>12.3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394">
                <text:p>13.394</text:p>
              </table:table-cell>
              <table:table-cell office:value-type="float" office:value="31.581">
                <text:p>31.5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38">
                <text:p>11.38</text:p>
              </table:table-cell>
              <table:table-cell office:value-type="float" office:value="13.044">
                <text:p>13.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163">
                <text:p>13.163</text:p>
              </table:table-cell>
              <table:table-cell office:value-type="float" office:value="14.319">
                <text:p>14.3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424">
                <text:p>12.424</text:p>
              </table:table-cell>
              <table:table-cell office:value-type="float" office:value="12.412">
                <text:p>12.4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847">
                <text:p>16.847</text:p>
              </table:table-cell>
              <table:table-cell office:value-type="float" office:value="17.934">
                <text:p>17.9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973">
                <text:p>11.973</text:p>
              </table:table-cell>
              <table:table-cell office:value-type="float" office:value="12.742">
                <text:p>12.7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52">
                <text:p>11.52</text:p>
              </table:table-cell>
              <table:table-cell office:value-type="float" office:value="50.18">
                <text:p>50.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633">
                <text:p>11.633</text:p>
              </table:table-cell>
              <table:table-cell office:value-type="float" office:value="12.178">
                <text:p>12.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089">
                <text:p>12.089</text:p>
              </table:table-cell>
              <table:table-cell office:value-type="float" office:value="13.705">
                <text:p>13.7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894">
                <text:p>11.89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241">
                <text:p>13.241</text:p>
              </table:table-cell>
              <table:table-cell office:value-type="float" office:value="14.085">
                <text:p>14.0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367">
                <text:p>14.367</text:p>
              </table:table-cell>
              <table:table-cell office:value-type="float" office:value="15.304">
                <text:p>15.3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977">
                <text:p>11.977</text:p>
              </table:table-cell>
              <table:table-cell office:value-type="float" office:value="12.535">
                <text:p>12.5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052">
                <text:p>26.052</text:p>
              </table:table-cell>
              <table:table-cell office:value-type="float" office:value="107.659">
                <text:p>107.6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219">
                <text:p>12.219</text:p>
              </table:table-cell>
              <table:table-cell office:value-type="float" office:value="96.386">
                <text:p>96.3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778">
                <text:p>11.778</text:p>
              </table:table-cell>
              <table:table-cell office:value-type="float" office:value="13.285">
                <text:p>13.2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357">
                <text:p>11.357</text:p>
              </table:table-cell>
              <table:table-cell office:value-type="float" office:value="12.788">
                <text:p>12.7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619">
                <text:p>12.619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756">
                <text:p>13.756</text:p>
              </table:table-cell>
              <table:table-cell office:value-type="float" office:value="14.577">
                <text:p>14.5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041">
                <text:p>12.041</text:p>
              </table:table-cell>
              <table:table-cell office:value-type="float" office:value="61.406">
                <text:p>61.4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943">
                <text:p>11.943</text:p>
              </table:table-cell>
              <table:table-cell office:value-type="float" office:value="113.804">
                <text:p>113.8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684">
                <text:p>11.684</text:p>
              </table:table-cell>
              <table:table-cell office:value-type="float" office:value="12.485">
                <text:p>12.4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439">
                <text:p>12.439</text:p>
              </table:table-cell>
              <table:table-cell office:value-type="float" office:value="13.985">
                <text:p>13.9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725">
                <text:p>11.725</text:p>
              </table:table-cell>
              <table:table-cell office:value-type="float" office:value="28.437">
                <text:p>28.4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59">
                <text:p>12.59</text:p>
              </table:table-cell>
              <table:table-cell office:value-type="float" office:value="12.102">
                <text:p>12.1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294">
                <text:p>13.29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303">
                <text:p>13.303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946">
                <text:p>18.946</text:p>
              </table:table-cell>
              <table:table-cell office:value-type="float" office:value="14.881">
                <text:p>14.8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2">
                <text:p>11.62</text:p>
              </table:table-cell>
              <table:table-cell office:value-type="float" office:value="12.833">
                <text:p>12.8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185">
                <text:p>13.185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.691">
                <text:p>17.691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.559">
                <text:p>14.559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409">
                <text:p>16.409</text:p>
              </table:table-cell>
              <table:table-cell office:value-type="float" office:value="17.264">
                <text:p>17.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.82">
                <text:p>20.82</text:p>
              </table:table-cell>
              <table:table-cell office:value-type="float" office:value="21.813">
                <text:p>21.8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.902">
                <text:p>37.902</text:p>
              </table:table-cell>
              <table:table-cell office:value-type="float" office:value="93.791">
                <text:p>93.7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423">
                <text:p>12.423</text:p>
              </table:table-cell>
              <table:table-cell office:value-type="float" office:value="53.446">
                <text:p>53.4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575">
                <text:p>11.575</text:p>
              </table:table-cell>
              <table:table-cell office:value-type="float" office:value="78.073">
                <text:p>78.0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651">
                <text:p>12.651</text:p>
              </table:table-cell>
              <table:table-cell office:value-type="float" office:value="13.399">
                <text:p>13.3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301">
                <text:p>13.301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533">
                <text:p>12.533</text:p>
              </table:table-cell>
              <table:table-cell office:value-type="float" office:value="47.057">
                <text:p>47.0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.747">
                <text:p>31.747</text:p>
              </table:table-cell>
              <table:table-cell office:value-type="float" office:value="143.281">
                <text:p>143.2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048">
                <text:p>12.048</text:p>
              </table:table-cell>
              <table:table-cell office:value-type="float" office:value="48.657">
                <text:p>48.6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54">
                <text:p>12.54</text:p>
              </table:table-cell>
              <table:table-cell office:value-type="float" office:value="12.665">
                <text:p>12.6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906">
                <text:p>11.906</text:p>
              </table:table-cell>
              <table:table-cell office:value-type="float" office:value="12.423">
                <text:p>12.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233">
                <text:p>20.233</text:p>
              </table:table-cell>
              <table:table-cell office:value-type="float" office:value="19.128">
                <text:p>19.1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538">
                <text:p>15.538</text:p>
              </table:table-cell>
              <table:table-cell office:value-type="float" office:value="16.962">
                <text:p>16.9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362">
                <text:p>30.362</text:p>
              </table:table-cell>
              <table:table-cell office:value-type="float" office:value="13.725">
                <text:p>13.7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362">
                <text:p>30.362</text:p>
              </table:table-cell>
              <table:table-cell office:value-type="float" office:value="13.725">
                <text:p>13.7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866">
                <text:p>11.866</text:p>
              </table:table-cell>
              <table:table-cell office:value-type="float" office:value="114.183">
                <text:p>114.1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985">
                <text:p>12.985</text:p>
              </table:table-cell>
              <table:table-cell office:value-type="float" office:value="16.757">
                <text:p>16.7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838">
                <text:p>13.838</text:p>
              </table:table-cell>
              <table:table-cell office:value-type="float" office:value="14.797">
                <text:p>14.7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696">
                <text:p>12.696</text:p>
              </table:table-cell>
              <table:table-cell office:value-type="float" office:value="13.342">
                <text:p>13.3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792">
                <text:p>11.792</text:p>
              </table:table-cell>
              <table:table-cell office:value-type="float" office:value="12.936">
                <text:p>12.9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85">
                <text:p>11.85</text:p>
              </table:table-cell>
              <table:table-cell office:value-type="float" office:value="28.238">
                <text:p>28.2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.054">
                <text:p>14.054</text:p>
              </table:table-cell>
              <table:table-cell office:value-type="float" office:value="15.141">
                <text:p>15.1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93">
                <text:p>12.93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809">
                <text:p>21.809</text:p>
              </table:table-cell>
              <table:table-cell office:value-type="float" office:value="106.966">
                <text:p>106.9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197">
                <text:p>12.197</text:p>
              </table:table-cell>
              <table:table-cell office:value-type="float" office:value="13.003">
                <text:p>13.0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072">
                <text:p>12.072</text:p>
              </table:table-cell>
              <table:table-cell office:value-type="float" office:value="12.022">
                <text:p>12.0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243">
                <text:p>12.243</text:p>
              </table:table-cell>
              <table:table-cell office:value-type="float" office:value="13.161">
                <text:p>13.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425">
                <text:p>12.425</text:p>
              </table:table-cell>
              <table:table-cell office:value-type="float" office:value="12.656">
                <text:p>12.6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163">
                <text:p>11.163</text:p>
              </table:table-cell>
              <table:table-cell office:value-type="float" office:value="12.617">
                <text:p>12.6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634">
                <text:p>11.634</text:p>
              </table:table-cell>
              <table:table-cell office:value-type="float" office:value="12.525">
                <text:p>12.5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.055">
                <text:p>22.055</text:p>
              </table:table-cell>
              <table:table-cell office:value-type="float" office:value="106.73">
                <text:p>106.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539">
                <text:p>11.539</text:p>
              </table:table-cell>
              <table:table-cell office:value-type="float" office:value="16.014">
                <text:p>16.0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098">
                <text:p>17.098</text:p>
              </table:table-cell>
              <table:table-cell office:value-type="float" office:value="18.667">
                <text:p>18.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784">
                <text:p>13.784</text:p>
              </table:table-cell>
              <table:table-cell office:value-type="float" office:value="15.878">
                <text:p>15.8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282">
                <text:p>15.282</text:p>
              </table:table-cell>
              <table:table-cell office:value-type="float" office:value="12.538">
                <text:p>12.5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303">
                <text:p>12.303</text:p>
              </table:table-cell>
              <table:table-cell office:value-type="float" office:value="24.291">
                <text:p>24.2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.309">
                <text:p>14.309</text:p>
              </table:table-cell>
              <table:table-cell office:value-type="float" office:value="12.884">
                <text:p>12.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509">
                <text:p>15.509</text:p>
              </table:table-cell>
              <table:table-cell office:value-type="float" office:value="101.63">
                <text:p>101.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922">
                <text:p>11.922</text:p>
              </table:table-cell>
              <table:table-cell office:value-type="float" office:value="13.495">
                <text:p>13.4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701">
                <text:p>25.701</text:p>
              </table:table-cell>
              <table:table-cell office:value-type="float" office:value="110.348">
                <text:p>110.3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986">
                <text:p>11.986</text:p>
              </table:table-cell>
              <table:table-cell office:value-type="float" office:value="70.865">
                <text:p>70.8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485">
                <text:p>14.485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486">
                <text:p>12.486</text:p>
              </table:table-cell>
              <table:table-cell office:value-type="float" office:value="13.708">
                <text:p>13.7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.641">
                <text:p>20.641</text:p>
              </table:table-cell>
              <table:table-cell office:value-type="float" office:value="105.927">
                <text:p>105.9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.675">
                <text:p>12.675</text:p>
              </table:table-cell>
              <table:table-cell office:value-type="float" office:value="83.702">
                <text:p>83.7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094">
                <text:p>13.094</text:p>
              </table:table-cell>
              <table:table-cell office:value-type="float" office:value="13.718">
                <text:p>13.7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.523">
                <text:p>24.523</text:p>
              </table:table-cell>
              <table:table-cell office:value-type="float" office:value="107.499">
                <text:p>107.4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728">
                <text:p>13.728</text:p>
              </table:table-cell>
              <table:table-cell office:value-type="float" office:value="15.098">
                <text:p>15.0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353">
                <text:p>12.353</text:p>
              </table:table-cell>
              <table:table-cell office:value-type="float" office:value="14.476">
                <text:p>14.4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825">
                <text:p>15.825</text:p>
              </table:table-cell>
              <table:table-cell office:value-type="float" office:value="102.636">
                <text:p>102.6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.481">
                <text:p>15.481</text:p>
              </table:table-cell>
              <table:table-cell office:value-type="float" office:value="16.955">
                <text:p>16.9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.052">
                <text:p>12.052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.994">
                <text:p>12.994</text:p>
              </table:table-cell>
              <table:table-cell office:value-type="float" office:value="54.821">
                <text:p>54.8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.033">
                <text:p>12.033</text:p>
              </table:table-cell>
              <table:table-cell office:value-type="float" office:value="13.209">
                <text:p>13.2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114">
                <text:p>17.114</text:p>
              </table:table-cell>
              <table:table-cell office:value-type="float" office:value="18.639">
                <text:p>18.6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.643">
                <text:p>243.643</text:p>
              </table:table-cell>
              <table:table-cell office:value-type="float" office:value="109.53">
                <text:p>109.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419">
                <text:p>11.419</text:p>
              </table:table-cell>
              <table:table-cell office:value-type="float" office:value="12.552">
                <text:p>12.5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258">
                <text:p>13.258</text:p>
              </table:table-cell>
              <table:table-cell office:value-type="float" office:value="14.168">
                <text:p>14.1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087">
                <text:p>12.087</text:p>
              </table:table-cell>
              <table:table-cell office:value-type="float" office:value="12.124">
                <text:p>12.1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.886">
                <text:p>12.886</text:p>
              </table:table-cell>
              <table:table-cell office:value-type="float" office:value="13.503">
                <text:p>13.5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912">
                <text:p>18.912</text:p>
              </table:table-cell>
              <table:table-cell office:value-type="float" office:value="104.486">
                <text:p>104.4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28">
                <text:p>11.28</text:p>
              </table:table-cell>
              <table:table-cell office:value-type="float" office:value="49.143">
                <text:p>49.1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093">
                <text:p>12.093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921">
                <text:p>15.921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062">
                <text:p>14.062</text:p>
              </table:table-cell>
              <table:table-cell office:value-type="float" office:value="12.606">
                <text:p>12.6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.979">
                <text:p>11.979</text:p>
              </table:table-cell>
              <table:table-cell office:value-type="float" office:value="12.139">
                <text:p>12.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.424">
                <text:p>13.424</text:p>
              </table:table-cell>
              <table:table-cell office:value-type="float" office:value="13.001">
                <text:p>13.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.711">
                <text:p>13.711</text:p>
              </table:table-cell>
              <table:table-cell office:value-type="float" office:value="14.462">
                <text:p>14.4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77">
                <text:p>15.377</text:p>
              </table:table-cell>
              <table:table-cell office:value-type="float" office:value="76.637">
                <text:p>76.6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636">
                <text:p>12.636</text:p>
              </table:table-cell>
              <table:table-cell office:value-type="float" office:value="63.598">
                <text:p>63.5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723">
                <text:p>12.723</text:p>
              </table:table-cell>
              <table:table-cell office:value-type="float" office:value="85.596">
                <text:p>85.5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418">
                <text:p>12.418</text:p>
              </table:table-cell>
              <table:table-cell office:value-type="float" office:value="12.869">
                <text:p>12.8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546">
                <text:p>11.546</text:p>
              </table:table-cell>
              <table:table-cell office:value-type="float" office:value="13.145">
                <text:p>13.1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263">
                <text:p>12.263</text:p>
              </table:table-cell>
              <table:table-cell office:value-type="float" office:value="11.821">
                <text:p>11.8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285">
                <text:p>14.285</text:p>
              </table:table-cell>
              <table:table-cell office:value-type="float" office:value="15.284">
                <text:p>15.2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729">
                <text:p>12.729</text:p>
              </table:table-cell>
              <table:table-cell office:value-type="float" office:value="62.236">
                <text:p>62.2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772">
                <text:p>28.772</text:p>
              </table:table-cell>
              <table:table-cell office:value-type="float" office:value="62.435">
                <text:p>62.4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726">
                <text:p>21.726</text:p>
              </table:table-cell>
              <table:table-cell office:value-type="float" office:value="127.251">
                <text:p>127.2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979">
                <text:p>11.979</text:p>
              </table:table-cell>
              <table:table-cell office:value-type="float" office:value="13.206">
                <text:p>13.2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362">
                <text:p>12.362</text:p>
              </table:table-cell>
              <table:table-cell office:value-type="float" office:value="13.093">
                <text:p>13.0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899">
                <text:p>12.899</text:p>
              </table:table-cell>
              <table:table-cell office:value-type="float" office:value="13.177">
                <text:p>13.1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.494">
                <text:p>12.494</text:p>
              </table:table-cell>
              <table:table-cell office:value-type="float" office:value="35.234">
                <text:p>35.2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.343">
                <text:p>12.343</text:p>
              </table:table-cell>
              <table:table-cell office:value-type="float" office:value="13.797">
                <text:p>13.7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188">
                <text:p>12.188</text:p>
              </table:table-cell>
              <table:table-cell office:value-type="float" office:value="13.936">
                <text:p>13.9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75">
                <text:p>12.275</text:p>
              </table:table-cell>
              <table:table-cell office:value-type="float" office:value="13.961">
                <text:p>13.9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946">
                <text:p>12.946</text:p>
              </table:table-cell>
              <table:table-cell office:value-type="float" office:value="81.591">
                <text:p>81.5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329">
                <text:p>12.329</text:p>
              </table:table-cell>
              <table:table-cell office:value-type="float" office:value="125.244">
                <text:p>125.2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7">
                <text:p>14.7</text:p>
              </table:table-cell>
              <table:table-cell office:value-type="float" office:value="15.665">
                <text:p>15.6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4.817">
                <text:p>914.817</text:p>
              </table:table-cell>
              <table:table-cell office:value-type="float" office:value="16.191">
                <text:p>16.1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.839">
                <text:p>14.839</text:p>
              </table:table-cell>
              <table:table-cell office:value-type="float" office:value="16.446">
                <text:p>16.4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186">
                <text:p>19.186</text:p>
              </table:table-cell>
              <table:table-cell office:value-type="float" office:value="18.587">
                <text:p>18.5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834">
                <text:p>12.834</text:p>
              </table:table-cell>
              <table:table-cell office:value-type="float" office:value="13.531">
                <text:p>13.5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.382">
                <text:p>13.382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.807">
                <text:p>12.807</text:p>
              </table:table-cell>
              <table:table-cell office:value-type="float" office:value="13.588">
                <text:p>13.5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.182">
                <text:p>12.182</text:p>
              </table:table-cell>
              <table:table-cell office:value-type="float" office:value="62.213">
                <text:p>62.2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979">
                <text:p>14.979</text:p>
              </table:table-cell>
              <table:table-cell office:value-type="float" office:value="15.819">
                <text:p>15.8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48">
                <text:p>13.448</text:p>
              </table:table-cell>
              <table:table-cell office:value-type="float" office:value="14.993">
                <text:p>14.9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941">
                <text:p>11.941</text:p>
              </table:table-cell>
              <table:table-cell office:value-type="float" office:value="73.919">
                <text:p>73.9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.304">
                <text:p>12.304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881">
                <text:p>13.881</text:p>
              </table:table-cell>
              <table:table-cell office:value-type="float" office:value="13.417">
                <text:p>13.4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.606">
                <text:p>12.606</text:p>
              </table:table-cell>
              <table:table-cell office:value-type="float" office:value="13.459">
                <text:p>13.4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965">
                <text:p>22.965</text:p>
              </table:table-cell>
              <table:table-cell office:value-type="float" office:value="23.744">
                <text:p>23.7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.927">
                <text:p>32.927</text:p>
              </table:table-cell>
              <table:table-cell office:value-type="float" office:value="102.027">
                <text:p>102.0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522">
                <text:p>13.522</text:p>
              </table:table-cell>
              <table:table-cell office:value-type="float" office:value="125.606">
                <text:p>125.6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262">
                <text:p>14.262</text:p>
              </table:table-cell>
              <table:table-cell office:value-type="float" office:value="15.426">
                <text:p>15.4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.597">
                <text:p>12.597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235">
                <text:p>13.235</text:p>
              </table:table-cell>
              <table:table-cell office:value-type="float" office:value="13.946">
                <text:p>13.9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.211">
                <text:p>12.211</text:p>
              </table:table-cell>
              <table:table-cell office:value-type="float" office:value="13.961">
                <text:p>13.9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.994">
                <text:p>12.994</text:p>
              </table:table-cell>
              <table:table-cell office:value-type="float" office:value="13.151">
                <text:p>13.1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.18">
                <text:p>12.18</text:p>
              </table:table-cell>
              <table:table-cell office:value-type="float" office:value="13.289">
                <text:p>13.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.112">
                <text:p>12.112</text:p>
              </table:table-cell>
              <table:table-cell office:value-type="float" office:value="13.048">
                <text:p>13.0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.063">
                <text:p>13.063</text:p>
              </table:table-cell>
              <table:table-cell office:value-type="float" office:value="13.463">
                <text:p>13.4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847">
                <text:p>14.847</text:p>
              </table:table-cell>
              <table:table-cell office:value-type="float" office:value="16.102">
                <text:p>16.1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.226">
                <text:p>13.226</text:p>
              </table:table-cell>
              <table:table-cell office:value-type="float" office:value="13.028">
                <text:p>13.0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.34">
                <text:p>12.34</text:p>
              </table:table-cell>
              <table:table-cell office:value-type="float" office:value="13.172">
                <text:p>13.1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67">
                <text:p>15.367</text:p>
              </table:table-cell>
              <table:table-cell office:value-type="float" office:value="17.137">
                <text:p>17.1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288">
                <text:p>15.288</text:p>
              </table:table-cell>
              <table:table-cell office:value-type="float" office:value="13.481">
                <text:p>13.4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.201">
                <text:p>12.201</text:p>
              </table:table-cell>
              <table:table-cell office:value-type="float" office:value="69.364">
                <text:p>69.3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667">
                <text:p>15.667</text:p>
              </table:table-cell>
              <table:table-cell office:value-type="float" office:value="126.32">
                <text:p>126.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.059">
                <text:p>13.059</text:p>
              </table:table-cell>
              <table:table-cell office:value-type="float" office:value="104.833">
                <text:p>104.8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391">
                <text:p>12.391</text:p>
              </table:table-cell>
              <table:table-cell office:value-type="float" office:value="38.512">
                <text:p>38.5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725">
                <text:p>24.725</text:p>
              </table:table-cell>
              <table:table-cell office:value-type="float" office:value="46.695">
                <text:p>46.6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738">
                <text:p>12.738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427">
                <text:p>12.427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.711">
                <text:p>13.711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.336">
                <text:p>18.336</text:p>
              </table:table-cell>
              <table:table-cell office:value-type="float" office:value="20.027">
                <text:p>20.0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796">
                <text:p>14.796</text:p>
              </table:table-cell>
              <table:table-cell office:value-type="float" office:value="13.061">
                <text:p>13.0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663">
                <text:p>12.663</text:p>
              </table:table-cell>
              <table:table-cell office:value-type="float" office:value="12.931">
                <text:p>12.9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191">
                <text:p>12.191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.901">
                <text:p>13.901</text:p>
              </table:table-cell>
              <table:table-cell office:value-type="float" office:value="13.417">
                <text:p>13.4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.195">
                <text:p>17.195</text:p>
              </table:table-cell>
              <table:table-cell office:value-type="float" office:value="17.982">
                <text:p>17.9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247">
                <text:p>12.247</text:p>
              </table:table-cell>
              <table:table-cell office:value-type="float" office:value="13.808">
                <text:p>13.8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.095">
                <text:p>15.095</text:p>
              </table:table-cell>
              <table:table-cell office:value-type="float" office:value="3488.155">
                <text:p>3488.1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342">
                <text:p>16.342</text:p>
              </table:table-cell>
              <table:table-cell office:value-type="float" office:value="3430.375">
                <text:p>3430.3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.049">
                <text:p>13.049</text:p>
              </table:table-cell>
              <table:table-cell office:value-type="float" office:value="1878.137">
                <text:p>1878.1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.701">
                <text:p>28.701</text:p>
              </table:table-cell>
              <table:table-cell office:value-type="float" office:value="1877.609">
                <text:p>1877.6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133">
                <text:p>12.133</text:p>
              </table:table-cell>
              <table:table-cell office:value-type="float" office:value="1534.914">
                <text:p>1534.9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081">
                <text:p>21.081</text:p>
              </table:table-cell>
              <table:table-cell office:value-type="float" office:value="1529.503">
                <text:p>1529.5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.355">
                <text:p>14.355</text:p>
              </table:table-cell>
              <table:table-cell office:value-type="float" office:value="865.425">
                <text:p>865.4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236">
                <text:p>12.236</text:p>
              </table:table-cell>
              <table:table-cell office:value-type="float" office:value="13.581">
                <text:p>13.5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073">
                <text:p>12.073</text:p>
              </table:table-cell>
              <table:table-cell office:value-type="float" office:value="12.844">
                <text:p>12.8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17">
                <text:p>12.617</text:p>
              </table:table-cell>
              <table:table-cell office:value-type="float" office:value="13.957">
                <text:p>13.9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.017">
                <text:p>14.017</text:p>
              </table:table-cell>
              <table:table-cell office:value-type="float" office:value="15.115">
                <text:p>15.1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762">
                <text:p>15.762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.339">
                <text:p>31.339</text:p>
              </table:table-cell>
              <table:table-cell office:value-type="float" office:value="135.903">
                <text:p>135.9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149">
                <text:p>16.149</text:p>
              </table:table-cell>
              <table:table-cell office:value-type="float" office:value="90.599">
                <text:p>90.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863">
                <text:p>11.863</text:p>
              </table:table-cell>
              <table:table-cell office:value-type="float" office:value="55.689">
                <text:p>55.6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.036">
                <text:p>13.036</text:p>
              </table:table-cell>
              <table:table-cell office:value-type="float" office:value="85.307">
                <text:p>85.3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78">
                <text:p>12.78</text:p>
              </table:table-cell>
              <table:table-cell office:value-type="float" office:value="13.478">
                <text:p>13.4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99">
                <text:p>15.99</text:p>
              </table:table-cell>
              <table:table-cell office:value-type="float" office:value="100.579">
                <text:p>100.5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.797">
                <text:p>13.797</text:p>
              </table:table-cell>
              <table:table-cell office:value-type="float" office:value="14.755">
                <text:p>14.7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.943">
                <text:p>14.943</text:p>
              </table:table-cell>
              <table:table-cell office:value-type="float" office:value="15.337">
                <text:p>15.3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834">
                <text:p>16.834</text:p>
              </table:table-cell>
              <table:table-cell office:value-type="float" office:value="17.665">
                <text:p>17.6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.726">
                <text:p>18.726</text:p>
              </table:table-cell>
              <table:table-cell office:value-type="float" office:value="19.194">
                <text:p>19.1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.796">
                <text:p>11.796</text:p>
              </table:table-cell>
              <table:table-cell office:value-type="float" office:value="13.536">
                <text:p>13.5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.197">
                <text:p>12.197</text:p>
              </table:table-cell>
              <table:table-cell office:value-type="float" office:value="13.266">
                <text:p>13.2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.305">
                <text:p>20.305</text:p>
              </table:table-cell>
              <table:table-cell office:value-type="float" office:value="21.262">
                <text:p>21.2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354">
                <text:p>13.354</text:p>
              </table:table-cell>
              <table:table-cell office:value-type="float" office:value="12.866">
                <text:p>12.8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.678">
                <text:p>11.678</text:p>
              </table:table-cell>
              <table:table-cell office:value-type="float" office:value="12.415">
                <text:p>12.4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513">
                <text:p>12.513</text:p>
              </table:table-cell>
              <table:table-cell office:value-type="float" office:value="13.188">
                <text:p>13.1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896">
                <text:p>13.896</text:p>
              </table:table-cell>
              <table:table-cell office:value-type="float" office:value="12.542">
                <text:p>12.5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04">
                <text:p>13.304</text:p>
              </table:table-cell>
              <table:table-cell office:value-type="float" office:value="12.551">
                <text:p>12.5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915">
                <text:p>16.915</text:p>
              </table:table-cell>
              <table:table-cell office:value-type="float" office:value="18.449">
                <text:p>18.4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867">
                <text:p>15.867</text:p>
              </table:table-cell>
              <table:table-cell office:value-type="float" office:value="26.029">
                <text:p>26.0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682">
                <text:p>15.682</text:p>
              </table:table-cell>
              <table:table-cell office:value-type="float" office:value="29.266">
                <text:p>29.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.013">
                <text:p>29.013</text:p>
              </table:table-cell>
              <table:table-cell office:value-type="float" office:value="119.174">
                <text:p>119.1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.95">
                <text:p>12.95</text:p>
              </table:table-cell>
              <table:table-cell office:value-type="float" office:value="82.124">
                <text:p>82.1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.629">
                <text:p>18.629</text:p>
              </table:table-cell>
              <table:table-cell office:value-type="float" office:value="20.044">
                <text:p>20.0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253">
                <text:p>28.253</text:p>
              </table:table-cell>
              <table:table-cell office:value-type="float" office:value="105.934">
                <text:p>105.9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.786">
                <text:p>11.786</text:p>
              </table:table-cell>
              <table:table-cell office:value-type="float" office:value="12.655">
                <text:p>12.6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403">
                <text:p>15.403</text:p>
              </table:table-cell>
              <table:table-cell office:value-type="float" office:value="12.299">
                <text:p>12.2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996">
                <text:p>12.996</text:p>
              </table:table-cell>
              <table:table-cell office:value-type="float" office:value="12.765">
                <text:p>12.7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811">
                <text:p>12.811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.25">
                <text:p>12.25</text:p>
              </table:table-cell>
              <table:table-cell office:value-type="float" office:value="12.146">
                <text:p>12.1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.572">
                <text:p>12.572</text:p>
              </table:table-cell>
              <table:table-cell office:value-type="float" office:value="13.618">
                <text:p>13.6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186">
                <text:p>15.186</text:p>
              </table:table-cell>
              <table:table-cell office:value-type="float" office:value="15.783">
                <text:p>15.7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.581">
                <text:p>15.581</text:p>
              </table:table-cell>
              <table:table-cell office:value-type="float" office:value="96.677">
                <text:p>96.6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689">
                <text:p>12.689</text:p>
              </table:table-cell>
              <table:table-cell office:value-type="float" office:value="13.297">
                <text:p>13.2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74">
                <text:p>12.74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.108">
                <text:p>27.108</text:p>
              </table:table-cell>
              <table:table-cell office:value-type="float" office:value="108.574">
                <text:p>108.5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397">
                <text:p>12.397</text:p>
              </table:table-cell>
              <table:table-cell office:value-type="float" office:value="64.354">
                <text:p>64.3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56">
                <text:p>14.56</text:p>
              </table:table-cell>
              <table:table-cell office:value-type="float" office:value="52.28">
                <text:p>52.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8">
                <text:p>24.8</text:p>
              </table:table-cell>
              <table:table-cell office:value-type="float" office:value="25.906">
                <text:p>25.9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924">
                <text:p>16.924</text:p>
              </table:table-cell>
              <table:table-cell office:value-type="float" office:value="18.045">
                <text:p>18.0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383">
                <text:p>13.383</text:p>
              </table:table-cell>
              <table:table-cell office:value-type="float" office:value="24.554">
                <text:p>24.5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24">
                <text:p>12.24</text:p>
              </table:table-cell>
              <table:table-cell office:value-type="float" office:value="53.157">
                <text:p>53.1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077">
                <text:p>13.077</text:p>
              </table:table-cell>
              <table:table-cell office:value-type="float" office:value="13.187">
                <text:p>13.1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.212">
                <text:p>12.212</text:p>
              </table:table-cell>
              <table:table-cell office:value-type="float" office:value="48.025">
                <text:p>48.0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83">
                <text:p>12.83</text:p>
              </table:table-cell>
              <table:table-cell office:value-type="float" office:value="66.114">
                <text:p>66.1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.216">
                <text:p>15.216</text:p>
              </table:table-cell>
              <table:table-cell office:value-type="float" office:value="14.508">
                <text:p>14.5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.394">
                <text:p>12.394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753">
                <text:p>12.753</text:p>
              </table:table-cell>
              <table:table-cell office:value-type="float" office:value="12.923">
                <text:p>12.9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132">
                <text:p>13.132</text:p>
              </table:table-cell>
              <table:table-cell office:value-type="float" office:value="14.238">
                <text:p>14.2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81">
                <text:p>13.81</text:p>
              </table:table-cell>
              <table:table-cell office:value-type="float" office:value="14.539">
                <text:p>14.5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338">
                <text:p>19.338</text:p>
              </table:table-cell>
              <table:table-cell office:value-type="float" office:value="146.447">
                <text:p>146.4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538">
                <text:p>16.538</text:p>
              </table:table-cell>
              <table:table-cell office:value-type="float" office:value="70.321">
                <text:p>70.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.792">
                <text:p>12.79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193">
                <text:p>13.193</text:p>
              </table:table-cell>
              <table:table-cell office:value-type="float" office:value="17.647">
                <text:p>17.6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.304">
                <text:p>13.304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.28">
                <text:p>13.28</text:p>
              </table:table-cell>
              <table:table-cell office:value-type="float" office:value="13.148">
                <text:p>13.1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077">
                <text:p>14.077</text:p>
              </table:table-cell>
              <table:table-cell office:value-type="float" office:value="15.066">
                <text:p>15.0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196">
                <text:p>14.196</text:p>
              </table:table-cell>
              <table:table-cell office:value-type="float" office:value="15.794">
                <text:p>15.7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.559">
                <text:p>13.559</text:p>
              </table:table-cell>
              <table:table-cell office:value-type="float" office:value="17.465">
                <text:p>17.4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.437">
                <text:p>16.437</text:p>
              </table:table-cell>
              <table:table-cell office:value-type="float" office:value="1135.179">
                <text:p>1135.1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892">
                <text:p>12.892</text:p>
              </table:table-cell>
              <table:table-cell office:value-type="float" office:value="1025.902">
                <text:p>1025.9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.07">
                <text:p>13.07</text:p>
              </table:table-cell>
              <table:table-cell office:value-type="float" office:value="904.358">
                <text:p>904.3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.088">
                <text:p>13.088</text:p>
              </table:table-cell>
              <table:table-cell office:value-type="float" office:value="345.411">
                <text:p>345.4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.098">
                <text:p>17.098</text:p>
              </table:table-cell>
              <table:table-cell office:value-type="float" office:value="239.548">
                <text:p>239.5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.439">
                <text:p>13.43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188">
                <text:p>12.188</text:p>
              </table:table-cell>
              <table:table-cell office:value-type="float" office:value="12.808">
                <text:p>12.8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488">
                <text:p>15.488</text:p>
              </table:table-cell>
              <table:table-cell office:value-type="float" office:value="95.022">
                <text:p>95.0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.784">
                <text:p>11.784</text:p>
              </table:table-cell>
              <table:table-cell office:value-type="float" office:value="66.655">
                <text:p>66.6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.894">
                <text:p>11.894</text:p>
              </table:table-cell>
              <table:table-cell office:value-type="float" office:value="12.488">
                <text:p>12.4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.487">
                <text:p>13.487</text:p>
              </table:table-cell>
              <table:table-cell office:value-type="float" office:value="14.956">
                <text:p>14.9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776">
                <text:p>12.776</text:p>
              </table:table-cell>
              <table:table-cell office:value-type="float" office:value="74.007">
                <text:p>74.0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.895">
                <text:p>12.895</text:p>
              </table:table-cell>
              <table:table-cell office:value-type="float" office:value="150.027">
                <text:p>150.0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.447">
                <text:p>27.447</text:p>
              </table:table-cell>
              <table:table-cell office:value-type="float" office:value="150.501">
                <text:p>150.5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.878">
                <text:p>11.878</text:p>
              </table:table-cell>
              <table:table-cell office:value-type="float" office:value="109.424">
                <text:p>109.4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.924">
                <text:p>12.924</text:p>
              </table:table-cell>
              <table:table-cell office:value-type="float" office:value="49.612">
                <text:p>49.6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407">
                <text:p>13.407</text:p>
              </table:table-cell>
              <table:table-cell office:value-type="float" office:value="93.478">
                <text:p>93.4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.656">
                <text:p>12.656</text:p>
              </table:table-cell>
              <table:table-cell office:value-type="float" office:value="82.869">
                <text:p>82.8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648">
                <text:p>15.648</text:p>
              </table:table-cell>
              <table:table-cell office:value-type="float" office:value="16.179">
                <text:p>16.1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.015">
                <text:p>12.015</text:p>
              </table:table-cell>
              <table:table-cell office:value-type="float" office:value="12.969">
                <text:p>12.9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.151">
                <text:p>12.151</text:p>
              </table:table-cell>
              <table:table-cell office:value-type="float" office:value="12.522">
                <text:p>12.5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557">
                <text:p>15.557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504">
                <text:p>16.504</text:p>
              </table:table-cell>
              <table:table-cell office:value-type="float" office:value="18.115">
                <text:p>18.1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735">
                <text:p>11.735</text:p>
              </table:table-cell>
              <table:table-cell office:value-type="float" office:value="12.722">
                <text:p>12.7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.089">
                <text:p>13.089</text:p>
              </table:table-cell>
              <table:table-cell office:value-type="float" office:value="13.323">
                <text:p>13.3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.006">
                <text:p>12.006</text:p>
              </table:table-cell>
              <table:table-cell office:value-type="float" office:value="12.978">
                <text:p>12.9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539">
                <text:p>12.539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.864">
                <text:p>12.864</text:p>
              </table:table-cell>
              <table:table-cell office:value-type="float" office:value="97.502">
                <text:p>97.5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.881">
                <text:p>14.881</text:p>
              </table:table-cell>
              <table:table-cell office:value-type="float" office:value="153.714">
                <text:p>153.7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.743">
                <text:p>25.743</text:p>
              </table:table-cell>
              <table:table-cell office:value-type="float" office:value="147.638">
                <text:p>147.6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.484">
                <text:p>23.484</text:p>
              </table:table-cell>
              <table:table-cell office:value-type="float" office:value="131.637">
                <text:p>131.6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.128">
                <text:p>13.128</text:p>
              </table:table-cell>
              <table:table-cell office:value-type="float" office:value="51.502">
                <text:p>51.5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.16">
                <text:p>12.16</text:p>
              </table:table-cell>
              <table:table-cell office:value-type="float" office:value="44.223">
                <text:p>44.2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382">
                <text:p>13.382</text:p>
              </table:table-cell>
              <table:table-cell office:value-type="float" office:value="43.779">
                <text:p>43.7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973">
                <text:p>11.973</text:p>
              </table:table-cell>
              <table:table-cell office:value-type="float" office:value="35.793">
                <text:p>35.7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505">
                <text:p>12.505</text:p>
              </table:table-cell>
              <table:table-cell office:value-type="float" office:value="12.465">
                <text:p>12.4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.644">
                <text:p>12.644</text:p>
              </table:table-cell>
              <table:table-cell office:value-type="float" office:value="13.086">
                <text:p>13.0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.375">
                <text:p>12.375</text:p>
              </table:table-cell>
              <table:table-cell office:value-type="float" office:value="79.74">
                <text:p>79.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79">
                <text:p>11.79</text:p>
              </table:table-cell>
              <table:table-cell office:value-type="float" office:value="13.636">
                <text:p>13.6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.941">
                <text:p>11.941</text:p>
              </table:table-cell>
              <table:table-cell office:value-type="float" office:value="12.656">
                <text:p>12.6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993">
                <text:p>15.993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837">
                <text:p>12.837</text:p>
              </table:table-cell>
              <table:table-cell office:value-type="float" office:value="13.533">
                <text:p>13.5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945">
                <text:p>12.945</text:p>
              </table:table-cell>
              <table:table-cell office:value-type="float" office:value="13.268">
                <text:p>13.2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.397">
                <text:p>15.397</text:p>
              </table:table-cell>
              <table:table-cell office:value-type="float" office:value="48.109">
                <text:p>48.1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.464">
                <text:p>13.464</text:p>
              </table:table-cell>
              <table:table-cell office:value-type="float" office:value="13.766">
                <text:p>13.7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.036">
                <text:p>15.036</text:p>
              </table:table-cell>
              <table:table-cell office:value-type="float" office:value="15.922">
                <text:p>15.9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.532">
                <text:p>13.532</text:p>
              </table:table-cell>
              <table:table-cell office:value-type="float" office:value="14.151">
                <text:p>14.1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.681">
                <text:p>17.681</text:p>
              </table:table-cell>
              <table:table-cell office:value-type="float" office:value="18.725">
                <text:p>18.7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129">
                <text:p>12.129</text:p>
              </table:table-cell>
              <table:table-cell office:value-type="float" office:value="12.742">
                <text:p>12.7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.112">
                <text:p>13.112</text:p>
              </table:table-cell>
              <table:table-cell office:value-type="float" office:value="13.677">
                <text:p>13.6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893">
                <text:p>12.893</text:p>
              </table:table-cell>
              <table:table-cell office:value-type="float" office:value="95.987">
                <text:p>95.9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291">
                <text:p>24.29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612">
                <text:p>13.612</text:p>
              </table:table-cell>
              <table:table-cell office:value-type="float" office:value="13.495">
                <text:p>13.4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21">
                <text:p>12.21</text:p>
              </table:table-cell>
              <table:table-cell office:value-type="float" office:value="12.822">
                <text:p>12.8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.219">
                <text:p>14.219</text:p>
              </table:table-cell>
              <table:table-cell office:value-type="float" office:value="12.789">
                <text:p>12.7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.228">
                <text:p>14.228</text:p>
              </table:table-cell>
              <table:table-cell office:value-type="float" office:value="14.779">
                <text:p>14.7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.419">
                <text:p>32.419</text:p>
              </table:table-cell>
              <table:table-cell office:value-type="float" office:value="111.609">
                <text:p>111.6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993">
                <text:p>11.993</text:p>
              </table:table-cell>
              <table:table-cell office:value-type="float" office:value="145.245">
                <text:p>145.2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685">
                <text:p>13.685</text:p>
              </table:table-cell>
              <table:table-cell office:value-type="float" office:value="16.858">
                <text:p>16.8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038">
                <text:p>15.038</text:p>
              </table:table-cell>
              <table:table-cell office:value-type="float" office:value="15.921">
                <text:p>15.9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644">
                <text:p>14.644</text:p>
              </table:table-cell>
              <table:table-cell office:value-type="float" office:value="14.832">
                <text:p>14.8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177">
                <text:p>16.177</text:p>
              </table:table-cell>
              <table:table-cell office:value-type="float" office:value="17.666">
                <text:p>17.6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735">
                <text:p>14.735</text:p>
              </table:table-cell>
              <table:table-cell office:value-type="float" office:value="14.951">
                <text:p>14.9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.388">
                <text:p>33.388</text:p>
              </table:table-cell>
              <table:table-cell office:value-type="float" office:value="1309.714">
                <text:p>1309.7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.206">
                <text:p>13.206</text:p>
              </table:table-cell>
              <table:table-cell office:value-type="float" office:value="757.312">
                <text:p>757.3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784">
                <text:p>12.784</text:p>
              </table:table-cell>
              <table:table-cell office:value-type="float" office:value="711.047">
                <text:p>711.0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7.035">
                <text:p>437.035</text:p>
              </table:table-cell>
              <table:table-cell office:value-type="float" office:value="536.512">
                <text:p>536.5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7.75">
                <text:p>267.75</text:p>
              </table:table-cell>
              <table:table-cell office:value-type="float" office:value="458.059">
                <text:p>458.0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.889">
                <text:p>13.889</text:p>
              </table:table-cell>
              <table:table-cell office:value-type="float" office:value="13.558">
                <text:p>13.55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253">
                <text:p>12.253</text:p>
              </table:table-cell>
              <table:table-cell office:value-type="float" office:value="35.907">
                <text:p>35.9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251">
                <text:p>12.251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704">
                <text:p>12.704</text:p>
              </table:table-cell>
              <table:table-cell office:value-type="float" office:value="13.347">
                <text:p>13.3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.893">
                <text:p>14.893</text:p>
              </table:table-cell>
              <table:table-cell office:value-type="float" office:value="14.565">
                <text:p>14.5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.698">
                <text:p>12.698</text:p>
              </table:table-cell>
              <table:table-cell office:value-type="float" office:value="13.198">
                <text:p>13.1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162">
                <text:p>15.162</text:p>
              </table:table-cell>
              <table:table-cell office:value-type="float" office:value="37.575">
                <text:p>37.5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908">
                <text:p>11.908</text:p>
              </table:table-cell>
              <table:table-cell office:value-type="float" office:value="13.093">
                <text:p>13.0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.599">
                <text:p>38.599</text:p>
              </table:table-cell>
              <table:table-cell office:value-type="float" office:value="294.016">
                <text:p>294.0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.256">
                <text:p>13.256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409">
                <text:p>12.409</text:p>
              </table:table-cell>
              <table:table-cell office:value-type="float" office:value="13.066">
                <text:p>13.0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.345">
                <text:p>13.345</text:p>
              </table:table-cell>
              <table:table-cell office:value-type="float" office:value="13.244">
                <text:p>13.2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793">
                <text:p>12.793</text:p>
              </table:table-cell>
              <table:table-cell office:value-type="float" office:value="13.633">
                <text:p>13.6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622">
                <text:p>12.622</text:p>
              </table:table-cell>
              <table:table-cell office:value-type="float" office:value="12.269">
                <text:p>12.2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.679">
                <text:p>12.679</text:p>
              </table:table-cell>
              <table:table-cell office:value-type="float" office:value="13.782">
                <text:p>13.7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.901">
                <text:p>13.901</text:p>
              </table:table-cell>
              <table:table-cell office:value-type="float" office:value="13.968">
                <text:p>13.9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943">
                <text:p>14.943</text:p>
              </table:table-cell>
              <table:table-cell office:value-type="float" office:value="15.752">
                <text:p>15.7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871">
                <text:p>11.871</text:p>
              </table:table-cell>
              <table:table-cell office:value-type="float" office:value="13.133">
                <text:p>13.1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.734">
                <text:p>12.734</text:p>
              </table:table-cell>
              <table:table-cell office:value-type="float" office:value="70.152">
                <text:p>70.1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.854">
                <text:p>13.854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.843">
                <text:p>13.843</text:p>
              </table:table-cell>
              <table:table-cell office:value-type="float" office:value="14.127">
                <text:p>14.1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239">
                <text:p>16.239</text:p>
              </table:table-cell>
              <table:table-cell office:value-type="float" office:value="923.404">
                <text:p>923.4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.259">
                <text:p>13.259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.64">
                <text:p>12.64</text:p>
              </table:table-cell>
              <table:table-cell office:value-type="float" office:value="64.688">
                <text:p>64.6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.725">
                <text:p>13.725</text:p>
              </table:table-cell>
              <table:table-cell office:value-type="float" office:value="15.344">
                <text:p>15.3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.838">
                <text:p>12.838</text:p>
              </table:table-cell>
              <table:table-cell office:value-type="float" office:value="67.899">
                <text:p>67.8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085">
                <text:p>16.085</text:p>
              </table:table-cell>
              <table:table-cell office:value-type="float" office:value="17.105">
                <text:p>17.1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.003">
                <text:p>13.003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248">
                <text:p>12.248</text:p>
              </table:table-cell>
              <table:table-cell office:value-type="float" office:value="13.561">
                <text:p>13.5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.665">
                <text:p>18.665</text:p>
              </table:table-cell>
              <table:table-cell office:value-type="float" office:value="103.414">
                <text:p>103.4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.725">
                <text:p>25.725</text:p>
              </table:table-cell>
              <table:table-cell office:value-type="float" office:value="94.955">
                <text:p>94.9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704">
                <text:p>11.704</text:p>
              </table:table-cell>
              <table:table-cell office:value-type="float" office:value="27.209">
                <text:p>27.2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.904">
                <text:p>14.904</text:p>
              </table:table-cell>
              <table:table-cell office:value-type="float" office:value="48.191">
                <text:p>48.1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.621">
                <text:p>13.621</text:p>
              </table:table-cell>
              <table:table-cell office:value-type="float" office:value="14.835">
                <text:p>14.8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.914">
                <text:p>13.914</text:p>
              </table:table-cell>
              <table:table-cell office:value-type="float" office:value="57.747">
                <text:p>57.7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.912">
                <text:p>13.912</text:p>
              </table:table-cell>
              <table:table-cell office:value-type="float" office:value="14.453">
                <text:p>14.4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.998">
                <text:p>13.998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4.765">
                <text:p>114.765</text:p>
              </table:table-cell>
              <table:table-cell office:value-type="float" office:value="95.969">
                <text:p>95.9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777">
                <text:p>12.777</text:p>
              </table:table-cell>
              <table:table-cell office:value-type="float" office:value="14.509">
                <text:p>14.5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117">
                <text:p>18.117</text:p>
              </table:table-cell>
              <table:table-cell office:value-type="float" office:value="19.431">
                <text:p>19.4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778">
                <text:p>18.778</text:p>
              </table:table-cell>
              <table:table-cell office:value-type="float" office:value="19.079">
                <text:p>19.0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.28">
                <text:p>13.2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.892">
                <text:p>15.892</text:p>
              </table:table-cell>
              <table:table-cell office:value-type="float" office:value="1212.787">
                <text:p>1212.7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.033">
                <text:p>15.033</text:p>
              </table:table-cell>
              <table:table-cell office:value-type="float" office:value="1199.675">
                <text:p>1199.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.084">
                <text:p>14.084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428">
                <text:p>12.428</text:p>
              </table:table-cell>
              <table:table-cell office:value-type="float" office:value="12.564">
                <text:p>12.5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523">
                <text:p>10.523</text:p>
              </table:table-cell>
              <table:table-cell office:value-type="float" office:value="11.725">
                <text:p>11.7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.341">
                <text:p>13.341</text:p>
              </table:table-cell>
              <table:table-cell office:value-type="float" office:value="14.706">
                <text:p>14.7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.022">
                <text:p>15.022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882">
                <text:p>12.882</text:p>
              </table:table-cell>
              <table:table-cell office:value-type="float" office:value="21.824">
                <text:p>21.8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3">
                <text:p>15.3</text:p>
              </table:table-cell>
              <table:table-cell office:value-type="float" office:value="16.316">
                <text:p>16.3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258">
                <text:p>13.258</text:p>
              </table:table-cell>
              <table:table-cell office:value-type="float" office:value="28.624">
                <text:p>28.6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217">
                <text:p>11.217</text:p>
              </table:table-cell>
              <table:table-cell office:value-type="float" office:value="12.931">
                <text:p>12.9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.253">
                <text:p>15.253</text:p>
              </table:table-cell>
              <table:table-cell office:value-type="float" office:value="15.546">
                <text:p>15.5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26">
                <text:p>11.26</text:p>
              </table:table-cell>
              <table:table-cell office:value-type="float" office:value="12.681">
                <text:p>12.6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.153">
                <text:p>21.153</text:p>
              </table:table-cell>
              <table:table-cell office:value-type="float" office:value="108.135">
                <text:p>108.1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13">
                <text:p>11.13</text:p>
              </table:table-cell>
              <table:table-cell office:value-type="float" office:value="12.483">
                <text:p>12.4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718">
                <text:p>11.718</text:p>
              </table:table-cell>
              <table:table-cell office:value-type="float" office:value="12.144">
                <text:p>12.1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.035">
                <text:p>26.035</text:p>
              </table:table-cell>
              <table:table-cell office:value-type="float" office:value="113.557">
                <text:p>113.55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929">
                <text:p>12.929</text:p>
              </table:table-cell>
              <table:table-cell office:value-type="float" office:value="12.811">
                <text:p>12.8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746">
                <text:p>11.746</text:p>
              </table:table-cell>
              <table:table-cell office:value-type="float" office:value="12.706">
                <text:p>12.7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333">
                <text:p>12.333</text:p>
              </table:table-cell>
              <table:table-cell office:value-type="float" office:value="13.655">
                <text:p>13.6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561">
                <text:p>11.561</text:p>
              </table:table-cell>
              <table:table-cell office:value-type="float" office:value="12.724">
                <text:p>12.7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1.22">
                <text:p>211.22</text:p>
              </table:table-cell>
              <table:table-cell office:value-type="float" office:value="1212.343">
                <text:p>1212.3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058">
                <text:p>11.058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39">
                <text:p>11.39</text:p>
              </table:table-cell>
              <table:table-cell office:value-type="float" office:value="12.612">
                <text:p>12.6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774">
                <text:p>11.774</text:p>
              </table:table-cell>
              <table:table-cell office:value-type="float" office:value="12.572">
                <text:p>12.5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4.392">
                <text:p>34.392</text:p>
              </table:table-cell>
              <table:table-cell office:value-type="float" office:value="111.397">
                <text:p>111.3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.139">
                <text:p>17.139</text:p>
              </table:table-cell>
              <table:table-cell office:value-type="float" office:value="136.707">
                <text:p>136.7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353">
                <text:p>18.353</text:p>
              </table:table-cell>
              <table:table-cell office:value-type="float" office:value="36.165">
                <text:p>36.1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203">
                <text:p>11.203</text:p>
              </table:table-cell>
              <table:table-cell office:value-type="float" office:value="37.668">
                <text:p>37.6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798">
                <text:p>11.798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2.89">
                <text:p>22.89</text:p>
              </table:table-cell>
              <table:table-cell office:value-type="float" office:value="110.942">
                <text:p>110.9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.399">
                <text:p>14.399</text:p>
              </table:table-cell>
              <table:table-cell office:value-type="float" office:value="120.164">
                <text:p>120.1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047">
                <text:p>12.047</text:p>
              </table:table-cell>
              <table:table-cell office:value-type="float" office:value="12.721">
                <text:p>12.7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21">
                <text:p>12.21</text:p>
              </table:table-cell>
              <table:table-cell office:value-type="float" office:value="12.087">
                <text:p>12.08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532">
                <text:p>11.532</text:p>
              </table:table-cell>
              <table:table-cell office:value-type="float" office:value="26.625">
                <text:p>26.6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119">
                <text:p>12.119</text:p>
              </table:table-cell>
              <table:table-cell office:value-type="float" office:value="13.236">
                <text:p>13.2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516">
                <text:p>18.516</text:p>
              </table:table-cell>
              <table:table-cell office:value-type="float" office:value="107.402">
                <text:p>107.4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033">
                <text:p>11.033</text:p>
              </table:table-cell>
              <table:table-cell office:value-type="float" office:value="127.987">
                <text:p>127.9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67">
                <text:p>17.67</text:p>
              </table:table-cell>
              <table:table-cell office:value-type="float" office:value="117.703">
                <text:p>117.7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772">
                <text:p>13.772</text:p>
              </table:table-cell>
              <table:table-cell office:value-type="float" office:value="31.196">
                <text:p>31.1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.343">
                <text:p>13.343</text:p>
              </table:table-cell>
              <table:table-cell office:value-type="float" office:value="14.152">
                <text:p>14.1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607">
                <text:p>12.60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.161">
                <text:p>12.161</text:p>
              </table:table-cell>
              <table:table-cell office:value-type="float" office:value="12.429">
                <text:p>12.4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.045">
                <text:p>27.045</text:p>
              </table:table-cell>
              <table:table-cell office:value-type="float" office:value="109.511">
                <text:p>109.5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208">
                <text:p>11.208</text:p>
              </table:table-cell>
              <table:table-cell office:value-type="float" office:value="72.151">
                <text:p>72.1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156">
                <text:p>11.156</text:p>
              </table:table-cell>
              <table:table-cell office:value-type="float" office:value="119.501">
                <text:p>119.5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.236">
                <text:p>20.236</text:p>
              </table:table-cell>
              <table:table-cell office:value-type="float" office:value="112.517">
                <text:p>112.5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472">
                <text:p>19.472</text:p>
              </table:table-cell>
              <table:table-cell office:value-type="float" office:value="99.295">
                <text:p>99.2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.336">
                <text:p>12.336</text:p>
              </table:table-cell>
              <table:table-cell office:value-type="float" office:value="13.977">
                <text:p>13.9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109">
                <text:p>12.109</text:p>
              </table:table-cell>
              <table:table-cell office:value-type="float" office:value="84.84">
                <text:p>84.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.341">
                <text:p>11.341</text:p>
              </table:table-cell>
              <table:table-cell office:value-type="float" office:value="158.73">
                <text:p>158.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056">
                <text:p>11.056</text:p>
              </table:table-cell>
              <table:table-cell office:value-type="float" office:value="12.096">
                <text:p>12.0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356">
                <text:p>11.356</text:p>
              </table:table-cell>
              <table:table-cell office:value-type="float" office:value="13.152">
                <text:p>13.1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55">
                <text:p>11.55</text:p>
              </table:table-cell>
              <table:table-cell office:value-type="float" office:value="12.514">
                <text:p>12.5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.522">
                <text:p>17.522</text:p>
              </table:table-cell>
              <table:table-cell office:value-type="float" office:value="18.647">
                <text:p>18.6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873">
                <text:p>12.873</text:p>
              </table:table-cell>
              <table:table-cell office:value-type="float" office:value="13.206">
                <text:p>13.2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504">
                <text:p>11.504</text:p>
              </table:table-cell>
              <table:table-cell office:value-type="float" office:value="12.503">
                <text:p>12.5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444">
                <text:p>11.444</text:p>
              </table:table-cell>
              <table:table-cell office:value-type="float" office:value="12.482">
                <text:p>12.4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025">
                <text:p>12.025</text:p>
              </table:table-cell>
              <table:table-cell office:value-type="float" office:value="76.301">
                <text:p>76.3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.976">
                <text:p>21.976</text:p>
              </table:table-cell>
              <table:table-cell office:value-type="float" office:value="69.268">
                <text:p>69.2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123">
                <text:p>12.123</text:p>
              </table:table-cell>
              <table:table-cell office:value-type="float" office:value="103.843">
                <text:p>103.8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.671">
                <text:p>15.671</text:p>
              </table:table-cell>
              <table:table-cell office:value-type="float" office:value="92.946">
                <text:p>92.9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.188">
                <text:p>21.188</text:p>
              </table:table-cell>
              <table:table-cell office:value-type="float" office:value="81.791">
                <text:p>81.7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.744">
                <text:p>22.744</text:p>
              </table:table-cell>
              <table:table-cell office:value-type="float" office:value="66.521">
                <text:p>66.5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794">
                <text:p>14.794</text:p>
              </table:table-cell>
              <table:table-cell office:value-type="float" office:value="140.435">
                <text:p>140.4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.382">
                <text:p>11.382</text:p>
              </table:table-cell>
              <table:table-cell office:value-type="float" office:value="83.135">
                <text:p>83.1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362">
                <text:p>12.362</text:p>
              </table:table-cell>
              <table:table-cell office:value-type="float" office:value="12.144">
                <text:p>12.1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.155">
                <text:p>16.155</text:p>
              </table:table-cell>
              <table:table-cell office:value-type="float" office:value="14.061">
                <text:p>14.0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.973">
                <text:p>11.973</text:p>
              </table:table-cell>
              <table:table-cell office:value-type="float" office:value="12.858">
                <text:p>12.8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.562">
                <text:p>11.562</text:p>
              </table:table-cell>
              <table:table-cell office:value-type="float" office:value="12.938">
                <text:p>12.9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939">
                <text:p>11.939</text:p>
              </table:table-cell>
              <table:table-cell office:value-type="float" office:value="12.624">
                <text:p>12.6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.449">
                <text:p>11.449</text:p>
              </table:table-cell>
              <table:table-cell office:value-type="float" office:value="12.244">
                <text:p>12.2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757">
                <text:p>12.757</text:p>
              </table:table-cell>
              <table:table-cell office:value-type="float" office:value="14.229">
                <text:p>14.2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.363">
                <text:p>15.363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063">
                <text:p>12.063</text:p>
              </table:table-cell>
              <table:table-cell office:value-type="float" office:value="43.296">
                <text:p>43.2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393">
                <text:p>12.393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064">
                <text:p>12.064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183">
                <text:p>12.183</text:p>
              </table:table-cell>
              <table:table-cell office:value-type="float" office:value="17.367">
                <text:p>17.3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032">
                <text:p>11.032</text:p>
              </table:table-cell>
              <table:table-cell office:value-type="float" office:value="12.288">
                <text:p>12.2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667">
                <text:p>12.667</text:p>
              </table:table-cell>
              <table:table-cell office:value-type="float" office:value="13.554">
                <text:p>13.5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.465">
                <text:p>20.465</text:p>
              </table:table-cell>
              <table:table-cell office:value-type="float" office:value="107.472">
                <text:p>107.4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.017">
                <text:p>13.017</text:p>
              </table:table-cell>
              <table:table-cell office:value-type="float" office:value="12.944">
                <text:p>12.94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.849">
                <text:p>11.849</text:p>
              </table:table-cell>
              <table:table-cell office:value-type="float" office:value="13.195">
                <text:p>13.1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307">
                <text:p>12.307</text:p>
              </table:table-cell>
              <table:table-cell office:value-type="float" office:value="55.138">
                <text:p>55.1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.823">
                <text:p>10.823</text:p>
              </table:table-cell>
              <table:table-cell office:value-type="float" office:value="12.473">
                <text:p>12.4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835">
                <text:p>12.835</text:p>
              </table:table-cell>
              <table:table-cell office:value-type="float" office:value="14.285">
                <text:p>14.2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138">
                <text:p>11.13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133">
                <text:p>12.133</text:p>
              </table:table-cell>
              <table:table-cell office:value-type="float" office:value="13.239">
                <text:p>13.2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.778">
                <text:p>13.778</text:p>
              </table:table-cell>
              <table:table-cell office:value-type="float" office:value="14.323">
                <text:p>14.3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058">
                <text:p>12.058</text:p>
              </table:table-cell>
              <table:table-cell office:value-type="float" office:value="12.586">
                <text:p>12.5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561">
                <text:p>11.561</text:p>
              </table:table-cell>
              <table:table-cell office:value-type="float" office:value="13.017">
                <text:p>13.0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83">
                <text:p>13.83</text:p>
              </table:table-cell>
              <table:table-cell office:value-type="float" office:value="96.379">
                <text:p>96.3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524">
                <text:p>11.524</text:p>
              </table:table-cell>
              <table:table-cell office:value-type="float" office:value="106.237">
                <text:p>106.2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706">
                <text:p>11.706</text:p>
              </table:table-cell>
              <table:table-cell office:value-type="float" office:value="12.503">
                <text:p>12.5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9.664">
                <text:p>109.664</text:p>
              </table:table-cell>
              <table:table-cell office:value-type="float" office:value="1197.62">
                <text:p>1197.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.003">
                <text:p>36.003</text:p>
              </table:table-cell>
              <table:table-cell office:value-type="float" office:value="1103.042">
                <text:p>1103.0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827">
                <text:p>12.827</text:p>
              </table:table-cell>
              <table:table-cell office:value-type="float" office:value="1031.035">
                <text:p>1031.0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261">
                <text:p>11.261</text:p>
              </table:table-cell>
              <table:table-cell office:value-type="float" office:value="586.292">
                <text:p>586.2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.6">
                <text:p>15.6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.293">
                <text:p>12.293</text:p>
              </table:table-cell>
              <table:table-cell office:value-type="float" office:value="13.787">
                <text:p>13.7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.148">
                <text:p>26.148</text:p>
              </table:table-cell>
              <table:table-cell office:value-type="float" office:value="107.153">
                <text:p>107.1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275">
                <text:p>13.275</text:p>
              </table:table-cell>
              <table:table-cell office:value-type="float" office:value="118.577">
                <text:p>118.5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.316">
                <text:p>16.316</text:p>
              </table:table-cell>
              <table:table-cell office:value-type="float" office:value="106.788">
                <text:p>106.7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922">
                <text:p>10.922</text:p>
              </table:table-cell>
              <table:table-cell office:value-type="float" office:value="12.531">
                <text:p>12.5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831">
                <text:p>20.831</text:p>
              </table:table-cell>
              <table:table-cell office:value-type="float" office:value="77.754">
                <text:p>77.7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996">
                <text:p>20.996</text:p>
              </table:table-cell>
              <table:table-cell office:value-type="float" office:value="22.087">
                <text:p>22.0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002">
                <text:p>11.002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017">
                <text:p>12.017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363">
                <text:p>13.363</text:p>
              </table:table-cell>
              <table:table-cell office:value-type="float" office:value="14.361">
                <text:p>14.3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.109">
                <text:p>14.109</text:p>
              </table:table-cell>
              <table:table-cell office:value-type="float" office:value="13.345">
                <text:p>13.3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9.848">
                <text:p>89.848</text:p>
              </table:table-cell>
              <table:table-cell office:value-type="float" office:value="836.107">
                <text:p>836.1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.805">
                <text:p>15.805</text:p>
              </table:table-cell>
              <table:table-cell office:value-type="float" office:value="518.331">
                <text:p>518.3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036">
                <text:p>13.036</text:p>
              </table:table-cell>
              <table:table-cell office:value-type="float" office:value="13.864">
                <text:p>13.8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.906">
                <text:p>12.906</text:p>
              </table:table-cell>
              <table:table-cell office:value-type="float" office:value="13.967">
                <text:p>13.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6.837">
                <text:p>36.837</text:p>
              </table:table-cell>
              <table:table-cell office:value-type="float" office:value="111.924">
                <text:p>111.9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4.4">
                <text:p>34.4</text:p>
              </table:table-cell>
              <table:table-cell office:value-type="float" office:value="89.355">
                <text:p>89.3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986">
                <text:p>20.986</text:p>
              </table:table-cell>
              <table:table-cell office:value-type="float" office:value="22.808">
                <text:p>22.8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962">
                <text:p>13.962</text:p>
              </table:table-cell>
              <table:table-cell office:value-type="float" office:value="76.617">
                <text:p>76.6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.883">
                <text:p>12.883</text:p>
              </table:table-cell>
              <table:table-cell office:value-type="float" office:value="107.704">
                <text:p>107.7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473">
                <text:p>11.473</text:p>
              </table:table-cell>
              <table:table-cell office:value-type="float" office:value="112.413">
                <text:p>112.4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652">
                <text:p>13.652</text:p>
              </table:table-cell>
              <table:table-cell office:value-type="float" office:value="14.497">
                <text:p>14.4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.716">
                <text:p>11.716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.924">
                <text:p>16.924</text:p>
              </table:table-cell>
              <table:table-cell office:value-type="float" office:value="16.269">
                <text:p>16.2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267">
                <text:p>20.267</text:p>
              </table:table-cell>
              <table:table-cell office:value-type="float" office:value="21.287">
                <text:p>21.2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473">
                <text:p>17.473</text:p>
              </table:table-cell>
              <table:table-cell office:value-type="float" office:value="82.317">
                <text:p>82.3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963">
                <text:p>13.963</text:p>
              </table:table-cell>
              <table:table-cell office:value-type="float" office:value="15.359">
                <text:p>15.3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251">
                <text:p>13.251</text:p>
              </table:table-cell>
              <table:table-cell office:value-type="float" office:value="14.575">
                <text:p>14.5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975">
                <text:p>14.975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.058">
                <text:p>12.058</text:p>
              </table:table-cell>
              <table:table-cell office:value-type="float" office:value="13.132">
                <text:p>13.1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.702">
                <text:p>11.702</text:p>
              </table:table-cell>
              <table:table-cell office:value-type="float" office:value="13.031">
                <text:p>13.0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.706">
                <text:p>26.706</text:p>
              </table:table-cell>
              <table:table-cell office:value-type="float" office:value="107.659">
                <text:p>107.6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.549">
                <text:p>14.549</text:p>
              </table:table-cell>
              <table:table-cell office:value-type="float" office:value="114.586">
                <text:p>114.5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.477">
                <text:p>17.477</text:p>
              </table:table-cell>
              <table:table-cell office:value-type="float" office:value="18.768">
                <text:p>18.7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.381">
                <text:p>16.381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615">
                <text:p>13.615</text:p>
              </table:table-cell>
              <table:table-cell office:value-type="float" office:value="1001.294">
                <text:p>1001.2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.878">
                <text:p>11.878</text:p>
              </table:table-cell>
              <table:table-cell office:value-type="float" office:value="13.032">
                <text:p>13.0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252">
                <text:p>13.252</text:p>
              </table:table-cell>
              <table:table-cell office:value-type="float" office:value="11.584">
                <text:p>11.5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264">
                <text:p>13.264</text:p>
              </table:table-cell>
              <table:table-cell office:value-type="float" office:value="12.026">
                <text:p>12.0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.264">
                <text:p>16.264</text:p>
              </table:table-cell>
              <table:table-cell office:value-type="float" office:value="86.738">
                <text:p>86.7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.879">
                <text:p>11.879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53">
                <text:p>13.53</text:p>
              </table:table-cell>
              <table:table-cell office:value-type="float" office:value="14.425">
                <text:p>14.4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.045">
                <text:p>15.045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.046">
                <text:p>15.046</text:p>
              </table:table-cell>
              <table:table-cell office:value-type="float" office:value="15.423">
                <text:p>15.4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.928">
                <text:p>14.928</text:p>
              </table:table-cell>
              <table:table-cell office:value-type="float" office:value="15.254">
                <text:p>15.2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.989">
                <text:p>14.989</text:p>
              </table:table-cell>
              <table:table-cell office:value-type="float" office:value="13.413">
                <text:p>13.4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739">
                <text:p>11.739</text:p>
              </table:table-cell>
              <table:table-cell office:value-type="float" office:value="26.999">
                <text:p>26.9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6.486">
                <text:p>36.4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163">
                <text:p>13.163</text:p>
              </table:table-cell>
              <table:table-cell office:value-type="float" office:value="14.897">
                <text:p>14.8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.577">
                <text:p>12.577</text:p>
              </table:table-cell>
              <table:table-cell office:value-type="float" office:value="13.324">
                <text:p>13.3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.271">
                <text:p>12.271</text:p>
              </table:table-cell>
              <table:table-cell office:value-type="float" office:value="13.931">
                <text:p>13.9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234">
                <text:p>14.234</text:p>
              </table:table-cell>
              <table:table-cell office:value-type="float" office:value="15.123">
                <text:p>15.1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589">
                <text:p>14.589</text:p>
              </table:table-cell>
              <table:table-cell office:value-type="float" office:value="15.384">
                <text:p>15.3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4.161">
                <text:p>24.161</text:p>
              </table:table-cell>
              <table:table-cell office:value-type="float" office:value="102.932">
                <text:p>102.9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.144">
                <text:p>12.144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319">
                <text:p>11.319</text:p>
              </table:table-cell>
              <table:table-cell office:value-type="float" office:value="12.603">
                <text:p>12.6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.017">
                <text:p>12.017</text:p>
              </table:table-cell>
              <table:table-cell office:value-type="float" office:value="13.108">
                <text:p>13.1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.297">
                <text:p>13.297</text:p>
              </table:table-cell>
              <table:table-cell office:value-type="float" office:value="10.464">
                <text:p>10.4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.001">
                <text:p>16.001</text:p>
              </table:table-cell>
              <table:table-cell office:value-type="float" office:value="17.573">
                <text:p>17.5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4.662">
                <text:p>34.662</text:p>
              </table:table-cell>
              <table:table-cell office:value-type="float" office:value="104.291">
                <text:p>104.2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.538">
                <text:p>16.538</text:p>
              </table:table-cell>
              <table:table-cell office:value-type="float" office:value="18.586">
                <text:p>18.5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.133">
                <text:p>17.133</text:p>
              </table:table-cell>
              <table:table-cell office:value-type="float" office:value="16.519">
                <text:p>16.5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.882">
                <text:p>13.882</text:p>
              </table:table-cell>
              <table:table-cell office:value-type="float" office:value="16.422">
                <text:p>16.4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561">
                <text:p>11.561</text:p>
              </table:table-cell>
              <table:table-cell office:value-type="float" office:value="12.923">
                <text:p>12.9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12">
                <text:p>11.12</text:p>
              </table:table-cell>
              <table:table-cell office:value-type="float" office:value="11.719">
                <text:p>11.7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.42">
                <text:p>12.42</text:p>
              </table:table-cell>
              <table:table-cell office:value-type="float" office:value="14.051">
                <text:p>14.0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.641">
                <text:p>13.641</text:p>
              </table:table-cell>
              <table:table-cell office:value-type="float" office:value="15.288">
                <text:p>15.2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.126">
                <text:p>13.126</text:p>
              </table:table-cell>
              <table:table-cell office:value-type="float" office:value="89.555">
                <text:p>89.5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.245">
                <text:p>13.245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.306">
                <text:p>12.306</text:p>
              </table:table-cell>
              <table:table-cell office:value-type="float" office:value="12.749">
                <text:p>12.7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703">
                <text:p>11.703</text:p>
              </table:table-cell>
              <table:table-cell office:value-type="float" office:value="12.649">
                <text:p>12.6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.047">
                <text:p>18.047</text:p>
              </table:table-cell>
              <table:table-cell office:value-type="float" office:value="19.436">
                <text:p>19.4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.627">
                <text:p>18.627</text:p>
              </table:table-cell>
              <table:table-cell office:value-type="float" office:value="17.394">
                <text:p>17.3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162">
                <text:p>14.162</text:p>
              </table:table-cell>
              <table:table-cell office:value-type="float" office:value="11.721">
                <text:p>11.7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.946">
                <text:p>16.946</text:p>
              </table:table-cell>
              <table:table-cell office:value-type="float" office:value="18.515">
                <text:p>18.5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717">
                <text:p>11.717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.166">
                <text:p>12.166</text:p>
              </table:table-cell>
              <table:table-cell office:value-type="float" office:value="13.043">
                <text:p>13.0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.481">
                <text:p>15.481</text:p>
              </table:table-cell>
              <table:table-cell office:value-type="float" office:value="15.081">
                <text:p>15.0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.738">
                <text:p>12.738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.627">
                <text:p>13.627</text:p>
              </table:table-cell>
              <table:table-cell office:value-type="float" office:value="13.847">
                <text:p>13.8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.231">
                <text:p>12.231</text:p>
              </table:table-cell>
              <table:table-cell office:value-type="float" office:value="87.152">
                <text:p>87.1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799">
                <text:p>14.799</text:p>
              </table:table-cell>
              <table:table-cell office:value-type="float" office:value="15.722">
                <text:p>15.7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564">
                <text:p>11.56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514">
                <text:p>14.514</text:p>
              </table:table-cell>
              <table:table-cell office:value-type="float" office:value="14.189">
                <text:p>14.1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.257">
                <text:p>16.257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.328">
                <text:p>16.328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891">
                <text:p>11.891</text:p>
              </table:table-cell>
              <table:table-cell office:value-type="float" office:value="11.755">
                <text:p>11.7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.174">
                <text:p>12.174</text:p>
              </table:table-cell>
              <table:table-cell office:value-type="float" office:value="13.029">
                <text:p>13.0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.665">
                <text:p>12.665</text:p>
              </table:table-cell>
              <table:table-cell office:value-type="float" office:value="13.968">
                <text:p>13.9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.421">
                <text:p>11.421</text:p>
              </table:table-cell>
              <table:table-cell office:value-type="float" office:value="11.788">
                <text:p>11.7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.113">
                <text:p>11.113</text:p>
              </table:table-cell>
              <table:table-cell office:value-type="float" office:value="11.686">
                <text:p>11.68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.619">
                <text:p>15.619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899">
                <text:p>14.899</text:p>
              </table:table-cell>
              <table:table-cell office:value-type="float" office:value="11.617">
                <text:p>11.6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.957">
                <text:p>12.957</text:p>
              </table:table-cell>
              <table:table-cell office:value-type="float" office:value="14.563">
                <text:p>14.5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3.198">
                <text:p>213.198</text:p>
              </table:table-cell>
              <table:table-cell office:value-type="float" office:value="14.306">
                <text:p>14.30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.048">
                <text:p>13.048</text:p>
              </table:table-cell>
              <table:table-cell office:value-type="float" office:value="12.855">
                <text:p>12.8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.949">
                <text:p>17.949</text:p>
              </table:table-cell>
              <table:table-cell office:value-type="float" office:value="14.877">
                <text:p>14.8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945">
                <text:p>11.945</text:p>
              </table:table-cell>
              <table:table-cell office:value-type="float" office:value="11.592">
                <text:p>11.59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.083">
                <text:p>25.083</text:p>
              </table:table-cell>
              <table:table-cell office:value-type="float" office:value="112.034">
                <text:p>112.0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.524">
                <text:p>11.524</text:p>
              </table:table-cell>
              <table:table-cell office:value-type="float" office:value="27.851">
                <text:p>27.8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.156">
                <text:p>11.156</text:p>
              </table:table-cell>
              <table:table-cell office:value-type="float" office:value="12.064">
                <text:p>12.0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.271">
                <text:p>18.271</text:p>
              </table:table-cell>
              <table:table-cell office:value-type="float" office:value="11.503">
                <text:p>11.5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.091">
                <text:p>17.091</text:p>
              </table:table-cell>
              <table:table-cell office:value-type="float" office:value="18.314">
                <text:p>18.3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.145">
                <text:p>14.145</text:p>
              </table:table-cell>
              <table:table-cell office:value-type="float" office:value="15.558">
                <text:p>15.5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.674">
                <text:p>12.674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786">
                <text:p>11.786</text:p>
              </table:table-cell>
              <table:table-cell office:value-type="float" office:value="13.114">
                <text:p>13.1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.511">
                <text:p>16.511</text:p>
              </table:table-cell>
              <table:table-cell office:value-type="float" office:value="30.737">
                <text:p>30.7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621">
                <text:p>11.621</text:p>
              </table:table-cell>
              <table:table-cell office:value-type="float" office:value="12.207">
                <text:p>12.2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.757">
                <text:p>11.757</text:p>
              </table:table-cell>
              <table:table-cell office:value-type="float" office:value="11.461">
                <text:p>11.46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781">
                <text:p>25.781</text:p>
              </table:table-cell>
              <table:table-cell office:value-type="float" office:value="111.756">
                <text:p>111.7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.85">
                <text:p>11.85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.992">
                <text:p>17.992</text:p>
              </table:table-cell>
              <table:table-cell office:value-type="float" office:value="16.261">
                <text:p>16.2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.549">
                <text:p>24.549</text:p>
              </table:table-cell>
              <table:table-cell office:value-type="float" office:value="97.184">
                <text:p>97.1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.315">
                <text:p>12.315</text:p>
              </table:table-cell>
              <table:table-cell office:value-type="float" office:value="12.408">
                <text:p>12.4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.325">
                <text:p>20.325</text:p>
              </table:table-cell>
              <table:table-cell office:value-type="float" office:value="100.462">
                <text:p>100.46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.197">
                <text:p>13.197</text:p>
              </table:table-cell>
              <table:table-cell office:value-type="float" office:value="110.186">
                <text:p>110.1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.603">
                <text:p>14.603</text:p>
              </table:table-cell>
              <table:table-cell office:value-type="float" office:value="15.089">
                <text:p>15.0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.155">
                <text:p>12.155</text:p>
              </table:table-cell>
              <table:table-cell office:value-type="float" office:value="11.799">
                <text:p>11.7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62">
                <text:p>11.62</text:p>
              </table:table-cell>
              <table:table-cell office:value-type="float" office:value="12.171">
                <text:p>12.1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34">
                <text:p>15.34</text:p>
              </table:table-cell>
              <table:table-cell office:value-type="float" office:value="13.022">
                <text:p>13.0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.155">
                <text:p>13.155</text:p>
              </table:table-cell>
              <table:table-cell office:value-type="float" office:value="12.448">
                <text:p>12.4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105">
                <text:p>12.105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.679">
                <text:p>11.679</text:p>
              </table:table-cell>
              <table:table-cell office:value-type="float" office:value="11.699">
                <text:p>11.6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002">
                <text:p>12.002</text:p>
              </table:table-cell>
              <table:table-cell office:value-type="float" office:value="12.166">
                <text:p>12.1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.333">
                <text:p>18.333</text:p>
              </table:table-cell>
              <table:table-cell office:value-type="float" office:value="15.224">
                <text:p>15.2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9.673">
                <text:p>29.673</text:p>
              </table:table-cell>
              <table:table-cell office:value-type="float" office:value="109.201">
                <text:p>109.2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.474">
                <text:p>11.474</text:p>
              </table:table-cell>
              <table:table-cell office:value-type="float" office:value="12.368">
                <text:p>12.3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.507">
                <text:p>11.507</text:p>
              </table:table-cell>
              <table:table-cell office:value-type="float" office:value="11.833">
                <text:p>11.8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201">
                <text:p>15.201</text:p>
              </table:table-cell>
              <table:table-cell office:value-type="float" office:value="15.485">
                <text:p>15.4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.218">
                <text:p>14.218</text:p>
              </table:table-cell>
              <table:table-cell office:value-type="float" office:value="65.145">
                <text:p>65.1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.704">
                <text:p>14.704</text:p>
              </table:table-cell>
              <table:table-cell office:value-type="float" office:value="16.383">
                <text:p>16.3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.061">
                <text:p>18.061</text:p>
              </table:table-cell>
              <table:table-cell office:value-type="float" office:value="14.904">
                <text:p>14.90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.138">
                <text:p>18.138</text:p>
              </table:table-cell>
              <table:table-cell office:value-type="float" office:value="84.52">
                <text:p>84.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.462">
                <text:p>23.462</text:p>
              </table:table-cell>
              <table:table-cell office:value-type="float" office:value="73.602">
                <text:p>73.6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.776">
                <text:p>11.776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.118">
                <text:p>17.118</text:p>
              </table:table-cell>
              <table:table-cell office:value-type="float" office:value="99.944">
                <text:p>99.9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312">
                <text:p>15.312</text:p>
              </table:table-cell>
              <table:table-cell office:value-type="float" office:value="109.597">
                <text:p>109.5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.321">
                <text:p>13.321</text:p>
              </table:table-cell>
              <table:table-cell office:value-type="float" office:value="12.825">
                <text:p>12.8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.03">
                <text:p>12.03</text:p>
              </table:table-cell>
              <table:table-cell office:value-type="float" office:value="12.828">
                <text:p>12.8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.9">
                <text:p>11.9</text:p>
              </table:table-cell>
              <table:table-cell office:value-type="float" office:value="12.064">
                <text:p>12.0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.185">
                <text:p>12.185</text:p>
              </table:table-cell>
              <table:table-cell office:value-type="float" office:value="12.526">
                <text:p>12.5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.643">
                <text:p>12.643</text:p>
              </table:table-cell>
              <table:table-cell office:value-type="float" office:value="13.157">
                <text:p>13.1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.986">
                <text:p>17.986</text:p>
              </table:table-cell>
              <table:table-cell office:value-type="float" office:value="42.464">
                <text:p>42.4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9.371">
                <text:p>19.371</text:p>
              </table:table-cell>
              <table:table-cell office:value-type="float" office:value="71.712">
                <text:p>71.7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.244">
                <text:p>13.244</text:p>
              </table:table-cell>
              <table:table-cell office:value-type="float" office:value="72.331">
                <text:p>72.33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79">
                <text:p>20.79</text:p>
              </table:table-cell>
              <table:table-cell office:value-type="float" office:value="58.82">
                <text:p>58.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.649">
                <text:p>11.649</text:p>
              </table:table-cell>
              <table:table-cell office:value-type="float" office:value="76.316">
                <text:p>76.3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.539">
                <text:p>14.539</text:p>
              </table:table-cell>
              <table:table-cell office:value-type="float" office:value="145.643">
                <text:p>145.64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.619">
                <text:p>11.619</text:p>
              </table:table-cell>
              <table:table-cell office:value-type="float" office:value="11.902">
                <text:p>11.9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.212">
                <text:p>16.212</text:p>
              </table:table-cell>
              <table:table-cell office:value-type="float" office:value="99.536">
                <text:p>99.5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.426">
                <text:p>13.426</text:p>
              </table:table-cell>
              <table:table-cell office:value-type="float" office:value="14.249">
                <text:p>14.2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.722">
                <text:p>11.722</text:p>
              </table:table-cell>
              <table:table-cell office:value-type="float" office:value="45.739">
                <text:p>45.7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3.639">
                <text:p>23.639</text:p>
              </table:table-cell>
              <table:table-cell office:value-type="float" office:value="24.012">
                <text:p>24.0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085">
                <text:p>20.085</text:p>
              </table:table-cell>
              <table:table-cell office:value-type="float" office:value="20.329">
                <text:p>20.3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.792">
                <text:p>18.792</text:p>
              </table:table-cell>
              <table:table-cell office:value-type="float" office:value="19.097">
                <text:p>19.0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.43">
                <text:p>14.43</text:p>
              </table:table-cell>
              <table:table-cell office:value-type="float" office:value="67.731">
                <text:p>67.7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.576">
                <text:p>11.576</text:p>
              </table:table-cell>
              <table:table-cell office:value-type="float" office:value="113.784">
                <text:p>113.78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.373">
                <text:p>18.373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.368">
                <text:p>12.368</text:p>
              </table:table-cell>
              <table:table-cell office:value-type="float" office:value="51.747">
                <text:p>51.7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.412">
                <text:p>12.412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.249">
                <text:p>11.249</text:p>
              </table:table-cell>
              <table:table-cell office:value-type="float" office:value="12.086">
                <text:p>12.0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.869">
                <text:p>10.869</text:p>
              </table:table-cell>
              <table:table-cell office:value-type="float" office:value="11.888">
                <text:p>11.8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.742">
                <text:p>11.742</text:p>
              </table:table-cell>
              <table:table-cell office:value-type="float" office:value="12.736">
                <text:p>12.7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.83">
                <text:p>11.83</text:p>
              </table:table-cell>
              <table:table-cell office:value-type="float" office:value="10.575">
                <text:p>10.5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.3">
                <text:p>12.3</text:p>
              </table:table-cell>
              <table:table-cell office:value-type="float" office:value="13.203">
                <text:p>13.2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.861">
                <text:p>12.861</text:p>
              </table:table-cell>
              <table:table-cell office:value-type="float" office:value="12.916">
                <text:p>12.9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.088">
                <text:p>13.088</text:p>
              </table:table-cell>
              <table:table-cell office:value-type="float" office:value="13.319">
                <text:p>13.3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.771">
                <text:p>12.771</text:p>
              </table:table-cell>
              <table:table-cell office:value-type="float" office:value="72.836">
                <text:p>72.8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.501">
                <text:p>11.501</text:p>
              </table:table-cell>
              <table:table-cell office:value-type="float" office:value="83.125">
                <text:p>83.1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.135">
                <text:p>12.135</text:p>
              </table:table-cell>
              <table:table-cell office:value-type="float" office:value="11.913">
                <text:p>11.9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.348">
                <text:p>13.348</text:p>
              </table:table-cell>
              <table:table-cell office:value-type="float" office:value="14.917">
                <text:p>14.9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.811">
                <text:p>13.811</text:p>
              </table:table-cell>
              <table:table-cell office:value-type="float" office:value="14.792">
                <text:p>14.7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.8">
                <text:p>20.8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.848">
                <text:p>13.848</text:p>
              </table:table-cell>
              <table:table-cell office:value-type="float" office:value="109.173">
                <text:p>109.17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.892">
                <text:p>12.892</text:p>
              </table:table-cell>
              <table:table-cell office:value-type="float" office:value="62.311">
                <text:p>62.3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.536">
                <text:p>11.536</text:p>
              </table:table-cell>
              <table:table-cell office:value-type="float" office:value="12.114">
                <text:p>12.1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.615">
                <text:p>13.615</text:p>
              </table:table-cell>
              <table:table-cell office:value-type="float" office:value="15.113">
                <text:p>15.1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.115">
                <text:p>13.115</text:p>
              </table:table-cell>
              <table:table-cell office:value-type="float" office:value="12.682">
                <text:p>12.68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.524">
                <text:p>12.524</text:p>
              </table:table-cell>
              <table:table-cell office:value-type="float" office:value="12.332">
                <text:p>12.3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193">
                <text:p>13.193</text:p>
              </table:table-cell>
              <table:table-cell office:value-type="float" office:value="13.018">
                <text:p>13.0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.663">
                <text:p>12.663</text:p>
              </table:table-cell>
              <table:table-cell office:value-type="float" office:value="12.974">
                <text:p>12.9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.325">
                <text:p>13.32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.038">
                <text:p>14.038</text:p>
              </table:table-cell>
              <table:table-cell office:value-type="float" office:value="13.202">
                <text:p>13.2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.069">
                <text:p>18.069</text:p>
              </table:table-cell>
              <table:table-cell office:value-type="float" office:value="19.519">
                <text:p>19.5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.311">
                <text:p>12.311</text:p>
              </table:table-cell>
              <table:table-cell office:value-type="float" office:value="14.218">
                <text:p>14.2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.553">
                <text:p>16.553</text:p>
              </table:table-cell>
              <table:table-cell office:value-type="float" office:value="12.223">
                <text:p>12.2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4.02">
                <text:p>24.02</text:p>
              </table:table-cell>
              <table:table-cell office:value-type="float" office:value="22.174">
                <text:p>22.1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3.967">
                <text:p>23.967</text:p>
              </table:table-cell>
              <table:table-cell office:value-type="float" office:value="118.539">
                <text:p>118.5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.901">
                <text:p>11.901</text:p>
              </table:table-cell>
              <table:table-cell office:value-type="float" office:value="110.207">
                <text:p>110.2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4.937">
                <text:p>44.937</text:p>
              </table:table-cell>
              <table:table-cell office:value-type="float" office:value="42.827">
                <text:p>42.8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.192">
                <text:p>15.192</text:p>
              </table:table-cell>
              <table:table-cell office:value-type="float" office:value="21.265">
                <text:p>21.2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.157">
                <text:p>12.157</text:p>
              </table:table-cell>
              <table:table-cell office:value-type="float" office:value="13.067">
                <text:p>13.0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.188">
                <text:p>12.188</text:p>
              </table:table-cell>
              <table:table-cell office:value-type="float" office:value="11.997">
                <text:p>11.9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9.659">
                <text:p>29.659</text:p>
              </table:table-cell>
              <table:table-cell office:value-type="float" office:value="1049.093">
                <text:p>1049.0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.087">
                <text:p>14.087</text:p>
              </table:table-cell>
              <table:table-cell office:value-type="float" office:value="13.346">
                <text:p>13.3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.88">
                <text:p>16.88</text:p>
              </table:table-cell>
              <table:table-cell office:value-type="float" office:value="17.067">
                <text:p>17.0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153">
                <text:p>11.153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.337">
                <text:p>11.337</text:p>
              </table:table-cell>
              <table:table-cell office:value-type="float" office:value="11.917">
                <text:p>11.9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.913">
                <text:p>16.913</text:p>
              </table:table-cell>
              <table:table-cell office:value-type="float" office:value="15.333">
                <text:p>15.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.831">
                <text:p>11.831</text:p>
              </table:table-cell>
              <table:table-cell office:value-type="float" office:value="12.091">
                <text:p>12.0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.853">
                <text:p>12.853</text:p>
              </table:table-cell>
              <table:table-cell office:value-type="float" office:value="12.169">
                <text:p>12.1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.25">
                <text:p>19.25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.188">
                <text:p>12.188</text:p>
              </table:table-cell>
              <table:table-cell office:value-type="float" office:value="12.382">
                <text:p>12.3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.596">
                <text:p>16.596</text:p>
              </table:table-cell>
              <table:table-cell office:value-type="float" office:value="17.449">
                <text:p>17.4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1.683">
                <text:p>21.68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.239">
                <text:p>12.239</text:p>
              </table:table-cell>
              <table:table-cell office:value-type="float" office:value="13.449">
                <text:p>13.4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.651">
                <text:p>11.651</text:p>
              </table:table-cell>
              <table:table-cell office:value-type="float" office:value="11.946">
                <text:p>11.94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6.58">
                <text:p>46.58</text:p>
              </table:table-cell>
              <table:table-cell office:value-type="float" office:value="110.835">
                <text:p>110.8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.938">
                <text:p>11.938</text:p>
              </table:table-cell>
              <table:table-cell office:value-type="float" office:value="110.033">
                <text:p>110.0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9.538">
                <text:p>19.538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.731">
                <text:p>12.731</text:p>
              </table:table-cell>
              <table:table-cell office:value-type="float" office:value="14.118">
                <text:p>14.1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.616">
                <text:p>20.616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.337">
                <text:p>11.337</text:p>
              </table:table-cell>
              <table:table-cell office:value-type="float" office:value="12.034">
                <text:p>12.0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.23">
                <text:p>12.23</text:p>
              </table:table-cell>
              <table:table-cell office:value-type="float" office:value="11.962">
                <text:p>11.96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.785">
                <text:p>17.785</text:p>
              </table:table-cell>
              <table:table-cell office:value-type="float" office:value="18.533">
                <text:p>18.5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.812">
                <text:p>11.812</text:p>
              </table:table-cell>
              <table:table-cell office:value-type="float" office:value="12.638">
                <text:p>12.63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.833">
                <text:p>15.833</text:p>
              </table:table-cell>
              <table:table-cell office:value-type="float" office:value="55.237">
                <text:p>55.23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.631">
                <text:p>12.631</text:p>
              </table:table-cell>
              <table:table-cell office:value-type="float" office:value="109.491">
                <text:p>109.4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.241">
                <text:p>14.241</text:p>
              </table:table-cell>
              <table:table-cell office:value-type="float" office:value="12.167">
                <text:p>12.16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.337">
                <text:p>17.337</text:p>
              </table:table-cell>
              <table:table-cell office:value-type="float" office:value="16.384">
                <text:p>16.3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.7">
                <text:p>14.7</text:p>
              </table:table-cell>
              <table:table-cell office:value-type="float" office:value="33.314">
                <text:p>33.3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.594">
                <text:p>11.594</text:p>
              </table:table-cell>
              <table:table-cell office:value-type="float" office:value="12.347">
                <text:p>12.3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.373">
                <text:p>11.373</text:p>
              </table:table-cell>
              <table:table-cell office:value-type="float" office:value="11.778">
                <text:p>11.7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.215">
                <text:p>12.215</text:p>
              </table:table-cell>
              <table:table-cell office:value-type="float" office:value="12.297">
                <text:p>12.29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.504">
                <text:p>28.504</text:p>
              </table:table-cell>
              <table:table-cell office:value-type="float" office:value="112.277">
                <text:p>112.2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.748">
                <text:p>20.748</text:p>
              </table:table-cell>
              <table:table-cell office:value-type="float" office:value="21.595">
                <text:p>21.5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.574">
                <text:p>16.574</text:p>
              </table:table-cell>
              <table:table-cell office:value-type="float" office:value="15.637">
                <text:p>15.63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.988">
                <text:p>17.988</text:p>
              </table:table-cell>
              <table:table-cell office:value-type="float" office:value="15.423">
                <text:p>15.4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.929">
                <text:p>11.929</text:p>
              </table:table-cell>
              <table:table-cell office:value-type="float" office:value="12.241">
                <text:p>12.24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.874">
                <text:p>14.874</text:p>
              </table:table-cell>
              <table:table-cell office:value-type="float" office:value="13.545">
                <text:p>13.5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.928">
                <text:p>12.928</text:p>
              </table:table-cell>
              <table:table-cell office:value-type="float" office:value="13.362">
                <text:p>13.3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.527">
                <text:p>11.527</text:p>
              </table:table-cell>
              <table:table-cell office:value-type="float" office:value="12.039">
                <text:p>12.0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.894">
                <text:p>11.894</text:p>
              </table:table-cell>
              <table:table-cell office:value-type="float" office:value="12.223">
                <text:p>12.2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.183">
                <text:p>14.183</text:p>
              </table:table-cell>
              <table:table-cell office:value-type="float" office:value="13.319">
                <text:p>13.3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.228">
                <text:p>12.228</text:p>
              </table:table-cell>
              <table:table-cell office:value-type="float" office:value="12.581">
                <text:p>12.5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.305">
                <text:p>12.305</text:p>
              </table:table-cell>
              <table:table-cell office:value-type="float" office:value="13.736">
                <text:p>13.7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.691">
                <text:p>12.691</text:p>
              </table:table-cell>
              <table:table-cell office:value-type="float" office:value="13.363">
                <text:p>13.3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.468">
                <text:p>11.468</text:p>
              </table:table-cell>
              <table:table-cell office:value-type="float" office:value="11.801">
                <text:p>11.8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.023">
                <text:p>12.023</text:p>
              </table:table-cell>
              <table:table-cell office:value-type="float" office:value="12.909">
                <text:p>12.9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.897">
                <text:p>14.897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.943">
                <text:p>12.943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.543">
                <text:p>12.543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.598">
                <text:p>11.598</text:p>
              </table:table-cell>
              <table:table-cell office:value-type="float" office:value="12.026">
                <text:p>12.0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.696">
                <text:p>18.696</text:p>
              </table:table-cell>
              <table:table-cell office:value-type="float" office:value="99.191">
                <text:p>99.1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49">
                <text:p>14.49</text:p>
              </table:table-cell>
              <table:table-cell office:value-type="float" office:value="77.667">
                <text:p>77.6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.767">
                <text:p>12.767</text:p>
              </table:table-cell>
              <table:table-cell office:value-type="float" office:value="12.835">
                <text:p>12.8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.619">
                <text:p>11.619</text:p>
              </table:table-cell>
              <table:table-cell office:value-type="float" office:value="12.336">
                <text:p>12.3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.163">
                <text:p>14.163</text:p>
              </table:table-cell>
              <table:table-cell office:value-type="float" office:value="15.187">
                <text:p>15.1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.002">
                <text:p>16.002</text:p>
              </table:table-cell>
              <table:table-cell office:value-type="float" office:value="15.891">
                <text:p>15.8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.135">
                <text:p>13.135</text:p>
              </table:table-cell>
              <table:table-cell office:value-type="float" office:value="13.996">
                <text:p>13.9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5.33">
                <text:p>25.33</text:p>
              </table:table-cell>
              <table:table-cell office:value-type="float" office:value="103.764">
                <text:p>103.7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3.397">
                <text:p>43.397</text:p>
              </table:table-cell>
              <table:table-cell office:value-type="float" office:value="92.995">
                <text:p>92.9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752">
                <text:p>14.752</text:p>
              </table:table-cell>
              <table:table-cell office:value-type="float" office:value="107.394">
                <text:p>107.39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.94">
                <text:p>17.94</text:p>
              </table:table-cell>
              <table:table-cell office:value-type="float" office:value="14.183">
                <text:p>14.1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.947">
                <text:p>11.947</text:p>
              </table:table-cell>
              <table:table-cell office:value-type="float" office:value="13.676">
                <text:p>13.6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.571">
                <text:p>12.571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.08">
                <text:p>11.08</text:p>
              </table:table-cell>
              <table:table-cell office:value-type="float" office:value="12.248">
                <text:p>12.2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.177">
                <text:p>12.177</text:p>
              </table:table-cell>
              <table:table-cell office:value-type="float" office:value="12.888">
                <text:p>12.8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.722">
                <text:p>19.722</text:p>
              </table:table-cell>
              <table:table-cell office:value-type="float" office:value="18.934">
                <text:p>18.9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.646">
                <text:p>14.646</text:p>
              </table:table-cell>
              <table:table-cell office:value-type="float" office:value="11.662">
                <text:p>11.6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.114">
                <text:p>16.114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.68">
                <text:p>11.68</text:p>
              </table:table-cell>
              <table:table-cell office:value-type="float" office:value="11.741">
                <text:p>11.7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.993">
                <text:p>11.993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.094">
                <text:p>16.094</text:p>
              </table:table-cell>
              <table:table-cell office:value-type="float" office:value="101.321">
                <text:p>101.3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.4">
                <text:p>12.4</text:p>
              </table:table-cell>
              <table:table-cell office:value-type="float" office:value="11.798">
                <text:p>11.7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.232">
                <text:p>16.232</text:p>
              </table:table-cell>
              <table:table-cell office:value-type="float" office:value="17.338">
                <text:p>17.3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.465">
                <text:p>11.465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.373">
                <text:p>12.373</text:p>
              </table:table-cell>
              <table:table-cell office:value-type="float" office:value="88.054">
                <text:p>88.0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.886">
                <text:p>12.886</text:p>
              </table:table-cell>
              <table:table-cell office:value-type="float" office:value="132.977">
                <text:p>132.9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2.255">
                <text:p>22.255</text:p>
              </table:table-cell>
              <table:table-cell office:value-type="float" office:value="128.976">
                <text:p>128.9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.692">
                <text:p>11.692</text:p>
              </table:table-cell>
              <table:table-cell office:value-type="float" office:value="34.529">
                <text:p>34.52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.681">
                <text:p>11.681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.33">
                <text:p>12.33</text:p>
              </table:table-cell>
              <table:table-cell office:value-type="float" office:value="17.871">
                <text:p>17.87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.535">
                <text:p>12.535</text:p>
              </table:table-cell>
              <table:table-cell office:value-type="float" office:value="13.078">
                <text:p>13.07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.458">
                <text:p>12.458</text:p>
              </table:table-cell>
              <table:table-cell office:value-type="float" office:value="74.495">
                <text:p>74.4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.113">
                <text:p>12.113</text:p>
              </table:table-cell>
              <table:table-cell office:value-type="float" office:value="12.648">
                <text:p>12.64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.645">
                <text:p>12.645</text:p>
              </table:table-cell>
              <table:table-cell office:value-type="float" office:value="12.217">
                <text:p>12.2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.348">
                <text:p>11.348</text:p>
              </table:table-cell>
              <table:table-cell office:value-type="float" office:value="11.804">
                <text:p>11.80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.117">
                <text:p>13.117</text:p>
              </table:table-cell>
              <table:table-cell office:value-type="float" office:value="82.863">
                <text:p>82.8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.704">
                <text:p>11.704</text:p>
              </table:table-cell>
              <table:table-cell office:value-type="float" office:value="84.089">
                <text:p>84.0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.379">
                <text:p>12.379</text:p>
              </table:table-cell>
              <table:table-cell office:value-type="float" office:value="12.261">
                <text:p>12.2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.483">
                <text:p>12.483</text:p>
              </table:table-cell>
              <table:table-cell office:value-type="float" office:value="12.203">
                <text:p>12.2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.731">
                <text:p>11.731</text:p>
              </table:table-cell>
              <table:table-cell office:value-type="float" office:value="12.293">
                <text:p>12.29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.282">
                <text:p>12.282</text:p>
              </table:table-cell>
              <table:table-cell office:value-type="float" office:value="13.461">
                <text:p>13.4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.805">
                <text:p>12.805</text:p>
              </table:table-cell>
              <table:table-cell office:value-type="float" office:value="13.027">
                <text:p>13.0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.99">
                <text:p>11.99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.826">
                <text:p>12.826</text:p>
              </table:table-cell>
              <table:table-cell office:value-type="float" office:value="55.188">
                <text:p>55.1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1.213">
                <text:p>61.213</text:p>
              </table:table-cell>
              <table:table-cell office:value-type="float" office:value="104.506">
                <text:p>104.5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.454">
                <text:p>13.454</text:p>
              </table:table-cell>
              <table:table-cell office:value-type="float" office:value="11.996">
                <text:p>11.9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3.03">
                <text:p>13.0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.066">
                <text:p>12.066</text:p>
              </table:table-cell>
              <table:table-cell office:value-type="float" office:value="139.417">
                <text:p>139.4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.708">
                <text:p>12.708</text:p>
              </table:table-cell>
              <table:table-cell office:value-type="float" office:value="13.763">
                <text:p>13.7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.385">
                <text:p>12.385</text:p>
              </table:table-cell>
              <table:table-cell office:value-type="float" office:value="12.537">
                <text:p>12.5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.225">
                <text:p>12.225</text:p>
              </table:table-cell>
              <table:table-cell office:value-type="float" office:value="12.521">
                <text:p>12.5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.365">
                <text:p>12.365</text:p>
              </table:table-cell>
              <table:table-cell office:value-type="float" office:value="12.237">
                <text:p>12.2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.021">
                <text:p>12.021</text:p>
              </table:table-cell>
              <table:table-cell office:value-type="float" office:value="12.325">
                <text:p>12.3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.262">
                <text:p>11.262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.953">
                <text:p>11.953</text:p>
              </table:table-cell>
              <table:table-cell office:value-type="float" office:value="12.388">
                <text:p>12.3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.115">
                <text:p>12.115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.691">
                <text:p>11.691</text:p>
              </table:table-cell>
              <table:table-cell office:value-type="float" office:value="12.395">
                <text:p>12.3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.467">
                <text:p>12.467</text:p>
              </table:table-cell>
              <table:table-cell office:value-type="float" office:value="12.144">
                <text:p>12.1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.847">
                <text:p>11.84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.336">
                <text:p>12.336</text:p>
              </table:table-cell>
              <table:table-cell office:value-type="float" office:value="12.132">
                <text:p>12.1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.447">
                <text:p>11.447</text:p>
              </table:table-cell>
              <table:table-cell office:value-type="float" office:value="12.348">
                <text:p>12.3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.736">
                <text:p>12.736</text:p>
              </table:table-cell>
              <table:table-cell office:value-type="float" office:value="13.282">
                <text:p>13.28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.496">
                <text:p>13.496</text:p>
              </table:table-cell>
              <table:table-cell office:value-type="float" office:value="12.521">
                <text:p>12.5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.158">
                <text:p>12.158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.508">
                <text:p>11.508</text:p>
              </table:table-cell>
              <table:table-cell office:value-type="float" office:value="90.655">
                <text:p>90.6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.543">
                <text:p>11.543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.611">
                <text:p>12.611</text:p>
              </table:table-cell>
              <table:table-cell office:value-type="float" office:value="13.424">
                <text:p>13.4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.178">
                <text:p>12.178</text:p>
              </table:table-cell>
              <table:table-cell office:value-type="float" office:value="12.525">
                <text:p>12.5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.93">
                <text:p>11.93</text:p>
              </table:table-cell>
              <table:table-cell office:value-type="float" office:value="83.224">
                <text:p>83.2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.813">
                <text:p>12.813</text:p>
              </table:table-cell>
              <table:table-cell office:value-type="float" office:value="13.684">
                <text:p>13.6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.866">
                <text:p>11.866</text:p>
              </table:table-cell>
              <table:table-cell office:value-type="float" office:value="13.553">
                <text:p>13.55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.147">
                <text:p>13.147</text:p>
              </table:table-cell>
              <table:table-cell office:value-type="float" office:value="13.152">
                <text:p>13.1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.463">
                <text:p>12.463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.884">
                <text:p>11.884</text:p>
              </table:table-cell>
              <table:table-cell office:value-type="float" office:value="12.532">
                <text:p>12.5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.417">
                <text:p>11.417</text:p>
              </table:table-cell>
              <table:table-cell office:value-type="float" office:value="12.731">
                <text:p>12.73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.801">
                <text:p>12.801</text:p>
              </table:table-cell>
              <table:table-cell office:value-type="float" office:value="13.509">
                <text:p>13.5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.356">
                <text:p>14.356</text:p>
              </table:table-cell>
              <table:table-cell office:value-type="float" office:value="15.268">
                <text:p>15.2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.683">
                <text:p>13.683</text:p>
              </table:table-cell>
              <table:table-cell office:value-type="float" office:value="15.312">
                <text:p>15.3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.044">
                <text:p>13.044</text:p>
              </table:table-cell>
              <table:table-cell office:value-type="float" office:value="14.724">
                <text:p>14.7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3.707">
                <text:p>13.707</text:p>
              </table:table-cell>
              <table:table-cell office:value-type="float" office:value="14.863">
                <text:p>14.86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.671">
                <text:p>12.671</text:p>
              </table:table-cell>
              <table:table-cell office:value-type="float" office:value="13.269">
                <text:p>13.2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.275">
                <text:p>12.275</text:p>
              </table:table-cell>
              <table:table-cell office:value-type="float" office:value="12.999">
                <text:p>12.9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.168">
                <text:p>12.168</text:p>
              </table:table-cell>
              <table:table-cell office:value-type="float" office:value="13.056">
                <text:p>13.0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.67">
                <text:p>12.67</text:p>
              </table:table-cell>
              <table:table-cell office:value-type="float" office:value="42.352">
                <text:p>42.3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.314">
                <text:p>12.314</text:p>
              </table:table-cell>
              <table:table-cell office:value-type="float" office:value="125.159">
                <text:p>125.1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.524">
                <text:p>12.524</text:p>
              </table:table-cell>
              <table:table-cell office:value-type="float" office:value="113.331">
                <text:p>113.3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34.52">
                <text:p>434.52</text:p>
              </table:table-cell>
              <table:table-cell office:value-type="float" office:value="33.748">
                <text:p>33.7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.972">
                <text:p>11.972</text:p>
              </table:table-cell>
              <table:table-cell office:value-type="float" office:value="13.091">
                <text:p>13.0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.215">
                <text:p>13.215</text:p>
              </table:table-cell>
              <table:table-cell office:value-type="float" office:value="14.538">
                <text:p>14.5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.615">
                <text:p>11.615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">
                <text:p>13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.148">
                <text:p>13.148</text:p>
              </table:table-cell>
              <table:table-cell office:value-type="float" office:value="14.783">
                <text:p>14.7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.866">
                <text:p>12.866</text:p>
              </table:table-cell>
              <table:table-cell office:value-type="float" office:value="13.765">
                <text:p>13.7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.215">
                <text:p>12.215</text:p>
              </table:table-cell>
              <table:table-cell office:value-type="float" office:value="15.285">
                <text:p>15.2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.051">
                <text:p>13.051</text:p>
              </table:table-cell>
              <table:table-cell office:value-type="float" office:value="113.232">
                <text:p>113.23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.601">
                <text:p>13.601</text:p>
              </table:table-cell>
              <table:table-cell office:value-type="float" office:value="14.526">
                <text:p>14.52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.539">
                <text:p>12.539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.895">
                <text:p>12.895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.214">
                <text:p>12.214</text:p>
              </table:table-cell>
              <table:table-cell office:value-type="float" office:value="47.439">
                <text:p>47.43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.221">
                <text:p>14.221</text:p>
              </table:table-cell>
              <table:table-cell office:value-type="float" office:value="13.408">
                <text:p>13.4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.601">
                <text:p>12.601</text:p>
              </table:table-cell>
              <table:table-cell office:value-type="float" office:value="13.131">
                <text:p>13.13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.845">
                <text:p>11.845</text:p>
              </table:table-cell>
              <table:table-cell office:value-type="float" office:value="17.968">
                <text:p>17.96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.793">
                <text:p>14.793</text:p>
              </table:table-cell>
              <table:table-cell office:value-type="float" office:value="15.792">
                <text:p>15.7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.451">
                <text:p>13.451</text:p>
              </table:table-cell>
              <table:table-cell office:value-type="float" office:value="23.333">
                <text:p>23.3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.886">
                <text:p>12.886</text:p>
              </table:table-cell>
              <table:table-cell office:value-type="float" office:value="13.615">
                <text:p>13.6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3.577">
                <text:p>13.577</text:p>
              </table:table-cell>
              <table:table-cell office:value-type="float" office:value="14.577">
                <text:p>14.5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8.82">
                <text:p>28.82</text:p>
              </table:table-cell>
              <table:table-cell office:value-type="float" office:value="110.267">
                <text:p>110.26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.266">
                <text:p>12.266</text:p>
              </table:table-cell>
              <table:table-cell office:value-type="float" office:value="13.407">
                <text:p>13.4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.836">
                <text:p>12.836</text:p>
              </table:table-cell>
              <table:table-cell office:value-type="float" office:value="14.078">
                <text:p>14.07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3.073">
                <text:p>23.073</text:p>
              </table:table-cell>
              <table:table-cell office:value-type="float" office:value="108.592">
                <text:p>108.59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.54">
                <text:p>12.54</text:p>
              </table:table-cell>
              <table:table-cell office:value-type="float" office:value="19.106">
                <text:p>19.1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.966">
                <text:p>12.966</text:p>
              </table:table-cell>
              <table:table-cell office:value-type="float" office:value="21.23">
                <text:p>21.2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.473">
                <text:p>12.473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.041">
                <text:p>13.041</text:p>
              </table:table-cell>
              <table:table-cell office:value-type="float" office:value="13.405">
                <text:p>13.4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2.996">
                <text:p>12.996</text:p>
              </table:table-cell>
              <table:table-cell office:value-type="float" office:value="13.854">
                <text:p>13.8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.877">
                <text:p>11.877</text:p>
              </table:table-cell>
              <table:table-cell office:value-type="float" office:value="13.396">
                <text:p>13.3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2.79">
                <text:p>12.79</text:p>
              </table:table-cell>
              <table:table-cell office:value-type="float" office:value="13.379">
                <text:p>13.37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.231">
                <text:p>16.231</text:p>
              </table:table-cell>
              <table:table-cell office:value-type="float" office:value="16.258">
                <text:p>16.2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.231">
                <text:p>16.231</text:p>
              </table:table-cell>
              <table:table-cell office:value-type="float" office:value="16.258">
                <text:p>16.25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.783">
                <text:p>34.783</text:p>
              </table:table-cell>
              <table:table-cell office:value-type="float" office:value="114.061">
                <text:p>114.0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.771">
                <text:p>16.771</text:p>
              </table:table-cell>
              <table:table-cell office:value-type="float" office:value="81.225">
                <text:p>81.2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.26">
                <text:p>16.26</text:p>
              </table:table-cell>
              <table:table-cell office:value-type="float" office:value="117.047">
                <text:p>117.04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1.419">
                <text:p>41.419</text:p>
              </table:table-cell>
              <table:table-cell office:value-type="float" office:value="112.578">
                <text:p>112.57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0.635">
                <text:p>40.635</text:p>
              </table:table-cell>
              <table:table-cell office:value-type="float" office:value="91.304">
                <text:p>91.3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.034">
                <text:p>13.034</text:p>
              </table:table-cell>
              <table:table-cell office:value-type="float" office:value="117.677">
                <text:p>117.67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.324">
                <text:p>17.324</text:p>
              </table:table-cell>
              <table:table-cell office:value-type="float" office:value="23.002">
                <text:p>23.0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3.689">
                <text:p>13.689</text:p>
              </table:table-cell>
              <table:table-cell office:value-type="float" office:value="15.323">
                <text:p>15.32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2.422">
                <text:p>12.422</text:p>
              </table:table-cell>
              <table:table-cell office:value-type="float" office:value="29.814">
                <text:p>29.8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2.839">
                <text:p>12.839</text:p>
              </table:table-cell>
              <table:table-cell office:value-type="float" office:value="66.22">
                <text:p>66.2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.654">
                <text:p>12.654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.487">
                <text:p>21.487</text:p>
              </table:table-cell>
              <table:table-cell office:value-type="float" office:value="106.552">
                <text:p>106.55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.416">
                <text:p>11.416</text:p>
              </table:table-cell>
              <table:table-cell office:value-type="float" office:value="102.043">
                <text:p>102.04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.554">
                <text:p>13.554</text:p>
              </table:table-cell>
              <table:table-cell office:value-type="float" office:value="14.293">
                <text:p>14.29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.747">
                <text:p>13.74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.48">
                <text:p>12.48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.376">
                <text:p>12.376</text:p>
              </table:table-cell>
              <table:table-cell office:value-type="float" office:value="13.614">
                <text:p>13.6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2.517">
                <text:p>12.517</text:p>
              </table:table-cell>
              <table:table-cell office:value-type="float" office:value="13.849">
                <text:p>13.84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3.796">
                <text:p>13.796</text:p>
              </table:table-cell>
              <table:table-cell office:value-type="float" office:value="15.355">
                <text:p>15.3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.426">
                <text:p>14.426</text:p>
              </table:table-cell>
              <table:table-cell office:value-type="float" office:value="66.485">
                <text:p>66.48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3.591">
                <text:p>13.591</text:p>
              </table:table-cell>
              <table:table-cell office:value-type="float" office:value="55.979">
                <text:p>55.97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4.339">
                <text:p>24.339</text:p>
              </table:table-cell>
              <table:table-cell office:value-type="float" office:value="110.78">
                <text:p>110.7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.701">
                <text:p>12.701</text:p>
              </table:table-cell>
              <table:table-cell office:value-type="float" office:value="14.072">
                <text:p>14.07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.196">
                <text:p>13.196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.561">
                <text:p>12.561</text:p>
              </table:table-cell>
              <table:table-cell office:value-type="float" office:value="13.583">
                <text:p>13.58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.953">
                <text:p>12.953</text:p>
              </table:table-cell>
              <table:table-cell office:value-type="float" office:value="13.784">
                <text:p>13.78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.153">
                <text:p>12.153</text:p>
              </table:table-cell>
              <table:table-cell office:value-type="float" office:value="13.374">
                <text:p>13.37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.882">
                <text:p>12.882</text:p>
              </table:table-cell>
              <table:table-cell office:value-type="float" office:value="56.325">
                <text:p>56.3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2.356">
                <text:p>12.356</text:p>
              </table:table-cell>
              <table:table-cell office:value-type="float" office:value="13.421">
                <text:p>13.42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2.518">
                <text:p>12.518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3.158">
                <text:p>13.158</text:p>
              </table:table-cell>
              <table:table-cell office:value-type="float" office:value="76.458">
                <text:p>76.45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.884">
                <text:p>13.884</text:p>
              </table:table-cell>
              <table:table-cell office:value-type="float" office:value="14.502">
                <text:p>14.50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.255">
                <text:p>13.255</text:p>
              </table:table-cell>
              <table:table-cell office:value-type="float" office:value="14.535">
                <text:p>14.53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.333">
                <text:p>12.333</text:p>
              </table:table-cell>
              <table:table-cell office:value-type="float" office:value="13.391">
                <text:p>13.3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3.041">
                <text:p>13.041</text:p>
              </table:table-cell>
              <table:table-cell office:value-type="float" office:value="94.473">
                <text:p>94.47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2.818">
                <text:p>12.818</text:p>
              </table:table-cell>
              <table:table-cell office:value-type="float" office:value="101.481">
                <text:p>101.4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.073">
                <text:p>12.073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.901">
                <text:p>15.90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.509">
                <text:p>13.509</text:p>
              </table:table-cell>
              <table:table-cell office:value-type="float" office:value="13.699">
                <text:p>13.69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.288">
                <text:p>13.288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3.85">
                <text:p>13.85</text:p>
              </table:table-cell>
              <table:table-cell office:value-type="float" office:value="65.825">
                <text:p>65.82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0.473">
                <text:p>20.473</text:p>
              </table:table-cell>
              <table:table-cell office:value-type="float" office:value="21.511">
                <text:p>21.51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9.272">
                <text:p>39.272</text:p>
              </table:table-cell>
              <table:table-cell office:value-type="float" office:value="112.196">
                <text:p>112.19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2.609">
                <text:p>12.609</text:p>
              </table:table-cell>
              <table:table-cell office:value-type="float" office:value="13.463">
                <text:p>13.46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3.983">
                <text:p>13.983</text:p>
              </table:table-cell>
              <table:table-cell office:value-type="float" office:value="15.115">
                <text:p>15.1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.997">
                <text:p>12.997</text:p>
              </table:table-cell>
              <table:table-cell office:value-type="float" office:value="77.962">
                <text:p>77.96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.545">
                <text:p>12.545</text:p>
              </table:table-cell>
              <table:table-cell office:value-type="float" office:value="14.057">
                <text:p>14.05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3.529">
                <text:p>13.529</text:p>
              </table:table-cell>
              <table:table-cell office:value-type="float" office:value="13.599">
                <text:p>13.59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3.242">
                <text:p>13.242</text:p>
              </table:table-cell>
              <table:table-cell office:value-type="float" office:value="58.931">
                <text:p>58.93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.981">
                <text:p>12.981</text:p>
              </table:table-cell>
              <table:table-cell office:value-type="float" office:value="142.545">
                <text:p>142.5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3.644">
                <text:p>13.644</text:p>
              </table:table-cell>
              <table:table-cell office:value-type="float" office:value="36.298">
                <text:p>36.2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.851">
                <text:p>15.851</text:p>
              </table:table-cell>
              <table:table-cell office:value-type="float" office:value="20.438">
                <text:p>20.43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6.693">
                <text:p>36.693</text:p>
              </table:table-cell>
              <table:table-cell office:value-type="float" office:value="142.541">
                <text:p>142.54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3.772">
                <text:p>13.772</text:p>
              </table:table-cell>
              <table:table-cell office:value-type="float" office:value="96.13">
                <text:p>96.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2.247">
                <text:p>12.247</text:p>
              </table:table-cell>
              <table:table-cell office:value-type="float" office:value="13.727">
                <text:p>13.72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3.734">
                <text:p>13.734</text:p>
              </table:table-cell>
              <table:table-cell office:value-type="float" office:value="14.535">
                <text:p>14.53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.942">
                <text:p>12.942</text:p>
              </table:table-cell>
              <table:table-cell office:value-type="float" office:value="30.264">
                <text:p>30.26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.621">
                <text:p>13.621</text:p>
              </table:table-cell>
              <table:table-cell office:value-type="float" office:value="15.269">
                <text:p>15.26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.186">
                <text:p>13.186</text:p>
              </table:table-cell>
              <table:table-cell office:value-type="float" office:value="14.611">
                <text:p>14.61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.979">
                <text:p>12.979</text:p>
              </table:table-cell>
              <table:table-cell office:value-type="float" office:value="14.196">
                <text:p>14.19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.338">
                <text:p>14.338</text:p>
              </table:table-cell>
              <table:table-cell office:value-type="float" office:value="15.142">
                <text:p>15.14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8.061">
                <text:p>18.061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1.292">
                <text:p>31.292</text:p>
              </table:table-cell>
              <table:table-cell office:value-type="float" office:value="115.253">
                <text:p>115.25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.356">
                <text:p>21.356</text:p>
              </table:table-cell>
              <table:table-cell office:value-type="float" office:value="91.916">
                <text:p>91.91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.215">
                <text:p>17.215</text:p>
              </table:table-cell>
              <table:table-cell office:value-type="float" office:value="124.61">
                <text:p>124.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.7">
                <text:p>13.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42.938">
                <text:p>442.938</text:p>
              </table:table-cell>
              <table:table-cell office:value-type="float" office:value="934.256">
                <text:p>934.25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1">
                <text:p>101</text:p>
              </table:table-cell>
              <table:table-cell office:value-type="float" office:value="581.156">
                <text:p>581.15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.253">
                <text:p>18.253</text:p>
              </table:table-cell>
              <table:table-cell office:value-type="float" office:value="473.054">
                <text:p>473.05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9.788">
                <text:p>29.788</text:p>
              </table:table-cell>
              <table:table-cell office:value-type="float" office:value="66.021">
                <text:p>66.02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.674">
                <text:p>12.674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.868">
                <text:p>12.868</text:p>
              </table:table-cell>
              <table:table-cell office:value-type="float" office:value="13.578">
                <text:p>13.57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4.084">
                <text:p>14.084</text:p>
              </table:table-cell>
              <table:table-cell office:value-type="float" office:value="15.281">
                <text:p>15.28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.087">
                <text:p>17.087</text:p>
              </table:table-cell>
              <table:table-cell office:value-type="float" office:value="76.16">
                <text:p>76.1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.948">
                <text:p>12.948</text:p>
              </table:table-cell>
              <table:table-cell office:value-type="float" office:value="14.027">
                <text:p>14.02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3.132">
                <text:p>13.132</text:p>
              </table:table-cell>
              <table:table-cell office:value-type="float" office:value="13.747">
                <text:p>13.74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.588">
                <text:p>13.588</text:p>
              </table:table-cell>
              <table:table-cell office:value-type="float" office:value="15.372">
                <text:p>15.37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5.008">
                <text:p>25.008</text:p>
              </table:table-cell>
              <table:table-cell office:value-type="float" office:value="111.773">
                <text:p>111.77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3.217">
                <text:p>13.217</text:p>
              </table:table-cell>
              <table:table-cell office:value-type="float" office:value="14.629">
                <text:p>14.62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.533">
                <text:p>12.533</text:p>
              </table:table-cell>
              <table:table-cell office:value-type="float" office:value="13.535">
                <text:p>13.53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2.599">
                <text:p>12.599</text:p>
              </table:table-cell>
              <table:table-cell office:value-type="float" office:value="13.555">
                <text:p>13.55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0.095">
                <text:p>20.095</text:p>
              </table:table-cell>
              <table:table-cell office:value-type="float" office:value="94.828">
                <text:p>94.82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3.108">
                <text:p>13.108</text:p>
              </table:table-cell>
              <table:table-cell office:value-type="float" office:value="14.339">
                <text:p>14.33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.942">
                <text:p>12.942</text:p>
              </table:table-cell>
              <table:table-cell office:value-type="float" office:value="13.518">
                <text:p>13.51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6.242">
                <text:p>26.242</text:p>
              </table:table-cell>
              <table:table-cell office:value-type="float" office:value="111.551">
                <text:p>111.5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.37">
                <text:p>16.37</text:p>
              </table:table-cell>
              <table:table-cell office:value-type="float" office:value="87.847">
                <text:p>87.84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.495">
                <text:p>13.495</text:p>
              </table:table-cell>
              <table:table-cell office:value-type="float" office:value="133.525">
                <text:p>133.5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.727">
                <text:p>16.727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.915">
                <text:p>17.915</text:p>
              </table:table-cell>
              <table:table-cell office:value-type="float" office:value="33.863">
                <text:p>33.86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3.17">
                <text:p>13.17</text:p>
              </table:table-cell>
              <table:table-cell office:value-type="float" office:value="14.365">
                <text:p>14.36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.647">
                <text:p>15.647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5.648">
                <text:p>45.648</text:p>
              </table:table-cell>
              <table:table-cell office:value-type="float" office:value="110.191">
                <text:p>110.1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3.158">
                <text:p>13.158</text:p>
              </table:table-cell>
              <table:table-cell office:value-type="float" office:value="13.976">
                <text:p>13.97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3.812">
                <text:p>13.812</text:p>
              </table:table-cell>
              <table:table-cell office:value-type="float" office:value="93.326">
                <text:p>93.32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3.201">
                <text:p>13.201</text:p>
              </table:table-cell>
              <table:table-cell office:value-type="float" office:value="153.906">
                <text:p>153.90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.422">
                <text:p>14.422</text:p>
              </table:table-cell>
              <table:table-cell office:value-type="float" office:value="34.937">
                <text:p>34.93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1.526">
                <text:p>21.526</text:p>
              </table:table-cell>
              <table:table-cell office:value-type="float" office:value="1224.271">
                <text:p>1224.27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3.083">
                <text:p>13.083</text:p>
              </table:table-cell>
              <table:table-cell office:value-type="float" office:value="858.429">
                <text:p>858.4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3.749">
                <text:p>13.749</text:p>
              </table:table-cell>
              <table:table-cell office:value-type="float" office:value="514.227">
                <text:p>514.22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3.267">
                <text:p>13.267</text:p>
              </table:table-cell>
              <table:table-cell office:value-type="float" office:value="408.316">
                <text:p>408.3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.318">
                <text:p>15.318</text:p>
              </table:table-cell>
              <table:table-cell office:value-type="float" office:value="315.444">
                <text:p>315.44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3.514">
                <text:p>13.514</text:p>
              </table:table-cell>
              <table:table-cell office:value-type="float" office:value="203.786">
                <text:p>203.78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.175">
                <text:p>14.175</text:p>
              </table:table-cell>
              <table:table-cell office:value-type="float" office:value="62.089">
                <text:p>62.08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.503">
                <text:p>12.503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3.299">
                <text:p>13.299</text:p>
              </table:table-cell>
              <table:table-cell office:value-type="float" office:value="14.968">
                <text:p>14.9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.223">
                <text:p>22.223</text:p>
              </table:table-cell>
              <table:table-cell office:value-type="float" office:value="630.968">
                <text:p>630.9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.329">
                <text:p>16.329</text:p>
              </table:table-cell>
              <table:table-cell office:value-type="float" office:value="519.097">
                <text:p>519.0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.128">
                <text:p>17.128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9.636">
                <text:p>19.636</text:p>
              </table:table-cell>
              <table:table-cell office:value-type="float" office:value="20.848">
                <text:p>20.84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3.527">
                <text:p>33.527</text:p>
              </table:table-cell>
              <table:table-cell office:value-type="float" office:value="111.919">
                <text:p>111.91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.455">
                <text:p>15.455</text:p>
              </table:table-cell>
              <table:table-cell office:value-type="float" office:value="118.53">
                <text:p>118.5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3.66">
                <text:p>13.66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0.76">
                <text:p>20.76</text:p>
              </table:table-cell>
              <table:table-cell office:value-type="float" office:value="1213.912">
                <text:p>1213.91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1.52">
                <text:p>41.52</text:p>
              </table:table-cell>
              <table:table-cell office:value-type="float" office:value="1220.003">
                <text:p>1220.00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.285">
                <text:p>17.285</text:p>
              </table:table-cell>
              <table:table-cell office:value-type="float" office:value="1138.422">
                <text:p>1138.42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0.961">
                <text:p>20.961</text:p>
              </table:table-cell>
              <table:table-cell office:value-type="float" office:value="1040.957">
                <text:p>1040.9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9.768">
                <text:p>19.768</text:p>
              </table:table-cell>
              <table:table-cell office:value-type="float" office:value="947.058">
                <text:p>947.05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.634">
                <text:p>15.634</text:p>
              </table:table-cell>
              <table:table-cell office:value-type="float" office:value="101.584">
                <text:p>101.58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3.911">
                <text:p>13.911</text:p>
              </table:table-cell>
              <table:table-cell office:value-type="float" office:value="14.579">
                <text:p>14.57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.964">
                <text:p>22.964</text:p>
              </table:table-cell>
              <table:table-cell office:value-type="float" office:value="107.297">
                <text:p>107.29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3.686">
                <text:p>13.686</text:p>
              </table:table-cell>
              <table:table-cell office:value-type="float" office:value="57.595">
                <text:p>57.59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.91">
                <text:p>18.91</text:p>
              </table:table-cell>
              <table:table-cell office:value-type="float" office:value="99.034">
                <text:p>99.03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.888">
                <text:p>12.888</text:p>
              </table:table-cell>
              <table:table-cell office:value-type="float" office:value="44.739">
                <text:p>44.7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9.597">
                <text:p>19.597</text:p>
              </table:table-cell>
              <table:table-cell office:value-type="float" office:value="138.288">
                <text:p>138.28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.178">
                <text:p>12.178</text:p>
              </table:table-cell>
              <table:table-cell office:value-type="float" office:value="35.39">
                <text:p>35.3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.428">
                <text:p>14.428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.476">
                <text:p>14.476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.599">
                <text:p>13.599</text:p>
              </table:table-cell>
              <table:table-cell office:value-type="float" office:value="14.085">
                <text:p>14.08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3.462">
                <text:p>13.462</text:p>
              </table:table-cell>
              <table:table-cell office:value-type="float" office:value="14.005">
                <text:p>14.0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0.445">
                <text:p>20.445</text:p>
              </table:table-cell>
              <table:table-cell office:value-type="float" office:value="105.27">
                <text:p>105.2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3.462">
                <text:p>13.462</text:p>
              </table:table-cell>
              <table:table-cell office:value-type="float" office:value="14.253">
                <text:p>14.25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3.443">
                <text:p>13.443</text:p>
              </table:table-cell>
              <table:table-cell office:value-type="float" office:value="17.057">
                <text:p>17.05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.623">
                <text:p>12.623</text:p>
              </table:table-cell>
              <table:table-cell office:value-type="float" office:value="13.685">
                <text:p>13.6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.928">
                <text:p>12.928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.416">
                <text:p>16.416</text:p>
              </table:table-cell>
              <table:table-cell office:value-type="float" office:value="106.495">
                <text:p>106.49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3.171">
                <text:p>13.171</text:p>
              </table:table-cell>
              <table:table-cell office:value-type="float" office:value="147.046">
                <text:p>147.04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4.099">
                <text:p>24.099</text:p>
              </table:table-cell>
              <table:table-cell office:value-type="float" office:value="137.748">
                <text:p>137.74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3.503">
                <text:p>13.503</text:p>
              </table:table-cell>
              <table:table-cell office:value-type="float" office:value="14.808">
                <text:p>14.80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.372">
                <text:p>13.372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.213">
                <text:p>12.213</text:p>
              </table:table-cell>
              <table:table-cell office:value-type="float" office:value="37.539">
                <text:p>37.53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.88">
                <text:p>12.88</text:p>
              </table:table-cell>
              <table:table-cell office:value-type="float" office:value="13.419">
                <text:p>13.41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9.16">
                <text:p>19.16</text:p>
              </table:table-cell>
              <table:table-cell office:value-type="float" office:value="19.377">
                <text:p>19.37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.874">
                <text:p>13.874</text:p>
              </table:table-cell>
              <table:table-cell office:value-type="float" office:value="14.183">
                <text:p>14.18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.966">
                <text:p>11.966</text:p>
              </table:table-cell>
              <table:table-cell office:value-type="float" office:value="13.345">
                <text:p>13.3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.664">
                <text:p>13.664</text:p>
              </table:table-cell>
              <table:table-cell office:value-type="float" office:value="88.547">
                <text:p>88.54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.23">
                <text:p>14.23</text:p>
              </table:table-cell>
              <table:table-cell office:value-type="float" office:value="146.37">
                <text:p>146.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.499">
                <text:p>13.499</text:p>
              </table:table-cell>
              <table:table-cell office:value-type="float" office:value="92.176">
                <text:p>92.17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.382">
                <text:p>12.382</text:p>
              </table:table-cell>
              <table:table-cell office:value-type="float" office:value="13.917">
                <text:p>13.91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.418">
                <text:p>14.418</text:p>
              </table:table-cell>
              <table:table-cell office:value-type="float" office:value="31.482">
                <text:p>31.48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.173">
                <text:p>14.173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.998">
                <text:p>14.998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5.513">
                <text:p>25.513</text:p>
              </table:table-cell>
              <table:table-cell office:value-type="float" office:value="104.768">
                <text:p>104.7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.6">
                <text:p>12.6</text:p>
              </table:table-cell>
              <table:table-cell office:value-type="float" office:value="13.524">
                <text:p>13.52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.425">
                <text:p>12.425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6.013">
                <text:p>106.013</text:p>
              </table:table-cell>
              <table:table-cell office:value-type="float" office:value="112.845">
                <text:p>112.84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3.219">
                <text:p>13.219</text:p>
              </table:table-cell>
              <table:table-cell office:value-type="float" office:value="13.945">
                <text:p>13.94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0.176">
                <text:p>20.176</text:p>
              </table:table-cell>
              <table:table-cell office:value-type="float" office:value="107.273">
                <text:p>107.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